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8764in"/>
    </style:style>
    <style:style style:name="co8" style:family="table-column">
      <style:table-column-properties fo:break-before="auto" style:column-width="0.420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9634in"/>
    </style:style>
    <style:style style:name="co12" style:family="table-column">
      <style:table-column-properties fo:break-before="auto" style:column-width="0.7772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1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Home</text:p>
          </table:table-cell>
          <table:table-cell office:value-type="string">
            <text:p>Away</text:p>
          </table:table-cell>
          <table:table-cell office:value-type="string">
            <text:p>elapsedTime</text:p>
          </table:table-cell>
          <table:table-cell table:number-columns-repeated="2"/>
          <table:table-cell office:value-type="string">
            <text:p>gameNumber</text:p>
          </table:table-cell>
          <table:table-cell office:value-type="string">
            <text:p>gameTime</text:p>
          </table:table-cell>
          <table:table-cell office:value-type="string">
            <text:p>avgGameTime</text:p>
          </table:table-cell>
          <table:table-cell office:value-type="string">
            <text:p>runningAvg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time" office:time-value="PT02H22M00S">
            <text:p>02:22:0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2]*24*60" office:value-type="float" office:value="142">
            <text:p>142</text:p>
          </table:table-cell>
          <table:table-cell table:formula="of:=AVERAGE([.J2:.J2500])" office:value-type="float" office:value="175.526740237691">
            <text:p>175.5267402377</text:p>
          </table:table-cell>
          <table:table-cell table:formula="of:=SUM([.J$2:.J2])/[.I2]" office:value-type="float" office:value="142">
            <text:p>1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ana</text:p>
          </table:table-cell>
          <table:table-cell office:value-type="string">
            <text:p>mi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3]*24*60" office:value-type="float" office:value="160">
            <text:p>160</text:p>
          </table:table-cell>
          <table:table-cell/>
          <table:table-cell table:formula="of:=SUM([.J$2:.J3])/[.I3]" office:value-type="float" office:value="151">
            <text:p>1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string">
            <text:p>2:36</text:p>
          </table:table-cell>
          <table:table-cell office:value-type="string">
            <text:p>(:59</text:p>
          </table:table-cell>
          <table:table-cell office:value-type="string">
            <text:p>delay)</text:p>
          </table:table-cell>
          <table:table-cell office:value-type="float" office:value="3">
            <text:p>3</text:p>
          </table:table-cell>
          <table:table-cell table:formula="of:=[.F4]*24*60" office:value-type="float" office:value="156">
            <text:p>156</text:p>
          </table:table-cell>
          <table:table-cell/>
          <table:table-cell table:formula="of:=SUM([.J$2:.J4])/[.I4]" office:value-type="float" office:value="152.666666666667">
            <text:p>152.666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F5]*24*60" office:value-type="float" office:value="201">
            <text:p>201</text:p>
          </table:table-cell>
          <table:table-cell/>
          <table:table-cell table:formula="of:=SUM([.J$2:.J5])/[.I5]" office:value-type="float" office:value="164.75">
            <text:p>164.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hou</text:p>
          </table:table-cell>
          <table:table-cell office:value-type="string">
            <text:p>sd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F6]*24*60" office:value-type="float" office:value="173">
            <text:p>173</text:p>
          </table:table-cell>
          <table:table-cell/>
          <table:table-cell table:formula="of:=SUM([.J$2:.J6])/[.I6]" office:value-type="float" office:value="166.4">
            <text:p>166.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3:37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[.F7]*24*60" office:value-type="float" office:value="217">
            <text:p>217</text:p>
          </table:table-cell>
          <table:table-cell/>
          <table:table-cell table:formula="of:=SUM([.J$2:.J7])/[.I7]" office:value-type="float" office:value="174.833333333333">
            <text:p>174.8333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2:59</text:p>
          </table:table-cell>
          <table:table-cell office:value-type="string">
            <text:p>(1:30</text:p>
          </table:table-cell>
          <table:table-cell office:value-type="string">
            <text:p>delay)</text:p>
          </table:table-cell>
          <table:table-cell office:value-type="float" office:value="7">
            <text:p>7</text:p>
          </table:table-cell>
          <table:table-cell table:formula="of:=[.F8]*24*60" office:value-type="float" office:value="179">
            <text:p>179</text:p>
          </table:table-cell>
          <table:table-cell/>
          <table:table-cell table:formula="of:=SUM([.J$2:.J8])/[.I8]" office:value-type="float" office:value="175.428571428571">
            <text:p>175.42857142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F9]*24*60" office:value-type="float" office:value="173">
            <text:p>173</text:p>
          </table:table-cell>
          <table:table-cell/>
          <table:table-cell table:formula="of:=SUM([.J$2:.J9])/[.I9]" office:value-type="float" office:value="175.125">
            <text:p>175.1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pit</text:p>
          </table:table-cell>
          <table:table-cell office:value-type="string">
            <text:p>atl</text:p>
          </table:table-cell>
          <table:table-cell office:value-type="string">
            <text:p>4:28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[.F10]*24*60" office:value-type="float" office:value="268">
            <text:p>268</text:p>
          </table:table-cell>
          <table:table-cell/>
          <table:table-cell table:formula="of:=SUM([.J$2:.J10])/[.I10]" office:value-type="float" office:value="185.444444444444">
            <text:p>185.44444444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F11]*24*60" office:value-type="float" office:value="161">
            <text:p>161</text:p>
          </table:table-cell>
          <table:table-cell/>
          <table:table-cell table:formula="of:=SUM([.J$2:.J11])/[.I11]" office:value-type="float" office:value="183">
            <text:p>1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F12]*24*60" office:value-type="float" office:value="151">
            <text:p>151</text:p>
          </table:table-cell>
          <table:table-cell/>
          <table:table-cell table:formula="of:=SUM([.J$2:.J12])/[.I12]" office:value-type="float" office:value="180.090909090909">
            <text:p>180.09090909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[.F13]*24*60" office:value-type="float" office:value="192">
            <text:p>192</text:p>
          </table:table-cell>
          <table:table-cell/>
          <table:table-cell table:formula="of:=SUM([.J$2:.J13])/[.I13]" office:value-type="float" office:value="181.083333333333">
            <text:p>181.083333333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[.F14]*24*60" office:value-type="float" office:value="176">
            <text:p>176</text:p>
          </table:table-cell>
          <table:table-cell/>
          <table:table-cell table:formula="of:=SUM([.J$2:.J14])/[.I14]" office:value-type="float" office:value="180.692307692308">
            <text:p>180.69230769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na</text:p>
          </table:table-cell>
          <table:table-cell office:value-type="string">
            <text:p>mi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.F15]*24*60" office:value-type="float" office:value="173">
            <text:p>173</text:p>
          </table:table-cell>
          <table:table-cell/>
          <table:table-cell table:formula="of:=SUM([.J$2:.J15])/[.I15]" office:value-type="float" office:value="180.142857142857">
            <text:p>180.1428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s</text:p>
          </table:table-cell>
          <table:table-cell office:value-type="string">
            <text:p>oak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F16]*24*60" office:value-type="float" office:value="159">
            <text:p>159</text:p>
          </table:table-cell>
          <table:table-cell/>
          <table:table-cell table:formula="of:=SUM([.J$2:.J16])/[.I16]" office:value-type="float" office:value="178.733333333333">
            <text:p>178.7333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sl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F17]*24*60" office:value-type="float" office:value="171">
            <text:p>171</text:p>
          </table:table-cell>
          <table:table-cell/>
          <table:table-cell table:formula="of:=SUM([.J$2:.J17])/[.I17]" office:value-type="float" office:value="178.25">
            <text:p>178.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u</text:p>
          </table:table-cell>
          <table:table-cell office:value-type="string">
            <text:p>sd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[.F18]*24*60" office:value-type="float" office:value="169">
            <text:p>169</text:p>
          </table:table-cell>
          <table:table-cell/>
          <table:table-cell table:formula="of:=SUM([.J$2:.J18])/[.I18]" office:value-type="float" office:value="177.705882352941">
            <text:p>177.70588235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[.F19]*24*60" office:value-type="float" office:value="211">
            <text:p>211</text:p>
          </table:table-cell>
          <table:table-cell/>
          <table:table-cell table:formula="of:=SUM([.J$2:.J19])/[.I19]" office:value-type="float" office:value="179.555555555556">
            <text:p>179.55555555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[.F20]*24*60" office:value-type="float" office:value="195">
            <text:p>195</text:p>
          </table:table-cell>
          <table:table-cell/>
          <table:table-cell table:formula="of:=SUM([.J$2:.J20])/[.I20]" office:value-type="float" office:value="180.368421052632">
            <text:p>180.36842105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F21]*24*60" office:value-type="float" office:value="197">
            <text:p>197</text:p>
          </table:table-cell>
          <table:table-cell/>
          <table:table-cell table:formula="of:=SUM([.J$2:.J21])/[.I21]" office:value-type="float" office:value="181.2">
            <text:p>181.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[.F22]*24*60" office:value-type="float" office:value="151">
            <text:p>151</text:p>
          </table:table-cell>
          <table:table-cell/>
          <table:table-cell table:formula="of:=SUM([.J$2:.J22])/[.I22]" office:value-type="float" office:value="179.761904761905">
            <text:p>179.76190476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min</text:p>
          </table:table-cell>
          <table:table-cell office:value-type="string">
            <text:p>2:09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[.F23]*24*60" office:value-type="float" office:value="129">
            <text:p>129</text:p>
          </table:table-cell>
          <table:table-cell/>
          <table:table-cell table:formula="of:=SUM([.J$2:.J23])/[.I23]" office:value-type="float" office:value="177.454545454545">
            <text:p>177.45454545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[.F24]*24*60" office:value-type="float" office:value="166">
            <text:p>166</text:p>
          </table:table-cell>
          <table:table-cell/>
          <table:table-cell table:formula="of:=SUM([.J$2:.J24])/[.I24]" office:value-type="float" office:value="176.95652173913">
            <text:p>176.95652173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os</text:p>
          </table:table-cell>
          <table:table-cell office:value-type="string">
            <text:p>oak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[.F25]*24*60" office:value-type="float" office:value="180">
            <text:p>180</text:p>
          </table:table-cell>
          <table:table-cell/>
          <table:table-cell table:formula="of:=SUM([.J$2:.J25])/[.I25]" office:value-type="float" office:value="177.083333333333">
            <text:p>177.0833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.F26]*24*60" office:value-type="float" office:value="211">
            <text:p>211</text:p>
          </table:table-cell>
          <table:table-cell/>
          <table:table-cell table:formula="of:=SUM([.J$2:.J26])/[.I26]" office:value-type="float" office:value="178.44">
            <text:p>178.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sd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[.F27]*24*60" office:value-type="float" office:value="173">
            <text:p>173</text:p>
          </table:table-cell>
          <table:table-cell/>
          <table:table-cell table:formula="of:=SUM([.J$2:.J27])/[.I27]" office:value-type="float" office:value="178.230769230769">
            <text:p>178.23076923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.F28]*24*60" office:value-type="float" office:value="151">
            <text:p>151</text:p>
          </table:table-cell>
          <table:table-cell/>
          <table:table-cell table:formula="of:=SUM([.J$2:.J28])/[.I28]" office:value-type="float" office:value="177.222222222222">
            <text:p>177.22222222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[.F29]*24*60" office:value-type="float" office:value="175">
            <text:p>175</text:p>
          </table:table-cell>
          <table:table-cell/>
          <table:table-cell table:formula="of:=SUM([.J$2:.J29])/[.I29]" office:value-type="float" office:value="177.142857142857">
            <text:p>177.1428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atl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[.F30]*24*60" office:value-type="float" office:value="177">
            <text:p>177</text:p>
          </table:table-cell>
          <table:table-cell/>
          <table:table-cell table:formula="of:=SUM([.J$2:.J30])/[.I30]" office:value-type="float" office:value="177.137931034483">
            <text:p>177.13793103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3:11</text:p>
          </table:table-cell>
          <table:table-cell office:value-type="string">
            <text:p>(1:14</text:p>
          </table:table-cell>
          <table:table-cell office:value-type="string">
            <text:p>delay)</text:p>
          </table:table-cell>
          <table:table-cell office:value-type="float" office:value="30">
            <text:p>30</text:p>
          </table:table-cell>
          <table:table-cell table:formula="of:=[.F31]*24*60" office:value-type="float" office:value="191">
            <text:p>191</text:p>
          </table:table-cell>
          <table:table-cell/>
          <table:table-cell table:formula="of:=SUM([.J$2:.J31])/[.I31]" office:value-type="float" office:value="177.6">
            <text:p>177.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[.F32]*24*60" office:value-type="float" office:value="195">
            <text:p>195</text:p>
          </table:table-cell>
          <table:table-cell/>
          <table:table-cell table:formula="of:=SUM([.J$2:.J32])/[.I32]" office:value-type="float" office:value="178.161290322581">
            <text:p>178.16129032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F33]*24*60" office:value-type="float" office:value="142">
            <text:p>142</text:p>
          </table:table-cell>
          <table:table-cell/>
          <table:table-cell table:formula="of:=SUM([.J$2:.J33])/[.I33]" office:value-type="float" office:value="177.03125">
            <text:p>177.031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[.F34]*24*60" office:value-type="float" office:value="190">
            <text:p>190</text:p>
          </table:table-cell>
          <table:table-cell/>
          <table:table-cell table:formula="of:=SUM([.J$2:.J34])/[.I34]" office:value-type="float" office:value="177.424242424242">
            <text:p>177.424242424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15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[.F35]*24*60" office:value-type="float" office:value="135">
            <text:p>135</text:p>
          </table:table-cell>
          <table:table-cell/>
          <table:table-cell table:formula="of:=SUM([.J$2:.J35])/[.I35]" office:value-type="float" office:value="176.176470588235">
            <text:p>176.17647058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mi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[.F36]*24*60" office:value-type="float" office:value="186">
            <text:p>186</text:p>
          </table:table-cell>
          <table:table-cell/>
          <table:table-cell table:formula="of:=SUM([.J$2:.J36])/[.I36]" office:value-type="float" office:value="176.457142857143">
            <text:p>176.45714285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[.F37]*24*60" office:value-type="float" office:value="160">
            <text:p>160</text:p>
          </table:table-cell>
          <table:table-cell/>
          <table:table-cell table:formula="of:=SUM([.J$2:.J37])/[.I37]" office:value-type="float" office:value="176">
            <text:p>1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[.F38]*24*60" office:value-type="float" office:value="147">
            <text:p>147</text:p>
          </table:table-cell>
          <table:table-cell/>
          <table:table-cell table:formula="of:=SUM([.J$2:.J38])/[.I38]" office:value-type="float" office:value="175.216216216216">
            <text:p>175.21621621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ol</text:p>
          </table:table-cell>
          <table:table-cell office:value-type="string">
            <text:p>sln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[.F39]*24*60" office:value-type="float" office:value="153">
            <text:p>153</text:p>
          </table:table-cell>
          <table:table-cell/>
          <table:table-cell table:formula="of:=SUM([.J$2:.J39])/[.I39]" office:value-type="float" office:value="174.631578947368">
            <text:p>174.63157894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sd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[.F40]*24*60" office:value-type="float" office:value="149">
            <text:p>149</text:p>
          </table:table-cell>
          <table:table-cell/>
          <table:table-cell table:formula="of:=SUM([.J$2:.J40])/[.I40]" office:value-type="float" office:value="173.974358974359">
            <text:p>173.97435897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[.F41]*24*60" office:value-type="float" office:value="165">
            <text:p>165</text:p>
          </table:table-cell>
          <table:table-cell/>
          <table:table-cell table:formula="of:=SUM([.J$2:.J41])/[.I41]" office:value-type="float" office:value="173.75">
            <text:p>173.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[.F42]*24*60" office:value-type="float" office:value="169">
            <text:p>169</text:p>
          </table:table-cell>
          <table:table-cell/>
          <table:table-cell table:formula="of:=SUM([.J$2:.J42])/[.I42]" office:value-type="float" office:value="173.634146341463">
            <text:p>173.63414634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atl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42">
            <text:p>42</text:p>
          </table:table-cell>
          <table:table-cell table:formula="of:=[.F43]*24*60" office:value-type="float" office:value="201">
            <text:p>201</text:p>
          </table:table-cell>
          <table:table-cell/>
          <table:table-cell table:formula="of:=SUM([.J$2:.J43])/[.I43]" office:value-type="float" office:value="174.285714285714">
            <text:p>174.2857142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43">
            <text:p>43</text:p>
          </table:table-cell>
          <table:table-cell table:formula="of:=[.F44]*24*60" office:value-type="float" office:value="165">
            <text:p>165</text:p>
          </table:table-cell>
          <table:table-cell/>
          <table:table-cell table:formula="of:=SUM([.J$2:.J44])/[.I44]" office:value-type="float" office:value="174.06976744186">
            <text:p>174.069767441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3:47</text:p>
          </table:table-cell>
          <table:table-cell table:number-columns-repeated="2"/>
          <table:table-cell office:value-type="float" office:value="44">
            <text:p>44</text:p>
          </table:table-cell>
          <table:table-cell table:formula="of:=[.F45]*24*60" office:value-type="float" office:value="227">
            <text:p>227</text:p>
          </table:table-cell>
          <table:table-cell/>
          <table:table-cell table:formula="of:=SUM([.J$2:.J45])/[.I45]" office:value-type="float" office:value="175.272727272727">
            <text:p>175.27272727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[.F46]*24*60" office:value-type="float" office:value="179">
            <text:p>179</text:p>
          </table:table-cell>
          <table:table-cell/>
          <table:table-cell table:formula="of:=SUM([.J$2:.J46])/[.I46]" office:value-type="float" office:value="175.355555555556">
            <text:p>175.35555555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2:24</text:p>
          </table:table-cell>
          <table:table-cell office:value-type="string">
            <text:p>(:04</text:p>
          </table:table-cell>
          <table:table-cell office:value-type="string">
            <text:p>delay)</text:p>
          </table:table-cell>
          <table:table-cell office:value-type="float" office:value="46">
            <text:p>46</text:p>
          </table:table-cell>
          <table:table-cell table:formula="of:=[.F47]*24*60" office:value-type="float" office:value="144">
            <text:p>144</text:p>
          </table:table-cell>
          <table:table-cell/>
          <table:table-cell table:formula="of:=SUM([.J$2:.J47])/[.I47]" office:value-type="float" office:value="174.673913043478">
            <text:p>174.67391304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47">
            <text:p>47</text:p>
          </table:table-cell>
          <table:table-cell table:formula="of:=[.F48]*24*60" office:value-type="float" office:value="190">
            <text:p>190</text:p>
          </table:table-cell>
          <table:table-cell/>
          <table:table-cell table:formula="of:=SUM([.J$2:.J48])/[.I48]" office:value-type="float" office:value="175">
            <text:p>1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oak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48">
            <text:p>48</text:p>
          </table:table-cell>
          <table:table-cell table:formula="of:=[.F49]*24*60" office:value-type="float" office:value="169">
            <text:p>169</text:p>
          </table:table-cell>
          <table:table-cell/>
          <table:table-cell table:formula="of:=SUM([.J$2:.J49])/[.I49]" office:value-type="float" office:value="174.875">
            <text:p>174.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[.F50]*24*60" office:value-type="float" office:value="146">
            <text:p>146</text:p>
          </table:table-cell>
          <table:table-cell/>
          <table:table-cell table:formula="of:=SUM([.J$2:.J50])/[.I50]" office:value-type="float" office:value="174.285714285714">
            <text:p>174.2857142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[.F51]*24*60" office:value-type="float" office:value="162">
            <text:p>162</text:p>
          </table:table-cell>
          <table:table-cell/>
          <table:table-cell table:formula="of:=SUM([.J$2:.J51])/[.I51]" office:value-type="float" office:value="174.04">
            <text:p>174.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51">
            <text:p>51</text:p>
          </table:table-cell>
          <table:table-cell table:formula="of:=[.F52]*24*60" office:value-type="float" office:value="180">
            <text:p>180</text:p>
          </table:table-cell>
          <table:table-cell/>
          <table:table-cell table:formula="of:=SUM([.J$2:.J52])/[.I52]" office:value-type="float" office:value="174.156862745098">
            <text:p>174.15686274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hi</text:p>
          </table:table-cell>
          <table:table-cell office:value-type="string">
            <text:p>cin</text:p>
          </table:table-cell>
          <table:table-cell office:value-type="string">
            <text:p>3:06</text:p>
          </table:table-cell>
          <table:table-cell office:value-type="string">
            <text:p>(1:34</text:p>
          </table:table-cell>
          <table:table-cell office:value-type="string">
            <text:p>delay)</text:p>
          </table:table-cell>
          <table:table-cell office:value-type="float" office:value="52">
            <text:p>52</text:p>
          </table:table-cell>
          <table:table-cell table:formula="of:=[.F53]*24*60" office:value-type="float" office:value="186">
            <text:p>186</text:p>
          </table:table-cell>
          <table:table-cell/>
          <table:table-cell table:formula="of:=SUM([.J$2:.J53])/[.I53]" office:value-type="float" office:value="174.384615384615">
            <text:p>174.38461538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it</text:p>
          </table:table-cell>
          <table:table-cell office:value-type="string">
            <text:p>flo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53">
            <text:p>53</text:p>
          </table:table-cell>
          <table:table-cell table:formula="of:=[.F54]*24*60" office:value-type="float" office:value="177">
            <text:p>177</text:p>
          </table:table-cell>
          <table:table-cell/>
          <table:table-cell table:formula="of:=SUM([.J$2:.J54])/[.I54]" office:value-type="float" office:value="174.433962264151">
            <text:p>174.43396226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a</text:p>
          </table:table-cell>
          <table:table-cell office:value-type="string">
            <text:p>bal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54">
            <text:p>54</text:p>
          </table:table-cell>
          <table:table-cell table:formula="of:=[.F55]*24*60" office:value-type="float" office:value="187">
            <text:p>187</text:p>
          </table:table-cell>
          <table:table-cell/>
          <table:table-cell table:formula="of:=SUM([.J$2:.J55])/[.I55]" office:value-type="float" office:value="174.666666666667">
            <text:p>174.666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fn</text:p>
          </table:table-cell>
          <table:table-cell office:value-type="string">
            <text:p>mil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[.F56]*24*60" office:value-type="float" office:value="182">
            <text:p>182</text:p>
          </table:table-cell>
          <table:table-cell/>
          <table:table-cell table:formula="of:=SUM([.J$2:.J56])/[.I56]" office:value-type="float" office:value="174.8">
            <text:p>174.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[.F57]*24*60" office:value-type="float" office:value="187">
            <text:p>187</text:p>
          </table:table-cell>
          <table:table-cell/>
          <table:table-cell table:formula="of:=SUM([.J$2:.J57])/[.I57]" office:value-type="float" office:value="175.017857142857">
            <text:p>175.0178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57">
            <text:p>57</text:p>
          </table:table-cell>
          <table:table-cell table:formula="of:=[.F58]*24*60" office:value-type="float" office:value="192">
            <text:p>192</text:p>
          </table:table-cell>
          <table:table-cell/>
          <table:table-cell table:formula="of:=SUM([.J$2:.J58])/[.I58]" office:value-type="float" office:value="175.315789473684">
            <text:p>175.31578947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sln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58">
            <text:p>58</text:p>
          </table:table-cell>
          <table:table-cell table:formula="of:=[.F59]*24*60" office:value-type="float" office:value="193">
            <text:p>193</text:p>
          </table:table-cell>
          <table:table-cell/>
          <table:table-cell table:formula="of:=SUM([.J$2:.J59])/[.I59]" office:value-type="float" office:value="175.620689655172">
            <text:p>175.62068965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59">
            <text:p>59</text:p>
          </table:table-cell>
          <table:table-cell table:formula="of:=[.F60]*24*60" office:value-type="float" office:value="183">
            <text:p>183</text:p>
          </table:table-cell>
          <table:table-cell/>
          <table:table-cell table:formula="of:=SUM([.J$2:.J60])/[.I60]" office:value-type="float" office:value="175.745762711864">
            <text:p>175.74576271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[.F61]*24*60" office:value-type="float" office:value="182">
            <text:p>182</text:p>
          </table:table-cell>
          <table:table-cell/>
          <table:table-cell table:formula="of:=SUM([.J$2:.J61])/[.I61]" office:value-type="float" office:value="175.85">
            <text:p>175.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61">
            <text:p>61</text:p>
          </table:table-cell>
          <table:table-cell table:formula="of:=[.F62]*24*60" office:value-type="float" office:value="159">
            <text:p>159</text:p>
          </table:table-cell>
          <table:table-cell/>
          <table:table-cell table:formula="of:=SUM([.J$2:.J62])/[.I62]" office:value-type="float" office:value="175.573770491803">
            <text:p>175.57377049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oak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62">
            <text:p>62</text:p>
          </table:table-cell>
          <table:table-cell table:formula="of:=[.F63]*24*60" office:value-type="float" office:value="176">
            <text:p>176</text:p>
          </table:table-cell>
          <table:table-cell/>
          <table:table-cell table:formula="of:=SUM([.J$2:.J63])/[.I63]" office:value-type="float" office:value="175.58064516129">
            <text:p>175.58064516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63">
            <text:p>63</text:p>
          </table:table-cell>
          <table:table-cell table:formula="of:=[.F64]*24*60" office:value-type="float" office:value="173">
            <text:p>173</text:p>
          </table:table-cell>
          <table:table-cell/>
          <table:table-cell table:formula="of:=SUM([.J$2:.J64])/[.I64]" office:value-type="float" office:value="175.539682539683">
            <text:p>175.53968253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64">
            <text:p>64</text:p>
          </table:table-cell>
          <table:table-cell table:formula="of:=[.F65]*24*60" office:value-type="float" office:value="136">
            <text:p>136</text:p>
          </table:table-cell>
          <table:table-cell/>
          <table:table-cell table:formula="of:=SUM([.J$2:.J65])/[.I65]" office:value-type="float" office:value="174.921875">
            <text:p>174.921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[.F66]*24*60" office:value-type="float" office:value="141">
            <text:p>141</text:p>
          </table:table-cell>
          <table:table-cell/>
          <table:table-cell table:formula="of:=SUM([.J$2:.J66])/[.I66]" office:value-type="float" office:value="174.4">
            <text:p>174.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66">
            <text:p>66</text:p>
          </table:table-cell>
          <table:table-cell table:formula="of:=[.F67]*24*60" office:value-type="float" office:value="207">
            <text:p>207</text:p>
          </table:table-cell>
          <table:table-cell/>
          <table:table-cell table:formula="of:=SUM([.J$2:.J67])/[.I67]" office:value-type="float" office:value="174.893939393939">
            <text:p>174.89393939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cin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67">
            <text:p>67</text:p>
          </table:table-cell>
          <table:table-cell table:formula="of:=[.F68]*24*60" office:value-type="float" office:value="147">
            <text:p>147</text:p>
          </table:table-cell>
          <table:table-cell/>
          <table:table-cell table:formula="of:=SUM([.J$2:.J68])/[.I68]" office:value-type="float" office:value="174.477611940299">
            <text:p>174.47761194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flo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68">
            <text:p>68</text:p>
          </table:table-cell>
          <table:table-cell table:formula="of:=[.F69]*24*60" office:value-type="float" office:value="172">
            <text:p>172</text:p>
          </table:table-cell>
          <table:table-cell/>
          <table:table-cell table:formula="of:=SUM([.J$2:.J69])/[.I69]" office:value-type="float" office:value="174.441176470588">
            <text:p>174.44117647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a</text:p>
          </table:table-cell>
          <table:table-cell office:value-type="string">
            <text:p>bal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[.F70]*24*60" office:value-type="float" office:value="188">
            <text:p>188</text:p>
          </table:table-cell>
          <table:table-cell/>
          <table:table-cell table:formula="of:=SUM([.J$2:.J70])/[.I70]" office:value-type="float" office:value="174.63768115942">
            <text:p>174.63768115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fn</text:p>
          </table:table-cell>
          <table:table-cell office:value-type="string">
            <text:p>mil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70">
            <text:p>70</text:p>
          </table:table-cell>
          <table:table-cell table:formula="of:=[.F71]*24*60" office:value-type="float" office:value="186">
            <text:p>186</text:p>
          </table:table-cell>
          <table:table-cell/>
          <table:table-cell table:formula="of:=SUM([.J$2:.J71])/[.I71]" office:value-type="float" office:value="174.8">
            <text:p>174.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71">
            <text:p>71</text:p>
          </table:table-cell>
          <table:table-cell table:formula="of:=[.F72]*24*60" office:value-type="float" office:value="185">
            <text:p>185</text:p>
          </table:table-cell>
          <table:table-cell/>
          <table:table-cell table:formula="of:=SUM([.J$2:.J72])/[.I72]" office:value-type="float" office:value="174.943661971831">
            <text:p>174.94366197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72">
            <text:p>72</text:p>
          </table:table-cell>
          <table:table-cell table:formula="of:=[.F73]*24*60" office:value-type="float" office:value="144">
            <text:p>144</text:p>
          </table:table-cell>
          <table:table-cell/>
          <table:table-cell table:formula="of:=SUM([.J$2:.J73])/[.I73]" office:value-type="float" office:value="174.513888888889">
            <text:p>174.51388888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sl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73">
            <text:p>73</text:p>
          </table:table-cell>
          <table:table-cell table:formula="of:=[.F74]*24*60" office:value-type="float" office:value="169">
            <text:p>169</text:p>
          </table:table-cell>
          <table:table-cell/>
          <table:table-cell table:formula="of:=SUM([.J$2:.J74])/[.I74]" office:value-type="float" office:value="174.438356164384">
            <text:p>174.43835616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74">
            <text:p>74</text:p>
          </table:table-cell>
          <table:table-cell table:formula="of:=[.F75]*24*60" office:value-type="float" office:value="207">
            <text:p>207</text:p>
          </table:table-cell>
          <table:table-cell/>
          <table:table-cell table:formula="of:=SUM([.J$2:.J75])/[.I75]" office:value-type="float" office:value="174.878378378378">
            <text:p>174.87837837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75">
            <text:p>75</text:p>
          </table:table-cell>
          <table:table-cell table:formula="of:=[.F76]*24*60" office:value-type="float" office:value="178">
            <text:p>178</text:p>
          </table:table-cell>
          <table:table-cell/>
          <table:table-cell table:formula="of:=SUM([.J$2:.J76])/[.I76]" office:value-type="float" office:value="174.92">
            <text:p>174.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76">
            <text:p>76</text:p>
          </table:table-cell>
          <table:table-cell table:formula="of:=[.F77]*24*60" office:value-type="float" office:value="165">
            <text:p>165</text:p>
          </table:table-cell>
          <table:table-cell/>
          <table:table-cell table:formula="of:=SUM([.J$2:.J77])/[.I77]" office:value-type="float" office:value="174.789473684211">
            <text:p>174.78947368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le</text:p>
          </table:table-cell>
          <table:table-cell office:value-type="string">
            <text:p>oak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77">
            <text:p>77</text:p>
          </table:table-cell>
          <table:table-cell table:formula="of:=[.F78]*24*60" office:value-type="float" office:value="157">
            <text:p>157</text:p>
          </table:table-cell>
          <table:table-cell/>
          <table:table-cell table:formula="of:=SUM([.J$2:.J78])/[.I78]" office:value-type="float" office:value="174.558441558442">
            <text:p>174.55844155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78">
            <text:p>78</text:p>
          </table:table-cell>
          <table:table-cell table:formula="of:=[.F79]*24*60" office:value-type="float" office:value="151">
            <text:p>151</text:p>
          </table:table-cell>
          <table:table-cell/>
          <table:table-cell table:formula="of:=SUM([.J$2:.J79])/[.I79]" office:value-type="float" office:value="174.25641025641">
            <text:p>174.25641025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79">
            <text:p>79</text:p>
          </table:table-cell>
          <table:table-cell table:formula="of:=[.F80]*24*60" office:value-type="float" office:value="164">
            <text:p>164</text:p>
          </table:table-cell>
          <table:table-cell/>
          <table:table-cell table:formula="of:=SUM([.J$2:.J80])/[.I80]" office:value-type="float" office:value="174.126582278481">
            <text:p>174.12658227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80">
            <text:p>80</text:p>
          </table:table-cell>
          <table:table-cell table:formula="of:=[.F81]*24*60" office:value-type="float" office:value="170">
            <text:p>170</text:p>
          </table:table-cell>
          <table:table-cell/>
          <table:table-cell table:formula="of:=SUM([.J$2:.J81])/[.I81]" office:value-type="float" office:value="174.075">
            <text:p>174.0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[.F82]*24*60" office:value-type="float" office:value="155">
            <text:p>155</text:p>
          </table:table-cell>
          <table:table-cell/>
          <table:table-cell table:formula="of:=SUM([.J$2:.J82])/[.I82]" office:value-type="float" office:value="173.83950617284">
            <text:p>173.83950617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phi</text:p>
          </table:table-cell>
          <table:table-cell office:value-type="string">
            <text:p>ci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82">
            <text:p>82</text:p>
          </table:table-cell>
          <table:table-cell table:formula="of:=[.F83]*24*60" office:value-type="float" office:value="166">
            <text:p>166</text:p>
          </table:table-cell>
          <table:table-cell/>
          <table:table-cell table:formula="of:=SUM([.J$2:.J83])/[.I83]" office:value-type="float" office:value="173.743902439024">
            <text:p>173.7439024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pit</text:p>
          </table:table-cell>
          <table:table-cell office:value-type="string">
            <text:p>flo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83">
            <text:p>83</text:p>
          </table:table-cell>
          <table:table-cell table:formula="of:=[.F84]*24*60" office:value-type="float" office:value="190">
            <text:p>190</text:p>
          </table:table-cell>
          <table:table-cell/>
          <table:table-cell table:formula="of:=SUM([.J$2:.J84])/[.I84]" office:value-type="float" office:value="173.939759036145">
            <text:p>173.93975903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a</text:p>
          </table:table-cell>
          <table:table-cell office:value-type="string">
            <text:p>bal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[.F85]*24*60" office:value-type="float" office:value="143">
            <text:p>143</text:p>
          </table:table-cell>
          <table:table-cell/>
          <table:table-cell table:formula="of:=SUM([.J$2:.J85])/[.I85]" office:value-type="float" office:value="173.571428571429">
            <text:p>173.57142857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[.F86]*24*60" office:value-type="float" office:value="173">
            <text:p>173</text:p>
          </table:table-cell>
          <table:table-cell/>
          <table:table-cell table:formula="of:=SUM([.J$2:.J86])/[.I86]" office:value-type="float" office:value="173.564705882353">
            <text:p>173.56470588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86">
            <text:p>86</text:p>
          </table:table-cell>
          <table:table-cell table:formula="of:=[.F87]*24*60" office:value-type="float" office:value="180">
            <text:p>180</text:p>
          </table:table-cell>
          <table:table-cell/>
          <table:table-cell table:formula="of:=SUM([.J$2:.J87])/[.I87]" office:value-type="float" office:value="173.639534883721">
            <text:p>173.63953488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sln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[.F88]*24*60" office:value-type="float" office:value="139">
            <text:p>139</text:p>
          </table:table-cell>
          <table:table-cell/>
          <table:table-cell table:formula="of:=SUM([.J$2:.J88])/[.I88]" office:value-type="float" office:value="173.241379310345">
            <text:p>173.24137931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atl</text:p>
          </table:table-cell>
          <table:table-cell office:value-type="string">
            <text:p>col</text:p>
          </table:table-cell>
          <table:table-cell office:value-type="string">
            <text:p>2:05</text:p>
          </table:table-cell>
          <table:table-cell table:number-columns-repeated="2"/>
          <table:table-cell office:value-type="float" office:value="88">
            <text:p>88</text:p>
          </table:table-cell>
          <table:table-cell table:formula="of:=[.F89]*24*60" office:value-type="float" office:value="125">
            <text:p>125</text:p>
          </table:table-cell>
          <table:table-cell/>
          <table:table-cell table:formula="of:=SUM([.J$2:.J89])/[.I89]" office:value-type="float" office:value="172.693181818182">
            <text:p>172.69318181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4:47</text:p>
          </table:table-cell>
          <table:table-cell table:number-columns-repeated="2"/>
          <table:table-cell office:value-type="float" office:value="89">
            <text:p>89</text:p>
          </table:table-cell>
          <table:table-cell table:formula="of:=[.F90]*24*60" office:value-type="float" office:value="287">
            <text:p>287</text:p>
          </table:table-cell>
          <table:table-cell/>
          <table:table-cell table:formula="of:=SUM([.J$2:.J90])/[.I90]" office:value-type="float" office:value="173.977528089888">
            <text:p>173.97752808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le</text:p>
          </table:table-cell>
          <table:table-cell office:value-type="string">
            <text:p>ana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90">
            <text:p>90</text:p>
          </table:table-cell>
          <table:table-cell table:formula="of:=[.F91]*24*60" office:value-type="float" office:value="183">
            <text:p>183</text:p>
          </table:table-cell>
          <table:table-cell/>
          <table:table-cell table:formula="of:=SUM([.J$2:.J91])/[.I91]" office:value-type="float" office:value="174.077777777778">
            <text:p>174.07777777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91">
            <text:p>91</text:p>
          </table:table-cell>
          <table:table-cell table:formula="of:=[.F92]*24*60" office:value-type="float" office:value="209">
            <text:p>209</text:p>
          </table:table-cell>
          <table:table-cell/>
          <table:table-cell table:formula="of:=SUM([.J$2:.J92])/[.I92]" office:value-type="float" office:value="174.461538461538">
            <text:p>174.46153846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[.F93]*24*60" office:value-type="float" office:value="160">
            <text:p>160</text:p>
          </table:table-cell>
          <table:table-cell/>
          <table:table-cell table:formula="of:=SUM([.J$2:.J93])/[.I93]" office:value-type="float" office:value="174.304347826087">
            <text:p>174.30434782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93">
            <text:p>93</text:p>
          </table:table-cell>
          <table:table-cell table:formula="of:=[.F94]*24*60" office:value-type="float" office:value="175">
            <text:p>175</text:p>
          </table:table-cell>
          <table:table-cell/>
          <table:table-cell table:formula="of:=SUM([.J$2:.J94])/[.I94]" office:value-type="float" office:value="174.311827956989">
            <text:p>174.3118279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phi</text:p>
          </table:table-cell>
          <table:table-cell office:value-type="string">
            <text:p>ci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94">
            <text:p>94</text:p>
          </table:table-cell>
          <table:table-cell table:formula="of:=[.F95]*24*60" office:value-type="float" office:value="154">
            <text:p>154</text:p>
          </table:table-cell>
          <table:table-cell/>
          <table:table-cell table:formula="of:=SUM([.J$2:.J95])/[.I95]" office:value-type="float" office:value="174.095744680851">
            <text:p>174.09574468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95">
            <text:p>95</text:p>
          </table:table-cell>
          <table:table-cell table:formula="of:=[.F96]*24*60" office:value-type="float" office:value="175">
            <text:p>175</text:p>
          </table:table-cell>
          <table:table-cell/>
          <table:table-cell table:formula="of:=SUM([.J$2:.J96])/[.I96]" office:value-type="float" office:value="174.105263157895">
            <text:p>174.10526315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ea</text:p>
          </table:table-cell>
          <table:table-cell office:value-type="string">
            <text:p>bal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96">
            <text:p>96</text:p>
          </table:table-cell>
          <table:table-cell table:formula="of:=[.F97]*24*60" office:value-type="float" office:value="149">
            <text:p>149</text:p>
          </table:table-cell>
          <table:table-cell/>
          <table:table-cell table:formula="of:=SUM([.J$2:.J97])/[.I97]" office:value-type="float" office:value="173.84375">
            <text:p>173.84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97">
            <text:p>97</text:p>
          </table:table-cell>
          <table:table-cell table:formula="of:=[.F98]*24*60" office:value-type="float" office:value="133">
            <text:p>133</text:p>
          </table:table-cell>
          <table:table-cell/>
          <table:table-cell table:formula="of:=SUM([.J$2:.J98])/[.I98]" office:value-type="float" office:value="173.422680412371">
            <text:p>173.42268041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98">
            <text:p>98</text:p>
          </table:table-cell>
          <table:table-cell table:formula="of:=[.F99]*24*60" office:value-type="float" office:value="173">
            <text:p>173</text:p>
          </table:table-cell>
          <table:table-cell/>
          <table:table-cell table:formula="of:=SUM([.J$2:.J99])/[.I99]" office:value-type="float" office:value="173.418367346939">
            <text:p>173.41836734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tl</text:p>
          </table:table-cell>
          <table:table-cell office:value-type="string">
            <text:p>col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99">
            <text:p>99</text:p>
          </table:table-cell>
          <table:table-cell table:formula="of:=[.F100]*24*60" office:value-type="float" office:value="144">
            <text:p>144</text:p>
          </table:table-cell>
          <table:table-cell/>
          <table:table-cell table:formula="of:=SUM([.J$2:.J100])/[.I100]" office:value-type="float" office:value="173.121212121212">
            <text:p>173.12121212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string">
            <text:p>tex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[.F101]*24*60" office:value-type="float" office:value="172">
            <text:p>172</text:p>
          </table:table-cell>
          <table:table-cell/>
          <table:table-cell table:formula="of:=SUM([.J$2:.J101])/[.I101]" office:value-type="float" office:value="173.11">
            <text:p>173.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01">
            <text:p>101</text:p>
          </table:table-cell>
          <table:table-cell table:formula="of:=[.F102]*24*60" office:value-type="float" office:value="200">
            <text:p>200</text:p>
          </table:table-cell>
          <table:table-cell/>
          <table:table-cell table:formula="of:=SUM([.J$2:.J102])/[.I102]" office:value-type="float" office:value="173.376237623762">
            <text:p>173.37623762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an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02">
            <text:p>102</text:p>
          </table:table-cell>
          <table:table-cell table:formula="of:=[.F103]*24*60" office:value-type="float" office:value="160">
            <text:p>160</text:p>
          </table:table-cell>
          <table:table-cell/>
          <table:table-cell table:formula="of:=SUM([.J$2:.J103])/[.I103]" office:value-type="float" office:value="173.245098039216">
            <text:p>173.24509803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det</text:p>
          </table:table-cell>
          <table:table-cell office:value-type="string">
            <text:p>bos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03">
            <text:p>103</text:p>
          </table:table-cell>
          <table:table-cell table:formula="of:=[.F104]*24*60" office:value-type="float" office:value="209">
            <text:p>209</text:p>
          </table:table-cell>
          <table:table-cell/>
          <table:table-cell table:formula="of:=SUM([.J$2:.J104])/[.I104]" office:value-type="float" office:value="173.592233009709">
            <text:p>173.59223300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3:36</text:p>
          </table:table-cell>
          <table:table-cell table:number-columns-repeated="2"/>
          <table:table-cell office:value-type="float" office:value="104">
            <text:p>104</text:p>
          </table:table-cell>
          <table:table-cell table:formula="of:=[.F105]*24*60" office:value-type="float" office:value="216">
            <text:p>216</text:p>
          </table:table-cell>
          <table:table-cell/>
          <table:table-cell table:formula="of:=SUM([.J$2:.J105])/[.I105]" office:value-type="float" office:value="174">
            <text:p>1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ya</text:p>
          </table:table-cell>
          <table:table-cell office:value-type="string">
            <text:p>kca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05">
            <text:p>105</text:p>
          </table:table-cell>
          <table:table-cell table:formula="of:=[.F106]*24*60" office:value-type="float" office:value="195">
            <text:p>195</text:p>
          </table:table-cell>
          <table:table-cell/>
          <table:table-cell table:formula="of:=SUM([.J$2:.J106])/[.I106]" office:value-type="float" office:value="174.2">
            <text:p>174.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06">
            <text:p>106</text:p>
          </table:table-cell>
          <table:table-cell table:formula="of:=[.F107]*24*60" office:value-type="float" office:value="196">
            <text:p>196</text:p>
          </table:table-cell>
          <table:table-cell/>
          <table:table-cell table:formula="of:=SUM([.J$2:.J107])/[.I107]" office:value-type="float" office:value="174.405660377359">
            <text:p>174.40566037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07">
            <text:p>107</text:p>
          </table:table-cell>
          <table:table-cell table:formula="of:=[.F108]*24*60" office:value-type="float" office:value="198">
            <text:p>198</text:p>
          </table:table-cell>
          <table:table-cell/>
          <table:table-cell table:formula="of:=SUM([.J$2:.J108])/[.I108]" office:value-type="float" office:value="174.626168224299">
            <text:p>174.62616822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108">
            <text:p>108</text:p>
          </table:table-cell>
          <table:table-cell table:formula="of:=[.F109]*24*60" office:value-type="float" office:value="204">
            <text:p>204</text:p>
          </table:table-cell>
          <table:table-cell/>
          <table:table-cell table:formula="of:=SUM([.J$2:.J109])/[.I109]" office:value-type="float" office:value="174.898148148148">
            <text:p>174.89814814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a</text:p>
          </table:table-cell>
          <table:table-cell office:value-type="string">
            <text:p>tba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09">
            <text:p>109</text:p>
          </table:table-cell>
          <table:table-cell table:formula="of:=[.F110]*24*60" office:value-type="float" office:value="209">
            <text:p>209</text:p>
          </table:table-cell>
          <table:table-cell/>
          <table:table-cell table:formula="of:=SUM([.J$2:.J110])/[.I110]" office:value-type="float" office:value="175.211009174312">
            <text:p>175.21100917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10">
            <text:p>110</text:p>
          </table:table-cell>
          <table:table-cell table:formula="of:=[.F111]*24*60" office:value-type="float" office:value="160">
            <text:p>160</text:p>
          </table:table-cell>
          <table:table-cell/>
          <table:table-cell table:formula="of:=SUM([.J$2:.J111])/[.I111]" office:value-type="float" office:value="175.072727272727">
            <text:p>175.07272727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4:20</text:p>
          </table:table-cell>
          <table:table-cell table:number-columns-repeated="2"/>
          <table:table-cell office:value-type="float" office:value="111">
            <text:p>111</text:p>
          </table:table-cell>
          <table:table-cell table:formula="of:=[.F112]*24*60" office:value-type="float" office:value="260">
            <text:p>260</text:p>
          </table:table-cell>
          <table:table-cell/>
          <table:table-cell table:formula="of:=SUM([.J$2:.J112])/[.I112]" office:value-type="float" office:value="175.837837837838">
            <text:p>175.83783783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12">
            <text:p>112</text:p>
          </table:table-cell>
          <table:table-cell table:formula="of:=[.F113]*24*60" office:value-type="float" office:value="196">
            <text:p>196</text:p>
          </table:table-cell>
          <table:table-cell/>
          <table:table-cell table:formula="of:=SUM([.J$2:.J113])/[.I113]" office:value-type="float" office:value="176.017857142857">
            <text:p>176.0178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le</text:p>
          </table:table-cell>
          <table:table-cell office:value-type="string">
            <text:p>an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13">
            <text:p>113</text:p>
          </table:table-cell>
          <table:table-cell table:formula="of:=[.F114]*24*60" office:value-type="float" office:value="156">
            <text:p>156</text:p>
          </table:table-cell>
          <table:table-cell/>
          <table:table-cell table:formula="of:=SUM([.J$2:.J114])/[.I114]" office:value-type="float" office:value="175.840707964602">
            <text:p>175.84070796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det</text:p>
          </table:table-cell>
          <table:table-cell office:value-type="string">
            <text:p>bos</text:p>
          </table:table-cell>
          <table:table-cell office:value-type="string">
            <text:p>3:45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[.F115]*24*60" office:value-type="float" office:value="225">
            <text:p>225</text:p>
          </table:table-cell>
          <table:table-cell/>
          <table:table-cell table:formula="of:=SUM([.J$2:.J115])/[.I115]" office:value-type="float" office:value="176.271929824561">
            <text:p>176.27192982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15">
            <text:p>115</text:p>
          </table:table-cell>
          <table:table-cell table:formula="of:=[.F116]*24*60" office:value-type="float" office:value="148">
            <text:p>148</text:p>
          </table:table-cell>
          <table:table-cell/>
          <table:table-cell table:formula="of:=SUM([.J$2:.J116])/[.I116]" office:value-type="float" office:value="176.026086956522">
            <text:p>176.02608695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16">
            <text:p>116</text:p>
          </table:table-cell>
          <table:table-cell table:formula="of:=[.F117]*24*60" office:value-type="float" office:value="184">
            <text:p>184</text:p>
          </table:table-cell>
          <table:table-cell/>
          <table:table-cell table:formula="of:=SUM([.J$2:.J117])/[.I117]" office:value-type="float" office:value="176.094827586207">
            <text:p>176.09482758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17">
            <text:p>117</text:p>
          </table:table-cell>
          <table:table-cell table:formula="of:=[.F118]*24*60" office:value-type="float" office:value="181">
            <text:p>181</text:p>
          </table:table-cell>
          <table:table-cell/>
          <table:table-cell table:formula="of:=SUM([.J$2:.J118])/[.I118]" office:value-type="float" office:value="176.136752136752">
            <text:p>176.1367521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ya</text:p>
          </table:table-cell>
          <table:table-cell office:value-type="string">
            <text:p>kca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18">
            <text:p>118</text:p>
          </table:table-cell>
          <table:table-cell table:formula="of:=[.F119]*24*60" office:value-type="float" office:value="165">
            <text:p>165</text:p>
          </table:table-cell>
          <table:table-cell/>
          <table:table-cell table:formula="of:=SUM([.J$2:.J119])/[.I119]" office:value-type="float" office:value="176.042372881356">
            <text:p>176.042372881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119">
            <text:p>119</text:p>
          </table:table-cell>
          <table:table-cell table:formula="of:=[.F120]*24*60" office:value-type="float" office:value="211">
            <text:p>211</text:p>
          </table:table-cell>
          <table:table-cell/>
          <table:table-cell table:formula="of:=SUM([.J$2:.J120])/[.I120]" office:value-type="float" office:value="176.336134453782">
            <text:p>176.33613445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20">
            <text:p>120</text:p>
          </table:table-cell>
          <table:table-cell table:formula="of:=[.F121]*24*60" office:value-type="float" office:value="183">
            <text:p>183</text:p>
          </table:table-cell>
          <table:table-cell/>
          <table:table-cell table:formula="of:=SUM([.J$2:.J121])/[.I121]" office:value-type="float" office:value="176.391666666667">
            <text:p>176.391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21">
            <text:p>121</text:p>
          </table:table-cell>
          <table:table-cell table:formula="of:=[.F122]*24*60" office:value-type="float" office:value="155">
            <text:p>155</text:p>
          </table:table-cell>
          <table:table-cell/>
          <table:table-cell table:formula="of:=SUM([.J$2:.J122])/[.I122]" office:value-type="float" office:value="176.214876033058">
            <text:p>176.21487603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ea</text:p>
          </table:table-cell>
          <table:table-cell office:value-type="string">
            <text:p>tba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22">
            <text:p>122</text:p>
          </table:table-cell>
          <table:table-cell table:formula="of:=[.F123]*24*60" office:value-type="float" office:value="149">
            <text:p>149</text:p>
          </table:table-cell>
          <table:table-cell/>
          <table:table-cell table:formula="of:=SUM([.J$2:.J123])/[.I123]" office:value-type="float" office:value="175.991803278689">
            <text:p>175.99180327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23">
            <text:p>123</text:p>
          </table:table-cell>
          <table:table-cell table:formula="of:=[.F124]*24*60" office:value-type="float" office:value="187">
            <text:p>187</text:p>
          </table:table-cell>
          <table:table-cell/>
          <table:table-cell table:formula="of:=SUM([.J$2:.J124])/[.I124]" office:value-type="float" office:value="176.081300813008">
            <text:p>176.0813008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tex</text:p>
          </table:table-cell>
          <table:table-cell office:value-type="string">
            <text:p>2:38</text:p>
          </table:table-cell>
          <table:table-cell office:value-type="string">
            <text:p>(:07</text:p>
          </table:table-cell>
          <table:table-cell office:value-type="string">
            <text:p>delay)</text:p>
          </table:table-cell>
          <table:table-cell office:value-type="float" office:value="124">
            <text:p>124</text:p>
          </table:table-cell>
          <table:table-cell table:formula="of:=[.F125]*24*60" office:value-type="float" office:value="158">
            <text:p>158</text:p>
          </table:table-cell>
          <table:table-cell/>
          <table:table-cell table:formula="of:=SUM([.J$2:.J125])/[.I125]" office:value-type="float" office:value="175.935483870968">
            <text:p>175.9354838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tex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25">
            <text:p>125</text:p>
          </table:table-cell>
          <table:table-cell table:formula="of:=[.F126]*24*60" office:value-type="float" office:value="160">
            <text:p>160</text:p>
          </table:table-cell>
          <table:table-cell/>
          <table:table-cell table:formula="of:=SUM([.J$2:.J126])/[.I126]" office:value-type="float" office:value="175.808">
            <text:p>175.8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26">
            <text:p>126</text:p>
          </table:table-cell>
          <table:table-cell table:formula="of:=[.F127]*24*60" office:value-type="float" office:value="150">
            <text:p>150</text:p>
          </table:table-cell>
          <table:table-cell/>
          <table:table-cell table:formula="of:=SUM([.J$2:.J127])/[.I127]" office:value-type="float" office:value="175.603174603175">
            <text:p>175.60317460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[.F128]*24*60" office:value-type="float" office:value="136">
            <text:p>136</text:p>
          </table:table-cell>
          <table:table-cell/>
          <table:table-cell table:formula="of:=SUM([.J$2:.J128])/[.I128]" office:value-type="float" office:value="175.291338582677">
            <text:p>175.29133858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det</text:p>
          </table:table-cell>
          <table:table-cell office:value-type="string">
            <text:p>bos</text:p>
          </table:table-cell>
          <table:table-cell office:value-type="string">
            <text:p>3:44</text:p>
          </table:table-cell>
          <table:table-cell table:number-columns-repeated="2"/>
          <table:table-cell office:value-type="float" office:value="128">
            <text:p>128</text:p>
          </table:table-cell>
          <table:table-cell table:formula="of:=[.F129]*24*60" office:value-type="float" office:value="224">
            <text:p>224</text:p>
          </table:table-cell>
          <table:table-cell/>
          <table:table-cell table:formula="of:=SUM([.J$2:.J129])/[.I129]" office:value-type="float" office:value="175.671875">
            <text:p>175.671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29">
            <text:p>129</text:p>
          </table:table-cell>
          <table:table-cell table:formula="of:=[.F130]*24*60" office:value-type="float" office:value="171">
            <text:p>171</text:p>
          </table:table-cell>
          <table:table-cell/>
          <table:table-cell table:formula="of:=SUM([.J$2:.J130])/[.I130]" office:value-type="float" office:value="175.635658914729">
            <text:p>175.63565891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nya</text:p>
          </table:table-cell>
          <table:table-cell office:value-type="string">
            <text:p>kca</text:p>
          </table:table-cell>
          <table:table-cell office:value-type="string">
            <text:p>2:52</text:p>
          </table:table-cell>
          <table:table-cell office:value-type="string">
            <text:p>(:28</text:p>
          </table:table-cell>
          <table:table-cell office:value-type="string">
            <text:p>delay)</text:p>
          </table:table-cell>
          <table:table-cell office:value-type="float" office:value="130">
            <text:p>130</text:p>
          </table:table-cell>
          <table:table-cell table:formula="of:=[.F131]*24*60" office:value-type="float" office:value="172">
            <text:p>172</text:p>
          </table:table-cell>
          <table:table-cell/>
          <table:table-cell table:formula="of:=SUM([.J$2:.J131])/[.I131]" office:value-type="float" office:value="175.607692307692">
            <text:p>175.607692307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string">
            <text:p>3:54</text:p>
          </table:table-cell>
          <table:table-cell table:number-columns-repeated="2"/>
          <table:table-cell office:value-type="float" office:value="131">
            <text:p>131</text:p>
          </table:table-cell>
          <table:table-cell table:formula="of:=[.F132]*24*60" office:value-type="float" office:value="234">
            <text:p>234</text:p>
          </table:table-cell>
          <table:table-cell/>
          <table:table-cell table:formula="of:=SUM([.J$2:.J132])/[.I132]" office:value-type="float" office:value="176.053435114504">
            <text:p>176.05343511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3:58</text:p>
          </table:table-cell>
          <table:table-cell table:number-columns-repeated="2"/>
          <table:table-cell office:value-type="float" office:value="132">
            <text:p>132</text:p>
          </table:table-cell>
          <table:table-cell table:formula="of:=[.F133]*24*60" office:value-type="float" office:value="238">
            <text:p>238</text:p>
          </table:table-cell>
          <table:table-cell/>
          <table:table-cell table:formula="of:=SUM([.J$2:.J133])/[.I133]" office:value-type="float" office:value="176.522727272727">
            <text:p>176.52272727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ea</text:p>
          </table:table-cell>
          <table:table-cell office:value-type="string">
            <text:p>tba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[.F134]*24*60" office:value-type="float" office:value="143">
            <text:p>143</text:p>
          </table:table-cell>
          <table:table-cell/>
          <table:table-cell table:formula="of:=SUM([.J$2:.J134])/[.I134]" office:value-type="float" office:value="176.270676691729">
            <text:p>176.27067669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ln</text:p>
          </table:table-cell>
          <table:table-cell office:value-type="string">
            <text:p>sf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34">
            <text:p>134</text:p>
          </table:table-cell>
          <table:table-cell table:formula="of:=[.F135]*24*60" office:value-type="float" office:value="156">
            <text:p>156</text:p>
          </table:table-cell>
          <table:table-cell/>
          <table:table-cell table:formula="of:=SUM([.J$2:.J135])/[.I135]" office:value-type="float" office:value="176.119402985075">
            <text:p>176.11940298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35">
            <text:p>135</text:p>
          </table:table-cell>
          <table:table-cell table:formula="of:=[.F136]*24*60" office:value-type="float" office:value="183">
            <text:p>183</text:p>
          </table:table-cell>
          <table:table-cell/>
          <table:table-cell table:formula="of:=SUM([.J$2:.J136])/[.I136]" office:value-type="float" office:value="176.17037037037">
            <text:p>176.17037037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2:15</text:p>
          </table:table-cell>
          <table:table-cell table:number-columns-repeated="2"/>
          <table:table-cell office:value-type="float" office:value="136">
            <text:p>136</text:p>
          </table:table-cell>
          <table:table-cell table:formula="of:=[.F137]*24*60" office:value-type="float" office:value="135">
            <text:p>135</text:p>
          </table:table-cell>
          <table:table-cell/>
          <table:table-cell table:formula="of:=SUM([.J$2:.J137])/[.I137]" office:value-type="float" office:value="175.867647058824">
            <text:p>175.86764705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37">
            <text:p>137</text:p>
          </table:table-cell>
          <table:table-cell table:formula="of:=[.F138]*24*60" office:value-type="float" office:value="195">
            <text:p>195</text:p>
          </table:table-cell>
          <table:table-cell/>
          <table:table-cell table:formula="of:=SUM([.J$2:.J138])/[.I138]" office:value-type="float" office:value="176.007299270073">
            <text:p>176.00729927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chn</text:p>
          </table:table-cell>
          <table:table-cell office:value-type="string">
            <text:p>phi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138">
            <text:p>138</text:p>
          </table:table-cell>
          <table:table-cell table:formula="of:=[.F139]*24*60" office:value-type="float" office:value="144">
            <text:p>144</text:p>
          </table:table-cell>
          <table:table-cell/>
          <table:table-cell table:formula="of:=SUM([.J$2:.J139])/[.I139]" office:value-type="float" office:value="175.775362318841">
            <text:p>175.77536231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string">
            <text:p>2:24</text:p>
          </table:table-cell>
          <table:table-cell office:value-type="string">
            <text:p>(1:22</text:p>
          </table:table-cell>
          <table:table-cell office:value-type="string">
            <text:p>delay)</text:p>
          </table:table-cell>
          <table:table-cell office:value-type="float" office:value="139">
            <text:p>139</text:p>
          </table:table-cell>
          <table:table-cell table:formula="of:=[.F140]*24*60" office:value-type="float" office:value="144">
            <text:p>144</text:p>
          </table:table-cell>
          <table:table-cell/>
          <table:table-cell table:formula="of:=SUM([.J$2:.J140])/[.I140]" office:value-type="float" office:value="175.546762589928">
            <text:p>175.54676258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40">
            <text:p>140</text:p>
          </table:table-cell>
          <table:table-cell table:formula="of:=[.F141]*24*60" office:value-type="float" office:value="155">
            <text:p>155</text:p>
          </table:table-cell>
          <table:table-cell/>
          <table:table-cell table:formula="of:=SUM([.J$2:.J141])/[.I141]" office:value-type="float" office:value="175.4">
            <text:p>175.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41">
            <text:p>141</text:p>
          </table:table-cell>
          <table:table-cell table:formula="of:=[.F142]*24*60" office:value-type="float" office:value="193">
            <text:p>193</text:p>
          </table:table-cell>
          <table:table-cell/>
          <table:table-cell table:formula="of:=SUM([.J$2:.J142])/[.I142]" office:value-type="float" office:value="175.524822695035">
            <text:p>175.5248226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flo</text:p>
          </table:table-cell>
          <table:table-cell office:value-type="string">
            <text:p>hou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42">
            <text:p>142</text:p>
          </table:table-cell>
          <table:table-cell table:formula="of:=[.F143]*24*60" office:value-type="float" office:value="181">
            <text:p>181</text:p>
          </table:table-cell>
          <table:table-cell/>
          <table:table-cell table:formula="of:=SUM([.J$2:.J143])/[.I143]" office:value-type="float" office:value="175.56338028169">
            <text:p>175.56338028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mil</text:p>
          </table:table-cell>
          <table:table-cell office:value-type="string">
            <text:p>nyn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43">
            <text:p>143</text:p>
          </table:table-cell>
          <table:table-cell table:formula="of:=[.F144]*24*60" office:value-type="float" office:value="146">
            <text:p>146</text:p>
          </table:table-cell>
          <table:table-cell/>
          <table:table-cell table:formula="of:=SUM([.J$2:.J144])/[.I144]" office:value-type="float" office:value="175.356643356643">
            <text:p>175.35664335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44">
            <text:p>144</text:p>
          </table:table-cell>
          <table:table-cell table:formula="of:=[.F145]*24*60" office:value-type="float" office:value="166">
            <text:p>166</text:p>
          </table:table-cell>
          <table:table-cell/>
          <table:table-cell table:formula="of:=SUM([.J$2:.J145])/[.I145]" office:value-type="float" office:value="175.291666666667">
            <text:p>175.291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45">
            <text:p>145</text:p>
          </table:table-cell>
          <table:table-cell table:formula="of:=[.F146]*24*60" office:value-type="float" office:value="179">
            <text:p>179</text:p>
          </table:table-cell>
          <table:table-cell/>
          <table:table-cell table:formula="of:=SUM([.J$2:.J146])/[.I146]" office:value-type="float" office:value="175.31724137931">
            <text:p>175.31724137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oak</text:p>
          </table:table-cell>
          <table:table-cell office:value-type="string">
            <text:p>cle</text:p>
          </table:table-cell>
          <table:table-cell office:value-type="string">
            <text:p>2:59</text:p>
          </table:table-cell>
          <table:table-cell office:value-type="string">
            <text:p>(:59</text:p>
          </table:table-cell>
          <table:table-cell office:value-type="string">
            <text:p>delay)</text:p>
          </table:table-cell>
          <table:table-cell office:value-type="float" office:value="146">
            <text:p>146</text:p>
          </table:table-cell>
          <table:table-cell table:formula="of:=[.F147]*24*60" office:value-type="float" office:value="179">
            <text:p>179</text:p>
          </table:table-cell>
          <table:table-cell/>
          <table:table-cell table:formula="of:=SUM([.J$2:.J147])/[.I147]" office:value-type="float" office:value="175.342465753425">
            <text:p>175.34246575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147">
            <text:p>147</text:p>
          </table:table-cell>
          <table:table-cell table:formula="of:=[.F148]*24*60" office:value-type="float" office:value="202">
            <text:p>202</text:p>
          </table:table-cell>
          <table:table-cell/>
          <table:table-cell table:formula="of:=SUM([.J$2:.J148])/[.I148]" office:value-type="float" office:value="175.52380952381">
            <text:p>175.52380952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ln</text:p>
          </table:table-cell>
          <table:table-cell office:value-type="string">
            <text:p>sfn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48">
            <text:p>148</text:p>
          </table:table-cell>
          <table:table-cell table:formula="of:=[.F149]*24*60" office:value-type="float" office:value="174">
            <text:p>174</text:p>
          </table:table-cell>
          <table:table-cell/>
          <table:table-cell table:formula="of:=SUM([.J$2:.J149])/[.I149]" office:value-type="float" office:value="175.513513513514">
            <text:p>175.51351351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149">
            <text:p>149</text:p>
          </table:table-cell>
          <table:table-cell table:formula="of:=[.F150]*24*60" office:value-type="float" office:value="199">
            <text:p>199</text:p>
          </table:table-cell>
          <table:table-cell/>
          <table:table-cell table:formula="of:=SUM([.J$2:.J150])/[.I150]" office:value-type="float" office:value="175.671140939597">
            <text:p>175.67114093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[.F151]*24*60" office:value-type="float" office:value="156">
            <text:p>156</text:p>
          </table:table-cell>
          <table:table-cell/>
          <table:table-cell table:formula="of:=SUM([.J$2:.J151])/[.I151]" office:value-type="float" office:value="175.54">
            <text:p>175.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2:44</text:p>
          </table:table-cell>
          <table:table-cell office:value-type="string">
            <text:p>(1:31</text:p>
          </table:table-cell>
          <table:table-cell office:value-type="string">
            <text:p>delay)</text:p>
          </table:table-cell>
          <table:table-cell office:value-type="float" office:value="151">
            <text:p>151</text:p>
          </table:table-cell>
          <table:table-cell table:formula="of:=[.F152]*24*60" office:value-type="float" office:value="164">
            <text:p>164</text:p>
          </table:table-cell>
          <table:table-cell/>
          <table:table-cell table:formula="of:=SUM([.J$2:.J152])/[.I152]" office:value-type="float" office:value="175.46357615894">
            <text:p>175.46357615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52">
            <text:p>152</text:p>
          </table:table-cell>
          <table:table-cell table:formula="of:=[.F153]*24*60" office:value-type="float" office:value="171">
            <text:p>171</text:p>
          </table:table-cell>
          <table:table-cell/>
          <table:table-cell table:formula="of:=SUM([.J$2:.J153])/[.I153]" office:value-type="float" office:value="175.434210526316">
            <text:p>175.43421052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chn</text:p>
          </table:table-cell>
          <table:table-cell office:value-type="string">
            <text:p>phi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53">
            <text:p>153</text:p>
          </table:table-cell>
          <table:table-cell table:formula="of:=[.F154]*24*60" office:value-type="float" office:value="174">
            <text:p>174</text:p>
          </table:table-cell>
          <table:table-cell/>
          <table:table-cell table:formula="of:=SUM([.J$2:.J154])/[.I154]" office:value-type="float" office:value="175.424836601307">
            <text:p>175.42483660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54">
            <text:p>154</text:p>
          </table:table-cell>
          <table:table-cell table:formula="of:=[.F155]*24*60" office:value-type="float" office:value="184">
            <text:p>184</text:p>
          </table:table-cell>
          <table:table-cell/>
          <table:table-cell table:formula="of:=SUM([.J$2:.J155])/[.I155]" office:value-type="float" office:value="175.480519480519">
            <text:p>175.48051948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55">
            <text:p>155</text:p>
          </table:table-cell>
          <table:table-cell table:formula="of:=[.F156]*24*60" office:value-type="float" office:value="167">
            <text:p>167</text:p>
          </table:table-cell>
          <table:table-cell/>
          <table:table-cell table:formula="of:=SUM([.J$2:.J156])/[.I156]" office:value-type="float" office:value="175.425806451613">
            <text:p>175.42580645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56">
            <text:p>156</text:p>
          </table:table-cell>
          <table:table-cell table:formula="of:=[.F157]*24*60" office:value-type="float" office:value="145">
            <text:p>145</text:p>
          </table:table-cell>
          <table:table-cell/>
          <table:table-cell table:formula="of:=SUM([.J$2:.J157])/[.I157]" office:value-type="float" office:value="175.230769230769">
            <text:p>175.23076923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flo</text:p>
          </table:table-cell>
          <table:table-cell office:value-type="string">
            <text:p>hou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57">
            <text:p>157</text:p>
          </table:table-cell>
          <table:table-cell table:formula="of:=[.F158]*24*60" office:value-type="float" office:value="198">
            <text:p>198</text:p>
          </table:table-cell>
          <table:table-cell/>
          <table:table-cell table:formula="of:=SUM([.J$2:.J158])/[.I158]" office:value-type="float" office:value="175.375796178344">
            <text:p>175.37579617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58">
            <text:p>158</text:p>
          </table:table-cell>
          <table:table-cell table:formula="of:=[.F159]*24*60" office:value-type="float" office:value="158">
            <text:p>158</text:p>
          </table:table-cell>
          <table:table-cell/>
          <table:table-cell table:formula="of:=SUM([.J$2:.J159])/[.I159]" office:value-type="float" office:value="175.26582278481">
            <text:p>175.26582278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2:49</text:p>
          </table:table-cell>
          <table:table-cell office:value-type="string">
            <text:p>(2:11</text:p>
          </table:table-cell>
          <table:table-cell office:value-type="string">
            <text:p>delay)</text:p>
          </table:table-cell>
          <table:table-cell office:value-type="float" office:value="159">
            <text:p>159</text:p>
          </table:table-cell>
          <table:table-cell table:formula="of:=[.F160]*24*60" office:value-type="float" office:value="169">
            <text:p>169</text:p>
          </table:table-cell>
          <table:table-cell/>
          <table:table-cell table:formula="of:=SUM([.J$2:.J160])/[.I160]" office:value-type="float" office:value="175.22641509434">
            <text:p>175.22641509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oak</text:p>
          </table:table-cell>
          <table:table-cell office:value-type="string">
            <text:p>cle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60">
            <text:p>160</text:p>
          </table:table-cell>
          <table:table-cell table:formula="of:=[.F161]*24*60" office:value-type="float" office:value="191">
            <text:p>191</text:p>
          </table:table-cell>
          <table:table-cell/>
          <table:table-cell table:formula="of:=SUM([.J$2:.J161])/[.I161]" office:value-type="float" office:value="175.325">
            <text:p>175.3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61">
            <text:p>161</text:p>
          </table:table-cell>
          <table:table-cell table:formula="of:=[.F162]*24*60" office:value-type="float" office:value="155">
            <text:p>155</text:p>
          </table:table-cell>
          <table:table-cell/>
          <table:table-cell table:formula="of:=SUM([.J$2:.J162])/[.I162]" office:value-type="float" office:value="175.198757763975">
            <text:p>175.1987577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ln</text:p>
          </table:table-cell>
          <table:table-cell office:value-type="string">
            <text:p>sfn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62">
            <text:p>162</text:p>
          </table:table-cell>
          <table:table-cell table:formula="of:=[.F163]*24*60" office:value-type="float" office:value="200">
            <text:p>200</text:p>
          </table:table-cell>
          <table:table-cell/>
          <table:table-cell table:formula="of:=SUM([.J$2:.J163])/[.I163]" office:value-type="float" office:value="175.351851851852">
            <text:p>175.35185185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63">
            <text:p>163</text:p>
          </table:table-cell>
          <table:table-cell table:formula="of:=[.F164]*24*60" office:value-type="float" office:value="165">
            <text:p>165</text:p>
          </table:table-cell>
          <table:table-cell/>
          <table:table-cell table:formula="of:=SUM([.J$2:.J164])/[.I164]" office:value-type="float" office:value="175.288343558282">
            <text:p>175.28834355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64">
            <text:p>164</text:p>
          </table:table-cell>
          <table:table-cell table:formula="of:=[.F165]*24*60" office:value-type="float" office:value="190">
            <text:p>190</text:p>
          </table:table-cell>
          <table:table-cell/>
          <table:table-cell table:formula="of:=SUM([.J$2:.J165])/[.I165]" office:value-type="float" office:value="175.378048780488">
            <text:p>175.37804878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65">
            <text:p>165</text:p>
          </table:table-cell>
          <table:table-cell table:formula="of:=[.F166]*24*60" office:value-type="float" office:value="186">
            <text:p>186</text:p>
          </table:table-cell>
          <table:table-cell/>
          <table:table-cell table:formula="of:=SUM([.J$2:.J166])/[.I166]" office:value-type="float" office:value="175.442424242424">
            <text:p>175.44242424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66">
            <text:p>166</text:p>
          </table:table-cell>
          <table:table-cell table:formula="of:=[.F167]*24*60" office:value-type="float" office:value="170">
            <text:p>170</text:p>
          </table:table-cell>
          <table:table-cell/>
          <table:table-cell table:formula="of:=SUM([.J$2:.J167])/[.I167]" office:value-type="float" office:value="175.409638554217">
            <text:p>175.40963855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hn</text:p>
          </table:table-cell>
          <table:table-cell office:value-type="string">
            <text:p>phi</text:p>
          </table:table-cell>
          <table:table-cell office:value-type="string">
            <text:p>3:45</text:p>
          </table:table-cell>
          <table:table-cell table:number-columns-repeated="2"/>
          <table:table-cell office:value-type="float" office:value="167">
            <text:p>167</text:p>
          </table:table-cell>
          <table:table-cell table:formula="of:=[.F168]*24*60" office:value-type="float" office:value="225">
            <text:p>225</text:p>
          </table:table-cell>
          <table:table-cell/>
          <table:table-cell table:formula="of:=SUM([.J$2:.J168])/[.I168]" office:value-type="float" office:value="175.706586826347">
            <text:p>175.70658682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string">
            <text:p>2:32</text:p>
          </table:table-cell>
          <table:table-cell office:value-type="string">
            <text:p>(:09</text:p>
          </table:table-cell>
          <table:table-cell office:value-type="string">
            <text:p>delay)</text:p>
          </table:table-cell>
          <table:table-cell office:value-type="float" office:value="168">
            <text:p>168</text:p>
          </table:table-cell>
          <table:table-cell table:formula="of:=[.F169]*24*60" office:value-type="float" office:value="152">
            <text:p>152</text:p>
          </table:table-cell>
          <table:table-cell/>
          <table:table-cell table:formula="of:=SUM([.J$2:.J169])/[.I169]" office:value-type="float" office:value="175.565476190476">
            <text:p>175.56547619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69">
            <text:p>169</text:p>
          </table:table-cell>
          <table:table-cell table:formula="of:=[.F170]*24*60" office:value-type="float" office:value="154">
            <text:p>154</text:p>
          </table:table-cell>
          <table:table-cell/>
          <table:table-cell table:formula="of:=SUM([.J$2:.J170])/[.I170]" office:value-type="float" office:value="175.437869822485">
            <text:p>175.43786982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flo</text:p>
          </table:table-cell>
          <table:table-cell office:value-type="string">
            <text:p>hou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70">
            <text:p>170</text:p>
          </table:table-cell>
          <table:table-cell table:formula="of:=[.F171]*24*60" office:value-type="float" office:value="165">
            <text:p>165</text:p>
          </table:table-cell>
          <table:table-cell/>
          <table:table-cell table:formula="of:=SUM([.J$2:.J171])/[.I171]" office:value-type="float" office:value="175.376470588235">
            <text:p>175.37647058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mil</text:p>
          </table:table-cell>
          <table:table-cell office:value-type="string">
            <text:p>nyn</text:p>
          </table:table-cell>
          <table:table-cell office:value-type="string">
            <text:p>3:42</text:p>
          </table:table-cell>
          <table:table-cell table:number-columns-repeated="2"/>
          <table:table-cell office:value-type="float" office:value="171">
            <text:p>171</text:p>
          </table:table-cell>
          <table:table-cell table:formula="of:=[.F172]*24*60" office:value-type="float" office:value="222">
            <text:p>222</text:p>
          </table:table-cell>
          <table:table-cell/>
          <table:table-cell table:formula="of:=SUM([.J$2:.J172])/[.I172]" office:value-type="float" office:value="175.649122807018">
            <text:p>175.6491228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2:10</text:p>
          </table:table-cell>
          <table:table-cell table:number-columns-repeated="2"/>
          <table:table-cell office:value-type="float" office:value="172">
            <text:p>172</text:p>
          </table:table-cell>
          <table:table-cell table:formula="of:=[.F173]*24*60" office:value-type="float" office:value="130">
            <text:p>130</text:p>
          </table:table-cell>
          <table:table-cell/>
          <table:table-cell table:formula="of:=SUM([.J$2:.J173])/[.I173]" office:value-type="float" office:value="175.383720930233">
            <text:p>175.38372093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3:55</text:p>
          </table:table-cell>
          <table:table-cell table:number-columns-repeated="2"/>
          <table:table-cell office:value-type="float" office:value="173">
            <text:p>173</text:p>
          </table:table-cell>
          <table:table-cell table:formula="of:=[.F174]*24*60" office:value-type="float" office:value="235">
            <text:p>235</text:p>
          </table:table-cell>
          <table:table-cell/>
          <table:table-cell table:formula="of:=SUM([.J$2:.J174])/[.I174]" office:value-type="float" office:value="175.728323699422">
            <text:p>175.72832369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oak</text:p>
          </table:table-cell>
          <table:table-cell office:value-type="string">
            <text:p>cle</text:p>
          </table:table-cell>
          <table:table-cell office:value-type="string">
            <text:p>2:31</text:p>
          </table:table-cell>
          <table:table-cell office:value-type="string">
            <text:p>(:48</text:p>
          </table:table-cell>
          <table:table-cell office:value-type="string">
            <text:p>delay)</text:p>
          </table:table-cell>
          <table:table-cell office:value-type="float" office:value="174">
            <text:p>174</text:p>
          </table:table-cell>
          <table:table-cell table:formula="of:=[.F175]*24*60" office:value-type="float" office:value="151">
            <text:p>151</text:p>
          </table:table-cell>
          <table:table-cell/>
          <table:table-cell table:formula="of:=SUM([.J$2:.J175])/[.I175]" office:value-type="float" office:value="175.586206896552">
            <text:p>175.58620689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75">
            <text:p>175</text:p>
          </table:table-cell>
          <table:table-cell table:formula="of:=[.F176]*24*60" office:value-type="float" office:value="159">
            <text:p>159</text:p>
          </table:table-cell>
          <table:table-cell/>
          <table:table-cell table:formula="of:=SUM([.J$2:.J176])/[.I176]" office:value-type="float" office:value="175.491428571429">
            <text:p>175.49142857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sln</text:p>
          </table:table-cell>
          <table:table-cell office:value-type="string">
            <text:p>sf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76">
            <text:p>176</text:p>
          </table:table-cell>
          <table:table-cell table:formula="of:=[.F177]*24*60" office:value-type="float" office:value="187">
            <text:p>187</text:p>
          </table:table-cell>
          <table:table-cell/>
          <table:table-cell table:formula="of:=SUM([.J$2:.J177])/[.I177]" office:value-type="float" office:value="175.556818181818">
            <text:p>175.55681818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string">
            <text:p>3:38</text:p>
          </table:table-cell>
          <table:table-cell table:number-columns-repeated="2"/>
          <table:table-cell office:value-type="float" office:value="177">
            <text:p>177</text:p>
          </table:table-cell>
          <table:table-cell table:formula="of:=[.F178]*24*60" office:value-type="float" office:value="218">
            <text:p>218</text:p>
          </table:table-cell>
          <table:table-cell/>
          <table:table-cell table:formula="of:=SUM([.J$2:.J178])/[.I178]" office:value-type="float" office:value="175.796610169492">
            <text:p>175.79661016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78">
            <text:p>178</text:p>
          </table:table-cell>
          <table:table-cell table:formula="of:=[.F179]*24*60" office:value-type="float" office:value="169">
            <text:p>169</text:p>
          </table:table-cell>
          <table:table-cell/>
          <table:table-cell table:formula="of:=SUM([.J$2:.J179])/[.I179]" office:value-type="float" office:value="175.758426966292">
            <text:p>175.75842696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179">
            <text:p>179</text:p>
          </table:table-cell>
          <table:table-cell table:formula="of:=[.F180]*24*60" office:value-type="float" office:value="202">
            <text:p>202</text:p>
          </table:table-cell>
          <table:table-cell/>
          <table:table-cell table:formula="of:=SUM([.J$2:.J180])/[.I180]" office:value-type="float" office:value="175.905027932961">
            <text:p>175.9050279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bos</text:p>
          </table:table-cell>
          <table:table-cell office:value-type="string">
            <text:p>cle</text:p>
          </table:table-cell>
          <table:table-cell office:value-type="string">
            <text:p>3:40</text:p>
          </table:table-cell>
          <table:table-cell table:number-columns-repeated="2"/>
          <table:table-cell office:value-type="float" office:value="180">
            <text:p>180</text:p>
          </table:table-cell>
          <table:table-cell table:formula="of:=[.F181]*24*60" office:value-type="float" office:value="220">
            <text:p>220</text:p>
          </table:table-cell>
          <table:table-cell/>
          <table:table-cell table:formula="of:=SUM([.J$2:.J181])/[.I181]" office:value-type="float" office:value="176.15">
            <text:p>176.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kca</text:p>
          </table:table-cell>
          <table:table-cell office:value-type="string">
            <text:p>sea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81">
            <text:p>181</text:p>
          </table:table-cell>
          <table:table-cell table:formula="of:=[.F182]*24*60" office:value-type="float" office:value="146">
            <text:p>146</text:p>
          </table:table-cell>
          <table:table-cell/>
          <table:table-cell table:formula="of:=SUM([.J$2:.J182])/[.I182]" office:value-type="float" office:value="175.983425414365">
            <text:p>175.98342541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82">
            <text:p>182</text:p>
          </table:table-cell>
          <table:table-cell table:formula="of:=[.F183]*24*60" office:value-type="float" office:value="196">
            <text:p>196</text:p>
          </table:table-cell>
          <table:table-cell/>
          <table:table-cell table:formula="of:=SUM([.J$2:.J183])/[.I183]" office:value-type="float" office:value="176.093406593407">
            <text:p>176.09340659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83">
            <text:p>183</text:p>
          </table:table-cell>
          <table:table-cell table:formula="of:=[.F184]*24*60" office:value-type="float" office:value="185">
            <text:p>185</text:p>
          </table:table-cell>
          <table:table-cell/>
          <table:table-cell table:formula="of:=SUM([.J$2:.J184])/[.I184]" office:value-type="float" office:value="176.142076502732">
            <text:p>176.14207650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oak</text:p>
          </table:table-cell>
          <table:table-cell office:value-type="string">
            <text:p>ch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84">
            <text:p>184</text:p>
          </table:table-cell>
          <table:table-cell table:formula="of:=[.F185]*24*60" office:value-type="float" office:value="160">
            <text:p>160</text:p>
          </table:table-cell>
          <table:table-cell/>
          <table:table-cell table:formula="of:=SUM([.J$2:.J185])/[.I185]" office:value-type="float" office:value="176.054347826087">
            <text:p>176.05434782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pit</text:p>
          </table:table-cell>
          <table:table-cell office:value-type="string">
            <text:p>la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85">
            <text:p>185</text:p>
          </table:table-cell>
          <table:table-cell table:formula="of:=[.F186]*24*60" office:value-type="float" office:value="177">
            <text:p>177</text:p>
          </table:table-cell>
          <table:table-cell/>
          <table:table-cell table:formula="of:=SUM([.J$2:.J186])/[.I186]" office:value-type="float" office:value="176.059459459459">
            <text:p>176.05945945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86">
            <text:p>186</text:p>
          </table:table-cell>
          <table:table-cell table:formula="of:=[.F187]*24*60" office:value-type="float" office:value="176">
            <text:p>176</text:p>
          </table:table-cell>
          <table:table-cell/>
          <table:table-cell table:formula="of:=SUM([.J$2:.J187])/[.I187]" office:value-type="float" office:value="176.059139784946">
            <text:p>176.05913978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87">
            <text:p>187</text:p>
          </table:table-cell>
          <table:table-cell table:formula="of:=[.F188]*24*60" office:value-type="float" office:value="173">
            <text:p>173</text:p>
          </table:table-cell>
          <table:table-cell/>
          <table:table-cell table:formula="of:=SUM([.J$2:.J188])/[.I188]" office:value-type="float" office:value="176.042780748663">
            <text:p>176.04278074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88">
            <text:p>188</text:p>
          </table:table-cell>
          <table:table-cell table:formula="of:=[.F189]*24*60" office:value-type="float" office:value="179">
            <text:p>179</text:p>
          </table:table-cell>
          <table:table-cell/>
          <table:table-cell table:formula="of:=SUM([.J$2:.J189])/[.I189]" office:value-type="float" office:value="176.058510638298">
            <text:p>176.05851063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89">
            <text:p>189</text:p>
          </table:table-cell>
          <table:table-cell table:formula="of:=[.F190]*24*60" office:value-type="float" office:value="156">
            <text:p>156</text:p>
          </table:table-cell>
          <table:table-cell/>
          <table:table-cell table:formula="of:=SUM([.J$2:.J190])/[.I190]" office:value-type="float" office:value="175.952380952381">
            <text:p>175.95238095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bos</text:p>
          </table:table-cell>
          <table:table-cell office:value-type="string">
            <text:p>cle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190">
            <text:p>190</text:p>
          </table:table-cell>
          <table:table-cell table:formula="of:=[.F191]*24*60" office:value-type="float" office:value="204">
            <text:p>204</text:p>
          </table:table-cell>
          <table:table-cell/>
          <table:table-cell table:formula="of:=SUM([.J$2:.J191])/[.I191]" office:value-type="float" office:value="176.1">
            <text:p>176.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91">
            <text:p>191</text:p>
          </table:table-cell>
          <table:table-cell table:formula="of:=[.F192]*24*60" office:value-type="float" office:value="172">
            <text:p>172</text:p>
          </table:table-cell>
          <table:table-cell/>
          <table:table-cell table:formula="of:=SUM([.J$2:.J192])/[.I192]" office:value-type="float" office:value="176.078534031414">
            <text:p>176.07853403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92">
            <text:p>192</text:p>
          </table:table-cell>
          <table:table-cell table:formula="of:=[.F193]*24*60" office:value-type="float" office:value="161">
            <text:p>161</text:p>
          </table:table-cell>
          <table:table-cell/>
          <table:table-cell table:formula="of:=SUM([.J$2:.J193])/[.I193]" office:value-type="float" office:value="176">
            <text:p>1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hou</text:p>
          </table:table-cell>
          <table:table-cell office:value-type="string">
            <text:p>phi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93">
            <text:p>193</text:p>
          </table:table-cell>
          <table:table-cell table:formula="of:=[.F194]*24*60" office:value-type="float" office:value="156">
            <text:p>156</text:p>
          </table:table-cell>
          <table:table-cell/>
          <table:table-cell table:formula="of:=SUM([.J$2:.J194])/[.I194]" office:value-type="float" office:value="175.896373056995">
            <text:p>175.8963730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kca</text:p>
          </table:table-cell>
          <table:table-cell office:value-type="string">
            <text:p>sea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94">
            <text:p>194</text:p>
          </table:table-cell>
          <table:table-cell table:formula="of:=[.F195]*24*60" office:value-type="float" office:value="205">
            <text:p>205</text:p>
          </table:table-cell>
          <table:table-cell/>
          <table:table-cell table:formula="of:=SUM([.J$2:.J195])/[.I195]" office:value-type="float" office:value="176.046391752577">
            <text:p>176.04639175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95">
            <text:p>195</text:p>
          </table:table-cell>
          <table:table-cell table:formula="of:=[.F196]*24*60" office:value-type="float" office:value="156">
            <text:p>156</text:p>
          </table:table-cell>
          <table:table-cell/>
          <table:table-cell table:formula="of:=SUM([.J$2:.J196])/[.I196]" office:value-type="float" office:value="175.94358974359">
            <text:p>175.94358974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96">
            <text:p>196</text:p>
          </table:table-cell>
          <table:table-cell table:formula="of:=[.F197]*24*60" office:value-type="float" office:value="181">
            <text:p>181</text:p>
          </table:table-cell>
          <table:table-cell/>
          <table:table-cell table:formula="of:=SUM([.J$2:.J197])/[.I197]" office:value-type="float" office:value="175.969387755102">
            <text:p>175.96938775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oak</text:p>
          </table:table-cell>
          <table:table-cell office:value-type="string">
            <text:p>cha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197">
            <text:p>197</text:p>
          </table:table-cell>
          <table:table-cell table:formula="of:=[.F198]*24*60" office:value-type="float" office:value="138">
            <text:p>138</text:p>
          </table:table-cell>
          <table:table-cell/>
          <table:table-cell table:formula="of:=SUM([.J$2:.J198])/[.I198]" office:value-type="float" office:value="175.776649746193">
            <text:p>175.77664974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pit</text:p>
          </table:table-cell>
          <table:table-cell office:value-type="string">
            <text:p>la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98">
            <text:p>198</text:p>
          </table:table-cell>
          <table:table-cell table:formula="of:=[.F199]*24*60" office:value-type="float" office:value="159">
            <text:p>159</text:p>
          </table:table-cell>
          <table:table-cell/>
          <table:table-cell table:formula="of:=SUM([.J$2:.J199])/[.I199]" office:value-type="float" office:value="175.691919191919">
            <text:p>175.69191919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99">
            <text:p>199</text:p>
          </table:table-cell>
          <table:table-cell table:formula="of:=[.F200]*24*60" office:value-type="float" office:value="181">
            <text:p>181</text:p>
          </table:table-cell>
          <table:table-cell/>
          <table:table-cell table:formula="of:=SUM([.J$2:.J200])/[.I200]" office:value-type="float" office:value="175.718592964824">
            <text:p>175.71859296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[.F201]*24*60" office:value-type="float" office:value="161">
            <text:p>161</text:p>
          </table:table-cell>
          <table:table-cell/>
          <table:table-cell table:formula="of:=SUM([.J$2:.J201])/[.I201]" office:value-type="float" office:value="175.645">
            <text:p>175.6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4:08</text:p>
          </table:table-cell>
          <table:table-cell table:number-columns-repeated="2"/>
          <table:table-cell office:value-type="float" office:value="201">
            <text:p>201</text:p>
          </table:table-cell>
          <table:table-cell table:formula="of:=[.F202]*24*60" office:value-type="float" office:value="248">
            <text:p>248</text:p>
          </table:table-cell>
          <table:table-cell/>
          <table:table-cell table:formula="of:=SUM([.J$2:.J202])/[.I202]" office:value-type="float" office:value="176.004975124378">
            <text:p>176.00497512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cha</text:p>
          </table:table-cell>
          <table:table-cell office:value-type="string">
            <text:p>bal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202">
            <text:p>202</text:p>
          </table:table-cell>
          <table:table-cell table:formula="of:=[.F203]*24*60" office:value-type="float" office:value="145">
            <text:p>145</text:p>
          </table:table-cell>
          <table:table-cell/>
          <table:table-cell table:formula="of:=SUM([.J$2:.J203])/[.I203]" office:value-type="float" office:value="175.851485148515">
            <text:p>175.85148514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203">
            <text:p>203</text:p>
          </table:table-cell>
          <table:table-cell table:formula="of:=[.F204]*24*60" office:value-type="float" office:value="172">
            <text:p>172</text:p>
          </table:table-cell>
          <table:table-cell/>
          <table:table-cell table:formula="of:=SUM([.J$2:.J204])/[.I204]" office:value-type="float" office:value="175.832512315271">
            <text:p>175.83251231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04">
            <text:p>204</text:p>
          </table:table-cell>
          <table:table-cell table:formula="of:=[.F205]*24*60" office:value-type="float" office:value="155">
            <text:p>155</text:p>
          </table:table-cell>
          <table:table-cell/>
          <table:table-cell table:formula="of:=SUM([.J$2:.J205])/[.I205]" office:value-type="float" office:value="175.730392156863">
            <text:p>175.73039215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205">
            <text:p>205</text:p>
          </table:table-cell>
          <table:table-cell table:formula="of:=[.F206]*24*60" office:value-type="float" office:value="197">
            <text:p>197</text:p>
          </table:table-cell>
          <table:table-cell/>
          <table:table-cell table:formula="of:=SUM([.J$2:.J206])/[.I206]" office:value-type="float" office:value="175.834146341463">
            <text:p>175.83414634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hou</text:p>
          </table:table-cell>
          <table:table-cell office:value-type="string">
            <text:p>phi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206">
            <text:p>206</text:p>
          </table:table-cell>
          <table:table-cell table:formula="of:=[.F207]*24*60" office:value-type="float" office:value="137">
            <text:p>137</text:p>
          </table:table-cell>
          <table:table-cell/>
          <table:table-cell table:formula="of:=SUM([.J$2:.J207])/[.I207]" office:value-type="float" office:value="175.645631067961">
            <text:p>175.6456310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kca</text:p>
          </table:table-cell>
          <table:table-cell office:value-type="string">
            <text:p>an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07">
            <text:p>207</text:p>
          </table:table-cell>
          <table:table-cell table:formula="of:=[.F208]*24*60" office:value-type="float" office:value="188">
            <text:p>188</text:p>
          </table:table-cell>
          <table:table-cell/>
          <table:table-cell table:formula="of:=SUM([.J$2:.J208])/[.I208]" office:value-type="float" office:value="175.705314009662">
            <text:p>175.70531400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08">
            <text:p>208</text:p>
          </table:table-cell>
          <table:table-cell table:formula="of:=[.F209]*24*60" office:value-type="float" office:value="169">
            <text:p>169</text:p>
          </table:table-cell>
          <table:table-cell/>
          <table:table-cell table:formula="of:=SUM([.J$2:.J209])/[.I209]" office:value-type="float" office:value="175.673076923077">
            <text:p>175.67307692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pit</text:p>
          </table:table-cell>
          <table:table-cell office:value-type="string">
            <text:p>la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209">
            <text:p>209</text:p>
          </table:table-cell>
          <table:table-cell table:formula="of:=[.F210]*24*60" office:value-type="float" office:value="176">
            <text:p>176</text:p>
          </table:table-cell>
          <table:table-cell/>
          <table:table-cell table:formula="of:=SUM([.J$2:.J210])/[.I210]" office:value-type="float" office:value="175.674641148325">
            <text:p>175.674641148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2:09</text:p>
          </table:table-cell>
          <table:table-cell table:number-columns-repeated="2"/>
          <table:table-cell office:value-type="float" office:value="210">
            <text:p>210</text:p>
          </table:table-cell>
          <table:table-cell table:formula="of:=[.F211]*24*60" office:value-type="float" office:value="129">
            <text:p>129</text:p>
          </table:table-cell>
          <table:table-cell/>
          <table:table-cell table:formula="of:=SUM([.J$2:.J211])/[.I211]" office:value-type="float" office:value="175.452380952381">
            <text:p>175.45238095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tba</text:p>
          </table:table-cell>
          <table:table-cell office:value-type="string">
            <text:p>mi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11">
            <text:p>211</text:p>
          </table:table-cell>
          <table:table-cell table:formula="of:=[.F212]*24*60" office:value-type="float" office:value="169">
            <text:p>169</text:p>
          </table:table-cell>
          <table:table-cell/>
          <table:table-cell table:formula="of:=SUM([.J$2:.J212])/[.I212]" office:value-type="float" office:value="175.421800947867">
            <text:p>175.42180094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tex</text:p>
          </table:table-cell>
          <table:table-cell office:value-type="string">
            <text:p>tor</text:p>
          </table:table-cell>
          <table:table-cell office:value-type="string">
            <text:p>4:53</text:p>
          </table:table-cell>
          <table:table-cell table:number-columns-repeated="2"/>
          <table:table-cell office:value-type="float" office:value="212">
            <text:p>212</text:p>
          </table:table-cell>
          <table:table-cell table:formula="of:=[.F213]*24*60" office:value-type="float" office:value="293">
            <text:p>293</text:p>
          </table:table-cell>
          <table:table-cell/>
          <table:table-cell table:formula="of:=SUM([.J$2:.J213])/[.I213]" office:value-type="float" office:value="175.97641509434">
            <text:p>175.97641509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13">
            <text:p>213</text:p>
          </table:table-cell>
          <table:table-cell table:formula="of:=[.F214]*24*60" office:value-type="float" office:value="157">
            <text:p>157</text:p>
          </table:table-cell>
          <table:table-cell/>
          <table:table-cell table:formula="of:=SUM([.J$2:.J214])/[.I214]" office:value-type="float" office:value="175.887323943662">
            <text:p>175.88732394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14">
            <text:p>214</text:p>
          </table:table-cell>
          <table:table-cell table:formula="of:=[.F215]*24*60" office:value-type="float" office:value="173">
            <text:p>173</text:p>
          </table:table-cell>
          <table:table-cell/>
          <table:table-cell table:formula="of:=SUM([.J$2:.J215])/[.I215]" office:value-type="float" office:value="175.873831775701">
            <text:p>175.87383177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15">
            <text:p>215</text:p>
          </table:table-cell>
          <table:table-cell table:formula="of:=[.F216]*24*60" office:value-type="float" office:value="200">
            <text:p>200</text:p>
          </table:table-cell>
          <table:table-cell/>
          <table:table-cell table:formula="of:=SUM([.J$2:.J216])/[.I216]" office:value-type="float" office:value="175.986046511628">
            <text:p>175.98604651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ha</text:p>
          </table:table-cell>
          <table:table-cell office:value-type="string">
            <text:p>bal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16">
            <text:p>216</text:p>
          </table:table-cell>
          <table:table-cell table:formula="of:=[.F217]*24*60" office:value-type="float" office:value="200">
            <text:p>200</text:p>
          </table:table-cell>
          <table:table-cell/>
          <table:table-cell table:formula="of:=SUM([.J$2:.J217])/[.I217]" office:value-type="float" office:value="176.097222222222">
            <text:p>176.09722222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17">
            <text:p>217</text:p>
          </table:table-cell>
          <table:table-cell table:formula="of:=[.F218]*24*60" office:value-type="float" office:value="185">
            <text:p>185</text:p>
          </table:table-cell>
          <table:table-cell/>
          <table:table-cell table:formula="of:=SUM([.J$2:.J218])/[.I218]" office:value-type="float" office:value="176.138248847926">
            <text:p>176.13824884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6:16</text:p>
          </table:table-cell>
          <table:table-cell table:number-columns-repeated="2"/>
          <table:table-cell office:value-type="float" office:value="218">
            <text:p>218</text:p>
          </table:table-cell>
          <table:table-cell table:formula="of:=[.F219]*24*60" office:value-type="float" office:value="376">
            <text:p>376</text:p>
          </table:table-cell>
          <table:table-cell/>
          <table:table-cell table:formula="of:=SUM([.J$2:.J219])/[.I219]" office:value-type="float" office:value="177.05504587156">
            <text:p>177.05504587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219">
            <text:p>219</text:p>
          </table:table-cell>
          <table:table-cell table:formula="of:=[.F220]*24*60" office:value-type="float" office:value="203">
            <text:p>203</text:p>
          </table:table-cell>
          <table:table-cell/>
          <table:table-cell table:formula="of:=SUM([.J$2:.J220])/[.I220]" office:value-type="float" office:value="177.173515981735">
            <text:p>177.17351598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hou</text:p>
          </table:table-cell>
          <table:table-cell office:value-type="string">
            <text:p>phi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220">
            <text:p>220</text:p>
          </table:table-cell>
          <table:table-cell table:formula="of:=[.F221]*24*60" office:value-type="float" office:value="165">
            <text:p>165</text:p>
          </table:table-cell>
          <table:table-cell/>
          <table:table-cell table:formula="of:=SUM([.J$2:.J221])/[.I221]" office:value-type="float" office:value="177.118181818182">
            <text:p>177.11818181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kca</text:p>
          </table:table-cell>
          <table:table-cell office:value-type="string">
            <text:p>ana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221">
            <text:p>221</text:p>
          </table:table-cell>
          <table:table-cell table:formula="of:=[.F222]*24*60" office:value-type="float" office:value="162">
            <text:p>162</text:p>
          </table:table-cell>
          <table:table-cell/>
          <table:table-cell table:formula="of:=SUM([.J$2:.J222])/[.I222]" office:value-type="float" office:value="177.049773755656">
            <text:p>177.04977375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string">
            <text:p>3:39</text:p>
          </table:table-cell>
          <table:table-cell table:number-columns-repeated="2"/>
          <table:table-cell office:value-type="float" office:value="222">
            <text:p>222</text:p>
          </table:table-cell>
          <table:table-cell table:formula="of:=[.F223]*24*60" office:value-type="float" office:value="219">
            <text:p>219</text:p>
          </table:table-cell>
          <table:table-cell/>
          <table:table-cell table:formula="of:=SUM([.J$2:.J223])/[.I223]" office:value-type="float" office:value="177.238738738739">
            <text:p>177.238738738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223">
            <text:p>223</text:p>
          </table:table-cell>
          <table:table-cell table:formula="of:=[.F224]*24*60" office:value-type="float" office:value="142">
            <text:p>142</text:p>
          </table:table-cell>
          <table:table-cell/>
          <table:table-cell table:formula="of:=SUM([.J$2:.J224])/[.I224]" office:value-type="float" office:value="177.080717488789">
            <text:p>177.08071748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tba</text:p>
          </table:table-cell>
          <table:table-cell office:value-type="string">
            <text:p>mi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24">
            <text:p>224</text:p>
          </table:table-cell>
          <table:table-cell table:formula="of:=[.F225]*24*60" office:value-type="float" office:value="168">
            <text:p>168</text:p>
          </table:table-cell>
          <table:table-cell/>
          <table:table-cell table:formula="of:=SUM([.J$2:.J225])/[.I225]" office:value-type="float" office:value="177.040178571429">
            <text:p>177.04017857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tex</text:p>
          </table:table-cell>
          <table:table-cell office:value-type="string">
            <text:p>tor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[.F226]*24*60" office:value-type="float" office:value="153">
            <text:p>153</text:p>
          </table:table-cell>
          <table:table-cell/>
          <table:table-cell table:formula="of:=SUM([.J$2:.J226])/[.I226]" office:value-type="float" office:value="176.933333333333">
            <text:p>176.9333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4:45</text:p>
          </table:table-cell>
          <table:table-cell table:number-columns-repeated="2"/>
          <table:table-cell office:value-type="float" office:value="226">
            <text:p>226</text:p>
          </table:table-cell>
          <table:table-cell table:formula="of:=[.F227]*24*60" office:value-type="float" office:value="285">
            <text:p>285</text:p>
          </table:table-cell>
          <table:table-cell/>
          <table:table-cell table:formula="of:=SUM([.J$2:.J227])/[.I227]" office:value-type="float" office:value="177.411504424779">
            <text:p>177.41150442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cha</text:p>
          </table:table-cell>
          <table:table-cell office:value-type="string">
            <text:p>tba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27">
            <text:p>227</text:p>
          </table:table-cell>
          <table:table-cell table:formula="of:=[.F228]*24*60" office:value-type="float" office:value="182">
            <text:p>182</text:p>
          </table:table-cell>
          <table:table-cell/>
          <table:table-cell table:formula="of:=SUM([.J$2:.J228])/[.I228]" office:value-type="float" office:value="177.431718061674">
            <text:p>177.43171806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228">
            <text:p>228</text:p>
          </table:table-cell>
          <table:table-cell table:formula="of:=[.F229]*24*60" office:value-type="float" office:value="144">
            <text:p>144</text:p>
          </table:table-cell>
          <table:table-cell/>
          <table:table-cell table:formula="of:=SUM([.J$2:.J229])/[.I229]" office:value-type="float" office:value="177.285087719298">
            <text:p>177.28508771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col</text:p>
          </table:table-cell>
          <table:table-cell office:value-type="string">
            <text:p>hou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229">
            <text:p>229</text:p>
          </table:table-cell>
          <table:table-cell table:formula="of:=[.F230]*24*60" office:value-type="float" office:value="195">
            <text:p>195</text:p>
          </table:table-cell>
          <table:table-cell/>
          <table:table-cell table:formula="of:=SUM([.J$2:.J230])/[.I230]" office:value-type="float" office:value="177.362445414847">
            <text:p>177.36244541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det</text:p>
          </table:table-cell>
          <table:table-cell office:value-type="string">
            <text:p>tor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30">
            <text:p>230</text:p>
          </table:table-cell>
          <table:table-cell table:formula="of:=[.F231]*24*60" office:value-type="float" office:value="188">
            <text:p>188</text:p>
          </table:table-cell>
          <table:table-cell/>
          <table:table-cell table:formula="of:=SUM([.J$2:.J231])/[.I231]" office:value-type="float" office:value="177.408695652174">
            <text:p>177.40869565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kca</text:p>
          </table:table-cell>
          <table:table-cell office:value-type="string">
            <text:p>oak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231">
            <text:p>231</text:p>
          </table:table-cell>
          <table:table-cell table:formula="of:=[.F232]*24*60" office:value-type="float" office:value="158">
            <text:p>158</text:p>
          </table:table-cell>
          <table:table-cell/>
          <table:table-cell table:formula="of:=SUM([.J$2:.J232])/[.I232]" office:value-type="float" office:value="177.324675324675">
            <text:p>177.32467532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lan</text:p>
          </table:table-cell>
          <table:table-cell office:value-type="string">
            <text:p>atl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[.F233]*24*60" office:value-type="float" office:value="183">
            <text:p>183</text:p>
          </table:table-cell>
          <table:table-cell/>
          <table:table-cell table:formula="of:=SUM([.J$2:.J233])/[.I233]" office:value-type="float" office:value="177.349137931034">
            <text:p>177.3491379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33">
            <text:p>233</text:p>
          </table:table-cell>
          <table:table-cell table:formula="of:=[.F234]*24*60" office:value-type="float" office:value="177">
            <text:p>177</text:p>
          </table:table-cell>
          <table:table-cell/>
          <table:table-cell table:formula="of:=SUM([.J$2:.J234])/[.I234]" office:value-type="float" office:value="177.347639484979">
            <text:p>177.3476394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234">
            <text:p>234</text:p>
          </table:table-cell>
          <table:table-cell table:formula="of:=[.F235]*24*60" office:value-type="float" office:value="192">
            <text:p>192</text:p>
          </table:table-cell>
          <table:table-cell/>
          <table:table-cell table:formula="of:=SUM([.J$2:.J235])/[.I235]" office:value-type="float" office:value="177.410256410256">
            <text:p>177.41025641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35">
            <text:p>235</text:p>
          </table:table-cell>
          <table:table-cell table:formula="of:=[.F236]*24*60" office:value-type="float" office:value="169">
            <text:p>169</text:p>
          </table:table-cell>
          <table:table-cell/>
          <table:table-cell table:formula="of:=SUM([.J$2:.J236])/[.I236]" office:value-type="float" office:value="177.374468085106">
            <text:p>177.37446808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236">
            <text:p>236</text:p>
          </table:table-cell>
          <table:table-cell table:formula="of:=[.F237]*24*60" office:value-type="float" office:value="149">
            <text:p>149</text:p>
          </table:table-cell>
          <table:table-cell/>
          <table:table-cell table:formula="of:=SUM([.J$2:.J237])/[.I237]" office:value-type="float" office:value="177.254237288136">
            <text:p>177.25423728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237">
            <text:p>237</text:p>
          </table:table-cell>
          <table:table-cell table:formula="of:=[.F238]*24*60" office:value-type="float" office:value="137">
            <text:p>137</text:p>
          </table:table-cell>
          <table:table-cell/>
          <table:table-cell table:formula="of:=SUM([.J$2:.J238])/[.I238]" office:value-type="float" office:value="177.084388185654">
            <text:p>177.0843881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238">
            <text:p>238</text:p>
          </table:table-cell>
          <table:table-cell table:formula="of:=[.F239]*24*60" office:value-type="float" office:value="141">
            <text:p>141</text:p>
          </table:table-cell>
          <table:table-cell/>
          <table:table-cell table:formula="of:=SUM([.J$2:.J239])/[.I239]" office:value-type="float" office:value="176.932773109244">
            <text:p>176.93277310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sfn</text:p>
          </table:table-cell>
          <table:table-cell office:value-type="string">
            <text:p>sl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39">
            <text:p>239</text:p>
          </table:table-cell>
          <table:table-cell table:formula="of:=[.F240]*24*60" office:value-type="float" office:value="170">
            <text:p>170</text:p>
          </table:table-cell>
          <table:table-cell/>
          <table:table-cell table:formula="of:=SUM([.J$2:.J240])/[.I240]" office:value-type="float" office:value="176.903765690377">
            <text:p>176.90376569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tex</text:p>
          </table:table-cell>
          <table:table-cell office:value-type="string">
            <text:p>bos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240">
            <text:p>240</text:p>
          </table:table-cell>
          <table:table-cell table:formula="of:=[.F241]*24*60" office:value-type="float" office:value="193">
            <text:p>193</text:p>
          </table:table-cell>
          <table:table-cell/>
          <table:table-cell table:formula="of:=SUM([.J$2:.J241])/[.I241]" office:value-type="float" office:value="176.970833333333">
            <text:p>176.9708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41">
            <text:p>241</text:p>
          </table:table-cell>
          <table:table-cell table:formula="of:=[.F242]*24*60" office:value-type="float" office:value="173">
            <text:p>173</text:p>
          </table:table-cell>
          <table:table-cell/>
          <table:table-cell table:formula="of:=SUM([.J$2:.J242])/[.I242]" office:value-type="float" office:value="176.954356846473">
            <text:p>176.95435684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cha</text:p>
          </table:table-cell>
          <table:table-cell office:value-type="string">
            <text:p>tba</text:p>
          </table:table-cell>
          <table:table-cell office:value-type="string">
            <text:p>2:02</text:p>
          </table:table-cell>
          <table:table-cell table:number-columns-repeated="2"/>
          <table:table-cell office:value-type="float" office:value="242">
            <text:p>242</text:p>
          </table:table-cell>
          <table:table-cell table:formula="of:=[.F243]*24*60" office:value-type="float" office:value="122">
            <text:p>122</text:p>
          </table:table-cell>
          <table:table-cell/>
          <table:table-cell table:formula="of:=SUM([.J$2:.J243])/[.I243]" office:value-type="float" office:value="176.727272727273">
            <text:p>176.72727272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243">
            <text:p>243</text:p>
          </table:table-cell>
          <table:table-cell table:formula="of:=[.F244]*24*60" office:value-type="float" office:value="149">
            <text:p>149</text:p>
          </table:table-cell>
          <table:table-cell/>
          <table:table-cell table:formula="of:=SUM([.J$2:.J244])/[.I244]" office:value-type="float" office:value="176.61316872428">
            <text:p>176.61316872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col</text:p>
          </table:table-cell>
          <table:table-cell office:value-type="string">
            <text:p>hou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244">
            <text:p>244</text:p>
          </table:table-cell>
          <table:table-cell table:formula="of:=[.F245]*24*60" office:value-type="float" office:value="145">
            <text:p>145</text:p>
          </table:table-cell>
          <table:table-cell/>
          <table:table-cell table:formula="of:=SUM([.J$2:.J245])/[.I245]" office:value-type="float" office:value="176.483606557377">
            <text:p>176.48360655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det</text:p>
          </table:table-cell>
          <table:table-cell office:value-type="string">
            <text:p>tor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245">
            <text:p>245</text:p>
          </table:table-cell>
          <table:table-cell table:formula="of:=[.F246]*24*60" office:value-type="float" office:value="174">
            <text:p>174</text:p>
          </table:table-cell>
          <table:table-cell/>
          <table:table-cell table:formula="of:=SUM([.J$2:.J246])/[.I246]" office:value-type="float" office:value="176.473469387755">
            <text:p>176.47346938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kca</text:p>
          </table:table-cell>
          <table:table-cell office:value-type="string">
            <text:p>oak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46">
            <text:p>246</text:p>
          </table:table-cell>
          <table:table-cell table:formula="of:=[.F247]*24*60" office:value-type="float" office:value="196">
            <text:p>196</text:p>
          </table:table-cell>
          <table:table-cell/>
          <table:table-cell table:formula="of:=SUM([.J$2:.J247])/[.I247]" office:value-type="float" office:value="176.552845528455">
            <text:p>176.55284552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lan</text:p>
          </table:table-cell>
          <table:table-cell office:value-type="string">
            <text:p>atl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47">
            <text:p>247</text:p>
          </table:table-cell>
          <table:table-cell table:formula="of:=[.F248]*24*60" office:value-type="float" office:value="160">
            <text:p>160</text:p>
          </table:table-cell>
          <table:table-cell/>
          <table:table-cell table:formula="of:=SUM([.J$2:.J248])/[.I248]" office:value-type="float" office:value="176.485829959514">
            <text:p>176.48582995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248">
            <text:p>248</text:p>
          </table:table-cell>
          <table:table-cell table:formula="of:=[.F249]*24*60" office:value-type="float" office:value="193">
            <text:p>193</text:p>
          </table:table-cell>
          <table:table-cell/>
          <table:table-cell table:formula="of:=SUM([.J$2:.J249])/[.I249]" office:value-type="float" office:value="176.552419354839">
            <text:p>176.55241935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49">
            <text:p>249</text:p>
          </table:table-cell>
          <table:table-cell table:formula="of:=[.F250]*24*60" office:value-type="float" office:value="188">
            <text:p>188</text:p>
          </table:table-cell>
          <table:table-cell/>
          <table:table-cell table:formula="of:=SUM([.J$2:.J250])/[.I250]" office:value-type="float" office:value="176.598393574297">
            <text:p>176.59839357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[.F251]*24*60" office:value-type="float" office:value="201">
            <text:p>201</text:p>
          </table:table-cell>
          <table:table-cell/>
          <table:table-cell table:formula="of:=SUM([.J$2:.J251])/[.I251]" office:value-type="float" office:value="176.696">
            <text:p>176.6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51">
            <text:p>251</text:p>
          </table:table-cell>
          <table:table-cell table:formula="of:=[.F252]*24*60" office:value-type="float" office:value="182">
            <text:p>182</text:p>
          </table:table-cell>
          <table:table-cell/>
          <table:table-cell table:formula="of:=SUM([.J$2:.J252])/[.I252]" office:value-type="float" office:value="176.717131474104">
            <text:p>176.71713147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252">
            <text:p>252</text:p>
          </table:table-cell>
          <table:table-cell table:formula="of:=[.F253]*24*60" office:value-type="float" office:value="178">
            <text:p>178</text:p>
          </table:table-cell>
          <table:table-cell/>
          <table:table-cell table:formula="of:=SUM([.J$2:.J253])/[.I253]" office:value-type="float" office:value="176.722222222222">
            <text:p>176.72222222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2:11</text:p>
          </table:table-cell>
          <table:table-cell table:number-columns-repeated="2"/>
          <table:table-cell office:value-type="float" office:value="253">
            <text:p>253</text:p>
          </table:table-cell>
          <table:table-cell table:formula="of:=[.F254]*24*60" office:value-type="float" office:value="131">
            <text:p>131</text:p>
          </table:table-cell>
          <table:table-cell/>
          <table:table-cell table:formula="of:=SUM([.J$2:.J254])/[.I254]" office:value-type="float" office:value="176.541501976285">
            <text:p>176.54150197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sfn</text:p>
          </table:table-cell>
          <table:table-cell office:value-type="string">
            <text:p>sl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254">
            <text:p>254</text:p>
          </table:table-cell>
          <table:table-cell table:formula="of:=[.F255]*24*60" office:value-type="float" office:value="151">
            <text:p>151</text:p>
          </table:table-cell>
          <table:table-cell/>
          <table:table-cell table:formula="of:=SUM([.J$2:.J255])/[.I255]" office:value-type="float" office:value="176.44094488189">
            <text:p>176.44094488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tex</text:p>
          </table:table-cell>
          <table:table-cell office:value-type="string">
            <text:p>bos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255">
            <text:p>255</text:p>
          </table:table-cell>
          <table:table-cell table:formula="of:=[.F256]*24*60" office:value-type="float" office:value="176">
            <text:p>176</text:p>
          </table:table-cell>
          <table:table-cell/>
          <table:table-cell table:formula="of:=SUM([.J$2:.J256])/[.I256]" office:value-type="float" office:value="176.439215686275">
            <text:p>176.43921568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256">
            <text:p>256</text:p>
          </table:table-cell>
          <table:table-cell table:formula="of:=[.F257]*24*60" office:value-type="float" office:value="199">
            <text:p>199</text:p>
          </table:table-cell>
          <table:table-cell/>
          <table:table-cell table:formula="of:=SUM([.J$2:.J257])/[.I257]" office:value-type="float" office:value="176.52734375">
            <text:p>176.52734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cha</text:p>
          </table:table-cell>
          <table:table-cell office:value-type="string">
            <text:p>tba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257">
            <text:p>257</text:p>
          </table:table-cell>
          <table:table-cell table:formula="of:=[.F258]*24*60" office:value-type="float" office:value="154">
            <text:p>154</text:p>
          </table:table-cell>
          <table:table-cell/>
          <table:table-cell table:formula="of:=SUM([.J$2:.J258])/[.I258]" office:value-type="float" office:value="176.439688715953">
            <text:p>176.4396887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258">
            <text:p>258</text:p>
          </table:table-cell>
          <table:table-cell table:formula="of:=[.F259]*24*60" office:value-type="float" office:value="184">
            <text:p>184</text:p>
          </table:table-cell>
          <table:table-cell/>
          <table:table-cell table:formula="of:=SUM([.J$2:.J259])/[.I259]" office:value-type="float" office:value="176.468992248062">
            <text:p>176.46899224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col</text:p>
          </table:table-cell>
          <table:table-cell office:value-type="string">
            <text:p>hou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59">
            <text:p>259</text:p>
          </table:table-cell>
          <table:table-cell table:formula="of:=[.F260]*24*60" office:value-type="float" office:value="200">
            <text:p>200</text:p>
          </table:table-cell>
          <table:table-cell/>
          <table:table-cell table:formula="of:=SUM([.J$2:.J260])/[.I260]" office:value-type="float" office:value="176.559845559846">
            <text:p>176.55984555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det</text:p>
          </table:table-cell>
          <table:table-cell office:value-type="string">
            <text:p>tor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260">
            <text:p>260</text:p>
          </table:table-cell>
          <table:table-cell table:formula="of:=[.F261]*24*60" office:value-type="float" office:value="174">
            <text:p>174</text:p>
          </table:table-cell>
          <table:table-cell/>
          <table:table-cell table:formula="of:=SUM([.J$2:.J261])/[.I261]" office:value-type="float" office:value="176.55">
            <text:p>176.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kca</text:p>
          </table:table-cell>
          <table:table-cell office:value-type="string">
            <text:p>oak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261">
            <text:p>261</text:p>
          </table:table-cell>
          <table:table-cell table:formula="of:=[.F262]*24*60" office:value-type="float" office:value="171">
            <text:p>171</text:p>
          </table:table-cell>
          <table:table-cell/>
          <table:table-cell table:formula="of:=SUM([.J$2:.J262])/[.I262]" office:value-type="float" office:value="176.528735632184">
            <text:p>176.52873563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lan</text:p>
          </table:table-cell>
          <table:table-cell office:value-type="string">
            <text:p>atl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262">
            <text:p>262</text:p>
          </table:table-cell>
          <table:table-cell table:formula="of:=[.F263]*24*60" office:value-type="float" office:value="191">
            <text:p>191</text:p>
          </table:table-cell>
          <table:table-cell/>
          <table:table-cell table:formula="of:=SUM([.J$2:.J263])/[.I263]" office:value-type="float" office:value="176.583969465649">
            <text:p>176.58396946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263">
            <text:p>263</text:p>
          </table:table-cell>
          <table:table-cell table:formula="of:=[.F264]*24*60" office:value-type="float" office:value="187">
            <text:p>187</text:p>
          </table:table-cell>
          <table:table-cell/>
          <table:table-cell table:formula="of:=SUM([.J$2:.J264])/[.I264]" office:value-type="float" office:value="176.623574144487">
            <text:p>176.62357414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2:52</text:p>
          </table:table-cell>
          <table:table-cell office:value-type="string">
            <text:p>(1:14</text:p>
          </table:table-cell>
          <table:table-cell office:value-type="string">
            <text:p>delay)</text:p>
          </table:table-cell>
          <table:table-cell office:value-type="float" office:value="264">
            <text:p>264</text:p>
          </table:table-cell>
          <table:table-cell table:formula="of:=[.F265]*24*60" office:value-type="float" office:value="172">
            <text:p>172</text:p>
          </table:table-cell>
          <table:table-cell/>
          <table:table-cell table:formula="of:=SUM([.J$2:.J265])/[.I265]" office:value-type="float" office:value="176.606060606061">
            <text:p>176.60606060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265">
            <text:p>265</text:p>
          </table:table-cell>
          <table:table-cell table:formula="of:=[.F266]*24*60" office:value-type="float" office:value="193">
            <text:p>193</text:p>
          </table:table-cell>
          <table:table-cell/>
          <table:table-cell table:formula="of:=SUM([.J$2:.J266])/[.I266]" office:value-type="float" office:value="176.667924528302">
            <text:p>176.66792452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266">
            <text:p>266</text:p>
          </table:table-cell>
          <table:table-cell table:formula="of:=[.F267]*24*60" office:value-type="float" office:value="193">
            <text:p>193</text:p>
          </table:table-cell>
          <table:table-cell/>
          <table:table-cell table:formula="of:=SUM([.J$2:.J267])/[.I267]" office:value-type="float" office:value="176.729323308271">
            <text:p>176.72932330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267">
            <text:p>267</text:p>
          </table:table-cell>
          <table:table-cell table:formula="of:=[.F268]*24*60" office:value-type="float" office:value="162">
            <text:p>162</text:p>
          </table:table-cell>
          <table:table-cell/>
          <table:table-cell table:formula="of:=SUM([.J$2:.J268])/[.I268]" office:value-type="float" office:value="176.674157303371">
            <text:p>176.67415730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68">
            <text:p>268</text:p>
          </table:table-cell>
          <table:table-cell table:formula="of:=[.F269]*24*60" office:value-type="float" office:value="177">
            <text:p>177</text:p>
          </table:table-cell>
          <table:table-cell/>
          <table:table-cell table:formula="of:=SUM([.J$2:.J269])/[.I269]" office:value-type="float" office:value="176.675373134328">
            <text:p>176.67537313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tex</text:p>
          </table:table-cell>
          <table:table-cell office:value-type="string">
            <text:p>bos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69">
            <text:p>269</text:p>
          </table:table-cell>
          <table:table-cell table:formula="of:=[.F270]*24*60" office:value-type="float" office:value="160">
            <text:p>160</text:p>
          </table:table-cell>
          <table:table-cell/>
          <table:table-cell table:formula="of:=SUM([.J$2:.J270])/[.I270]" office:value-type="float" office:value="176.613382899628">
            <text:p>176.61338289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70">
            <text:p>270</text:p>
          </table:table-cell>
          <table:table-cell table:formula="of:=[.F271]*24*60" office:value-type="float" office:value="159">
            <text:p>159</text:p>
          </table:table-cell>
          <table:table-cell/>
          <table:table-cell table:formula="of:=SUM([.J$2:.J271])/[.I271]" office:value-type="float" office:value="176.548148148148">
            <text:p>176.54814814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det</text:p>
          </table:table-cell>
          <table:table-cell office:value-type="string">
            <text:p>tor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271">
            <text:p>271</text:p>
          </table:table-cell>
          <table:table-cell table:formula="of:=[.F272]*24*60" office:value-type="float" office:value="181">
            <text:p>181</text:p>
          </table:table-cell>
          <table:table-cell/>
          <table:table-cell table:formula="of:=SUM([.J$2:.J272])/[.I272]" office:value-type="float" office:value="176.564575645756">
            <text:p>176.56457564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flo</text:p>
          </table:table-cell>
          <table:table-cell office:value-type="string">
            <text:p>pit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72">
            <text:p>272</text:p>
          </table:table-cell>
          <table:table-cell table:formula="of:=[.F273]*24*60" office:value-type="float" office:value="157">
            <text:p>157</text:p>
          </table:table-cell>
          <table:table-cell/>
          <table:table-cell table:formula="of:=SUM([.J$2:.J273])/[.I273]" office:value-type="float" office:value="176.492647058824">
            <text:p>176.49264705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lan</text:p>
          </table:table-cell>
          <table:table-cell office:value-type="string">
            <text:p>cin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273">
            <text:p>273</text:p>
          </table:table-cell>
          <table:table-cell table:formula="of:=[.F274]*24*60" office:value-type="float" office:value="174">
            <text:p>174</text:p>
          </table:table-cell>
          <table:table-cell/>
          <table:table-cell table:formula="of:=SUM([.J$2:.J274])/[.I274]" office:value-type="float" office:value="176.483516483517">
            <text:p>176.48351648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nyn</text:p>
          </table:table-cell>
          <table:table-cell office:value-type="string">
            <text:p>ch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274">
            <text:p>274</text:p>
          </table:table-cell>
          <table:table-cell table:formula="of:=[.F275]*24*60" office:value-type="float" office:value="165">
            <text:p>165</text:p>
          </table:table-cell>
          <table:table-cell/>
          <table:table-cell table:formula="of:=SUM([.J$2:.J275])/[.I275]" office:value-type="float" office:value="176.441605839416">
            <text:p>176.441605839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phi</text:p>
          </table:table-cell>
          <table:table-cell office:value-type="string">
            <text:p>col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[.F276]*24*60" office:value-type="float" office:value="189">
            <text:p>189</text:p>
          </table:table-cell>
          <table:table-cell/>
          <table:table-cell table:formula="of:=SUM([.J$2:.J276])/[.I276]" office:value-type="float" office:value="176.487272727273">
            <text:p>176.48727272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sdn</text:p>
          </table:table-cell>
          <table:table-cell office:value-type="string">
            <text:p>hou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276">
            <text:p>276</text:p>
          </table:table-cell>
          <table:table-cell table:formula="of:=[.F277]*24*60" office:value-type="float" office:value="147">
            <text:p>147</text:p>
          </table:table-cell>
          <table:table-cell/>
          <table:table-cell table:formula="of:=SUM([.J$2:.J277])/[.I277]" office:value-type="float" office:value="176.380434782609">
            <text:p>176.38043478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277">
            <text:p>277</text:p>
          </table:table-cell>
          <table:table-cell table:formula="of:=[.F278]*24*60" office:value-type="float" office:value="158">
            <text:p>158</text:p>
          </table:table-cell>
          <table:table-cell/>
          <table:table-cell table:formula="of:=SUM([.J$2:.J278])/[.I278]" office:value-type="float" office:value="176.314079422383">
            <text:p>176.31407942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sln</text:p>
          </table:table-cell>
          <table:table-cell office:value-type="string">
            <text:p>mil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78">
            <text:p>278</text:p>
          </table:table-cell>
          <table:table-cell table:formula="of:=[.F279]*24*60" office:value-type="float" office:value="166">
            <text:p>166</text:p>
          </table:table-cell>
          <table:table-cell/>
          <table:table-cell table:formula="of:=SUM([.J$2:.J279])/[.I279]" office:value-type="float" office:value="176.276978417266">
            <text:p>176.27697841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tex</text:p>
          </table:table-cell>
          <table:table-cell office:value-type="string">
            <text:p>bos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279">
            <text:p>279</text:p>
          </table:table-cell>
          <table:table-cell table:formula="of:=[.F280]*24*60" office:value-type="float" office:value="213">
            <text:p>213</text:p>
          </table:table-cell>
          <table:table-cell/>
          <table:table-cell table:formula="of:=SUM([.J$2:.J280])/[.I280]" office:value-type="float" office:value="176.408602150538">
            <text:p>176.40860215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80">
            <text:p>280</text:p>
          </table:table-cell>
          <table:table-cell table:formula="of:=[.F281]*24*60" office:value-type="float" office:value="170">
            <text:p>170</text:p>
          </table:table-cell>
          <table:table-cell/>
          <table:table-cell table:formula="of:=SUM([.J$2:.J281])/[.I281]" office:value-type="float" office:value="176.385714285714">
            <text:p>176.3857142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281">
            <text:p>281</text:p>
          </table:table-cell>
          <table:table-cell table:formula="of:=[.F282]*24*60" office:value-type="float" office:value="201">
            <text:p>201</text:p>
          </table:table-cell>
          <table:table-cell/>
          <table:table-cell table:formula="of:=SUM([.J$2:.J282])/[.I282]" office:value-type="float" office:value="176.473309608541">
            <text:p>176.47330960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282">
            <text:p>282</text:p>
          </table:table-cell>
          <table:table-cell table:formula="of:=[.F283]*24*60" office:value-type="float" office:value="153">
            <text:p>153</text:p>
          </table:table-cell>
          <table:table-cell/>
          <table:table-cell table:formula="of:=SUM([.J$2:.J283])/[.I283]" office:value-type="float" office:value="176.390070921986">
            <text:p>176.3900709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283">
            <text:p>283</text:p>
          </table:table-cell>
          <table:table-cell table:formula="of:=[.F284]*24*60" office:value-type="float" office:value="211">
            <text:p>211</text:p>
          </table:table-cell>
          <table:table-cell/>
          <table:table-cell table:formula="of:=SUM([.J$2:.J284])/[.I284]" office:value-type="float" office:value="176.512367491166">
            <text:p>176.51236749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flo</text:p>
          </table:table-cell>
          <table:table-cell office:value-type="string">
            <text:p>pit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284">
            <text:p>284</text:p>
          </table:table-cell>
          <table:table-cell table:formula="of:=[.F285]*24*60" office:value-type="float" office:value="167">
            <text:p>167</text:p>
          </table:table-cell>
          <table:table-cell/>
          <table:table-cell table:formula="of:=SUM([.J$2:.J285])/[.I285]" office:value-type="float" office:value="176.478873239437">
            <text:p>176.47887323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lan</text:p>
          </table:table-cell>
          <table:table-cell office:value-type="string">
            <text:p>ci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85">
            <text:p>285</text:p>
          </table:table-cell>
          <table:table-cell table:formula="of:=[.F286]*24*60" office:value-type="float" office:value="182">
            <text:p>182</text:p>
          </table:table-cell>
          <table:table-cell/>
          <table:table-cell table:formula="of:=SUM([.J$2:.J286])/[.I286]" office:value-type="float" office:value="176.498245614035">
            <text:p>176.49824561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min</text:p>
          </table:table-cell>
          <table:table-cell office:value-type="string">
            <text:p>oak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286">
            <text:p>286</text:p>
          </table:table-cell>
          <table:table-cell table:formula="of:=[.F287]*24*60" office:value-type="float" office:value="164">
            <text:p>164</text:p>
          </table:table-cell>
          <table:table-cell/>
          <table:table-cell table:formula="of:=SUM([.J$2:.J287])/[.I287]" office:value-type="float" office:value="176.454545454545">
            <text:p>176.45454545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nya</text:p>
          </table:table-cell>
          <table:table-cell office:value-type="string">
            <text:p>cha</text:p>
          </table:table-cell>
          <table:table-cell office:value-type="string">
            <text:p>3:44</text:p>
          </table:table-cell>
          <table:table-cell table:number-columns-repeated="2"/>
          <table:table-cell office:value-type="float" office:value="287">
            <text:p>287</text:p>
          </table:table-cell>
          <table:table-cell table:formula="of:=[.F288]*24*60" office:value-type="float" office:value="224">
            <text:p>224</text:p>
          </table:table-cell>
          <table:table-cell/>
          <table:table-cell table:formula="of:=SUM([.J$2:.J288])/[.I288]" office:value-type="float" office:value="176.620209059233">
            <text:p>176.62020905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nyn</text:p>
          </table:table-cell>
          <table:table-cell office:value-type="string">
            <text:p>ch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288">
            <text:p>288</text:p>
          </table:table-cell>
          <table:table-cell table:formula="of:=[.F289]*24*60" office:value-type="float" office:value="195">
            <text:p>195</text:p>
          </table:table-cell>
          <table:table-cell/>
          <table:table-cell table:formula="of:=SUM([.J$2:.J289])/[.I289]" office:value-type="float" office:value="176.684027777778">
            <text:p>176.684027777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phi</text:p>
          </table:table-cell>
          <table:table-cell office:value-type="string">
            <text:p>co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289">
            <text:p>289</text:p>
          </table:table-cell>
          <table:table-cell table:formula="of:=[.F290]*24*60" office:value-type="float" office:value="179">
            <text:p>179</text:p>
          </table:table-cell>
          <table:table-cell/>
          <table:table-cell table:formula="of:=SUM([.J$2:.J290])/[.I290]" office:value-type="float" office:value="176.692041522491">
            <text:p>176.69204152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sdn</text:p>
          </table:table-cell>
          <table:table-cell office:value-type="string">
            <text:p>hou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90">
            <text:p>290</text:p>
          </table:table-cell>
          <table:table-cell table:formula="of:=[.F291]*24*60" office:value-type="float" office:value="173">
            <text:p>173</text:p>
          </table:table-cell>
          <table:table-cell/>
          <table:table-cell table:formula="of:=SUM([.J$2:.J291])/[.I291]" office:value-type="float" office:value="176.679310344828">
            <text:p>176.67931034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291">
            <text:p>291</text:p>
          </table:table-cell>
          <table:table-cell table:formula="of:=[.F292]*24*60" office:value-type="float" office:value="172">
            <text:p>172</text:p>
          </table:table-cell>
          <table:table-cell/>
          <table:table-cell table:formula="of:=SUM([.J$2:.J292])/[.I292]" office:value-type="float" office:value="176.66323024055">
            <text:p>176.66323024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sln</text:p>
          </table:table-cell>
          <table:table-cell office:value-type="string">
            <text:p>mil</text:p>
          </table:table-cell>
          <table:table-cell office:value-type="string">
            <text:p>4:28</text:p>
          </table:table-cell>
          <table:table-cell table:number-columns-repeated="2"/>
          <table:table-cell office:value-type="float" office:value="292">
            <text:p>292</text:p>
          </table:table-cell>
          <table:table-cell table:formula="of:=[.F293]*24*60" office:value-type="float" office:value="268">
            <text:p>268</text:p>
          </table:table-cell>
          <table:table-cell/>
          <table:table-cell table:formula="of:=SUM([.J$2:.J293])/[.I293]" office:value-type="float" office:value="176.97602739726">
            <text:p>176.97602739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tex</text:p>
          </table:table-cell>
          <table:table-cell office:value-type="string">
            <text:p>det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293">
            <text:p>293</text:p>
          </table:table-cell>
          <table:table-cell table:formula="of:=[.F294]*24*60" office:value-type="float" office:value="184">
            <text:p>184</text:p>
          </table:table-cell>
          <table:table-cell/>
          <table:table-cell table:formula="of:=SUM([.J$2:.J294])/[.I294]" office:value-type="float" office:value="177">
            <text:p>1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94">
            <text:p>294</text:p>
          </table:table-cell>
          <table:table-cell table:formula="of:=[.F295]*24*60" office:value-type="float" office:value="168">
            <text:p>168</text:p>
          </table:table-cell>
          <table:table-cell/>
          <table:table-cell table:formula="of:=SUM([.J$2:.J295])/[.I295]" office:value-type="float" office:value="176.969387755102">
            <text:p>176.96938775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295">
            <text:p>295</text:p>
          </table:table-cell>
          <table:table-cell table:formula="of:=[.F296]*24*60" office:value-type="float" office:value="172">
            <text:p>172</text:p>
          </table:table-cell>
          <table:table-cell/>
          <table:table-cell table:formula="of:=SUM([.J$2:.J296])/[.I296]" office:value-type="float" office:value="176.952542372881">
            <text:p>176.95254237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296">
            <text:p>296</text:p>
          </table:table-cell>
          <table:table-cell table:formula="of:=[.F297]*24*60" office:value-type="float" office:value="211">
            <text:p>211</text:p>
          </table:table-cell>
          <table:table-cell/>
          <table:table-cell table:formula="of:=SUM([.J$2:.J297])/[.I297]" office:value-type="float" office:value="177.067567567568">
            <text:p>177.06756756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297">
            <text:p>297</text:p>
          </table:table-cell>
          <table:table-cell table:formula="of:=[.F298]*24*60" office:value-type="float" office:value="150">
            <text:p>150</text:p>
          </table:table-cell>
          <table:table-cell/>
          <table:table-cell table:formula="of:=SUM([.J$2:.J298])/[.I298]" office:value-type="float" office:value="176.976430976431">
            <text:p>176.97643097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chn</text:p>
          </table:table-cell>
          <table:table-cell office:value-type="string">
            <text:p>col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298">
            <text:p>298</text:p>
          </table:table-cell>
          <table:table-cell table:formula="of:=[.F299]*24*60" office:value-type="float" office:value="199">
            <text:p>199</text:p>
          </table:table-cell>
          <table:table-cell/>
          <table:table-cell table:formula="of:=SUM([.J$2:.J299])/[.I299]" office:value-type="float" office:value="177.05033557047">
            <text:p>177.05033557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99">
            <text:p>299</text:p>
          </table:table-cell>
          <table:table-cell table:formula="of:=[.F300]*24*60" office:value-type="float" office:value="185">
            <text:p>185</text:p>
          </table:table-cell>
          <table:table-cell/>
          <table:table-cell table:formula="of:=SUM([.J$2:.J300])/[.I300]" office:value-type="float" office:value="177.076923076923">
            <text:p>177.07692307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[.F301]*24*60" office:value-type="float" office:value="161">
            <text:p>161</text:p>
          </table:table-cell>
          <table:table-cell/>
          <table:table-cell table:formula="of:=SUM([.J$2:.J301])/[.I301]" office:value-type="float" office:value="177.023333333333">
            <text:p>177.023333333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min</text:p>
          </table:table-cell>
          <table:table-cell office:value-type="string">
            <text:p>oak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301">
            <text:p>301</text:p>
          </table:table-cell>
          <table:table-cell table:formula="of:=[.F302]*24*60" office:value-type="float" office:value="138">
            <text:p>138</text:p>
          </table:table-cell>
          <table:table-cell/>
          <table:table-cell table:formula="of:=SUM([.J$2:.J302])/[.I302]" office:value-type="float" office:value="176.893687707641">
            <text:p>176.89368770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nya</text:p>
          </table:table-cell>
          <table:table-cell office:value-type="string">
            <text:p>cha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302">
            <text:p>302</text:p>
          </table:table-cell>
          <table:table-cell table:formula="of:=[.F303]*24*60" office:value-type="float" office:value="186">
            <text:p>186</text:p>
          </table:table-cell>
          <table:table-cell/>
          <table:table-cell table:formula="of:=SUM([.J$2:.J303])/[.I303]" office:value-type="float" office:value="176.923841059603">
            <text:p>176.92384105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303">
            <text:p>303</text:p>
          </table:table-cell>
          <table:table-cell table:formula="of:=[.F304]*24*60" office:value-type="float" office:value="183">
            <text:p>183</text:p>
          </table:table-cell>
          <table:table-cell/>
          <table:table-cell table:formula="of:=SUM([.J$2:.J304])/[.I304]" office:value-type="float" office:value="176.943894389439">
            <text:p>176.943894389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phi</text:p>
          </table:table-cell>
          <table:table-cell office:value-type="string">
            <text:p>mil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304">
            <text:p>304</text:p>
          </table:table-cell>
          <table:table-cell table:formula="of:=[.F305]*24*60" office:value-type="float" office:value="170">
            <text:p>170</text:p>
          </table:table-cell>
          <table:table-cell/>
          <table:table-cell table:formula="of:=SUM([.J$2:.J305])/[.I305]" office:value-type="float" office:value="176.921052631579">
            <text:p>176.92105263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3:51</text:p>
          </table:table-cell>
          <table:table-cell table:number-columns-repeated="2"/>
          <table:table-cell office:value-type="float" office:value="305">
            <text:p>305</text:p>
          </table:table-cell>
          <table:table-cell table:formula="of:=[.F306]*24*60" office:value-type="float" office:value="231">
            <text:p>231</text:p>
          </table:table-cell>
          <table:table-cell/>
          <table:table-cell table:formula="of:=SUM([.J$2:.J306])/[.I306]" office:value-type="float" office:value="177.098360655738">
            <text:p>177.09836065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2:43</text:p>
          </table:table-cell>
          <table:table-cell office:value-type="string">
            <text:p>(:10</text:p>
          </table:table-cell>
          <table:table-cell office:value-type="string">
            <text:p>delay)</text:p>
          </table:table-cell>
          <table:table-cell office:value-type="float" office:value="306">
            <text:p>306</text:p>
          </table:table-cell>
          <table:table-cell table:formula="of:=[.F307]*24*60" office:value-type="float" office:value="163">
            <text:p>163</text:p>
          </table:table-cell>
          <table:table-cell/>
          <table:table-cell table:formula="of:=SUM([.J$2:.J307])/[.I307]" office:value-type="float" office:value="177.052287581699">
            <text:p>177.05228758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tex</text:p>
          </table:table-cell>
          <table:table-cell office:value-type="string">
            <text:p>det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307">
            <text:p>307</text:p>
          </table:table-cell>
          <table:table-cell table:formula="of:=[.F308]*24*60" office:value-type="float" office:value="213">
            <text:p>213</text:p>
          </table:table-cell>
          <table:table-cell/>
          <table:table-cell table:formula="of:=SUM([.J$2:.J308])/[.I308]" office:value-type="float" office:value="177.169381107492">
            <text:p>177.16938110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308">
            <text:p>308</text:p>
          </table:table-cell>
          <table:table-cell table:formula="of:=[.F309]*24*60" office:value-type="float" office:value="197">
            <text:p>197</text:p>
          </table:table-cell>
          <table:table-cell/>
          <table:table-cell table:formula="of:=SUM([.J$2:.J309])/[.I309]" office:value-type="float" office:value="177.233766233766">
            <text:p>177.23376623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309">
            <text:p>309</text:p>
          </table:table-cell>
          <table:table-cell table:formula="of:=[.F310]*24*60" office:value-type="float" office:value="191">
            <text:p>191</text:p>
          </table:table-cell>
          <table:table-cell/>
          <table:table-cell table:formula="of:=SUM([.J$2:.J310])/[.I310]" office:value-type="float" office:value="177.278317152104">
            <text:p>177.27831715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310">
            <text:p>310</text:p>
          </table:table-cell>
          <table:table-cell table:formula="of:=[.F311]*24*60" office:value-type="float" office:value="189">
            <text:p>189</text:p>
          </table:table-cell>
          <table:table-cell/>
          <table:table-cell table:formula="of:=SUM([.J$2:.J311])/[.I311]" office:value-type="float" office:value="177.316129032258">
            <text:p>177.31612903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3:37</text:p>
          </table:table-cell>
          <table:table-cell table:number-columns-repeated="2"/>
          <table:table-cell office:value-type="float" office:value="311">
            <text:p>311</text:p>
          </table:table-cell>
          <table:table-cell table:formula="of:=[.F312]*24*60" office:value-type="float" office:value="217">
            <text:p>217</text:p>
          </table:table-cell>
          <table:table-cell/>
          <table:table-cell table:formula="of:=SUM([.J$2:.J312])/[.I312]" office:value-type="float" office:value="177.443729903537">
            <text:p>177.44372990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2:15</text:p>
          </table:table-cell>
          <table:table-cell table:number-columns-repeated="2"/>
          <table:table-cell office:value-type="float" office:value="312">
            <text:p>312</text:p>
          </table:table-cell>
          <table:table-cell table:formula="of:=[.F313]*24*60" office:value-type="float" office:value="135">
            <text:p>135</text:p>
          </table:table-cell>
          <table:table-cell/>
          <table:table-cell table:formula="of:=SUM([.J$2:.J313])/[.I313]" office:value-type="float" office:value="177.307692307692">
            <text:p>177.30769230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313">
            <text:p>313</text:p>
          </table:table-cell>
          <table:table-cell table:formula="of:=[.F314]*24*60" office:value-type="float" office:value="154">
            <text:p>154</text:p>
          </table:table-cell>
          <table:table-cell/>
          <table:table-cell table:formula="of:=SUM([.J$2:.J314])/[.I314]" office:value-type="float" office:value="177.233226837061">
            <text:p>177.23322683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314">
            <text:p>314</text:p>
          </table:table-cell>
          <table:table-cell table:formula="of:=[.F315]*24*60" office:value-type="float" office:value="151">
            <text:p>151</text:p>
          </table:table-cell>
          <table:table-cell/>
          <table:table-cell table:formula="of:=SUM([.J$2:.J315])/[.I315]" office:value-type="float" office:value="177.149681528662">
            <text:p>177.149681528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oak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315">
            <text:p>315</text:p>
          </table:table-cell>
          <table:table-cell table:formula="of:=[.F316]*24*60" office:value-type="float" office:value="157">
            <text:p>157</text:p>
          </table:table-cell>
          <table:table-cell/>
          <table:table-cell table:formula="of:=SUM([.J$2:.J316])/[.I316]" office:value-type="float" office:value="177.085714285714">
            <text:p>177.0857142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ya</text:p>
          </table:table-cell>
          <table:table-cell office:value-type="string">
            <text:p>cha</text:p>
          </table:table-cell>
          <table:table-cell office:value-type="string">
            <text:p>3:05</text:p>
          </table:table-cell>
          <table:table-cell office:value-type="string">
            <text:p>(1:25</text:p>
          </table:table-cell>
          <table:table-cell office:value-type="string">
            <text:p>delay)</text:p>
          </table:table-cell>
          <table:table-cell office:value-type="float" office:value="316">
            <text:p>316</text:p>
          </table:table-cell>
          <table:table-cell table:formula="of:=[.F317]*24*60" office:value-type="float" office:value="185">
            <text:p>185</text:p>
          </table:table-cell>
          <table:table-cell/>
          <table:table-cell table:formula="of:=SUM([.J$2:.J317])/[.I317]" office:value-type="float" office:value="177.110759493671">
            <text:p>177.11075949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317">
            <text:p>317</text:p>
          </table:table-cell>
          <table:table-cell table:formula="of:=[.F318]*24*60" office:value-type="float" office:value="191">
            <text:p>191</text:p>
          </table:table-cell>
          <table:table-cell/>
          <table:table-cell table:formula="of:=SUM([.J$2:.J318])/[.I318]" office:value-type="float" office:value="177.154574132492">
            <text:p>177.154574132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 office:value-type="string">
            <text:p>mi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318">
            <text:p>318</text:p>
          </table:table-cell>
          <table:table-cell table:formula="of:=[.F319]*24*60" office:value-type="float" office:value="175">
            <text:p>175</text:p>
          </table:table-cell>
          <table:table-cell/>
          <table:table-cell table:formula="of:=SUM([.J$2:.J319])/[.I319]" office:value-type="float" office:value="177.147798742138">
            <text:p>177.14779874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319">
            <text:p>319</text:p>
          </table:table-cell>
          <table:table-cell table:formula="of:=[.F320]*24*60" office:value-type="float" office:value="170">
            <text:p>170</text:p>
          </table:table-cell>
          <table:table-cell/>
          <table:table-cell table:formula="of:=SUM([.J$2:.J320])/[.I320]" office:value-type="float" office:value="177.12539184953">
            <text:p>177.12539184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320">
            <text:p>320</text:p>
          </table:table-cell>
          <table:table-cell table:formula="of:=[.F321]*24*60" office:value-type="float" office:value="164">
            <text:p>164</text:p>
          </table:table-cell>
          <table:table-cell/>
          <table:table-cell table:formula="of:=SUM([.J$2:.J321])/[.I321]" office:value-type="float" office:value="177.084375">
            <text:p>177.084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321">
            <text:p>321</text:p>
          </table:table-cell>
          <table:table-cell table:formula="of:=[.F322]*24*60" office:value-type="float" office:value="166">
            <text:p>166</text:p>
          </table:table-cell>
          <table:table-cell/>
          <table:table-cell table:formula="of:=SUM([.J$2:.J322])/[.I322]" office:value-type="float" office:value="177.04984423676">
            <text:p>177.0498442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322">
            <text:p>322</text:p>
          </table:table-cell>
          <table:table-cell table:formula="of:=[.F323]*24*60" office:value-type="float" office:value="152">
            <text:p>152</text:p>
          </table:table-cell>
          <table:table-cell/>
          <table:table-cell table:formula="of:=SUM([.J$2:.J323])/[.I323]" office:value-type="float" office:value="176.972049689441">
            <text:p>176.97204968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323">
            <text:p>323</text:p>
          </table:table-cell>
          <table:table-cell table:formula="of:=[.F324]*24*60" office:value-type="float" office:value="186">
            <text:p>186</text:p>
          </table:table-cell>
          <table:table-cell/>
          <table:table-cell table:formula="of:=SUM([.J$2:.J324])/[.I324]" office:value-type="float" office:value="177">
            <text:p>1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4:00</text:p>
          </table:table-cell>
          <table:table-cell table:number-columns-repeated="2"/>
          <table:table-cell office:value-type="float" office:value="324">
            <text:p>324</text:p>
          </table:table-cell>
          <table:table-cell table:formula="of:=[.F325]*24*60" office:value-type="float" office:value="240">
            <text:p>240</text:p>
          </table:table-cell>
          <table:table-cell/>
          <table:table-cell table:formula="of:=SUM([.J$2:.J325])/[.I325]" office:value-type="float" office:value="177.194444444444">
            <text:p>177.19444444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chn</text:p>
          </table:table-cell>
          <table:table-cell office:value-type="string">
            <text:p>was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325">
            <text:p>325</text:p>
          </table:table-cell>
          <table:table-cell table:formula="of:=[.F326]*24*60" office:value-type="float" office:value="170">
            <text:p>170</text:p>
          </table:table-cell>
          <table:table-cell/>
          <table:table-cell table:formula="of:=SUM([.J$2:.J326])/[.I326]" office:value-type="float" office:value="177.172307692308">
            <text:p>177.17230769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cin</text:p>
          </table:table-cell>
          <table:table-cell office:value-type="string">
            <text:p>sfn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326">
            <text:p>326</text:p>
          </table:table-cell>
          <table:table-cell table:formula="of:=[.F327]*24*60" office:value-type="float" office:value="153">
            <text:p>153</text:p>
          </table:table-cell>
          <table:table-cell/>
          <table:table-cell table:formula="of:=SUM([.J$2:.J327])/[.I327]" office:value-type="float" office:value="177.098159509202">
            <text:p>177.09815950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4:38</text:p>
          </table:table-cell>
          <table:table-cell table:number-columns-repeated="2"/>
          <table:table-cell office:value-type="float" office:value="327">
            <text:p>327</text:p>
          </table:table-cell>
          <table:table-cell table:formula="of:=[.F328]*24*60" office:value-type="float" office:value="278">
            <text:p>278</text:p>
          </table:table-cell>
          <table:table-cell/>
          <table:table-cell table:formula="of:=SUM([.J$2:.J328])/[.I328]" office:value-type="float" office:value="177.406727828746">
            <text:p>177.40672782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flo</text:p>
          </table:table-cell>
          <table:table-cell office:value-type="string">
            <text:p>mil</text:p>
          </table:table-cell>
          <table:table-cell office:value-type="string">
            <text:p>3:28</text:p>
          </table:table-cell>
          <table:table-cell table:number-columns-repeated="2"/>
          <table:table-cell office:value-type="float" office:value="328">
            <text:p>328</text:p>
          </table:table-cell>
          <table:table-cell table:formula="of:=[.F329]*24*60" office:value-type="float" office:value="208">
            <text:p>208</text:p>
          </table:table-cell>
          <table:table-cell/>
          <table:table-cell table:formula="of:=SUM([.J$2:.J329])/[.I329]" office:value-type="float" office:value="177.5">
            <text:p>177.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hou</text:p>
          </table:table-cell>
          <table:table-cell office:value-type="string">
            <text:p>sln</text:p>
          </table:table-cell>
          <table:table-cell office:value-type="string">
            <text:p>2:47</text:p>
          </table:table-cell>
          <table:table-cell office:value-type="string">
            <text:p>(2:00</text:p>
          </table:table-cell>
          <table:table-cell office:value-type="string">
            <text:p>delay)</text:p>
          </table:table-cell>
          <table:table-cell office:value-type="float" office:value="329">
            <text:p>329</text:p>
          </table:table-cell>
          <table:table-cell table:formula="of:=[.F330]*24*60" office:value-type="float" office:value="167">
            <text:p>167</text:p>
          </table:table-cell>
          <table:table-cell/>
          <table:table-cell table:formula="of:=SUM([.J$2:.J330])/[.I330]" office:value-type="float" office:value="177.468085106383">
            <text:p>177.46808510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min</text:p>
          </table:table-cell>
          <table:table-cell office:value-type="string">
            <text:p>tex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330">
            <text:p>330</text:p>
          </table:table-cell>
          <table:table-cell table:formula="of:=[.F331]*24*60" office:value-type="float" office:value="177">
            <text:p>177</text:p>
          </table:table-cell>
          <table:table-cell/>
          <table:table-cell table:formula="of:=SUM([.J$2:.J331])/[.I331]" office:value-type="float" office:value="177.466666666667">
            <text:p>177.466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331">
            <text:p>331</text:p>
          </table:table-cell>
          <table:table-cell table:formula="of:=[.F332]*24*60" office:value-type="float" office:value="171">
            <text:p>171</text:p>
          </table:table-cell>
          <table:table-cell/>
          <table:table-cell table:formula="of:=SUM([.J$2:.J332])/[.I332]" office:value-type="float" office:value="177.447129909366">
            <text:p>177.447129909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332">
            <text:p>332</text:p>
          </table:table-cell>
          <table:table-cell table:formula="of:=[.F333]*24*60" office:value-type="float" office:value="194">
            <text:p>194</text:p>
          </table:table-cell>
          <table:table-cell/>
          <table:table-cell table:formula="of:=SUM([.J$2:.J333])/[.I333]" office:value-type="float" office:value="177.496987951807">
            <text:p>177.496987951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phi</text:p>
          </table:table-cell>
          <table:table-cell office:value-type="string">
            <text:p>pit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333">
            <text:p>333</text:p>
          </table:table-cell>
          <table:table-cell table:formula="of:=[.F334]*24*60" office:value-type="float" office:value="177">
            <text:p>177</text:p>
          </table:table-cell>
          <table:table-cell/>
          <table:table-cell table:formula="of:=SUM([.J$2:.J334])/[.I334]" office:value-type="float" office:value="177.495495495496">
            <text:p>177.49549549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tor</text:p>
          </table:table-cell>
          <table:table-cell office:value-type="string">
            <text:p>kc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334">
            <text:p>334</text:p>
          </table:table-cell>
          <table:table-cell table:formula="of:=[.F335]*24*60" office:value-type="float" office:value="168">
            <text:p>168</text:p>
          </table:table-cell>
          <table:table-cell/>
          <table:table-cell table:formula="of:=SUM([.J$2:.J335])/[.I335]" office:value-type="float" office:value="177.467065868263">
            <text:p>177.46706586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335">
            <text:p>335</text:p>
          </table:table-cell>
          <table:table-cell table:formula="of:=[.F336]*24*60" office:value-type="float" office:value="161">
            <text:p>161</text:p>
          </table:table-cell>
          <table:table-cell/>
          <table:table-cell table:formula="of:=SUM([.J$2:.J336])/[.I336]" office:value-type="float" office:value="177.417910447761">
            <text:p>177.41791044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4:02</text:p>
          </table:table-cell>
          <table:table-cell table:number-columns-repeated="2"/>
          <table:table-cell office:value-type="float" office:value="336">
            <text:p>336</text:p>
          </table:table-cell>
          <table:table-cell table:formula="of:=[.F337]*24*60" office:value-type="float" office:value="242">
            <text:p>242</text:p>
          </table:table-cell>
          <table:table-cell/>
          <table:table-cell table:formula="of:=SUM([.J$2:.J337])/[.I337]" office:value-type="float" office:value="177.610119047619">
            <text:p>177.61011904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337">
            <text:p>337</text:p>
          </table:table-cell>
          <table:table-cell table:formula="of:=[.F338]*24*60" office:value-type="float" office:value="176">
            <text:p>176</text:p>
          </table:table-cell>
          <table:table-cell/>
          <table:table-cell table:formula="of:=SUM([.J$2:.J338])/[.I338]" office:value-type="float" office:value="177.605341246291">
            <text:p>177.60534124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bal</text:p>
          </table:table-cell>
          <table:table-cell office:value-type="string">
            <text:p>cha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338">
            <text:p>338</text:p>
          </table:table-cell>
          <table:table-cell table:formula="of:=[.F339]*24*60" office:value-type="float" office:value="161">
            <text:p>161</text:p>
          </table:table-cell>
          <table:table-cell/>
          <table:table-cell table:formula="of:=SUM([.J$2:.J339])/[.I339]" office:value-type="float" office:value="177.556213017752">
            <text:p>177.55621301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bal</text:p>
          </table:table-cell>
          <table:table-cell office:value-type="string">
            <text:p>cha</text:p>
          </table:table-cell>
          <table:table-cell office:value-type="string">
            <text:p>3:28</text:p>
          </table:table-cell>
          <table:table-cell table:number-columns-repeated="2"/>
          <table:table-cell office:value-type="float" office:value="339">
            <text:p>339</text:p>
          </table:table-cell>
          <table:table-cell table:formula="of:=[.F340]*24*60" office:value-type="float" office:value="208">
            <text:p>208</text:p>
          </table:table-cell>
          <table:table-cell/>
          <table:table-cell table:formula="of:=SUM([.J$2:.J340])/[.I340]" office:value-type="float" office:value="177.646017699115">
            <text:p>177.64601769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340">
            <text:p>340</text:p>
          </table:table-cell>
          <table:table-cell table:formula="of:=[.F341]*24*60" office:value-type="float" office:value="167">
            <text:p>167</text:p>
          </table:table-cell>
          <table:table-cell/>
          <table:table-cell table:formula="of:=SUM([.J$2:.J341])/[.I341]" office:value-type="float" office:value="177.614705882353">
            <text:p>177.61470588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chn</text:p>
          </table:table-cell>
          <table:table-cell office:value-type="string">
            <text:p>was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341">
            <text:p>341</text:p>
          </table:table-cell>
          <table:table-cell table:formula="of:=[.F342]*24*60" office:value-type="float" office:value="172">
            <text:p>172</text:p>
          </table:table-cell>
          <table:table-cell/>
          <table:table-cell table:formula="of:=SUM([.J$2:.J342])/[.I342]" office:value-type="float" office:value="177.598240469208">
            <text:p>177.5982404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cin</text:p>
          </table:table-cell>
          <table:table-cell office:value-type="string">
            <text:p>sfn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342">
            <text:p>342</text:p>
          </table:table-cell>
          <table:table-cell table:formula="of:=[.F343]*24*60" office:value-type="float" office:value="209">
            <text:p>209</text:p>
          </table:table-cell>
          <table:table-cell/>
          <table:table-cell table:formula="of:=SUM([.J$2:.J343])/[.I343]" office:value-type="float" office:value="177.690058479532">
            <text:p>177.69005847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343">
            <text:p>343</text:p>
          </table:table-cell>
          <table:table-cell table:formula="of:=[.F344]*24*60" office:value-type="float" office:value="165">
            <text:p>165</text:p>
          </table:table-cell>
          <table:table-cell/>
          <table:table-cell table:formula="of:=SUM([.J$2:.J344])/[.I344]" office:value-type="float" office:value="177.65306122449">
            <text:p>177.65306122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flo</text:p>
          </table:table-cell>
          <table:table-cell office:value-type="string">
            <text:p>mil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344">
            <text:p>344</text:p>
          </table:table-cell>
          <table:table-cell table:formula="of:=[.F345]*24*60" office:value-type="float" office:value="176">
            <text:p>176</text:p>
          </table:table-cell>
          <table:table-cell/>
          <table:table-cell table:formula="of:=SUM([.J$2:.J345])/[.I345]" office:value-type="float" office:value="177.648255813954">
            <text:p>177.6482558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hou</text:p>
          </table:table-cell>
          <table:table-cell office:value-type="string">
            <text:p>sl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345">
            <text:p>345</text:p>
          </table:table-cell>
          <table:table-cell table:formula="of:=[.F346]*24*60" office:value-type="float" office:value="162">
            <text:p>162</text:p>
          </table:table-cell>
          <table:table-cell/>
          <table:table-cell table:formula="of:=SUM([.J$2:.J346])/[.I346]" office:value-type="float" office:value="177.602898550725">
            <text:p>177.60289855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min</text:p>
          </table:table-cell>
          <table:table-cell office:value-type="string">
            <text:p>tex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346">
            <text:p>346</text:p>
          </table:table-cell>
          <table:table-cell table:formula="of:=[.F347]*24*60" office:value-type="float" office:value="211">
            <text:p>211</text:p>
          </table:table-cell>
          <table:table-cell/>
          <table:table-cell table:formula="of:=SUM([.J$2:.J347])/[.I347]" office:value-type="float" office:value="177.699421965318">
            <text:p>177.69942196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347">
            <text:p>347</text:p>
          </table:table-cell>
          <table:table-cell table:formula="of:=[.F348]*24*60" office:value-type="float" office:value="207">
            <text:p>207</text:p>
          </table:table-cell>
          <table:table-cell/>
          <table:table-cell table:formula="of:=SUM([.J$2:.J348])/[.I348]" office:value-type="float" office:value="177.78386167147">
            <text:p>177.783861671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348">
            <text:p>348</text:p>
          </table:table-cell>
          <table:table-cell table:formula="of:=[.F349]*24*60" office:value-type="float" office:value="176">
            <text:p>176</text:p>
          </table:table-cell>
          <table:table-cell/>
          <table:table-cell table:formula="of:=SUM([.J$2:.J349])/[.I349]" office:value-type="float" office:value="177.778735632184">
            <text:p>177.778735632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phi</text:p>
          </table:table-cell>
          <table:table-cell office:value-type="string">
            <text:p>pit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349">
            <text:p>349</text:p>
          </table:table-cell>
          <table:table-cell table:formula="of:=[.F350]*24*60" office:value-type="float" office:value="168">
            <text:p>168</text:p>
          </table:table-cell>
          <table:table-cell/>
          <table:table-cell table:formula="of:=SUM([.J$2:.J350])/[.I350]" office:value-type="float" office:value="177.750716332378">
            <text:p>177.75071633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tor</text:p>
          </table:table-cell>
          <table:table-cell office:value-type="string">
            <text:p>kc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350">
            <text:p>350</text:p>
          </table:table-cell>
          <table:table-cell table:formula="of:=[.F351]*24*60" office:value-type="float" office:value="171">
            <text:p>171</text:p>
          </table:table-cell>
          <table:table-cell/>
          <table:table-cell table:formula="of:=SUM([.J$2:.J351])/[.I351]" office:value-type="float" office:value="177.731428571429">
            <text:p>177.73142857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351">
            <text:p>351</text:p>
          </table:table-cell>
          <table:table-cell table:formula="of:=[.F352]*24*60" office:value-type="float" office:value="176">
            <text:p>176</text:p>
          </table:table-cell>
          <table:table-cell/>
          <table:table-cell table:formula="of:=SUM([.J$2:.J352])/[.I352]" office:value-type="float" office:value="177.726495726496">
            <text:p>177.72649572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352">
            <text:p>352</text:p>
          </table:table-cell>
          <table:table-cell table:formula="of:=[.F353]*24*60" office:value-type="float" office:value="152">
            <text:p>152</text:p>
          </table:table-cell>
          <table:table-cell/>
          <table:table-cell table:formula="of:=SUM([.J$2:.J353])/[.I353]" office:value-type="float" office:value="177.653409090909">
            <text:p>177.65340909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353">
            <text:p>353</text:p>
          </table:table-cell>
          <table:table-cell table:formula="of:=[.F354]*24*60" office:value-type="float" office:value="166">
            <text:p>166</text:p>
          </table:table-cell>
          <table:table-cell/>
          <table:table-cell table:formula="of:=SUM([.J$2:.J354])/[.I354]" office:value-type="float" office:value="177.620396600567">
            <text:p>177.62039660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bal</text:p>
          </table:table-cell>
          <table:table-cell office:value-type="string">
            <text:p>ch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354">
            <text:p>354</text:p>
          </table:table-cell>
          <table:table-cell table:formula="of:=[.F355]*24*60" office:value-type="float" office:value="178">
            <text:p>178</text:p>
          </table:table-cell>
          <table:table-cell/>
          <table:table-cell table:formula="of:=SUM([.J$2:.J355])/[.I355]" office:value-type="float" office:value="177.621468926554">
            <text:p>177.62146892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355">
            <text:p>355</text:p>
          </table:table-cell>
          <table:table-cell table:formula="of:=[.F356]*24*60" office:value-type="float" office:value="145">
            <text:p>145</text:p>
          </table:table-cell>
          <table:table-cell/>
          <table:table-cell table:formula="of:=SUM([.J$2:.J356])/[.I356]" office:value-type="float" office:value="177.529577464789">
            <text:p>177.52957746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chn</text:p>
          </table:table-cell>
          <table:table-cell office:value-type="string">
            <text:p>was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356">
            <text:p>356</text:p>
          </table:table-cell>
          <table:table-cell table:formula="of:=[.F357]*24*60" office:value-type="float" office:value="151">
            <text:p>151</text:p>
          </table:table-cell>
          <table:table-cell/>
          <table:table-cell table:formula="of:=SUM([.J$2:.J357])/[.I357]" office:value-type="float" office:value="177.455056179775">
            <text:p>177.45505617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cin</text:p>
          </table:table-cell>
          <table:table-cell office:value-type="string">
            <text:p>sf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357">
            <text:p>357</text:p>
          </table:table-cell>
          <table:table-cell table:formula="of:=[.F358]*24*60" office:value-type="float" office:value="163">
            <text:p>163</text:p>
          </table:table-cell>
          <table:table-cell/>
          <table:table-cell table:formula="of:=SUM([.J$2:.J358])/[.I358]" office:value-type="float" office:value="177.414565826331">
            <text:p>177.41456582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358">
            <text:p>358</text:p>
          </table:table-cell>
          <table:table-cell table:formula="of:=[.F359]*24*60" office:value-type="float" office:value="190">
            <text:p>190</text:p>
          </table:table-cell>
          <table:table-cell/>
          <table:table-cell table:formula="of:=SUM([.J$2:.J359])/[.I359]" office:value-type="float" office:value="177.449720670391">
            <text:p>177.44972067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flo</text:p>
          </table:table-cell>
          <table:table-cell office:value-type="string">
            <text:p>mil</text:p>
          </table:table-cell>
          <table:table-cell office:value-type="string">
            <text:p>4:11</text:p>
          </table:table-cell>
          <table:table-cell table:number-columns-repeated="2"/>
          <table:table-cell office:value-type="float" office:value="359">
            <text:p>359</text:p>
          </table:table-cell>
          <table:table-cell table:formula="of:=[.F360]*24*60" office:value-type="float" office:value="251">
            <text:p>251</text:p>
          </table:table-cell>
          <table:table-cell/>
          <table:table-cell table:formula="of:=SUM([.J$2:.J360])/[.I360]" office:value-type="float" office:value="177.654596100279">
            <text:p>177.65459610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hou</text:p>
          </table:table-cell>
          <table:table-cell office:value-type="string">
            <text:p>sln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360">
            <text:p>360</text:p>
          </table:table-cell>
          <table:table-cell table:formula="of:=[.F361]*24*60" office:value-type="float" office:value="147">
            <text:p>147</text:p>
          </table:table-cell>
          <table:table-cell/>
          <table:table-cell table:formula="of:=SUM([.J$2:.J361])/[.I361]" office:value-type="float" office:value="177.569444444444">
            <text:p>177.56944444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min</text:p>
          </table:table-cell>
          <table:table-cell office:value-type="string">
            <text:p>tex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361">
            <text:p>361</text:p>
          </table:table-cell>
          <table:table-cell table:formula="of:=[.F362]*24*60" office:value-type="float" office:value="162">
            <text:p>162</text:p>
          </table:table-cell>
          <table:table-cell/>
          <table:table-cell table:formula="of:=SUM([.J$2:.J362])/[.I362]" office:value-type="float" office:value="177.526315789474">
            <text:p>177.52631578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362">
            <text:p>362</text:p>
          </table:table-cell>
          <table:table-cell table:formula="of:=[.F363]*24*60" office:value-type="float" office:value="174">
            <text:p>174</text:p>
          </table:table-cell>
          <table:table-cell/>
          <table:table-cell table:formula="of:=SUM([.J$2:.J363])/[.I363]" office:value-type="float" office:value="177.516574585635">
            <text:p>177.516574585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363">
            <text:p>363</text:p>
          </table:table-cell>
          <table:table-cell table:formula="of:=[.F364]*24*60" office:value-type="float" office:value="154">
            <text:p>154</text:p>
          </table:table-cell>
          <table:table-cell/>
          <table:table-cell table:formula="of:=SUM([.J$2:.J364])/[.I364]" office:value-type="float" office:value="177.451790633609">
            <text:p>177.451790633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phi</text:p>
          </table:table-cell>
          <table:table-cell office:value-type="string">
            <text:p>pit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364">
            <text:p>364</text:p>
          </table:table-cell>
          <table:table-cell table:formula="of:=[.F365]*24*60" office:value-type="float" office:value="137">
            <text:p>137</text:p>
          </table:table-cell>
          <table:table-cell/>
          <table:table-cell table:formula="of:=SUM([.J$2:.J365])/[.I365]" office:value-type="float" office:value="177.340659340659">
            <text:p>177.34065934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tor</text:p>
          </table:table-cell>
          <table:table-cell office:value-type="string">
            <text:p>kc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365">
            <text:p>365</text:p>
          </table:table-cell>
          <table:table-cell table:formula="of:=[.F366]*24*60" office:value-type="float" office:value="164">
            <text:p>164</text:p>
          </table:table-cell>
          <table:table-cell/>
          <table:table-cell table:formula="of:=SUM([.J$2:.J366])/[.I366]" office:value-type="float" office:value="177.304109589041">
            <text:p>177.3041095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bal</text:p>
          </table:table-cell>
          <table:table-cell office:value-type="string">
            <text:p>cha</text:p>
          </table:table-cell>
          <table:table-cell office:value-type="string">
            <text:p>4:42</text:p>
          </table:table-cell>
          <table:table-cell office:value-type="string">
            <text:p>(2:06</text:p>
          </table:table-cell>
          <table:table-cell office:value-type="string">
            <text:p>delay)</text:p>
          </table:table-cell>
          <table:table-cell office:value-type="float" office:value="366">
            <text:p>366</text:p>
          </table:table-cell>
          <table:table-cell table:formula="of:=[.F367]*24*60" office:value-type="float" office:value="282">
            <text:p>282</text:p>
          </table:table-cell>
          <table:table-cell/>
          <table:table-cell table:formula="of:=SUM([.J$2:.J367])/[.I367]" office:value-type="float" office:value="177.590163934426">
            <text:p>177.59016393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367">
            <text:p>367</text:p>
          </table:table-cell>
          <table:table-cell table:formula="of:=[.F368]*24*60" office:value-type="float" office:value="165">
            <text:p>165</text:p>
          </table:table-cell>
          <table:table-cell/>
          <table:table-cell table:formula="of:=SUM([.J$2:.J368])/[.I368]" office:value-type="float" office:value="177.555858310627">
            <text:p>177.55585831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3:19</text:p>
          </table:table-cell>
          <table:table-cell office:value-type="string">
            <text:p>(:02</text:p>
          </table:table-cell>
          <table:table-cell office:value-type="string">
            <text:p>delay)</text:p>
          </table:table-cell>
          <table:table-cell office:value-type="float" office:value="368">
            <text:p>368</text:p>
          </table:table-cell>
          <table:table-cell table:formula="of:=[.F369]*24*60" office:value-type="float" office:value="199">
            <text:p>199</text:p>
          </table:table-cell>
          <table:table-cell/>
          <table:table-cell table:formula="of:=SUM([.J$2:.J369])/[.I369]" office:value-type="float" office:value="177.614130434783">
            <text:p>177.61413043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hou</text:p>
          </table:table-cell>
          <table:table-cell office:value-type="string">
            <text:p>ari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369">
            <text:p>369</text:p>
          </table:table-cell>
          <table:table-cell table:formula="of:=[.F370]*24*60" office:value-type="float" office:value="163">
            <text:p>163</text:p>
          </table:table-cell>
          <table:table-cell/>
          <table:table-cell table:formula="of:=SUM([.J$2:.J370])/[.I370]" office:value-type="float" office:value="177.574525745257">
            <text:p>177.57452574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370">
            <text:p>370</text:p>
          </table:table-cell>
          <table:table-cell table:formula="of:=[.F371]*24*60" office:value-type="float" office:value="182">
            <text:p>182</text:p>
          </table:table-cell>
          <table:table-cell/>
          <table:table-cell table:formula="of:=SUM([.J$2:.J371])/[.I371]" office:value-type="float" office:value="177.586486486486">
            <text:p>177.58648648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371">
            <text:p>371</text:p>
          </table:table-cell>
          <table:table-cell table:formula="of:=[.F372]*24*60" office:value-type="float" office:value="174">
            <text:p>174</text:p>
          </table:table-cell>
          <table:table-cell/>
          <table:table-cell table:formula="of:=SUM([.J$2:.J372])/[.I372]" office:value-type="float" office:value="177.576819407008">
            <text:p>177.5768194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372">
            <text:p>372</text:p>
          </table:table-cell>
          <table:table-cell table:formula="of:=[.F373]*24*60" office:value-type="float" office:value="163">
            <text:p>163</text:p>
          </table:table-cell>
          <table:table-cell/>
          <table:table-cell table:formula="of:=SUM([.J$2:.J373])/[.I373]" office:value-type="float" office:value="177.537634408602">
            <text:p>177.53763440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373">
            <text:p>373</text:p>
          </table:table-cell>
          <table:table-cell table:formula="of:=[.F374]*24*60" office:value-type="float" office:value="152">
            <text:p>152</text:p>
          </table:table-cell>
          <table:table-cell/>
          <table:table-cell table:formula="of:=SUM([.J$2:.J374])/[.I374]" office:value-type="float" office:value="177.469168900804">
            <text:p>177.46916890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374">
            <text:p>374</text:p>
          </table:table-cell>
          <table:table-cell table:formula="of:=[.F375]*24*60" office:value-type="float" office:value="159">
            <text:p>159</text:p>
          </table:table-cell>
          <table:table-cell/>
          <table:table-cell table:formula="of:=SUM([.J$2:.J375])/[.I375]" office:value-type="float" office:value="177.419786096257">
            <text:p>177.41978609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375">
            <text:p>375</text:p>
          </table:table-cell>
          <table:table-cell table:formula="of:=[.F376]*24*60" office:value-type="float" office:value="171">
            <text:p>171</text:p>
          </table:table-cell>
          <table:table-cell/>
          <table:table-cell table:formula="of:=SUM([.J$2:.J376])/[.I376]" office:value-type="float" office:value="177.402666666667">
            <text:p>177.402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det</text:p>
          </table:table-cell>
          <table:table-cell office:value-type="string">
            <text:p>nya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376">
            <text:p>376</text:p>
          </table:table-cell>
          <table:table-cell table:formula="of:=[.F377]*24*60" office:value-type="float" office:value="206">
            <text:p>206</text:p>
          </table:table-cell>
          <table:table-cell/>
          <table:table-cell table:formula="of:=SUM([.J$2:.J377])/[.I377]" office:value-type="float" office:value="177.478723404255">
            <text:p>177.47872340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hou</text:p>
          </table:table-cell>
          <table:table-cell office:value-type="string">
            <text:p>ari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377">
            <text:p>377</text:p>
          </table:table-cell>
          <table:table-cell table:formula="of:=[.F378]*24*60" office:value-type="float" office:value="180">
            <text:p>180</text:p>
          </table:table-cell>
          <table:table-cell/>
          <table:table-cell table:formula="of:=SUM([.J$2:.J378])/[.I378]" office:value-type="float" office:value="177.485411140584">
            <text:p>177.48541114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kca</text:p>
          </table:table-cell>
          <table:table-cell office:value-type="string">
            <text:p>tex</text:p>
          </table:table-cell>
          <table:table-cell office:value-type="string">
            <text:p>3:41</text:p>
          </table:table-cell>
          <table:table-cell table:number-columns-repeated="2"/>
          <table:table-cell office:value-type="float" office:value="378">
            <text:p>378</text:p>
          </table:table-cell>
          <table:table-cell table:formula="of:=[.F379]*24*60" office:value-type="float" office:value="221">
            <text:p>221</text:p>
          </table:table-cell>
          <table:table-cell/>
          <table:table-cell table:formula="of:=SUM([.J$2:.J379])/[.I379]" office:value-type="float" office:value="177.600529100529">
            <text:p>177.60052910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lan</text:p>
          </table:table-cell>
          <table:table-cell office:value-type="string">
            <text:p>flo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379">
            <text:p>379</text:p>
          </table:table-cell>
          <table:table-cell table:formula="of:=[.F380]*24*60" office:value-type="float" office:value="168">
            <text:p>168</text:p>
          </table:table-cell>
          <table:table-cell/>
          <table:table-cell table:formula="of:=SUM([.J$2:.J380])/[.I380]" office:value-type="float" office:value="177.575197889182">
            <text:p>177.57519788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3:40</text:p>
          </table:table-cell>
          <table:table-cell table:number-columns-repeated="2"/>
          <table:table-cell office:value-type="float" office:value="380">
            <text:p>380</text:p>
          </table:table-cell>
          <table:table-cell table:formula="of:=[.F381]*24*60" office:value-type="float" office:value="220">
            <text:p>220</text:p>
          </table:table-cell>
          <table:table-cell/>
          <table:table-cell table:formula="of:=SUM([.J$2:.J381])/[.I381]" office:value-type="float" office:value="177.686842105263">
            <text:p>177.68684210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09</text:p>
          </table:table-cell>
          <table:table-cell table:number-columns-repeated="2"/>
          <table:table-cell office:value-type="float" office:value="381">
            <text:p>381</text:p>
          </table:table-cell>
          <table:table-cell table:formula="of:=[.F382]*24*60" office:value-type="float" office:value="129">
            <text:p>129</text:p>
          </table:table-cell>
          <table:table-cell/>
          <table:table-cell table:formula="of:=SUM([.J$2:.J382])/[.I382]" office:value-type="float" office:value="177.55905511811">
            <text:p>177.55905511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pit</text:p>
          </table:table-cell>
          <table:table-cell office:value-type="string">
            <text:p>nyn</text:p>
          </table:table-cell>
          <table:table-cell office:value-type="string">
            <text:p>3:54</text:p>
          </table:table-cell>
          <table:table-cell table:number-columns-repeated="2"/>
          <table:table-cell office:value-type="float" office:value="382">
            <text:p>382</text:p>
          </table:table-cell>
          <table:table-cell table:formula="of:=[.F383]*24*60" office:value-type="float" office:value="234">
            <text:p>234</text:p>
          </table:table-cell>
          <table:table-cell/>
          <table:table-cell table:formula="of:=SUM([.J$2:.J383])/[.I383]" office:value-type="float" office:value="177.706806282723">
            <text:p>177.70680628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sdn</text:p>
          </table:table-cell>
          <table:table-cell office:value-type="string">
            <text:p>phi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383">
            <text:p>383</text:p>
          </table:table-cell>
          <table:table-cell table:formula="of:=[.F384]*24*60" office:value-type="float" office:value="159">
            <text:p>159</text:p>
          </table:table-cell>
          <table:table-cell/>
          <table:table-cell table:formula="of:=SUM([.J$2:.J384])/[.I384]" office:value-type="float" office:value="177.657963446475">
            <text:p>177.65796344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384">
            <text:p>384</text:p>
          </table:table-cell>
          <table:table-cell table:formula="of:=[.F385]*24*60" office:value-type="float" office:value="194">
            <text:p>194</text:p>
          </table:table-cell>
          <table:table-cell/>
          <table:table-cell table:formula="of:=SUM([.J$2:.J385])/[.I385]" office:value-type="float" office:value="177.700520833333">
            <text:p>177.7005208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385">
            <text:p>385</text:p>
          </table:table-cell>
          <table:table-cell table:formula="of:=[.F386]*24*60" office:value-type="float" office:value="185">
            <text:p>185</text:p>
          </table:table-cell>
          <table:table-cell/>
          <table:table-cell table:formula="of:=SUM([.J$2:.J386])/[.I386]" office:value-type="float" office:value="177.719480519481">
            <text:p>177.71948051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2:18</text:p>
          </table:table-cell>
          <table:table-cell office:value-type="string">
            <text:p>(:15</text:p>
          </table:table-cell>
          <table:table-cell office:value-type="string">
            <text:p>delay)</text:p>
          </table:table-cell>
          <table:table-cell office:value-type="float" office:value="386">
            <text:p>386</text:p>
          </table:table-cell>
          <table:table-cell table:formula="of:=[.F387]*24*60" office:value-type="float" office:value="138">
            <text:p>138</text:p>
          </table:table-cell>
          <table:table-cell/>
          <table:table-cell table:formula="of:=SUM([.J$2:.J387])/[.I387]" office:value-type="float" office:value="177.616580310881">
            <text:p>177.61658031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387">
            <text:p>387</text:p>
          </table:table-cell>
          <table:table-cell table:formula="of:=[.F388]*24*60" office:value-type="float" office:value="197">
            <text:p>197</text:p>
          </table:table-cell>
          <table:table-cell/>
          <table:table-cell table:formula="of:=SUM([.J$2:.J388])/[.I388]" office:value-type="float" office:value="177.666666666667">
            <text:p>177.666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388">
            <text:p>388</text:p>
          </table:table-cell>
          <table:table-cell table:formula="of:=[.F389]*24*60" office:value-type="float" office:value="157">
            <text:p>157</text:p>
          </table:table-cell>
          <table:table-cell/>
          <table:table-cell table:formula="of:=SUM([.J$2:.J389])/[.I389]" office:value-type="float" office:value="177.613402061856">
            <text:p>177.61340206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389">
            <text:p>389</text:p>
          </table:table-cell>
          <table:table-cell table:formula="of:=[.F390]*24*60" office:value-type="float" office:value="173">
            <text:p>173</text:p>
          </table:table-cell>
          <table:table-cell/>
          <table:table-cell table:formula="of:=SUM([.J$2:.J390])/[.I390]" office:value-type="float" office:value="177.601542416452">
            <text:p>177.60154241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390">
            <text:p>390</text:p>
          </table:table-cell>
          <table:table-cell table:formula="of:=[.F391]*24*60" office:value-type="float" office:value="172">
            <text:p>172</text:p>
          </table:table-cell>
          <table:table-cell/>
          <table:table-cell table:formula="of:=SUM([.J$2:.J391])/[.I391]" office:value-type="float" office:value="177.58717948718">
            <text:p>177.58717948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 office:value-type="string">
            <text:p>ny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391">
            <text:p>391</text:p>
          </table:table-cell>
          <table:table-cell table:formula="of:=[.F392]*24*60" office:value-type="float" office:value="168">
            <text:p>168</text:p>
          </table:table-cell>
          <table:table-cell/>
          <table:table-cell table:formula="of:=SUM([.J$2:.J392])/[.I392]" office:value-type="float" office:value="177.562659846547">
            <text:p>177.56265984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hou</text:p>
          </table:table-cell>
          <table:table-cell office:value-type="string">
            <text:p>ari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392">
            <text:p>392</text:p>
          </table:table-cell>
          <table:table-cell table:formula="of:=[.F393]*24*60" office:value-type="float" office:value="183">
            <text:p>183</text:p>
          </table:table-cell>
          <table:table-cell/>
          <table:table-cell table:formula="of:=SUM([.J$2:.J393])/[.I393]" office:value-type="float" office:value="177.576530612245">
            <text:p>177.57653061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kca</text:p>
          </table:table-cell>
          <table:table-cell office:value-type="string">
            <text:p>tex</text:p>
          </table:table-cell>
          <table:table-cell office:value-type="string">
            <text:p>3:28</text:p>
          </table:table-cell>
          <table:table-cell table:number-columns-repeated="2"/>
          <table:table-cell office:value-type="float" office:value="393">
            <text:p>393</text:p>
          </table:table-cell>
          <table:table-cell table:formula="of:=[.F394]*24*60" office:value-type="float" office:value="208">
            <text:p>208</text:p>
          </table:table-cell>
          <table:table-cell/>
          <table:table-cell table:formula="of:=SUM([.J$2:.J394])/[.I394]" office:value-type="float" office:value="177.653944020356">
            <text:p>177.65394402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lan</text:p>
          </table:table-cell>
          <table:table-cell office:value-type="string">
            <text:p>flo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394">
            <text:p>394</text:p>
          </table:table-cell>
          <table:table-cell table:formula="of:=[.F395]*24*60" office:value-type="float" office:value="192">
            <text:p>192</text:p>
          </table:table-cell>
          <table:table-cell/>
          <table:table-cell table:formula="of:=SUM([.J$2:.J395])/[.I395]" office:value-type="float" office:value="177.690355329949">
            <text:p>177.690355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395">
            <text:p>395</text:p>
          </table:table-cell>
          <table:table-cell table:formula="of:=[.F396]*24*60" office:value-type="float" office:value="213">
            <text:p>213</text:p>
          </table:table-cell>
          <table:table-cell/>
          <table:table-cell table:formula="of:=SUM([.J$2:.J396])/[.I396]" office:value-type="float" office:value="177.779746835443">
            <text:p>177.77974683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396">
            <text:p>396</text:p>
          </table:table-cell>
          <table:table-cell table:formula="of:=[.F397]*24*60" office:value-type="float" office:value="158">
            <text:p>158</text:p>
          </table:table-cell>
          <table:table-cell/>
          <table:table-cell table:formula="of:=SUM([.J$2:.J397])/[.I397]" office:value-type="float" office:value="177.729797979798">
            <text:p>177.72979797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pit</text:p>
          </table:table-cell>
          <table:table-cell office:value-type="string">
            <text:p>nyn</text:p>
          </table:table-cell>
          <table:table-cell office:value-type="string">
            <text:p>2:55</text:p>
          </table:table-cell>
          <table:table-cell office:value-type="string">
            <text:p>(:40</text:p>
          </table:table-cell>
          <table:table-cell office:value-type="string">
            <text:p>delay)</text:p>
          </table:table-cell>
          <table:table-cell office:value-type="float" office:value="397">
            <text:p>397</text:p>
          </table:table-cell>
          <table:table-cell table:formula="of:=[.F398]*24*60" office:value-type="float" office:value="175">
            <text:p>175</text:p>
          </table:table-cell>
          <table:table-cell/>
          <table:table-cell table:formula="of:=SUM([.J$2:.J398])/[.I398]" office:value-type="float" office:value="177.722921914358">
            <text:p>177.72292191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sdn</text:p>
          </table:table-cell>
          <table:table-cell office:value-type="string">
            <text:p>phi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398">
            <text:p>398</text:p>
          </table:table-cell>
          <table:table-cell table:formula="of:=[.F399]*24*60" office:value-type="float" office:value="189">
            <text:p>189</text:p>
          </table:table-cell>
          <table:table-cell/>
          <table:table-cell table:formula="of:=SUM([.J$2:.J399])/[.I399]" office:value-type="float" office:value="177.751256281407">
            <text:p>177.75125628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399">
            <text:p>399</text:p>
          </table:table-cell>
          <table:table-cell table:formula="of:=[.F400]*24*60" office:value-type="float" office:value="169">
            <text:p>169</text:p>
          </table:table-cell>
          <table:table-cell/>
          <table:table-cell table:formula="of:=SUM([.J$2:.J400])/[.I400]" office:value-type="float" office:value="177.729323308271">
            <text:p>177.72932330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[.F401]*24*60" office:value-type="float" office:value="177">
            <text:p>177</text:p>
          </table:table-cell>
          <table:table-cell/>
          <table:table-cell table:formula="of:=SUM([.J$2:.J401])/[.I401]" office:value-type="float" office:value="177.7275">
            <text:p>177.72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401">
            <text:p>401</text:p>
          </table:table-cell>
          <table:table-cell table:formula="of:=[.F402]*24*60" office:value-type="float" office:value="180">
            <text:p>180</text:p>
          </table:table-cell>
          <table:table-cell/>
          <table:table-cell table:formula="of:=SUM([.J$2:.J402])/[.I402]" office:value-type="float" office:value="177.733167082294">
            <text:p>177.73316708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et</text:p>
          </table:table-cell>
          <table:table-cell office:value-type="string">
            <text:p>nya</text:p>
          </table:table-cell>
          <table:table-cell office:value-type="string">
            <text:p>3:30</text:p>
          </table:table-cell>
          <table:table-cell table:number-columns-repeated="2"/>
          <table:table-cell office:value-type="float" office:value="402">
            <text:p>402</text:p>
          </table:table-cell>
          <table:table-cell table:formula="of:=[.F403]*24*60" office:value-type="float" office:value="210">
            <text:p>210</text:p>
          </table:table-cell>
          <table:table-cell/>
          <table:table-cell table:formula="of:=SUM([.J$2:.J403])/[.I403]" office:value-type="float" office:value="177.813432835821">
            <text:p>177.81343283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tex</text:p>
          </table:table-cell>
          <table:table-cell office:value-type="string">
            <text:p>2:10</text:p>
          </table:table-cell>
          <table:table-cell table:number-columns-repeated="2"/>
          <table:table-cell office:value-type="float" office:value="403">
            <text:p>403</text:p>
          </table:table-cell>
          <table:table-cell table:formula="of:=[.F404]*24*60" office:value-type="float" office:value="130">
            <text:p>130</text:p>
          </table:table-cell>
          <table:table-cell/>
          <table:table-cell table:formula="of:=SUM([.J$2:.J404])/[.I404]" office:value-type="float" office:value="177.694789081886">
            <text:p>177.69478908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an</text:p>
          </table:table-cell>
          <table:table-cell office:value-type="string">
            <text:p>flo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404">
            <text:p>404</text:p>
          </table:table-cell>
          <table:table-cell table:formula="of:=[.F405]*24*60" office:value-type="float" office:value="175">
            <text:p>175</text:p>
          </table:table-cell>
          <table:table-cell/>
          <table:table-cell table:formula="of:=SUM([.J$2:.J405])/[.I405]" office:value-type="float" office:value="177.688118811881">
            <text:p>177.68811881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405">
            <text:p>405</text:p>
          </table:table-cell>
          <table:table-cell table:formula="of:=[.F406]*24*60" office:value-type="float" office:value="176">
            <text:p>176</text:p>
          </table:table-cell>
          <table:table-cell/>
          <table:table-cell table:formula="of:=SUM([.J$2:.J406])/[.I406]" office:value-type="float" office:value="177.683950617284">
            <text:p>177.68395061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406">
            <text:p>406</text:p>
          </table:table-cell>
          <table:table-cell table:formula="of:=[.F407]*24*60" office:value-type="float" office:value="192">
            <text:p>192</text:p>
          </table:table-cell>
          <table:table-cell/>
          <table:table-cell table:formula="of:=SUM([.J$2:.J407])/[.I407]" office:value-type="float" office:value="177.71921182266">
            <text:p>177.719211822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was</text:p>
          </table:table-cell>
          <table:table-cell office:value-type="string">
            <text:p>2:04</text:p>
          </table:table-cell>
          <table:table-cell table:number-columns-repeated="2"/>
          <table:table-cell office:value-type="float" office:value="407">
            <text:p>407</text:p>
          </table:table-cell>
          <table:table-cell table:formula="of:=[.F408]*24*60" office:value-type="float" office:value="124">
            <text:p>124</text:p>
          </table:table-cell>
          <table:table-cell/>
          <table:table-cell table:formula="of:=SUM([.J$2:.J408])/[.I408]" office:value-type="float" office:value="177.587223587224">
            <text:p>177.58722358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dn</text:p>
          </table:table-cell>
          <table:table-cell office:value-type="string">
            <text:p>phi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408">
            <text:p>408</text:p>
          </table:table-cell>
          <table:table-cell table:formula="of:=[.F409]*24*60" office:value-type="float" office:value="158">
            <text:p>158</text:p>
          </table:table-cell>
          <table:table-cell/>
          <table:table-cell table:formula="of:=SUM([.J$2:.J409])/[.I409]" office:value-type="float" office:value="177.539215686275">
            <text:p>177.53921568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string">
            <text:p>3:34</text:p>
          </table:table-cell>
          <table:table-cell table:number-columns-repeated="2"/>
          <table:table-cell office:value-type="float" office:value="409">
            <text:p>409</text:p>
          </table:table-cell>
          <table:table-cell table:formula="of:=[.F410]*24*60" office:value-type="float" office:value="214">
            <text:p>214</text:p>
          </table:table-cell>
          <table:table-cell/>
          <table:table-cell table:formula="of:=SUM([.J$2:.J410])/[.I410]" office:value-type="float" office:value="177.628361858191">
            <text:p>177.62836185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410">
            <text:p>410</text:p>
          </table:table-cell>
          <table:table-cell table:formula="of:=[.F411]*24*60" office:value-type="float" office:value="188">
            <text:p>188</text:p>
          </table:table-cell>
          <table:table-cell/>
          <table:table-cell table:formula="of:=SUM([.J$2:.J411])/[.I411]" office:value-type="float" office:value="177.653658536585">
            <text:p>177.65365853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411">
            <text:p>411</text:p>
          </table:table-cell>
          <table:table-cell table:formula="of:=[.F412]*24*60" office:value-type="float" office:value="164">
            <text:p>164</text:p>
          </table:table-cell>
          <table:table-cell/>
          <table:table-cell table:formula="of:=SUM([.J$2:.J412])/[.I412]" office:value-type="float" office:value="177.620437956204">
            <text:p>177.62043795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ana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412">
            <text:p>412</text:p>
          </table:table-cell>
          <table:table-cell table:formula="of:=[.F413]*24*60" office:value-type="float" office:value="162">
            <text:p>162</text:p>
          </table:table-cell>
          <table:table-cell/>
          <table:table-cell table:formula="of:=SUM([.J$2:.J413])/[.I413]" office:value-type="float" office:value="177.582524271845">
            <text:p>177.58252427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tor</text:p>
          </table:table-cell>
          <table:table-cell office:value-type="string">
            <text:p>2:10</text:p>
          </table:table-cell>
          <table:table-cell table:number-columns-repeated="2"/>
          <table:table-cell office:value-type="float" office:value="413">
            <text:p>413</text:p>
          </table:table-cell>
          <table:table-cell table:formula="of:=[.F414]*24*60" office:value-type="float" office:value="130">
            <text:p>130</text:p>
          </table:table-cell>
          <table:table-cell/>
          <table:table-cell table:formula="of:=SUM([.J$2:.J414])/[.I414]" office:value-type="float" office:value="177.467312348668">
            <text:p>177.46731234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3:41</text:p>
          </table:table-cell>
          <table:table-cell table:number-columns-repeated="2"/>
          <table:table-cell office:value-type="float" office:value="414">
            <text:p>414</text:p>
          </table:table-cell>
          <table:table-cell table:formula="of:=[.F415]*24*60" office:value-type="float" office:value="221">
            <text:p>221</text:p>
          </table:table-cell>
          <table:table-cell/>
          <table:table-cell table:formula="of:=SUM([.J$2:.J415])/[.I415]" office:value-type="float" office:value="177.572463768116">
            <text:p>177.57246376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415">
            <text:p>415</text:p>
          </table:table-cell>
          <table:table-cell table:formula="of:=[.F416]*24*60" office:value-type="float" office:value="141">
            <text:p>141</text:p>
          </table:table-cell>
          <table:table-cell/>
          <table:table-cell table:formula="of:=SUM([.J$2:.J416])/[.I416]" office:value-type="float" office:value="177.484337349398">
            <text:p>177.48433734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416">
            <text:p>416</text:p>
          </table:table-cell>
          <table:table-cell table:formula="of:=[.F417]*24*60" office:value-type="float" office:value="180">
            <text:p>180</text:p>
          </table:table-cell>
          <table:table-cell/>
          <table:table-cell table:formula="of:=SUM([.J$2:.J417])/[.I417]" office:value-type="float" office:value="177.490384615385">
            <text:p>177.49038461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417">
            <text:p>417</text:p>
          </table:table-cell>
          <table:table-cell table:formula="of:=[.F418]*24*60" office:value-type="float" office:value="213">
            <text:p>213</text:p>
          </table:table-cell>
          <table:table-cell/>
          <table:table-cell table:formula="of:=SUM([.J$2:.J418])/[.I418]" office:value-type="float" office:value="177.575539568345">
            <text:p>177.57553956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il</text:p>
          </table:table-cell>
          <table:table-cell office:value-type="string">
            <text:p>hou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418">
            <text:p>418</text:p>
          </table:table-cell>
          <table:table-cell table:formula="of:=[.F419]*24*60" office:value-type="float" office:value="165">
            <text:p>165</text:p>
          </table:table-cell>
          <table:table-cell/>
          <table:table-cell table:formula="of:=SUM([.J$2:.J419])/[.I419]" office:value-type="float" office:value="177.545454545455">
            <text:p>177.54545454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ari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419">
            <text:p>419</text:p>
          </table:table-cell>
          <table:table-cell table:formula="of:=[.F420]*24*60" office:value-type="float" office:value="166">
            <text:p>166</text:p>
          </table:table-cell>
          <table:table-cell/>
          <table:table-cell table:formula="of:=SUM([.J$2:.J420])/[.I420]" office:value-type="float" office:value="177.517899761337">
            <text:p>177.517899761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was</text:p>
          </table:table-cell>
          <table:table-cell office:value-type="string">
            <text:p>2:56</text:p>
          </table:table-cell>
          <table:table-cell office:value-type="string">
            <text:p>(:25</text:p>
          </table:table-cell>
          <table:table-cell office:value-type="string">
            <text:p>delay)</text:p>
          </table:table-cell>
          <table:table-cell office:value-type="float" office:value="420">
            <text:p>420</text:p>
          </table:table-cell>
          <table:table-cell table:formula="of:=[.F421]*24*60" office:value-type="float" office:value="176">
            <text:p>176</text:p>
          </table:table-cell>
          <table:table-cell/>
          <table:table-cell table:formula="of:=SUM([.J$2:.J421])/[.I421]" office:value-type="float" office:value="177.514285714286">
            <text:p>177.51428571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dn</text:p>
          </table:table-cell>
          <table:table-cell office:value-type="string">
            <text:p>flo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421">
            <text:p>421</text:p>
          </table:table-cell>
          <table:table-cell table:formula="of:=[.F422]*24*60" office:value-type="float" office:value="138">
            <text:p>138</text:p>
          </table:table-cell>
          <table:table-cell/>
          <table:table-cell table:formula="of:=SUM([.J$2:.J422])/[.I422]" office:value-type="float" office:value="177.420427553444">
            <text:p>177.42042755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a</text:p>
          </table:table-cell>
          <table:table-cell office:value-type="string">
            <text:p>ny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422">
            <text:p>422</text:p>
          </table:table-cell>
          <table:table-cell table:formula="of:=[.F423]*24*60" office:value-type="float" office:value="177">
            <text:p>177</text:p>
          </table:table-cell>
          <table:table-cell/>
          <table:table-cell table:formula="of:=SUM([.J$2:.J423])/[.I423]" office:value-type="float" office:value="177.419431279621">
            <text:p>177.41943127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phi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423">
            <text:p>423</text:p>
          </table:table-cell>
          <table:table-cell table:formula="of:=[.F424]*24*60" office:value-type="float" office:value="213">
            <text:p>213</text:p>
          </table:table-cell>
          <table:table-cell/>
          <table:table-cell table:formula="of:=SUM([.J$2:.J424])/[.I424]" office:value-type="float" office:value="177.503546099291">
            <text:p>177.50354609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3:16</text:p>
          </table:table-cell>
          <table:table-cell office:value-type="string">
            <text:p>(2:27</text:p>
          </table:table-cell>
          <table:table-cell office:value-type="string">
            <text:p>delay)</text:p>
          </table:table-cell>
          <table:table-cell office:value-type="float" office:value="424">
            <text:p>424</text:p>
          </table:table-cell>
          <table:table-cell table:formula="of:=[.F425]*24*60" office:value-type="float" office:value="196">
            <text:p>196</text:p>
          </table:table-cell>
          <table:table-cell/>
          <table:table-cell table:formula="of:=SUM([.J$2:.J425])/[.I425]" office:value-type="float" office:value="177.547169811321">
            <text:p>177.54716981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425">
            <text:p>425</text:p>
          </table:table-cell>
          <table:table-cell table:formula="of:=[.F426]*24*60" office:value-type="float" office:value="161">
            <text:p>161</text:p>
          </table:table-cell>
          <table:table-cell/>
          <table:table-cell table:formula="of:=SUM([.J$2:.J426])/[.I426]" office:value-type="float" office:value="177.508235294118">
            <text:p>177.50823529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ana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426">
            <text:p>426</text:p>
          </table:table-cell>
          <table:table-cell table:formula="of:=[.F427]*24*60" office:value-type="float" office:value="138">
            <text:p>138</text:p>
          </table:table-cell>
          <table:table-cell/>
          <table:table-cell table:formula="of:=SUM([.J$2:.J427])/[.I427]" office:value-type="float" office:value="177.415492957746">
            <text:p>177.41549295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tor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427">
            <text:p>427</text:p>
          </table:table-cell>
          <table:table-cell table:formula="of:=[.F428]*24*60" office:value-type="float" office:value="156">
            <text:p>156</text:p>
          </table:table-cell>
          <table:table-cell/>
          <table:table-cell table:formula="of:=SUM([.J$2:.J428])/[.I428]" office:value-type="float" office:value="177.365339578454">
            <text:p>177.36533957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428">
            <text:p>428</text:p>
          </table:table-cell>
          <table:table-cell table:formula="of:=[.F429]*24*60" office:value-type="float" office:value="173">
            <text:p>173</text:p>
          </table:table-cell>
          <table:table-cell/>
          <table:table-cell table:formula="of:=SUM([.J$2:.J429])/[.I429]" office:value-type="float" office:value="177.355140186916">
            <text:p>177.35514018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429">
            <text:p>429</text:p>
          </table:table-cell>
          <table:table-cell table:formula="of:=[.F430]*24*60" office:value-type="float" office:value="178">
            <text:p>178</text:p>
          </table:table-cell>
          <table:table-cell/>
          <table:table-cell table:formula="of:=SUM([.J$2:.J430])/[.I430]" office:value-type="float" office:value="177.356643356643">
            <text:p>177.35664335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430">
            <text:p>430</text:p>
          </table:table-cell>
          <table:table-cell table:formula="of:=[.F431]*24*60" office:value-type="float" office:value="159">
            <text:p>159</text:p>
          </table:table-cell>
          <table:table-cell/>
          <table:table-cell table:formula="of:=SUM([.J$2:.J431])/[.I431]" office:value-type="float" office:value="177.313953488372">
            <text:p>177.31395348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2:53</text:p>
          </table:table-cell>
          <table:table-cell office:value-type="string">
            <text:p>(1:16</text:p>
          </table:table-cell>
          <table:table-cell office:value-type="string">
            <text:p>delay)</text:p>
          </table:table-cell>
          <table:table-cell office:value-type="float" office:value="431">
            <text:p>431</text:p>
          </table:table-cell>
          <table:table-cell table:formula="of:=[.F432]*24*60" office:value-type="float" office:value="173">
            <text:p>173</text:p>
          </table:table-cell>
          <table:table-cell/>
          <table:table-cell table:formula="of:=SUM([.J$2:.J432])/[.I432]" office:value-type="float" office:value="177.303944315545">
            <text:p>177.30394431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432">
            <text:p>432</text:p>
          </table:table-cell>
          <table:table-cell table:formula="of:=[.F433]*24*60" office:value-type="float" office:value="207">
            <text:p>207</text:p>
          </table:table-cell>
          <table:table-cell/>
          <table:table-cell table:formula="of:=SUM([.J$2:.J433])/[.I433]" office:value-type="float" office:value="177.372685185185">
            <text:p>177.37268518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hou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433">
            <text:p>433</text:p>
          </table:table-cell>
          <table:table-cell table:formula="of:=[.F434]*24*60" office:value-type="float" office:value="186">
            <text:p>186</text:p>
          </table:table-cell>
          <table:table-cell/>
          <table:table-cell table:formula="of:=SUM([.J$2:.J434])/[.I434]" office:value-type="float" office:value="177.392609699769">
            <text:p>177.39260969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ari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434">
            <text:p>434</text:p>
          </table:table-cell>
          <table:table-cell table:formula="of:=[.F435]*24*60" office:value-type="float" office:value="207">
            <text:p>207</text:p>
          </table:table-cell>
          <table:table-cell/>
          <table:table-cell table:formula="of:=SUM([.J$2:.J435])/[.I435]" office:value-type="float" office:value="177.460829493088">
            <text:p>177.460829493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was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435">
            <text:p>435</text:p>
          </table:table-cell>
          <table:table-cell table:formula="of:=[.F436]*24*60" office:value-type="float" office:value="201">
            <text:p>201</text:p>
          </table:table-cell>
          <table:table-cell/>
          <table:table-cell table:formula="of:=SUM([.J$2:.J436])/[.I436]" office:value-type="float" office:value="177.514942528736">
            <text:p>177.51494252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flo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436">
            <text:p>436</text:p>
          </table:table-cell>
          <table:table-cell table:formula="of:=[.F437]*24*60" office:value-type="float" office:value="177">
            <text:p>177</text:p>
          </table:table-cell>
          <table:table-cell/>
          <table:table-cell table:formula="of:=SUM([.J$2:.J437])/[.I437]" office:value-type="float" office:value="177.51376146789">
            <text:p>177.51376146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ny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437">
            <text:p>437</text:p>
          </table:table-cell>
          <table:table-cell table:formula="of:=[.F438]*24*60" office:value-type="float" office:value="171">
            <text:p>171</text:p>
          </table:table-cell>
          <table:table-cell/>
          <table:table-cell table:formula="of:=SUM([.J$2:.J438])/[.I438]" office:value-type="float" office:value="177.49885583524">
            <text:p>177.49885583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fn</text:p>
          </table:table-cell>
          <table:table-cell office:value-type="string">
            <text:p>phi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438">
            <text:p>438</text:p>
          </table:table-cell>
          <table:table-cell table:formula="of:=[.F439]*24*60" office:value-type="float" office:value="182">
            <text:p>182</text:p>
          </table:table-cell>
          <table:table-cell/>
          <table:table-cell table:formula="of:=SUM([.J$2:.J439])/[.I439]" office:value-type="float" office:value="177.509132420091">
            <text:p>177.50913242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439">
            <text:p>439</text:p>
          </table:table-cell>
          <table:table-cell table:formula="of:=[.F440]*24*60" office:value-type="float" office:value="193">
            <text:p>193</text:p>
          </table:table-cell>
          <table:table-cell/>
          <table:table-cell table:formula="of:=SUM([.J$2:.J440])/[.I440]" office:value-type="float" office:value="177.544419134396">
            <text:p>177.54441913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440">
            <text:p>440</text:p>
          </table:table-cell>
          <table:table-cell table:formula="of:=[.F441]*24*60" office:value-type="float" office:value="152">
            <text:p>152</text:p>
          </table:table-cell>
          <table:table-cell/>
          <table:table-cell table:formula="of:=SUM([.J$2:.J441])/[.I441]" office:value-type="float" office:value="177.486363636364">
            <text:p>177.48636363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an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441">
            <text:p>441</text:p>
          </table:table-cell>
          <table:table-cell table:formula="of:=[.F442]*24*60" office:value-type="float" office:value="173">
            <text:p>173</text:p>
          </table:table-cell>
          <table:table-cell/>
          <table:table-cell table:formula="of:=SUM([.J$2:.J442])/[.I442]" office:value-type="float" office:value="177.47619047619">
            <text:p>177.47619047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ha</text:p>
          </table:table-cell>
          <table:table-cell office:value-type="string">
            <text:p>tor</text:p>
          </table:table-cell>
          <table:table-cell office:value-type="string">
            <text:p>2:12</text:p>
          </table:table-cell>
          <table:table-cell table:number-columns-repeated="2"/>
          <table:table-cell office:value-type="float" office:value="442">
            <text:p>442</text:p>
          </table:table-cell>
          <table:table-cell table:formula="of:=[.F443]*24*60" office:value-type="float" office:value="132">
            <text:p>132</text:p>
          </table:table-cell>
          <table:table-cell/>
          <table:table-cell table:formula="of:=SUM([.J$2:.J443])/[.I443]" office:value-type="float" office:value="177.373303167421">
            <text:p>177.37330316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443">
            <text:p>443</text:p>
          </table:table-cell>
          <table:table-cell table:formula="of:=[.F444]*24*60" office:value-type="float" office:value="172">
            <text:p>172</text:p>
          </table:table-cell>
          <table:table-cell/>
          <table:table-cell table:formula="of:=SUM([.J$2:.J444])/[.I444]" office:value-type="float" office:value="177.361173814898">
            <text:p>177.36117381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444">
            <text:p>444</text:p>
          </table:table-cell>
          <table:table-cell table:formula="of:=[.F445]*24*60" office:value-type="float" office:value="196">
            <text:p>196</text:p>
          </table:table-cell>
          <table:table-cell/>
          <table:table-cell table:formula="of:=SUM([.J$2:.J445])/[.I445]" office:value-type="float" office:value="177.403153153153">
            <text:p>177.40315315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445">
            <text:p>445</text:p>
          </table:table-cell>
          <table:table-cell table:formula="of:=[.F446]*24*60" office:value-type="float" office:value="166">
            <text:p>166</text:p>
          </table:table-cell>
          <table:table-cell/>
          <table:table-cell table:formula="of:=SUM([.J$2:.J446])/[.I446]" office:value-type="float" office:value="177.377528089888">
            <text:p>177.37752808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446">
            <text:p>446</text:p>
          </table:table-cell>
          <table:table-cell table:formula="of:=[.F447]*24*60" office:value-type="float" office:value="162">
            <text:p>162</text:p>
          </table:table-cell>
          <table:table-cell/>
          <table:table-cell table:formula="of:=SUM([.J$2:.J447])/[.I447]" office:value-type="float" office:value="177.343049327354">
            <text:p>177.34304932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447">
            <text:p>447</text:p>
          </table:table-cell>
          <table:table-cell table:formula="of:=[.F448]*24*60" office:value-type="float" office:value="160">
            <text:p>160</text:p>
          </table:table-cell>
          <table:table-cell/>
          <table:table-cell table:formula="of:=SUM([.J$2:.J448])/[.I448]" office:value-type="float" office:value="177.304250559284">
            <text:p>177.30425055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hou</text:p>
          </table:table-cell>
          <table:table-cell office:value-type="string">
            <text:p>4:24</text:p>
          </table:table-cell>
          <table:table-cell table:number-columns-repeated="2"/>
          <table:table-cell office:value-type="float" office:value="448">
            <text:p>448</text:p>
          </table:table-cell>
          <table:table-cell table:formula="of:=[.F449]*24*60" office:value-type="float" office:value="264">
            <text:p>264</text:p>
          </table:table-cell>
          <table:table-cell/>
          <table:table-cell table:formula="of:=SUM([.J$2:.J449])/[.I449]" office:value-type="float" office:value="177.497767857143">
            <text:p>177.49776785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nyn</text:p>
          </table:table-cell>
          <table:table-cell office:value-type="string">
            <text:p>ari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449">
            <text:p>449</text:p>
          </table:table-cell>
          <table:table-cell table:formula="of:=[.F450]*24*60" office:value-type="float" office:value="195">
            <text:p>195</text:p>
          </table:table-cell>
          <table:table-cell/>
          <table:table-cell table:formula="of:=SUM([.J$2:.J450])/[.I450]" office:value-type="float" office:value="177.536748329621">
            <text:p>177.53674832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flo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450">
            <text:p>450</text:p>
          </table:table-cell>
          <table:table-cell table:formula="of:=[.F451]*24*60" office:value-type="float" office:value="179">
            <text:p>179</text:p>
          </table:table-cell>
          <table:table-cell/>
          <table:table-cell table:formula="of:=SUM([.J$2:.J451])/[.I451]" office:value-type="float" office:value="177.54">
            <text:p>177.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ea</text:p>
          </table:table-cell>
          <table:table-cell office:value-type="string">
            <text:p>ny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451">
            <text:p>451</text:p>
          </table:table-cell>
          <table:table-cell table:formula="of:=[.F452]*24*60" office:value-type="float" office:value="171">
            <text:p>171</text:p>
          </table:table-cell>
          <table:table-cell/>
          <table:table-cell table:formula="of:=SUM([.J$2:.J452])/[.I452]" office:value-type="float" office:value="177.525498891353">
            <text:p>177.52549889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fn</text:p>
          </table:table-cell>
          <table:table-cell office:value-type="string">
            <text:p>phi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452">
            <text:p>452</text:p>
          </table:table-cell>
          <table:table-cell table:formula="of:=[.F453]*24*60" office:value-type="float" office:value="187">
            <text:p>187</text:p>
          </table:table-cell>
          <table:table-cell/>
          <table:table-cell table:formula="of:=SUM([.J$2:.J453])/[.I453]" office:value-type="float" office:value="177.546460176991">
            <text:p>177.5464601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3:39</text:p>
          </table:table-cell>
          <table:table-cell table:number-columns-repeated="2"/>
          <table:table-cell office:value-type="float" office:value="453">
            <text:p>453</text:p>
          </table:table-cell>
          <table:table-cell table:formula="of:=[.F454]*24*60" office:value-type="float" office:value="219">
            <text:p>219</text:p>
          </table:table-cell>
          <table:table-cell/>
          <table:table-cell table:formula="of:=SUM([.J$2:.J454])/[.I454]" office:value-type="float" office:value="177.637969094923">
            <text:p>177.63796909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454">
            <text:p>454</text:p>
          </table:table-cell>
          <table:table-cell table:formula="of:=[.F455]*24*60" office:value-type="float" office:value="153">
            <text:p>153</text:p>
          </table:table-cell>
          <table:table-cell/>
          <table:table-cell table:formula="of:=SUM([.J$2:.J455])/[.I455]" office:value-type="float" office:value="177.583700440529">
            <text:p>177.58370044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na</text:p>
          </table:table-cell>
          <table:table-cell office:value-type="string">
            <text:p>kca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455">
            <text:p>455</text:p>
          </table:table-cell>
          <table:table-cell table:formula="of:=[.F456]*24*60" office:value-type="float" office:value="142">
            <text:p>142</text:p>
          </table:table-cell>
          <table:table-cell/>
          <table:table-cell table:formula="of:=SUM([.J$2:.J456])/[.I456]" office:value-type="float" office:value="177.505494505495">
            <text:p>177.50549450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l</text:p>
          </table:table-cell>
          <table:table-cell office:value-type="string">
            <text:p>oak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456">
            <text:p>456</text:p>
          </table:table-cell>
          <table:table-cell table:formula="of:=[.F457]*24*60" office:value-type="float" office:value="187">
            <text:p>187</text:p>
          </table:table-cell>
          <table:table-cell/>
          <table:table-cell table:formula="of:=SUM([.J$2:.J457])/[.I457]" office:value-type="float" office:value="177.526315789474">
            <text:p>177.52631578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det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457">
            <text:p>457</text:p>
          </table:table-cell>
          <table:table-cell table:formula="of:=[.F458]*24*60" office:value-type="float" office:value="209">
            <text:p>209</text:p>
          </table:table-cell>
          <table:table-cell/>
          <table:table-cell table:formula="of:=SUM([.J$2:.J458])/[.I458]" office:value-type="float" office:value="177.595185995624">
            <text:p>177.59518599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tor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458">
            <text:p>458</text:p>
          </table:table-cell>
          <table:table-cell table:formula="of:=[.F459]*24*60" office:value-type="float" office:value="160">
            <text:p>160</text:p>
          </table:table-cell>
          <table:table-cell/>
          <table:table-cell table:formula="of:=SUM([.J$2:.J459])/[.I459]" office:value-type="float" office:value="177.556768558952">
            <text:p>177.5567685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459">
            <text:p>459</text:p>
          </table:table-cell>
          <table:table-cell table:formula="of:=[.F460]*24*60" office:value-type="float" office:value="160">
            <text:p>160</text:p>
          </table:table-cell>
          <table:table-cell/>
          <table:table-cell table:formula="of:=SUM([.J$2:.J460])/[.I460]" office:value-type="float" office:value="177.518518518519">
            <text:p>177.51851851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la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460">
            <text:p>460</text:p>
          </table:table-cell>
          <table:table-cell table:formula="of:=[.F461]*24*60" office:value-type="float" office:value="158">
            <text:p>158</text:p>
          </table:table-cell>
          <table:table-cell/>
          <table:table-cell table:formula="of:=SUM([.J$2:.J461])/[.I461]" office:value-type="float" office:value="177.476086956522">
            <text:p>177.47608695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ari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461">
            <text:p>461</text:p>
          </table:table-cell>
          <table:table-cell table:formula="of:=[.F462]*24*60" office:value-type="float" office:value="189">
            <text:p>189</text:p>
          </table:table-cell>
          <table:table-cell/>
          <table:table-cell table:formula="of:=SUM([.J$2:.J462])/[.I462]" office:value-type="float" office:value="177.501084598698">
            <text:p>177.50108459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462">
            <text:p>462</text:p>
          </table:table-cell>
          <table:table-cell table:formula="of:=[.F463]*24*60" office:value-type="float" office:value="196">
            <text:p>196</text:p>
          </table:table-cell>
          <table:table-cell/>
          <table:table-cell table:formula="of:=SUM([.J$2:.J463])/[.I463]" office:value-type="float" office:value="177.541125541126">
            <text:p>177.54112554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[.F464]*24*60" office:value-type="float" office:value="140">
            <text:p>140</text:p>
          </table:table-cell>
          <table:table-cell/>
          <table:table-cell table:formula="of:=SUM([.J$2:.J464])/[.I464]" office:value-type="float" office:value="177.460043196544">
            <text:p>177.46004319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kc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464">
            <text:p>464</text:p>
          </table:table-cell>
          <table:table-cell table:formula="of:=[.F465]*24*60" office:value-type="float" office:value="166">
            <text:p>166</text:p>
          </table:table-cell>
          <table:table-cell/>
          <table:table-cell table:formula="of:=SUM([.J$2:.J465])/[.I465]" office:value-type="float" office:value="177.435344827586">
            <text:p>177.43534482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l</text:p>
          </table:table-cell>
          <table:table-cell office:value-type="string">
            <text:p>oak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465">
            <text:p>465</text:p>
          </table:table-cell>
          <table:table-cell table:formula="of:=[.F466]*24*60" office:value-type="float" office:value="144">
            <text:p>144</text:p>
          </table:table-cell>
          <table:table-cell/>
          <table:table-cell table:formula="of:=SUM([.J$2:.J466])/[.I466]" office:value-type="float" office:value="177.363440860215">
            <text:p>177.36344086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466">
            <text:p>466</text:p>
          </table:table-cell>
          <table:table-cell table:formula="of:=[.F467]*24*60" office:value-type="float" office:value="150">
            <text:p>150</text:p>
          </table:table-cell>
          <table:table-cell/>
          <table:table-cell table:formula="of:=SUM([.J$2:.J467])/[.I467]" office:value-type="float" office:value="177.304721030043">
            <text:p>177.304721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le</text:p>
          </table:table-cell>
          <table:table-cell office:value-type="string">
            <text:p>nya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467">
            <text:p>467</text:p>
          </table:table-cell>
          <table:table-cell table:formula="of:=[.F468]*24*60" office:value-type="float" office:value="199">
            <text:p>199</text:p>
          </table:table-cell>
          <table:table-cell/>
          <table:table-cell table:formula="of:=SUM([.J$2:.J468])/[.I468]" office:value-type="float" office:value="177.351177730193">
            <text:p>177.35117773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il</text:p>
          </table:table-cell>
          <table:table-cell office:value-type="string">
            <text:p>flo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468">
            <text:p>468</text:p>
          </table:table-cell>
          <table:table-cell table:formula="of:=[.F469]*24*60" office:value-type="float" office:value="150">
            <text:p>150</text:p>
          </table:table-cell>
          <table:table-cell/>
          <table:table-cell table:formula="of:=SUM([.J$2:.J469])/[.I469]" office:value-type="float" office:value="177.292735042735">
            <text:p>177.29273504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469">
            <text:p>469</text:p>
          </table:table-cell>
          <table:table-cell table:formula="of:=[.F470]*24*60" office:value-type="float" office:value="147">
            <text:p>147</text:p>
          </table:table-cell>
          <table:table-cell/>
          <table:table-cell table:formula="of:=SUM([.J$2:.J470])/[.I470]" office:value-type="float" office:value="177.228144989339">
            <text:p>177.22814498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nyn</text:p>
          </table:table-cell>
          <table:table-cell office:value-type="string">
            <text:p>lan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470">
            <text:p>470</text:p>
          </table:table-cell>
          <table:table-cell table:formula="of:=[.F471]*24*60" office:value-type="float" office:value="201">
            <text:p>201</text:p>
          </table:table-cell>
          <table:table-cell/>
          <table:table-cell table:formula="of:=SUM([.J$2:.J471])/[.I471]" office:value-type="float" office:value="177.278723404255">
            <text:p>177.27872340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hi</text:p>
          </table:table-cell>
          <table:table-cell office:value-type="string">
            <text:p>ari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471">
            <text:p>471</text:p>
          </table:table-cell>
          <table:table-cell table:formula="of:=[.F472]*24*60" office:value-type="float" office:value="152">
            <text:p>152</text:p>
          </table:table-cell>
          <table:table-cell/>
          <table:table-cell table:formula="of:=SUM([.J$2:.J472])/[.I472]" office:value-type="float" office:value="177.225053078556">
            <text:p>177.22505307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dn</text:p>
          </table:table-cell>
          <table:table-cell office:value-type="string">
            <text:p>atl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472">
            <text:p>472</text:p>
          </table:table-cell>
          <table:table-cell table:formula="of:=[.F473]*24*60" office:value-type="float" office:value="162">
            <text:p>162</text:p>
          </table:table-cell>
          <table:table-cell/>
          <table:table-cell table:formula="of:=SUM([.J$2:.J473])/[.I473]" office:value-type="float" office:value="177.192796610169">
            <text:p>177.19279661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fn</text:p>
          </table:table-cell>
          <table:table-cell office:value-type="string">
            <text:p>pit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473">
            <text:p>473</text:p>
          </table:table-cell>
          <table:table-cell table:formula="of:=[.F474]*24*60" office:value-type="float" office:value="175">
            <text:p>175</text:p>
          </table:table-cell>
          <table:table-cell/>
          <table:table-cell table:formula="of:=SUM([.J$2:.J474])/[.I474]" office:value-type="float" office:value="177.188160676533">
            <text:p>177.18816067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474">
            <text:p>474</text:p>
          </table:table-cell>
          <table:table-cell table:formula="of:=[.F475]*24*60" office:value-type="float" office:value="177">
            <text:p>177</text:p>
          </table:table-cell>
          <table:table-cell/>
          <table:table-cell table:formula="of:=SUM([.J$2:.J475])/[.I475]" office:value-type="float" office:value="177.18776371308">
            <text:p>177.18776371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475">
            <text:p>475</text:p>
          </table:table-cell>
          <table:table-cell table:formula="of:=[.F476]*24*60" office:value-type="float" office:value="171">
            <text:p>171</text:p>
          </table:table-cell>
          <table:table-cell/>
          <table:table-cell table:formula="of:=SUM([.J$2:.J476])/[.I476]" office:value-type="float" office:value="177.174736842105">
            <text:p>177.17473684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476">
            <text:p>476</text:p>
          </table:table-cell>
          <table:table-cell table:formula="of:=[.F477]*24*60" office:value-type="float" office:value="168">
            <text:p>168</text:p>
          </table:table-cell>
          <table:table-cell/>
          <table:table-cell table:formula="of:=SUM([.J$2:.J477])/[.I477]" office:value-type="float" office:value="177.155462184874">
            <text:p>177.15546218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hou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477">
            <text:p>477</text:p>
          </table:table-cell>
          <table:table-cell table:formula="of:=[.F478]*24*60" office:value-type="float" office:value="178">
            <text:p>178</text:p>
          </table:table-cell>
          <table:table-cell/>
          <table:table-cell table:formula="of:=SUM([.J$2:.J478])/[.I478]" office:value-type="float" office:value="177.157232704403">
            <text:p>177.15723270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na</text:p>
          </table:table-cell>
          <table:table-cell office:value-type="string">
            <text:p>kca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478">
            <text:p>478</text:p>
          </table:table-cell>
          <table:table-cell table:formula="of:=[.F479]*24*60" office:value-type="float" office:value="162">
            <text:p>162</text:p>
          </table:table-cell>
          <table:table-cell/>
          <table:table-cell table:formula="of:=SUM([.J$2:.J479])/[.I479]" office:value-type="float" office:value="177.125523012552">
            <text:p>177.12552301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l</text:p>
          </table:table-cell>
          <table:table-cell office:value-type="string">
            <text:p>oak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479">
            <text:p>479</text:p>
          </table:table-cell>
          <table:table-cell table:formula="of:=[.F480]*24*60" office:value-type="float" office:value="188">
            <text:p>188</text:p>
          </table:table-cell>
          <table:table-cell/>
          <table:table-cell table:formula="of:=SUM([.J$2:.J480])/[.I480]" office:value-type="float" office:value="177.148225469729">
            <text:p>177.14822546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os</text:p>
          </table:table-cell>
          <table:table-cell office:value-type="string">
            <text:p>det</text:p>
          </table:table-cell>
          <table:table-cell office:value-type="string">
            <text:p>3:55</text:p>
          </table:table-cell>
          <table:table-cell table:number-columns-repeated="2"/>
          <table:table-cell office:value-type="float" office:value="480">
            <text:p>480</text:p>
          </table:table-cell>
          <table:table-cell table:formula="of:=[.F481]*24*60" office:value-type="float" office:value="235">
            <text:p>235</text:p>
          </table:table-cell>
          <table:table-cell/>
          <table:table-cell table:formula="of:=SUM([.J$2:.J481])/[.I481]" office:value-type="float" office:value="177.26875">
            <text:p>177.26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481">
            <text:p>481</text:p>
          </table:table-cell>
          <table:table-cell table:formula="of:=[.F482]*24*60" office:value-type="float" office:value="178">
            <text:p>178</text:p>
          </table:table-cell>
          <table:table-cell/>
          <table:table-cell table:formula="of:=SUM([.J$2:.J482])/[.I482]" office:value-type="float" office:value="177.27027027027">
            <text:p>177.27027027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le</text:p>
          </table:table-cell>
          <table:table-cell office:value-type="string">
            <text:p>nya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482">
            <text:p>482</text:p>
          </table:table-cell>
          <table:table-cell table:formula="of:=[.F483]*24*60" office:value-type="float" office:value="184">
            <text:p>184</text:p>
          </table:table-cell>
          <table:table-cell/>
          <table:table-cell table:formula="of:=SUM([.J$2:.J483])/[.I483]" office:value-type="float" office:value="177.284232365145">
            <text:p>177.28423236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il</text:p>
          </table:table-cell>
          <table:table-cell office:value-type="string">
            <text:p>flo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483">
            <text:p>483</text:p>
          </table:table-cell>
          <table:table-cell table:formula="of:=[.F484]*24*60" office:value-type="float" office:value="161">
            <text:p>161</text:p>
          </table:table-cell>
          <table:table-cell/>
          <table:table-cell table:formula="of:=SUM([.J$2:.J484])/[.I484]" office:value-type="float" office:value="177.250517598344">
            <text:p>177.25051759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32</text:p>
          </table:table-cell>
          <table:table-cell office:value-type="string">
            <text:p>(1:44</text:p>
          </table:table-cell>
          <table:table-cell office:value-type="string">
            <text:p>delay)</text:p>
          </table:table-cell>
          <table:table-cell office:value-type="float" office:value="484">
            <text:p>484</text:p>
          </table:table-cell>
          <table:table-cell table:formula="of:=[.F485]*24*60" office:value-type="float" office:value="152">
            <text:p>152</text:p>
          </table:table-cell>
          <table:table-cell/>
          <table:table-cell table:formula="of:=SUM([.J$2:.J485])/[.I485]" office:value-type="float" office:value="177.198347107438">
            <text:p>177.19834710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nyn</text:p>
          </table:table-cell>
          <table:table-cell office:value-type="string">
            <text:p>la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485">
            <text:p>485</text:p>
          </table:table-cell>
          <table:table-cell table:formula="of:=[.F486]*24*60" office:value-type="float" office:value="165">
            <text:p>165</text:p>
          </table:table-cell>
          <table:table-cell/>
          <table:table-cell table:formula="of:=SUM([.J$2:.J486])/[.I486]" office:value-type="float" office:value="177.173195876289">
            <text:p>177.17319587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phi</text:p>
          </table:table-cell>
          <table:table-cell office:value-type="string">
            <text:p>ari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486">
            <text:p>486</text:p>
          </table:table-cell>
          <table:table-cell table:formula="of:=[.F487]*24*60" office:value-type="float" office:value="188">
            <text:p>188</text:p>
          </table:table-cell>
          <table:table-cell/>
          <table:table-cell table:formula="of:=SUM([.J$2:.J487])/[.I487]" office:value-type="float" office:value="177.195473251029">
            <text:p>177.1954732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dn</text:p>
          </table:table-cell>
          <table:table-cell office:value-type="string">
            <text:p>atl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487">
            <text:p>487</text:p>
          </table:table-cell>
          <table:table-cell table:formula="of:=[.F488]*24*60" office:value-type="float" office:value="142">
            <text:p>142</text:p>
          </table:table-cell>
          <table:table-cell/>
          <table:table-cell table:formula="of:=SUM([.J$2:.J488])/[.I488]" office:value-type="float" office:value="177.123203285421">
            <text:p>177.12320328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488">
            <text:p>488</text:p>
          </table:table-cell>
          <table:table-cell table:formula="of:=[.F489]*24*60" office:value-type="float" office:value="179">
            <text:p>179</text:p>
          </table:table-cell>
          <table:table-cell/>
          <table:table-cell table:formula="of:=SUM([.J$2:.J489])/[.I489]" office:value-type="float" office:value="177.127049180328">
            <text:p>177.12704918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489">
            <text:p>489</text:p>
          </table:table-cell>
          <table:table-cell table:formula="of:=[.F490]*24*60" office:value-type="float" office:value="167">
            <text:p>167</text:p>
          </table:table-cell>
          <table:table-cell/>
          <table:table-cell table:formula="of:=SUM([.J$2:.J490])/[.I490]" office:value-type="float" office:value="177.106339468303">
            <text:p>177.10633946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490">
            <text:p>490</text:p>
          </table:table-cell>
          <table:table-cell table:formula="of:=[.F491]*24*60" office:value-type="float" office:value="180">
            <text:p>180</text:p>
          </table:table-cell>
          <table:table-cell/>
          <table:table-cell table:formula="of:=SUM([.J$2:.J491])/[.I491]" office:value-type="float" office:value="177.112244897959">
            <text:p>177.1122448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 office:value-type="string">
            <text:p>hou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491">
            <text:p>491</text:p>
          </table:table-cell>
          <table:table-cell table:formula="of:=[.F492]*24*60" office:value-type="float" office:value="174">
            <text:p>174</text:p>
          </table:table-cell>
          <table:table-cell/>
          <table:table-cell table:formula="of:=SUM([.J$2:.J492])/[.I492]" office:value-type="float" office:value="177.105906313646">
            <text:p>177.10590631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string">
            <text:p>kca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492">
            <text:p>492</text:p>
          </table:table-cell>
          <table:table-cell table:formula="of:=[.F493]*24*60" office:value-type="float" office:value="153">
            <text:p>153</text:p>
          </table:table-cell>
          <table:table-cell/>
          <table:table-cell table:formula="of:=SUM([.J$2:.J493])/[.I493]" office:value-type="float" office:value="177.056910569106">
            <text:p>177.05691056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bos</text:p>
          </table:table-cell>
          <table:table-cell office:value-type="string">
            <text:p>det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493">
            <text:p>493</text:p>
          </table:table-cell>
          <table:table-cell table:formula="of:=[.F494]*24*60" office:value-type="float" office:value="172">
            <text:p>172</text:p>
          </table:table-cell>
          <table:table-cell/>
          <table:table-cell table:formula="of:=SUM([.J$2:.J494])/[.I494]" office:value-type="float" office:value="177.046653144016">
            <text:p>177.0466531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nya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494">
            <text:p>494</text:p>
          </table:table-cell>
          <table:table-cell table:formula="of:=[.F495]*24*60" office:value-type="float" office:value="153">
            <text:p>153</text:p>
          </table:table-cell>
          <table:table-cell/>
          <table:table-cell table:formula="of:=SUM([.J$2:.J495])/[.I495]" office:value-type="float" office:value="176.997975708502">
            <text:p>176.99797570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mil</text:p>
          </table:table-cell>
          <table:table-cell office:value-type="string">
            <text:p>flo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495">
            <text:p>495</text:p>
          </table:table-cell>
          <table:table-cell table:formula="of:=[.F496]*24*60" office:value-type="float" office:value="199">
            <text:p>199</text:p>
          </table:table-cell>
          <table:table-cell/>
          <table:table-cell table:formula="of:=SUM([.J$2:.J496])/[.I496]" office:value-type="float" office:value="177.042424242424">
            <text:p>177.04242424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496">
            <text:p>496</text:p>
          </table:table-cell>
          <table:table-cell table:formula="of:=[.F497]*24*60" office:value-type="float" office:value="195">
            <text:p>195</text:p>
          </table:table-cell>
          <table:table-cell/>
          <table:table-cell table:formula="of:=SUM([.J$2:.J497])/[.I497]" office:value-type="float" office:value="177.078629032258">
            <text:p>177.07862903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dn</text:p>
          </table:table-cell>
          <table:table-cell office:value-type="string">
            <text:p>atl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497">
            <text:p>497</text:p>
          </table:table-cell>
          <table:table-cell table:formula="of:=[.F498]*24*60" office:value-type="float" office:value="199">
            <text:p>199</text:p>
          </table:table-cell>
          <table:table-cell/>
          <table:table-cell table:formula="of:=SUM([.J$2:.J498])/[.I498]" office:value-type="float" office:value="177.122736418511">
            <text:p>177.12273641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fn</text:p>
          </table:table-cell>
          <table:table-cell office:value-type="string">
            <text:p>pit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498">
            <text:p>498</text:p>
          </table:table-cell>
          <table:table-cell table:formula="of:=[.F499]*24*60" office:value-type="float" office:value="191">
            <text:p>191</text:p>
          </table:table-cell>
          <table:table-cell/>
          <table:table-cell table:formula="of:=SUM([.J$2:.J499])/[.I499]" office:value-type="float" office:value="177.150602409639">
            <text:p>177.15060240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499">
            <text:p>499</text:p>
          </table:table-cell>
          <table:table-cell table:formula="of:=[.F500]*24*60" office:value-type="float" office:value="171">
            <text:p>171</text:p>
          </table:table-cell>
          <table:table-cell/>
          <table:table-cell table:formula="of:=SUM([.J$2:.J500])/[.I500]" office:value-type="float" office:value="177.138276553106">
            <text:p>177.13827655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4:04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[.F501]*24*60" office:value-type="float" office:value="244">
            <text:p>244</text:p>
          </table:table-cell>
          <table:table-cell/>
          <table:table-cell table:formula="of:=SUM([.J$2:.J501])/[.I501]" office:value-type="float" office:value="177.272">
            <text:p>177.2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501">
            <text:p>501</text:p>
          </table:table-cell>
          <table:table-cell table:formula="of:=[.F502]*24*60" office:value-type="float" office:value="183">
            <text:p>183</text:p>
          </table:table-cell>
          <table:table-cell/>
          <table:table-cell table:formula="of:=SUM([.J$2:.J502])/[.I502]" office:value-type="float" office:value="177.283433133733">
            <text:p>177.28343313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as</text:p>
          </table:table-cell>
          <table:table-cell office:value-type="string">
            <text:p>hou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502">
            <text:p>502</text:p>
          </table:table-cell>
          <table:table-cell table:formula="of:=[.F503]*24*60" office:value-type="float" office:value="181">
            <text:p>181</text:p>
          </table:table-cell>
          <table:table-cell/>
          <table:table-cell table:formula="of:=SUM([.J$2:.J503])/[.I503]" office:value-type="float" office:value="177.290836653386">
            <text:p>177.29083665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na</text:p>
          </table:table-cell>
          <table:table-cell office:value-type="string">
            <text:p>tba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503">
            <text:p>503</text:p>
          </table:table-cell>
          <table:table-cell table:formula="of:=[.F504]*24*60" office:value-type="float" office:value="133">
            <text:p>133</text:p>
          </table:table-cell>
          <table:table-cell/>
          <table:table-cell table:formula="of:=SUM([.J$2:.J504])/[.I504]" office:value-type="float" office:value="177.202783300199">
            <text:p>177.20278330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ri</text:p>
          </table:table-cell>
          <table:table-cell office:value-type="string">
            <text:p>ch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504">
            <text:p>504</text:p>
          </table:table-cell>
          <table:table-cell table:formula="of:=[.F505]*24*60" office:value-type="float" office:value="151">
            <text:p>151</text:p>
          </table:table-cell>
          <table:table-cell/>
          <table:table-cell table:formula="of:=SUM([.J$2:.J505])/[.I505]" office:value-type="float" office:value="177.150793650794">
            <text:p>177.15079365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505">
            <text:p>505</text:p>
          </table:table-cell>
          <table:table-cell table:formula="of:=[.F506]*24*60" office:value-type="float" office:value="175">
            <text:p>175</text:p>
          </table:table-cell>
          <table:table-cell/>
          <table:table-cell table:formula="of:=SUM([.J$2:.J506])/[.I506]" office:value-type="float" office:value="177.146534653465">
            <text:p>177.14653465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string">
            <text:p>kca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506">
            <text:p>506</text:p>
          </table:table-cell>
          <table:table-cell table:formula="of:=[.F507]*24*60" office:value-type="float" office:value="199">
            <text:p>199</text:p>
          </table:table-cell>
          <table:table-cell/>
          <table:table-cell table:formula="of:=SUM([.J$2:.J507])/[.I507]" office:value-type="float" office:value="177.189723320158">
            <text:p>177.18972332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bos</text:p>
          </table:table-cell>
          <table:table-cell office:value-type="string">
            <text:p>min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507">
            <text:p>507</text:p>
          </table:table-cell>
          <table:table-cell table:formula="of:=[.F508]*24*60" office:value-type="float" office:value="199">
            <text:p>199</text:p>
          </table:table-cell>
          <table:table-cell/>
          <table:table-cell table:formula="of:=SUM([.J$2:.J508])/[.I508]" office:value-type="float" office:value="177.232741617357">
            <text:p>177.23274161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cha</text:p>
          </table:table-cell>
          <table:table-cell office:value-type="string">
            <text:p>sea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508">
            <text:p>508</text:p>
          </table:table-cell>
          <table:table-cell table:formula="of:=[.F509]*24*60" office:value-type="float" office:value="143">
            <text:p>143</text:p>
          </table:table-cell>
          <table:table-cell/>
          <table:table-cell table:formula="of:=SUM([.J$2:.J509])/[.I509]" office:value-type="float" office:value="177.165354330709">
            <text:p>177.16535433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509">
            <text:p>509</text:p>
          </table:table-cell>
          <table:table-cell table:formula="of:=[.F510]*24*60" office:value-type="float" office:value="154">
            <text:p>154</text:p>
          </table:table-cell>
          <table:table-cell/>
          <table:table-cell table:formula="of:=SUM([.J$2:.J510])/[.I510]" office:value-type="float" office:value="177.119842829077">
            <text:p>177.11984282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510">
            <text:p>510</text:p>
          </table:table-cell>
          <table:table-cell table:formula="of:=[.F511]*24*60" office:value-type="float" office:value="186">
            <text:p>186</text:p>
          </table:table-cell>
          <table:table-cell/>
          <table:table-cell table:formula="of:=SUM([.J$2:.J511])/[.I511]" office:value-type="float" office:value="177.137254901961">
            <text:p>177.1372549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hou</text:p>
          </table:table-cell>
          <table:table-cell office:value-type="string">
            <text:p>lan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511">
            <text:p>511</text:p>
          </table:table-cell>
          <table:table-cell table:formula="of:=[.F512]*24*60" office:value-type="float" office:value="185">
            <text:p>185</text:p>
          </table:table-cell>
          <table:table-cell/>
          <table:table-cell table:formula="of:=SUM([.J$2:.J512])/[.I512]" office:value-type="float" office:value="177.152641878669">
            <text:p>177.15264187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nya</text:p>
          </table:table-cell>
          <table:table-cell office:value-type="string">
            <text:p>det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[.F513]*24*60" office:value-type="float" office:value="183">
            <text:p>183</text:p>
          </table:table-cell>
          <table:table-cell/>
          <table:table-cell table:formula="of:=SUM([.J$2:.J513])/[.I513]" office:value-type="float" office:value="177.1640625">
            <text:p>177.16406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513">
            <text:p>513</text:p>
          </table:table-cell>
          <table:table-cell table:formula="of:=[.F514]*24*60" office:value-type="float" office:value="150">
            <text:p>150</text:p>
          </table:table-cell>
          <table:table-cell/>
          <table:table-cell table:formula="of:=SUM([.J$2:.J514])/[.I514]" office:value-type="float" office:value="177.111111111111">
            <text:p>177.11111111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phi</text:p>
          </table:table-cell>
          <table:table-cell office:value-type="string">
            <text:p>sf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514">
            <text:p>514</text:p>
          </table:table-cell>
          <table:table-cell table:formula="of:=[.F515]*24*60" office:value-type="float" office:value="186">
            <text:p>186</text:p>
          </table:table-cell>
          <table:table-cell/>
          <table:table-cell table:formula="of:=SUM([.J$2:.J515])/[.I515]" office:value-type="float" office:value="177.128404669261">
            <text:p>177.12840466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ln</text:p>
          </table:table-cell>
          <table:table-cell office:value-type="string">
            <text:p>mil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515">
            <text:p>515</text:p>
          </table:table-cell>
          <table:table-cell table:formula="of:=[.F516]*24*60" office:value-type="float" office:value="167">
            <text:p>167</text:p>
          </table:table-cell>
          <table:table-cell/>
          <table:table-cell table:formula="of:=SUM([.J$2:.J516])/[.I516]" office:value-type="float" office:value="177.108737864078">
            <text:p>177.10873786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tor</text:p>
          </table:table-cell>
          <table:table-cell office:value-type="string">
            <text:p>cle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516">
            <text:p>516</text:p>
          </table:table-cell>
          <table:table-cell table:formula="of:=[.F517]*24*60" office:value-type="float" office:value="180">
            <text:p>180</text:p>
          </table:table-cell>
          <table:table-cell/>
          <table:table-cell table:formula="of:=SUM([.J$2:.J517])/[.I517]" office:value-type="float" office:value="177.114341085271">
            <text:p>177.11434108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na</text:p>
          </table:table-cell>
          <table:table-cell office:value-type="string">
            <text:p>tb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517">
            <text:p>517</text:p>
          </table:table-cell>
          <table:table-cell table:formula="of:=[.F518]*24*60" office:value-type="float" office:value="164">
            <text:p>164</text:p>
          </table:table-cell>
          <table:table-cell/>
          <table:table-cell table:formula="of:=SUM([.J$2:.J518])/[.I518]" office:value-type="float" office:value="177.088974854932">
            <text:p>177.08897485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string">
            <text:p>ch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518">
            <text:p>518</text:p>
          </table:table-cell>
          <table:table-cell table:formula="of:=[.F519]*24*60" office:value-type="float" office:value="172">
            <text:p>172</text:p>
          </table:table-cell>
          <table:table-cell/>
          <table:table-cell table:formula="of:=SUM([.J$2:.J519])/[.I519]" office:value-type="float" office:value="177.079150579151">
            <text:p>177.07915057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string">
            <text:p>2:10</text:p>
          </table:table-cell>
          <table:table-cell table:number-columns-repeated="2"/>
          <table:table-cell office:value-type="float" office:value="519">
            <text:p>519</text:p>
          </table:table-cell>
          <table:table-cell table:formula="of:=[.F520]*24*60" office:value-type="float" office:value="130">
            <text:p>130</text:p>
          </table:table-cell>
          <table:table-cell/>
          <table:table-cell table:formula="of:=SUM([.J$2:.J520])/[.I520]" office:value-type="float" office:value="176.988439306358">
            <text:p>176.98843930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kca</text:p>
          </table:table-cell>
          <table:table-cell office:value-type="string">
            <text:p>3:21</text:p>
          </table:table-cell>
          <table:table-cell office:value-type="string">
            <text:p>(1:52</text:p>
          </table:table-cell>
          <table:table-cell office:value-type="string">
            <text:p>delay)</text:p>
          </table:table-cell>
          <table:table-cell office:value-type="float" office:value="520">
            <text:p>520</text:p>
          </table:table-cell>
          <table:table-cell table:formula="of:=[.F521]*24*60" office:value-type="float" office:value="201">
            <text:p>201</text:p>
          </table:table-cell>
          <table:table-cell/>
          <table:table-cell table:formula="of:=SUM([.J$2:.J521])/[.I521]" office:value-type="float" office:value="177.034615384615">
            <text:p>177.03461538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bos</text:p>
          </table:table-cell>
          <table:table-cell office:value-type="string">
            <text:p>mi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521">
            <text:p>521</text:p>
          </table:table-cell>
          <table:table-cell table:formula="of:=[.F522]*24*60" office:value-type="float" office:value="164">
            <text:p>164</text:p>
          </table:table-cell>
          <table:table-cell/>
          <table:table-cell table:formula="of:=SUM([.J$2:.J522])/[.I522]" office:value-type="float" office:value="177.009596928983">
            <text:p>177.0095969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cha</text:p>
          </table:table-cell>
          <table:table-cell office:value-type="string">
            <text:p>se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522">
            <text:p>522</text:p>
          </table:table-cell>
          <table:table-cell table:formula="of:=[.F523]*24*60" office:value-type="float" office:value="178">
            <text:p>178</text:p>
          </table:table-cell>
          <table:table-cell/>
          <table:table-cell table:formula="of:=SUM([.J$2:.J523])/[.I523]" office:value-type="float" office:value="177.011494252874">
            <text:p>177.01149425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cin</text:p>
          </table:table-cell>
          <table:table-cell office:value-type="string">
            <text:p>nyn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523">
            <text:p>523</text:p>
          </table:table-cell>
          <table:table-cell table:formula="of:=[.F524]*24*60" office:value-type="float" office:value="192">
            <text:p>192</text:p>
          </table:table-cell>
          <table:table-cell/>
          <table:table-cell table:formula="of:=SUM([.J$2:.J524])/[.I524]" office:value-type="float" office:value="177.040152963671">
            <text:p>177.04015296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cin</text:p>
          </table:table-cell>
          <table:table-cell office:value-type="string">
            <text:p>ny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524">
            <text:p>524</text:p>
          </table:table-cell>
          <table:table-cell table:formula="of:=[.F525]*24*60" office:value-type="float" office:value="163">
            <text:p>163</text:p>
          </table:table-cell>
          <table:table-cell/>
          <table:table-cell table:formula="of:=SUM([.J$2:.J525])/[.I525]" office:value-type="float" office:value="177.013358778626">
            <text:p>177.01335877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525">
            <text:p>525</text:p>
          </table:table-cell>
          <table:table-cell table:formula="of:=[.F526]*24*60" office:value-type="float" office:value="143">
            <text:p>143</text:p>
          </table:table-cell>
          <table:table-cell/>
          <table:table-cell table:formula="of:=SUM([.J$2:.J526])/[.I526]" office:value-type="float" office:value="176.948571428571">
            <text:p>176.94857142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526">
            <text:p>526</text:p>
          </table:table-cell>
          <table:table-cell table:formula="of:=[.F527]*24*60" office:value-type="float" office:value="175">
            <text:p>175</text:p>
          </table:table-cell>
          <table:table-cell/>
          <table:table-cell table:formula="of:=SUM([.J$2:.J527])/[.I527]" office:value-type="float" office:value="176.944866920152">
            <text:p>176.94486692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hou</text:p>
          </table:table-cell>
          <table:table-cell office:value-type="string">
            <text:p>la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527">
            <text:p>527</text:p>
          </table:table-cell>
          <table:table-cell table:formula="of:=[.F528]*24*60" office:value-type="float" office:value="166">
            <text:p>166</text:p>
          </table:table-cell>
          <table:table-cell/>
          <table:table-cell table:formula="of:=SUM([.J$2:.J528])/[.I528]" office:value-type="float" office:value="176.924098671727">
            <text:p>176.92409867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nya</text:p>
          </table:table-cell>
          <table:table-cell office:value-type="string">
            <text:p>det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528">
            <text:p>528</text:p>
          </table:table-cell>
          <table:table-cell table:formula="of:=[.F529]*24*60" office:value-type="float" office:value="171">
            <text:p>171</text:p>
          </table:table-cell>
          <table:table-cell/>
          <table:table-cell table:formula="of:=SUM([.J$2:.J529])/[.I529]" office:value-type="float" office:value="176.912878787879">
            <text:p>176.91287878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529">
            <text:p>529</text:p>
          </table:table-cell>
          <table:table-cell table:formula="of:=[.F530]*24*60" office:value-type="float" office:value="192">
            <text:p>192</text:p>
          </table:table-cell>
          <table:table-cell/>
          <table:table-cell table:formula="of:=SUM([.J$2:.J530])/[.I530]" office:value-type="float" office:value="176.941398865784">
            <text:p>176.94139886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hi</text:p>
          </table:table-cell>
          <table:table-cell office:value-type="string">
            <text:p>sfn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530">
            <text:p>530</text:p>
          </table:table-cell>
          <table:table-cell table:formula="of:=[.F531]*24*60" office:value-type="float" office:value="147">
            <text:p>147</text:p>
          </table:table-cell>
          <table:table-cell/>
          <table:table-cell table:formula="of:=SUM([.J$2:.J531])/[.I531]" office:value-type="float" office:value="176.884905660377">
            <text:p>176.88490566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or</text:p>
          </table:table-cell>
          <table:table-cell office:value-type="string">
            <text:p>cle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531">
            <text:p>531</text:p>
          </table:table-cell>
          <table:table-cell table:formula="of:=[.F532]*24*60" office:value-type="float" office:value="173">
            <text:p>173</text:p>
          </table:table-cell>
          <table:table-cell/>
          <table:table-cell table:formula="of:=SUM([.J$2:.J532])/[.I532]" office:value-type="float" office:value="176.877589453861">
            <text:p>176.87758945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ana</text:p>
          </table:table-cell>
          <table:table-cell office:value-type="string">
            <text:p>tb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532">
            <text:p>532</text:p>
          </table:table-cell>
          <table:table-cell table:formula="of:=[.F533]*24*60" office:value-type="float" office:value="175">
            <text:p>175</text:p>
          </table:table-cell>
          <table:table-cell/>
          <table:table-cell table:formula="of:=SUM([.J$2:.J533])/[.I533]" office:value-type="float" office:value="176.874060150376">
            <text:p>176.87406015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ari</text:p>
          </table:table-cell>
          <table:table-cell office:value-type="string">
            <text:p>chn</text:p>
          </table:table-cell>
          <table:table-cell office:value-type="string">
            <text:p>2:55</text:p>
          </table:table-cell>
          <table:table-cell office:value-type="string">
            <text:p>(:58</text:p>
          </table:table-cell>
          <table:table-cell office:value-type="string">
            <text:p>delay)</text:p>
          </table:table-cell>
          <table:table-cell office:value-type="float" office:value="533">
            <text:p>533</text:p>
          </table:table-cell>
          <table:table-cell table:formula="of:=[.F534]*24*60" office:value-type="float" office:value="175">
            <text:p>175</text:p>
          </table:table-cell>
          <table:table-cell/>
          <table:table-cell table:formula="of:=SUM([.J$2:.J534])/[.I534]" office:value-type="float" office:value="176.870544090056">
            <text:p>176.87054409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bal</text:p>
          </table:table-cell>
          <table:table-cell office:value-type="string">
            <text:p>kc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534">
            <text:p>534</text:p>
          </table:table-cell>
          <table:table-cell table:formula="of:=[.F535]*24*60" office:value-type="float" office:value="156">
            <text:p>156</text:p>
          </table:table-cell>
          <table:table-cell/>
          <table:table-cell table:formula="of:=SUM([.J$2:.J535])/[.I535]" office:value-type="float" office:value="176.831460674157">
            <text:p>176.83146067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bos</text:p>
          </table:table-cell>
          <table:table-cell office:value-type="string">
            <text:p>mi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535">
            <text:p>535</text:p>
          </table:table-cell>
          <table:table-cell table:formula="of:=[.F536]*24*60" office:value-type="float" office:value="184">
            <text:p>184</text:p>
          </table:table-cell>
          <table:table-cell/>
          <table:table-cell table:formula="of:=SUM([.J$2:.J536])/[.I536]" office:value-type="float" office:value="176.844859813084">
            <text:p>176.84485981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cha</text:p>
          </table:table-cell>
          <table:table-cell office:value-type="string">
            <text:p>sea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536">
            <text:p>536</text:p>
          </table:table-cell>
          <table:table-cell table:formula="of:=[.F537]*24*60" office:value-type="float" office:value="183">
            <text:p>183</text:p>
          </table:table-cell>
          <table:table-cell/>
          <table:table-cell table:formula="of:=SUM([.J$2:.J537])/[.I537]" office:value-type="float" office:value="176.856343283582">
            <text:p>176.85634328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cin</text:p>
          </table:table-cell>
          <table:table-cell office:value-type="string">
            <text:p>nyn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537">
            <text:p>537</text:p>
          </table:table-cell>
          <table:table-cell table:formula="of:=[.F538]*24*60" office:value-type="float" office:value="191">
            <text:p>191</text:p>
          </table:table-cell>
          <table:table-cell/>
          <table:table-cell table:formula="of:=SUM([.J$2:.J538])/[.I538]" office:value-type="float" office:value="176.882681564246">
            <text:p>176.88268156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538">
            <text:p>538</text:p>
          </table:table-cell>
          <table:table-cell table:formula="of:=[.F539]*24*60" office:value-type="float" office:value="173">
            <text:p>173</text:p>
          </table:table-cell>
          <table:table-cell/>
          <table:table-cell table:formula="of:=SUM([.J$2:.J539])/[.I539]" office:value-type="float" office:value="176.875464684015">
            <text:p>176.8754646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2:09</text:p>
          </table:table-cell>
          <table:table-cell table:number-columns-repeated="2"/>
          <table:table-cell office:value-type="float" office:value="539">
            <text:p>539</text:p>
          </table:table-cell>
          <table:table-cell table:formula="of:=[.F540]*24*60" office:value-type="float" office:value="129">
            <text:p>129</text:p>
          </table:table-cell>
          <table:table-cell/>
          <table:table-cell table:formula="of:=SUM([.J$2:.J540])/[.I540]" office:value-type="float" office:value="176.786641929499">
            <text:p>176.78664192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hou</text:p>
          </table:table-cell>
          <table:table-cell office:value-type="string">
            <text:p>lan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540">
            <text:p>540</text:p>
          </table:table-cell>
          <table:table-cell table:formula="of:=[.F541]*24*60" office:value-type="float" office:value="211">
            <text:p>211</text:p>
          </table:table-cell>
          <table:table-cell/>
          <table:table-cell table:formula="of:=SUM([.J$2:.J541])/[.I541]" office:value-type="float" office:value="176.85">
            <text:p>176.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541">
            <text:p>541</text:p>
          </table:table-cell>
          <table:table-cell table:formula="of:=[.F542]*24*60" office:value-type="float" office:value="206">
            <text:p>206</text:p>
          </table:table-cell>
          <table:table-cell/>
          <table:table-cell table:formula="of:=SUM([.J$2:.J542])/[.I542]" office:value-type="float" office:value="176.903881700555">
            <text:p>176.90388170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phi</text:p>
          </table:table-cell>
          <table:table-cell office:value-type="string">
            <text:p>sf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542">
            <text:p>542</text:p>
          </table:table-cell>
          <table:table-cell table:formula="of:=[.F543]*24*60" office:value-type="float" office:value="171">
            <text:p>171</text:p>
          </table:table-cell>
          <table:table-cell/>
          <table:table-cell table:formula="of:=SUM([.J$2:.J543])/[.I543]" office:value-type="float" office:value="176.892988929889">
            <text:p>176.89298892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543">
            <text:p>543</text:p>
          </table:table-cell>
          <table:table-cell table:formula="of:=[.F544]*24*60" office:value-type="float" office:value="154">
            <text:p>154</text:p>
          </table:table-cell>
          <table:table-cell/>
          <table:table-cell table:formula="of:=SUM([.J$2:.J544])/[.I544]" office:value-type="float" office:value="176.850828729282">
            <text:p>176.85082872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544">
            <text:p>544</text:p>
          </table:table-cell>
          <table:table-cell table:formula="of:=[.F545]*24*60" office:value-type="float" office:value="160">
            <text:p>160</text:p>
          </table:table-cell>
          <table:table-cell/>
          <table:table-cell table:formula="of:=SUM([.J$2:.J545])/[.I545]" office:value-type="float" office:value="176.819852941176">
            <text:p>176.81985294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bos</text:p>
          </table:table-cell>
          <table:table-cell office:value-type="string">
            <text:p>mi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545">
            <text:p>545</text:p>
          </table:table-cell>
          <table:table-cell table:formula="of:=[.F546]*24*60" office:value-type="float" office:value="171">
            <text:p>171</text:p>
          </table:table-cell>
          <table:table-cell/>
          <table:table-cell table:formula="of:=SUM([.J$2:.J546])/[.I546]" office:value-type="float" office:value="176.809174311927">
            <text:p>176.80917431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cha</text:p>
          </table:table-cell>
          <table:table-cell office:value-type="string">
            <text:p>ana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546">
            <text:p>546</text:p>
          </table:table-cell>
          <table:table-cell table:formula="of:=[.F547]*24*60" office:value-type="float" office:value="169">
            <text:p>169</text:p>
          </table:table-cell>
          <table:table-cell/>
          <table:table-cell table:formula="of:=SUM([.J$2:.J547])/[.I547]" office:value-type="float" office:value="176.794871794872">
            <text:p>176.79487179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flo</text:p>
          </table:table-cell>
          <table:table-cell office:value-type="string">
            <text:p>ci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547">
            <text:p>547</text:p>
          </table:table-cell>
          <table:table-cell table:formula="of:=[.F548]*24*60" office:value-type="float" office:value="157">
            <text:p>157</text:p>
          </table:table-cell>
          <table:table-cell/>
          <table:table-cell table:formula="of:=SUM([.J$2:.J548])/[.I548]" office:value-type="float" office:value="176.758683729433">
            <text:p>176.75868372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hou</text:p>
          </table:table-cell>
          <table:table-cell office:value-type="string">
            <text:p>sf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548">
            <text:p>548</text:p>
          </table:table-cell>
          <table:table-cell table:formula="of:=[.F549]*24*60" office:value-type="float" office:value="169">
            <text:p>169</text:p>
          </table:table-cell>
          <table:table-cell/>
          <table:table-cell table:formula="of:=SUM([.J$2:.J549])/[.I549]" office:value-type="float" office:value="176.744525547445">
            <text:p>176.74452554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549">
            <text:p>549</text:p>
          </table:table-cell>
          <table:table-cell table:formula="of:=[.F550]*24*60" office:value-type="float" office:value="181">
            <text:p>181</text:p>
          </table:table-cell>
          <table:table-cell/>
          <table:table-cell table:formula="of:=SUM([.J$2:.J550])/[.I550]" office:value-type="float" office:value="176.752276867031">
            <text:p>176.7522768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dn</text:p>
          </table:table-cell>
          <table:table-cell office:value-type="string">
            <text:p>ch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550">
            <text:p>550</text:p>
          </table:table-cell>
          <table:table-cell table:formula="of:=[.F551]*24*60" office:value-type="float" office:value="160">
            <text:p>160</text:p>
          </table:table-cell>
          <table:table-cell/>
          <table:table-cell table:formula="of:=SUM([.J$2:.J551])/[.I551]" office:value-type="float" office:value="176.721818181818">
            <text:p>176.72181818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4:09</text:p>
          </table:table-cell>
          <table:table-cell table:number-columns-repeated="2"/>
          <table:table-cell office:value-type="float" office:value="551">
            <text:p>551</text:p>
          </table:table-cell>
          <table:table-cell table:formula="of:=[.F552]*24*60" office:value-type="float" office:value="249">
            <text:p>249</text:p>
          </table:table-cell>
          <table:table-cell/>
          <table:table-cell table:formula="of:=SUM([.J$2:.J552])/[.I552]" office:value-type="float" office:value="176.852994555354">
            <text:p>176.85299455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ln</text:p>
          </table:table-cell>
          <table:table-cell office:value-type="string">
            <text:p>mil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552">
            <text:p>552</text:p>
          </table:table-cell>
          <table:table-cell table:formula="of:=[.F553]*24*60" office:value-type="float" office:value="158">
            <text:p>158</text:p>
          </table:table-cell>
          <table:table-cell/>
          <table:table-cell table:formula="of:=SUM([.J$2:.J553])/[.I553]" office:value-type="float" office:value="176.81884057971">
            <text:p>176.81884057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tor</text:p>
          </table:table-cell>
          <table:table-cell office:value-type="string">
            <text:p>cle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553">
            <text:p>553</text:p>
          </table:table-cell>
          <table:table-cell table:formula="of:=[.F554]*24*60" office:value-type="float" office:value="150">
            <text:p>150</text:p>
          </table:table-cell>
          <table:table-cell/>
          <table:table-cell table:formula="of:=SUM([.J$2:.J554])/[.I554]" office:value-type="float" office:value="176.77034358047">
            <text:p>176.77034358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tor</text:p>
          </table:table-cell>
          <table:table-cell office:value-type="string">
            <text:p>cle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554">
            <text:p>554</text:p>
          </table:table-cell>
          <table:table-cell table:formula="of:=[.F555]*24*60" office:value-type="float" office:value="173">
            <text:p>173</text:p>
          </table:table-cell>
          <table:table-cell/>
          <table:table-cell table:formula="of:=SUM([.J$2:.J555])/[.I555]" office:value-type="float" office:value="176.763537906137">
            <text:p>176.76353790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555">
            <text:p>555</text:p>
          </table:table-cell>
          <table:table-cell table:formula="of:=[.F556]*24*60" office:value-type="float" office:value="195">
            <text:p>195</text:p>
          </table:table-cell>
          <table:table-cell/>
          <table:table-cell table:formula="of:=SUM([.J$2:.J556])/[.I556]" office:value-type="float" office:value="176.796396396396">
            <text:p>176.79639639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556">
            <text:p>556</text:p>
          </table:table-cell>
          <table:table-cell table:formula="of:=[.F557]*24*60" office:value-type="float" office:value="161">
            <text:p>161</text:p>
          </table:table-cell>
          <table:table-cell/>
          <table:table-cell table:formula="of:=SUM([.J$2:.J557])/[.I557]" office:value-type="float" office:value="176.767985611511">
            <text:p>176.76798561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557">
            <text:p>557</text:p>
          </table:table-cell>
          <table:table-cell table:formula="of:=[.F558]*24*60" office:value-type="float" office:value="197">
            <text:p>197</text:p>
          </table:table-cell>
          <table:table-cell/>
          <table:table-cell table:formula="of:=SUM([.J$2:.J558])/[.I558]" office:value-type="float" office:value="176.804308797127">
            <text:p>176.80430879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cha</text:p>
          </table:table-cell>
          <table:table-cell office:value-type="string">
            <text:p>an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558">
            <text:p>558</text:p>
          </table:table-cell>
          <table:table-cell table:formula="of:=[.F559]*24*60" office:value-type="float" office:value="160">
            <text:p>160</text:p>
          </table:table-cell>
          <table:table-cell/>
          <table:table-cell table:formula="of:=SUM([.J$2:.J559])/[.I559]" office:value-type="float" office:value="176.774193548387">
            <text:p>176.77419354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559">
            <text:p>559</text:p>
          </table:table-cell>
          <table:table-cell table:formula="of:=[.F560]*24*60" office:value-type="float" office:value="160">
            <text:p>160</text:p>
          </table:table-cell>
          <table:table-cell/>
          <table:table-cell table:formula="of:=SUM([.J$2:.J560])/[.I560]" office:value-type="float" office:value="176.744186046512">
            <text:p>176.74418604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560">
            <text:p>560</text:p>
          </table:table-cell>
          <table:table-cell table:formula="of:=[.F561]*24*60" office:value-type="float" office:value="158">
            <text:p>158</text:p>
          </table:table-cell>
          <table:table-cell/>
          <table:table-cell table:formula="of:=SUM([.J$2:.J561])/[.I561]" office:value-type="float" office:value="176.710714285714">
            <text:p>176.7107142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flo</text:p>
          </table:table-cell>
          <table:table-cell office:value-type="string">
            <text:p>cin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561">
            <text:p>561</text:p>
          </table:table-cell>
          <table:table-cell table:formula="of:=[.F562]*24*60" office:value-type="float" office:value="191">
            <text:p>191</text:p>
          </table:table-cell>
          <table:table-cell/>
          <table:table-cell table:formula="of:=SUM([.J$2:.J562])/[.I562]" office:value-type="float" office:value="176.736185383244">
            <text:p>176.73618538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hou</text:p>
          </table:table-cell>
          <table:table-cell office:value-type="string">
            <text:p>sf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562">
            <text:p>562</text:p>
          </table:table-cell>
          <table:table-cell table:formula="of:=[.F563]*24*60" office:value-type="float" office:value="150">
            <text:p>150</text:p>
          </table:table-cell>
          <table:table-cell/>
          <table:table-cell table:formula="of:=SUM([.J$2:.J563])/[.I563]" office:value-type="float" office:value="176.688612099644">
            <text:p>176.68861209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lan</text:p>
          </table:table-cell>
          <table:table-cell office:value-type="string">
            <text:p>mi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563">
            <text:p>563</text:p>
          </table:table-cell>
          <table:table-cell table:formula="of:=[.F564]*24*60" office:value-type="float" office:value="163">
            <text:p>163</text:p>
          </table:table-cell>
          <table:table-cell/>
          <table:table-cell table:formula="of:=SUM([.J$2:.J564])/[.I564]" office:value-type="float" office:value="176.664298401421">
            <text:p>176.66429840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3:32</text:p>
          </table:table-cell>
          <table:table-cell table:number-columns-repeated="2"/>
          <table:table-cell office:value-type="float" office:value="564">
            <text:p>564</text:p>
          </table:table-cell>
          <table:table-cell table:formula="of:=[.F565]*24*60" office:value-type="float" office:value="212">
            <text:p>212</text:p>
          </table:table-cell>
          <table:table-cell/>
          <table:table-cell table:formula="of:=SUM([.J$2:.J565])/[.I565]" office:value-type="float" office:value="176.72695035461">
            <text:p>176.72695035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oak</text:p>
          </table:table-cell>
          <table:table-cell office:value-type="string">
            <text:p>cle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565">
            <text:p>565</text:p>
          </table:table-cell>
          <table:table-cell table:formula="of:=[.F566]*24*60" office:value-type="float" office:value="153">
            <text:p>153</text:p>
          </table:table-cell>
          <table:table-cell/>
          <table:table-cell table:formula="of:=SUM([.J$2:.J566])/[.I566]" office:value-type="float" office:value="176.684955752212">
            <text:p>176.68495575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3:17</text:p>
          </table:table-cell>
          <table:table-cell office:value-type="string">
            <text:p>(:29</text:p>
          </table:table-cell>
          <table:table-cell office:value-type="string">
            <text:p>delay)</text:p>
          </table:table-cell>
          <table:table-cell office:value-type="float" office:value="566">
            <text:p>566</text:p>
          </table:table-cell>
          <table:table-cell table:formula="of:=[.F567]*24*60" office:value-type="float" office:value="197">
            <text:p>197</text:p>
          </table:table-cell>
          <table:table-cell/>
          <table:table-cell table:formula="of:=SUM([.J$2:.J567])/[.I567]" office:value-type="float" office:value="176.720848056537">
            <text:p>176.72084805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sdn</text:p>
          </table:table-cell>
          <table:table-cell office:value-type="string">
            <text:p>ch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567">
            <text:p>567</text:p>
          </table:table-cell>
          <table:table-cell table:formula="of:=[.F568]*24*60" office:value-type="float" office:value="150">
            <text:p>150</text:p>
          </table:table-cell>
          <table:table-cell/>
          <table:table-cell table:formula="of:=SUM([.J$2:.J568])/[.I568]" office:value-type="float" office:value="176.673721340388">
            <text:p>176.67372134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568">
            <text:p>568</text:p>
          </table:table-cell>
          <table:table-cell table:formula="of:=[.F569]*24*60" office:value-type="float" office:value="173">
            <text:p>173</text:p>
          </table:table-cell>
          <table:table-cell/>
          <table:table-cell table:formula="of:=SUM([.J$2:.J569])/[.I569]" office:value-type="float" office:value="176.667253521127">
            <text:p>176.667253521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tor</text:p>
          </table:table-cell>
          <table:table-cell office:value-type="string">
            <text:p>min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569">
            <text:p>569</text:p>
          </table:table-cell>
          <table:table-cell table:formula="of:=[.F570]*24*60" office:value-type="float" office:value="179">
            <text:p>179</text:p>
          </table:table-cell>
          <table:table-cell/>
          <table:table-cell table:formula="of:=SUM([.J$2:.J570])/[.I570]" office:value-type="float" office:value="176.671353251318">
            <text:p>176.67135325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570">
            <text:p>570</text:p>
          </table:table-cell>
          <table:table-cell table:formula="of:=[.F571]*24*60" office:value-type="float" office:value="168">
            <text:p>168</text:p>
          </table:table-cell>
          <table:table-cell/>
          <table:table-cell table:formula="of:=SUM([.J$2:.J571])/[.I571]" office:value-type="float" office:value="176.656140350877">
            <text:p>176.65614035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571">
            <text:p>571</text:p>
          </table:table-cell>
          <table:table-cell table:formula="of:=[.F572]*24*60" office:value-type="float" office:value="171">
            <text:p>171</text:p>
          </table:table-cell>
          <table:table-cell/>
          <table:table-cell table:formula="of:=SUM([.J$2:.J572])/[.I572]" office:value-type="float" office:value="176.646234676007">
            <text:p>176.6462346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572">
            <text:p>572</text:p>
          </table:table-cell>
          <table:table-cell table:formula="of:=[.F573]*24*60" office:value-type="float" office:value="160">
            <text:p>160</text:p>
          </table:table-cell>
          <table:table-cell/>
          <table:table-cell table:formula="of:=SUM([.J$2:.J573])/[.I573]" office:value-type="float" office:value="176.617132867133">
            <text:p>176.61713286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cha</text:p>
          </table:table-cell>
          <table:table-cell office:value-type="string">
            <text:p>ana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573">
            <text:p>573</text:p>
          </table:table-cell>
          <table:table-cell table:formula="of:=[.F574]*24*60" office:value-type="float" office:value="157">
            <text:p>157</text:p>
          </table:table-cell>
          <table:table-cell/>
          <table:table-cell table:formula="of:=SUM([.J$2:.J574])/[.I574]" office:value-type="float" office:value="176.582897033159">
            <text:p>176.58289703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574">
            <text:p>574</text:p>
          </table:table-cell>
          <table:table-cell table:formula="of:=[.F575]*24*60" office:value-type="float" office:value="180">
            <text:p>180</text:p>
          </table:table-cell>
          <table:table-cell/>
          <table:table-cell table:formula="of:=SUM([.J$2:.J575])/[.I575]" office:value-type="float" office:value="176.588850174216">
            <text:p>176.58885017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575">
            <text:p>575</text:p>
          </table:table-cell>
          <table:table-cell table:formula="of:=[.F576]*24*60" office:value-type="float" office:value="168">
            <text:p>168</text:p>
          </table:table-cell>
          <table:table-cell/>
          <table:table-cell table:formula="of:=SUM([.J$2:.J576])/[.I576]" office:value-type="float" office:value="176.573913043478">
            <text:p>176.57391304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flo</text:p>
          </table:table-cell>
          <table:table-cell office:value-type="string">
            <text:p>cin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576">
            <text:p>576</text:p>
          </table:table-cell>
          <table:table-cell table:formula="of:=[.F577]*24*60" office:value-type="float" office:value="213">
            <text:p>213</text:p>
          </table:table-cell>
          <table:table-cell/>
          <table:table-cell table:formula="of:=SUM([.J$2:.J577])/[.I577]" office:value-type="float" office:value="176.637152777778">
            <text:p>176.63715277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hou</text:p>
          </table:table-cell>
          <table:table-cell office:value-type="string">
            <text:p>sfn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577">
            <text:p>577</text:p>
          </table:table-cell>
          <table:table-cell table:formula="of:=[.F578]*24*60" office:value-type="float" office:value="185">
            <text:p>185</text:p>
          </table:table-cell>
          <table:table-cell/>
          <table:table-cell table:formula="of:=SUM([.J$2:.J578])/[.I578]" office:value-type="float" office:value="176.65164644714">
            <text:p>176.65164644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lan</text:p>
          </table:table-cell>
          <table:table-cell office:value-type="string">
            <text:p>mi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578">
            <text:p>578</text:p>
          </table:table-cell>
          <table:table-cell table:formula="of:=[.F579]*24*60" office:value-type="float" office:value="184">
            <text:p>184</text:p>
          </table:table-cell>
          <table:table-cell/>
          <table:table-cell table:formula="of:=SUM([.J$2:.J579])/[.I579]" office:value-type="float" office:value="176.664359861592">
            <text:p>176.66435986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579">
            <text:p>579</text:p>
          </table:table-cell>
          <table:table-cell table:formula="of:=[.F580]*24*60" office:value-type="float" office:value="164">
            <text:p>164</text:p>
          </table:table-cell>
          <table:table-cell/>
          <table:table-cell table:formula="of:=SUM([.J$2:.J580])/[.I580]" office:value-type="float" office:value="176.642487046632">
            <text:p>176.64248704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oak</text:p>
          </table:table-cell>
          <table:table-cell office:value-type="string">
            <text:p>cle</text:p>
          </table:table-cell>
          <table:table-cell office:value-type="string">
            <text:p>2:08</text:p>
          </table:table-cell>
          <table:table-cell table:number-columns-repeated="2"/>
          <table:table-cell office:value-type="float" office:value="580">
            <text:p>580</text:p>
          </table:table-cell>
          <table:table-cell table:formula="of:=[.F581]*24*60" office:value-type="float" office:value="128">
            <text:p>128</text:p>
          </table:table-cell>
          <table:table-cell/>
          <table:table-cell table:formula="of:=SUM([.J$2:.J581])/[.I581]" office:value-type="float" office:value="176.558620689655">
            <text:p>176.55862068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[.F582]*24*60" office:value-type="float" office:value="168">
            <text:p>168</text:p>
          </table:table-cell>
          <table:table-cell/>
          <table:table-cell table:formula="of:=SUM([.J$2:.J582])/[.I582]" office:value-type="float" office:value="176.543889845095">
            <text:p>176.54388984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sdn</text:p>
          </table:table-cell>
          <table:table-cell office:value-type="string">
            <text:p>ch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582">
            <text:p>582</text:p>
          </table:table-cell>
          <table:table-cell table:formula="of:=[.F583]*24*60" office:value-type="float" office:value="171">
            <text:p>171</text:p>
          </table:table-cell>
          <table:table-cell/>
          <table:table-cell table:formula="of:=SUM([.J$2:.J583])/[.I583]" office:value-type="float" office:value="176.534364261168">
            <text:p>176.53436426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3:45</text:p>
          </table:table-cell>
          <table:table-cell table:number-columns-repeated="2"/>
          <table:table-cell office:value-type="float" office:value="583">
            <text:p>583</text:p>
          </table:table-cell>
          <table:table-cell table:formula="of:=[.F584]*24*60" office:value-type="float" office:value="225">
            <text:p>225</text:p>
          </table:table-cell>
          <table:table-cell/>
          <table:table-cell table:formula="of:=SUM([.J$2:.J584])/[.I584]" office:value-type="float" office:value="176.617495711835">
            <text:p>176.617495711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tor</text:p>
          </table:table-cell>
          <table:table-cell office:value-type="string">
            <text:p>min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584">
            <text:p>584</text:p>
          </table:table-cell>
          <table:table-cell table:formula="of:=[.F585]*24*60" office:value-type="float" office:value="175">
            <text:p>175</text:p>
          </table:table-cell>
          <table:table-cell/>
          <table:table-cell table:formula="of:=SUM([.J$2:.J585])/[.I585]" office:value-type="float" office:value="176.614726027397">
            <text:p>176.61472602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585">
            <text:p>585</text:p>
          </table:table-cell>
          <table:table-cell table:formula="of:=[.F586]*24*60" office:value-type="float" office:value="184">
            <text:p>184</text:p>
          </table:table-cell>
          <table:table-cell/>
          <table:table-cell table:formula="of:=SUM([.J$2:.J586])/[.I586]" office:value-type="float" office:value="176.62735042735">
            <text:p>176.62735042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586">
            <text:p>586</text:p>
          </table:table-cell>
          <table:table-cell table:formula="of:=[.F587]*24*60" office:value-type="float" office:value="133">
            <text:p>133</text:p>
          </table:table-cell>
          <table:table-cell/>
          <table:table-cell table:formula="of:=SUM([.J$2:.J587])/[.I587]" office:value-type="float" office:value="176.552901023891">
            <text:p>176.55290102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cha</text:p>
          </table:table-cell>
          <table:table-cell office:value-type="string">
            <text:p>ana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587">
            <text:p>587</text:p>
          </table:table-cell>
          <table:table-cell table:formula="of:=[.F588]*24*60" office:value-type="float" office:value="194">
            <text:p>194</text:p>
          </table:table-cell>
          <table:table-cell/>
          <table:table-cell table:formula="of:=SUM([.J$2:.J588])/[.I588]" office:value-type="float" office:value="176.58262350937">
            <text:p>176.58262350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588">
            <text:p>588</text:p>
          </table:table-cell>
          <table:table-cell table:formula="of:=[.F589]*24*60" office:value-type="float" office:value="183">
            <text:p>183</text:p>
          </table:table-cell>
          <table:table-cell/>
          <table:table-cell table:formula="of:=SUM([.J$2:.J589])/[.I589]" office:value-type="float" office:value="176.593537414966">
            <text:p>176.5935374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589">
            <text:p>589</text:p>
          </table:table-cell>
          <table:table-cell table:formula="of:=[.F590]*24*60" office:value-type="float" office:value="173">
            <text:p>173</text:p>
          </table:table-cell>
          <table:table-cell/>
          <table:table-cell table:formula="of:=SUM([.J$2:.J590])/[.I590]" office:value-type="float" office:value="176.587436332767">
            <text:p>176.58743633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hou</text:p>
          </table:table-cell>
          <table:table-cell office:value-type="string">
            <text:p>sfn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590">
            <text:p>590</text:p>
          </table:table-cell>
          <table:table-cell table:formula="of:=[.F591]*24*60" office:value-type="float" office:value="204">
            <text:p>204</text:p>
          </table:table-cell>
          <table:table-cell/>
          <table:table-cell table:formula="of:=SUM([.J$2:.J591])/[.I591]" office:value-type="float" office:value="176.633898305085">
            <text:p>176.63389830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lan</text:p>
          </table:table-cell>
          <table:table-cell office:value-type="string">
            <text:p>mil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591">
            <text:p>591</text:p>
          </table:table-cell>
          <table:table-cell table:formula="of:=[.F592]*24*60" office:value-type="float" office:value="183">
            <text:p>183</text:p>
          </table:table-cell>
          <table:table-cell/>
          <table:table-cell table:formula="of:=SUM([.J$2:.J592])/[.I592]" office:value-type="float" office:value="176.644670050761">
            <text:p>176.64467005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592">
            <text:p>592</text:p>
          </table:table-cell>
          <table:table-cell table:formula="of:=[.F593]*24*60" office:value-type="float" office:value="164">
            <text:p>164</text:p>
          </table:table-cell>
          <table:table-cell/>
          <table:table-cell table:formula="of:=SUM([.J$2:.J593])/[.I593]" office:value-type="float" office:value="176.623310810811">
            <text:p>176.62331081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oak</text:p>
          </table:table-cell>
          <table:table-cell office:value-type="string">
            <text:p>cle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593">
            <text:p>593</text:p>
          </table:table-cell>
          <table:table-cell table:formula="of:=[.F594]*24*60" office:value-type="float" office:value="196">
            <text:p>196</text:p>
          </table:table-cell>
          <table:table-cell/>
          <table:table-cell table:formula="of:=SUM([.J$2:.J594])/[.I594]" office:value-type="float" office:value="176.655986509275">
            <text:p>176.65598650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3:32</text:p>
          </table:table-cell>
          <table:table-cell table:number-columns-repeated="2"/>
          <table:table-cell office:value-type="float" office:value="594">
            <text:p>594</text:p>
          </table:table-cell>
          <table:table-cell table:formula="of:=[.F595]*24*60" office:value-type="float" office:value="212">
            <text:p>212</text:p>
          </table:table-cell>
          <table:table-cell/>
          <table:table-cell table:formula="of:=SUM([.J$2:.J595])/[.I595]" office:value-type="float" office:value="176.715488215488">
            <text:p>176.71548821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dn</text:p>
          </table:table-cell>
          <table:table-cell office:value-type="string">
            <text:p>chn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595">
            <text:p>595</text:p>
          </table:table-cell>
          <table:table-cell table:formula="of:=[.F596]*24*60" office:value-type="float" office:value="140">
            <text:p>140</text:p>
          </table:table-cell>
          <table:table-cell/>
          <table:table-cell table:formula="of:=SUM([.J$2:.J596])/[.I596]" office:value-type="float" office:value="176.653781512605">
            <text:p>176.653781512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or</text:p>
          </table:table-cell>
          <table:table-cell office:value-type="string">
            <text:p>min</text:p>
          </table:table-cell>
          <table:table-cell office:value-type="string">
            <text:p>3:40</text:p>
          </table:table-cell>
          <table:table-cell table:number-columns-repeated="2"/>
          <table:table-cell office:value-type="float" office:value="596">
            <text:p>596</text:p>
          </table:table-cell>
          <table:table-cell table:formula="of:=[.F597]*24*60" office:value-type="float" office:value="220">
            <text:p>220</text:p>
          </table:table-cell>
          <table:table-cell/>
          <table:table-cell table:formula="of:=SUM([.J$2:.J597])/[.I597]" office:value-type="float" office:value="176.726510067114">
            <text:p>176.72651006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cha</text:p>
          </table:table-cell>
          <table:table-cell office:value-type="string">
            <text:p>sf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597">
            <text:p>597</text:p>
          </table:table-cell>
          <table:table-cell table:formula="of:=[.F598]*24*60" office:value-type="float" office:value="170">
            <text:p>170</text:p>
          </table:table-cell>
          <table:table-cell/>
          <table:table-cell table:formula="of:=SUM([.J$2:.J598])/[.I598]" office:value-type="float" office:value="176.715242881072">
            <text:p>176.71524288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cle</text:p>
          </table:table-cell>
          <table:table-cell office:value-type="string">
            <text:p>ci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598">
            <text:p>598</text:p>
          </table:table-cell>
          <table:table-cell table:formula="of:=[.F599]*24*60" office:value-type="float" office:value="172">
            <text:p>172</text:p>
          </table:table-cell>
          <table:table-cell/>
          <table:table-cell table:formula="of:=SUM([.J$2:.J599])/[.I599]" office:value-type="float" office:value="176.707357859532">
            <text:p>176.70735785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det</text:p>
          </table:table-cell>
          <table:table-cell office:value-type="string">
            <text:p>ari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599">
            <text:p>599</text:p>
          </table:table-cell>
          <table:table-cell table:formula="of:=[.F600]*24*60" office:value-type="float" office:value="166">
            <text:p>166</text:p>
          </table:table-cell>
          <table:table-cell/>
          <table:table-cell table:formula="of:=SUM([.J$2:.J600])/[.I600]" office:value-type="float" office:value="176.689482470785">
            <text:p>176.68948247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hou</text:p>
          </table:table-cell>
          <table:table-cell office:value-type="string">
            <text:p>tex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[.F601]*24*60" office:value-type="float" office:value="196">
            <text:p>196</text:p>
          </table:table-cell>
          <table:table-cell/>
          <table:table-cell table:formula="of:=SUM([.J$2:.J601])/[.I601]" office:value-type="float" office:value="176.721666666667">
            <text:p>176.721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kca</text:p>
          </table:table-cell>
          <table:table-cell office:value-type="string">
            <text:p>flo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601">
            <text:p>601</text:p>
          </table:table-cell>
          <table:table-cell table:formula="of:=[.F602]*24*60" office:value-type="float" office:value="188">
            <text:p>188</text:p>
          </table:table-cell>
          <table:table-cell/>
          <table:table-cell table:formula="of:=SUM([.J$2:.J602])/[.I602]" office:value-type="float" office:value="176.740432612313">
            <text:p>176.74043261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lan</text:p>
          </table:table-cell>
          <table:table-cell office:value-type="string">
            <text:p>an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602">
            <text:p>602</text:p>
          </table:table-cell>
          <table:table-cell table:formula="of:=[.F603]*24*60" office:value-type="float" office:value="168">
            <text:p>168</text:p>
          </table:table-cell>
          <table:table-cell/>
          <table:table-cell table:formula="of:=SUM([.J$2:.J603])/[.I603]" office:value-type="float" office:value="176.725913621262">
            <text:p>176.725913621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min</text:p>
          </table:table-cell>
          <table:table-cell office:value-type="string">
            <text:p>col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603">
            <text:p>603</text:p>
          </table:table-cell>
          <table:table-cell table:formula="of:=[.F604]*24*60" office:value-type="float" office:value="160">
            <text:p>160</text:p>
          </table:table-cell>
          <table:table-cell/>
          <table:table-cell table:formula="of:=SUM([.J$2:.J604])/[.I604]" office:value-type="float" office:value="176.698175787728">
            <text:p>176.69817578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oak</text:p>
          </table:table-cell>
          <table:table-cell office:value-type="string">
            <text:p>atl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604">
            <text:p>604</text:p>
          </table:table-cell>
          <table:table-cell table:formula="of:=[.F605]*24*60" office:value-type="float" office:value="182">
            <text:p>182</text:p>
          </table:table-cell>
          <table:table-cell/>
          <table:table-cell table:formula="of:=SUM([.J$2:.J605])/[.I605]" office:value-type="float" office:value="176.706953642384">
            <text:p>176.70695364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605">
            <text:p>605</text:p>
          </table:table-cell>
          <table:table-cell table:formula="of:=[.F606]*24*60" office:value-type="float" office:value="147">
            <text:p>147</text:p>
          </table:table-cell>
          <table:table-cell/>
          <table:table-cell table:formula="of:=SUM([.J$2:.J606])/[.I606]" office:value-type="float" office:value="176.657851239669">
            <text:p>176.65785123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sdn</text:p>
          </table:table-cell>
          <table:table-cell office:value-type="string">
            <text:p>se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606">
            <text:p>606</text:p>
          </table:table-cell>
          <table:table-cell table:formula="of:=[.F607]*24*60" office:value-type="float" office:value="179">
            <text:p>179</text:p>
          </table:table-cell>
          <table:table-cell/>
          <table:table-cell table:formula="of:=SUM([.J$2:.J607])/[.I607]" office:value-type="float" office:value="176.661716171617">
            <text:p>176.66171617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tba</text:p>
          </table:table-cell>
          <table:table-cell office:value-type="string">
            <text:p>sl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607">
            <text:p>607</text:p>
          </table:table-cell>
          <table:table-cell table:formula="of:=[.F608]*24*60" office:value-type="float" office:value="152">
            <text:p>152</text:p>
          </table:table-cell>
          <table:table-cell/>
          <table:table-cell table:formula="of:=SUM([.J$2:.J608])/[.I608]" office:value-type="float" office:value="176.621087314662">
            <text:p>176.621087314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tor</text:p>
          </table:table-cell>
          <table:table-cell office:value-type="string">
            <text:p>phi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608">
            <text:p>608</text:p>
          </table:table-cell>
          <table:table-cell table:formula="of:=[.F609]*24*60" office:value-type="float" office:value="148">
            <text:p>148</text:p>
          </table:table-cell>
          <table:table-cell/>
          <table:table-cell table:formula="of:=SUM([.J$2:.J609])/[.I609]" office:value-type="float" office:value="176.574013157895">
            <text:p>176.57401315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was</text:p>
          </table:table-cell>
          <table:table-cell office:value-type="string">
            <text:p>bal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609">
            <text:p>609</text:p>
          </table:table-cell>
          <table:table-cell table:formula="of:=[.F610]*24*60" office:value-type="float" office:value="153">
            <text:p>153</text:p>
          </table:table-cell>
          <table:table-cell/>
          <table:table-cell table:formula="of:=SUM([.J$2:.J610])/[.I610]" office:value-type="float" office:value="176.535303776683">
            <text:p>176.53530377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cha</text:p>
          </table:table-cell>
          <table:table-cell office:value-type="string">
            <text:p>sf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610">
            <text:p>610</text:p>
          </table:table-cell>
          <table:table-cell table:formula="of:=[.F611]*24*60" office:value-type="float" office:value="172">
            <text:p>172</text:p>
          </table:table-cell>
          <table:table-cell/>
          <table:table-cell table:formula="of:=SUM([.J$2:.J611])/[.I611]" office:value-type="float" office:value="176.527868852459">
            <text:p>176.52786885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cle</text:p>
          </table:table-cell>
          <table:table-cell office:value-type="string">
            <text:p>ci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611">
            <text:p>611</text:p>
          </table:table-cell>
          <table:table-cell table:formula="of:=[.F612]*24*60" office:value-type="float" office:value="171">
            <text:p>171</text:p>
          </table:table-cell>
          <table:table-cell/>
          <table:table-cell table:formula="of:=SUM([.J$2:.J612])/[.I612]" office:value-type="float" office:value="176.518821603928">
            <text:p>176.51882160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det</text:p>
          </table:table-cell>
          <table:table-cell office:value-type="string">
            <text:p>ari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612">
            <text:p>612</text:p>
          </table:table-cell>
          <table:table-cell table:formula="of:=[.F613]*24*60" office:value-type="float" office:value="193">
            <text:p>193</text:p>
          </table:table-cell>
          <table:table-cell/>
          <table:table-cell table:formula="of:=SUM([.J$2:.J613])/[.I613]" office:value-type="float" office:value="176.545751633987">
            <text:p>176.5457516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hou</text:p>
          </table:table-cell>
          <table:table-cell office:value-type="string">
            <text:p>tex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613">
            <text:p>613</text:p>
          </table:table-cell>
          <table:table-cell table:formula="of:=[.F614]*24*60" office:value-type="float" office:value="166">
            <text:p>166</text:p>
          </table:table-cell>
          <table:table-cell/>
          <table:table-cell table:formula="of:=SUM([.J$2:.J614])/[.I614]" office:value-type="float" office:value="176.52854812398">
            <text:p>176.5285481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kca</text:p>
          </table:table-cell>
          <table:table-cell office:value-type="string">
            <text:p>flo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614">
            <text:p>614</text:p>
          </table:table-cell>
          <table:table-cell table:formula="of:=[.F615]*24*60" office:value-type="float" office:value="162">
            <text:p>162</text:p>
          </table:table-cell>
          <table:table-cell/>
          <table:table-cell table:formula="of:=SUM([.J$2:.J615])/[.I615]" office:value-type="float" office:value="176.504885993485">
            <text:p>176.50488599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lan</text:p>
          </table:table-cell>
          <table:table-cell office:value-type="string">
            <text:p>ana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615">
            <text:p>615</text:p>
          </table:table-cell>
          <table:table-cell table:formula="of:=[.F616]*24*60" office:value-type="float" office:value="192">
            <text:p>192</text:p>
          </table:table-cell>
          <table:table-cell/>
          <table:table-cell table:formula="of:=SUM([.J$2:.J616])/[.I616]" office:value-type="float" office:value="176.530081300813">
            <text:p>176.53008130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mil</text:p>
          </table:table-cell>
          <table:table-cell office:value-type="string">
            <text:p>bos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616">
            <text:p>616</text:p>
          </table:table-cell>
          <table:table-cell table:formula="of:=[.F617]*24*60" office:value-type="float" office:value="183">
            <text:p>183</text:p>
          </table:table-cell>
          <table:table-cell/>
          <table:table-cell table:formula="of:=SUM([.J$2:.J617])/[.I617]" office:value-type="float" office:value="176.540584415584">
            <text:p>176.54058441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mil</text:p>
          </table:table-cell>
          <table:table-cell office:value-type="string">
            <text:p>bos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617">
            <text:p>617</text:p>
          </table:table-cell>
          <table:table-cell table:formula="of:=[.F618]*24*60" office:value-type="float" office:value="192">
            <text:p>192</text:p>
          </table:table-cell>
          <table:table-cell/>
          <table:table-cell table:formula="of:=SUM([.J$2:.J618])/[.I618]" office:value-type="float" office:value="176.565640194489">
            <text:p>176.56564019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nyn</text:p>
          </table:table-cell>
          <table:table-cell office:value-type="string">
            <text:p>ny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618">
            <text:p>618</text:p>
          </table:table-cell>
          <table:table-cell table:formula="of:=[.F619]*24*60" office:value-type="float" office:value="188">
            <text:p>188</text:p>
          </table:table-cell>
          <table:table-cell/>
          <table:table-cell table:formula="of:=SUM([.J$2:.J619])/[.I619]" office:value-type="float" office:value="176.584142394822">
            <text:p>176.58414239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oak</text:p>
          </table:table-cell>
          <table:table-cell office:value-type="string">
            <text:p>atl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619">
            <text:p>619</text:p>
          </table:table-cell>
          <table:table-cell table:formula="of:=[.F620]*24*60" office:value-type="float" office:value="169">
            <text:p>169</text:p>
          </table:table-cell>
          <table:table-cell/>
          <table:table-cell table:formula="of:=SUM([.J$2:.J620])/[.I620]" office:value-type="float" office:value="176.571890145396">
            <text:p>176.57189014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620">
            <text:p>620</text:p>
          </table:table-cell>
          <table:table-cell table:formula="of:=[.F621]*24*60" office:value-type="float" office:value="164">
            <text:p>164</text:p>
          </table:table-cell>
          <table:table-cell/>
          <table:table-cell table:formula="of:=SUM([.J$2:.J621])/[.I621]" office:value-type="float" office:value="176.551612903226">
            <text:p>176.55161290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sdn</text:p>
          </table:table-cell>
          <table:table-cell office:value-type="string">
            <text:p>sea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621">
            <text:p>621</text:p>
          </table:table-cell>
          <table:table-cell table:formula="of:=[.F622]*24*60" office:value-type="float" office:value="138">
            <text:p>138</text:p>
          </table:table-cell>
          <table:table-cell/>
          <table:table-cell table:formula="of:=SUM([.J$2:.J622])/[.I622]" office:value-type="float" office:value="176.489533011272">
            <text:p>176.48953301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tba</text:p>
          </table:table-cell>
          <table:table-cell office:value-type="string">
            <text:p>sln</text:p>
          </table:table-cell>
          <table:table-cell office:value-type="string">
            <text:p>3:43</text:p>
          </table:table-cell>
          <table:table-cell table:number-columns-repeated="2"/>
          <table:table-cell office:value-type="float" office:value="622">
            <text:p>622</text:p>
          </table:table-cell>
          <table:table-cell table:formula="of:=[.F623]*24*60" office:value-type="float" office:value="223">
            <text:p>223</text:p>
          </table:table-cell>
          <table:table-cell/>
          <table:table-cell table:formula="of:=SUM([.J$2:.J623])/[.I623]" office:value-type="float" office:value="176.564308681672">
            <text:p>176.564308681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tor</text:p>
          </table:table-cell>
          <table:table-cell office:value-type="string">
            <text:p>phi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623">
            <text:p>623</text:p>
          </table:table-cell>
          <table:table-cell table:formula="of:=[.F624]*24*60" office:value-type="float" office:value="180">
            <text:p>180</text:p>
          </table:table-cell>
          <table:table-cell/>
          <table:table-cell table:formula="of:=SUM([.J$2:.J624])/[.I624]" office:value-type="float" office:value="176.569823434992">
            <text:p>176.5698234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was</text:p>
          </table:table-cell>
          <table:table-cell office:value-type="string">
            <text:p>bal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624">
            <text:p>624</text:p>
          </table:table-cell>
          <table:table-cell table:formula="of:=[.F625]*24*60" office:value-type="float" office:value="174">
            <text:p>174</text:p>
          </table:table-cell>
          <table:table-cell/>
          <table:table-cell table:formula="of:=SUM([.J$2:.J625])/[.I625]" office:value-type="float" office:value="176.565705128205">
            <text:p>176.56570512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cha</text:p>
          </table:table-cell>
          <table:table-cell office:value-type="string">
            <text:p>sfn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625">
            <text:p>625</text:p>
          </table:table-cell>
          <table:table-cell table:formula="of:=[.F626]*24*60" office:value-type="float" office:value="181">
            <text:p>181</text:p>
          </table:table-cell>
          <table:table-cell/>
          <table:table-cell table:formula="of:=SUM([.J$2:.J626])/[.I626]" office:value-type="float" office:value="176.5728">
            <text:p>176.57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cle</text:p>
          </table:table-cell>
          <table:table-cell office:value-type="string">
            <text:p>cin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626">
            <text:p>626</text:p>
          </table:table-cell>
          <table:table-cell table:formula="of:=[.F627]*24*60" office:value-type="float" office:value="189">
            <text:p>189</text:p>
          </table:table-cell>
          <table:table-cell/>
          <table:table-cell table:formula="of:=SUM([.J$2:.J627])/[.I627]" office:value-type="float" office:value="176.592651757189">
            <text:p>176.59265175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det</text:p>
          </table:table-cell>
          <table:table-cell office:value-type="string">
            <text:p>ari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627">
            <text:p>627</text:p>
          </table:table-cell>
          <table:table-cell table:formula="of:=[.F628]*24*60" office:value-type="float" office:value="150">
            <text:p>150</text:p>
          </table:table-cell>
          <table:table-cell/>
          <table:table-cell table:formula="of:=SUM([.J$2:.J628])/[.I628]" office:value-type="float" office:value="176.55023923445">
            <text:p>176.55023923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hou</text:p>
          </table:table-cell>
          <table:table-cell office:value-type="string">
            <text:p>tex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628">
            <text:p>628</text:p>
          </table:table-cell>
          <table:table-cell table:formula="of:=[.F629]*24*60" office:value-type="float" office:value="180">
            <text:p>180</text:p>
          </table:table-cell>
          <table:table-cell/>
          <table:table-cell table:formula="of:=SUM([.J$2:.J629])/[.I629]" office:value-type="float" office:value="176.555732484076">
            <text:p>176.55573248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kca</text:p>
          </table:table-cell>
          <table:table-cell office:value-type="string">
            <text:p>flo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629">
            <text:p>629</text:p>
          </table:table-cell>
          <table:table-cell table:formula="of:=[.F630]*24*60" office:value-type="float" office:value="180">
            <text:p>180</text:p>
          </table:table-cell>
          <table:table-cell/>
          <table:table-cell table:formula="of:=SUM([.J$2:.J630])/[.I630]" office:value-type="float" office:value="176.561208267091">
            <text:p>176.56120826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lan</text:p>
          </table:table-cell>
          <table:table-cell office:value-type="string">
            <text:p>ana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630">
            <text:p>630</text:p>
          </table:table-cell>
          <table:table-cell table:formula="of:=[.F631]*24*60" office:value-type="float" office:value="169">
            <text:p>169</text:p>
          </table:table-cell>
          <table:table-cell/>
          <table:table-cell table:formula="of:=SUM([.J$2:.J631])/[.I631]" office:value-type="float" office:value="176.549206349206">
            <text:p>176.54920634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mil</text:p>
          </table:table-cell>
          <table:table-cell office:value-type="string">
            <text:p>bos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631">
            <text:p>631</text:p>
          </table:table-cell>
          <table:table-cell table:formula="of:=[.F632]*24*60" office:value-type="float" office:value="198">
            <text:p>198</text:p>
          </table:table-cell>
          <table:table-cell/>
          <table:table-cell table:formula="of:=SUM([.J$2:.J632])/[.I632]" office:value-type="float" office:value="176.583201267829">
            <text:p>176.583201267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min</text:p>
          </table:table-cell>
          <table:table-cell office:value-type="string">
            <text:p>co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632">
            <text:p>632</text:p>
          </table:table-cell>
          <table:table-cell table:formula="of:=[.F633]*24*60" office:value-type="float" office:value="179">
            <text:p>179</text:p>
          </table:table-cell>
          <table:table-cell/>
          <table:table-cell table:formula="of:=SUM([.J$2:.J633])/[.I633]" office:value-type="float" office:value="176.587025316456">
            <text:p>176.58702531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nyn</text:p>
          </table:table-cell>
          <table:table-cell office:value-type="string">
            <text:p>ny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633">
            <text:p>633</text:p>
          </table:table-cell>
          <table:table-cell table:formula="of:=[.F634]*24*60" office:value-type="float" office:value="178">
            <text:p>178</text:p>
          </table:table-cell>
          <table:table-cell/>
          <table:table-cell table:formula="of:=SUM([.J$2:.J634])/[.I634]" office:value-type="float" office:value="176.589257503949">
            <text:p>176.5892575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oak</text:p>
          </table:table-cell>
          <table:table-cell office:value-type="string">
            <text:p>atl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634">
            <text:p>634</text:p>
          </table:table-cell>
          <table:table-cell table:formula="of:=[.F635]*24*60" office:value-type="float" office:value="167">
            <text:p>167</text:p>
          </table:table-cell>
          <table:table-cell/>
          <table:table-cell table:formula="of:=SUM([.J$2:.J635])/[.I635]" office:value-type="float" office:value="176.574132492114">
            <text:p>176.57413249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635">
            <text:p>635</text:p>
          </table:table-cell>
          <table:table-cell table:formula="of:=[.F636]*24*60" office:value-type="float" office:value="162">
            <text:p>162</text:p>
          </table:table-cell>
          <table:table-cell/>
          <table:table-cell table:formula="of:=SUM([.J$2:.J636])/[.I636]" office:value-type="float" office:value="176.551181102362">
            <text:p>176.55118110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sdn</text:p>
          </table:table-cell>
          <table:table-cell office:value-type="string">
            <text:p>sea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636">
            <text:p>636</text:p>
          </table:table-cell>
          <table:table-cell table:formula="of:=[.F637]*24*60" office:value-type="float" office:value="145">
            <text:p>145</text:p>
          </table:table-cell>
          <table:table-cell/>
          <table:table-cell table:formula="of:=SUM([.J$2:.J637])/[.I637]" office:value-type="float" office:value="176.501572327044">
            <text:p>176.5015723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tba</text:p>
          </table:table-cell>
          <table:table-cell office:value-type="string">
            <text:p>sln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637">
            <text:p>637</text:p>
          </table:table-cell>
          <table:table-cell table:formula="of:=[.F638]*24*60" office:value-type="float" office:value="179">
            <text:p>179</text:p>
          </table:table-cell>
          <table:table-cell/>
          <table:table-cell table:formula="of:=SUM([.J$2:.J638])/[.I638]" office:value-type="float" office:value="176.505494505495">
            <text:p>176.505494505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tor</text:p>
          </table:table-cell>
          <table:table-cell office:value-type="string">
            <text:p>phi</text:p>
          </table:table-cell>
          <table:table-cell office:value-type="string">
            <text:p>2:54</text:p>
          </table:table-cell>
          <table:table-cell office:value-type="string">
            <text:p>(2:43</text:p>
          </table:table-cell>
          <table:table-cell office:value-type="string">
            <text:p>delay)</text:p>
          </table:table-cell>
          <table:table-cell office:value-type="float" office:value="638">
            <text:p>638</text:p>
          </table:table-cell>
          <table:table-cell table:formula="of:=[.F639]*24*60" office:value-type="float" office:value="174">
            <text:p>174</text:p>
          </table:table-cell>
          <table:table-cell/>
          <table:table-cell table:formula="of:=SUM([.J$2:.J639])/[.I639]" office:value-type="float" office:value="176.501567398119">
            <text:p>176.50156739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as</text:p>
          </table:table-cell>
          <table:table-cell office:value-type="string">
            <text:p>bal</text:p>
          </table:table-cell>
          <table:table-cell office:value-type="string">
            <text:p>2:22</text:p>
          </table:table-cell>
          <table:table-cell office:value-type="string">
            <text:p>(2:28</text:p>
          </table:table-cell>
          <table:table-cell office:value-type="string">
            <text:p>delay)</text:p>
          </table:table-cell>
          <table:table-cell office:value-type="float" office:value="639">
            <text:p>639</text:p>
          </table:table-cell>
          <table:table-cell table:formula="of:=[.F640]*24*60" office:value-type="float" office:value="142">
            <text:p>142</text:p>
          </table:table-cell>
          <table:table-cell/>
          <table:table-cell table:formula="of:=SUM([.J$2:.J640])/[.I640]" office:value-type="float" office:value="176.447574334898">
            <text:p>176.44757433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640">
            <text:p>640</text:p>
          </table:table-cell>
          <table:table-cell table:formula="of:=[.F641]*24*60" office:value-type="float" office:value="199">
            <text:p>199</text:p>
          </table:table-cell>
          <table:table-cell/>
          <table:table-cell table:formula="of:=SUM([.J$2:.J641])/[.I641]" office:value-type="float" office:value="176.4828125">
            <text:p>176.48281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cin</text:p>
          </table:table-cell>
          <table:table-cell office:value-type="string">
            <text:p>la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641">
            <text:p>641</text:p>
          </table:table-cell>
          <table:table-cell table:formula="of:=[.F642]*24*60" office:value-type="float" office:value="195">
            <text:p>195</text:p>
          </table:table-cell>
          <table:table-cell/>
          <table:table-cell table:formula="of:=SUM([.J$2:.J642])/[.I642]" office:value-type="float" office:value="176.511700468019">
            <text:p>176.5117004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kca</text:p>
          </table:table-cell>
          <table:table-cell office:value-type="string">
            <text:p>bos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642">
            <text:p>642</text:p>
          </table:table-cell>
          <table:table-cell table:formula="of:=[.F643]*24*60" office:value-type="float" office:value="150">
            <text:p>150</text:p>
          </table:table-cell>
          <table:table-cell/>
          <table:table-cell table:formula="of:=SUM([.J$2:.J643])/[.I643]" office:value-type="float" office:value="176.470404984424">
            <text:p>176.470404984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643">
            <text:p>643</text:p>
          </table:table-cell>
          <table:table-cell table:formula="of:=[.F644]*24*60" office:value-type="float" office:value="154">
            <text:p>154</text:p>
          </table:table-cell>
          <table:table-cell/>
          <table:table-cell table:formula="of:=SUM([.J$2:.J644])/[.I644]" office:value-type="float" office:value="176.435458786936">
            <text:p>176.43545878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644">
            <text:p>644</text:p>
          </table:table-cell>
          <table:table-cell table:formula="of:=[.F645]*24*60" office:value-type="float" office:value="187">
            <text:p>187</text:p>
          </table:table-cell>
          <table:table-cell/>
          <table:table-cell table:formula="of:=SUM([.J$2:.J645])/[.I645]" office:value-type="float" office:value="176.451863354037">
            <text:p>176.4518633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sln</text:p>
          </table:table-cell>
          <table:table-cell office:value-type="string">
            <text:p>sd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645">
            <text:p>645</text:p>
          </table:table-cell>
          <table:table-cell table:formula="of:=[.F646]*24*60" office:value-type="float" office:value="163">
            <text:p>163</text:p>
          </table:table-cell>
          <table:table-cell/>
          <table:table-cell table:formula="of:=SUM([.J$2:.J646])/[.I646]" office:value-type="float" office:value="176.431007751938">
            <text:p>176.43100775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string">
            <text:p>3:57</text:p>
          </table:table-cell>
          <table:table-cell table:number-columns-repeated="2"/>
          <table:table-cell office:value-type="float" office:value="646">
            <text:p>646</text:p>
          </table:table-cell>
          <table:table-cell table:formula="of:=[.F647]*24*60" office:value-type="float" office:value="237">
            <text:p>237</text:p>
          </table:table-cell>
          <table:table-cell/>
          <table:table-cell table:formula="of:=SUM([.J$2:.J647])/[.I647]" office:value-type="float" office:value="176.524767801858">
            <text:p>176.52476780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tex</text:p>
          </table:table-cell>
          <table:table-cell office:value-type="string">
            <text:p>min</text:p>
          </table:table-cell>
          <table:table-cell office:value-type="string">
            <text:p>4:00</text:p>
          </table:table-cell>
          <table:table-cell table:number-columns-repeated="2"/>
          <table:table-cell office:value-type="float" office:value="647">
            <text:p>647</text:p>
          </table:table-cell>
          <table:table-cell table:formula="of:=[.F648]*24*60" office:value-type="float" office:value="240">
            <text:p>240</text:p>
          </table:table-cell>
          <table:table-cell/>
          <table:table-cell table:formula="of:=SUM([.J$2:.J648])/[.I648]" office:value-type="float" office:value="176.622874806801">
            <text:p>176.62287480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ana</text:p>
          </table:table-cell>
          <table:table-cell office:value-type="string">
            <text:p>tor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648">
            <text:p>648</text:p>
          </table:table-cell>
          <table:table-cell table:formula="of:=[.F649]*24*60" office:value-type="float" office:value="166">
            <text:p>166</text:p>
          </table:table-cell>
          <table:table-cell/>
          <table:table-cell table:formula="of:=SUM([.J$2:.J649])/[.I649]" office:value-type="float" office:value="176.606481481482">
            <text:p>176.60648148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 office:value-type="string">
            <text:p>flo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649">
            <text:p>649</text:p>
          </table:table-cell>
          <table:table-cell table:formula="of:=[.F650]*24*60" office:value-type="float" office:value="177">
            <text:p>177</text:p>
          </table:table-cell>
          <table:table-cell/>
          <table:table-cell table:formula="of:=SUM([.J$2:.J650])/[.I650]" office:value-type="float" office:value="176.607087827427">
            <text:p>176.60708782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650">
            <text:p>650</text:p>
          </table:table-cell>
          <table:table-cell table:formula="of:=[.F651]*24*60" office:value-type="float" office:value="174">
            <text:p>174</text:p>
          </table:table-cell>
          <table:table-cell/>
          <table:table-cell table:formula="of:=SUM([.J$2:.J651])/[.I651]" office:value-type="float" office:value="176.603076923077">
            <text:p>176.60307692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651">
            <text:p>651</text:p>
          </table:table-cell>
          <table:table-cell table:formula="of:=[.F652]*24*60" office:value-type="float" office:value="151">
            <text:p>151</text:p>
          </table:table-cell>
          <table:table-cell/>
          <table:table-cell table:formula="of:=SUM([.J$2:.J652])/[.I652]" office:value-type="float" office:value="176.563748079877">
            <text:p>176.56374807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cin</text:p>
          </table:table-cell>
          <table:table-cell office:value-type="string">
            <text:p>la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652">
            <text:p>652</text:p>
          </table:table-cell>
          <table:table-cell table:formula="of:=[.F653]*24*60" office:value-type="float" office:value="151">
            <text:p>151</text:p>
          </table:table-cell>
          <table:table-cell/>
          <table:table-cell table:formula="of:=SUM([.J$2:.J653])/[.I653]" office:value-type="float" office:value="176.524539877301">
            <text:p>176.52453987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653">
            <text:p>653</text:p>
          </table:table-cell>
          <table:table-cell table:formula="of:=[.F654]*24*60" office:value-type="float" office:value="170">
            <text:p>170</text:p>
          </table:table-cell>
          <table:table-cell/>
          <table:table-cell table:formula="of:=SUM([.J$2:.J654])/[.I654]" office:value-type="float" office:value="176.514548238897">
            <text:p>176.51454823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kca</text:p>
          </table:table-cell>
          <table:table-cell office:value-type="string">
            <text:p>bos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654">
            <text:p>654</text:p>
          </table:table-cell>
          <table:table-cell table:formula="of:=[.F655]*24*60" office:value-type="float" office:value="170">
            <text:p>170</text:p>
          </table:table-cell>
          <table:table-cell/>
          <table:table-cell table:formula="of:=SUM([.J$2:.J655])/[.I655]" office:value-type="float" office:value="176.504587155963">
            <text:p>176.50458715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655">
            <text:p>655</text:p>
          </table:table-cell>
          <table:table-cell table:formula="of:=[.F656]*24*60" office:value-type="float" office:value="189">
            <text:p>189</text:p>
          </table:table-cell>
          <table:table-cell/>
          <table:table-cell table:formula="of:=SUM([.J$2:.J656])/[.I656]" office:value-type="float" office:value="176.523664122137">
            <text:p>176.52366412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656">
            <text:p>656</text:p>
          </table:table-cell>
          <table:table-cell table:formula="of:=[.F657]*24*60" office:value-type="float" office:value="164">
            <text:p>164</text:p>
          </table:table-cell>
          <table:table-cell/>
          <table:table-cell table:formula="of:=SUM([.J$2:.J657])/[.I657]" office:value-type="float" office:value="176.504573170732">
            <text:p>176.50457317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2:30</text:p>
          </table:table-cell>
          <table:table-cell office:value-type="string">
            <text:p>(1:39</text:p>
          </table:table-cell>
          <table:table-cell office:value-type="string">
            <text:p>delay)</text:p>
          </table:table-cell>
          <table:table-cell office:value-type="float" office:value="657">
            <text:p>657</text:p>
          </table:table-cell>
          <table:table-cell table:formula="of:=[.F658]*24*60" office:value-type="float" office:value="150">
            <text:p>150</text:p>
          </table:table-cell>
          <table:table-cell/>
          <table:table-cell table:formula="of:=SUM([.J$2:.J658])/[.I658]" office:value-type="float" office:value="176.464231354642">
            <text:p>176.464231354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658">
            <text:p>658</text:p>
          </table:table-cell>
          <table:table-cell table:formula="of:=[.F659]*24*60" office:value-type="float" office:value="152">
            <text:p>152</text:p>
          </table:table-cell>
          <table:table-cell/>
          <table:table-cell table:formula="of:=SUM([.J$2:.J659])/[.I659]" office:value-type="float" office:value="176.427051671733">
            <text:p>176.42705167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sea</text:p>
          </table:table-cell>
          <table:table-cell office:value-type="string">
            <text:p>det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659">
            <text:p>659</text:p>
          </table:table-cell>
          <table:table-cell table:formula="of:=[.F660]*24*60" office:value-type="float" office:value="169">
            <text:p>169</text:p>
          </table:table-cell>
          <table:table-cell/>
          <table:table-cell table:formula="of:=SUM([.J$2:.J660])/[.I660]" office:value-type="float" office:value="176.415781487102">
            <text:p>176.41578148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660">
            <text:p>660</text:p>
          </table:table-cell>
          <table:table-cell table:formula="of:=[.F661]*24*60" office:value-type="float" office:value="176">
            <text:p>176</text:p>
          </table:table-cell>
          <table:table-cell/>
          <table:table-cell table:formula="of:=SUM([.J$2:.J661])/[.I661]" office:value-type="float" office:value="176.415151515152">
            <text:p>176.41515151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sln</text:p>
          </table:table-cell>
          <table:table-cell office:value-type="string">
            <text:p>sdn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661">
            <text:p>661</text:p>
          </table:table-cell>
          <table:table-cell table:formula="of:=[.F662]*24*60" office:value-type="float" office:value="144">
            <text:p>144</text:p>
          </table:table-cell>
          <table:table-cell/>
          <table:table-cell table:formula="of:=SUM([.J$2:.J662])/[.I662]" office:value-type="float" office:value="176.366111951588">
            <text:p>176.36611195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662">
            <text:p>662</text:p>
          </table:table-cell>
          <table:table-cell table:formula="of:=[.F663]*24*60" office:value-type="float" office:value="162">
            <text:p>162</text:p>
          </table:table-cell>
          <table:table-cell/>
          <table:table-cell table:formula="of:=SUM([.J$2:.J663])/[.I663]" office:value-type="float" office:value="176.344410876133">
            <text:p>176.34441087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ex</text:p>
          </table:table-cell>
          <table:table-cell office:value-type="string">
            <text:p>mi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663">
            <text:p>663</text:p>
          </table:table-cell>
          <table:table-cell table:formula="of:=[.F664]*24*60" office:value-type="float" office:value="159">
            <text:p>159</text:p>
          </table:table-cell>
          <table:table-cell/>
          <table:table-cell table:formula="of:=SUM([.J$2:.J664])/[.I664]" office:value-type="float" office:value="176.318250377074">
            <text:p>176.31825037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na</text:p>
          </table:table-cell>
          <table:table-cell office:value-type="string">
            <text:p>tor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664">
            <text:p>664</text:p>
          </table:table-cell>
          <table:table-cell table:formula="of:=[.F665]*24*60" office:value-type="float" office:value="170">
            <text:p>170</text:p>
          </table:table-cell>
          <table:table-cell/>
          <table:table-cell table:formula="of:=SUM([.J$2:.J665])/[.I665]" office:value-type="float" office:value="176.308734939759">
            <text:p>176.30873493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ari</text:p>
          </table:table-cell>
          <table:table-cell office:value-type="string">
            <text:p>flo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665">
            <text:p>665</text:p>
          </table:table-cell>
          <table:table-cell table:formula="of:=[.F666]*24*60" office:value-type="float" office:value="153">
            <text:p>153</text:p>
          </table:table-cell>
          <table:table-cell/>
          <table:table-cell table:formula="of:=SUM([.J$2:.J666])/[.I666]" office:value-type="float" office:value="176.273684210526">
            <text:p>176.27368421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666">
            <text:p>666</text:p>
          </table:table-cell>
          <table:table-cell table:formula="of:=[.F667]*24*60" office:value-type="float" office:value="179">
            <text:p>179</text:p>
          </table:table-cell>
          <table:table-cell/>
          <table:table-cell table:formula="of:=SUM([.J$2:.J667])/[.I667]" office:value-type="float" office:value="176.277777777778">
            <text:p>176.27777777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667">
            <text:p>667</text:p>
          </table:table-cell>
          <table:table-cell table:formula="of:=[.F668]*24*60" office:value-type="float" office:value="156">
            <text:p>156</text:p>
          </table:table-cell>
          <table:table-cell/>
          <table:table-cell table:formula="of:=SUM([.J$2:.J668])/[.I668]" office:value-type="float" office:value="176.247376311844">
            <text:p>176.24737631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cin</text:p>
          </table:table-cell>
          <table:table-cell office:value-type="string">
            <text:p>lan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668">
            <text:p>668</text:p>
          </table:table-cell>
          <table:table-cell table:formula="of:=[.F669]*24*60" office:value-type="float" office:value="161">
            <text:p>161</text:p>
          </table:table-cell>
          <table:table-cell/>
          <table:table-cell table:formula="of:=SUM([.J$2:.J669])/[.I669]" office:value-type="float" office:value="176.224550898204">
            <text:p>176.22455089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669">
            <text:p>669</text:p>
          </table:table-cell>
          <table:table-cell table:formula="of:=[.F670]*24*60" office:value-type="float" office:value="165">
            <text:p>165</text:p>
          </table:table-cell>
          <table:table-cell/>
          <table:table-cell table:formula="of:=SUM([.J$2:.J670])/[.I670]" office:value-type="float" office:value="176.207772795217">
            <text:p>176.20777279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kca</text:p>
          </table:table-cell>
          <table:table-cell office:value-type="string">
            <text:p>bos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670">
            <text:p>670</text:p>
          </table:table-cell>
          <table:table-cell table:formula="of:=[.F671]*24*60" office:value-type="float" office:value="199">
            <text:p>199</text:p>
          </table:table-cell>
          <table:table-cell/>
          <table:table-cell table:formula="of:=SUM([.J$2:.J671])/[.I671]" office:value-type="float" office:value="176.241791044776">
            <text:p>176.24179104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671">
            <text:p>671</text:p>
          </table:table-cell>
          <table:table-cell table:formula="of:=[.F672]*24*60" office:value-type="float" office:value="194">
            <text:p>194</text:p>
          </table:table-cell>
          <table:table-cell/>
          <table:table-cell table:formula="of:=SUM([.J$2:.J672])/[.I672]" office:value-type="float" office:value="176.26825633383">
            <text:p>176.268256333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672">
            <text:p>672</text:p>
          </table:table-cell>
          <table:table-cell table:formula="of:=[.F673]*24*60" office:value-type="float" office:value="178">
            <text:p>178</text:p>
          </table:table-cell>
          <table:table-cell/>
          <table:table-cell table:formula="of:=SUM([.J$2:.J673])/[.I673]" office:value-type="float" office:value="176.270833333333">
            <text:p>176.2708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sea</text:p>
          </table:table-cell>
          <table:table-cell office:value-type="string">
            <text:p>det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673">
            <text:p>673</text:p>
          </table:table-cell>
          <table:table-cell table:formula="of:=[.F674]*24*60" office:value-type="float" office:value="159">
            <text:p>159</text:p>
          </table:table-cell>
          <table:table-cell/>
          <table:table-cell table:formula="of:=SUM([.J$2:.J674])/[.I674]" office:value-type="float" office:value="176.245170876672">
            <text:p>176.24517087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674">
            <text:p>674</text:p>
          </table:table-cell>
          <table:table-cell table:formula="of:=[.F675]*24*60" office:value-type="float" office:value="190">
            <text:p>190</text:p>
          </table:table-cell>
          <table:table-cell/>
          <table:table-cell table:formula="of:=SUM([.J$2:.J675])/[.I675]" office:value-type="float" office:value="176.265578635015">
            <text:p>176.2655786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sln</text:p>
          </table:table-cell>
          <table:table-cell office:value-type="string">
            <text:p>sdn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675">
            <text:p>675</text:p>
          </table:table-cell>
          <table:table-cell table:formula="of:=[.F676]*24*60" office:value-type="float" office:value="193">
            <text:p>193</text:p>
          </table:table-cell>
          <table:table-cell/>
          <table:table-cell table:formula="of:=SUM([.J$2:.J676])/[.I676]" office:value-type="float" office:value="176.29037037037">
            <text:p>176.29037037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string">
            <text:p>2:06</text:p>
          </table:table-cell>
          <table:table-cell table:number-columns-repeated="2"/>
          <table:table-cell office:value-type="float" office:value="676">
            <text:p>676</text:p>
          </table:table-cell>
          <table:table-cell table:formula="of:=[.F677]*24*60" office:value-type="float" office:value="126">
            <text:p>126</text:p>
          </table:table-cell>
          <table:table-cell/>
          <table:table-cell table:formula="of:=SUM([.J$2:.J677])/[.I677]" office:value-type="float" office:value="176.215976331361">
            <text:p>176.21597633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tex</text:p>
          </table:table-cell>
          <table:table-cell office:value-type="string">
            <text:p>min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677">
            <text:p>677</text:p>
          </table:table-cell>
          <table:table-cell table:formula="of:=[.F678]*24*60" office:value-type="float" office:value="144">
            <text:p>144</text:p>
          </table:table-cell>
          <table:table-cell/>
          <table:table-cell table:formula="of:=SUM([.J$2:.J678])/[.I678]" office:value-type="float" office:value="176.168389955687">
            <text:p>176.16838995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na</text:p>
          </table:table-cell>
          <table:table-cell office:value-type="string">
            <text:p>tor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678">
            <text:p>678</text:p>
          </table:table-cell>
          <table:table-cell table:formula="of:=[.F679]*24*60" office:value-type="float" office:value="157">
            <text:p>157</text:p>
          </table:table-cell>
          <table:table-cell/>
          <table:table-cell table:formula="of:=SUM([.J$2:.J679])/[.I679]" office:value-type="float" office:value="176.1401179941">
            <text:p>176.14011799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ri</text:p>
          </table:table-cell>
          <table:table-cell office:value-type="string">
            <text:p>flo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679">
            <text:p>679</text:p>
          </table:table-cell>
          <table:table-cell table:formula="of:=[.F680]*24*60" office:value-type="float" office:value="157">
            <text:p>157</text:p>
          </table:table-cell>
          <table:table-cell/>
          <table:table-cell table:formula="of:=SUM([.J$2:.J680])/[.I680]" office:value-type="float" office:value="176.111929307806">
            <text:p>176.11192930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680">
            <text:p>680</text:p>
          </table:table-cell>
          <table:table-cell table:formula="of:=[.F681]*24*60" office:value-type="float" office:value="169">
            <text:p>169</text:p>
          </table:table-cell>
          <table:table-cell/>
          <table:table-cell table:formula="of:=SUM([.J$2:.J681])/[.I681]" office:value-type="float" office:value="176.101470588235">
            <text:p>176.10147058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cin</text:p>
          </table:table-cell>
          <table:table-cell office:value-type="string">
            <text:p>sdn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681">
            <text:p>681</text:p>
          </table:table-cell>
          <table:table-cell table:formula="of:=[.F682]*24*60" office:value-type="float" office:value="146">
            <text:p>146</text:p>
          </table:table-cell>
          <table:table-cell/>
          <table:table-cell table:formula="of:=SUM([.J$2:.J682])/[.I682]" office:value-type="float" office:value="176.057268722467">
            <text:p>176.05726872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682">
            <text:p>682</text:p>
          </table:table-cell>
          <table:table-cell table:formula="of:=[.F683]*24*60" office:value-type="float" office:value="137">
            <text:p>137</text:p>
          </table:table-cell>
          <table:table-cell/>
          <table:table-cell table:formula="of:=SUM([.J$2:.J683])/[.I683]" office:value-type="float" office:value="176">
            <text:p>1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kca</text:p>
          </table:table-cell>
          <table:table-cell office:value-type="string">
            <text:p>bos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683">
            <text:p>683</text:p>
          </table:table-cell>
          <table:table-cell table:formula="of:=[.F684]*24*60" office:value-type="float" office:value="196">
            <text:p>196</text:p>
          </table:table-cell>
          <table:table-cell/>
          <table:table-cell table:formula="of:=SUM([.J$2:.J684])/[.I684]" office:value-type="float" office:value="176.029282576867">
            <text:p>176.029282576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684">
            <text:p>684</text:p>
          </table:table-cell>
          <table:table-cell table:formula="of:=[.F685]*24*60" office:value-type="float" office:value="167">
            <text:p>167</text:p>
          </table:table-cell>
          <table:table-cell/>
          <table:table-cell table:formula="of:=SUM([.J$2:.J685])/[.I685]" office:value-type="float" office:value="176.016081871345">
            <text:p>176.01608187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[.F686]*24*60" office:value-type="float" office:value="141">
            <text:p>141</text:p>
          </table:table-cell>
          <table:table-cell/>
          <table:table-cell table:formula="of:=SUM([.J$2:.J686])/[.I686]" office:value-type="float" office:value="175.96496350365">
            <text:p>175.96496350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phi</text:p>
          </table:table-cell>
          <table:table-cell office:value-type="string">
            <text:p>hou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686">
            <text:p>686</text:p>
          </table:table-cell>
          <table:table-cell table:formula="of:=[.F687]*24*60" office:value-type="float" office:value="187">
            <text:p>187</text:p>
          </table:table-cell>
          <table:table-cell/>
          <table:table-cell table:formula="of:=SUM([.J$2:.J687])/[.I687]" office:value-type="float" office:value="175.981049562682">
            <text:p>175.98104956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sea</text:p>
          </table:table-cell>
          <table:table-cell office:value-type="string">
            <text:p>det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687">
            <text:p>687</text:p>
          </table:table-cell>
          <table:table-cell table:formula="of:=[.F688]*24*60" office:value-type="float" office:value="164">
            <text:p>164</text:p>
          </table:table-cell>
          <table:table-cell/>
          <table:table-cell table:formula="of:=SUM([.J$2:.J688])/[.I688]" office:value-type="float" office:value="175.963609898108">
            <text:p>175.96360989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ex</text:p>
          </table:table-cell>
          <table:table-cell office:value-type="string">
            <text:p>min</text:p>
          </table:table-cell>
          <table:table-cell office:value-type="string">
            <text:p>3:42</text:p>
          </table:table-cell>
          <table:table-cell table:number-columns-repeated="2"/>
          <table:table-cell office:value-type="float" office:value="688">
            <text:p>688</text:p>
          </table:table-cell>
          <table:table-cell table:formula="of:=[.F689]*24*60" office:value-type="float" office:value="222">
            <text:p>222</text:p>
          </table:table-cell>
          <table:table-cell/>
          <table:table-cell table:formula="of:=SUM([.J$2:.J689])/[.I689]" office:value-type="float" office:value="176.030523255814">
            <text:p>176.03052325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string">
            <text:p>2:12</text:p>
          </table:table-cell>
          <table:table-cell table:number-columns-repeated="2"/>
          <table:table-cell office:value-type="float" office:value="689">
            <text:p>689</text:p>
          </table:table-cell>
          <table:table-cell table:formula="of:=[.F690]*24*60" office:value-type="float" office:value="132">
            <text:p>132</text:p>
          </table:table-cell>
          <table:table-cell/>
          <table:table-cell table:formula="of:=SUM([.J$2:.J690])/[.I690]" office:value-type="float" office:value="175.966618287373">
            <text:p>175.96661828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690">
            <text:p>690</text:p>
          </table:table-cell>
          <table:table-cell table:formula="of:=[.F691]*24*60" office:value-type="float" office:value="153">
            <text:p>153</text:p>
          </table:table-cell>
          <table:table-cell/>
          <table:table-cell table:formula="of:=SUM([.J$2:.J691])/[.I691]" office:value-type="float" office:value="175.933333333333">
            <text:p>175.9333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691">
            <text:p>691</text:p>
          </table:table-cell>
          <table:table-cell table:formula="of:=[.F692]*24*60" office:value-type="float" office:value="164">
            <text:p>164</text:p>
          </table:table-cell>
          <table:table-cell/>
          <table:table-cell table:formula="of:=SUM([.J$2:.J692])/[.I692]" office:value-type="float" office:value="175.916063675832">
            <text:p>175.91606367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bos</text:p>
          </table:table-cell>
          <table:table-cell office:value-type="string">
            <text:p>oak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692">
            <text:p>692</text:p>
          </table:table-cell>
          <table:table-cell table:formula="of:=[.F693]*24*60" office:value-type="float" office:value="147">
            <text:p>147</text:p>
          </table:table-cell>
          <table:table-cell/>
          <table:table-cell table:formula="of:=SUM([.J$2:.J693])/[.I693]" office:value-type="float" office:value="175.874277456647">
            <text:p>175.87427745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693">
            <text:p>693</text:p>
          </table:table-cell>
          <table:table-cell table:formula="of:=[.F694]*24*60" office:value-type="float" office:value="165">
            <text:p>165</text:p>
          </table:table-cell>
          <table:table-cell/>
          <table:table-cell table:formula="of:=SUM([.J$2:.J694])/[.I694]" office:value-type="float" office:value="175.858585858586">
            <text:p>175.85858585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cin</text:p>
          </table:table-cell>
          <table:table-cell office:value-type="string">
            <text:p>sdn</text:p>
          </table:table-cell>
          <table:table-cell office:value-type="string">
            <text:p>3:05</text:p>
          </table:table-cell>
          <table:table-cell office:value-type="string">
            <text:p>(:29</text:p>
          </table:table-cell>
          <table:table-cell office:value-type="string">
            <text:p>delay)</text:p>
          </table:table-cell>
          <table:table-cell office:value-type="float" office:value="694">
            <text:p>694</text:p>
          </table:table-cell>
          <table:table-cell table:formula="of:=[.F695]*24*60" office:value-type="float" office:value="185">
            <text:p>185</text:p>
          </table:table-cell>
          <table:table-cell/>
          <table:table-cell table:formula="of:=SUM([.J$2:.J695])/[.I695]" office:value-type="float" office:value="175.871757925072">
            <text:p>175.87175792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695">
            <text:p>695</text:p>
          </table:table-cell>
          <table:table-cell table:formula="of:=[.F696]*24*60" office:value-type="float" office:value="134">
            <text:p>134</text:p>
          </table:table-cell>
          <table:table-cell/>
          <table:table-cell table:formula="of:=SUM([.J$2:.J696])/[.I696]" office:value-type="float" office:value="175.811510791367">
            <text:p>175.81151079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696">
            <text:p>696</text:p>
          </table:table-cell>
          <table:table-cell table:formula="of:=[.F697]*24*60" office:value-type="float" office:value="202">
            <text:p>202</text:p>
          </table:table-cell>
          <table:table-cell/>
          <table:table-cell table:formula="of:=SUM([.J$2:.J697])/[.I697]" office:value-type="float" office:value="175.849137931034">
            <text:p>175.8491379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nyn</text:p>
          </table:table-cell>
          <table:table-cell office:value-type="string">
            <text:p>col</text:p>
          </table:table-cell>
          <table:table-cell office:value-type="string">
            <text:p>4:15</text:p>
          </table:table-cell>
          <table:table-cell table:number-columns-repeated="2"/>
          <table:table-cell office:value-type="float" office:value="697">
            <text:p>697</text:p>
          </table:table-cell>
          <table:table-cell table:formula="of:=[.F698]*24*60" office:value-type="float" office:value="255">
            <text:p>255</text:p>
          </table:table-cell>
          <table:table-cell/>
          <table:table-cell table:formula="of:=SUM([.J$2:.J698])/[.I698]" office:value-type="float" office:value="175.962697274032">
            <text:p>175.9626972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phi</text:p>
          </table:table-cell>
          <table:table-cell office:value-type="string">
            <text:p>hou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698">
            <text:p>698</text:p>
          </table:table-cell>
          <table:table-cell table:formula="of:=[.F699]*24*60" office:value-type="float" office:value="158">
            <text:p>158</text:p>
          </table:table-cell>
          <table:table-cell/>
          <table:table-cell table:formula="of:=SUM([.J$2:.J699])/[.I699]" office:value-type="float" office:value="175.936962750716">
            <text:p>175.93696275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sea</text:p>
          </table:table-cell>
          <table:table-cell office:value-type="string">
            <text:p>ny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699">
            <text:p>699</text:p>
          </table:table-cell>
          <table:table-cell table:formula="of:=[.F700]*24*60" office:value-type="float" office:value="178">
            <text:p>178</text:p>
          </table:table-cell>
          <table:table-cell/>
          <table:table-cell table:formula="of:=SUM([.J$2:.J700])/[.I700]" office:value-type="float" office:value="175.93991416309">
            <text:p>175.93991416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sfn</text:p>
          </table:table-cell>
          <table:table-cell office:value-type="string">
            <text:p>flo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[.F701]*24*60" office:value-type="float" office:value="163">
            <text:p>163</text:p>
          </table:table-cell>
          <table:table-cell/>
          <table:table-cell table:formula="of:=SUM([.J$2:.J701])/[.I701]" office:value-type="float" office:value="175.921428571429">
            <text:p>175.92142857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sln</text:p>
          </table:table-cell>
          <table:table-cell office:value-type="string">
            <text:p>lan</text:p>
          </table:table-cell>
          <table:table-cell office:value-type="string">
            <text:p>2:49</text:p>
          </table:table-cell>
          <table:table-cell office:value-type="string">
            <text:p>(1:05</text:p>
          </table:table-cell>
          <table:table-cell office:value-type="string">
            <text:p>delay)</text:p>
          </table:table-cell>
          <table:table-cell office:value-type="float" office:value="701">
            <text:p>701</text:p>
          </table:table-cell>
          <table:table-cell table:formula="of:=[.F702]*24*60" office:value-type="float" office:value="169">
            <text:p>169</text:p>
          </table:table-cell>
          <table:table-cell/>
          <table:table-cell table:formula="of:=SUM([.J$2:.J702])/[.I702]" office:value-type="float" office:value="175.911554921541">
            <text:p>175.91155492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tex</text:p>
          </table:table-cell>
          <table:table-cell office:value-type="string">
            <text:p>cle</text:p>
          </table:table-cell>
          <table:table-cell office:value-type="string">
            <text:p>4:09</text:p>
          </table:table-cell>
          <table:table-cell table:number-columns-repeated="2"/>
          <table:table-cell office:value-type="float" office:value="702">
            <text:p>702</text:p>
          </table:table-cell>
          <table:table-cell table:formula="of:=[.F703]*24*60" office:value-type="float" office:value="249">
            <text:p>249</text:p>
          </table:table-cell>
          <table:table-cell/>
          <table:table-cell table:formula="of:=SUM([.J$2:.J703])/[.I703]" office:value-type="float" office:value="176.01566951567">
            <text:p>176.01566951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703">
            <text:p>703</text:p>
          </table:table-cell>
          <table:table-cell table:formula="of:=[.F704]*24*60" office:value-type="float" office:value="173">
            <text:p>173</text:p>
          </table:table-cell>
          <table:table-cell/>
          <table:table-cell table:formula="of:=SUM([.J$2:.J704])/[.I704]" office:value-type="float" office:value="176.011379800853">
            <text:p>176.01137980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704">
            <text:p>704</text:p>
          </table:table-cell>
          <table:table-cell table:formula="of:=[.F705]*24*60" office:value-type="float" office:value="159">
            <text:p>159</text:p>
          </table:table-cell>
          <table:table-cell/>
          <table:table-cell table:formula="of:=SUM([.J$2:.J705])/[.I705]" office:value-type="float" office:value="175.987215909091">
            <text:p>175.98721590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705">
            <text:p>705</text:p>
          </table:table-cell>
          <table:table-cell table:formula="of:=[.F706]*24*60" office:value-type="float" office:value="184">
            <text:p>184</text:p>
          </table:table-cell>
          <table:table-cell/>
          <table:table-cell table:formula="of:=SUM([.J$2:.J706])/[.I706]" office:value-type="float" office:value="175.998581560284">
            <text:p>175.99858156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bos</text:p>
          </table:table-cell>
          <table:table-cell office:value-type="string">
            <text:p>oak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706">
            <text:p>706</text:p>
          </table:table-cell>
          <table:table-cell table:formula="of:=[.F707]*24*60" office:value-type="float" office:value="137">
            <text:p>137</text:p>
          </table:table-cell>
          <table:table-cell/>
          <table:table-cell table:formula="of:=SUM([.J$2:.J707])/[.I707]" office:value-type="float" office:value="175.943342776204">
            <text:p>175.94334277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4:21</text:p>
          </table:table-cell>
          <table:table-cell table:number-columns-repeated="2"/>
          <table:table-cell office:value-type="float" office:value="707">
            <text:p>707</text:p>
          </table:table-cell>
          <table:table-cell table:formula="of:=[.F708]*24*60" office:value-type="float" office:value="261">
            <text:p>261</text:p>
          </table:table-cell>
          <table:table-cell/>
          <table:table-cell table:formula="of:=SUM([.J$2:.J708])/[.I708]" office:value-type="float" office:value="176.063649222065">
            <text:p>176.06364922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cin</text:p>
          </table:table-cell>
          <table:table-cell office:value-type="string">
            <text:p>sdn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708">
            <text:p>708</text:p>
          </table:table-cell>
          <table:table-cell table:formula="of:=[.F709]*24*60" office:value-type="float" office:value="211">
            <text:p>211</text:p>
          </table:table-cell>
          <table:table-cell/>
          <table:table-cell table:formula="of:=SUM([.J$2:.J709])/[.I709]" office:value-type="float" office:value="176.112994350283">
            <text:p>176.11299435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709">
            <text:p>709</text:p>
          </table:table-cell>
          <table:table-cell table:formula="of:=[.F710]*24*60" office:value-type="float" office:value="157">
            <text:p>157</text:p>
          </table:table-cell>
          <table:table-cell/>
          <table:table-cell table:formula="of:=SUM([.J$2:.J710])/[.I710]" office:value-type="float" office:value="176.086036671368">
            <text:p>176.086036671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mil</text:p>
          </table:table-cell>
          <table:table-cell office:value-type="string">
            <text:p>was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710">
            <text:p>710</text:p>
          </table:table-cell>
          <table:table-cell table:formula="of:=[.F711]*24*60" office:value-type="float" office:value="163">
            <text:p>163</text:p>
          </table:table-cell>
          <table:table-cell/>
          <table:table-cell table:formula="of:=SUM([.J$2:.J711])/[.I711]" office:value-type="float" office:value="176.067605633803">
            <text:p>176.06760563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yn</text:p>
          </table:table-cell>
          <table:table-cell office:value-type="string">
            <text:p>col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711">
            <text:p>711</text:p>
          </table:table-cell>
          <table:table-cell table:formula="of:=[.F712]*24*60" office:value-type="float" office:value="168">
            <text:p>168</text:p>
          </table:table-cell>
          <table:table-cell/>
          <table:table-cell table:formula="of:=SUM([.J$2:.J712])/[.I712]" office:value-type="float" office:value="176.056258790436">
            <text:p>176.05625879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 office:value-type="string">
            <text:p>hou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712">
            <text:p>712</text:p>
          </table:table-cell>
          <table:table-cell table:formula="of:=[.F713]*24*60" office:value-type="float" office:value="164">
            <text:p>164</text:p>
          </table:table-cell>
          <table:table-cell/>
          <table:table-cell table:formula="of:=SUM([.J$2:.J713])/[.I713]" office:value-type="float" office:value="176.039325842697">
            <text:p>176.03932584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sea</text:p>
          </table:table-cell>
          <table:table-cell office:value-type="string">
            <text:p>nya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713">
            <text:p>713</text:p>
          </table:table-cell>
          <table:table-cell table:formula="of:=[.F714]*24*60" office:value-type="float" office:value="190">
            <text:p>190</text:p>
          </table:table-cell>
          <table:table-cell/>
          <table:table-cell table:formula="of:=SUM([.J$2:.J714])/[.I714]" office:value-type="float" office:value="176.058906030856">
            <text:p>176.05890603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sln</text:p>
          </table:table-cell>
          <table:table-cell office:value-type="string">
            <text:p>la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714">
            <text:p>714</text:p>
          </table:table-cell>
          <table:table-cell table:formula="of:=[.F715]*24*60" office:value-type="float" office:value="152">
            <text:p>152</text:p>
          </table:table-cell>
          <table:table-cell/>
          <table:table-cell table:formula="of:=SUM([.J$2:.J715])/[.I715]" office:value-type="float" office:value="176.025210084034">
            <text:p>176.0252100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tex</text:p>
          </table:table-cell>
          <table:table-cell office:value-type="string">
            <text:p>cle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715">
            <text:p>715</text:p>
          </table:table-cell>
          <table:table-cell table:formula="of:=[.F716]*24*60" office:value-type="float" office:value="161">
            <text:p>161</text:p>
          </table:table-cell>
          <table:table-cell/>
          <table:table-cell table:formula="of:=SUM([.J$2:.J716])/[.I716]" office:value-type="float" office:value="176.004195804196">
            <text:p>176.00419580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string">
            <text:p>2:05</text:p>
          </table:table-cell>
          <table:table-cell table:number-columns-repeated="2"/>
          <table:table-cell office:value-type="float" office:value="716">
            <text:p>716</text:p>
          </table:table-cell>
          <table:table-cell table:formula="of:=[.F717]*24*60" office:value-type="float" office:value="125">
            <text:p>125</text:p>
          </table:table-cell>
          <table:table-cell/>
          <table:table-cell table:formula="of:=SUM([.J$2:.J717])/[.I717]" office:value-type="float" office:value="175.932960893855">
            <text:p>175.93296089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717">
            <text:p>717</text:p>
          </table:table-cell>
          <table:table-cell table:formula="of:=[.F718]*24*60" office:value-type="float" office:value="204">
            <text:p>204</text:p>
          </table:table-cell>
          <table:table-cell/>
          <table:table-cell table:formula="of:=SUM([.J$2:.J718])/[.I718]" office:value-type="float" office:value="175.972105997211">
            <text:p>175.97210599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718">
            <text:p>718</text:p>
          </table:table-cell>
          <table:table-cell table:formula="of:=[.F719]*24*60" office:value-type="float" office:value="169">
            <text:p>169</text:p>
          </table:table-cell>
          <table:table-cell/>
          <table:table-cell table:formula="of:=SUM([.J$2:.J719])/[.I719]" office:value-type="float" office:value="175.962395543176">
            <text:p>175.96239554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bos</text:p>
          </table:table-cell>
          <table:table-cell office:value-type="string">
            <text:p>oak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719">
            <text:p>719</text:p>
          </table:table-cell>
          <table:table-cell table:formula="of:=[.F720]*24*60" office:value-type="float" office:value="159">
            <text:p>159</text:p>
          </table:table-cell>
          <table:table-cell/>
          <table:table-cell table:formula="of:=SUM([.J$2:.J720])/[.I720]" office:value-type="float" office:value="175.938803894298">
            <text:p>175.93880389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720">
            <text:p>720</text:p>
          </table:table-cell>
          <table:table-cell table:formula="of:=[.F721]*24*60" office:value-type="float" office:value="206">
            <text:p>206</text:p>
          </table:table-cell>
          <table:table-cell/>
          <table:table-cell table:formula="of:=SUM([.J$2:.J721])/[.I721]" office:value-type="float" office:value="175.980555555556">
            <text:p>175.98055555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in</text:p>
          </table:table-cell>
          <table:table-cell office:value-type="string">
            <text:p>sdn</text:p>
          </table:table-cell>
          <table:table-cell office:value-type="string">
            <text:p>5:57</text:p>
          </table:table-cell>
          <table:table-cell table:number-columns-repeated="2"/>
          <table:table-cell office:value-type="float" office:value="721">
            <text:p>721</text:p>
          </table:table-cell>
          <table:table-cell table:formula="of:=[.F722]*24*60" office:value-type="float" office:value="357">
            <text:p>357</text:p>
          </table:table-cell>
          <table:table-cell/>
          <table:table-cell table:formula="of:=SUM([.J$2:.J722])/[.I722]" office:value-type="float" office:value="176.231622746186">
            <text:p>176.23162274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722">
            <text:p>722</text:p>
          </table:table-cell>
          <table:table-cell table:formula="of:=[.F723]*24*60" office:value-type="float" office:value="160">
            <text:p>160</text:p>
          </table:table-cell>
          <table:table-cell/>
          <table:table-cell table:formula="of:=SUM([.J$2:.J723])/[.I723]" office:value-type="float" office:value="176.209141274238">
            <text:p>176.209141274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mil</text:p>
          </table:table-cell>
          <table:table-cell office:value-type="string">
            <text:p>was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723">
            <text:p>723</text:p>
          </table:table-cell>
          <table:table-cell table:formula="of:=[.F724]*24*60" office:value-type="float" office:value="188">
            <text:p>188</text:p>
          </table:table-cell>
          <table:table-cell/>
          <table:table-cell table:formula="of:=SUM([.J$2:.J724])/[.I724]" office:value-type="float" office:value="176.225449515906">
            <text:p>176.22544951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724">
            <text:p>724</text:p>
          </table:table-cell>
          <table:table-cell table:formula="of:=[.F725]*24*60" office:value-type="float" office:value="162">
            <text:p>162</text:p>
          </table:table-cell>
          <table:table-cell/>
          <table:table-cell table:formula="of:=SUM([.J$2:.J725])/[.I725]" office:value-type="float" office:value="176.205801104972">
            <text:p>176.2058011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phi</text:p>
          </table:table-cell>
          <table:table-cell office:value-type="string">
            <text:p>hou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725">
            <text:p>725</text:p>
          </table:table-cell>
          <table:table-cell table:formula="of:=[.F726]*24*60" office:value-type="float" office:value="196">
            <text:p>196</text:p>
          </table:table-cell>
          <table:table-cell/>
          <table:table-cell table:formula="of:=SUM([.J$2:.J726])/[.I726]" office:value-type="float" office:value="176.233103448276">
            <text:p>176.23310344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sea</text:p>
          </table:table-cell>
          <table:table-cell office:value-type="string">
            <text:p>nya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726">
            <text:p>726</text:p>
          </table:table-cell>
          <table:table-cell table:formula="of:=[.F727]*24*60" office:value-type="float" office:value="190">
            <text:p>190</text:p>
          </table:table-cell>
          <table:table-cell/>
          <table:table-cell table:formula="of:=SUM([.J$2:.J727])/[.I727]" office:value-type="float" office:value="176.252066115703">
            <text:p>176.25206611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sfn</text:p>
          </table:table-cell>
          <table:table-cell office:value-type="string">
            <text:p>flo</text:p>
          </table:table-cell>
          <table:table-cell office:value-type="string">
            <text:p>2:58</text:p>
          </table:table-cell>
          <table:table-cell office:value-type="string">
            <text:p>(:29</text:p>
          </table:table-cell>
          <table:table-cell office:value-type="string">
            <text:p>delay)</text:p>
          </table:table-cell>
          <table:table-cell office:value-type="float" office:value="727">
            <text:p>727</text:p>
          </table:table-cell>
          <table:table-cell table:formula="of:=[.F728]*24*60" office:value-type="float" office:value="178">
            <text:p>178</text:p>
          </table:table-cell>
          <table:table-cell/>
          <table:table-cell table:formula="of:=SUM([.J$2:.J728])/[.I728]" office:value-type="float" office:value="176.25447042641">
            <text:p>176.25447042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sfn</text:p>
          </table:table-cell>
          <table:table-cell office:value-type="string">
            <text:p>flo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728">
            <text:p>728</text:p>
          </table:table-cell>
          <table:table-cell table:formula="of:=[.F729]*24*60" office:value-type="float" office:value="195">
            <text:p>195</text:p>
          </table:table-cell>
          <table:table-cell/>
          <table:table-cell table:formula="of:=SUM([.J$2:.J729])/[.I729]" office:value-type="float" office:value="176.28021978022">
            <text:p>176.28021978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sln</text:p>
          </table:table-cell>
          <table:table-cell office:value-type="string">
            <text:p>lan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729">
            <text:p>729</text:p>
          </table:table-cell>
          <table:table-cell table:formula="of:=[.F730]*24*60" office:value-type="float" office:value="198">
            <text:p>198</text:p>
          </table:table-cell>
          <table:table-cell/>
          <table:table-cell table:formula="of:=SUM([.J$2:.J730])/[.I730]" office:value-type="float" office:value="176.310013717421">
            <text:p>176.31001371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ex</text:p>
          </table:table-cell>
          <table:table-cell office:value-type="string">
            <text:p>cle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730">
            <text:p>730</text:p>
          </table:table-cell>
          <table:table-cell table:formula="of:=[.F731]*24*60" office:value-type="float" office:value="191">
            <text:p>191</text:p>
          </table:table-cell>
          <table:table-cell/>
          <table:table-cell table:formula="of:=SUM([.J$2:.J731])/[.I731]" office:value-type="float" office:value="176.330136986301">
            <text:p>176.33013698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731">
            <text:p>731</text:p>
          </table:table-cell>
          <table:table-cell table:formula="of:=[.F732]*24*60" office:value-type="float" office:value="187">
            <text:p>187</text:p>
          </table:table-cell>
          <table:table-cell/>
          <table:table-cell table:formula="of:=SUM([.J$2:.J732])/[.I732]" office:value-type="float" office:value="176.344733242134">
            <text:p>176.34473324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bos</text:p>
          </table:table-cell>
          <table:table-cell office:value-type="string">
            <text:p>se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732">
            <text:p>732</text:p>
          </table:table-cell>
          <table:table-cell table:formula="of:=[.F733]*24*60" office:value-type="float" office:value="150">
            <text:p>150</text:p>
          </table:table-cell>
          <table:table-cell/>
          <table:table-cell table:formula="of:=SUM([.J$2:.J733])/[.I733]" office:value-type="float" office:value="176.308743169399">
            <text:p>176.30874316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4:02</text:p>
          </table:table-cell>
          <table:table-cell table:number-columns-repeated="2"/>
          <table:table-cell office:value-type="float" office:value="733">
            <text:p>733</text:p>
          </table:table-cell>
          <table:table-cell table:formula="of:=[.F734]*24*60" office:value-type="float" office:value="242">
            <text:p>242</text:p>
          </table:table-cell>
          <table:table-cell/>
          <table:table-cell table:formula="of:=SUM([.J$2:.J734])/[.I734]" office:value-type="float" office:value="176.398362892224">
            <text:p>176.398362892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col</text:p>
          </table:table-cell>
          <table:table-cell office:value-type="string">
            <text:p>phi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734">
            <text:p>734</text:p>
          </table:table-cell>
          <table:table-cell table:formula="of:=[.F735]*24*60" office:value-type="float" office:value="191">
            <text:p>191</text:p>
          </table:table-cell>
          <table:table-cell/>
          <table:table-cell table:formula="of:=SUM([.J$2:.J735])/[.I735]" office:value-type="float" office:value="176.41825613079">
            <text:p>176.41825613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det</text:p>
          </table:table-cell>
          <table:table-cell office:value-type="string">
            <text:p>ana</text:p>
          </table:table-cell>
          <table:table-cell office:value-type="string">
            <text:p>3:52</text:p>
          </table:table-cell>
          <table:table-cell table:number-columns-repeated="2"/>
          <table:table-cell office:value-type="float" office:value="735">
            <text:p>735</text:p>
          </table:table-cell>
          <table:table-cell table:formula="of:=[.F736]*24*60" office:value-type="float" office:value="232">
            <text:p>232</text:p>
          </table:table-cell>
          <table:table-cell/>
          <table:table-cell table:formula="of:=SUM([.J$2:.J736])/[.I736]" office:value-type="float" office:value="176.49387755102">
            <text:p>176.4938775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736">
            <text:p>736</text:p>
          </table:table-cell>
          <table:table-cell table:formula="of:=[.F737]*24*60" office:value-type="float" office:value="179">
            <text:p>179</text:p>
          </table:table-cell>
          <table:table-cell/>
          <table:table-cell table:formula="of:=SUM([.J$2:.J737])/[.I737]" office:value-type="float" office:value="176.497282608696">
            <text:p>176.49728260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737">
            <text:p>737</text:p>
          </table:table-cell>
          <table:table-cell table:formula="of:=[.F738]*24*60" office:value-type="float" office:value="152">
            <text:p>152</text:p>
          </table:table-cell>
          <table:table-cell/>
          <table:table-cell table:formula="of:=SUM([.J$2:.J738])/[.I738]" office:value-type="float" office:value="176.464043419267">
            <text:p>176.46404341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lan</text:p>
          </table:table-cell>
          <table:table-cell office:value-type="string">
            <text:p>ch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738">
            <text:p>738</text:p>
          </table:table-cell>
          <table:table-cell table:formula="of:=[.F739]*24*60" office:value-type="float" office:value="171">
            <text:p>171</text:p>
          </table:table-cell>
          <table:table-cell/>
          <table:table-cell table:formula="of:=SUM([.J$2:.J739])/[.I739]" office:value-type="float" office:value="176.456639566396">
            <text:p>176.456639566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mil</text:p>
          </table:table-cell>
          <table:table-cell office:value-type="string">
            <text:p>was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739">
            <text:p>739</text:p>
          </table:table-cell>
          <table:table-cell table:formula="of:=[.F740]*24*60" office:value-type="float" office:value="194">
            <text:p>194</text:p>
          </table:table-cell>
          <table:table-cell/>
          <table:table-cell table:formula="of:=SUM([.J$2:.J740])/[.I740]" office:value-type="float" office:value="176.480378890392">
            <text:p>176.48037889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740">
            <text:p>740</text:p>
          </table:table-cell>
          <table:table-cell table:formula="of:=[.F741]*24*60" office:value-type="float" office:value="166">
            <text:p>166</text:p>
          </table:table-cell>
          <table:table-cell/>
          <table:table-cell table:formula="of:=SUM([.J$2:.J741])/[.I741]" office:value-type="float" office:value="176.466216216216">
            <text:p>176.46621621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tex</text:p>
          </table:table-cell>
          <table:table-cell office:value-type="string">
            <text:p>tba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741">
            <text:p>741</text:p>
          </table:table-cell>
          <table:table-cell table:formula="of:=[.F742]*24*60" office:value-type="float" office:value="163">
            <text:p>163</text:p>
          </table:table-cell>
          <table:table-cell/>
          <table:table-cell table:formula="of:=SUM([.J$2:.J742])/[.I742]" office:value-type="float" office:value="176.448043184885">
            <text:p>176.44804318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atl</text:p>
          </table:table-cell>
          <table:table-cell office:value-type="string">
            <text:p>mil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742">
            <text:p>742</text:p>
          </table:table-cell>
          <table:table-cell table:formula="of:=[.F743]*24*60" office:value-type="float" office:value="146">
            <text:p>146</text:p>
          </table:table-cell>
          <table:table-cell/>
          <table:table-cell table:formula="of:=SUM([.J$2:.J743])/[.I743]" office:value-type="float" office:value="176.407008086253">
            <text:p>176.40700808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bos</text:p>
          </table:table-cell>
          <table:table-cell office:value-type="string">
            <text:p>sea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743">
            <text:p>743</text:p>
          </table:table-cell>
          <table:table-cell table:formula="of:=[.F744]*24*60" office:value-type="float" office:value="180">
            <text:p>180</text:p>
          </table:table-cell>
          <table:table-cell/>
          <table:table-cell table:formula="of:=SUM([.J$2:.J744])/[.I744]" office:value-type="float" office:value="176.411843876178">
            <text:p>176.41184387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744">
            <text:p>744</text:p>
          </table:table-cell>
          <table:table-cell table:formula="of:=[.F745]*24*60" office:value-type="float" office:value="170">
            <text:p>170</text:p>
          </table:table-cell>
          <table:table-cell/>
          <table:table-cell table:formula="of:=SUM([.J$2:.J745])/[.I745]" office:value-type="float" office:value="176.403225806452">
            <text:p>176.403225806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col</text:p>
          </table:table-cell>
          <table:table-cell office:value-type="string">
            <text:p>phi</text:p>
          </table:table-cell>
          <table:table-cell office:value-type="string">
            <text:p>2:46</text:p>
          </table:table-cell>
          <table:table-cell office:value-type="string">
            <text:p>(1:27</text:p>
          </table:table-cell>
          <table:table-cell office:value-type="string">
            <text:p>delay)</text:p>
          </table:table-cell>
          <table:table-cell office:value-type="float" office:value="745">
            <text:p>745</text:p>
          </table:table-cell>
          <table:table-cell table:formula="of:=[.F746]*24*60" office:value-type="float" office:value="166">
            <text:p>166</text:p>
          </table:table-cell>
          <table:table-cell/>
          <table:table-cell table:formula="of:=SUM([.J$2:.J746])/[.I746]" office:value-type="float" office:value="176.389261744966">
            <text:p>176.3892617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det</text:p>
          </table:table-cell>
          <table:table-cell office:value-type="string">
            <text:p>an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746">
            <text:p>746</text:p>
          </table:table-cell>
          <table:table-cell table:formula="of:=[.F747]*24*60" office:value-type="float" office:value="140">
            <text:p>140</text:p>
          </table:table-cell>
          <table:table-cell/>
          <table:table-cell table:formula="of:=SUM([.J$2:.J747])/[.I747]" office:value-type="float" office:value="176.340482573727">
            <text:p>176.34048257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747">
            <text:p>747</text:p>
          </table:table-cell>
          <table:table-cell table:formula="of:=[.F748]*24*60" office:value-type="float" office:value="170">
            <text:p>170</text:p>
          </table:table-cell>
          <table:table-cell/>
          <table:table-cell table:formula="of:=SUM([.J$2:.J748])/[.I748]" office:value-type="float" office:value="176.331994645248">
            <text:p>176.33199464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hou</text:p>
          </table:table-cell>
          <table:table-cell office:value-type="string">
            <text:p>sl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748">
            <text:p>748</text:p>
          </table:table-cell>
          <table:table-cell table:formula="of:=[.F749]*24*60" office:value-type="float" office:value="156">
            <text:p>156</text:p>
          </table:table-cell>
          <table:table-cell/>
          <table:table-cell table:formula="of:=SUM([.J$2:.J749])/[.I749]" office:value-type="float" office:value="176.304812834225">
            <text:p>176.30481283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lan</text:p>
          </table:table-cell>
          <table:table-cell office:value-type="string">
            <text:p>chn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749">
            <text:p>749</text:p>
          </table:table-cell>
          <table:table-cell table:formula="of:=[.F750]*24*60" office:value-type="float" office:value="174">
            <text:p>174</text:p>
          </table:table-cell>
          <table:table-cell/>
          <table:table-cell table:formula="of:=SUM([.J$2:.J750])/[.I750]" office:value-type="float" office:value="176.30173564753">
            <text:p>176.30173564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3:42</text:p>
          </table:table-cell>
          <table:table-cell table:number-columns-repeated="2"/>
          <table:table-cell office:value-type="float" office:value="750">
            <text:p>750</text:p>
          </table:table-cell>
          <table:table-cell table:formula="of:=[.F751]*24*60" office:value-type="float" office:value="222">
            <text:p>222</text:p>
          </table:table-cell>
          <table:table-cell/>
          <table:table-cell table:formula="of:=SUM([.J$2:.J751])/[.I751]" office:value-type="float" office:value="176.362666666667">
            <text:p>176.362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3:52</text:p>
          </table:table-cell>
          <table:table-cell office:value-type="string">
            <text:p>(1:07</text:p>
          </table:table-cell>
          <table:table-cell office:value-type="string">
            <text:p>delay)</text:p>
          </table:table-cell>
          <table:table-cell office:value-type="float" office:value="751">
            <text:p>751</text:p>
          </table:table-cell>
          <table:table-cell table:formula="of:=[.F752]*24*60" office:value-type="float" office:value="232">
            <text:p>232</text:p>
          </table:table-cell>
          <table:table-cell/>
          <table:table-cell table:formula="of:=SUM([.J$2:.J752])/[.I752]" office:value-type="float" office:value="176.436750998668">
            <text:p>176.43675099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3:30</text:p>
          </table:table-cell>
          <table:table-cell table:number-columns-repeated="2"/>
          <table:table-cell office:value-type="float" office:value="752">
            <text:p>752</text:p>
          </table:table-cell>
          <table:table-cell table:formula="of:=[.F753]*24*60" office:value-type="float" office:value="210">
            <text:p>210</text:p>
          </table:table-cell>
          <table:table-cell/>
          <table:table-cell table:formula="of:=SUM([.J$2:.J753])/[.I753]" office:value-type="float" office:value="176.481382978723">
            <text:p>176.48138297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753">
            <text:p>753</text:p>
          </table:table-cell>
          <table:table-cell table:formula="of:=[.F754]*24*60" office:value-type="float" office:value="168">
            <text:p>168</text:p>
          </table:table-cell>
          <table:table-cell/>
          <table:table-cell table:formula="of:=SUM([.J$2:.J754])/[.I754]" office:value-type="float" office:value="176.470119521912">
            <text:p>176.47011952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tex</text:p>
          </table:table-cell>
          <table:table-cell office:value-type="string">
            <text:p>tba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754">
            <text:p>754</text:p>
          </table:table-cell>
          <table:table-cell table:formula="of:=[.F755]*24*60" office:value-type="float" office:value="197">
            <text:p>197</text:p>
          </table:table-cell>
          <table:table-cell/>
          <table:table-cell table:formula="of:=SUM([.J$2:.J755])/[.I755]" office:value-type="float" office:value="176.497347480106">
            <text:p>176.497347480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tor</text:p>
          </table:table-cell>
          <table:table-cell office:value-type="string">
            <text:p>oak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755">
            <text:p>755</text:p>
          </table:table-cell>
          <table:table-cell table:formula="of:=[.F756]*24*60" office:value-type="float" office:value="164">
            <text:p>164</text:p>
          </table:table-cell>
          <table:table-cell/>
          <table:table-cell table:formula="of:=SUM([.J$2:.J756])/[.I756]" office:value-type="float" office:value="176.480794701987">
            <text:p>176.4807947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was</text:p>
          </table:table-cell>
          <table:table-cell office:value-type="string">
            <text:p>sd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756">
            <text:p>756</text:p>
          </table:table-cell>
          <table:table-cell table:formula="of:=[.F757]*24*60" office:value-type="float" office:value="158">
            <text:p>158</text:p>
          </table:table-cell>
          <table:table-cell/>
          <table:table-cell table:formula="of:=SUM([.J$2:.J757])/[.I757]" office:value-type="float" office:value="176.456349206349">
            <text:p>176.45634920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atl</text:p>
          </table:table-cell>
          <table:table-cell office:value-type="string">
            <text:p>mil</text:p>
          </table:table-cell>
          <table:table-cell office:value-type="string">
            <text:p>2:15</text:p>
          </table:table-cell>
          <table:table-cell table:number-columns-repeated="2"/>
          <table:table-cell office:value-type="float" office:value="757">
            <text:p>757</text:p>
          </table:table-cell>
          <table:table-cell table:formula="of:=[.F758]*24*60" office:value-type="float" office:value="135">
            <text:p>135</text:p>
          </table:table-cell>
          <table:table-cell/>
          <table:table-cell table:formula="of:=SUM([.J$2:.J758])/[.I758]" office:value-type="float" office:value="176.401585204756">
            <text:p>176.40158520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bos</text:p>
          </table:table-cell>
          <table:table-cell office:value-type="string">
            <text:p>sea</text:p>
          </table:table-cell>
          <table:table-cell office:value-type="string">
            <text:p>2:11</text:p>
          </table:table-cell>
          <table:table-cell table:number-columns-repeated="2"/>
          <table:table-cell office:value-type="float" office:value="758">
            <text:p>758</text:p>
          </table:table-cell>
          <table:table-cell table:formula="of:=[.F759]*24*60" office:value-type="float" office:value="131">
            <text:p>131</text:p>
          </table:table-cell>
          <table:table-cell/>
          <table:table-cell table:formula="of:=SUM([.J$2:.J759])/[.I759]" office:value-type="float" office:value="176.341688654354">
            <text:p>176.34168865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759">
            <text:p>759</text:p>
          </table:table-cell>
          <table:table-cell table:formula="of:=[.F760]*24*60" office:value-type="float" office:value="191">
            <text:p>191</text:p>
          </table:table-cell>
          <table:table-cell/>
          <table:table-cell table:formula="of:=SUM([.J$2:.J760])/[.I760]" office:value-type="float" office:value="176.361001317523">
            <text:p>176.361001317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col</text:p>
          </table:table-cell>
          <table:table-cell office:value-type="string">
            <text:p>phi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760">
            <text:p>760</text:p>
          </table:table-cell>
          <table:table-cell table:formula="of:=[.F761]*24*60" office:value-type="float" office:value="168">
            <text:p>168</text:p>
          </table:table-cell>
          <table:table-cell/>
          <table:table-cell table:formula="of:=SUM([.J$2:.J761])/[.I761]" office:value-type="float" office:value="176.35">
            <text:p>176.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det</text:p>
          </table:table-cell>
          <table:table-cell office:value-type="string">
            <text:p>ana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761">
            <text:p>761</text:p>
          </table:table-cell>
          <table:table-cell table:formula="of:=[.F762]*24*60" office:value-type="float" office:value="155">
            <text:p>155</text:p>
          </table:table-cell>
          <table:table-cell/>
          <table:table-cell table:formula="of:=SUM([.J$2:.J762])/[.I762]" office:value-type="float" office:value="176.321944809461">
            <text:p>176.32194480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3:39</text:p>
          </table:table-cell>
          <table:table-cell table:number-columns-repeated="2"/>
          <table:table-cell office:value-type="float" office:value="762">
            <text:p>762</text:p>
          </table:table-cell>
          <table:table-cell table:formula="of:=[.F763]*24*60" office:value-type="float" office:value="219">
            <text:p>219</text:p>
          </table:table-cell>
          <table:table-cell/>
          <table:table-cell table:formula="of:=SUM([.J$2:.J763])/[.I763]" office:value-type="float" office:value="176.377952755906">
            <text:p>176.37795275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hou</text:p>
          </table:table-cell>
          <table:table-cell office:value-type="string">
            <text:p>sln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763">
            <text:p>763</text:p>
          </table:table-cell>
          <table:table-cell table:formula="of:=[.F764]*24*60" office:value-type="float" office:value="143">
            <text:p>143</text:p>
          </table:table-cell>
          <table:table-cell/>
          <table:table-cell table:formula="of:=SUM([.J$2:.J764])/[.I764]" office:value-type="float" office:value="176.334207077326">
            <text:p>176.33420707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lan</text:p>
          </table:table-cell>
          <table:table-cell office:value-type="string">
            <text:p>ch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764">
            <text:p>764</text:p>
          </table:table-cell>
          <table:table-cell table:formula="of:=[.F765]*24*60" office:value-type="float" office:value="187">
            <text:p>187</text:p>
          </table:table-cell>
          <table:table-cell/>
          <table:table-cell table:formula="of:=SUM([.J$2:.J765])/[.I765]" office:value-type="float" office:value="176.348167539267">
            <text:p>176.34816753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765">
            <text:p>765</text:p>
          </table:table-cell>
          <table:table-cell table:formula="of:=[.F766]*24*60" office:value-type="float" office:value="187">
            <text:p>187</text:p>
          </table:table-cell>
          <table:table-cell/>
          <table:table-cell table:formula="of:=SUM([.J$2:.J766])/[.I766]" office:value-type="float" office:value="176.362091503268">
            <text:p>176.36209150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766">
            <text:p>766</text:p>
          </table:table-cell>
          <table:table-cell table:formula="of:=[.F767]*24*60" office:value-type="float" office:value="173">
            <text:p>173</text:p>
          </table:table-cell>
          <table:table-cell/>
          <table:table-cell table:formula="of:=SUM([.J$2:.J767])/[.I767]" office:value-type="float" office:value="176.357702349869">
            <text:p>176.35770234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767">
            <text:p>767</text:p>
          </table:table-cell>
          <table:table-cell table:formula="of:=[.F768]*24*60" office:value-type="float" office:value="156">
            <text:p>156</text:p>
          </table:table-cell>
          <table:table-cell/>
          <table:table-cell table:formula="of:=SUM([.J$2:.J768])/[.I768]" office:value-type="float" office:value="176.331160365059">
            <text:p>176.33116036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tex</text:p>
          </table:table-cell>
          <table:table-cell office:value-type="string">
            <text:p>tb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768">
            <text:p>768</text:p>
          </table:table-cell>
          <table:table-cell table:formula="of:=[.F769]*24*60" office:value-type="float" office:value="177">
            <text:p>177</text:p>
          </table:table-cell>
          <table:table-cell/>
          <table:table-cell table:formula="of:=SUM([.J$2:.J769])/[.I769]" office:value-type="float" office:value="176.33203125">
            <text:p>176.3320312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tor</text:p>
          </table:table-cell>
          <table:table-cell office:value-type="string">
            <text:p>oak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769">
            <text:p>769</text:p>
          </table:table-cell>
          <table:table-cell table:formula="of:=[.F770]*24*60" office:value-type="float" office:value="151">
            <text:p>151</text:p>
          </table:table-cell>
          <table:table-cell/>
          <table:table-cell table:formula="of:=SUM([.J$2:.J770])/[.I770]" office:value-type="float" office:value="176.299089726918">
            <text:p>176.29908972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was</text:p>
          </table:table-cell>
          <table:table-cell office:value-type="string">
            <text:p>sd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770">
            <text:p>770</text:p>
          </table:table-cell>
          <table:table-cell table:formula="of:=[.F771]*24*60" office:value-type="float" office:value="163">
            <text:p>163</text:p>
          </table:table-cell>
          <table:table-cell/>
          <table:table-cell table:formula="of:=SUM([.J$2:.J771])/[.I771]" office:value-type="float" office:value="176.281818181818">
            <text:p>176.28181818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atl</text:p>
          </table:table-cell>
          <table:table-cell office:value-type="string">
            <text:p>mil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771">
            <text:p>771</text:p>
          </table:table-cell>
          <table:table-cell table:formula="of:=[.F772]*24*60" office:value-type="float" office:value="176">
            <text:p>176</text:p>
          </table:table-cell>
          <table:table-cell/>
          <table:table-cell table:formula="of:=SUM([.J$2:.J772])/[.I772]" office:value-type="float" office:value="176.281452658885">
            <text:p>176.28145265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cha</text:p>
          </table:table-cell>
          <table:table-cell office:value-type="string">
            <text:p>tb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772">
            <text:p>772</text:p>
          </table:table-cell>
          <table:table-cell table:formula="of:=[.F773]*24*60" office:value-type="float" office:value="166">
            <text:p>166</text:p>
          </table:table-cell>
          <table:table-cell/>
          <table:table-cell table:formula="of:=SUM([.J$2:.J773])/[.I773]" office:value-type="float" office:value="176.268134715026">
            <text:p>176.2681347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col</text:p>
          </table:table-cell>
          <table:table-cell office:value-type="string">
            <text:p>chn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773">
            <text:p>773</text:p>
          </table:table-cell>
          <table:table-cell table:formula="of:=[.F774]*24*60" office:value-type="float" office:value="194">
            <text:p>194</text:p>
          </table:table-cell>
          <table:table-cell/>
          <table:table-cell table:formula="of:=SUM([.J$2:.J774])/[.I774]" office:value-type="float" office:value="176.29107373868">
            <text:p>176.29107373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hou</text:p>
          </table:table-cell>
          <table:table-cell office:value-type="string">
            <text:p>sln</text:p>
          </table:table-cell>
          <table:table-cell office:value-type="string">
            <text:p>2:05</text:p>
          </table:table-cell>
          <table:table-cell table:number-columns-repeated="2"/>
          <table:table-cell office:value-type="float" office:value="774">
            <text:p>774</text:p>
          </table:table-cell>
          <table:table-cell table:formula="of:=[.F775]*24*60" office:value-type="float" office:value="125">
            <text:p>125</text:p>
          </table:table-cell>
          <table:table-cell/>
          <table:table-cell table:formula="of:=SUM([.J$2:.J775])/[.I775]" office:value-type="float" office:value="176.22480620155">
            <text:p>176.22480620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lan</text:p>
          </table:table-cell>
          <table:table-cell office:value-type="string">
            <text:p>ny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[.F776]*24*60" office:value-type="float" office:value="184">
            <text:p>184</text:p>
          </table:table-cell>
          <table:table-cell/>
          <table:table-cell table:formula="of:=SUM([.J$2:.J776])/[.I776]" office:value-type="float" office:value="176.234838709677">
            <text:p>176.23483870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776">
            <text:p>776</text:p>
          </table:table-cell>
          <table:table-cell table:formula="of:=[.F777]*24*60" office:value-type="float" office:value="147">
            <text:p>147</text:p>
          </table:table-cell>
          <table:table-cell/>
          <table:table-cell table:formula="of:=SUM([.J$2:.J777])/[.I777]" office:value-type="float" office:value="176.197164948454">
            <text:p>176.19716494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777">
            <text:p>777</text:p>
          </table:table-cell>
          <table:table-cell table:formula="of:=[.F778]*24*60" office:value-type="float" office:value="154">
            <text:p>154</text:p>
          </table:table-cell>
          <table:table-cell/>
          <table:table-cell table:formula="of:=SUM([.J$2:.J778])/[.I778]" office:value-type="float" office:value="176.168597168597">
            <text:p>176.16859716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778">
            <text:p>778</text:p>
          </table:table-cell>
          <table:table-cell table:formula="of:=[.F779]*24*60" office:value-type="float" office:value="166">
            <text:p>166</text:p>
          </table:table-cell>
          <table:table-cell/>
          <table:table-cell table:formula="of:=SUM([.J$2:.J779])/[.I779]" office:value-type="float" office:value="176.155526992288">
            <text:p>176.155526992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tor</text:p>
          </table:table-cell>
          <table:table-cell office:value-type="string">
            <text:p>oak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779">
            <text:p>779</text:p>
          </table:table-cell>
          <table:table-cell table:formula="of:=[.F780]*24*60" office:value-type="float" office:value="178">
            <text:p>178</text:p>
          </table:table-cell>
          <table:table-cell/>
          <table:table-cell table:formula="of:=SUM([.J$2:.J780])/[.I780]" office:value-type="float" office:value="176.157894736842">
            <text:p>176.1578947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was</text:p>
          </table:table-cell>
          <table:table-cell office:value-type="string">
            <text:p>sd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780">
            <text:p>780</text:p>
          </table:table-cell>
          <table:table-cell table:formula="of:=[.F781]*24*60" office:value-type="float" office:value="156">
            <text:p>156</text:p>
          </table:table-cell>
          <table:table-cell/>
          <table:table-cell table:formula="of:=SUM([.J$2:.J781])/[.I781]" office:value-type="float" office:value="176.132051282051">
            <text:p>176.13205128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atl</text:p>
          </table:table-cell>
          <table:table-cell office:value-type="string">
            <text:p>ci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781">
            <text:p>781</text:p>
          </table:table-cell>
          <table:table-cell table:formula="of:=[.F782]*24*60" office:value-type="float" office:value="187">
            <text:p>187</text:p>
          </table:table-cell>
          <table:table-cell/>
          <table:table-cell table:formula="of:=SUM([.J$2:.J782])/[.I782]" office:value-type="float" office:value="176.145966709347">
            <text:p>176.14596670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4:49</text:p>
          </table:table-cell>
          <table:table-cell table:number-columns-repeated="2"/>
          <table:table-cell office:value-type="float" office:value="782">
            <text:p>782</text:p>
          </table:table-cell>
          <table:table-cell table:formula="of:=[.F783]*24*60" office:value-type="float" office:value="289">
            <text:p>289</text:p>
          </table:table-cell>
          <table:table-cell/>
          <table:table-cell table:formula="of:=SUM([.J$2:.J783])/[.I783]" office:value-type="float" office:value="176.290281329923">
            <text:p>176.29028132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cha</text:p>
          </table:table-cell>
          <table:table-cell office:value-type="string">
            <text:p>tba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783">
            <text:p>783</text:p>
          </table:table-cell>
          <table:table-cell table:formula="of:=[.F784]*24*60" office:value-type="float" office:value="170">
            <text:p>170</text:p>
          </table:table-cell>
          <table:table-cell/>
          <table:table-cell table:formula="of:=SUM([.J$2:.J784])/[.I784]" office:value-type="float" office:value="176.282247765006">
            <text:p>176.2822477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784">
            <text:p>784</text:p>
          </table:table-cell>
          <table:table-cell table:formula="of:=[.F785]*24*60" office:value-type="float" office:value="181">
            <text:p>181</text:p>
          </table:table-cell>
          <table:table-cell/>
          <table:table-cell table:formula="of:=SUM([.J$2:.J785])/[.I785]" office:value-type="float" office:value="176.288265306122">
            <text:p>176.28826530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col</text:p>
          </table:table-cell>
          <table:table-cell office:value-type="string">
            <text:p>chn</text:p>
          </table:table-cell>
          <table:table-cell office:value-type="string">
            <text:p>2:30</text:p>
          </table:table-cell>
          <table:table-cell office:value-type="string">
            <text:p>(:22</text:p>
          </table:table-cell>
          <table:table-cell office:value-type="string">
            <text:p>delay)</text:p>
          </table:table-cell>
          <table:table-cell office:value-type="float" office:value="785">
            <text:p>785</text:p>
          </table:table-cell>
          <table:table-cell table:formula="of:=[.F786]*24*60" office:value-type="float" office:value="150">
            <text:p>150</text:p>
          </table:table-cell>
          <table:table-cell/>
          <table:table-cell table:formula="of:=SUM([.J$2:.J786])/[.I786]" office:value-type="float" office:value="176.254777070064">
            <text:p>176.25477707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 office:value-type="string">
            <text:p>sea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786">
            <text:p>786</text:p>
          </table:table-cell>
          <table:table-cell table:formula="of:=[.F787]*24*60" office:value-type="float" office:value="155">
            <text:p>155</text:p>
          </table:table-cell>
          <table:table-cell/>
          <table:table-cell table:formula="of:=SUM([.J$2:.J787])/[.I787]" office:value-type="float" office:value="176.227735368957">
            <text:p>176.2277353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787">
            <text:p>787</text:p>
          </table:table-cell>
          <table:table-cell table:formula="of:=[.F788]*24*60" office:value-type="float" office:value="161">
            <text:p>161</text:p>
          </table:table-cell>
          <table:table-cell/>
          <table:table-cell table:formula="of:=SUM([.J$2:.J788])/[.I788]" office:value-type="float" office:value="176.208386277001">
            <text:p>176.2083862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788">
            <text:p>788</text:p>
          </table:table-cell>
          <table:table-cell table:formula="of:=[.F789]*24*60" office:value-type="float" office:value="167">
            <text:p>167</text:p>
          </table:table-cell>
          <table:table-cell/>
          <table:table-cell table:formula="of:=SUM([.J$2:.J789])/[.I789]" office:value-type="float" office:value="176.196700507614">
            <text:p>176.19670050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lan</text:p>
          </table:table-cell>
          <table:table-cell office:value-type="string">
            <text:p>nyn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789">
            <text:p>789</text:p>
          </table:table-cell>
          <table:table-cell table:formula="of:=[.F790]*24*60" office:value-type="float" office:value="190">
            <text:p>190</text:p>
          </table:table-cell>
          <table:table-cell/>
          <table:table-cell table:formula="of:=SUM([.J$2:.J790])/[.I790]" office:value-type="float" office:value="176.214195183777">
            <text:p>176.21419518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790">
            <text:p>790</text:p>
          </table:table-cell>
          <table:table-cell table:formula="of:=[.F791]*24*60" office:value-type="float" office:value="184">
            <text:p>184</text:p>
          </table:table-cell>
          <table:table-cell/>
          <table:table-cell table:formula="of:=SUM([.J$2:.J791])/[.I791]" office:value-type="float" office:value="176.224050632911">
            <text:p>176.22405063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791">
            <text:p>791</text:p>
          </table:table-cell>
          <table:table-cell table:formula="of:=[.F792]*24*60" office:value-type="float" office:value="157">
            <text:p>157</text:p>
          </table:table-cell>
          <table:table-cell/>
          <table:table-cell table:formula="of:=SUM([.J$2:.J792])/[.I792]" office:value-type="float" office:value="176.199747155499">
            <text:p>176.19974715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792">
            <text:p>792</text:p>
          </table:table-cell>
          <table:table-cell table:formula="of:=[.F793]*24*60" office:value-type="float" office:value="158">
            <text:p>158</text:p>
          </table:table-cell>
          <table:table-cell/>
          <table:table-cell table:formula="of:=SUM([.J$2:.J793])/[.I793]" office:value-type="float" office:value="176.176767676768">
            <text:p>176.17676767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3:44</text:p>
          </table:table-cell>
          <table:table-cell table:number-columns-repeated="2"/>
          <table:table-cell office:value-type="float" office:value="793">
            <text:p>793</text:p>
          </table:table-cell>
          <table:table-cell table:formula="of:=[.F794]*24*60" office:value-type="float" office:value="224">
            <text:p>224</text:p>
          </table:table-cell>
          <table:table-cell/>
          <table:table-cell table:formula="of:=SUM([.J$2:.J794])/[.I794]" office:value-type="float" office:value="176.237074401009">
            <text:p>176.2370744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794">
            <text:p>794</text:p>
          </table:table-cell>
          <table:table-cell table:formula="of:=[.F795]*24*60" office:value-type="float" office:value="191">
            <text:p>191</text:p>
          </table:table-cell>
          <table:table-cell/>
          <table:table-cell table:formula="of:=SUM([.J$2:.J795])/[.I795]" office:value-type="float" office:value="176.255667506297">
            <text:p>176.25566750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was</text:p>
          </table:table-cell>
          <table:table-cell office:value-type="string">
            <text:p>ari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795">
            <text:p>795</text:p>
          </table:table-cell>
          <table:table-cell table:formula="of:=[.F796]*24*60" office:value-type="float" office:value="162">
            <text:p>162</text:p>
          </table:table-cell>
          <table:table-cell/>
          <table:table-cell table:formula="of:=SUM([.J$2:.J796])/[.I796]" office:value-type="float" office:value="176.237735849057">
            <text:p>176.23773584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atl</text:p>
          </table:table-cell>
          <table:table-cell office:value-type="string">
            <text:p>cin</text:p>
          </table:table-cell>
          <table:table-cell office:value-type="string">
            <text:p>3:43</text:p>
          </table:table-cell>
          <table:table-cell table:number-columns-repeated="2"/>
          <table:table-cell office:value-type="float" office:value="796">
            <text:p>796</text:p>
          </table:table-cell>
          <table:table-cell table:formula="of:=[.F797]*24*60" office:value-type="float" office:value="223">
            <text:p>223</text:p>
          </table:table-cell>
          <table:table-cell/>
          <table:table-cell table:formula="of:=SUM([.J$2:.J797])/[.I797]" office:value-type="float" office:value="176.29648241206">
            <text:p>176.29648241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797">
            <text:p>797</text:p>
          </table:table-cell>
          <table:table-cell table:formula="of:=[.F798]*24*60" office:value-type="float" office:value="200">
            <text:p>200</text:p>
          </table:table-cell>
          <table:table-cell/>
          <table:table-cell table:formula="of:=SUM([.J$2:.J798])/[.I798]" office:value-type="float" office:value="176.326223337516">
            <text:p>176.3262233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cha</text:p>
          </table:table-cell>
          <table:table-cell office:value-type="string">
            <text:p>tb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798">
            <text:p>798</text:p>
          </table:table-cell>
          <table:table-cell table:formula="of:=[.F799]*24*60" office:value-type="float" office:value="166">
            <text:p>166</text:p>
          </table:table-cell>
          <table:table-cell/>
          <table:table-cell table:formula="of:=SUM([.J$2:.J799])/[.I799]" office:value-type="float" office:value="176.31328320802">
            <text:p>176.3132832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799">
            <text:p>799</text:p>
          </table:table-cell>
          <table:table-cell table:formula="of:=[.F800]*24*60" office:value-type="float" office:value="166">
            <text:p>166</text:p>
          </table:table-cell>
          <table:table-cell/>
          <table:table-cell table:formula="of:=SUM([.J$2:.J800])/[.I800]" office:value-type="float" office:value="176.300375469337">
            <text:p>176.30037546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col</text:p>
          </table:table-cell>
          <table:table-cell office:value-type="string">
            <text:p>ch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[.F801]*24*60" office:value-type="float" office:value="163">
            <text:p>163</text:p>
          </table:table-cell>
          <table:table-cell/>
          <table:table-cell table:formula="of:=SUM([.J$2:.J801])/[.I801]" office:value-type="float" office:value="176.28375">
            <text:p>176.28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det</text:p>
          </table:table-cell>
          <table:table-cell office:value-type="string">
            <text:p>se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801">
            <text:p>801</text:p>
          </table:table-cell>
          <table:table-cell table:formula="of:=[.F802]*24*60" office:value-type="float" office:value="148">
            <text:p>148</text:p>
          </table:table-cell>
          <table:table-cell/>
          <table:table-cell table:formula="of:=SUM([.J$2:.J802])/[.I802]" office:value-type="float" office:value="176.248439450687">
            <text:p>176.24843945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802">
            <text:p>802</text:p>
          </table:table-cell>
          <table:table-cell table:formula="of:=[.F803]*24*60" office:value-type="float" office:value="169">
            <text:p>169</text:p>
          </table:table-cell>
          <table:table-cell/>
          <table:table-cell table:formula="of:=SUM([.J$2:.J803])/[.I803]" office:value-type="float" office:value="176.239401496259">
            <text:p>176.23940149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803">
            <text:p>803</text:p>
          </table:table-cell>
          <table:table-cell table:formula="of:=[.F804]*24*60" office:value-type="float" office:value="144">
            <text:p>144</text:p>
          </table:table-cell>
          <table:table-cell/>
          <table:table-cell table:formula="of:=SUM([.J$2:.J804])/[.I804]" office:value-type="float" office:value="176.199252801993">
            <text:p>176.1992528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lan</text:p>
          </table:table-cell>
          <table:table-cell office:value-type="string">
            <text:p>ny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804">
            <text:p>804</text:p>
          </table:table-cell>
          <table:table-cell table:formula="of:=[.F805]*24*60" office:value-type="float" office:value="168">
            <text:p>168</text:p>
          </table:table-cell>
          <table:table-cell/>
          <table:table-cell table:formula="of:=SUM([.J$2:.J805])/[.I805]" office:value-type="float" office:value="176.189054726368">
            <text:p>176.18905472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string">
            <text:p>4:35</text:p>
          </table:table-cell>
          <table:table-cell table:number-columns-repeated="2"/>
          <table:table-cell office:value-type="float" office:value="805">
            <text:p>805</text:p>
          </table:table-cell>
          <table:table-cell table:formula="of:=[.F806]*24*60" office:value-type="float" office:value="275">
            <text:p>275</text:p>
          </table:table-cell>
          <table:table-cell/>
          <table:table-cell table:formula="of:=SUM([.J$2:.J806])/[.I806]" office:value-type="float" office:value="176.311801242236">
            <text:p>176.31180124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806">
            <text:p>806</text:p>
          </table:table-cell>
          <table:table-cell table:formula="of:=[.F807]*24*60" office:value-type="float" office:value="141">
            <text:p>141</text:p>
          </table:table-cell>
          <table:table-cell/>
          <table:table-cell table:formula="of:=SUM([.J$2:.J807])/[.I807]" office:value-type="float" office:value="176.267990074442">
            <text:p>176.26799007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807">
            <text:p>807</text:p>
          </table:table-cell>
          <table:table-cell table:formula="of:=[.F808]*24*60" office:value-type="float" office:value="182">
            <text:p>182</text:p>
          </table:table-cell>
          <table:table-cell/>
          <table:table-cell table:formula="of:=SUM([.J$2:.J808])/[.I808]" office:value-type="float" office:value="176.275092936803">
            <text:p>176.2750929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808">
            <text:p>808</text:p>
          </table:table-cell>
          <table:table-cell table:formula="of:=[.F809]*24*60" office:value-type="float" office:value="177">
            <text:p>177</text:p>
          </table:table-cell>
          <table:table-cell/>
          <table:table-cell table:formula="of:=SUM([.J$2:.J809])/[.I809]" office:value-type="float" office:value="176.27599009901">
            <text:p>176.2759900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ci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809">
            <text:p>809</text:p>
          </table:table-cell>
          <table:table-cell table:formula="of:=[.F810]*24*60" office:value-type="float" office:value="162">
            <text:p>162</text:p>
          </table:table-cell>
          <table:table-cell/>
          <table:table-cell table:formula="of:=SUM([.J$2:.J810])/[.I810]" office:value-type="float" office:value="176.258343634116">
            <text:p>176.25834363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810">
            <text:p>810</text:p>
          </table:table-cell>
          <table:table-cell table:formula="of:=[.F811]*24*60" office:value-type="float" office:value="185">
            <text:p>185</text:p>
          </table:table-cell>
          <table:table-cell/>
          <table:table-cell table:formula="of:=SUM([.J$2:.J811])/[.I811]" office:value-type="float" office:value="176.269135802469">
            <text:p>176.26913580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tba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811">
            <text:p>811</text:p>
          </table:table-cell>
          <table:table-cell table:formula="of:=[.F812]*24*60" office:value-type="float" office:value="161">
            <text:p>161</text:p>
          </table:table-cell>
          <table:table-cell/>
          <table:table-cell table:formula="of:=SUM([.J$2:.J812])/[.I812]" office:value-type="float" office:value="176.250308261406">
            <text:p>176.25030826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812">
            <text:p>812</text:p>
          </table:table-cell>
          <table:table-cell table:formula="of:=[.F813]*24*60" office:value-type="float" office:value="152">
            <text:p>152</text:p>
          </table:table-cell>
          <table:table-cell/>
          <table:table-cell table:formula="of:=SUM([.J$2:.J813])/[.I813]" office:value-type="float" office:value="176.220443349754">
            <text:p>176.22044334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ch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813">
            <text:p>813</text:p>
          </table:table-cell>
          <table:table-cell table:formula="of:=[.F814]*24*60" office:value-type="float" office:value="176">
            <text:p>176</text:p>
          </table:table-cell>
          <table:table-cell/>
          <table:table-cell table:formula="of:=SUM([.J$2:.J814])/[.I814]" office:value-type="float" office:value="176.220172201722">
            <text:p>176.22017220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et</text:p>
          </table:table-cell>
          <table:table-cell office:value-type="string">
            <text:p>sea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814">
            <text:p>814</text:p>
          </table:table-cell>
          <table:table-cell table:formula="of:=[.F815]*24*60" office:value-type="float" office:value="187">
            <text:p>187</text:p>
          </table:table-cell>
          <table:table-cell/>
          <table:table-cell table:formula="of:=SUM([.J$2:.J815])/[.I815]" office:value-type="float" office:value="176.233415233415">
            <text:p>176.23341523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815">
            <text:p>815</text:p>
          </table:table-cell>
          <table:table-cell table:formula="of:=[.F816]*24*60" office:value-type="float" office:value="157">
            <text:p>157</text:p>
          </table:table-cell>
          <table:table-cell/>
          <table:table-cell table:formula="of:=SUM([.J$2:.J816])/[.I816]" office:value-type="float" office:value="176.20981595092">
            <text:p>176.20981595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816">
            <text:p>816</text:p>
          </table:table-cell>
          <table:table-cell table:formula="of:=[.F817]*24*60" office:value-type="float" office:value="175">
            <text:p>175</text:p>
          </table:table-cell>
          <table:table-cell/>
          <table:table-cell table:formula="of:=SUM([.J$2:.J817])/[.I817]" office:value-type="float" office:value="176.208333333333">
            <text:p>176.2083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lan</text:p>
          </table:table-cell>
          <table:table-cell office:value-type="string">
            <text:p>nyn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817">
            <text:p>817</text:p>
          </table:table-cell>
          <table:table-cell table:formula="of:=[.F818]*24*60" office:value-type="float" office:value="175">
            <text:p>175</text:p>
          </table:table-cell>
          <table:table-cell/>
          <table:table-cell table:formula="of:=SUM([.J$2:.J818])/[.I818]" office:value-type="float" office:value="176.206854345165">
            <text:p>176.20685434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818">
            <text:p>818</text:p>
          </table:table-cell>
          <table:table-cell table:formula="of:=[.F819]*24*60" office:value-type="float" office:value="173">
            <text:p>173</text:p>
          </table:table-cell>
          <table:table-cell/>
          <table:table-cell table:formula="of:=SUM([.J$2:.J819])/[.I819]" office:value-type="float" office:value="176.20293398533">
            <text:p>176.20293398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819">
            <text:p>819</text:p>
          </table:table-cell>
          <table:table-cell table:formula="of:=[.F820]*24*60" office:value-type="float" office:value="197">
            <text:p>197</text:p>
          </table:table-cell>
          <table:table-cell/>
          <table:table-cell table:formula="of:=SUM([.J$2:.J820])/[.I820]" office:value-type="float" office:value="176.228327228327">
            <text:p>176.22832722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2:55</text:p>
          </table:table-cell>
          <table:table-cell office:value-type="string">
            <text:p>(:13</text:p>
          </table:table-cell>
          <table:table-cell office:value-type="string">
            <text:p>delay)</text:p>
          </table:table-cell>
          <table:table-cell office:value-type="float" office:value="820">
            <text:p>820</text:p>
          </table:table-cell>
          <table:table-cell table:formula="of:=[.F821]*24*60" office:value-type="float" office:value="175">
            <text:p>175</text:p>
          </table:table-cell>
          <table:table-cell/>
          <table:table-cell table:formula="of:=SUM([.J$2:.J821])/[.I821]" office:value-type="float" office:value="176.226829268293">
            <text:p>176.22682926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821">
            <text:p>821</text:p>
          </table:table-cell>
          <table:table-cell table:formula="of:=[.F822]*24*60" office:value-type="float" office:value="175">
            <text:p>175</text:p>
          </table:table-cell>
          <table:table-cell/>
          <table:table-cell table:formula="of:=SUM([.J$2:.J822])/[.I822]" office:value-type="float" office:value="176.225334957369">
            <text:p>176.22533495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822">
            <text:p>822</text:p>
          </table:table-cell>
          <table:table-cell table:formula="of:=[.F823]*24*60" office:value-type="float" office:value="178">
            <text:p>178</text:p>
          </table:table-cell>
          <table:table-cell/>
          <table:table-cell table:formula="of:=SUM([.J$2:.J823])/[.I823]" office:value-type="float" office:value="176.227493917275">
            <text:p>176.22749391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as</text:p>
          </table:table-cell>
          <table:table-cell office:value-type="string">
            <text:p>ari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823">
            <text:p>823</text:p>
          </table:table-cell>
          <table:table-cell table:formula="of:=[.F824]*24*60" office:value-type="float" office:value="140">
            <text:p>140</text:p>
          </table:table-cell>
          <table:table-cell/>
          <table:table-cell table:formula="of:=SUM([.J$2:.J824])/[.I824]" office:value-type="float" office:value="176.18347509113">
            <text:p>176.18347509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824">
            <text:p>824</text:p>
          </table:table-cell>
          <table:table-cell table:formula="of:=[.F825]*24*60" office:value-type="float" office:value="147">
            <text:p>147</text:p>
          </table:table-cell>
          <table:table-cell/>
          <table:table-cell table:formula="of:=SUM([.J$2:.J825])/[.I825]" office:value-type="float" office:value="176.148058252427">
            <text:p>176.14805825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ri</text:p>
          </table:table-cell>
          <table:table-cell office:value-type="string">
            <text:p>mi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825">
            <text:p>825</text:p>
          </table:table-cell>
          <table:table-cell table:formula="of:=[.F826]*24*60" office:value-type="float" office:value="163">
            <text:p>163</text:p>
          </table:table-cell>
          <table:table-cell/>
          <table:table-cell table:formula="of:=SUM([.J$2:.J826])/[.I826]" office:value-type="float" office:value="176.132121212121">
            <text:p>176.13212121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826">
            <text:p>826</text:p>
          </table:table-cell>
          <table:table-cell table:formula="of:=[.F827]*24*60" office:value-type="float" office:value="175">
            <text:p>175</text:p>
          </table:table-cell>
          <table:table-cell/>
          <table:table-cell table:formula="of:=SUM([.J$2:.J827])/[.I827]" office:value-type="float" office:value="176.130750605327">
            <text:p>176.13075060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sd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827">
            <text:p>827</text:p>
          </table:table-cell>
          <table:table-cell table:formula="of:=[.F828]*24*60" office:value-type="float" office:value="177">
            <text:p>177</text:p>
          </table:table-cell>
          <table:table-cell/>
          <table:table-cell table:formula="of:=SUM([.J$2:.J828])/[.I828]" office:value-type="float" office:value="176.131801692866">
            <text:p>176.13180169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phi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828">
            <text:p>828</text:p>
          </table:table-cell>
          <table:table-cell table:formula="of:=[.F829]*24*60" office:value-type="float" office:value="153">
            <text:p>153</text:p>
          </table:table-cell>
          <table:table-cell/>
          <table:table-cell table:formula="of:=SUM([.J$2:.J829])/[.I829]" office:value-type="float" office:value="176.1038647343">
            <text:p>176.10386473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le</text:p>
          </table:table-cell>
          <table:table-cell office:value-type="string">
            <text:p>tex</text:p>
          </table:table-cell>
          <table:table-cell office:value-type="string">
            <text:p>3:41</text:p>
          </table:table-cell>
          <table:table-cell table:number-columns-repeated="2"/>
          <table:table-cell office:value-type="float" office:value="829">
            <text:p>829</text:p>
          </table:table-cell>
          <table:table-cell table:formula="of:=[.F830]*24*60" office:value-type="float" office:value="221">
            <text:p>221</text:p>
          </table:table-cell>
          <table:table-cell/>
          <table:table-cell table:formula="of:=SUM([.J$2:.J830])/[.I830]" office:value-type="float" office:value="176.158021712907">
            <text:p>176.15802171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830">
            <text:p>830</text:p>
          </table:table-cell>
          <table:table-cell table:formula="of:=[.F831]*24*60" office:value-type="float" office:value="150">
            <text:p>150</text:p>
          </table:table-cell>
          <table:table-cell/>
          <table:table-cell table:formula="of:=SUM([.J$2:.J831])/[.I831]" office:value-type="float" office:value="176.126506024096">
            <text:p>176.12650602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det</text:p>
          </table:table-cell>
          <table:table-cell office:value-type="string">
            <text:p>oak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831">
            <text:p>831</text:p>
          </table:table-cell>
          <table:table-cell table:formula="of:=[.F832]*24*60" office:value-type="float" office:value="168">
            <text:p>168</text:p>
          </table:table-cell>
          <table:table-cell/>
          <table:table-cell table:formula="of:=SUM([.J$2:.J832])/[.I832]" office:value-type="float" office:value="176.116726835138">
            <text:p>176.11672683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832">
            <text:p>832</text:p>
          </table:table-cell>
          <table:table-cell table:formula="of:=[.F833]*24*60" office:value-type="float" office:value="181">
            <text:p>181</text:p>
          </table:table-cell>
          <table:table-cell/>
          <table:table-cell table:formula="of:=SUM([.J$2:.J833])/[.I833]" office:value-type="float" office:value="176.122596153846">
            <text:p>176.12259615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833">
            <text:p>833</text:p>
          </table:table-cell>
          <table:table-cell table:formula="of:=[.F834]*24*60" office:value-type="float" office:value="174">
            <text:p>174</text:p>
          </table:table-cell>
          <table:table-cell/>
          <table:table-cell table:formula="of:=SUM([.J$2:.J834])/[.I834]" office:value-type="float" office:value="176.120048019208">
            <text:p>176.12004801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sf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834">
            <text:p>834</text:p>
          </table:table-cell>
          <table:table-cell table:formula="of:=[.F835]*24*60" office:value-type="float" office:value="164">
            <text:p>164</text:p>
          </table:table-cell>
          <table:table-cell/>
          <table:table-cell table:formula="of:=SUM([.J$2:.J835])/[.I835]" office:value-type="float" office:value="176.10551558753">
            <text:p>176.1055155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835">
            <text:p>835</text:p>
          </table:table-cell>
          <table:table-cell table:formula="of:=[.F836]*24*60" office:value-type="float" office:value="151">
            <text:p>151</text:p>
          </table:table-cell>
          <table:table-cell/>
          <table:table-cell table:formula="of:=SUM([.J$2:.J836])/[.I836]" office:value-type="float" office:value="176.075449101796">
            <text:p>176.07544910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836">
            <text:p>836</text:p>
          </table:table-cell>
          <table:table-cell table:formula="of:=[.F837]*24*60" office:value-type="float" office:value="155">
            <text:p>155</text:p>
          </table:table-cell>
          <table:table-cell/>
          <table:table-cell table:formula="of:=SUM([.J$2:.J837])/[.I837]" office:value-type="float" office:value="176.05023923445">
            <text:p>176.05023923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mil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837">
            <text:p>837</text:p>
          </table:table-cell>
          <table:table-cell table:formula="of:=[.F838]*24*60" office:value-type="float" office:value="147">
            <text:p>147</text:p>
          </table:table-cell>
          <table:table-cell/>
          <table:table-cell table:formula="of:=SUM([.J$2:.J838])/[.I838]" office:value-type="float" office:value="176.015531660693">
            <text:p>176.01553166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mi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838">
            <text:p>838</text:p>
          </table:table-cell>
          <table:table-cell table:formula="of:=[.F839]*24*60" office:value-type="float" office:value="176">
            <text:p>176</text:p>
          </table:table-cell>
          <table:table-cell/>
          <table:table-cell table:formula="of:=SUM([.J$2:.J839])/[.I839]" office:value-type="float" office:value="176.015513126492">
            <text:p>176.01551312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sdn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839">
            <text:p>839</text:p>
          </table:table-cell>
          <table:table-cell table:formula="of:=[.F840]*24*60" office:value-type="float" office:value="209">
            <text:p>209</text:p>
          </table:table-cell>
          <table:table-cell/>
          <table:table-cell table:formula="of:=SUM([.J$2:.J840])/[.I840]" office:value-type="float" office:value="176.054827175209">
            <text:p>176.05482717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phi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840">
            <text:p>840</text:p>
          </table:table-cell>
          <table:table-cell table:formula="of:=[.F841]*24*60" office:value-type="float" office:value="162">
            <text:p>162</text:p>
          </table:table-cell>
          <table:table-cell/>
          <table:table-cell table:formula="of:=SUM([.J$2:.J841])/[.I841]" office:value-type="float" office:value="176.038095238095">
            <text:p>176.03809523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le</text:p>
          </table:table-cell>
          <table:table-cell office:value-type="string">
            <text:p>tex</text:p>
          </table:table-cell>
          <table:table-cell office:value-type="string">
            <text:p>3:48</text:p>
          </table:table-cell>
          <table:table-cell table:number-columns-repeated="2"/>
          <table:table-cell office:value-type="float" office:value="841">
            <text:p>841</text:p>
          </table:table-cell>
          <table:table-cell table:formula="of:=[.F842]*24*60" office:value-type="float" office:value="228">
            <text:p>228</text:p>
          </table:table-cell>
          <table:table-cell/>
          <table:table-cell table:formula="of:=SUM([.J$2:.J842])/[.I842]" office:value-type="float" office:value="176.099881093936">
            <text:p>176.09988109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842">
            <text:p>842</text:p>
          </table:table-cell>
          <table:table-cell table:formula="of:=[.F843]*24*60" office:value-type="float" office:value="180">
            <text:p>180</text:p>
          </table:table-cell>
          <table:table-cell/>
          <table:table-cell table:formula="of:=SUM([.J$2:.J843])/[.I843]" office:value-type="float" office:value="176.104513064133">
            <text:p>176.10451306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oak</text:p>
          </table:table-cell>
          <table:table-cell office:value-type="string">
            <text:p>3:50</text:p>
          </table:table-cell>
          <table:table-cell table:number-columns-repeated="2"/>
          <table:table-cell office:value-type="float" office:value="843">
            <text:p>843</text:p>
          </table:table-cell>
          <table:table-cell table:formula="of:=[.F844]*24*60" office:value-type="float" office:value="230">
            <text:p>230</text:p>
          </table:table-cell>
          <table:table-cell/>
          <table:table-cell table:formula="of:=SUM([.J$2:.J844])/[.I844]" office:value-type="float" office:value="176.168446026097">
            <text:p>176.16844602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844">
            <text:p>844</text:p>
          </table:table-cell>
          <table:table-cell table:formula="of:=[.F845]*24*60" office:value-type="float" office:value="179">
            <text:p>179</text:p>
          </table:table-cell>
          <table:table-cell/>
          <table:table-cell table:formula="of:=SUM([.J$2:.J845])/[.I845]" office:value-type="float" office:value="176.171800947867">
            <text:p>176.17180094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845">
            <text:p>845</text:p>
          </table:table-cell>
          <table:table-cell table:formula="of:=[.F846]*24*60" office:value-type="float" office:value="164">
            <text:p>164</text:p>
          </table:table-cell>
          <table:table-cell/>
          <table:table-cell table:formula="of:=SUM([.J$2:.J846])/[.I846]" office:value-type="float" office:value="176.157396449704">
            <text:p>176.15739644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846">
            <text:p>846</text:p>
          </table:table-cell>
          <table:table-cell table:formula="of:=[.F847]*24*60" office:value-type="float" office:value="153">
            <text:p>153</text:p>
          </table:table-cell>
          <table:table-cell/>
          <table:table-cell table:formula="of:=SUM([.J$2:.J847])/[.I847]" office:value-type="float" office:value="176.130023640662">
            <text:p>176.13002364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sfn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847">
            <text:p>847</text:p>
          </table:table-cell>
          <table:table-cell table:formula="of:=[.F848]*24*60" office:value-type="float" office:value="188">
            <text:p>188</text:p>
          </table:table-cell>
          <table:table-cell/>
          <table:table-cell table:formula="of:=SUM([.J$2:.J848])/[.I848]" office:value-type="float" office:value="176.144037780401">
            <text:p>176.14403778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was</text:p>
          </table:table-cell>
          <table:table-cell office:value-type="string">
            <text:p>2:27</text:p>
          </table:table-cell>
          <table:table-cell office:value-type="string">
            <text:p>(2:40</text:p>
          </table:table-cell>
          <table:table-cell office:value-type="string">
            <text:p>delay)</text:p>
          </table:table-cell>
          <table:table-cell office:value-type="float" office:value="848">
            <text:p>848</text:p>
          </table:table-cell>
          <table:table-cell table:formula="of:=[.F849]*24*60" office:value-type="float" office:value="147">
            <text:p>147</text:p>
          </table:table-cell>
          <table:table-cell/>
          <table:table-cell table:formula="of:=SUM([.J$2:.J849])/[.I849]" office:value-type="float" office:value="176.109669811321">
            <text:p>176.10966981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849">
            <text:p>849</text:p>
          </table:table-cell>
          <table:table-cell table:formula="of:=[.F850]*24*60" office:value-type="float" office:value="174">
            <text:p>174</text:p>
          </table:table-cell>
          <table:table-cell/>
          <table:table-cell table:formula="of:=SUM([.J$2:.J850])/[.I850]" office:value-type="float" office:value="176.107184923439">
            <text:p>176.10718492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3:38</text:p>
          </table:table-cell>
          <table:table-cell table:number-columns-repeated="2"/>
          <table:table-cell office:value-type="float" office:value="850">
            <text:p>850</text:p>
          </table:table-cell>
          <table:table-cell table:formula="of:=[.F851]*24*60" office:value-type="float" office:value="218">
            <text:p>218</text:p>
          </table:table-cell>
          <table:table-cell/>
          <table:table-cell table:formula="of:=SUM([.J$2:.J851])/[.I851]" office:value-type="float" office:value="176.156470588235">
            <text:p>176.15647058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851">
            <text:p>851</text:p>
          </table:table-cell>
          <table:table-cell table:formula="of:=[.F852]*24*60" office:value-type="float" office:value="153">
            <text:p>153</text:p>
          </table:table-cell>
          <table:table-cell/>
          <table:table-cell table:formula="of:=SUM([.J$2:.J852])/[.I852]" office:value-type="float" office:value="176.129259694477">
            <text:p>176.12925969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ari</text:p>
          </table:table-cell>
          <table:table-cell office:value-type="string">
            <text:p>mil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852">
            <text:p>852</text:p>
          </table:table-cell>
          <table:table-cell table:formula="of:=[.F853]*24*60" office:value-type="float" office:value="166">
            <text:p>166</text:p>
          </table:table-cell>
          <table:table-cell/>
          <table:table-cell table:formula="of:=SUM([.J$2:.J853])/[.I853]" office:value-type="float" office:value="176.117370892019">
            <text:p>176.1173708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mi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853">
            <text:p>853</text:p>
          </table:table-cell>
          <table:table-cell table:formula="of:=[.F854]*24*60" office:value-type="float" office:value="157">
            <text:p>157</text:p>
          </table:table-cell>
          <table:table-cell/>
          <table:table-cell table:formula="of:=SUM([.J$2:.J854])/[.I854]" office:value-type="float" office:value="176.094958968347">
            <text:p>176.09495896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hn</text:p>
          </table:table-cell>
          <table:table-cell office:value-type="string">
            <text:p>sdn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854">
            <text:p>854</text:p>
          </table:table-cell>
          <table:table-cell table:formula="of:=[.F855]*24*60" office:value-type="float" office:value="136">
            <text:p>136</text:p>
          </table:table-cell>
          <table:table-cell/>
          <table:table-cell table:formula="of:=SUM([.J$2:.J855])/[.I855]" office:value-type="float" office:value="176.048009367681">
            <text:p>176.04800936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in</text:p>
          </table:table-cell>
          <table:table-cell office:value-type="string">
            <text:p>phi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855">
            <text:p>855</text:p>
          </table:table-cell>
          <table:table-cell table:formula="of:=[.F856]*24*60" office:value-type="float" office:value="169">
            <text:p>169</text:p>
          </table:table-cell>
          <table:table-cell/>
          <table:table-cell table:formula="of:=SUM([.J$2:.J856])/[.I856]" office:value-type="float" office:value="176.039766081871">
            <text:p>176.03976608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tex</text:p>
          </table:table-cell>
          <table:table-cell office:value-type="string">
            <text:p>3:36</text:p>
          </table:table-cell>
          <table:table-cell table:number-columns-repeated="2"/>
          <table:table-cell office:value-type="float" office:value="856">
            <text:p>856</text:p>
          </table:table-cell>
          <table:table-cell table:formula="of:=[.F857]*24*60" office:value-type="float" office:value="216">
            <text:p>216</text:p>
          </table:table-cell>
          <table:table-cell/>
          <table:table-cell table:formula="of:=SUM([.J$2:.J857])/[.I857]" office:value-type="float" office:value="176.086448598131">
            <text:p>176.08644859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857">
            <text:p>857</text:p>
          </table:table-cell>
          <table:table-cell table:formula="of:=[.F858]*24*60" office:value-type="float" office:value="168">
            <text:p>168</text:p>
          </table:table-cell>
          <table:table-cell/>
          <table:table-cell table:formula="of:=SUM([.J$2:.J858])/[.I858]" office:value-type="float" office:value="176.077012835473">
            <text:p>176.07701283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oak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858">
            <text:p>858</text:p>
          </table:table-cell>
          <table:table-cell table:formula="of:=[.F859]*24*60" office:value-type="float" office:value="164">
            <text:p>164</text:p>
          </table:table-cell>
          <table:table-cell/>
          <table:table-cell table:formula="of:=SUM([.J$2:.J859])/[.I859]" office:value-type="float" office:value="176.062937062937">
            <text:p>176.06293706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859">
            <text:p>859</text:p>
          </table:table-cell>
          <table:table-cell table:formula="of:=[.F860]*24*60" office:value-type="float" office:value="180">
            <text:p>180</text:p>
          </table:table-cell>
          <table:table-cell/>
          <table:table-cell table:formula="of:=SUM([.J$2:.J860])/[.I860]" office:value-type="float" office:value="176.067520372526">
            <text:p>176.06752037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860">
            <text:p>860</text:p>
          </table:table-cell>
          <table:table-cell table:formula="of:=[.F861]*24*60" office:value-type="float" office:value="151">
            <text:p>151</text:p>
          </table:table-cell>
          <table:table-cell/>
          <table:table-cell table:formula="of:=SUM([.J$2:.J861])/[.I861]" office:value-type="float" office:value="176.038372093023">
            <text:p>176.0383720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4:23</text:p>
          </table:table-cell>
          <table:table-cell table:number-columns-repeated="2"/>
          <table:table-cell office:value-type="float" office:value="861">
            <text:p>861</text:p>
          </table:table-cell>
          <table:table-cell table:formula="of:=[.F862]*24*60" office:value-type="float" office:value="263">
            <text:p>263</text:p>
          </table:table-cell>
          <table:table-cell/>
          <table:table-cell table:formula="of:=SUM([.J$2:.J862])/[.I862]" office:value-type="float" office:value="176.1393728223">
            <text:p>176.13937282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yn</text:p>
          </table:table-cell>
          <table:table-cell office:value-type="string">
            <text:p>sf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862">
            <text:p>862</text:p>
          </table:table-cell>
          <table:table-cell table:formula="of:=[.F863]*24*60" office:value-type="float" office:value="163">
            <text:p>163</text:p>
          </table:table-cell>
          <table:table-cell/>
          <table:table-cell table:formula="of:=SUM([.J$2:.J863])/[.I863]" office:value-type="float" office:value="176.124129930394">
            <text:p>176.12412993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863">
            <text:p>863</text:p>
          </table:table-cell>
          <table:table-cell table:formula="of:=[.F864]*24*60" office:value-type="float" office:value="193">
            <text:p>193</text:p>
          </table:table-cell>
          <table:table-cell/>
          <table:table-cell table:formula="of:=SUM([.J$2:.J864])/[.I864]" office:value-type="float" office:value="176.143684820394">
            <text:p>176.14368482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864">
            <text:p>864</text:p>
          </table:table-cell>
          <table:table-cell table:formula="of:=[.F865]*24*60" office:value-type="float" office:value="166">
            <text:p>166</text:p>
          </table:table-cell>
          <table:table-cell/>
          <table:table-cell table:formula="of:=SUM([.J$2:.J865])/[.I865]" office:value-type="float" office:value="176.131944444444">
            <text:p>176.13194444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string">
            <text:p>min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865">
            <text:p>865</text:p>
          </table:table-cell>
          <table:table-cell table:formula="of:=[.F866]*24*60" office:value-type="float" office:value="175">
            <text:p>175</text:p>
          </table:table-cell>
          <table:table-cell/>
          <table:table-cell table:formula="of:=SUM([.J$2:.J866])/[.I866]" office:value-type="float" office:value="176.13063583815">
            <text:p>176.13063583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866">
            <text:p>866</text:p>
          </table:table-cell>
          <table:table-cell table:formula="of:=[.F867]*24*60" office:value-type="float" office:value="187">
            <text:p>187</text:p>
          </table:table-cell>
          <table:table-cell/>
          <table:table-cell table:formula="of:=SUM([.J$2:.J867])/[.I867]" office:value-type="float" office:value="176.143187066975">
            <text:p>176.1431870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phi</text:p>
          </table:table-cell>
          <table:table-cell office:value-type="string">
            <text:p>2:06</text:p>
          </table:table-cell>
          <table:table-cell table:number-columns-repeated="2"/>
          <table:table-cell office:value-type="float" office:value="867">
            <text:p>867</text:p>
          </table:table-cell>
          <table:table-cell table:formula="of:=[.F868]*24*60" office:value-type="float" office:value="126">
            <text:p>126</text:p>
          </table:table-cell>
          <table:table-cell/>
          <table:table-cell table:formula="of:=SUM([.J$2:.J868])/[.I868]" office:value-type="float" office:value="176.085351787774">
            <text:p>176.08535178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tex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868">
            <text:p>868</text:p>
          </table:table-cell>
          <table:table-cell table:formula="of:=[.F869]*24*60" office:value-type="float" office:value="180">
            <text:p>180</text:p>
          </table:table-cell>
          <table:table-cell/>
          <table:table-cell table:formula="of:=SUM([.J$2:.J869])/[.I869]" office:value-type="float" office:value="176.089861751152">
            <text:p>176.08986175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869">
            <text:p>869</text:p>
          </table:table-cell>
          <table:table-cell table:formula="of:=[.F870]*24*60" office:value-type="float" office:value="173">
            <text:p>173</text:p>
          </table:table-cell>
          <table:table-cell/>
          <table:table-cell table:formula="of:=SUM([.J$2:.J870])/[.I870]" office:value-type="float" office:value="176.086306098964">
            <text:p>176.0863060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870">
            <text:p>870</text:p>
          </table:table-cell>
          <table:table-cell table:formula="of:=[.F871]*24*60" office:value-type="float" office:value="144">
            <text:p>144</text:p>
          </table:table-cell>
          <table:table-cell/>
          <table:table-cell table:formula="of:=SUM([.J$2:.J871])/[.I871]" office:value-type="float" office:value="176.049425287356">
            <text:p>176.04942528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871">
            <text:p>871</text:p>
          </table:table-cell>
          <table:table-cell table:formula="of:=[.F872]*24*60" office:value-type="float" office:value="164">
            <text:p>164</text:p>
          </table:table-cell>
          <table:table-cell/>
          <table:table-cell table:formula="of:=SUM([.J$2:.J872])/[.I872]" office:value-type="float" office:value="176.035591274397">
            <text:p>176.03559127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sd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872">
            <text:p>872</text:p>
          </table:table-cell>
          <table:table-cell table:formula="of:=[.F873]*24*60" office:value-type="float" office:value="180">
            <text:p>180</text:p>
          </table:table-cell>
          <table:table-cell/>
          <table:table-cell table:formula="of:=SUM([.J$2:.J873])/[.I873]" office:value-type="float" office:value="176.040137614679">
            <text:p>176.04013761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ln</text:p>
          </table:table-cell>
          <table:table-cell office:value-type="string">
            <text:p>was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873">
            <text:p>873</text:p>
          </table:table-cell>
          <table:table-cell table:formula="of:=[.F874]*24*60" office:value-type="float" office:value="163">
            <text:p>163</text:p>
          </table:table-cell>
          <table:table-cell/>
          <table:table-cell table:formula="of:=SUM([.J$2:.J874])/[.I874]" office:value-type="float" office:value="176.02520045819">
            <text:p>176.02520045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3:40</text:p>
          </table:table-cell>
          <table:table-cell office:value-type="string">
            <text:p>(:15</text:p>
          </table:table-cell>
          <table:table-cell office:value-type="string">
            <text:p>delay)</text:p>
          </table:table-cell>
          <table:table-cell office:value-type="float" office:value="874">
            <text:p>874</text:p>
          </table:table-cell>
          <table:table-cell table:formula="of:=[.F875]*24*60" office:value-type="float" office:value="220">
            <text:p>220</text:p>
          </table:table-cell>
          <table:table-cell/>
          <table:table-cell table:formula="of:=SUM([.J$2:.J875])/[.I875]" office:value-type="float" office:value="176.075514874142">
            <text:p>176.07551487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3:53</text:p>
          </table:table-cell>
          <table:table-cell table:number-columns-repeated="2"/>
          <table:table-cell office:value-type="float" office:value="875">
            <text:p>875</text:p>
          </table:table-cell>
          <table:table-cell table:formula="of:=[.F876]*24*60" office:value-type="float" office:value="233">
            <text:p>233</text:p>
          </table:table-cell>
          <table:table-cell/>
          <table:table-cell table:formula="of:=SUM([.J$2:.J876])/[.I876]" office:value-type="float" office:value="176.140571428571">
            <text:p>176.14057142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876">
            <text:p>876</text:p>
          </table:table-cell>
          <table:table-cell table:formula="of:=[.F877]*24*60" office:value-type="float" office:value="133">
            <text:p>133</text:p>
          </table:table-cell>
          <table:table-cell/>
          <table:table-cell table:formula="of:=SUM([.J$2:.J877])/[.I877]" office:value-type="float" office:value="176.091324200913">
            <text:p>176.09132420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877">
            <text:p>877</text:p>
          </table:table-cell>
          <table:table-cell table:formula="of:=[.F878]*24*60" office:value-type="float" office:value="195">
            <text:p>195</text:p>
          </table:table-cell>
          <table:table-cell/>
          <table:table-cell table:formula="of:=SUM([.J$2:.J878])/[.I878]" office:value-type="float" office:value="176.112884834664">
            <text:p>176.11288483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878">
            <text:p>878</text:p>
          </table:table-cell>
          <table:table-cell table:formula="of:=[.F879]*24*60" office:value-type="float" office:value="154">
            <text:p>154</text:p>
          </table:table-cell>
          <table:table-cell/>
          <table:table-cell table:formula="of:=SUM([.J$2:.J879])/[.I879]" office:value-type="float" office:value="176.087699316629">
            <text:p>176.08769931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in</text:p>
          </table:table-cell>
          <table:table-cell office:value-type="string">
            <text:p>flo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879">
            <text:p>879</text:p>
          </table:table-cell>
          <table:table-cell table:formula="of:=[.F880]*24*60" office:value-type="float" office:value="200">
            <text:p>200</text:p>
          </table:table-cell>
          <table:table-cell/>
          <table:table-cell table:formula="of:=SUM([.J$2:.J880])/[.I880]" office:value-type="float" office:value="176.114903299204">
            <text:p>176.11490329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880">
            <text:p>880</text:p>
          </table:table-cell>
          <table:table-cell table:formula="of:=[.F881]*24*60" office:value-type="float" office:value="150">
            <text:p>150</text:p>
          </table:table-cell>
          <table:table-cell/>
          <table:table-cell table:formula="of:=SUM([.J$2:.J881])/[.I881]" office:value-type="float" office:value="176.085227272727">
            <text:p>176.08522727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881">
            <text:p>881</text:p>
          </table:table-cell>
          <table:table-cell table:formula="of:=[.F882]*24*60" office:value-type="float" office:value="190">
            <text:p>190</text:p>
          </table:table-cell>
          <table:table-cell/>
          <table:table-cell table:formula="of:=SUM([.J$2:.J882])/[.I882]" office:value-type="float" office:value="176.101021566402">
            <text:p>176.101021566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l</text:p>
          </table:table-cell>
          <table:table-cell office:value-type="string">
            <text:p>co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882">
            <text:p>882</text:p>
          </table:table-cell>
          <table:table-cell table:formula="of:=[.F883]*24*60" office:value-type="float" office:value="154">
            <text:p>154</text:p>
          </table:table-cell>
          <table:table-cell/>
          <table:table-cell table:formula="of:=SUM([.J$2:.J883])/[.I883]" office:value-type="float" office:value="176.075963718821">
            <text:p>176.07596371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883">
            <text:p>883</text:p>
          </table:table-cell>
          <table:table-cell table:formula="of:=[.F884]*24*60" office:value-type="float" office:value="173">
            <text:p>173</text:p>
          </table:table-cell>
          <table:table-cell/>
          <table:table-cell table:formula="of:=SUM([.J$2:.J884])/[.I884]" office:value-type="float" office:value="176.0724801812">
            <text:p>176.07248018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nyn</text:p>
          </table:table-cell>
          <table:table-cell office:value-type="string">
            <text:p>sd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884">
            <text:p>884</text:p>
          </table:table-cell>
          <table:table-cell table:formula="of:=[.F885]*24*60" office:value-type="float" office:value="158">
            <text:p>158</text:p>
          </table:table-cell>
          <table:table-cell/>
          <table:table-cell table:formula="of:=SUM([.J$2:.J885])/[.I885]" office:value-type="float" office:value="176.052036199095">
            <text:p>176.05203619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3:36</text:p>
          </table:table-cell>
          <table:table-cell table:number-columns-repeated="2"/>
          <table:table-cell office:value-type="float" office:value="885">
            <text:p>885</text:p>
          </table:table-cell>
          <table:table-cell table:formula="of:=[.F886]*24*60" office:value-type="float" office:value="216">
            <text:p>216</text:p>
          </table:table-cell>
          <table:table-cell/>
          <table:table-cell table:formula="of:=SUM([.J$2:.J886])/[.I886]" office:value-type="float" office:value="176.097175141243">
            <text:p>176.09717514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ea</text:p>
          </table:table-cell>
          <table:table-cell office:value-type="string">
            <text:p>bos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886">
            <text:p>886</text:p>
          </table:table-cell>
          <table:table-cell table:formula="of:=[.F887]*24*60" office:value-type="float" office:value="158">
            <text:p>158</text:p>
          </table:table-cell>
          <table:table-cell/>
          <table:table-cell table:formula="of:=SUM([.J$2:.J887])/[.I887]" office:value-type="float" office:value="176.076749435666">
            <text:p>176.07674943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fn</text:p>
          </table:table-cell>
          <table:table-cell office:value-type="string">
            <text:p>was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887">
            <text:p>887</text:p>
          </table:table-cell>
          <table:table-cell table:formula="of:=[.F888]*24*60" office:value-type="float" office:value="163">
            <text:p>163</text:p>
          </table:table-cell>
          <table:table-cell/>
          <table:table-cell table:formula="of:=SUM([.J$2:.J888])/[.I888]" office:value-type="float" office:value="176.062006764374">
            <text:p>176.06200676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888">
            <text:p>888</text:p>
          </table:table-cell>
          <table:table-cell table:formula="of:=[.F889]*24*60" office:value-type="float" office:value="152">
            <text:p>152</text:p>
          </table:table-cell>
          <table:table-cell/>
          <table:table-cell table:formula="of:=SUM([.J$2:.J889])/[.I889]" office:value-type="float" office:value="176.03490990991">
            <text:p>176.03490990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tba</text:p>
          </table:table-cell>
          <table:table-cell office:value-type="string">
            <text:p>tex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889">
            <text:p>889</text:p>
          </table:table-cell>
          <table:table-cell table:formula="of:=[.F890]*24*60" office:value-type="float" office:value="189">
            <text:p>189</text:p>
          </table:table-cell>
          <table:table-cell/>
          <table:table-cell table:formula="of:=SUM([.J$2:.J890])/[.I890]" office:value-type="float" office:value="176.049493813273">
            <text:p>176.04949381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890">
            <text:p>890</text:p>
          </table:table-cell>
          <table:table-cell table:formula="of:=[.F891]*24*60" office:value-type="float" office:value="157">
            <text:p>157</text:p>
          </table:table-cell>
          <table:table-cell/>
          <table:table-cell table:formula="of:=SUM([.J$2:.J891])/[.I891]" office:value-type="float" office:value="176.02808988764">
            <text:p>176.02808988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ari</text:p>
          </table:table-cell>
          <table:table-cell office:value-type="string">
            <text:p>pit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891">
            <text:p>891</text:p>
          </table:table-cell>
          <table:table-cell table:formula="of:=[.F892]*24*60" office:value-type="float" office:value="142">
            <text:p>142</text:p>
          </table:table-cell>
          <table:table-cell/>
          <table:table-cell table:formula="of:=SUM([.J$2:.J892])/[.I892]" office:value-type="float" office:value="175.989898989899">
            <text:p>175.98989898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892">
            <text:p>892</text:p>
          </table:table-cell>
          <table:table-cell table:formula="of:=[.F893]*24*60" office:value-type="float" office:value="177">
            <text:p>177</text:p>
          </table:table-cell>
          <table:table-cell/>
          <table:table-cell table:formula="of:=SUM([.J$2:.J893])/[.I893]" office:value-type="float" office:value="175.991031390135">
            <text:p>175.99103139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893">
            <text:p>893</text:p>
          </table:table-cell>
          <table:table-cell table:formula="of:=[.F894]*24*60" office:value-type="float" office:value="149">
            <text:p>149</text:p>
          </table:table-cell>
          <table:table-cell/>
          <table:table-cell table:formula="of:=SUM([.J$2:.J894])/[.I894]" office:value-type="float" office:value="175.960806270997">
            <text:p>175.9608062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in</text:p>
          </table:table-cell>
          <table:table-cell office:value-type="string">
            <text:p>flo</text:p>
          </table:table-cell>
          <table:table-cell office:value-type="string">
            <text:p>3:15</text:p>
          </table:table-cell>
          <table:table-cell office:value-type="string">
            <text:p>(:16</text:p>
          </table:table-cell>
          <table:table-cell office:value-type="string">
            <text:p>delay)</text:p>
          </table:table-cell>
          <table:table-cell office:value-type="float" office:value="894">
            <text:p>894</text:p>
          </table:table-cell>
          <table:table-cell table:formula="of:=[.F895]*24*60" office:value-type="float" office:value="195">
            <text:p>195</text:p>
          </table:table-cell>
          <table:table-cell/>
          <table:table-cell table:formula="of:=SUM([.J$2:.J895])/[.I895]" office:value-type="float" office:value="175.982102908277">
            <text:p>175.98210290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895">
            <text:p>895</text:p>
          </table:table-cell>
          <table:table-cell table:formula="of:=[.F896]*24*60" office:value-type="float" office:value="165">
            <text:p>165</text:p>
          </table:table-cell>
          <table:table-cell/>
          <table:table-cell table:formula="of:=SUM([.J$2:.J896])/[.I896]" office:value-type="float" office:value="175.969832402235">
            <text:p>175.96983240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string">
            <text:p>3:50</text:p>
          </table:table-cell>
          <table:table-cell office:value-type="string">
            <text:p>(:11</text:p>
          </table:table-cell>
          <table:table-cell office:value-type="string">
            <text:p>delay)</text:p>
          </table:table-cell>
          <table:table-cell office:value-type="float" office:value="896">
            <text:p>896</text:p>
          </table:table-cell>
          <table:table-cell table:formula="of:=[.F897]*24*60" office:value-type="float" office:value="230">
            <text:p>230</text:p>
          </table:table-cell>
          <table:table-cell/>
          <table:table-cell table:formula="of:=SUM([.J$2:.J897])/[.I897]" office:value-type="float" office:value="176.030133928571">
            <text:p>176.030133928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mil</text:p>
          </table:table-cell>
          <table:table-cell office:value-type="string">
            <text:p>col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897">
            <text:p>897</text:p>
          </table:table-cell>
          <table:table-cell table:formula="of:=[.F898]*24*60" office:value-type="float" office:value="146">
            <text:p>146</text:p>
          </table:table-cell>
          <table:table-cell/>
          <table:table-cell table:formula="of:=SUM([.J$2:.J898])/[.I898]" office:value-type="float" office:value="175.996655518395">
            <text:p>175.99665551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16</text:p>
          </table:table-cell>
          <table:table-cell office:value-type="string">
            <text:p>(:33</text:p>
          </table:table-cell>
          <table:table-cell office:value-type="string">
            <text:p>delay)</text:p>
          </table:table-cell>
          <table:table-cell office:value-type="float" office:value="898">
            <text:p>898</text:p>
          </table:table-cell>
          <table:table-cell table:formula="of:=[.F899]*24*60" office:value-type="float" office:value="136">
            <text:p>136</text:p>
          </table:table-cell>
          <table:table-cell/>
          <table:table-cell table:formula="of:=SUM([.J$2:.J899])/[.I899]" office:value-type="float" office:value="175.952115812918">
            <text:p>175.95211581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nyn</text:p>
          </table:table-cell>
          <table:table-cell office:value-type="string">
            <text:p>sd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899">
            <text:p>899</text:p>
          </table:table-cell>
          <table:table-cell table:formula="of:=[.F900]*24*60" office:value-type="float" office:value="187">
            <text:p>187</text:p>
          </table:table-cell>
          <table:table-cell/>
          <table:table-cell table:formula="of:=SUM([.J$2:.J900])/[.I900]" office:value-type="float" office:value="175.964404894327">
            <text:p>175.96440489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900">
            <text:p>900</text:p>
          </table:table-cell>
          <table:table-cell table:formula="of:=[.F901]*24*60" office:value-type="float" office:value="182">
            <text:p>182</text:p>
          </table:table-cell>
          <table:table-cell/>
          <table:table-cell table:formula="of:=SUM([.J$2:.J901])/[.I901]" office:value-type="float" office:value="175.971111111111">
            <text:p>175.97111111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sea</text:p>
          </table:table-cell>
          <table:table-cell office:value-type="string">
            <text:p>bos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901">
            <text:p>901</text:p>
          </table:table-cell>
          <table:table-cell table:formula="of:=[.F902]*24*60" office:value-type="float" office:value="165">
            <text:p>165</text:p>
          </table:table-cell>
          <table:table-cell/>
          <table:table-cell table:formula="of:=SUM([.J$2:.J902])/[.I902]" office:value-type="float" office:value="175.958934517203">
            <text:p>175.95893451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sfn</text:p>
          </table:table-cell>
          <table:table-cell office:value-type="string">
            <text:p>was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902">
            <text:p>902</text:p>
          </table:table-cell>
          <table:table-cell table:formula="of:=[.F903]*24*60" office:value-type="float" office:value="139">
            <text:p>139</text:p>
          </table:table-cell>
          <table:table-cell/>
          <table:table-cell table:formula="of:=SUM([.J$2:.J903])/[.I903]" office:value-type="float" office:value="175.917960088692">
            <text:p>175.91796008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903">
            <text:p>903</text:p>
          </table:table-cell>
          <table:table-cell table:formula="of:=[.F904]*24*60" office:value-type="float" office:value="189">
            <text:p>189</text:p>
          </table:table-cell>
          <table:table-cell/>
          <table:table-cell table:formula="of:=SUM([.J$2:.J904])/[.I904]" office:value-type="float" office:value="175.932447397564">
            <text:p>175.93244739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ba</text:p>
          </table:table-cell>
          <table:table-cell office:value-type="string">
            <text:p>tex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904">
            <text:p>904</text:p>
          </table:table-cell>
          <table:table-cell table:formula="of:=[.F905]*24*60" office:value-type="float" office:value="187">
            <text:p>187</text:p>
          </table:table-cell>
          <table:table-cell/>
          <table:table-cell table:formula="of:=SUM([.J$2:.J905])/[.I905]" office:value-type="float" office:value="175.944690265487">
            <text:p>175.94469026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3:53</text:p>
          </table:table-cell>
          <table:table-cell table:number-columns-repeated="2"/>
          <table:table-cell office:value-type="float" office:value="905">
            <text:p>905</text:p>
          </table:table-cell>
          <table:table-cell table:formula="of:=[.F906]*24*60" office:value-type="float" office:value="233">
            <text:p>233</text:p>
          </table:table-cell>
          <table:table-cell/>
          <table:table-cell table:formula="of:=SUM([.J$2:.J906])/[.I906]" office:value-type="float" office:value="176.00773480663">
            <text:p>176.00773480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ri</text:p>
          </table:table-cell>
          <table:table-cell office:value-type="string">
            <text:p>pit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906">
            <text:p>906</text:p>
          </table:table-cell>
          <table:table-cell table:formula="of:=[.F907]*24*60" office:value-type="float" office:value="197">
            <text:p>197</text:p>
          </table:table-cell>
          <table:table-cell/>
          <table:table-cell table:formula="of:=SUM([.J$2:.J907])/[.I907]" office:value-type="float" office:value="176.030905077263">
            <text:p>176.03090507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907">
            <text:p>907</text:p>
          </table:table-cell>
          <table:table-cell table:formula="of:=[.F908]*24*60" office:value-type="float" office:value="150">
            <text:p>150</text:p>
          </table:table-cell>
          <table:table-cell/>
          <table:table-cell table:formula="of:=SUM([.J$2:.J908])/[.I908]" office:value-type="float" office:value="176.002205071665">
            <text:p>176.00220507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908">
            <text:p>908</text:p>
          </table:table-cell>
          <table:table-cell table:formula="of:=[.F909]*24*60" office:value-type="float" office:value="173">
            <text:p>173</text:p>
          </table:table-cell>
          <table:table-cell/>
          <table:table-cell table:formula="of:=SUM([.J$2:.J909])/[.I909]" office:value-type="float" office:value="175.998898678414">
            <text:p>175.99889867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in</text:p>
          </table:table-cell>
          <table:table-cell office:value-type="string">
            <text:p>flo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909">
            <text:p>909</text:p>
          </table:table-cell>
          <table:table-cell table:formula="of:=[.F910]*24*60" office:value-type="float" office:value="167">
            <text:p>167</text:p>
          </table:table-cell>
          <table:table-cell/>
          <table:table-cell table:formula="of:=SUM([.J$2:.J910])/[.I910]" office:value-type="float" office:value="175.98899889989">
            <text:p>175.98899889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910">
            <text:p>910</text:p>
          </table:table-cell>
          <table:table-cell table:formula="of:=[.F911]*24*60" office:value-type="float" office:value="188">
            <text:p>188</text:p>
          </table:table-cell>
          <table:table-cell/>
          <table:table-cell table:formula="of:=SUM([.J$2:.J911])/[.I911]" office:value-type="float" office:value="176.002197802198">
            <text:p>176.00219780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911">
            <text:p>911</text:p>
          </table:table-cell>
          <table:table-cell table:formula="of:=[.F912]*24*60" office:value-type="float" office:value="185">
            <text:p>185</text:p>
          </table:table-cell>
          <table:table-cell/>
          <table:table-cell table:formula="of:=SUM([.J$2:.J912])/[.I912]" office:value-type="float" office:value="176.012074643249">
            <text:p>176.012074643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mil</text:p>
          </table:table-cell>
          <table:table-cell office:value-type="string">
            <text:p>col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912">
            <text:p>912</text:p>
          </table:table-cell>
          <table:table-cell table:formula="of:=[.F913]*24*60" office:value-type="float" office:value="189">
            <text:p>189</text:p>
          </table:table-cell>
          <table:table-cell/>
          <table:table-cell table:formula="of:=SUM([.J$2:.J913])/[.I913]" office:value-type="float" office:value="176.026315789474">
            <text:p>176.02631578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25</text:p>
          </table:table-cell>
          <table:table-cell office:value-type="string">
            <text:p>(1:29</text:p>
          </table:table-cell>
          <table:table-cell office:value-type="string">
            <text:p>delay)</text:p>
          </table:table-cell>
          <table:table-cell office:value-type="float" office:value="913">
            <text:p>913</text:p>
          </table:table-cell>
          <table:table-cell table:formula="of:=[.F914]*24*60" office:value-type="float" office:value="145">
            <text:p>145</text:p>
          </table:table-cell>
          <table:table-cell/>
          <table:table-cell table:formula="of:=SUM([.J$2:.J914])/[.I914]" office:value-type="float" office:value="175.992332968237">
            <text:p>175.99233296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nyn</text:p>
          </table:table-cell>
          <table:table-cell office:value-type="string">
            <text:p>sd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914">
            <text:p>914</text:p>
          </table:table-cell>
          <table:table-cell table:formula="of:=[.F915]*24*60" office:value-type="float" office:value="195">
            <text:p>195</text:p>
          </table:table-cell>
          <table:table-cell/>
          <table:table-cell table:formula="of:=SUM([.J$2:.J915])/[.I915]" office:value-type="float" office:value="176.013129102845">
            <text:p>176.01312910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915">
            <text:p>915</text:p>
          </table:table-cell>
          <table:table-cell table:formula="of:=[.F916]*24*60" office:value-type="float" office:value="189">
            <text:p>189</text:p>
          </table:table-cell>
          <table:table-cell/>
          <table:table-cell table:formula="of:=SUM([.J$2:.J916])/[.I916]" office:value-type="float" office:value="176.027322404372">
            <text:p>176.02732240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ea</text:p>
          </table:table-cell>
          <table:table-cell office:value-type="string">
            <text:p>bos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916">
            <text:p>916</text:p>
          </table:table-cell>
          <table:table-cell table:formula="of:=[.F917]*24*60" office:value-type="float" office:value="166">
            <text:p>166</text:p>
          </table:table-cell>
          <table:table-cell/>
          <table:table-cell table:formula="of:=SUM([.J$2:.J917])/[.I917]" office:value-type="float" office:value="176.016375545852">
            <text:p>176.01637554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fn</text:p>
          </table:table-cell>
          <table:table-cell office:value-type="string">
            <text:p>was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917">
            <text:p>917</text:p>
          </table:table-cell>
          <table:table-cell table:formula="of:=[.F918]*24*60" office:value-type="float" office:value="177">
            <text:p>177</text:p>
          </table:table-cell>
          <table:table-cell/>
          <table:table-cell table:formula="of:=SUM([.J$2:.J918])/[.I918]" office:value-type="float" office:value="176.017448200654">
            <text:p>176.01744820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918">
            <text:p>918</text:p>
          </table:table-cell>
          <table:table-cell table:formula="of:=[.F919]*24*60" office:value-type="float" office:value="171">
            <text:p>171</text:p>
          </table:table-cell>
          <table:table-cell/>
          <table:table-cell table:formula="of:=SUM([.J$2:.J919])/[.I919]" office:value-type="float" office:value="176.011982570806">
            <text:p>176.01198257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tba</text:p>
          </table:table-cell>
          <table:table-cell office:value-type="string">
            <text:p>tex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919">
            <text:p>919</text:p>
          </table:table-cell>
          <table:table-cell table:formula="of:=[.F920]*24*60" office:value-type="float" office:value="192">
            <text:p>192</text:p>
          </table:table-cell>
          <table:table-cell/>
          <table:table-cell table:formula="of:=SUM([.J$2:.J920])/[.I920]" office:value-type="float" office:value="176.029379760609">
            <text:p>176.02937976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ri</text:p>
          </table:table-cell>
          <table:table-cell office:value-type="string">
            <text:p>pit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920">
            <text:p>920</text:p>
          </table:table-cell>
          <table:table-cell table:formula="of:=[.F921]*24*60" office:value-type="float" office:value="164">
            <text:p>164</text:p>
          </table:table-cell>
          <table:table-cell/>
          <table:table-cell table:formula="of:=SUM([.J$2:.J921])/[.I921]" office:value-type="float" office:value="176.016304347826">
            <text:p>176.01630434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cin</text:p>
          </table:table-cell>
          <table:table-cell office:value-type="string">
            <text:p>flo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921">
            <text:p>921</text:p>
          </table:table-cell>
          <table:table-cell table:formula="of:=[.F922]*24*60" office:value-type="float" office:value="189">
            <text:p>189</text:p>
          </table:table-cell>
          <table:table-cell/>
          <table:table-cell table:formula="of:=SUM([.J$2:.J922])/[.I922]" office:value-type="float" office:value="176.030401737242">
            <text:p>176.03040173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3:06</text:p>
          </table:table-cell>
          <table:table-cell office:value-type="string">
            <text:p>(:57</text:p>
          </table:table-cell>
          <table:table-cell office:value-type="string">
            <text:p>delay)</text:p>
          </table:table-cell>
          <table:table-cell office:value-type="float" office:value="922">
            <text:p>922</text:p>
          </table:table-cell>
          <table:table-cell table:formula="of:=[.F923]*24*60" office:value-type="float" office:value="186">
            <text:p>186</text:p>
          </table:table-cell>
          <table:table-cell/>
          <table:table-cell table:formula="of:=SUM([.J$2:.J923])/[.I923]" office:value-type="float" office:value="176.041214750542">
            <text:p>176.04121475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923">
            <text:p>923</text:p>
          </table:table-cell>
          <table:table-cell table:formula="of:=[.F924]*24*60" office:value-type="float" office:value="167">
            <text:p>167</text:p>
          </table:table-cell>
          <table:table-cell/>
          <table:table-cell table:formula="of:=SUM([.J$2:.J924])/[.I924]" office:value-type="float" office:value="176.03141928494">
            <text:p>176.03141928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924">
            <text:p>924</text:p>
          </table:table-cell>
          <table:table-cell table:formula="of:=[.F925]*24*60" office:value-type="float" office:value="178">
            <text:p>178</text:p>
          </table:table-cell>
          <table:table-cell/>
          <table:table-cell table:formula="of:=SUM([.J$2:.J925])/[.I925]" office:value-type="float" office:value="176.03354978355">
            <text:p>176.033549783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sea</text:p>
          </table:table-cell>
          <table:table-cell office:value-type="string">
            <text:p>tor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925">
            <text:p>925</text:p>
          </table:table-cell>
          <table:table-cell table:formula="of:=[.F926]*24*60" office:value-type="float" office:value="201">
            <text:p>201</text:p>
          </table:table-cell>
          <table:table-cell/>
          <table:table-cell table:formula="of:=SUM([.J$2:.J926])/[.I926]" office:value-type="float" office:value="176.060540540541">
            <text:p>176.06054054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sfn</text:p>
          </table:table-cell>
          <table:table-cell office:value-type="string">
            <text:p>was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926">
            <text:p>926</text:p>
          </table:table-cell>
          <table:table-cell table:formula="of:=[.F927]*24*60" office:value-type="float" office:value="186">
            <text:p>186</text:p>
          </table:table-cell>
          <table:table-cell/>
          <table:table-cell table:formula="of:=SUM([.J$2:.J927])/[.I927]" office:value-type="float" office:value="176.071274298056">
            <text:p>176.07127429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tba</text:p>
          </table:table-cell>
          <table:table-cell office:value-type="string">
            <text:p>an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927">
            <text:p>927</text:p>
          </table:table-cell>
          <table:table-cell table:formula="of:=[.F928]*24*60" office:value-type="float" office:value="171">
            <text:p>171</text:p>
          </table:table-cell>
          <table:table-cell/>
          <table:table-cell table:formula="of:=SUM([.J$2:.J928])/[.I928]" office:value-type="float" office:value="176.065803667745">
            <text:p>176.06580366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string">
            <text:p>nyn</text:p>
          </table:table-cell>
          <table:table-cell office:value-type="string">
            <text:p>3:18</text:p>
          </table:table-cell>
          <table:table-cell office:value-type="string">
            <text:p>(1:01</text:p>
          </table:table-cell>
          <table:table-cell office:value-type="string">
            <text:p>delay)</text:p>
          </table:table-cell>
          <table:table-cell office:value-type="float" office:value="928">
            <text:p>928</text:p>
          </table:table-cell>
          <table:table-cell table:formula="of:=[.F929]*24*60" office:value-type="float" office:value="198">
            <text:p>198</text:p>
          </table:table-cell>
          <table:table-cell/>
          <table:table-cell table:formula="of:=SUM([.J$2:.J929])/[.I929]" office:value-type="float" office:value="176.089439655172">
            <text:p>176.08943965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 office:value-type="string">
            <text:p>ch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929">
            <text:p>929</text:p>
          </table:table-cell>
          <table:table-cell table:formula="of:=[.F930]*24*60" office:value-type="float" office:value="170">
            <text:p>170</text:p>
          </table:table-cell>
          <table:table-cell/>
          <table:table-cell table:formula="of:=SUM([.J$2:.J930])/[.I930]" office:value-type="float" office:value="176.08288482239">
            <text:p>176.08288482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930">
            <text:p>930</text:p>
          </table:table-cell>
          <table:table-cell table:formula="of:=[.F931]*24*60" office:value-type="float" office:value="207">
            <text:p>207</text:p>
          </table:table-cell>
          <table:table-cell/>
          <table:table-cell table:formula="of:=SUM([.J$2:.J931])/[.I931]" office:value-type="float" office:value="176.116129032258">
            <text:p>176.11612903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931">
            <text:p>931</text:p>
          </table:table-cell>
          <table:table-cell table:formula="of:=[.F932]*24*60" office:value-type="float" office:value="154">
            <text:p>154</text:p>
          </table:table-cell>
          <table:table-cell/>
          <table:table-cell table:formula="of:=SUM([.J$2:.J932])/[.I932]" office:value-type="float" office:value="176.092373791622">
            <text:p>176.09237379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932">
            <text:p>932</text:p>
          </table:table-cell>
          <table:table-cell table:formula="of:=[.F933]*24*60" office:value-type="float" office:value="190">
            <text:p>190</text:p>
          </table:table-cell>
          <table:table-cell/>
          <table:table-cell table:formula="of:=SUM([.J$2:.J933])/[.I933]" office:value-type="float" office:value="176.107296137339">
            <text:p>176.10729613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mil</text:p>
          </table:table-cell>
          <table:table-cell office:value-type="string">
            <text:p>hou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933">
            <text:p>933</text:p>
          </table:table-cell>
          <table:table-cell table:formula="of:=[.F934]*24*60" office:value-type="float" office:value="146">
            <text:p>146</text:p>
          </table:table-cell>
          <table:table-cell/>
          <table:table-cell table:formula="of:=SUM([.J$2:.J934])/[.I934]" office:value-type="float" office:value="176.075026795284">
            <text:p>176.07502679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2:06</text:p>
          </table:table-cell>
          <table:table-cell table:number-columns-repeated="2"/>
          <table:table-cell office:value-type="float" office:value="934">
            <text:p>934</text:p>
          </table:table-cell>
          <table:table-cell table:formula="of:=[.F935]*24*60" office:value-type="float" office:value="126">
            <text:p>126</text:p>
          </table:table-cell>
          <table:table-cell/>
          <table:table-cell table:formula="of:=SUM([.J$2:.J935])/[.I935]" office:value-type="float" office:value="176.021413276231">
            <text:p>176.02141327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nya</text:p>
          </table:table-cell>
          <table:table-cell office:value-type="string">
            <text:p>oak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935">
            <text:p>935</text:p>
          </table:table-cell>
          <table:table-cell table:formula="of:=[.F936]*24*60" office:value-type="float" office:value="178">
            <text:p>178</text:p>
          </table:table-cell>
          <table:table-cell/>
          <table:table-cell table:formula="of:=SUM([.J$2:.J936])/[.I936]" office:value-type="float" office:value="176.023529411765">
            <text:p>176.02352941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936">
            <text:p>936</text:p>
          </table:table-cell>
          <table:table-cell table:formula="of:=[.F937]*24*60" office:value-type="float" office:value="157">
            <text:p>157</text:p>
          </table:table-cell>
          <table:table-cell/>
          <table:table-cell table:formula="of:=SUM([.J$2:.J937])/[.I937]" office:value-type="float" office:value="176.003205128205">
            <text:p>176.003205128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sea</text:p>
          </table:table-cell>
          <table:table-cell office:value-type="string">
            <text:p>tor</text:p>
          </table:table-cell>
          <table:table-cell office:value-type="string">
            <text:p>2:02</text:p>
          </table:table-cell>
          <table:table-cell table:number-columns-repeated="2"/>
          <table:table-cell office:value-type="float" office:value="937">
            <text:p>937</text:p>
          </table:table-cell>
          <table:table-cell table:formula="of:=[.F938]*24*60" office:value-type="float" office:value="122">
            <text:p>122</text:p>
          </table:table-cell>
          <table:table-cell/>
          <table:table-cell table:formula="of:=SUM([.J$2:.J938])/[.I938]" office:value-type="float" office:value="175.945570971185">
            <text:p>175.94557097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938">
            <text:p>938</text:p>
          </table:table-cell>
          <table:table-cell table:formula="of:=[.F939]*24*60" office:value-type="float" office:value="150">
            <text:p>150</text:p>
          </table:table-cell>
          <table:table-cell/>
          <table:table-cell table:formula="of:=SUM([.J$2:.J939])/[.I939]" office:value-type="float" office:value="175.917910447761">
            <text:p>175.91791044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tba</text:p>
          </table:table-cell>
          <table:table-cell office:value-type="string">
            <text:p>ana</text:p>
          </table:table-cell>
          <table:table-cell office:value-type="string">
            <text:p>2:01</text:p>
          </table:table-cell>
          <table:table-cell table:number-columns-repeated="2"/>
          <table:table-cell office:value-type="float" office:value="939">
            <text:p>939</text:p>
          </table:table-cell>
          <table:table-cell table:formula="of:=[.F940]*24*60" office:value-type="float" office:value="121">
            <text:p>121</text:p>
          </table:table-cell>
          <table:table-cell/>
          <table:table-cell table:formula="of:=SUM([.J$2:.J940])/[.I940]" office:value-type="float" office:value="175.859424920128">
            <text:p>175.85942492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940">
            <text:p>940</text:p>
          </table:table-cell>
          <table:table-cell table:formula="of:=[.F941]*24*60" office:value-type="float" office:value="197">
            <text:p>197</text:p>
          </table:table-cell>
          <table:table-cell/>
          <table:table-cell table:formula="of:=SUM([.J$2:.J941])/[.I941]" office:value-type="float" office:value="175.881914893617">
            <text:p>175.881914893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was</text:p>
          </table:table-cell>
          <table:table-cell office:value-type="string">
            <text:p>pit</text:p>
          </table:table-cell>
          <table:table-cell office:value-type="string">
            <text:p>2:38</text:p>
          </table:table-cell>
          <table:table-cell office:value-type="string">
            <text:p>(:10</text:p>
          </table:table-cell>
          <table:table-cell office:value-type="string">
            <text:p>delay)</text:p>
          </table:table-cell>
          <table:table-cell office:value-type="float" office:value="941">
            <text:p>941</text:p>
          </table:table-cell>
          <table:table-cell table:formula="of:=[.F942]*24*60" office:value-type="float" office:value="158">
            <text:p>158</text:p>
          </table:table-cell>
          <table:table-cell/>
          <table:table-cell table:formula="of:=SUM([.J$2:.J942])/[.I942]" office:value-type="float" office:value="175.862911795962">
            <text:p>175.8629117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ari</text:p>
          </table:table-cell>
          <table:table-cell office:value-type="string">
            <text:p>nyn</text:p>
          </table:table-cell>
          <table:table-cell office:value-type="string">
            <text:p>3:54</text:p>
          </table:table-cell>
          <table:table-cell table:number-columns-repeated="2"/>
          <table:table-cell office:value-type="float" office:value="942">
            <text:p>942</text:p>
          </table:table-cell>
          <table:table-cell table:formula="of:=[.F943]*24*60" office:value-type="float" office:value="234">
            <text:p>234</text:p>
          </table:table-cell>
          <table:table-cell/>
          <table:table-cell table:formula="of:=SUM([.J$2:.J943])/[.I943]" office:value-type="float" office:value="175.924628450106">
            <text:p>175.92462845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atl</text:p>
          </table:table-cell>
          <table:table-cell office:value-type="string">
            <text:p>ch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943">
            <text:p>943</text:p>
          </table:table-cell>
          <table:table-cell table:formula="of:=[.F944]*24*60" office:value-type="float" office:value="145">
            <text:p>145</text:p>
          </table:table-cell>
          <table:table-cell/>
          <table:table-cell table:formula="of:=SUM([.J$2:.J944])/[.I944]" office:value-type="float" office:value="175.89183457052">
            <text:p>175.89183457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944">
            <text:p>944</text:p>
          </table:table-cell>
          <table:table-cell table:formula="of:=[.F945]*24*60" office:value-type="float" office:value="167">
            <text:p>167</text:p>
          </table:table-cell>
          <table:table-cell/>
          <table:table-cell table:formula="of:=SUM([.J$2:.J945])/[.I945]" office:value-type="float" office:value="175.882415254237">
            <text:p>175.88241525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945">
            <text:p>945</text:p>
          </table:table-cell>
          <table:table-cell table:formula="of:=[.F946]*24*60" office:value-type="float" office:value="133">
            <text:p>133</text:p>
          </table:table-cell>
          <table:table-cell/>
          <table:table-cell table:formula="of:=SUM([.J$2:.J946])/[.I946]" office:value-type="float" office:value="175.837037037037">
            <text:p>175.8370370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2:07</text:p>
          </table:table-cell>
          <table:table-cell table:number-columns-repeated="2"/>
          <table:table-cell office:value-type="float" office:value="946">
            <text:p>946</text:p>
          </table:table-cell>
          <table:table-cell table:formula="of:=[.F947]*24*60" office:value-type="float" office:value="127">
            <text:p>127</text:p>
          </table:table-cell>
          <table:table-cell/>
          <table:table-cell table:formula="of:=SUM([.J$2:.J947])/[.I947]" office:value-type="float" office:value="175.785412262156">
            <text:p>175.78541226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mil</text:p>
          </table:table-cell>
          <table:table-cell office:value-type="string">
            <text:p>hou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947">
            <text:p>947</text:p>
          </table:table-cell>
          <table:table-cell table:formula="of:=[.F948]*24*60" office:value-type="float" office:value="191">
            <text:p>191</text:p>
          </table:table-cell>
          <table:table-cell/>
          <table:table-cell table:formula="of:=SUM([.J$2:.J948])/[.I948]" office:value-type="float" office:value="175.801478352693">
            <text:p>175.80147835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948">
            <text:p>948</text:p>
          </table:table-cell>
          <table:table-cell table:formula="of:=[.F949]*24*60" office:value-type="float" office:value="179">
            <text:p>179</text:p>
          </table:table-cell>
          <table:table-cell/>
          <table:table-cell table:formula="of:=SUM([.J$2:.J949])/[.I949]" office:value-type="float" office:value="175.804852320675">
            <text:p>175.80485232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nya</text:p>
          </table:table-cell>
          <table:table-cell office:value-type="string">
            <text:p>oak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949">
            <text:p>949</text:p>
          </table:table-cell>
          <table:table-cell table:formula="of:=[.F950]*24*60" office:value-type="float" office:value="164">
            <text:p>164</text:p>
          </table:table-cell>
          <table:table-cell/>
          <table:table-cell table:formula="of:=SUM([.J$2:.J950])/[.I950]" office:value-type="float" office:value="175.792413066386">
            <text:p>175.79241306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950">
            <text:p>950</text:p>
          </table:table-cell>
          <table:table-cell table:formula="of:=[.F951]*24*60" office:value-type="float" office:value="150">
            <text:p>150</text:p>
          </table:table-cell>
          <table:table-cell/>
          <table:table-cell table:formula="of:=SUM([.J$2:.J951])/[.I951]" office:value-type="float" office:value="175.765263157895">
            <text:p>175.765263157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sea</text:p>
          </table:table-cell>
          <table:table-cell office:value-type="string">
            <text:p>tor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951">
            <text:p>951</text:p>
          </table:table-cell>
          <table:table-cell table:formula="of:=[.F952]*24*60" office:value-type="float" office:value="154">
            <text:p>154</text:p>
          </table:table-cell>
          <table:table-cell/>
          <table:table-cell table:formula="of:=SUM([.J$2:.J952])/[.I952]" office:value-type="float" office:value="175.742376445846">
            <text:p>175.74237644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952">
            <text:p>952</text:p>
          </table:table-cell>
          <table:table-cell table:formula="of:=[.F953]*24*60" office:value-type="float" office:value="161">
            <text:p>161</text:p>
          </table:table-cell>
          <table:table-cell/>
          <table:table-cell table:formula="of:=SUM([.J$2:.J953])/[.I953]" office:value-type="float" office:value="175.726890756303">
            <text:p>175.72689075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953">
            <text:p>953</text:p>
          </table:table-cell>
          <table:table-cell table:formula="of:=[.F954]*24*60" office:value-type="float" office:value="136">
            <text:p>136</text:p>
          </table:table-cell>
          <table:table-cell/>
          <table:table-cell table:formula="of:=SUM([.J$2:.J954])/[.I954]" office:value-type="float" office:value="175.685204616999">
            <text:p>175.6852046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tba</text:p>
          </table:table-cell>
          <table:table-cell office:value-type="string">
            <text:p>an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954">
            <text:p>954</text:p>
          </table:table-cell>
          <table:table-cell table:formula="of:=[.F955]*24*60" office:value-type="float" office:value="150">
            <text:p>150</text:p>
          </table:table-cell>
          <table:table-cell/>
          <table:table-cell table:formula="of:=SUM([.J$2:.J955])/[.I955]" office:value-type="float" office:value="175.658280922432">
            <text:p>175.65828092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string">
            <text:p>3:38</text:p>
          </table:table-cell>
          <table:table-cell table:number-columns-repeated="2"/>
          <table:table-cell office:value-type="float" office:value="955">
            <text:p>955</text:p>
          </table:table-cell>
          <table:table-cell table:formula="of:=[.F956]*24*60" office:value-type="float" office:value="218">
            <text:p>218</text:p>
          </table:table-cell>
          <table:table-cell/>
          <table:table-cell table:formula="of:=SUM([.J$2:.J956])/[.I956]" office:value-type="float" office:value="175.702617801047">
            <text:p>175.70261780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was</text:p>
          </table:table-cell>
          <table:table-cell office:value-type="string">
            <text:p>pit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956">
            <text:p>956</text:p>
          </table:table-cell>
          <table:table-cell table:formula="of:=[.F957]*24*60" office:value-type="float" office:value="159">
            <text:p>159</text:p>
          </table:table-cell>
          <table:table-cell/>
          <table:table-cell table:formula="of:=SUM([.J$2:.J957])/[.I957]" office:value-type="float" office:value="175.685146443515">
            <text:p>175.68514644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ari</text:p>
          </table:table-cell>
          <table:table-cell office:value-type="string">
            <text:p>nyn</text:p>
          </table:table-cell>
          <table:table-cell office:value-type="string">
            <text:p>3:36</text:p>
          </table:table-cell>
          <table:table-cell table:number-columns-repeated="2"/>
          <table:table-cell office:value-type="float" office:value="957">
            <text:p>957</text:p>
          </table:table-cell>
          <table:table-cell table:formula="of:=[.F958]*24*60" office:value-type="float" office:value="216">
            <text:p>216</text:p>
          </table:table-cell>
          <table:table-cell/>
          <table:table-cell table:formula="of:=SUM([.J$2:.J958])/[.I958]" office:value-type="float" office:value="175.727272727273">
            <text:p>175.72727272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atl</text:p>
          </table:table-cell>
          <table:table-cell office:value-type="string">
            <text:p>chn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958">
            <text:p>958</text:p>
          </table:table-cell>
          <table:table-cell table:formula="of:=[.F959]*24*60" office:value-type="float" office:value="202">
            <text:p>202</text:p>
          </table:table-cell>
          <table:table-cell/>
          <table:table-cell table:formula="of:=SUM([.J$2:.J959])/[.I959]" office:value-type="float" office:value="175.754697286013">
            <text:p>175.7546972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959">
            <text:p>959</text:p>
          </table:table-cell>
          <table:table-cell table:formula="of:=[.F960]*24*60" office:value-type="float" office:value="158">
            <text:p>158</text:p>
          </table:table-cell>
          <table:table-cell/>
          <table:table-cell table:formula="of:=SUM([.J$2:.J960])/[.I960]" office:value-type="float" office:value="175.736183524505">
            <text:p>175.73618352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2:04</text:p>
          </table:table-cell>
          <table:table-cell table:number-columns-repeated="2"/>
          <table:table-cell office:value-type="float" office:value="960">
            <text:p>960</text:p>
          </table:table-cell>
          <table:table-cell table:formula="of:=[.F961]*24*60" office:value-type="float" office:value="124">
            <text:p>124</text:p>
          </table:table-cell>
          <table:table-cell/>
          <table:table-cell table:formula="of:=SUM([.J$2:.J961])/[.I961]" office:value-type="float" office:value="175.682291666667">
            <text:p>175.682291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961">
            <text:p>961</text:p>
          </table:table-cell>
          <table:table-cell table:formula="of:=[.F962]*24*60" office:value-type="float" office:value="158">
            <text:p>158</text:p>
          </table:table-cell>
          <table:table-cell/>
          <table:table-cell table:formula="of:=SUM([.J$2:.J962])/[.I962]" office:value-type="float" office:value="175.663891779396">
            <text:p>175.66389177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mil</text:p>
          </table:table-cell>
          <table:table-cell office:value-type="string">
            <text:p>hou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962">
            <text:p>962</text:p>
          </table:table-cell>
          <table:table-cell table:formula="of:=[.F963]*24*60" office:value-type="float" office:value="173">
            <text:p>173</text:p>
          </table:table-cell>
          <table:table-cell/>
          <table:table-cell table:formula="of:=SUM([.J$2:.J963])/[.I963]" office:value-type="float" office:value="175.661122661123">
            <text:p>175.66112266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963">
            <text:p>963</text:p>
          </table:table-cell>
          <table:table-cell table:formula="of:=[.F964]*24*60" office:value-type="float" office:value="177">
            <text:p>177</text:p>
          </table:table-cell>
          <table:table-cell/>
          <table:table-cell table:formula="of:=SUM([.J$2:.J964])/[.I964]" office:value-type="float" office:value="175.66251298027">
            <text:p>175.66251298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nya</text:p>
          </table:table-cell>
          <table:table-cell office:value-type="string">
            <text:p>oak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964">
            <text:p>964</text:p>
          </table:table-cell>
          <table:table-cell table:formula="of:=[.F965]*24*60" office:value-type="float" office:value="150">
            <text:p>150</text:p>
          </table:table-cell>
          <table:table-cell/>
          <table:table-cell table:formula="of:=SUM([.J$2:.J965])/[.I965]" office:value-type="float" office:value="175.635892116183">
            <text:p>175.63589211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2:29</text:p>
          </table:table-cell>
          <table:table-cell office:value-type="string">
            <text:p>(:36</text:p>
          </table:table-cell>
          <table:table-cell office:value-type="string">
            <text:p>delay)</text:p>
          </table:table-cell>
          <table:table-cell office:value-type="float" office:value="965">
            <text:p>965</text:p>
          </table:table-cell>
          <table:table-cell table:formula="of:=[.F966]*24*60" office:value-type="float" office:value="149">
            <text:p>149</text:p>
          </table:table-cell>
          <table:table-cell/>
          <table:table-cell table:formula="of:=SUM([.J$2:.J966])/[.I966]" office:value-type="float" office:value="175.60829015544">
            <text:p>175.60829015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966">
            <text:p>966</text:p>
          </table:table-cell>
          <table:table-cell table:formula="of:=[.F967]*24*60" office:value-type="float" office:value="196">
            <text:p>196</text:p>
          </table:table-cell>
          <table:table-cell/>
          <table:table-cell table:formula="of:=SUM([.J$2:.J967])/[.I967]" office:value-type="float" office:value="175.629399585921">
            <text:p>175.62939958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967">
            <text:p>967</text:p>
          </table:table-cell>
          <table:table-cell table:formula="of:=[.F968]*24*60" office:value-type="float" office:value="156">
            <text:p>156</text:p>
          </table:table-cell>
          <table:table-cell/>
          <table:table-cell table:formula="of:=SUM([.J$2:.J968])/[.I968]" office:value-type="float" office:value="175.609100310238">
            <text:p>175.60910031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968">
            <text:p>968</text:p>
          </table:table-cell>
          <table:table-cell table:formula="of:=[.F969]*24*60" office:value-type="float" office:value="152">
            <text:p>152</text:p>
          </table:table-cell>
          <table:table-cell/>
          <table:table-cell table:formula="of:=SUM([.J$2:.J969])/[.I969]" office:value-type="float" office:value="175.584710743802">
            <text:p>175.584710743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was</text:p>
          </table:table-cell>
          <table:table-cell office:value-type="string">
            <text:p>pit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969">
            <text:p>969</text:p>
          </table:table-cell>
          <table:table-cell table:formula="of:=[.F970]*24*60" office:value-type="float" office:value="179">
            <text:p>179</text:p>
          </table:table-cell>
          <table:table-cell/>
          <table:table-cell table:formula="of:=SUM([.J$2:.J970])/[.I970]" office:value-type="float" office:value="175.588235294118">
            <text:p>175.58823529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atl</text:p>
          </table:table-cell>
          <table:table-cell office:value-type="string">
            <text:p>ana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970">
            <text:p>970</text:p>
          </table:table-cell>
          <table:table-cell table:formula="of:=[.F971]*24*60" office:value-type="float" office:value="137">
            <text:p>137</text:p>
          </table:table-cell>
          <table:table-cell/>
          <table:table-cell table:formula="of:=SUM([.J$2:.J971])/[.I971]" office:value-type="float" office:value="175.548453608247">
            <text:p>175.54845360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bos</text:p>
          </table:table-cell>
          <table:table-cell office:value-type="string">
            <text:p>cin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971">
            <text:p>971</text:p>
          </table:table-cell>
          <table:table-cell table:formula="of:=[.F972]*24*60" office:value-type="float" office:value="141">
            <text:p>141</text:p>
          </table:table-cell>
          <table:table-cell/>
          <table:table-cell table:formula="of:=SUM([.J$2:.J972])/[.I972]" office:value-type="float" office:value="175.512873326468">
            <text:p>175.51287332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chn</text:p>
          </table:table-cell>
          <table:table-cell office:value-type="string">
            <text:p>tor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972">
            <text:p>972</text:p>
          </table:table-cell>
          <table:table-cell table:formula="of:=[.F973]*24*60" office:value-type="float" office:value="189">
            <text:p>189</text:p>
          </table:table-cell>
          <table:table-cell/>
          <table:table-cell table:formula="of:=SUM([.J$2:.J973])/[.I973]" office:value-type="float" office:value="175.526748971193">
            <text:p>175.52674897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col</text:p>
          </table:table-cell>
          <table:table-cell office:value-type="string">
            <text:p>ch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973">
            <text:p>973</text:p>
          </table:table-cell>
          <table:table-cell table:formula="of:=[.F974]*24*60" office:value-type="float" office:value="148">
            <text:p>148</text:p>
          </table:table-cell>
          <table:table-cell/>
          <table:table-cell table:formula="of:=SUM([.J$2:.J974])/[.I974]" office:value-type="float" office:value="175.498458376156">
            <text:p>175.49845837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flo</text:p>
          </table:table-cell>
          <table:table-cell office:value-type="string">
            <text:p>tb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974">
            <text:p>974</text:p>
          </table:table-cell>
          <table:table-cell table:formula="of:=[.F975]*24*60" office:value-type="float" office:value="177">
            <text:p>177</text:p>
          </table:table-cell>
          <table:table-cell/>
          <table:table-cell table:formula="of:=SUM([.J$2:.J975])/[.I975]" office:value-type="float" office:value="175.5">
            <text:p>175.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kca</text:p>
          </table:table-cell>
          <table:table-cell office:value-type="string">
            <text:p>ari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975">
            <text:p>975</text:p>
          </table:table-cell>
          <table:table-cell table:formula="of:=[.F976]*24*60" office:value-type="float" office:value="173">
            <text:p>173</text:p>
          </table:table-cell>
          <table:table-cell/>
          <table:table-cell table:formula="of:=SUM([.J$2:.J976])/[.I976]" office:value-type="float" office:value="175.497435897436">
            <text:p>175.49743589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lan</text:p>
          </table:table-cell>
          <table:table-cell office:value-type="string">
            <text:p>det</text:p>
          </table:table-cell>
          <table:table-cell office:value-type="string">
            <text:p>2:34</text:p>
          </table:table-cell>
          <table:table-cell office:value-type="string">
            <text:p>(1:05</text:p>
          </table:table-cell>
          <table:table-cell office:value-type="string">
            <text:p>delay)</text:p>
          </table:table-cell>
          <table:table-cell office:value-type="float" office:value="976">
            <text:p>976</text:p>
          </table:table-cell>
          <table:table-cell table:formula="of:=[.F977]*24*60" office:value-type="float" office:value="154">
            <text:p>154</text:p>
          </table:table-cell>
          <table:table-cell/>
          <table:table-cell table:formula="of:=SUM([.J$2:.J977])/[.I977]" office:value-type="float" office:value="175.475409836066">
            <text:p>175.475409836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min</text:p>
          </table:table-cell>
          <table:table-cell office:value-type="string">
            <text:p>mil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977">
            <text:p>977</text:p>
          </table:table-cell>
          <table:table-cell table:formula="of:=[.F978]*24*60" office:value-type="float" office:value="153">
            <text:p>153</text:p>
          </table:table-cell>
          <table:table-cell/>
          <table:table-cell table:formula="of:=SUM([.J$2:.J978])/[.I978]" office:value-type="float" office:value="175.452405322416">
            <text:p>175.45240532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nya</text:p>
          </table:table-cell>
          <table:table-cell office:value-type="string">
            <text:p>hou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978">
            <text:p>978</text:p>
          </table:table-cell>
          <table:table-cell table:formula="of:=[.F979]*24*60" office:value-type="float" office:value="177">
            <text:p>177</text:p>
          </table:table-cell>
          <table:table-cell/>
          <table:table-cell table:formula="of:=SUM([.J$2:.J979])/[.I979]" office:value-type="float" office:value="175.453987730061">
            <text:p>175.45398773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oak</text:p>
          </table:table-cell>
          <table:table-cell office:value-type="string">
            <text:p>sfn</text:p>
          </table:table-cell>
          <table:table-cell office:value-type="string">
            <text:p>2:48</text:p>
          </table:table-cell>
          <table:table-cell office:value-type="string">
            <text:p>(:02</text:p>
          </table:table-cell>
          <table:table-cell office:value-type="string">
            <text:p>delay)</text:p>
          </table:table-cell>
          <table:table-cell office:value-type="float" office:value="979">
            <text:p>979</text:p>
          </table:table-cell>
          <table:table-cell table:formula="of:=[.F980]*24*60" office:value-type="float" office:value="168">
            <text:p>168</text:p>
          </table:table-cell>
          <table:table-cell/>
          <table:table-cell table:formula="of:=SUM([.J$2:.J980])/[.I980]" office:value-type="float" office:value="175.446373850868">
            <text:p>175.44637385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phi</text:p>
          </table:table-cell>
          <table:table-cell office:value-type="string">
            <text:p>sln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980">
            <text:p>980</text:p>
          </table:table-cell>
          <table:table-cell table:formula="of:=[.F981]*24*60" office:value-type="float" office:value="207">
            <text:p>207</text:p>
          </table:table-cell>
          <table:table-cell/>
          <table:table-cell table:formula="of:=SUM([.J$2:.J981])/[.I981]" office:value-type="float" office:value="175.478571428571">
            <text:p>175.47857142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pit</text:p>
          </table:table-cell>
          <table:table-cell office:value-type="string">
            <text:p>bal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981">
            <text:p>981</text:p>
          </table:table-cell>
          <table:table-cell table:formula="of:=[.F982]*24*60" office:value-type="float" office:value="174">
            <text:p>174</text:p>
          </table:table-cell>
          <table:table-cell/>
          <table:table-cell table:formula="of:=SUM([.J$2:.J982])/[.I982]" office:value-type="float" office:value="175.477064220183">
            <text:p>175.47706422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sdn</text:p>
          </table:table-cell>
          <table:table-cell office:value-type="string">
            <text:p>cle</text:p>
          </table:table-cell>
          <table:table-cell office:value-type="string">
            <text:p>3:32</text:p>
          </table:table-cell>
          <table:table-cell office:value-type="string">
            <text:p>(2:43</text:p>
          </table:table-cell>
          <table:table-cell office:value-type="string">
            <text:p>delay)</text:p>
          </table:table-cell>
          <table:table-cell office:value-type="float" office:value="982">
            <text:p>982</text:p>
          </table:table-cell>
          <table:table-cell table:formula="of:=[.F983]*24*60" office:value-type="float" office:value="212">
            <text:p>212</text:p>
          </table:table-cell>
          <table:table-cell/>
          <table:table-cell table:formula="of:=SUM([.J$2:.J983])/[.I983]" office:value-type="float" office:value="175.514256619145">
            <text:p>175.51425661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tex</text:p>
          </table:table-cell>
          <table:table-cell office:value-type="string">
            <text:p>ny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983">
            <text:p>983</text:p>
          </table:table-cell>
          <table:table-cell table:formula="of:=[.F984]*24*60" office:value-type="float" office:value="172">
            <text:p>172</text:p>
          </table:table-cell>
          <table:table-cell/>
          <table:table-cell table:formula="of:=SUM([.J$2:.J984])/[.I984]" office:value-type="float" office:value="175.510681586979">
            <text:p>175.51068158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was</text:p>
          </table:table-cell>
          <table:table-cell office:value-type="string">
            <text:p>se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984">
            <text:p>984</text:p>
          </table:table-cell>
          <table:table-cell table:formula="of:=[.F985]*24*60" office:value-type="float" office:value="181">
            <text:p>181</text:p>
          </table:table-cell>
          <table:table-cell/>
          <table:table-cell table:formula="of:=SUM([.J$2:.J985])/[.I985]" office:value-type="float" office:value="175.516260162602">
            <text:p>175.51626016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atl</text:p>
          </table:table-cell>
          <table:table-cell office:value-type="string">
            <text:p>ana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985">
            <text:p>985</text:p>
          </table:table-cell>
          <table:table-cell table:formula="of:=[.F986]*24*60" office:value-type="float" office:value="180">
            <text:p>180</text:p>
          </table:table-cell>
          <table:table-cell/>
          <table:table-cell table:formula="of:=SUM([.J$2:.J986])/[.I986]" office:value-type="float" office:value="175.520812182741">
            <text:p>175.52081218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bos</text:p>
          </table:table-cell>
          <table:table-cell office:value-type="string">
            <text:p>cin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986">
            <text:p>986</text:p>
          </table:table-cell>
          <table:table-cell table:formula="of:=[.F987]*24*60" office:value-type="float" office:value="190">
            <text:p>190</text:p>
          </table:table-cell>
          <table:table-cell/>
          <table:table-cell table:formula="of:=SUM([.J$2:.J987])/[.I987]" office:value-type="float" office:value="175.535496957404">
            <text:p>175.53549695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chn</text:p>
          </table:table-cell>
          <table:table-cell office:value-type="string">
            <text:p>tor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987">
            <text:p>987</text:p>
          </table:table-cell>
          <table:table-cell table:formula="of:=[.F988]*24*60" office:value-type="float" office:value="158">
            <text:p>158</text:p>
          </table:table-cell>
          <table:table-cell/>
          <table:table-cell table:formula="of:=SUM([.J$2:.J988])/[.I988]" office:value-type="float" office:value="175.517730496454">
            <text:p>175.51773049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col</text:p>
          </table:table-cell>
          <table:table-cell office:value-type="string">
            <text:p>cha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988">
            <text:p>988</text:p>
          </table:table-cell>
          <table:table-cell table:formula="of:=[.F989]*24*60" office:value-type="float" office:value="176">
            <text:p>176</text:p>
          </table:table-cell>
          <table:table-cell/>
          <table:table-cell table:formula="of:=SUM([.J$2:.J989])/[.I989]" office:value-type="float" office:value="175.518218623482">
            <text:p>175.51821862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flo</text:p>
          </table:table-cell>
          <table:table-cell office:value-type="string">
            <text:p>tb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989">
            <text:p>989</text:p>
          </table:table-cell>
          <table:table-cell table:formula="of:=[.F990]*24*60" office:value-type="float" office:value="178">
            <text:p>178</text:p>
          </table:table-cell>
          <table:table-cell/>
          <table:table-cell table:formula="of:=SUM([.J$2:.J990])/[.I990]" office:value-type="float" office:value="175.520728008089">
            <text:p>175.52072800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kca</text:p>
          </table:table-cell>
          <table:table-cell office:value-type="string">
            <text:p>ari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990">
            <text:p>990</text:p>
          </table:table-cell>
          <table:table-cell table:formula="of:=[.F991]*24*60" office:value-type="float" office:value="164">
            <text:p>164</text:p>
          </table:table-cell>
          <table:table-cell/>
          <table:table-cell table:formula="of:=SUM([.J$2:.J991])/[.I991]" office:value-type="float" office:value="175.509090909091">
            <text:p>175.50909090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lan</text:p>
          </table:table-cell>
          <table:table-cell office:value-type="string">
            <text:p>det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991">
            <text:p>991</text:p>
          </table:table-cell>
          <table:table-cell table:formula="of:=[.F992]*24*60" office:value-type="float" office:value="181">
            <text:p>181</text:p>
          </table:table-cell>
          <table:table-cell/>
          <table:table-cell table:formula="of:=SUM([.J$2:.J992])/[.I992]" office:value-type="float" office:value="175.514631685167">
            <text:p>175.514631685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min</text:p>
          </table:table-cell>
          <table:table-cell office:value-type="string">
            <text:p>mil</text:p>
          </table:table-cell>
          <table:table-cell office:value-type="string">
            <text:p>3:44</text:p>
          </table:table-cell>
          <table:table-cell table:number-columns-repeated="2"/>
          <table:table-cell office:value-type="float" office:value="992">
            <text:p>992</text:p>
          </table:table-cell>
          <table:table-cell table:formula="of:=[.F993]*24*60" office:value-type="float" office:value="224">
            <text:p>224</text:p>
          </table:table-cell>
          <table:table-cell/>
          <table:table-cell table:formula="of:=SUM([.J$2:.J993])/[.I993]" office:value-type="float" office:value="175.563508064516">
            <text:p>175.56350806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nya</text:p>
          </table:table-cell>
          <table:table-cell office:value-type="string">
            <text:p>hou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993">
            <text:p>993</text:p>
          </table:table-cell>
          <table:table-cell table:formula="of:=[.F994]*24*60" office:value-type="float" office:value="177">
            <text:p>177</text:p>
          </table:table-cell>
          <table:table-cell/>
          <table:table-cell table:formula="of:=SUM([.J$2:.J994])/[.I994]" office:value-type="float" office:value="175.564954682779">
            <text:p>175.56495468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oak</text:p>
          </table:table-cell>
          <table:table-cell office:value-type="string">
            <text:p>sf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994">
            <text:p>994</text:p>
          </table:table-cell>
          <table:table-cell table:formula="of:=[.F995]*24*60" office:value-type="float" office:value="165">
            <text:p>165</text:p>
          </table:table-cell>
          <table:table-cell/>
          <table:table-cell table:formula="of:=SUM([.J$2:.J995])/[.I995]" office:value-type="float" office:value="175.554325955734">
            <text:p>175.55432595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phi</text:p>
          </table:table-cell>
          <table:table-cell office:value-type="string">
            <text:p>sln</text:p>
          </table:table-cell>
          <table:table-cell office:value-type="string">
            <text:p>2:11</text:p>
          </table:table-cell>
          <table:table-cell table:number-columns-repeated="2"/>
          <table:table-cell office:value-type="float" office:value="995">
            <text:p>995</text:p>
          </table:table-cell>
          <table:table-cell table:formula="of:=[.F996]*24*60" office:value-type="float" office:value="131">
            <text:p>131</text:p>
          </table:table-cell>
          <table:table-cell/>
          <table:table-cell table:formula="of:=SUM([.J$2:.J996])/[.I996]" office:value-type="float" office:value="175.509547738693">
            <text:p>175.50954773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pit</text:p>
          </table:table-cell>
          <table:table-cell office:value-type="string">
            <text:p>bal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996">
            <text:p>996</text:p>
          </table:table-cell>
          <table:table-cell table:formula="of:=[.F997]*24*60" office:value-type="float" office:value="192">
            <text:p>192</text:p>
          </table:table-cell>
          <table:table-cell/>
          <table:table-cell table:formula="of:=SUM([.J$2:.J997])/[.I997]" office:value-type="float" office:value="175.526104417671">
            <text:p>175.52610441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sdn</text:p>
          </table:table-cell>
          <table:table-cell office:value-type="string">
            <text:p>cle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997">
            <text:p>997</text:p>
          </table:table-cell>
          <table:table-cell table:formula="of:=[.F998]*24*60" office:value-type="float" office:value="204">
            <text:p>204</text:p>
          </table:table-cell>
          <table:table-cell/>
          <table:table-cell table:formula="of:=SUM([.J$2:.J998])/[.I998]" office:value-type="float" office:value="175.554663991976">
            <text:p>175.55466399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was</text:p>
          </table:table-cell>
          <table:table-cell office:value-type="string">
            <text:p>sea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998">
            <text:p>998</text:p>
          </table:table-cell>
          <table:table-cell table:formula="of:=[.F999]*24*60" office:value-type="float" office:value="169">
            <text:p>169</text:p>
          </table:table-cell>
          <table:table-cell/>
          <table:table-cell table:formula="of:=SUM([.J$2:.J999])/[.I999]" office:value-type="float" office:value="175.548096192385">
            <text:p>175.54809619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atl</text:p>
          </table:table-cell>
          <table:table-cell office:value-type="string">
            <text:p>ana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999">
            <text:p>999</text:p>
          </table:table-cell>
          <table:table-cell table:formula="of:=[.F1000]*24*60" office:value-type="float" office:value="134">
            <text:p>134</text:p>
          </table:table-cell>
          <table:table-cell/>
          <table:table-cell table:formula="of:=SUM([.J$2:.J1000])/[.I1000]" office:value-type="float" office:value="175.506506506507">
            <text:p>175.50650650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bos</text:p>
          </table:table-cell>
          <table:table-cell office:value-type="string">
            <text:p>ci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[.F1001]*24*60" office:value-type="float" office:value="187">
            <text:p>187</text:p>
          </table:table-cell>
          <table:table-cell/>
          <table:table-cell table:formula="of:=SUM([.J$2:.J1001])/[.I1001]" office:value-type="float" office:value="175.518">
            <text:p>175.5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hn</text:p>
          </table:table-cell>
          <table:table-cell office:value-type="string">
            <text:p>tor</text:p>
          </table:table-cell>
          <table:table-cell office:value-type="string">
            <text:p>2:59</text:p>
          </table:table-cell>
          <table:table-cell office:value-type="string">
            <text:p>(:03</text:p>
          </table:table-cell>
          <table:table-cell office:value-type="string">
            <text:p>delay)</text:p>
          </table:table-cell>
          <table:table-cell office:value-type="float" office:value="1001">
            <text:p>1001</text:p>
          </table:table-cell>
          <table:table-cell table:formula="of:=[.F1002]*24*60" office:value-type="float" office:value="179">
            <text:p>179</text:p>
          </table:table-cell>
          <table:table-cell/>
          <table:table-cell table:formula="of:=SUM([.J$2:.J1002])/[.I1002]" office:value-type="float" office:value="175.521478521479">
            <text:p>175.52147852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ol</text:p>
          </table:table-cell>
          <table:table-cell office:value-type="string">
            <text:p>ch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002">
            <text:p>1002</text:p>
          </table:table-cell>
          <table:table-cell table:formula="of:=[.F1003]*24*60" office:value-type="float" office:value="164">
            <text:p>164</text:p>
          </table:table-cell>
          <table:table-cell/>
          <table:table-cell table:formula="of:=SUM([.J$2:.J1003])/[.I1003]" office:value-type="float" office:value="175.50998003992">
            <text:p>175.50998003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flo</text:p>
          </table:table-cell>
          <table:table-cell office:value-type="string">
            <text:p>tb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003">
            <text:p>1003</text:p>
          </table:table-cell>
          <table:table-cell table:formula="of:=[.F1004]*24*60" office:value-type="float" office:value="175">
            <text:p>175</text:p>
          </table:table-cell>
          <table:table-cell/>
          <table:table-cell table:formula="of:=SUM([.J$2:.J1004])/[.I1004]" office:value-type="float" office:value="175.509471585244">
            <text:p>175.50947158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kca</text:p>
          </table:table-cell>
          <table:table-cell office:value-type="string">
            <text:p>ari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004">
            <text:p>1004</text:p>
          </table:table-cell>
          <table:table-cell table:formula="of:=[.F1005]*24*60" office:value-type="float" office:value="173">
            <text:p>173</text:p>
          </table:table-cell>
          <table:table-cell/>
          <table:table-cell table:formula="of:=SUM([.J$2:.J1005])/[.I1005]" office:value-type="float" office:value="175.506972111554">
            <text:p>175.50697211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lan</text:p>
          </table:table-cell>
          <table:table-cell office:value-type="string">
            <text:p>det</text:p>
          </table:table-cell>
          <table:table-cell office:value-type="string">
            <text:p>2:50</text:p>
          </table:table-cell>
          <table:table-cell office:value-type="string">
            <text:p>(:47</text:p>
          </table:table-cell>
          <table:table-cell office:value-type="string">
            <text:p>delay)</text:p>
          </table:table-cell>
          <table:table-cell office:value-type="float" office:value="1005">
            <text:p>1005</text:p>
          </table:table-cell>
          <table:table-cell table:formula="of:=[.F1006]*24*60" office:value-type="float" office:value="170">
            <text:p>170</text:p>
          </table:table-cell>
          <table:table-cell/>
          <table:table-cell table:formula="of:=SUM([.J$2:.J1006])/[.I1006]" office:value-type="float" office:value="175.501492537313">
            <text:p>175.501492537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string">
            <text:p>mil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006">
            <text:p>1006</text:p>
          </table:table-cell>
          <table:table-cell table:formula="of:=[.F1007]*24*60" office:value-type="float" office:value="170">
            <text:p>170</text:p>
          </table:table-cell>
          <table:table-cell/>
          <table:table-cell table:formula="of:=SUM([.J$2:.J1007])/[.I1007]" office:value-type="float" office:value="175.496023856859">
            <text:p>175.49602385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nya</text:p>
          </table:table-cell>
          <table:table-cell office:value-type="string">
            <text:p>hou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007">
            <text:p>1007</text:p>
          </table:table-cell>
          <table:table-cell table:formula="of:=[.F1008]*24*60" office:value-type="float" office:value="192">
            <text:p>192</text:p>
          </table:table-cell>
          <table:table-cell/>
          <table:table-cell table:formula="of:=SUM([.J$2:.J1008])/[.I1008]" office:value-type="float" office:value="175.512413108242">
            <text:p>175.51241310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oak</text:p>
          </table:table-cell>
          <table:table-cell office:value-type="string">
            <text:p>sf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008">
            <text:p>1008</text:p>
          </table:table-cell>
          <table:table-cell table:formula="of:=[.F1009]*24*60" office:value-type="float" office:value="177">
            <text:p>177</text:p>
          </table:table-cell>
          <table:table-cell/>
          <table:table-cell table:formula="of:=SUM([.J$2:.J1009])/[.I1009]" office:value-type="float" office:value="175.513888888889">
            <text:p>175.51388888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phi</text:p>
          </table:table-cell>
          <table:table-cell office:value-type="string">
            <text:p>sln</text:p>
          </table:table-cell>
          <table:table-cell office:value-type="string">
            <text:p>3:32</text:p>
          </table:table-cell>
          <table:table-cell table:number-columns-repeated="2"/>
          <table:table-cell office:value-type="float" office:value="1009">
            <text:p>1009</text:p>
          </table:table-cell>
          <table:table-cell table:formula="of:=[.F1010]*24*60" office:value-type="float" office:value="212">
            <text:p>212</text:p>
          </table:table-cell>
          <table:table-cell/>
          <table:table-cell table:formula="of:=SUM([.J$2:.J1010])/[.I1010]" office:value-type="float" office:value="175.550049554014">
            <text:p>175.5500495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pit</text:p>
          </table:table-cell>
          <table:table-cell office:value-type="string">
            <text:p>bal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010">
            <text:p>1010</text:p>
          </table:table-cell>
          <table:table-cell table:formula="of:=[.F1011]*24*60" office:value-type="float" office:value="183">
            <text:p>183</text:p>
          </table:table-cell>
          <table:table-cell/>
          <table:table-cell table:formula="of:=SUM([.J$2:.J1011])/[.I1011]" office:value-type="float" office:value="175.557425742574">
            <text:p>175.55742574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sdn</text:p>
          </table:table-cell>
          <table:table-cell office:value-type="string">
            <text:p>cle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011">
            <text:p>1011</text:p>
          </table:table-cell>
          <table:table-cell table:formula="of:=[.F1012]*24*60" office:value-type="float" office:value="170">
            <text:p>170</text:p>
          </table:table-cell>
          <table:table-cell/>
          <table:table-cell table:formula="of:=SUM([.J$2:.J1012])/[.I1012]" office:value-type="float" office:value="175.551928783383">
            <text:p>175.55192878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tex</text:p>
          </table:table-cell>
          <table:table-cell office:value-type="string">
            <text:p>nyn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1012">
            <text:p>1012</text:p>
          </table:table-cell>
          <table:table-cell table:formula="of:=[.F1013]*24*60" office:value-type="float" office:value="203">
            <text:p>203</text:p>
          </table:table-cell>
          <table:table-cell/>
          <table:table-cell table:formula="of:=SUM([.J$2:.J1013])/[.I1013]" office:value-type="float" office:value="175.579051383399">
            <text:p>175.57905138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tex</text:p>
          </table:table-cell>
          <table:table-cell office:value-type="string">
            <text:p>ny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013">
            <text:p>1013</text:p>
          </table:table-cell>
          <table:table-cell table:formula="of:=[.F1014]*24*60" office:value-type="float" office:value="166">
            <text:p>166</text:p>
          </table:table-cell>
          <table:table-cell/>
          <table:table-cell table:formula="of:=SUM([.J$2:.J1014])/[.I1014]" office:value-type="float" office:value="175.569595261599">
            <text:p>175.569595261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was</text:p>
          </table:table-cell>
          <table:table-cell office:value-type="string">
            <text:p>sea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014">
            <text:p>1014</text:p>
          </table:table-cell>
          <table:table-cell table:formula="of:=[.F1015]*24*60" office:value-type="float" office:value="172">
            <text:p>172</text:p>
          </table:table-cell>
          <table:table-cell/>
          <table:table-cell table:formula="of:=SUM([.J$2:.J1015])/[.I1015]" office:value-type="float" office:value="175.56607495069">
            <text:p>175.56607495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atl</text:p>
          </table:table-cell>
          <table:table-cell office:value-type="string">
            <text:p>col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015">
            <text:p>1015</text:p>
          </table:table-cell>
          <table:table-cell table:formula="of:=[.F1016]*24*60" office:value-type="float" office:value="182">
            <text:p>182</text:p>
          </table:table-cell>
          <table:table-cell/>
          <table:table-cell table:formula="of:=SUM([.J$2:.J1016])/[.I1016]" office:value-type="float" office:value="175.572413793103">
            <text:p>175.57241379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bos</text:p>
          </table:table-cell>
          <table:table-cell office:value-type="string">
            <text:p>phi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016">
            <text:p>1016</text:p>
          </table:table-cell>
          <table:table-cell table:formula="of:=[.F1017]*24*60" office:value-type="float" office:value="152">
            <text:p>152</text:p>
          </table:table-cell>
          <table:table-cell/>
          <table:table-cell table:formula="of:=SUM([.J$2:.J1017])/[.I1017]" office:value-type="float" office:value="175.549212598425">
            <text:p>175.54921259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det</text:p>
          </table:table-cell>
          <table:table-cell office:value-type="string">
            <text:p>sf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017">
            <text:p>1017</text:p>
          </table:table-cell>
          <table:table-cell table:formula="of:=[.F1018]*24*60" office:value-type="float" office:value="165">
            <text:p>165</text:p>
          </table:table-cell>
          <table:table-cell/>
          <table:table-cell table:formula="of:=SUM([.J$2:.J1018])/[.I1018]" office:value-type="float" office:value="175.53883972468">
            <text:p>175.53883972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flo</text:p>
          </table:table-cell>
          <table:table-cell office:value-type="string">
            <text:p>sea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018">
            <text:p>1018</text:p>
          </table:table-cell>
          <table:table-cell table:formula="of:=[.F1019]*24*60" office:value-type="float" office:value="162">
            <text:p>162</text:p>
          </table:table-cell>
          <table:table-cell/>
          <table:table-cell table:formula="of:=SUM([.J$2:.J1019])/[.I1019]" office:value-type="float" office:value="175.525540275049">
            <text:p>175.52554027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nyn</text:p>
          </table:table-cell>
          <table:table-cell office:value-type="string">
            <text:p>ana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019">
            <text:p>1019</text:p>
          </table:table-cell>
          <table:table-cell table:formula="of:=[.F1020]*24*60" office:value-type="float" office:value="190">
            <text:p>190</text:p>
          </table:table-cell>
          <table:table-cell/>
          <table:table-cell table:formula="of:=SUM([.J$2:.J1020])/[.I1020]" office:value-type="float" office:value="175.53974484789">
            <text:p>175.53974484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atl</text:p>
          </table:table-cell>
          <table:table-cell office:value-type="string">
            <text:p>tex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020">
            <text:p>1020</text:p>
          </table:table-cell>
          <table:table-cell table:formula="of:=[.F1021]*24*60" office:value-type="float" office:value="160">
            <text:p>160</text:p>
          </table:table-cell>
          <table:table-cell/>
          <table:table-cell table:formula="of:=SUM([.J$2:.J1021])/[.I1021]" office:value-type="float" office:value="175.524509803922">
            <text:p>175.52450980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bos</text:p>
          </table:table-cell>
          <table:table-cell office:value-type="string">
            <text:p>phi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021">
            <text:p>1021</text:p>
          </table:table-cell>
          <table:table-cell table:formula="of:=[.F1022]*24*60" office:value-type="float" office:value="184">
            <text:p>184</text:p>
          </table:table-cell>
          <table:table-cell/>
          <table:table-cell table:formula="of:=SUM([.J$2:.J1022])/[.I1022]" office:value-type="float" office:value="175.532810969638">
            <text:p>175.53281096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chn</text:p>
          </table:table-cell>
          <table:table-cell office:value-type="string">
            <text:p>tba</text:p>
          </table:table-cell>
          <table:table-cell office:value-type="string">
            <text:p>3:30</text:p>
          </table:table-cell>
          <table:table-cell table:number-columns-repeated="2"/>
          <table:table-cell office:value-type="float" office:value="1022">
            <text:p>1022</text:p>
          </table:table-cell>
          <table:table-cell table:formula="of:=[.F1023]*24*60" office:value-type="float" office:value="210">
            <text:p>210</text:p>
          </table:table-cell>
          <table:table-cell/>
          <table:table-cell table:formula="of:=SUM([.J$2:.J1023])/[.I1023]" office:value-type="float" office:value="175.566536203523">
            <text:p>175.56653620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cle</text:p>
          </table:table-cell>
          <table:table-cell office:value-type="string">
            <text:p>col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023">
            <text:p>1023</text:p>
          </table:table-cell>
          <table:table-cell table:formula="of:=[.F1024]*24*60" office:value-type="float" office:value="166">
            <text:p>166</text:p>
          </table:table-cell>
          <table:table-cell/>
          <table:table-cell table:formula="of:=SUM([.J$2:.J1024])/[.I1024]" office:value-type="float" office:value="175.557184750733">
            <text:p>175.55718475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det</text:p>
          </table:table-cell>
          <table:table-cell office:value-type="string">
            <text:p>sf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024">
            <text:p>1024</text:p>
          </table:table-cell>
          <table:table-cell table:formula="of:=[.F1025]*24*60" office:value-type="float" office:value="163">
            <text:p>163</text:p>
          </table:table-cell>
          <table:table-cell/>
          <table:table-cell table:formula="of:=SUM([.J$2:.J1025])/[.I1025]" office:value-type="float" office:value="175.544921875">
            <text:p>175.544921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flo</text:p>
          </table:table-cell>
          <table:table-cell office:value-type="string">
            <text:p>se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025">
            <text:p>1025</text:p>
          </table:table-cell>
          <table:table-cell table:formula="of:=[.F1026]*24*60" office:value-type="float" office:value="156">
            <text:p>156</text:p>
          </table:table-cell>
          <table:table-cell/>
          <table:table-cell table:formula="of:=SUM([.J$2:.J1026])/[.I1026]" office:value-type="float" office:value="175.525853658537">
            <text:p>175.52585365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hou</text:p>
          </table:table-cell>
          <table:table-cell office:value-type="string">
            <text:p>bal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026">
            <text:p>1026</text:p>
          </table:table-cell>
          <table:table-cell table:formula="of:=[.F1027]*24*60" office:value-type="float" office:value="192">
            <text:p>192</text:p>
          </table:table-cell>
          <table:table-cell/>
          <table:table-cell table:formula="of:=SUM([.J$2:.J1027])/[.I1027]" office:value-type="float" office:value="175.541910331384">
            <text:p>175.54191033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kca</text:p>
          </table:table-cell>
          <table:table-cell office:value-type="string">
            <text:p>sl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027">
            <text:p>1027</text:p>
          </table:table-cell>
          <table:table-cell table:formula="of:=[.F1028]*24*60" office:value-type="float" office:value="145">
            <text:p>145</text:p>
          </table:table-cell>
          <table:table-cell/>
          <table:table-cell table:formula="of:=SUM([.J$2:.J1028])/[.I1028]" office:value-type="float" office:value="175.512171372931">
            <text:p>175.51217137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lan</text:p>
          </table:table-cell>
          <table:table-cell office:value-type="string">
            <text:p>ci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028">
            <text:p>1028</text:p>
          </table:table-cell>
          <table:table-cell table:formula="of:=[.F1029]*24*60" office:value-type="float" office:value="173">
            <text:p>173</text:p>
          </table:table-cell>
          <table:table-cell/>
          <table:table-cell table:formula="of:=SUM([.J$2:.J1029])/[.I1029]" office:value-type="float" office:value="175.509727626459">
            <text:p>175.50972762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nyn</text:p>
          </table:table-cell>
          <table:table-cell office:value-type="string">
            <text:p>ana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029">
            <text:p>1029</text:p>
          </table:table-cell>
          <table:table-cell table:formula="of:=[.F1030]*24*60" office:value-type="float" office:value="155">
            <text:p>155</text:p>
          </table:table-cell>
          <table:table-cell/>
          <table:table-cell table:formula="of:=SUM([.J$2:.J1030])/[.I1030]" office:value-type="float" office:value="175.489795918367">
            <text:p>175.48979591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pit</text:p>
          </table:table-cell>
          <table:table-cell office:value-type="string">
            <text:p>cha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030">
            <text:p>1030</text:p>
          </table:table-cell>
          <table:table-cell table:formula="of:=[.F1031]*24*60" office:value-type="float" office:value="195">
            <text:p>195</text:p>
          </table:table-cell>
          <table:table-cell/>
          <table:table-cell table:formula="of:=SUM([.J$2:.J1031])/[.I1031]" office:value-type="float" office:value="175.508737864078">
            <text:p>175.50873786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sdn</text:p>
          </table:table-cell>
          <table:table-cell office:value-type="string">
            <text:p>ny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031">
            <text:p>1031</text:p>
          </table:table-cell>
          <table:table-cell table:formula="of:=[.F1032]*24*60" office:value-type="float" office:value="166">
            <text:p>166</text:p>
          </table:table-cell>
          <table:table-cell/>
          <table:table-cell table:formula="of:=SUM([.J$2:.J1032])/[.I1032]" office:value-type="float" office:value="175.499515033948">
            <text:p>175.499515033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tor</text:p>
          </table:table-cell>
          <table:table-cell office:value-type="string">
            <text:p>mil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1032">
            <text:p>1032</text:p>
          </table:table-cell>
          <table:table-cell table:formula="of:=[.F1033]*24*60" office:value-type="float" office:value="143">
            <text:p>143</text:p>
          </table:table-cell>
          <table:table-cell/>
          <table:table-cell table:formula="of:=SUM([.J$2:.J1033])/[.I1033]" office:value-type="float" office:value="175.468023255814">
            <text:p>175.468023255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was</text:p>
          </table:table-cell>
          <table:table-cell office:value-type="string">
            <text:p>min</text:p>
          </table:table-cell>
          <table:table-cell office:value-type="string">
            <text:p>1:59</text:p>
          </table:table-cell>
          <table:table-cell table:number-columns-repeated="2"/>
          <table:table-cell office:value-type="float" office:value="1033">
            <text:p>1033</text:p>
          </table:table-cell>
          <table:table-cell table:formula="of:=[.F1034]*24*60" office:value-type="float" office:value="119">
            <text:p>119</text:p>
          </table:table-cell>
          <table:table-cell/>
          <table:table-cell table:formula="of:=SUM([.J$2:.J1034])/[.I1034]" office:value-type="float" office:value="175.413359148112">
            <text:p>175.41335914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atl</text:p>
          </table:table-cell>
          <table:table-cell office:value-type="string">
            <text:p>tex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034">
            <text:p>1034</text:p>
          </table:table-cell>
          <table:table-cell table:formula="of:=[.F1035]*24*60" office:value-type="float" office:value="170">
            <text:p>170</text:p>
          </table:table-cell>
          <table:table-cell/>
          <table:table-cell table:formula="of:=SUM([.J$2:.J1035])/[.I1035]" office:value-type="float" office:value="175.408123791103">
            <text:p>175.40812379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bos</text:p>
          </table:table-cell>
          <table:table-cell office:value-type="string">
            <text:p>phi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035">
            <text:p>1035</text:p>
          </table:table-cell>
          <table:table-cell table:formula="of:=[.F1036]*24*60" office:value-type="float" office:value="189">
            <text:p>189</text:p>
          </table:table-cell>
          <table:table-cell/>
          <table:table-cell table:formula="of:=SUM([.J$2:.J1036])/[.I1036]" office:value-type="float" office:value="175.421256038647">
            <text:p>175.42125603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chn</text:p>
          </table:table-cell>
          <table:table-cell office:value-type="string">
            <text:p>tb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036">
            <text:p>1036</text:p>
          </table:table-cell>
          <table:table-cell table:formula="of:=[.F1037]*24*60" office:value-type="float" office:value="175">
            <text:p>175</text:p>
          </table:table-cell>
          <table:table-cell/>
          <table:table-cell table:formula="of:=SUM([.J$2:.J1037])/[.I1037]" office:value-type="float" office:value="175.420849420849">
            <text:p>175.42084942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cle</text:p>
          </table:table-cell>
          <table:table-cell office:value-type="string">
            <text:p>col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037">
            <text:p>1037</text:p>
          </table:table-cell>
          <table:table-cell table:formula="of:=[.F1038]*24*60" office:value-type="float" office:value="159">
            <text:p>159</text:p>
          </table:table-cell>
          <table:table-cell/>
          <table:table-cell table:formula="of:=SUM([.J$2:.J1038])/[.I1038]" office:value-type="float" office:value="175.405014464802">
            <text:p>175.40501446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flo</text:p>
          </table:table-cell>
          <table:table-cell office:value-type="string">
            <text:p>sea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038">
            <text:p>1038</text:p>
          </table:table-cell>
          <table:table-cell table:formula="of:=[.F1039]*24*60" office:value-type="float" office:value="183">
            <text:p>183</text:p>
          </table:table-cell>
          <table:table-cell/>
          <table:table-cell table:formula="of:=SUM([.J$2:.J1039])/[.I1039]" office:value-type="float" office:value="175.412331406551">
            <text:p>175.41233140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hou</text:p>
          </table:table-cell>
          <table:table-cell office:value-type="string">
            <text:p>ba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039">
            <text:p>1039</text:p>
          </table:table-cell>
          <table:table-cell table:formula="of:=[.F1040]*24*60" office:value-type="float" office:value="184">
            <text:p>184</text:p>
          </table:table-cell>
          <table:table-cell/>
          <table:table-cell table:formula="of:=SUM([.J$2:.J1040])/[.I1040]" office:value-type="float" office:value="175.420596727623">
            <text:p>175.42059672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kca</text:p>
          </table:table-cell>
          <table:table-cell office:value-type="string">
            <text:p>sl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040">
            <text:p>1040</text:p>
          </table:table-cell>
          <table:table-cell table:formula="of:=[.F1041]*24*60" office:value-type="float" office:value="148">
            <text:p>148</text:p>
          </table:table-cell>
          <table:table-cell/>
          <table:table-cell table:formula="of:=SUM([.J$2:.J1041])/[.I1041]" office:value-type="float" office:value="175.394230769231">
            <text:p>175.3942307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lan</text:p>
          </table:table-cell>
          <table:table-cell office:value-type="string">
            <text:p>ci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041">
            <text:p>1041</text:p>
          </table:table-cell>
          <table:table-cell table:formula="of:=[.F1042]*24*60" office:value-type="float" office:value="156">
            <text:p>156</text:p>
          </table:table-cell>
          <table:table-cell/>
          <table:table-cell table:formula="of:=SUM([.J$2:.J1042])/[.I1042]" office:value-type="float" office:value="175.375600384246">
            <text:p>175.37560038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nyn</text:p>
          </table:table-cell>
          <table:table-cell office:value-type="string">
            <text:p>ana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042">
            <text:p>1042</text:p>
          </table:table-cell>
          <table:table-cell table:formula="of:=[.F1043]*24*60" office:value-type="float" office:value="193">
            <text:p>193</text:p>
          </table:table-cell>
          <table:table-cell/>
          <table:table-cell table:formula="of:=SUM([.J$2:.J1043])/[.I1043]" office:value-type="float" office:value="175.392514395393">
            <text:p>175.39251439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oak</text:p>
          </table:table-cell>
          <table:table-cell office:value-type="string">
            <text:p>ari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1043">
            <text:p>1043</text:p>
          </table:table-cell>
          <table:table-cell table:formula="of:=[.F1044]*24*60" office:value-type="float" office:value="142">
            <text:p>142</text:p>
          </table:table-cell>
          <table:table-cell/>
          <table:table-cell table:formula="of:=SUM([.J$2:.J1044])/[.I1044]" office:value-type="float" office:value="175.360498561841">
            <text:p>175.36049856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pit</text:p>
          </table:table-cell>
          <table:table-cell office:value-type="string">
            <text:p>cha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1044">
            <text:p>1044</text:p>
          </table:table-cell>
          <table:table-cell table:formula="of:=[.F1045]*24*60" office:value-type="float" office:value="137">
            <text:p>137</text:p>
          </table:table-cell>
          <table:table-cell/>
          <table:table-cell table:formula="of:=SUM([.J$2:.J1045])/[.I1045]" office:value-type="float" office:value="175.323754789272">
            <text:p>175.32375478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sdn</text:p>
          </table:table-cell>
          <table:table-cell office:value-type="string">
            <text:p>nya</text:p>
          </table:table-cell>
          <table:table-cell office:value-type="string">
            <text:p>3:11</text:p>
          </table:table-cell>
          <table:table-cell office:value-type="string">
            <text:p>(1:18</text:p>
          </table:table-cell>
          <table:table-cell office:value-type="string">
            <text:p>delay)</text:p>
          </table:table-cell>
          <table:table-cell office:value-type="float" office:value="1045">
            <text:p>1045</text:p>
          </table:table-cell>
          <table:table-cell table:formula="of:=[.F1046]*24*60" office:value-type="float" office:value="191">
            <text:p>191</text:p>
          </table:table-cell>
          <table:table-cell/>
          <table:table-cell table:formula="of:=SUM([.J$2:.J1046])/[.I1046]" office:value-type="float" office:value="175.338755980861">
            <text:p>175.338755980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tor</text:p>
          </table:table-cell>
          <table:table-cell office:value-type="string">
            <text:p>mil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046">
            <text:p>1046</text:p>
          </table:table-cell>
          <table:table-cell table:formula="of:=[.F1047]*24*60" office:value-type="float" office:value="183">
            <text:p>183</text:p>
          </table:table-cell>
          <table:table-cell/>
          <table:table-cell table:formula="of:=SUM([.J$2:.J1047])/[.I1047]" office:value-type="float" office:value="175.346080305927">
            <text:p>175.346080305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was</text:p>
          </table:table-cell>
          <table:table-cell office:value-type="string">
            <text:p>mi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047">
            <text:p>1047</text:p>
          </table:table-cell>
          <table:table-cell table:formula="of:=[.F1048]*24*60" office:value-type="float" office:value="172">
            <text:p>172</text:p>
          </table:table-cell>
          <table:table-cell/>
          <table:table-cell table:formula="of:=SUM([.J$2:.J1048])/[.I1048]" office:value-type="float" office:value="175.34288443171">
            <text:p>175.34288443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atl</text:p>
          </table:table-cell>
          <table:table-cell office:value-type="string">
            <text:p>tex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048">
            <text:p>1048</text:p>
          </table:table-cell>
          <table:table-cell table:formula="of:=[.F1049]*24*60" office:value-type="float" office:value="184">
            <text:p>184</text:p>
          </table:table-cell>
          <table:table-cell/>
          <table:table-cell table:formula="of:=SUM([.J$2:.J1049])/[.I1049]" office:value-type="float" office:value="175.351145038168">
            <text:p>175.35114503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chn</text:p>
          </table:table-cell>
          <table:table-cell office:value-type="string">
            <text:p>tb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049">
            <text:p>1049</text:p>
          </table:table-cell>
          <table:table-cell table:formula="of:=[.F1050]*24*60" office:value-type="float" office:value="179">
            <text:p>179</text:p>
          </table:table-cell>
          <table:table-cell/>
          <table:table-cell table:formula="of:=SUM([.J$2:.J1050])/[.I1050]" office:value-type="float" office:value="175.354623450906">
            <text:p>175.35462345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cle</text:p>
          </table:table-cell>
          <table:table-cell office:value-type="string">
            <text:p>col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050">
            <text:p>1050</text:p>
          </table:table-cell>
          <table:table-cell table:formula="of:=[.F1051]*24*60" office:value-type="float" office:value="164">
            <text:p>164</text:p>
          </table:table-cell>
          <table:table-cell/>
          <table:table-cell table:formula="of:=SUM([.J$2:.J1051])/[.I1051]" office:value-type="float" office:value="175.34380952381">
            <text:p>175.34380952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hou</text:p>
          </table:table-cell>
          <table:table-cell office:value-type="string">
            <text:p>bal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051">
            <text:p>1051</text:p>
          </table:table-cell>
          <table:table-cell table:formula="of:=[.F1052]*24*60" office:value-type="float" office:value="170">
            <text:p>170</text:p>
          </table:table-cell>
          <table:table-cell/>
          <table:table-cell table:formula="of:=SUM([.J$2:.J1052])/[.I1052]" office:value-type="float" office:value="175.338725023787">
            <text:p>175.33872502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kca</text:p>
          </table:table-cell>
          <table:table-cell office:value-type="string">
            <text:p>sl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052">
            <text:p>1052</text:p>
          </table:table-cell>
          <table:table-cell table:formula="of:=[.F1053]*24*60" office:value-type="float" office:value="151">
            <text:p>151</text:p>
          </table:table-cell>
          <table:table-cell/>
          <table:table-cell table:formula="of:=SUM([.J$2:.J1053])/[.I1053]" office:value-type="float" office:value="175.315589353612">
            <text:p>175.31558935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lan</text:p>
          </table:table-cell>
          <table:table-cell office:value-type="string">
            <text:p>cin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053">
            <text:p>1053</text:p>
          </table:table-cell>
          <table:table-cell table:formula="of:=[.F1054]*24*60" office:value-type="float" office:value="201">
            <text:p>201</text:p>
          </table:table-cell>
          <table:table-cell/>
          <table:table-cell table:formula="of:=SUM([.J$2:.J1054])/[.I1054]" office:value-type="float" office:value="175.339981006648">
            <text:p>175.33998100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oak</text:p>
          </table:table-cell>
          <table:table-cell office:value-type="string">
            <text:p>ari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054">
            <text:p>1054</text:p>
          </table:table-cell>
          <table:table-cell table:formula="of:=[.F1055]*24*60" office:value-type="float" office:value="163">
            <text:p>163</text:p>
          </table:table-cell>
          <table:table-cell/>
          <table:table-cell table:formula="of:=SUM([.J$2:.J1055])/[.I1055]" office:value-type="float" office:value="175.328273244782">
            <text:p>175.32827324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pit</text:p>
          </table:table-cell>
          <table:table-cell office:value-type="string">
            <text:p>ch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055">
            <text:p>1055</text:p>
          </table:table-cell>
          <table:table-cell table:formula="of:=[.F1056]*24*60" office:value-type="float" office:value="175">
            <text:p>175</text:p>
          </table:table-cell>
          <table:table-cell/>
          <table:table-cell table:formula="of:=SUM([.J$2:.J1056])/[.I1056]" office:value-type="float" office:value="175.327962085308">
            <text:p>175.32796208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sdn</text:p>
          </table:table-cell>
          <table:table-cell office:value-type="string">
            <text:p>nya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056">
            <text:p>1056</text:p>
          </table:table-cell>
          <table:table-cell table:formula="of:=[.F1057]*24*60" office:value-type="float" office:value="192">
            <text:p>192</text:p>
          </table:table-cell>
          <table:table-cell/>
          <table:table-cell table:formula="of:=SUM([.J$2:.J1057])/[.I1057]" office:value-type="float" office:value="175.34375">
            <text:p>175.3437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tor</text:p>
          </table:table-cell>
          <table:table-cell office:value-type="string">
            <text:p>mil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057">
            <text:p>1057</text:p>
          </table:table-cell>
          <table:table-cell table:formula="of:=[.F1058]*24*60" office:value-type="float" office:value="160">
            <text:p>160</text:p>
          </table:table-cell>
          <table:table-cell/>
          <table:table-cell table:formula="of:=SUM([.J$2:.J1058])/[.I1058]" office:value-type="float" office:value="175.329233680227">
            <text:p>175.329233680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was</text:p>
          </table:table-cell>
          <table:table-cell office:value-type="string">
            <text:p>mi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058">
            <text:p>1058</text:p>
          </table:table-cell>
          <table:table-cell table:formula="of:=[.F1059]*24*60" office:value-type="float" office:value="159">
            <text:p>159</text:p>
          </table:table-cell>
          <table:table-cell/>
          <table:table-cell table:formula="of:=SUM([.J$2:.J1059])/[.I1059]" office:value-type="float" office:value="175.313799621928">
            <text:p>175.31379962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ana</text:p>
          </table:table-cell>
          <table:table-cell office:value-type="string">
            <text:p>phi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059">
            <text:p>1059</text:p>
          </table:table-cell>
          <table:table-cell table:formula="of:=[.F1060]*24*60" office:value-type="float" office:value="166">
            <text:p>166</text:p>
          </table:table-cell>
          <table:table-cell/>
          <table:table-cell table:formula="of:=SUM([.J$2:.J1060])/[.I1060]" office:value-type="float" office:value="175.305004721435">
            <text:p>175.30500472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 office:value-type="string">
            <text:p>min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1060">
            <text:p>1060</text:p>
          </table:table-cell>
          <table:table-cell table:formula="of:=[.F1061]*24*60" office:value-type="float" office:value="137">
            <text:p>137</text:p>
          </table:table-cell>
          <table:table-cell/>
          <table:table-cell table:formula="of:=SUM([.J$2:.J1061])/[.I1061]" office:value-type="float" office:value="175.268867924528">
            <text:p>175.26886792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bal</text:p>
          </table:table-cell>
          <table:table-cell office:value-type="string">
            <text:p>mil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061">
            <text:p>1061</text:p>
          </table:table-cell>
          <table:table-cell table:formula="of:=[.F1062]*24*60" office:value-type="float" office:value="207">
            <text:p>207</text:p>
          </table:table-cell>
          <table:table-cell/>
          <table:table-cell table:formula="of:=SUM([.J$2:.J1062])/[.I1062]" office:value-type="float" office:value="175.298774740811">
            <text:p>175.29877474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cha</text:p>
          </table:table-cell>
          <table:table-cell office:value-type="string">
            <text:p>chn</text:p>
          </table:table-cell>
          <table:table-cell office:value-type="string">
            <text:p>2:32</text:p>
          </table:table-cell>
          <table:table-cell office:value-type="string">
            <text:p>(:31</text:p>
          </table:table-cell>
          <table:table-cell office:value-type="string">
            <text:p>delay)</text:p>
          </table:table-cell>
          <table:table-cell office:value-type="float" office:value="1062">
            <text:p>1062</text:p>
          </table:table-cell>
          <table:table-cell table:formula="of:=[.F1063]*24*60" office:value-type="float" office:value="152">
            <text:p>152</text:p>
          </table:table-cell>
          <table:table-cell/>
          <table:table-cell table:formula="of:=SUM([.J$2:.J1063])/[.I1063]" office:value-type="float" office:value="175.276836158192">
            <text:p>175.27683615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cin</text:p>
          </table:table-cell>
          <table:table-cell office:value-type="string">
            <text:p>ny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063">
            <text:p>1063</text:p>
          </table:table-cell>
          <table:table-cell table:formula="of:=[.F1064]*24*60" office:value-type="float" office:value="166">
            <text:p>166</text:p>
          </table:table-cell>
          <table:table-cell/>
          <table:table-cell table:formula="of:=SUM([.J$2:.J1064])/[.I1064]" office:value-type="float" office:value="175.268109125118">
            <text:p>175.26810912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cle</text:p>
          </table:table-cell>
          <table:table-cell office:value-type="string">
            <text:p>lan</text:p>
          </table:table-cell>
          <table:table-cell office:value-type="string">
            <text:p>3:40</text:p>
          </table:table-cell>
          <table:table-cell table:number-columns-repeated="2"/>
          <table:table-cell office:value-type="float" office:value="1064">
            <text:p>1064</text:p>
          </table:table-cell>
          <table:table-cell table:formula="of:=[.F1065]*24*60" office:value-type="float" office:value="220">
            <text:p>220</text:p>
          </table:table-cell>
          <table:table-cell/>
          <table:table-cell table:formula="of:=SUM([.J$2:.J1065])/[.I1065]" office:value-type="float" office:value="175.31015037594">
            <text:p>175.31015037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det</text:p>
          </table:table-cell>
          <table:table-cell office:value-type="string">
            <text:p>sd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065">
            <text:p>1065</text:p>
          </table:table-cell>
          <table:table-cell table:formula="of:=[.F1066]*24*60" office:value-type="float" office:value="156">
            <text:p>156</text:p>
          </table:table-cell>
          <table:table-cell/>
          <table:table-cell table:formula="of:=SUM([.J$2:.J1066])/[.I1066]" office:value-type="float" office:value="175.292018779343">
            <text:p>175.29201877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flo</text:p>
          </table:table-cell>
          <table:table-cell office:value-type="string">
            <text:p>oak</text:p>
          </table:table-cell>
          <table:table-cell office:value-type="string">
            <text:p>3:32</text:p>
          </table:table-cell>
          <table:table-cell table:number-columns-repeated="2"/>
          <table:table-cell office:value-type="float" office:value="1066">
            <text:p>1066</text:p>
          </table:table-cell>
          <table:table-cell table:formula="of:=[.F1067]*24*60" office:value-type="float" office:value="212">
            <text:p>212</text:p>
          </table:table-cell>
          <table:table-cell/>
          <table:table-cell table:formula="of:=SUM([.J$2:.J1067])/[.I1067]" office:value-type="float" office:value="175.326454033771">
            <text:p>175.32645403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hou</text:p>
          </table:table-cell>
          <table:table-cell office:value-type="string">
            <text:p>tb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067">
            <text:p>1067</text:p>
          </table:table-cell>
          <table:table-cell table:formula="of:=[.F1068]*24*60" office:value-type="float" office:value="175">
            <text:p>175</text:p>
          </table:table-cell>
          <table:table-cell/>
          <table:table-cell table:formula="of:=SUM([.J$2:.J1068])/[.I1068]" office:value-type="float" office:value="175.326148078725">
            <text:p>175.32614807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nyn</text:p>
          </table:table-cell>
          <table:table-cell office:value-type="string">
            <text:p>col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068">
            <text:p>1068</text:p>
          </table:table-cell>
          <table:table-cell table:formula="of:=[.F1069]*24*60" office:value-type="float" office:value="157">
            <text:p>157</text:p>
          </table:table-cell>
          <table:table-cell/>
          <table:table-cell table:formula="of:=SUM([.J$2:.J1069])/[.I1069]" office:value-type="float" office:value="175.308988764045">
            <text:p>175.3089887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sea</text:p>
          </table:table-cell>
          <table:table-cell office:value-type="string">
            <text:p>atl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069">
            <text:p>1069</text:p>
          </table:table-cell>
          <table:table-cell table:formula="of:=[.F1070]*24*60" office:value-type="float" office:value="173">
            <text:p>173</text:p>
          </table:table-cell>
          <table:table-cell/>
          <table:table-cell table:formula="of:=SUM([.J$2:.J1070])/[.I1070]" office:value-type="float" office:value="175.306828811974">
            <text:p>175.3068288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sfn</text:p>
          </table:table-cell>
          <table:table-cell office:value-type="string">
            <text:p>kca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070">
            <text:p>1070</text:p>
          </table:table-cell>
          <table:table-cell table:formula="of:=[.F1071]*24*60" office:value-type="float" office:value="170">
            <text:p>170</text:p>
          </table:table-cell>
          <table:table-cell/>
          <table:table-cell table:formula="of:=SUM([.J$2:.J1071])/[.I1071]" office:value-type="float" office:value="175.301869158879">
            <text:p>175.30186915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sln</text:p>
          </table:table-cell>
          <table:table-cell office:value-type="string">
            <text:p>bos</text:p>
          </table:table-cell>
          <table:table-cell office:value-type="string">
            <text:p>2:59</text:p>
          </table:table-cell>
          <table:table-cell office:value-type="string">
            <text:p>(1:14</text:p>
          </table:table-cell>
          <table:table-cell office:value-type="string">
            <text:p>delay)</text:p>
          </table:table-cell>
          <table:table-cell office:value-type="float" office:value="1071">
            <text:p>1071</text:p>
          </table:table-cell>
          <table:table-cell table:formula="of:=[.F1072]*24*60" office:value-type="float" office:value="179">
            <text:p>179</text:p>
          </table:table-cell>
          <table:table-cell/>
          <table:table-cell table:formula="of:=SUM([.J$2:.J1072])/[.I1072]" office:value-type="float" office:value="175.305322128852">
            <text:p>175.30532212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tex</text:p>
          </table:table-cell>
          <table:table-cell office:value-type="string">
            <text:p>was</text:p>
          </table:table-cell>
          <table:table-cell office:value-type="string">
            <text:p>4:10</text:p>
          </table:table-cell>
          <table:table-cell table:number-columns-repeated="2"/>
          <table:table-cell office:value-type="float" office:value="1072">
            <text:p>1072</text:p>
          </table:table-cell>
          <table:table-cell table:formula="of:=[.F1073]*24*60" office:value-type="float" office:value="250">
            <text:p>250</text:p>
          </table:table-cell>
          <table:table-cell/>
          <table:table-cell table:formula="of:=SUM([.J$2:.J1073])/[.I1073]" office:value-type="float" office:value="175.375">
            <text:p>175.37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tor</text:p>
          </table:table-cell>
          <table:table-cell office:value-type="string">
            <text:p>pit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1073">
            <text:p>1073</text:p>
          </table:table-cell>
          <table:table-cell table:formula="of:=[.F1074]*24*60" office:value-type="float" office:value="211">
            <text:p>211</text:p>
          </table:table-cell>
          <table:table-cell/>
          <table:table-cell table:formula="of:=SUM([.J$2:.J1074])/[.I1074]" office:value-type="float" office:value="175.408201304753">
            <text:p>175.40820130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ana</text:p>
          </table:table-cell>
          <table:table-cell office:value-type="string">
            <text:p>phi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074">
            <text:p>1074</text:p>
          </table:table-cell>
          <table:table-cell table:formula="of:=[.F1075]*24*60" office:value-type="float" office:value="154">
            <text:p>154</text:p>
          </table:table-cell>
          <table:table-cell/>
          <table:table-cell table:formula="of:=SUM([.J$2:.J1075])/[.I1075]" office:value-type="float" office:value="175.388268156425">
            <text:p>175.38826815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ari</text:p>
          </table:table-cell>
          <table:table-cell office:value-type="string">
            <text:p>mi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075">
            <text:p>1075</text:p>
          </table:table-cell>
          <table:table-cell table:formula="of:=[.F1076]*24*60" office:value-type="float" office:value="148">
            <text:p>148</text:p>
          </table:table-cell>
          <table:table-cell/>
          <table:table-cell table:formula="of:=SUM([.J$2:.J1076])/[.I1076]" office:value-type="float" office:value="175.362790697674">
            <text:p>175.36279069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bal</text:p>
          </table:table-cell>
          <table:table-cell office:value-type="string">
            <text:p>mil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076">
            <text:p>1076</text:p>
          </table:table-cell>
          <table:table-cell table:formula="of:=[.F1077]*24*60" office:value-type="float" office:value="155">
            <text:p>155</text:p>
          </table:table-cell>
          <table:table-cell/>
          <table:table-cell table:formula="of:=SUM([.J$2:.J1077])/[.I1077]" office:value-type="float" office:value="175.343866171004">
            <text:p>175.3438661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cha</text:p>
          </table:table-cell>
          <table:table-cell office:value-type="string">
            <text:p>ch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077">
            <text:p>1077</text:p>
          </table:table-cell>
          <table:table-cell table:formula="of:=[.F1078]*24*60" office:value-type="float" office:value="172">
            <text:p>172</text:p>
          </table:table-cell>
          <table:table-cell/>
          <table:table-cell table:formula="of:=SUM([.J$2:.J1078])/[.I1078]" office:value-type="float" office:value="175.340761374188">
            <text:p>175.34076137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cin</text:p>
          </table:table-cell>
          <table:table-cell office:value-type="string">
            <text:p>ny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078">
            <text:p>1078</text:p>
          </table:table-cell>
          <table:table-cell table:formula="of:=[.F1079]*24*60" office:value-type="float" office:value="175">
            <text:p>175</text:p>
          </table:table-cell>
          <table:table-cell/>
          <table:table-cell table:formula="of:=SUM([.J$2:.J1079])/[.I1079]" office:value-type="float" office:value="175.340445269017">
            <text:p>175.3404452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cle</text:p>
          </table:table-cell>
          <table:table-cell office:value-type="string">
            <text:p>lan</text:p>
          </table:table-cell>
          <table:table-cell office:value-type="string">
            <text:p>4:02</text:p>
          </table:table-cell>
          <table:table-cell table:number-columns-repeated="2"/>
          <table:table-cell office:value-type="float" office:value="1079">
            <text:p>1079</text:p>
          </table:table-cell>
          <table:table-cell table:formula="of:=[.F1080]*24*60" office:value-type="float" office:value="242">
            <text:p>242</text:p>
          </table:table-cell>
          <table:table-cell/>
          <table:table-cell table:formula="of:=SUM([.J$2:.J1080])/[.I1080]" office:value-type="float" office:value="175.402224281742">
            <text:p>175.40222428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det</text:p>
          </table:table-cell>
          <table:table-cell office:value-type="string">
            <text:p>sd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080">
            <text:p>1080</text:p>
          </table:table-cell>
          <table:table-cell table:formula="of:=[.F1081]*24*60" office:value-type="float" office:value="172">
            <text:p>172</text:p>
          </table:table-cell>
          <table:table-cell/>
          <table:table-cell table:formula="of:=SUM([.J$2:.J1081])/[.I1081]" office:value-type="float" office:value="175.399074074074">
            <text:p>175.39907407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flo</text:p>
          </table:table-cell>
          <table:table-cell office:value-type="string">
            <text:p>oak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081">
            <text:p>1081</text:p>
          </table:table-cell>
          <table:table-cell table:formula="of:=[.F1082]*24*60" office:value-type="float" office:value="175">
            <text:p>175</text:p>
          </table:table-cell>
          <table:table-cell/>
          <table:table-cell table:formula="of:=SUM([.J$2:.J1082])/[.I1082]" office:value-type="float" office:value="175.398704902868">
            <text:p>175.39870490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hou</text:p>
          </table:table-cell>
          <table:table-cell office:value-type="string">
            <text:p>tba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082">
            <text:p>1082</text:p>
          </table:table-cell>
          <table:table-cell table:formula="of:=[.F1083]*24*60" office:value-type="float" office:value="165">
            <text:p>165</text:p>
          </table:table-cell>
          <table:table-cell/>
          <table:table-cell table:formula="of:=SUM([.J$2:.J1083])/[.I1083]" office:value-type="float" office:value="175.389094269871">
            <text:p>175.38909426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nyn</text:p>
          </table:table-cell>
          <table:table-cell office:value-type="string">
            <text:p>col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083">
            <text:p>1083</text:p>
          </table:table-cell>
          <table:table-cell table:formula="of:=[.F1084]*24*60" office:value-type="float" office:value="158">
            <text:p>158</text:p>
          </table:table-cell>
          <table:table-cell/>
          <table:table-cell table:formula="of:=SUM([.J$2:.J1084])/[.I1084]" office:value-type="float" office:value="175.373037857802">
            <text:p>175.37303785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sea</text:p>
          </table:table-cell>
          <table:table-cell office:value-type="string">
            <text:p>atl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084">
            <text:p>1084</text:p>
          </table:table-cell>
          <table:table-cell table:formula="of:=[.F1085]*24*60" office:value-type="float" office:value="190">
            <text:p>190</text:p>
          </table:table-cell>
          <table:table-cell/>
          <table:table-cell table:formula="of:=SUM([.J$2:.J1085])/[.I1085]" office:value-type="float" office:value="175.386531365314">
            <text:p>175.38653136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sfn</text:p>
          </table:table-cell>
          <table:table-cell office:value-type="string">
            <text:p>kc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085">
            <text:p>1085</text:p>
          </table:table-cell>
          <table:table-cell table:formula="of:=[.F1086]*24*60" office:value-type="float" office:value="175">
            <text:p>175</text:p>
          </table:table-cell>
          <table:table-cell/>
          <table:table-cell table:formula="of:=SUM([.J$2:.J1086])/[.I1086]" office:value-type="float" office:value="175.386175115207">
            <text:p>175.38617511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sln</text:p>
          </table:table-cell>
          <table:table-cell office:value-type="string">
            <text:p>bos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086">
            <text:p>1086</text:p>
          </table:table-cell>
          <table:table-cell table:formula="of:=[.F1087]*24*60" office:value-type="float" office:value="172">
            <text:p>172</text:p>
          </table:table-cell>
          <table:table-cell/>
          <table:table-cell table:formula="of:=SUM([.J$2:.J1087])/[.I1087]" office:value-type="float" office:value="175.383057090239">
            <text:p>175.38305709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tex</text:p>
          </table:table-cell>
          <table:table-cell office:value-type="string">
            <text:p>was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087">
            <text:p>1087</text:p>
          </table:table-cell>
          <table:table-cell table:formula="of:=[.F1088]*24*60" office:value-type="float" office:value="198">
            <text:p>198</text:p>
          </table:table-cell>
          <table:table-cell/>
          <table:table-cell table:formula="of:=SUM([.J$2:.J1088])/[.I1088]" office:value-type="float" office:value="175.403863845446">
            <text:p>175.403863845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tor</text:p>
          </table:table-cell>
          <table:table-cell office:value-type="string">
            <text:p>pit</text:p>
          </table:table-cell>
          <table:table-cell office:value-type="string">
            <text:p>2:03</text:p>
          </table:table-cell>
          <table:table-cell table:number-columns-repeated="2"/>
          <table:table-cell office:value-type="float" office:value="1088">
            <text:p>1088</text:p>
          </table:table-cell>
          <table:table-cell table:formula="of:=[.F1089]*24*60" office:value-type="float" office:value="123">
            <text:p>123</text:p>
          </table:table-cell>
          <table:table-cell/>
          <table:table-cell table:formula="of:=SUM([.J$2:.J1089])/[.I1089]" office:value-type="float" office:value="175.355698529412">
            <text:p>175.35569852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ana</text:p>
          </table:table-cell>
          <table:table-cell office:value-type="string">
            <text:p>phi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089">
            <text:p>1089</text:p>
          </table:table-cell>
          <table:table-cell table:formula="of:=[.F1090]*24*60" office:value-type="float" office:value="168">
            <text:p>168</text:p>
          </table:table-cell>
          <table:table-cell/>
          <table:table-cell table:formula="of:=SUM([.J$2:.J1090])/[.I1090]" office:value-type="float" office:value="175.348943985308">
            <text:p>175.34894398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ari</text:p>
          </table:table-cell>
          <table:table-cell office:value-type="string">
            <text:p>mi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090">
            <text:p>1090</text:p>
          </table:table-cell>
          <table:table-cell table:formula="of:=[.F1091]*24*60" office:value-type="float" office:value="151">
            <text:p>151</text:p>
          </table:table-cell>
          <table:table-cell/>
          <table:table-cell table:formula="of:=SUM([.J$2:.J1091])/[.I1091]" office:value-type="float" office:value="175.326605504587">
            <text:p>175.32660550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bal</text:p>
          </table:table-cell>
          <table:table-cell office:value-type="string">
            <text:p>mi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091">
            <text:p>1091</text:p>
          </table:table-cell>
          <table:table-cell table:formula="of:=[.F1092]*24*60" office:value-type="float" office:value="184">
            <text:p>184</text:p>
          </table:table-cell>
          <table:table-cell/>
          <table:table-cell table:formula="of:=SUM([.J$2:.J1092])/[.I1092]" office:value-type="float" office:value="175.334555453712">
            <text:p>175.33455545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cha</text:p>
          </table:table-cell>
          <table:table-cell office:value-type="string">
            <text:p>chn</text:p>
          </table:table-cell>
          <table:table-cell office:value-type="string">
            <text:p>2:52</text:p>
          </table:table-cell>
          <table:table-cell office:value-type="string">
            <text:p>(:14</text:p>
          </table:table-cell>
          <table:table-cell office:value-type="string">
            <text:p>delay)</text:p>
          </table:table-cell>
          <table:table-cell office:value-type="float" office:value="1092">
            <text:p>1092</text:p>
          </table:table-cell>
          <table:table-cell table:formula="of:=[.F1093]*24*60" office:value-type="float" office:value="172">
            <text:p>172</text:p>
          </table:table-cell>
          <table:table-cell/>
          <table:table-cell table:formula="of:=SUM([.J$2:.J1093])/[.I1093]" office:value-type="float" office:value="175.331501831502">
            <text:p>175.33150183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cin</text:p>
          </table:table-cell>
          <table:table-cell office:value-type="string">
            <text:p>nya</text:p>
          </table:table-cell>
          <table:table-cell office:value-type="string">
            <text:p>2:54</text:p>
          </table:table-cell>
          <table:table-cell office:value-type="string">
            <text:p>(:56</text:p>
          </table:table-cell>
          <table:table-cell office:value-type="string">
            <text:p>delay)</text:p>
          </table:table-cell>
          <table:table-cell office:value-type="float" office:value="1093">
            <text:p>1093</text:p>
          </table:table-cell>
          <table:table-cell table:formula="of:=[.F1094]*24*60" office:value-type="float" office:value="174">
            <text:p>174</text:p>
          </table:table-cell>
          <table:table-cell/>
          <table:table-cell table:formula="of:=SUM([.J$2:.J1094])/[.I1094]" office:value-type="float" office:value="175.330283623056">
            <text:p>175.33028362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cle</text:p>
          </table:table-cell>
          <table:table-cell office:value-type="string">
            <text:p>la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094">
            <text:p>1094</text:p>
          </table:table-cell>
          <table:table-cell table:formula="of:=[.F1095]*24*60" office:value-type="float" office:value="163">
            <text:p>163</text:p>
          </table:table-cell>
          <table:table-cell/>
          <table:table-cell table:formula="of:=SUM([.J$2:.J1095])/[.I1095]" office:value-type="float" office:value="175.319012797075">
            <text:p>175.31901279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det</text:p>
          </table:table-cell>
          <table:table-cell office:value-type="string">
            <text:p>sdn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095">
            <text:p>1095</text:p>
          </table:table-cell>
          <table:table-cell table:formula="of:=[.F1096]*24*60" office:value-type="float" office:value="194">
            <text:p>194</text:p>
          </table:table-cell>
          <table:table-cell/>
          <table:table-cell table:formula="of:=SUM([.J$2:.J1096])/[.I1096]" office:value-type="float" office:value="175.336073059361">
            <text:p>175.33607305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flo</text:p>
          </table:table-cell>
          <table:table-cell office:value-type="string">
            <text:p>oak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096">
            <text:p>1096</text:p>
          </table:table-cell>
          <table:table-cell table:formula="of:=[.F1097]*24*60" office:value-type="float" office:value="160">
            <text:p>160</text:p>
          </table:table-cell>
          <table:table-cell/>
          <table:table-cell table:formula="of:=SUM([.J$2:.J1097])/[.I1097]" office:value-type="float" office:value="175.322080291971">
            <text:p>175.3220802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hou</text:p>
          </table:table-cell>
          <table:table-cell office:value-type="string">
            <text:p>tba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097">
            <text:p>1097</text:p>
          </table:table-cell>
          <table:table-cell table:formula="of:=[.F1098]*24*60" office:value-type="float" office:value="194">
            <text:p>194</text:p>
          </table:table-cell>
          <table:table-cell/>
          <table:table-cell table:formula="of:=SUM([.J$2:.J1098])/[.I1098]" office:value-type="float" office:value="175.339106654512">
            <text:p>175.33910665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nyn</text:p>
          </table:table-cell>
          <table:table-cell office:value-type="string">
            <text:p>co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098">
            <text:p>1098</text:p>
          </table:table-cell>
          <table:table-cell table:formula="of:=[.F1099]*24*60" office:value-type="float" office:value="154">
            <text:p>154</text:p>
          </table:table-cell>
          <table:table-cell/>
          <table:table-cell table:formula="of:=SUM([.J$2:.J1099])/[.I1099]" office:value-type="float" office:value="175.319672131148">
            <text:p>175.31967213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sea</text:p>
          </table:table-cell>
          <table:table-cell office:value-type="string">
            <text:p>atl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099">
            <text:p>1099</text:p>
          </table:table-cell>
          <table:table-cell table:formula="of:=[.F1100]*24*60" office:value-type="float" office:value="145">
            <text:p>145</text:p>
          </table:table-cell>
          <table:table-cell/>
          <table:table-cell table:formula="of:=SUM([.J$2:.J1100])/[.I1100]" office:value-type="float" office:value="175.292083712466">
            <text:p>175.29208371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sfn</text:p>
          </table:table-cell>
          <table:table-cell office:value-type="string">
            <text:p>kca</text:p>
          </table:table-cell>
          <table:table-cell office:value-type="string">
            <text:p>3:59</text:p>
          </table:table-cell>
          <table:table-cell table:number-columns-repeated="2"/>
          <table:table-cell office:value-type="float" office:value="1100">
            <text:p>1100</text:p>
          </table:table-cell>
          <table:table-cell table:formula="of:=[.F1101]*24*60" office:value-type="float" office:value="239">
            <text:p>239</text:p>
          </table:table-cell>
          <table:table-cell/>
          <table:table-cell table:formula="of:=SUM([.J$2:.J1101])/[.I1101]" office:value-type="float" office:value="175.35">
            <text:p>175.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sln</text:p>
          </table:table-cell>
          <table:table-cell office:value-type="string">
            <text:p>bos</text:p>
          </table:table-cell>
          <table:table-cell office:value-type="string">
            <text:p>4:25</text:p>
          </table:table-cell>
          <table:table-cell office:value-type="string">
            <text:p>(:49</text:p>
          </table:table-cell>
          <table:table-cell office:value-type="string">
            <text:p>delay)</text:p>
          </table:table-cell>
          <table:table-cell office:value-type="float" office:value="1101">
            <text:p>1101</text:p>
          </table:table-cell>
          <table:table-cell table:formula="of:=[.F1102]*24*60" office:value-type="float" office:value="265">
            <text:p>265</text:p>
          </table:table-cell>
          <table:table-cell/>
          <table:table-cell table:formula="of:=SUM([.J$2:.J1102])/[.I1102]" office:value-type="float" office:value="175.431425976385">
            <text:p>175.43142597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tex</text:p>
          </table:table-cell>
          <table:table-cell office:value-type="string">
            <text:p>was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102">
            <text:p>1102</text:p>
          </table:table-cell>
          <table:table-cell table:formula="of:=[.F1103]*24*60" office:value-type="float" office:value="168">
            <text:p>168</text:p>
          </table:table-cell>
          <table:table-cell/>
          <table:table-cell table:formula="of:=SUM([.J$2:.J1103])/[.I1103]" office:value-type="float" office:value="175.424682395644">
            <text:p>175.424682395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tor</text:p>
          </table:table-cell>
          <table:table-cell office:value-type="string">
            <text:p>pit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103">
            <text:p>1103</text:p>
          </table:table-cell>
          <table:table-cell table:formula="of:=[.F1104]*24*60" office:value-type="float" office:value="188">
            <text:p>188</text:p>
          </table:table-cell>
          <table:table-cell/>
          <table:table-cell table:formula="of:=SUM([.J$2:.J1104])/[.I1104]" office:value-type="float" office:value="175.436083408885">
            <text:p>175.43608340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ana</text:p>
          </table:table-cell>
          <table:table-cell office:value-type="string">
            <text:p>was</text:p>
          </table:table-cell>
          <table:table-cell office:value-type="string">
            <text:p>2:12</text:p>
          </table:table-cell>
          <table:table-cell office:value-type="string">
            <text:p>(1:10</text:p>
          </table:table-cell>
          <table:table-cell office:value-type="string">
            <text:p>delay)</text:p>
          </table:table-cell>
          <table:table-cell office:value-type="float" office:value="1104">
            <text:p>1104</text:p>
          </table:table-cell>
          <table:table-cell table:formula="of:=[.F1105]*24*60" office:value-type="float" office:value="132">
            <text:p>132</text:p>
          </table:table-cell>
          <table:table-cell/>
          <table:table-cell table:formula="of:=SUM([.J$2:.J1105])/[.I1105]" office:value-type="float" office:value="175.396739130435">
            <text:p>175.39673913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ari</text:p>
          </table:table-cell>
          <table:table-cell office:value-type="string">
            <text:p>bos</text:p>
          </table:table-cell>
          <table:table-cell office:value-type="string">
            <text:p>3:01</text:p>
          </table:table-cell>
          <table:table-cell office:value-type="string">
            <text:p>(:32</text:p>
          </table:table-cell>
          <table:table-cell office:value-type="string">
            <text:p>delay)</text:p>
          </table:table-cell>
          <table:table-cell office:value-type="float" office:value="1105">
            <text:p>1105</text:p>
          </table:table-cell>
          <table:table-cell table:formula="of:=[.F1106]*24*60" office:value-type="float" office:value="181">
            <text:p>181</text:p>
          </table:table-cell>
          <table:table-cell/>
          <table:table-cell table:formula="of:=SUM([.J$2:.J1106])/[.I1106]" office:value-type="float" office:value="175.401809954751">
            <text:p>175.40180995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col</text:p>
          </table:table-cell>
          <table:table-cell office:value-type="string">
            <text:p>kca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106">
            <text:p>1106</text:p>
          </table:table-cell>
          <table:table-cell table:formula="of:=[.F1107]*24*60" office:value-type="float" office:value="158">
            <text:p>158</text:p>
          </table:table-cell>
          <table:table-cell/>
          <table:table-cell table:formula="of:=SUM([.J$2:.J1107])/[.I1107]" office:value-type="float" office:value="175.386075949367">
            <text:p>175.38607594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mil</text:p>
          </table:table-cell>
          <table:table-cell office:value-type="string">
            <text:p>atl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107">
            <text:p>1107</text:p>
          </table:table-cell>
          <table:table-cell table:formula="of:=[.F1108]*24*60" office:value-type="float" office:value="134">
            <text:p>134</text:p>
          </table:table-cell>
          <table:table-cell/>
          <table:table-cell table:formula="of:=SUM([.J$2:.J1108])/[.I1108]" office:value-type="float" office:value="175.348690153568">
            <text:p>175.34869015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sea</text:p>
          </table:table-cell>
          <table:table-cell office:value-type="string">
            <text:p>ny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108">
            <text:p>1108</text:p>
          </table:table-cell>
          <table:table-cell table:formula="of:=[.F1109]*24*60" office:value-type="float" office:value="159">
            <text:p>159</text:p>
          </table:table-cell>
          <table:table-cell/>
          <table:table-cell table:formula="of:=SUM([.J$2:.J1109])/[.I1109]" office:value-type="float" office:value="175.333935018051">
            <text:p>175.33393501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ana</text:p>
          </table:table-cell>
          <table:table-cell office:value-type="string">
            <text:p>was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109">
            <text:p>1109</text:p>
          </table:table-cell>
          <table:table-cell table:formula="of:=[.F1110]*24*60" office:value-type="float" office:value="156">
            <text:p>156</text:p>
          </table:table-cell>
          <table:table-cell/>
          <table:table-cell table:formula="of:=SUM([.J$2:.J1110])/[.I1110]" office:value-type="float" office:value="175.31650135257">
            <text:p>175.31650135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ari</text:p>
          </table:table-cell>
          <table:table-cell office:value-type="string">
            <text:p>bos</text:p>
          </table:table-cell>
          <table:table-cell office:value-type="string">
            <text:p>2:44</text:p>
          </table:table-cell>
          <table:table-cell office:value-type="string">
            <text:p>(:36</text:p>
          </table:table-cell>
          <table:table-cell office:value-type="string">
            <text:p>delay)</text:p>
          </table:table-cell>
          <table:table-cell office:value-type="float" office:value="1110">
            <text:p>1110</text:p>
          </table:table-cell>
          <table:table-cell table:formula="of:=[.F1111]*24*60" office:value-type="float" office:value="164">
            <text:p>164</text:p>
          </table:table-cell>
          <table:table-cell/>
          <table:table-cell table:formula="of:=SUM([.J$2:.J1111])/[.I1111]" office:value-type="float" office:value="175.306306306306">
            <text:p>175.30630630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bal</text:p>
          </table:table-cell>
          <table:table-cell office:value-type="string">
            <text:p>chn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111">
            <text:p>1111</text:p>
          </table:table-cell>
          <table:table-cell table:formula="of:=[.F1112]*24*60" office:value-type="float" office:value="183">
            <text:p>183</text:p>
          </table:table-cell>
          <table:table-cell/>
          <table:table-cell table:formula="of:=SUM([.J$2:.J1112])/[.I1112]" office:value-type="float" office:value="175.313231323132">
            <text:p>175.31323132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cha</text:p>
          </table:table-cell>
          <table:table-cell office:value-type="string">
            <text:p>lan</text:p>
          </table:table-cell>
          <table:table-cell office:value-type="string">
            <text:p>2:05</text:p>
          </table:table-cell>
          <table:table-cell table:number-columns-repeated="2"/>
          <table:table-cell office:value-type="float" office:value="1112">
            <text:p>1112</text:p>
          </table:table-cell>
          <table:table-cell table:formula="of:=[.F1113]*24*60" office:value-type="float" office:value="125">
            <text:p>125</text:p>
          </table:table-cell>
          <table:table-cell/>
          <table:table-cell table:formula="of:=SUM([.J$2:.J1113])/[.I1113]" office:value-type="float" office:value="175.267985611511">
            <text:p>175.26798561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cin</text:p>
          </table:table-cell>
          <table:table-cell office:value-type="string">
            <text:p>tor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113">
            <text:p>1113</text:p>
          </table:table-cell>
          <table:table-cell table:formula="of:=[.F1114]*24*60" office:value-type="float" office:value="162">
            <text:p>162</text:p>
          </table:table-cell>
          <table:table-cell/>
          <table:table-cell table:formula="of:=SUM([.J$2:.J1114])/[.I1114]" office:value-type="float" office:value="175.256064690027">
            <text:p>175.256064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col</text:p>
          </table:table-cell>
          <table:table-cell office:value-type="string">
            <text:p>kc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114">
            <text:p>1114</text:p>
          </table:table-cell>
          <table:table-cell table:formula="of:=[.F1115]*24*60" office:value-type="float" office:value="181">
            <text:p>181</text:p>
          </table:table-cell>
          <table:table-cell/>
          <table:table-cell table:formula="of:=SUM([.J$2:.J1115])/[.I1115]" office:value-type="float" office:value="175.261220825853">
            <text:p>175.26122082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mil</text:p>
          </table:table-cell>
          <table:table-cell office:value-type="string">
            <text:p>atl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115">
            <text:p>1115</text:p>
          </table:table-cell>
          <table:table-cell table:formula="of:=[.F1116]*24*60" office:value-type="float" office:value="151">
            <text:p>151</text:p>
          </table:table-cell>
          <table:table-cell/>
          <table:table-cell table:formula="of:=SUM([.J$2:.J1116])/[.I1116]" office:value-type="float" office:value="175.239461883408">
            <text:p>175.23946188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sd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116">
            <text:p>1116</text:p>
          </table:table-cell>
          <table:table-cell table:formula="of:=[.F1117]*24*60" office:value-type="float" office:value="168">
            <text:p>168</text:p>
          </table:table-cell>
          <table:table-cell/>
          <table:table-cell table:formula="of:=SUM([.J$2:.J1117])/[.I1117]" office:value-type="float" office:value="175.232974910394">
            <text:p>175.23297491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ya</text:p>
          </table:table-cell>
          <table:table-cell office:value-type="string">
            <text:p>pit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117">
            <text:p>1117</text:p>
          </table:table-cell>
          <table:table-cell table:formula="of:=[.F1118]*24*60" office:value-type="float" office:value="176">
            <text:p>176</text:p>
          </table:table-cell>
          <table:table-cell/>
          <table:table-cell table:formula="of:=SUM([.J$2:.J1118])/[.I1118]" office:value-type="float" office:value="175.233661593554">
            <text:p>175.233661593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 office:value-type="string">
            <text:p>oak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1118">
            <text:p>1118</text:p>
          </table:table-cell>
          <table:table-cell table:formula="of:=[.F1119]*24*60" office:value-type="float" office:value="144">
            <text:p>144</text:p>
          </table:table-cell>
          <table:table-cell/>
          <table:table-cell table:formula="of:=SUM([.J$2:.J1119])/[.I1119]" office:value-type="float" office:value="175.20572450805">
            <text:p>175.20572450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sea</text:p>
          </table:table-cell>
          <table:table-cell office:value-type="string">
            <text:p>ny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119">
            <text:p>1119</text:p>
          </table:table-cell>
          <table:table-cell table:formula="of:=[.F1120]*24*60" office:value-type="float" office:value="165">
            <text:p>165</text:p>
          </table:table-cell>
          <table:table-cell/>
          <table:table-cell table:formula="of:=SUM([.J$2:.J1120])/[.I1120]" office:value-type="float" office:value="175.196604110813">
            <text:p>175.19660411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sfn</text:p>
          </table:table-cell>
          <table:table-cell office:value-type="string">
            <text:p>cle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120">
            <text:p>1120</text:p>
          </table:table-cell>
          <table:table-cell table:formula="of:=[.F1121]*24*60" office:value-type="float" office:value="178">
            <text:p>178</text:p>
          </table:table-cell>
          <table:table-cell/>
          <table:table-cell table:formula="of:=SUM([.J$2:.J1121])/[.I1121]" office:value-type="float" office:value="175.199107142857">
            <text:p>175.19910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sln</text:p>
          </table:table-cell>
          <table:table-cell office:value-type="string">
            <text:p>det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121">
            <text:p>1121</text:p>
          </table:table-cell>
          <table:table-cell table:formula="of:=[.F1122]*24*60" office:value-type="float" office:value="194">
            <text:p>194</text:p>
          </table:table-cell>
          <table:table-cell/>
          <table:table-cell table:formula="of:=SUM([.J$2:.J1122])/[.I1122]" office:value-type="float" office:value="175.21587867975">
            <text:p>175.21587867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tba</text:p>
          </table:table-cell>
          <table:table-cell office:value-type="string">
            <text:p>flo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122">
            <text:p>1122</text:p>
          </table:table-cell>
          <table:table-cell table:formula="of:=[.F1123]*24*60" office:value-type="float" office:value="198">
            <text:p>198</text:p>
          </table:table-cell>
          <table:table-cell/>
          <table:table-cell table:formula="of:=SUM([.J$2:.J1123])/[.I1123]" office:value-type="float" office:value="175.236185383244">
            <text:p>175.23618538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tex</text:p>
          </table:table-cell>
          <table:table-cell office:value-type="string">
            <text:p>hou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123">
            <text:p>1123</text:p>
          </table:table-cell>
          <table:table-cell table:formula="of:=[.F1124]*24*60" office:value-type="float" office:value="171">
            <text:p>171</text:p>
          </table:table-cell>
          <table:table-cell/>
          <table:table-cell table:formula="of:=SUM([.J$2:.J1124])/[.I1124]" office:value-type="float" office:value="175.232413178985">
            <text:p>175.2324131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ana</text:p>
          </table:table-cell>
          <table:table-cell office:value-type="string">
            <text:p>was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124">
            <text:p>1124</text:p>
          </table:table-cell>
          <table:table-cell table:formula="of:=[.F1125]*24*60" office:value-type="float" office:value="161">
            <text:p>161</text:p>
          </table:table-cell>
          <table:table-cell/>
          <table:table-cell table:formula="of:=SUM([.J$2:.J1125])/[.I1125]" office:value-type="float" office:value="175.21975088968">
            <text:p>175.21975088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ari</text:p>
          </table:table-cell>
          <table:table-cell office:value-type="string">
            <text:p>bos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125">
            <text:p>1125</text:p>
          </table:table-cell>
          <table:table-cell table:formula="of:=[.F1126]*24*60" office:value-type="float" office:value="168">
            <text:p>168</text:p>
          </table:table-cell>
          <table:table-cell/>
          <table:table-cell table:formula="of:=SUM([.J$2:.J1126])/[.I1126]" office:value-type="float" office:value="175.213333333333">
            <text:p>175.2133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bal</text:p>
          </table:table-cell>
          <table:table-cell office:value-type="string">
            <text:p>chn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126">
            <text:p>1126</text:p>
          </table:table-cell>
          <table:table-cell table:formula="of:=[.F1127]*24*60" office:value-type="float" office:value="179">
            <text:p>179</text:p>
          </table:table-cell>
          <table:table-cell/>
          <table:table-cell table:formula="of:=SUM([.J$2:.J1127])/[.I1127]" office:value-type="float" office:value="175.216696269982">
            <text:p>175.216696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cha</text:p>
          </table:table-cell>
          <table:table-cell office:value-type="string">
            <text:p>lan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1127">
            <text:p>1127</text:p>
          </table:table-cell>
          <table:table-cell table:formula="of:=[.F1128]*24*60" office:value-type="float" office:value="142">
            <text:p>142</text:p>
          </table:table-cell>
          <table:table-cell/>
          <table:table-cell table:formula="of:=SUM([.J$2:.J1128])/[.I1128]" office:value-type="float" office:value="175.187222715173">
            <text:p>175.18722271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cin</text:p>
          </table:table-cell>
          <table:table-cell office:value-type="string">
            <text:p>tor</text:p>
          </table:table-cell>
          <table:table-cell office:value-type="string">
            <text:p>3:35</text:p>
          </table:table-cell>
          <table:table-cell table:number-columns-repeated="2"/>
          <table:table-cell office:value-type="float" office:value="1128">
            <text:p>1128</text:p>
          </table:table-cell>
          <table:table-cell table:formula="of:=[.F1129]*24*60" office:value-type="float" office:value="215">
            <text:p>215</text:p>
          </table:table-cell>
          <table:table-cell/>
          <table:table-cell table:formula="of:=SUM([.J$2:.J1129])/[.I1129]" office:value-type="float" office:value="175.222517730496">
            <text:p>175.22251773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col</text:p>
          </table:table-cell>
          <table:table-cell office:value-type="string">
            <text:p>kc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129">
            <text:p>1129</text:p>
          </table:table-cell>
          <table:table-cell table:formula="of:=[.F1130]*24*60" office:value-type="float" office:value="148">
            <text:p>148</text:p>
          </table:table-cell>
          <table:table-cell/>
          <table:table-cell table:formula="of:=SUM([.J$2:.J1130])/[.I1130]" office:value-type="float" office:value="175.198405668733">
            <text:p>175.19840566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mil</text:p>
          </table:table-cell>
          <table:table-cell office:value-type="string">
            <text:p>atl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130">
            <text:p>1130</text:p>
          </table:table-cell>
          <table:table-cell table:formula="of:=[.F1131]*24*60" office:value-type="float" office:value="149">
            <text:p>149</text:p>
          </table:table-cell>
          <table:table-cell/>
          <table:table-cell table:formula="of:=SUM([.J$2:.J1131])/[.I1131]" office:value-type="float" office:value="175.175221238938">
            <text:p>175.17522123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min</text:p>
          </table:table-cell>
          <table:table-cell office:value-type="string">
            <text:p>sd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131">
            <text:p>1131</text:p>
          </table:table-cell>
          <table:table-cell table:formula="of:=[.F1132]*24*60" office:value-type="float" office:value="171">
            <text:p>171</text:p>
          </table:table-cell>
          <table:table-cell/>
          <table:table-cell table:formula="of:=SUM([.J$2:.J1132])/[.I1132]" office:value-type="float" office:value="175.171529619805">
            <text:p>175.17152961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nya</text:p>
          </table:table-cell>
          <table:table-cell office:value-type="string">
            <text:p>pit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132">
            <text:p>1132</text:p>
          </table:table-cell>
          <table:table-cell table:formula="of:=[.F1133]*24*60" office:value-type="float" office:value="181">
            <text:p>181</text:p>
          </table:table-cell>
          <table:table-cell/>
          <table:table-cell table:formula="of:=SUM([.J$2:.J1133])/[.I1133]" office:value-type="float" office:value="175.17667844523">
            <text:p>175.176678445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phi</text:p>
          </table:table-cell>
          <table:table-cell office:value-type="string">
            <text:p>oak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133">
            <text:p>1133</text:p>
          </table:table-cell>
          <table:table-cell table:formula="of:=[.F1134]*24*60" office:value-type="float" office:value="169">
            <text:p>169</text:p>
          </table:table-cell>
          <table:table-cell/>
          <table:table-cell table:formula="of:=SUM([.J$2:.J1134])/[.I1134]" office:value-type="float" office:value="175.171226831421">
            <text:p>175.17122683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sea</text:p>
          </table:table-cell>
          <table:table-cell office:value-type="string">
            <text:p>ny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134">
            <text:p>1134</text:p>
          </table:table-cell>
          <table:table-cell table:formula="of:=[.F1135]*24*60" office:value-type="float" office:value="145">
            <text:p>145</text:p>
          </table:table-cell>
          <table:table-cell/>
          <table:table-cell table:formula="of:=SUM([.J$2:.J1135])/[.I1135]" office:value-type="float" office:value="175.144620811287">
            <text:p>175.14462081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sfn</text:p>
          </table:table-cell>
          <table:table-cell office:value-type="string">
            <text:p>cle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135">
            <text:p>1135</text:p>
          </table:table-cell>
          <table:table-cell table:formula="of:=[.F1136]*24*60" office:value-type="float" office:value="163">
            <text:p>163</text:p>
          </table:table-cell>
          <table:table-cell/>
          <table:table-cell table:formula="of:=SUM([.J$2:.J1136])/[.I1136]" office:value-type="float" office:value="175.133920704846">
            <text:p>175.13392070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sln</text:p>
          </table:table-cell>
          <table:table-cell office:value-type="string">
            <text:p>det</text:p>
          </table:table-cell>
          <table:table-cell office:value-type="string">
            <text:p>3:21</text:p>
          </table:table-cell>
          <table:table-cell office:value-type="string">
            <text:p>(2:25</text:p>
          </table:table-cell>
          <table:table-cell office:value-type="string">
            <text:p>delay)</text:p>
          </table:table-cell>
          <table:table-cell office:value-type="float" office:value="1136">
            <text:p>1136</text:p>
          </table:table-cell>
          <table:table-cell table:formula="of:=[.F1137]*24*60" office:value-type="float" office:value="201">
            <text:p>201</text:p>
          </table:table-cell>
          <table:table-cell/>
          <table:table-cell table:formula="of:=SUM([.J$2:.J1137])/[.I1137]" office:value-type="float" office:value="175.156690140845">
            <text:p>175.15669014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tba</text:p>
          </table:table-cell>
          <table:table-cell office:value-type="string">
            <text:p>flo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137">
            <text:p>1137</text:p>
          </table:table-cell>
          <table:table-cell table:formula="of:=[.F1138]*24*60" office:value-type="float" office:value="182">
            <text:p>182</text:p>
          </table:table-cell>
          <table:table-cell/>
          <table:table-cell table:formula="of:=SUM([.J$2:.J1138])/[.I1138]" office:value-type="float" office:value="175.162708883026">
            <text:p>175.1627088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tex</text:p>
          </table:table-cell>
          <table:table-cell office:value-type="string">
            <text:p>hou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138">
            <text:p>1138</text:p>
          </table:table-cell>
          <table:table-cell table:formula="of:=[.F1139]*24*60" office:value-type="float" office:value="173">
            <text:p>173</text:p>
          </table:table-cell>
          <table:table-cell/>
          <table:table-cell table:formula="of:=SUM([.J$2:.J1139])/[.I1139]" office:value-type="float" office:value="175.160808435852">
            <text:p>175.16080843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bal</text:p>
          </table:table-cell>
          <table:table-cell office:value-type="string">
            <text:p>ch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139">
            <text:p>1139</text:p>
          </table:table-cell>
          <table:table-cell table:formula="of:=[.F1140]*24*60" office:value-type="float" office:value="195">
            <text:p>195</text:p>
          </table:table-cell>
          <table:table-cell/>
          <table:table-cell table:formula="of:=SUM([.J$2:.J1140])/[.I1140]" office:value-type="float" office:value="175.178226514486">
            <text:p>175.17822651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cha</text:p>
          </table:table-cell>
          <table:table-cell office:value-type="string">
            <text:p>lan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140">
            <text:p>1140</text:p>
          </table:table-cell>
          <table:table-cell table:formula="of:=[.F1141]*24*60" office:value-type="float" office:value="178">
            <text:p>178</text:p>
          </table:table-cell>
          <table:table-cell/>
          <table:table-cell table:formula="of:=SUM([.J$2:.J1141])/[.I1141]" office:value-type="float" office:value="175.180701754386">
            <text:p>175.18070175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cin</text:p>
          </table:table-cell>
          <table:table-cell office:value-type="string">
            <text:p>tor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141">
            <text:p>1141</text:p>
          </table:table-cell>
          <table:table-cell table:formula="of:=[.F1142]*24*60" office:value-type="float" office:value="146">
            <text:p>146</text:p>
          </table:table-cell>
          <table:table-cell/>
          <table:table-cell table:formula="of:=SUM([.J$2:.J1142])/[.I1142]" office:value-type="float" office:value="175.155127081507">
            <text:p>175.15512708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min</text:p>
          </table:table-cell>
          <table:table-cell office:value-type="string">
            <text:p>sdn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142">
            <text:p>1142</text:p>
          </table:table-cell>
          <table:table-cell table:formula="of:=[.F1143]*24*60" office:value-type="float" office:value="179">
            <text:p>179</text:p>
          </table:table-cell>
          <table:table-cell/>
          <table:table-cell table:formula="of:=SUM([.J$2:.J1143])/[.I1143]" office:value-type="float" office:value="175.158493870403">
            <text:p>175.158493870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phi</text:p>
          </table:table-cell>
          <table:table-cell office:value-type="string">
            <text:p>oak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1143">
            <text:p>1143</text:p>
          </table:table-cell>
          <table:table-cell table:formula="of:=[.F1144]*24*60" office:value-type="float" office:value="133">
            <text:p>133</text:p>
          </table:table-cell>
          <table:table-cell/>
          <table:table-cell table:formula="of:=SUM([.J$2:.J1144])/[.I1144]" office:value-type="float" office:value="175.121609798775">
            <text:p>175.12160979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sfn</text:p>
          </table:table-cell>
          <table:table-cell office:value-type="string">
            <text:p>cle</text:p>
          </table:table-cell>
          <table:table-cell office:value-type="string">
            <text:p>2:32</text:p>
          </table:table-cell>
          <table:table-cell office:value-type="string">
            <text:p>(1:42</text:p>
          </table:table-cell>
          <table:table-cell office:value-type="string">
            <text:p>delay)</text:p>
          </table:table-cell>
          <table:table-cell office:value-type="float" office:value="1144">
            <text:p>1144</text:p>
          </table:table-cell>
          <table:table-cell table:formula="of:=[.F1145]*24*60" office:value-type="float" office:value="152">
            <text:p>152</text:p>
          </table:table-cell>
          <table:table-cell/>
          <table:table-cell table:formula="of:=SUM([.J$2:.J1145])/[.I1145]" office:value-type="float" office:value="175.101398601399">
            <text:p>175.10139860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sln</text:p>
          </table:table-cell>
          <table:table-cell office:value-type="string">
            <text:p>det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145">
            <text:p>1145</text:p>
          </table:table-cell>
          <table:table-cell table:formula="of:=[.F1146]*24*60" office:value-type="float" office:value="209">
            <text:p>209</text:p>
          </table:table-cell>
          <table:table-cell/>
          <table:table-cell table:formula="of:=SUM([.J$2:.J1146])/[.I1146]" office:value-type="float" office:value="175.131004366812">
            <text:p>175.13100436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tba</text:p>
          </table:table-cell>
          <table:table-cell office:value-type="string">
            <text:p>flo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146">
            <text:p>1146</text:p>
          </table:table-cell>
          <table:table-cell table:formula="of:=[.F1147]*24*60" office:value-type="float" office:value="160">
            <text:p>160</text:p>
          </table:table-cell>
          <table:table-cell/>
          <table:table-cell table:formula="of:=SUM([.J$2:.J1147])/[.I1147]" office:value-type="float" office:value="175.11780104712">
            <text:p>175.11780104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tex</text:p>
          </table:table-cell>
          <table:table-cell office:value-type="string">
            <text:p>hou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147">
            <text:p>1147</text:p>
          </table:table-cell>
          <table:table-cell table:formula="of:=[.F1148]*24*60" office:value-type="float" office:value="149">
            <text:p>149</text:p>
          </table:table-cell>
          <table:table-cell/>
          <table:table-cell table:formula="of:=SUM([.J$2:.J1148])/[.I1148]" office:value-type="float" office:value="175.095030514385">
            <text:p>175.09503051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na</text:p>
          </table:table-cell>
          <table:table-cell office:value-type="string">
            <text:p>la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148">
            <text:p>1148</text:p>
          </table:table-cell>
          <table:table-cell table:formula="of:=[.F1149]*24*60" office:value-type="float" office:value="162">
            <text:p>162</text:p>
          </table:table-cell>
          <table:table-cell/>
          <table:table-cell table:formula="of:=SUM([.J$2:.J1149])/[.I1149]" office:value-type="float" office:value="175.08362369338">
            <text:p>175.08362369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ri</text:p>
          </table:table-cell>
          <table:table-cell office:value-type="string">
            <text:p>flo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149">
            <text:p>1149</text:p>
          </table:table-cell>
          <table:table-cell table:formula="of:=[.F1150]*24*60" office:value-type="float" office:value="160">
            <text:p>160</text:p>
          </table:table-cell>
          <table:table-cell/>
          <table:table-cell table:formula="of:=SUM([.J$2:.J1150])/[.I1150]" office:value-type="float" office:value="175.070496083551">
            <text:p>175.07049608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atl</text:p>
          </table:table-cell>
          <table:table-cell office:value-type="string">
            <text:p>tor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1150">
            <text:p>1150</text:p>
          </table:table-cell>
          <table:table-cell table:formula="of:=[.F1151]*24*60" office:value-type="float" office:value="153">
            <text:p>153</text:p>
          </table:table-cell>
          <table:table-cell/>
          <table:table-cell table:formula="of:=SUM([.J$2:.J1151])/[.I1151]" office:value-type="float" office:value="175.051304347826">
            <text:p>175.05130434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bal</text:p>
          </table:table-cell>
          <table:table-cell office:value-type="string">
            <text:p>was</text:p>
          </table:table-cell>
          <table:table-cell office:value-type="string">
            <text:p>2:49</text:p>
          </table:table-cell>
          <table:table-cell office:value-type="string">
            <text:p>(:13</text:p>
          </table:table-cell>
          <table:table-cell office:value-type="string">
            <text:p>delay)</text:p>
          </table:table-cell>
          <table:table-cell office:value-type="float" office:value="1151">
            <text:p>1151</text:p>
          </table:table-cell>
          <table:table-cell table:formula="of:=[.F1152]*24*60" office:value-type="float" office:value="169">
            <text:p>169</text:p>
          </table:table-cell>
          <table:table-cell/>
          <table:table-cell table:formula="of:=SUM([.J$2:.J1152])/[.I1152]" office:value-type="float" office:value="175.046046915725">
            <text:p>175.04604691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bos</text:p>
          </table:table-cell>
          <table:table-cell office:value-type="string">
            <text:p>hou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1152">
            <text:p>1152</text:p>
          </table:table-cell>
          <table:table-cell table:formula="of:=[.F1153]*24*60" office:value-type="float" office:value="202">
            <text:p>202</text:p>
          </table:table-cell>
          <table:table-cell/>
          <table:table-cell table:formula="of:=SUM([.J$2:.J1153])/[.I1153]" office:value-type="float" office:value="175.069444444444">
            <text:p>175.06944444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chn</text:p>
          </table:table-cell>
          <table:table-cell office:value-type="string">
            <text:p>cha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153">
            <text:p>1153</text:p>
          </table:table-cell>
          <table:table-cell table:formula="of:=[.F1154]*24*60" office:value-type="float" office:value="169">
            <text:p>169</text:p>
          </table:table-cell>
          <table:table-cell/>
          <table:table-cell table:formula="of:=SUM([.J$2:.J1154])/[.I1154]" office:value-type="float" office:value="175.064180398959">
            <text:p>175.0641803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cin</text:p>
          </table:table-cell>
          <table:table-cell office:value-type="string">
            <text:p>cle</text:p>
          </table:table-cell>
          <table:table-cell office:value-type="string">
            <text:p>2:54</text:p>
          </table:table-cell>
          <table:table-cell office:value-type="string">
            <text:p>(1:01</text:p>
          </table:table-cell>
          <table:table-cell office:value-type="string">
            <text:p>delay)</text:p>
          </table:table-cell>
          <table:table-cell office:value-type="float" office:value="1154">
            <text:p>1154</text:p>
          </table:table-cell>
          <table:table-cell table:formula="of:=[.F1155]*24*60" office:value-type="float" office:value="174">
            <text:p>174</text:p>
          </table:table-cell>
          <table:table-cell/>
          <table:table-cell table:formula="of:=SUM([.J$2:.J1155])/[.I1155]" office:value-type="float" office:value="175.063258232236">
            <text:p>175.06325823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col</text:p>
          </table:table-cell>
          <table:table-cell office:value-type="string">
            <text:p>det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155">
            <text:p>1155</text:p>
          </table:table-cell>
          <table:table-cell table:formula="of:=[.F1156]*24*60" office:value-type="float" office:value="151">
            <text:p>151</text:p>
          </table:table-cell>
          <table:table-cell/>
          <table:table-cell table:formula="of:=SUM([.J$2:.J1156])/[.I1156]" office:value-type="float" office:value="175.042424242424">
            <text:p>175.042424242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mil</text:p>
          </table:table-cell>
          <table:table-cell office:value-type="string">
            <text:p>m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156">
            <text:p>1156</text:p>
          </table:table-cell>
          <table:table-cell table:formula="of:=[.F1157]*24*60" office:value-type="float" office:value="170">
            <text:p>170</text:p>
          </table:table-cell>
          <table:table-cell/>
          <table:table-cell table:formula="of:=SUM([.J$2:.J1157])/[.I1157]" office:value-type="float" office:value="175.038062283737">
            <text:p>175.03806228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nya</text:p>
          </table:table-cell>
          <table:table-cell office:value-type="string">
            <text:p>nyn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157">
            <text:p>1157</text:p>
          </table:table-cell>
          <table:table-cell table:formula="of:=[.F1158]*24*60" office:value-type="float" office:value="191">
            <text:p>191</text:p>
          </table:table-cell>
          <table:table-cell/>
          <table:table-cell table:formula="of:=SUM([.J$2:.J1158])/[.I1158]" office:value-type="float" office:value="175.051858254105">
            <text:p>175.05185825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nyn</text:p>
          </table:table-cell>
          <table:table-cell office:value-type="string">
            <text:p>nya</text:p>
          </table:table-cell>
          <table:table-cell office:value-type="string">
            <text:p>3:54</text:p>
          </table:table-cell>
          <table:table-cell table:number-columns-repeated="2"/>
          <table:table-cell office:value-type="float" office:value="1158">
            <text:p>1158</text:p>
          </table:table-cell>
          <table:table-cell table:formula="of:=[.F1159]*24*60" office:value-type="float" office:value="234">
            <text:p>234</text:p>
          </table:table-cell>
          <table:table-cell/>
          <table:table-cell table:formula="of:=SUM([.J$2:.J1159])/[.I1159]" office:value-type="float" office:value="175.102763385147">
            <text:p>175.10276338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phi</text:p>
          </table:table-cell>
          <table:table-cell office:value-type="string">
            <text:p>tex</text:p>
          </table:table-cell>
          <table:table-cell office:value-type="string">
            <text:p>3:28</text:p>
          </table:table-cell>
          <table:table-cell table:number-columns-repeated="2"/>
          <table:table-cell office:value-type="float" office:value="1159">
            <text:p>1159</text:p>
          </table:table-cell>
          <table:table-cell table:formula="of:=[.F1160]*24*60" office:value-type="float" office:value="208">
            <text:p>208</text:p>
          </table:table-cell>
          <table:table-cell/>
          <table:table-cell table:formula="of:=SUM([.J$2:.J1160])/[.I1160]" office:value-type="float" office:value="175.131147540984">
            <text:p>175.1311475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sea</text:p>
          </table:table-cell>
          <table:table-cell office:value-type="string">
            <text:p>sdn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160">
            <text:p>1160</text:p>
          </table:table-cell>
          <table:table-cell table:formula="of:=[.F1161]*24*60" office:value-type="float" office:value="188">
            <text:p>188</text:p>
          </table:table-cell>
          <table:table-cell/>
          <table:table-cell table:formula="of:=SUM([.J$2:.J1161])/[.I1161]" office:value-type="float" office:value="175.14224137931">
            <text:p>175.14224137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sfn</text:p>
          </table:table-cell>
          <table:table-cell office:value-type="string">
            <text:p>oak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161">
            <text:p>1161</text:p>
          </table:table-cell>
          <table:table-cell table:formula="of:=[.F1162]*24*60" office:value-type="float" office:value="164">
            <text:p>164</text:p>
          </table:table-cell>
          <table:table-cell/>
          <table:table-cell table:formula="of:=SUM([.J$2:.J1162])/[.I1162]" office:value-type="float" office:value="175.132644272179">
            <text:p>175.13264427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sln</text:p>
          </table:table-cell>
          <table:table-cell office:value-type="string">
            <text:p>kca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162">
            <text:p>1162</text:p>
          </table:table-cell>
          <table:table-cell table:formula="of:=[.F1163]*24*60" office:value-type="float" office:value="158">
            <text:p>158</text:p>
          </table:table-cell>
          <table:table-cell/>
          <table:table-cell table:formula="of:=SUM([.J$2:.J1163])/[.I1163]" office:value-type="float" office:value="175.117900172117">
            <text:p>175.11790017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tba</text:p>
          </table:table-cell>
          <table:table-cell office:value-type="string">
            <text:p>pit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163">
            <text:p>1163</text:p>
          </table:table-cell>
          <table:table-cell table:formula="of:=[.F1164]*24*60" office:value-type="float" office:value="196">
            <text:p>196</text:p>
          </table:table-cell>
          <table:table-cell/>
          <table:table-cell table:formula="of:=SUM([.J$2:.J1164])/[.I1164]" office:value-type="float" office:value="175.135855546002">
            <text:p>175.1358555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na</text:p>
          </table:table-cell>
          <table:table-cell office:value-type="string">
            <text:p>la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164">
            <text:p>1164</text:p>
          </table:table-cell>
          <table:table-cell table:formula="of:=[.F1165]*24*60" office:value-type="float" office:value="154">
            <text:p>154</text:p>
          </table:table-cell>
          <table:table-cell/>
          <table:table-cell table:formula="of:=SUM([.J$2:.J1165])/[.I1165]" office:value-type="float" office:value="175.117697594502">
            <text:p>175.11769759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ri</text:p>
          </table:table-cell>
          <table:table-cell office:value-type="string">
            <text:p>flo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165">
            <text:p>1165</text:p>
          </table:table-cell>
          <table:table-cell table:formula="of:=[.F1166]*24*60" office:value-type="float" office:value="173">
            <text:p>173</text:p>
          </table:table-cell>
          <table:table-cell/>
          <table:table-cell table:formula="of:=SUM([.J$2:.J1166])/[.I1166]" office:value-type="float" office:value="175.115879828326">
            <text:p>175.11587982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atl</text:p>
          </table:table-cell>
          <table:table-cell office:value-type="string">
            <text:p>tor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166">
            <text:p>1166</text:p>
          </table:table-cell>
          <table:table-cell table:formula="of:=[.F1167]*24*60" office:value-type="float" office:value="178">
            <text:p>178</text:p>
          </table:table-cell>
          <table:table-cell/>
          <table:table-cell table:formula="of:=SUM([.J$2:.J1167])/[.I1167]" office:value-type="float" office:value="175.118353344768">
            <text:p>175.11835334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bal</text:p>
          </table:table-cell>
          <table:table-cell office:value-type="string">
            <text:p>was</text:p>
          </table:table-cell>
          <table:table-cell office:value-type="string">
            <text:p>2:49</text:p>
          </table:table-cell>
          <table:table-cell office:value-type="string">
            <text:p>(1:03</text:p>
          </table:table-cell>
          <table:table-cell office:value-type="string">
            <text:p>delay)</text:p>
          </table:table-cell>
          <table:table-cell office:value-type="float" office:value="1167">
            <text:p>1167</text:p>
          </table:table-cell>
          <table:table-cell table:formula="of:=[.F1168]*24*60" office:value-type="float" office:value="169">
            <text:p>169</text:p>
          </table:table-cell>
          <table:table-cell/>
          <table:table-cell table:formula="of:=SUM([.J$2:.J1168])/[.I1168]" office:value-type="float" office:value="175.113110539846">
            <text:p>175.11311053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bos</text:p>
          </table:table-cell>
          <table:table-cell office:value-type="string">
            <text:p>hou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168">
            <text:p>1168</text:p>
          </table:table-cell>
          <table:table-cell table:formula="of:=[.F1169]*24*60" office:value-type="float" office:value="205">
            <text:p>205</text:p>
          </table:table-cell>
          <table:table-cell/>
          <table:table-cell table:formula="of:=SUM([.J$2:.J1169])/[.I1169]" office:value-type="float" office:value="175.138698630137">
            <text:p>175.13869863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chn</text:p>
          </table:table-cell>
          <table:table-cell office:value-type="string">
            <text:p>cha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169">
            <text:p>1169</text:p>
          </table:table-cell>
          <table:table-cell table:formula="of:=[.F1170]*24*60" office:value-type="float" office:value="183">
            <text:p>183</text:p>
          </table:table-cell>
          <table:table-cell/>
          <table:table-cell table:formula="of:=SUM([.J$2:.J1170])/[.I1170]" office:value-type="float" office:value="175.145423438837">
            <text:p>175.14542343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cin</text:p>
          </table:table-cell>
          <table:table-cell office:value-type="string">
            <text:p>cle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170">
            <text:p>1170</text:p>
          </table:table-cell>
          <table:table-cell table:formula="of:=[.F1171]*24*60" office:value-type="float" office:value="176">
            <text:p>176</text:p>
          </table:table-cell>
          <table:table-cell/>
          <table:table-cell table:formula="of:=SUM([.J$2:.J1171])/[.I1171]" office:value-type="float" office:value="175.146153846154">
            <text:p>175.14615384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col</text:p>
          </table:table-cell>
          <table:table-cell office:value-type="string">
            <text:p>det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171">
            <text:p>1171</text:p>
          </table:table-cell>
          <table:table-cell table:formula="of:=[.F1172]*24*60" office:value-type="float" office:value="201">
            <text:p>201</text:p>
          </table:table-cell>
          <table:table-cell/>
          <table:table-cell table:formula="of:=SUM([.J$2:.J1172])/[.I1172]" office:value-type="float" office:value="175.168232280102">
            <text:p>175.168232280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mil</text:p>
          </table:table-cell>
          <table:table-cell office:value-type="string">
            <text:p>mi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172">
            <text:p>1172</text:p>
          </table:table-cell>
          <table:table-cell table:formula="of:=[.F1173]*24*60" office:value-type="float" office:value="148">
            <text:p>148</text:p>
          </table:table-cell>
          <table:table-cell/>
          <table:table-cell table:formula="of:=SUM([.J$2:.J1173])/[.I1173]" office:value-type="float" office:value="175.145051194539">
            <text:p>175.14505119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nya</text:p>
          </table:table-cell>
          <table:table-cell office:value-type="string">
            <text:p>nyn</text:p>
          </table:table-cell>
          <table:table-cell office:value-type="string">
            <text:p>3:00</text:p>
          </table:table-cell>
          <table:table-cell office:value-type="string">
            <text:p>(1:19</text:p>
          </table:table-cell>
          <table:table-cell office:value-type="string">
            <text:p>delay)</text:p>
          </table:table-cell>
          <table:table-cell office:value-type="float" office:value="1173">
            <text:p>1173</text:p>
          </table:table-cell>
          <table:table-cell table:formula="of:=[.F1174]*24*60" office:value-type="float" office:value="180">
            <text:p>180</text:p>
          </table:table-cell>
          <table:table-cell/>
          <table:table-cell table:formula="of:=SUM([.J$2:.J1174])/[.I1174]" office:value-type="float" office:value="175.149190110827">
            <text:p>175.14919011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phi</text:p>
          </table:table-cell>
          <table:table-cell office:value-type="string">
            <text:p>tex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174">
            <text:p>1174</text:p>
          </table:table-cell>
          <table:table-cell table:formula="of:=[.F1175]*24*60" office:value-type="float" office:value="175">
            <text:p>175</text:p>
          </table:table-cell>
          <table:table-cell/>
          <table:table-cell table:formula="of:=SUM([.J$2:.J1175])/[.I1175]" office:value-type="float" office:value="175.149063032368">
            <text:p>175.14906303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sea</text:p>
          </table:table-cell>
          <table:table-cell office:value-type="string">
            <text:p>sdn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1175">
            <text:p>1175</text:p>
          </table:table-cell>
          <table:table-cell table:formula="of:=[.F1176]*24*60" office:value-type="float" office:value="139">
            <text:p>139</text:p>
          </table:table-cell>
          <table:table-cell/>
          <table:table-cell table:formula="of:=SUM([.J$2:.J1176])/[.I1176]" office:value-type="float" office:value="175.11829787234">
            <text:p>175.11829787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sfn</text:p>
          </table:table-cell>
          <table:table-cell office:value-type="string">
            <text:p>oak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176">
            <text:p>1176</text:p>
          </table:table-cell>
          <table:table-cell table:formula="of:=[.F1177]*24*60" office:value-type="float" office:value="150">
            <text:p>150</text:p>
          </table:table-cell>
          <table:table-cell/>
          <table:table-cell table:formula="of:=SUM([.J$2:.J1177])/[.I1177]" office:value-type="float" office:value="175.09693877551">
            <text:p>175.09693877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tba</text:p>
          </table:table-cell>
          <table:table-cell office:value-type="string">
            <text:p>pit</text:p>
          </table:table-cell>
          <table:table-cell office:value-type="string">
            <text:p>3:53</text:p>
          </table:table-cell>
          <table:table-cell office:value-type="string">
            <text:p>(:42</text:p>
          </table:table-cell>
          <table:table-cell office:value-type="string">
            <text:p>delay)</text:p>
          </table:table-cell>
          <table:table-cell office:value-type="float" office:value="1177">
            <text:p>1177</text:p>
          </table:table-cell>
          <table:table-cell table:formula="of:=[.F1178]*24*60" office:value-type="float" office:value="233">
            <text:p>233</text:p>
          </table:table-cell>
          <table:table-cell/>
          <table:table-cell table:formula="of:=SUM([.J$2:.J1178])/[.I1178]" office:value-type="float" office:value="175.146134239592">
            <text:p>175.14613423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na</text:p>
          </table:table-cell>
          <table:table-cell office:value-type="string">
            <text:p>lan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1178">
            <text:p>1178</text:p>
          </table:table-cell>
          <table:table-cell table:formula="of:=[.F1179]*24*60" office:value-type="float" office:value="153">
            <text:p>153</text:p>
          </table:table-cell>
          <table:table-cell/>
          <table:table-cell table:formula="of:=SUM([.J$2:.J1179])/[.I1179]" office:value-type="float" office:value="175.127334465195">
            <text:p>175.12733446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ri</text:p>
          </table:table-cell>
          <table:table-cell office:value-type="string">
            <text:p>flo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179">
            <text:p>1179</text:p>
          </table:table-cell>
          <table:table-cell table:formula="of:=[.F1180]*24*60" office:value-type="float" office:value="162">
            <text:p>162</text:p>
          </table:table-cell>
          <table:table-cell/>
          <table:table-cell table:formula="of:=SUM([.J$2:.J1180])/[.I1180]" office:value-type="float" office:value="175.116200169635">
            <text:p>175.11620016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atl</text:p>
          </table:table-cell>
          <table:table-cell office:value-type="string">
            <text:p>tor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180">
            <text:p>1180</text:p>
          </table:table-cell>
          <table:table-cell table:formula="of:=[.F1181]*24*60" office:value-type="float" office:value="155">
            <text:p>155</text:p>
          </table:table-cell>
          <table:table-cell/>
          <table:table-cell table:formula="of:=SUM([.J$2:.J1181])/[.I1181]" office:value-type="float" office:value="175.099152542373">
            <text:p>175.09915254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bal</text:p>
          </table:table-cell>
          <table:table-cell office:value-type="string">
            <text:p>was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181">
            <text:p>1181</text:p>
          </table:table-cell>
          <table:table-cell table:formula="of:=[.F1182]*24*60" office:value-type="float" office:value="196">
            <text:p>196</text:p>
          </table:table-cell>
          <table:table-cell/>
          <table:table-cell table:formula="of:=SUM([.J$2:.J1182])/[.I1182]" office:value-type="float" office:value="175.116850127011">
            <text:p>175.1168501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bos</text:p>
          </table:table-cell>
          <table:table-cell office:value-type="string">
            <text:p>hou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182">
            <text:p>1182</text:p>
          </table:table-cell>
          <table:table-cell table:formula="of:=[.F1183]*24*60" office:value-type="float" office:value="207">
            <text:p>207</text:p>
          </table:table-cell>
          <table:table-cell/>
          <table:table-cell table:formula="of:=SUM([.J$2:.J1183])/[.I1183]" office:value-type="float" office:value="175.143824027073">
            <text:p>175.14382402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chn</text:p>
          </table:table-cell>
          <table:table-cell office:value-type="string">
            <text:p>cha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183">
            <text:p>1183</text:p>
          </table:table-cell>
          <table:table-cell table:formula="of:=[.F1184]*24*60" office:value-type="float" office:value="154">
            <text:p>154</text:p>
          </table:table-cell>
          <table:table-cell/>
          <table:table-cell table:formula="of:=SUM([.J$2:.J1184])/[.I1184]" office:value-type="float" office:value="175.125950972105">
            <text:p>175.12595097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cin</text:p>
          </table:table-cell>
          <table:table-cell office:value-type="string">
            <text:p>cle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184">
            <text:p>1184</text:p>
          </table:table-cell>
          <table:table-cell table:formula="of:=[.F1185]*24*60" office:value-type="float" office:value="189">
            <text:p>189</text:p>
          </table:table-cell>
          <table:table-cell/>
          <table:table-cell table:formula="of:=SUM([.J$2:.J1185])/[.I1185]" office:value-type="float" office:value="175.137668918919">
            <text:p>175.13766891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col</text:p>
          </table:table-cell>
          <table:table-cell office:value-type="string">
            <text:p>det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185">
            <text:p>1185</text:p>
          </table:table-cell>
          <table:table-cell table:formula="of:=[.F1186]*24*60" office:value-type="float" office:value="165">
            <text:p>165</text:p>
          </table:table-cell>
          <table:table-cell/>
          <table:table-cell table:formula="of:=SUM([.J$2:.J1186])/[.I1186]" office:value-type="float" office:value="175.129113924051">
            <text:p>175.129113924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mil</text:p>
          </table:table-cell>
          <table:table-cell office:value-type="string">
            <text:p>min</text:p>
          </table:table-cell>
          <table:table-cell office:value-type="string">
            <text:p>2:05</text:p>
          </table:table-cell>
          <table:table-cell table:number-columns-repeated="2"/>
          <table:table-cell office:value-type="float" office:value="1186">
            <text:p>1186</text:p>
          </table:table-cell>
          <table:table-cell table:formula="of:=[.F1187]*24*60" office:value-type="float" office:value="125">
            <text:p>125</text:p>
          </table:table-cell>
          <table:table-cell/>
          <table:table-cell table:formula="of:=SUM([.J$2:.J1187])/[.I1187]" office:value-type="float" office:value="175.086846543002">
            <text:p>175.0868465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nya</text:p>
          </table:table-cell>
          <table:table-cell office:value-type="string">
            <text:p>ny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187">
            <text:p>1187</text:p>
          </table:table-cell>
          <table:table-cell table:formula="of:=[.F1188]*24*60" office:value-type="float" office:value="180">
            <text:p>180</text:p>
          </table:table-cell>
          <table:table-cell/>
          <table:table-cell table:formula="of:=SUM([.J$2:.J1188])/[.I1188]" office:value-type="float" office:value="175.09098567818">
            <text:p>175.09098567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phi</text:p>
          </table:table-cell>
          <table:table-cell office:value-type="string">
            <text:p>tex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188">
            <text:p>1188</text:p>
          </table:table-cell>
          <table:table-cell table:formula="of:=[.F1189]*24*60" office:value-type="float" office:value="167">
            <text:p>167</text:p>
          </table:table-cell>
          <table:table-cell/>
          <table:table-cell table:formula="of:=SUM([.J$2:.J1189])/[.I1189]" office:value-type="float" office:value="175.084175084175">
            <text:p>175.08417508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sea</text:p>
          </table:table-cell>
          <table:table-cell office:value-type="string">
            <text:p>sd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189">
            <text:p>1189</text:p>
          </table:table-cell>
          <table:table-cell table:formula="of:=[.F1190]*24*60" office:value-type="float" office:value="169">
            <text:p>169</text:p>
          </table:table-cell>
          <table:table-cell/>
          <table:table-cell table:formula="of:=SUM([.J$2:.J1190])/[.I1190]" office:value-type="float" office:value="175.07905803196">
            <text:p>175.0790580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sfn</text:p>
          </table:table-cell>
          <table:table-cell office:value-type="string">
            <text:p>oak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190">
            <text:p>1190</text:p>
          </table:table-cell>
          <table:table-cell table:formula="of:=[.F1191]*24*60" office:value-type="float" office:value="149">
            <text:p>149</text:p>
          </table:table-cell>
          <table:table-cell/>
          <table:table-cell table:formula="of:=SUM([.J$2:.J1191])/[.I1191]" office:value-type="float" office:value="175.057142857143">
            <text:p>175.05714285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sln</text:p>
          </table:table-cell>
          <table:table-cell office:value-type="string">
            <text:p>kca</text:p>
          </table:table-cell>
          <table:table-cell office:value-type="string">
            <text:p>3:35</text:p>
          </table:table-cell>
          <table:table-cell table:number-columns-repeated="2"/>
          <table:table-cell office:value-type="float" office:value="1191">
            <text:p>1191</text:p>
          </table:table-cell>
          <table:table-cell table:formula="of:=[.F1192]*24*60" office:value-type="float" office:value="215">
            <text:p>215</text:p>
          </table:table-cell>
          <table:table-cell/>
          <table:table-cell table:formula="of:=SUM([.J$2:.J1192])/[.I1192]" office:value-type="float" office:value="175.090680100756">
            <text:p>175.09068010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tba</text:p>
          </table:table-cell>
          <table:table-cell office:value-type="string">
            <text:p>pit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192">
            <text:p>1192</text:p>
          </table:table-cell>
          <table:table-cell table:formula="of:=[.F1193]*24*60" office:value-type="float" office:value="179">
            <text:p>179</text:p>
          </table:table-cell>
          <table:table-cell/>
          <table:table-cell table:formula="of:=SUM([.J$2:.J1193])/[.I1193]" office:value-type="float" office:value="175.093959731544">
            <text:p>175.09395973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193">
            <text:p>1193</text:p>
          </table:table-cell>
          <table:table-cell table:formula="of:=[.F1194]*24*60" office:value-type="float" office:value="175">
            <text:p>175</text:p>
          </table:table-cell>
          <table:table-cell/>
          <table:table-cell table:formula="of:=SUM([.J$2:.J1194])/[.I1194]" office:value-type="float" office:value="175.093880972339">
            <text:p>175.09388097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194">
            <text:p>1194</text:p>
          </table:table-cell>
          <table:table-cell table:formula="of:=[.F1195]*24*60" office:value-type="float" office:value="177">
            <text:p>177</text:p>
          </table:table-cell>
          <table:table-cell/>
          <table:table-cell table:formula="of:=SUM([.J$2:.J1195])/[.I1195]" office:value-type="float" office:value="175.095477386935">
            <text:p>175.09547738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195">
            <text:p>1195</text:p>
          </table:table-cell>
          <table:table-cell table:formula="of:=[.F1196]*24*60" office:value-type="float" office:value="189">
            <text:p>189</text:p>
          </table:table-cell>
          <table:table-cell/>
          <table:table-cell table:formula="of:=SUM([.J$2:.J1196])/[.I1196]" office:value-type="float" office:value="175.107112970711">
            <text:p>175.10711297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kca</text:p>
          </table:table-cell>
          <table:table-cell office:value-type="string">
            <text:p>bal</text:p>
          </table:table-cell>
          <table:table-cell office:value-type="string">
            <text:p>3:43</text:p>
          </table:table-cell>
          <table:table-cell office:value-type="string">
            <text:p>(:31</text:p>
          </table:table-cell>
          <table:table-cell office:value-type="string">
            <text:p>delay)</text:p>
          </table:table-cell>
          <table:table-cell office:value-type="float" office:value="1196">
            <text:p>1196</text:p>
          </table:table-cell>
          <table:table-cell table:formula="of:=[.F1197]*24*60" office:value-type="float" office:value="223">
            <text:p>223</text:p>
          </table:table-cell>
          <table:table-cell/>
          <table:table-cell table:formula="of:=SUM([.J$2:.J1197])/[.I1197]" office:value-type="float" office:value="175.147157190635">
            <text:p>175.14715719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lan</text:p>
          </table:table-cell>
          <table:table-cell office:value-type="string">
            <text:p>hou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197">
            <text:p>1197</text:p>
          </table:table-cell>
          <table:table-cell table:formula="of:=[.F1198]*24*60" office:value-type="float" office:value="167">
            <text:p>167</text:p>
          </table:table-cell>
          <table:table-cell/>
          <table:table-cell table:formula="of:=SUM([.J$2:.J1198])/[.I1198]" office:value-type="float" office:value="175.140350877193">
            <text:p>175.14035087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mil</text:p>
          </table:table-cell>
          <table:table-cell office:value-type="string">
            <text:p>ari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198">
            <text:p>1198</text:p>
          </table:table-cell>
          <table:table-cell table:formula="of:=[.F1199]*24*60" office:value-type="float" office:value="165">
            <text:p>165</text:p>
          </table:table-cell>
          <table:table-cell/>
          <table:table-cell table:formula="of:=SUM([.J$2:.J1199])/[.I1199]" office:value-type="float" office:value="175.131886477462">
            <text:p>175.13188647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nyn</text:p>
          </table:table-cell>
          <table:table-cell office:value-type="string">
            <text:p>sl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199">
            <text:p>1199</text:p>
          </table:table-cell>
          <table:table-cell table:formula="of:=[.F1200]*24*60" office:value-type="float" office:value="168">
            <text:p>168</text:p>
          </table:table-cell>
          <table:table-cell/>
          <table:table-cell table:formula="of:=SUM([.J$2:.J1200])/[.I1200]" office:value-type="float" office:value="175.125938281902">
            <text:p>175.12593828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200">
            <text:p>1200</text:p>
          </table:table-cell>
          <table:table-cell table:formula="of:=[.F1201]*24*60" office:value-type="float" office:value="157">
            <text:p>157</text:p>
          </table:table-cell>
          <table:table-cell/>
          <table:table-cell table:formula="of:=SUM([.J$2:.J1201])/[.I1201]" office:value-type="float" office:value="175.110833333333">
            <text:p>175.1108333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201">
            <text:p>1201</text:p>
          </table:table-cell>
          <table:table-cell table:formula="of:=[.F1202]*24*60" office:value-type="float" office:value="157">
            <text:p>157</text:p>
          </table:table-cell>
          <table:table-cell/>
          <table:table-cell table:formula="of:=SUM([.J$2:.J1202])/[.I1202]" office:value-type="float" office:value="175.095753538718">
            <text:p>175.09575353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202">
            <text:p>1202</text:p>
          </table:table-cell>
          <table:table-cell table:formula="of:=[.F1203]*24*60" office:value-type="float" office:value="195">
            <text:p>195</text:p>
          </table:table-cell>
          <table:table-cell/>
          <table:table-cell table:formula="of:=SUM([.J$2:.J1203])/[.I1203]" office:value-type="float" office:value="175.11231281198">
            <text:p>175.1123128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tex</text:p>
          </table:table-cell>
          <table:table-cell office:value-type="string">
            <text:p>nya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203">
            <text:p>1203</text:p>
          </table:table-cell>
          <table:table-cell table:formula="of:=[.F1204]*24*60" office:value-type="float" office:value="184">
            <text:p>184</text:p>
          </table:table-cell>
          <table:table-cell/>
          <table:table-cell table:formula="of:=SUM([.J$2:.J1204])/[.I1204]" office:value-type="float" office:value="175.11970074813">
            <text:p>175.119700748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tor</text:p>
          </table:table-cell>
          <table:table-cell office:value-type="string">
            <text:p>sea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204">
            <text:p>1204</text:p>
          </table:table-cell>
          <table:table-cell table:formula="of:=[.F1205]*24*60" office:value-type="float" office:value="145">
            <text:p>145</text:p>
          </table:table-cell>
          <table:table-cell/>
          <table:table-cell table:formula="of:=SUM([.J$2:.J1205])/[.I1205]" office:value-type="float" office:value="175.094684385382">
            <text:p>175.09468438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1205">
            <text:p>1205</text:p>
          </table:table-cell>
          <table:table-cell table:formula="of:=[.F1206]*24*60" office:value-type="float" office:value="204">
            <text:p>204</text:p>
          </table:table-cell>
          <table:table-cell/>
          <table:table-cell table:formula="of:=SUM([.J$2:.J1206])/[.I1206]" office:value-type="float" office:value="175.11867219917">
            <text:p>175.11867219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206">
            <text:p>1206</text:p>
          </table:table-cell>
          <table:table-cell table:formula="of:=[.F1207]*24*60" office:value-type="float" office:value="176">
            <text:p>176</text:p>
          </table:table-cell>
          <table:table-cell/>
          <table:table-cell table:formula="of:=SUM([.J$2:.J1207])/[.I1207]" office:value-type="float" office:value="175.119402985075">
            <text:p>175.11940298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hn</text:p>
          </table:table-cell>
          <table:table-cell office:value-type="string">
            <text:p>sfn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1207">
            <text:p>1207</text:p>
          </table:table-cell>
          <table:table-cell table:formula="of:=[.F1208]*24*60" office:value-type="float" office:value="143">
            <text:p>143</text:p>
          </table:table-cell>
          <table:table-cell/>
          <table:table-cell table:formula="of:=SUM([.J$2:.J1208])/[.I1208]" office:value-type="float" office:value="175.092792046396">
            <text:p>175.09279204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208">
            <text:p>1208</text:p>
          </table:table-cell>
          <table:table-cell table:formula="of:=[.F1209]*24*60" office:value-type="float" office:value="164">
            <text:p>164</text:p>
          </table:table-cell>
          <table:table-cell/>
          <table:table-cell table:formula="of:=SUM([.J$2:.J1209])/[.I1209]" office:value-type="float" office:value="175.083609271523">
            <text:p>175.08360927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209">
            <text:p>1209</text:p>
          </table:table-cell>
          <table:table-cell table:formula="of:=[.F1210]*24*60" office:value-type="float" office:value="166">
            <text:p>166</text:p>
          </table:table-cell>
          <table:table-cell/>
          <table:table-cell table:formula="of:=SUM([.J$2:.J1210])/[.I1210]" office:value-type="float" office:value="175.076095947064">
            <text:p>175.07609594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bal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210">
            <text:p>1210</text:p>
          </table:table-cell>
          <table:table-cell table:formula="of:=[.F1211]*24*60" office:value-type="float" office:value="161">
            <text:p>161</text:p>
          </table:table-cell>
          <table:table-cell/>
          <table:table-cell table:formula="of:=SUM([.J$2:.J1211])/[.I1211]" office:value-type="float" office:value="175.064462809917">
            <text:p>175.06446280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lan</text:p>
          </table:table-cell>
          <table:table-cell office:value-type="string">
            <text:p>hou</text:p>
          </table:table-cell>
          <table:table-cell office:value-type="string">
            <text:p>3:56</text:p>
          </table:table-cell>
          <table:table-cell table:number-columns-repeated="2"/>
          <table:table-cell office:value-type="float" office:value="1211">
            <text:p>1211</text:p>
          </table:table-cell>
          <table:table-cell table:formula="of:=[.F1212]*24*60" office:value-type="float" office:value="236">
            <text:p>236</text:p>
          </table:table-cell>
          <table:table-cell/>
          <table:table-cell table:formula="of:=SUM([.J$2:.J1212])/[.I1212]" office:value-type="float" office:value="175.114781172585">
            <text:p>175.11478117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yn</text:p>
          </table:table-cell>
          <table:table-cell office:value-type="string">
            <text:p>sl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212">
            <text:p>1212</text:p>
          </table:table-cell>
          <table:table-cell table:formula="of:=[.F1213]*24*60" office:value-type="float" office:value="160">
            <text:p>160</text:p>
          </table:table-cell>
          <table:table-cell/>
          <table:table-cell table:formula="of:=SUM([.J$2:.J1213])/[.I1213]" office:value-type="float" office:value="175.102310231023">
            <text:p>175.1023102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213">
            <text:p>1213</text:p>
          </table:table-cell>
          <table:table-cell table:formula="of:=[.F1214]*24*60" office:value-type="float" office:value="151">
            <text:p>151</text:p>
          </table:table-cell>
          <table:table-cell/>
          <table:table-cell table:formula="of:=SUM([.J$2:.J1214])/[.I1214]" office:value-type="float" office:value="175.082440230833">
            <text:p>175.08244023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214">
            <text:p>1214</text:p>
          </table:table-cell>
          <table:table-cell table:formula="of:=[.F1215]*24*60" office:value-type="float" office:value="187">
            <text:p>187</text:p>
          </table:table-cell>
          <table:table-cell/>
          <table:table-cell table:formula="of:=SUM([.J$2:.J1215])/[.I1215]" office:value-type="float" office:value="175.092257001647">
            <text:p>175.09225700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3:57</text:p>
          </table:table-cell>
          <table:table-cell table:number-columns-repeated="2"/>
          <table:table-cell office:value-type="float" office:value="1215">
            <text:p>1215</text:p>
          </table:table-cell>
          <table:table-cell table:formula="of:=[.F1216]*24*60" office:value-type="float" office:value="237">
            <text:p>237</text:p>
          </table:table-cell>
          <table:table-cell/>
          <table:table-cell table:formula="of:=SUM([.J$2:.J1216])/[.I1216]" office:value-type="float" office:value="175.143209876543">
            <text:p>175.14320987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ex</text:p>
          </table:table-cell>
          <table:table-cell office:value-type="string">
            <text:p>nya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1216">
            <text:p>1216</text:p>
          </table:table-cell>
          <table:table-cell table:formula="of:=[.F1217]*24*60" office:value-type="float" office:value="203">
            <text:p>203</text:p>
          </table:table-cell>
          <table:table-cell/>
          <table:table-cell table:formula="of:=SUM([.J$2:.J1217])/[.I1217]" office:value-type="float" office:value="175.166118421053">
            <text:p>175.166118421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se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217">
            <text:p>1217</text:p>
          </table:table-cell>
          <table:table-cell table:formula="of:=[.F1218]*24*60" office:value-type="float" office:value="185">
            <text:p>185</text:p>
          </table:table-cell>
          <table:table-cell/>
          <table:table-cell table:formula="of:=SUM([.J$2:.J1218])/[.I1218]" office:value-type="float" office:value="175.17419884963">
            <text:p>175.17419884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218">
            <text:p>1218</text:p>
          </table:table-cell>
          <table:table-cell table:formula="of:=[.F1219]*24*60" office:value-type="float" office:value="190">
            <text:p>190</text:p>
          </table:table-cell>
          <table:table-cell/>
          <table:table-cell table:formula="of:=SUM([.J$2:.J1219])/[.I1219]" office:value-type="float" office:value="175.186371100164">
            <text:p>175.18637110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3:55</text:p>
          </table:table-cell>
          <table:table-cell table:number-columns-repeated="2"/>
          <table:table-cell office:value-type="float" office:value="1219">
            <text:p>1219</text:p>
          </table:table-cell>
          <table:table-cell table:formula="of:=[.F1220]*24*60" office:value-type="float" office:value="235">
            <text:p>235</text:p>
          </table:table-cell>
          <table:table-cell/>
          <table:table-cell table:formula="of:=SUM([.J$2:.J1220])/[.I1220]" office:value-type="float" office:value="175.235438884331">
            <text:p>175.23543888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sf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220">
            <text:p>1220</text:p>
          </table:table-cell>
          <table:table-cell table:formula="of:=[.F1221]*24*60" office:value-type="float" office:value="176">
            <text:p>176</text:p>
          </table:table-cell>
          <table:table-cell/>
          <table:table-cell table:formula="of:=SUM([.J$2:.J1221])/[.I1221]" office:value-type="float" office:value="175.236065573771">
            <text:p>175.23606557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3:11</text:p>
          </table:table-cell>
          <table:table-cell office:value-type="string">
            <text:p>(:24</text:p>
          </table:table-cell>
          <table:table-cell office:value-type="string">
            <text:p>delay)</text:p>
          </table:table-cell>
          <table:table-cell office:value-type="float" office:value="1221">
            <text:p>1221</text:p>
          </table:table-cell>
          <table:table-cell table:formula="of:=[.F1222]*24*60" office:value-type="float" office:value="191">
            <text:p>191</text:p>
          </table:table-cell>
          <table:table-cell/>
          <table:table-cell table:formula="of:=SUM([.J$2:.J1222])/[.I1222]" office:value-type="float" office:value="175.248976248976">
            <text:p>175.2489762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222">
            <text:p>1222</text:p>
          </table:table-cell>
          <table:table-cell table:formula="of:=[.F1223]*24*60" office:value-type="float" office:value="150">
            <text:p>150</text:p>
          </table:table-cell>
          <table:table-cell/>
          <table:table-cell table:formula="of:=SUM([.J$2:.J1223])/[.I1223]" office:value-type="float" office:value="175.228314238953">
            <text:p>175.2283142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hou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223">
            <text:p>1223</text:p>
          </table:table-cell>
          <table:table-cell table:formula="of:=[.F1224]*24*60" office:value-type="float" office:value="156">
            <text:p>156</text:p>
          </table:table-cell>
          <table:table-cell/>
          <table:table-cell table:formula="of:=SUM([.J$2:.J1224])/[.I1224]" office:value-type="float" office:value="175.212591986917">
            <text:p>175.21259198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il</text:p>
          </table:table-cell>
          <table:table-cell office:value-type="string">
            <text:p>ari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224">
            <text:p>1224</text:p>
          </table:table-cell>
          <table:table-cell table:formula="of:=[.F1225]*24*60" office:value-type="float" office:value="178">
            <text:p>178</text:p>
          </table:table-cell>
          <table:table-cell/>
          <table:table-cell table:formula="of:=SUM([.J$2:.J1225])/[.I1225]" office:value-type="float" office:value="175.214869281046">
            <text:p>175.2148692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sln</text:p>
          </table:table-cell>
          <table:table-cell office:value-type="string">
            <text:p>3:21</text:p>
          </table:table-cell>
          <table:table-cell office:value-type="string">
            <text:p>(:47</text:p>
          </table:table-cell>
          <table:table-cell office:value-type="string">
            <text:p>delay)</text:p>
          </table:table-cell>
          <table:table-cell office:value-type="float" office:value="1225">
            <text:p>1225</text:p>
          </table:table-cell>
          <table:table-cell table:formula="of:=[.F1226]*24*60" office:value-type="float" office:value="201">
            <text:p>201</text:p>
          </table:table-cell>
          <table:table-cell/>
          <table:table-cell table:formula="of:=SUM([.J$2:.J1226])/[.I1226]" office:value-type="float" office:value="175.235918367347">
            <text:p>175.23591836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226">
            <text:p>1226</text:p>
          </table:table-cell>
          <table:table-cell table:formula="of:=[.F1227]*24*60" office:value-type="float" office:value="177">
            <text:p>177</text:p>
          </table:table-cell>
          <table:table-cell/>
          <table:table-cell table:formula="of:=SUM([.J$2:.J1227])/[.I1227]" office:value-type="float" office:value="175.23735725938">
            <text:p>175.23735725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227">
            <text:p>1227</text:p>
          </table:table-cell>
          <table:table-cell table:formula="of:=[.F1228]*24*60" office:value-type="float" office:value="194">
            <text:p>194</text:p>
          </table:table-cell>
          <table:table-cell/>
          <table:table-cell table:formula="of:=SUM([.J$2:.J1228])/[.I1228]" office:value-type="float" office:value="175.252648736756">
            <text:p>175.2526487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228">
            <text:p>1228</text:p>
          </table:table-cell>
          <table:table-cell table:formula="of:=[.F1229]*24*60" office:value-type="float" office:value="182">
            <text:p>182</text:p>
          </table:table-cell>
          <table:table-cell/>
          <table:table-cell table:formula="of:=SUM([.J$2:.J1229])/[.I1229]" office:value-type="float" office:value="175.258143322476">
            <text:p>175.25814332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1229">
            <text:p>1229</text:p>
          </table:table-cell>
          <table:table-cell table:formula="of:=[.F1230]*24*60" office:value-type="float" office:value="138">
            <text:p>138</text:p>
          </table:table-cell>
          <table:table-cell/>
          <table:table-cell table:formula="of:=SUM([.J$2:.J1230])/[.I1230]" office:value-type="float" office:value="175.227827502034">
            <text:p>175.2278275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nya</text:p>
          </table:table-cell>
          <table:table-cell office:value-type="string">
            <text:p>3:37</text:p>
          </table:table-cell>
          <table:table-cell table:number-columns-repeated="2"/>
          <table:table-cell office:value-type="float" office:value="1230">
            <text:p>1230</text:p>
          </table:table-cell>
          <table:table-cell table:formula="of:=[.F1231]*24*60" office:value-type="float" office:value="217">
            <text:p>217</text:p>
          </table:table-cell>
          <table:table-cell/>
          <table:table-cell table:formula="of:=SUM([.J$2:.J1231])/[.I1231]" office:value-type="float" office:value="175.261788617886">
            <text:p>175.261788617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sea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231">
            <text:p>1231</text:p>
          </table:table-cell>
          <table:table-cell table:formula="of:=[.F1232]*24*60" office:value-type="float" office:value="145">
            <text:p>145</text:p>
          </table:table-cell>
          <table:table-cell/>
          <table:table-cell table:formula="of:=SUM([.J$2:.J1232])/[.I1232]" office:value-type="float" office:value="175.237205523964">
            <text:p>175.2372055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2:16</text:p>
          </table:table-cell>
          <table:table-cell office:value-type="string">
            <text:p>(1:35</text:p>
          </table:table-cell>
          <table:table-cell office:value-type="string">
            <text:p>delay)</text:p>
          </table:table-cell>
          <table:table-cell office:value-type="float" office:value="1232">
            <text:p>1232</text:p>
          </table:table-cell>
          <table:table-cell table:formula="of:=[.F1233]*24*60" office:value-type="float" office:value="136">
            <text:p>136</text:p>
          </table:table-cell>
          <table:table-cell/>
          <table:table-cell table:formula="of:=SUM([.J$2:.J1233])/[.I1233]" office:value-type="float" office:value="175.205357142857">
            <text:p>175.2053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233">
            <text:p>1233</text:p>
          </table:table-cell>
          <table:table-cell table:formula="of:=[.F1234]*24*60" office:value-type="float" office:value="166">
            <text:p>166</text:p>
          </table:table-cell>
          <table:table-cell/>
          <table:table-cell table:formula="of:=SUM([.J$2:.J1234])/[.I1234]" office:value-type="float" office:value="175.197891321979">
            <text:p>175.1978913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sf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234">
            <text:p>1234</text:p>
          </table:table-cell>
          <table:table-cell table:formula="of:=[.F1235]*24*60" office:value-type="float" office:value="163">
            <text:p>163</text:p>
          </table:table-cell>
          <table:table-cell/>
          <table:table-cell table:formula="of:=SUM([.J$2:.J1235])/[.I1235]" office:value-type="float" office:value="175.188006482982">
            <text:p>175.1880064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sea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235">
            <text:p>1235</text:p>
          </table:table-cell>
          <table:table-cell table:formula="of:=[.F1236]*24*60" office:value-type="float" office:value="172">
            <text:p>172</text:p>
          </table:table-cell>
          <table:table-cell/>
          <table:table-cell table:formula="of:=SUM([.J$2:.J1236])/[.I1236]" office:value-type="float" office:value="175.185425101215">
            <text:p>175.18542510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col</text:p>
          </table:table-cell>
          <table:table-cell office:value-type="string">
            <text:p>3:30</text:p>
          </table:table-cell>
          <table:table-cell table:number-columns-repeated="2"/>
          <table:table-cell office:value-type="float" office:value="1236">
            <text:p>1236</text:p>
          </table:table-cell>
          <table:table-cell table:formula="of:=[.F1237]*24*60" office:value-type="float" office:value="210">
            <text:p>210</text:p>
          </table:table-cell>
          <table:table-cell/>
          <table:table-cell table:formula="of:=SUM([.J$2:.J1237])/[.I1237]" office:value-type="float" office:value="175.21359223301">
            <text:p>175.2135922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bal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237">
            <text:p>1237</text:p>
          </table:table-cell>
          <table:table-cell table:formula="of:=[.F1238]*24*60" office:value-type="float" office:value="173">
            <text:p>173</text:p>
          </table:table-cell>
          <table:table-cell/>
          <table:table-cell table:formula="of:=SUM([.J$2:.J1238])/[.I1238]" office:value-type="float" office:value="175.211802748585">
            <text:p>175.21180274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hou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238">
            <text:p>1238</text:p>
          </table:table-cell>
          <table:table-cell table:formula="of:=[.F1239]*24*60" office:value-type="float" office:value="171">
            <text:p>171</text:p>
          </table:table-cell>
          <table:table-cell/>
          <table:table-cell table:formula="of:=SUM([.J$2:.J1239])/[.I1239]" office:value-type="float" office:value="175.208400646204">
            <text:p>175.20840064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ari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239">
            <text:p>1239</text:p>
          </table:table-cell>
          <table:table-cell table:formula="of:=[.F1240]*24*60" office:value-type="float" office:value="170">
            <text:p>170</text:p>
          </table:table-cell>
          <table:table-cell/>
          <table:table-cell table:formula="of:=SUM([.J$2:.J1240])/[.I1240]" office:value-type="float" office:value="175.20419693301">
            <text:p>175.2041969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sln</text:p>
          </table:table-cell>
          <table:table-cell office:value-type="string">
            <text:p>2:37</text:p>
          </table:table-cell>
          <table:table-cell office:value-type="string">
            <text:p>(:26</text:p>
          </table:table-cell>
          <table:table-cell office:value-type="string">
            <text:p>delay)</text:p>
          </table:table-cell>
          <table:table-cell office:value-type="float" office:value="1240">
            <text:p>1240</text:p>
          </table:table-cell>
          <table:table-cell table:formula="of:=[.F1241]*24*60" office:value-type="float" office:value="157">
            <text:p>157</text:p>
          </table:table-cell>
          <table:table-cell/>
          <table:table-cell table:formula="of:=SUM([.J$2:.J1241])/[.I1241]" office:value-type="float" office:value="175.189516129032">
            <text:p>175.1895161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ak</text:p>
          </table:table-cell>
          <table:table-cell office:value-type="string">
            <text:p>cha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1241">
            <text:p>1241</text:p>
          </table:table-cell>
          <table:table-cell table:formula="of:=[.F1242]*24*60" office:value-type="float" office:value="141">
            <text:p>141</text:p>
          </table:table-cell>
          <table:table-cell/>
          <table:table-cell table:formula="of:=SUM([.J$2:.J1242])/[.I1242]" office:value-type="float" office:value="175.161966156326">
            <text:p>175.16196615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1242">
            <text:p>1242</text:p>
          </table:table-cell>
          <table:table-cell table:formula="of:=[.F1243]*24*60" office:value-type="float" office:value="141">
            <text:p>141</text:p>
          </table:table-cell>
          <table:table-cell/>
          <table:table-cell table:formula="of:=SUM([.J$2:.J1243])/[.I1243]" office:value-type="float" office:value="175.134460547504">
            <text:p>175.13446054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as</text:p>
          </table:table-cell>
          <table:table-cell office:value-type="string">
            <text:p>cin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1243">
            <text:p>1243</text:p>
          </table:table-cell>
          <table:table-cell table:formula="of:=[.F1244]*24*60" office:value-type="float" office:value="144">
            <text:p>144</text:p>
          </table:table-cell>
          <table:table-cell/>
          <table:table-cell table:formula="of:=SUM([.J$2:.J1244])/[.I1244]" office:value-type="float" office:value="175.109412711183">
            <text:p>175.10941271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3:51</text:p>
          </table:table-cell>
          <table:table-cell office:value-type="string">
            <text:p>(1:28</text:p>
          </table:table-cell>
          <table:table-cell office:value-type="string">
            <text:p>delay)</text:p>
          </table:table-cell>
          <table:table-cell office:value-type="float" office:value="1244">
            <text:p>1244</text:p>
          </table:table-cell>
          <table:table-cell table:formula="of:=[.F1245]*24*60" office:value-type="float" office:value="231">
            <text:p>231</text:p>
          </table:table-cell>
          <table:table-cell/>
          <table:table-cell table:formula="of:=SUM([.J$2:.J1245])/[.I1245]" office:value-type="float" office:value="175.154340836013">
            <text:p>175.1543408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245">
            <text:p>1245</text:p>
          </table:table-cell>
          <table:table-cell table:formula="of:=[.F1246]*24*60" office:value-type="float" office:value="160">
            <text:p>160</text:p>
          </table:table-cell>
          <table:table-cell/>
          <table:table-cell table:formula="of:=SUM([.J$2:.J1246])/[.I1246]" office:value-type="float" office:value="175.142168674699">
            <text:p>175.14216867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246">
            <text:p>1246</text:p>
          </table:table-cell>
          <table:table-cell table:formula="of:=[.F1247]*24*60" office:value-type="float" office:value="182">
            <text:p>182</text:p>
          </table:table-cell>
          <table:table-cell/>
          <table:table-cell table:formula="of:=SUM([.J$2:.J1247])/[.I1247]" office:value-type="float" office:value="175.147672552167">
            <text:p>175.14767255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sea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247">
            <text:p>1247</text:p>
          </table:table-cell>
          <table:table-cell table:formula="of:=[.F1248]*24*60" office:value-type="float" office:value="163">
            <text:p>163</text:p>
          </table:table-cell>
          <table:table-cell/>
          <table:table-cell table:formula="of:=SUM([.J$2:.J1248])/[.I1248]" office:value-type="float" office:value="175.137931034483">
            <text:p>175.13793103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col</text:p>
          </table:table-cell>
          <table:table-cell office:value-type="string">
            <text:p>3:59</text:p>
          </table:table-cell>
          <table:table-cell table:number-columns-repeated="2"/>
          <table:table-cell office:value-type="float" office:value="1248">
            <text:p>1248</text:p>
          </table:table-cell>
          <table:table-cell table:formula="of:=[.F1249]*24*60" office:value-type="float" office:value="239">
            <text:p>239</text:p>
          </table:table-cell>
          <table:table-cell/>
          <table:table-cell table:formula="of:=SUM([.J$2:.J1249])/[.I1249]" office:value-type="float" office:value="175.189102564103">
            <text:p>175.18910256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at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249">
            <text:p>1249</text:p>
          </table:table-cell>
          <table:table-cell table:formula="of:=[.F1250]*24*60" office:value-type="float" office:value="154">
            <text:p>154</text:p>
          </table:table-cell>
          <table:table-cell/>
          <table:table-cell table:formula="of:=SUM([.J$2:.J1250])/[.I1250]" office:value-type="float" office:value="175.172137710168">
            <text:p>175.17213771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tba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250">
            <text:p>1250</text:p>
          </table:table-cell>
          <table:table-cell table:formula="of:=[.F1251]*24*60" office:value-type="float" office:value="170">
            <text:p>170</text:p>
          </table:table-cell>
          <table:table-cell/>
          <table:table-cell table:formula="of:=SUM([.J$2:.J1251])/[.I1251]" office:value-type="float" office:value="175.168">
            <text:p>175.1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251">
            <text:p>1251</text:p>
          </table:table-cell>
          <table:table-cell table:formula="of:=[.F1252]*24*60" office:value-type="float" office:value="200">
            <text:p>200</text:p>
          </table:table-cell>
          <table:table-cell/>
          <table:table-cell table:formula="of:=SUM([.J$2:.J1252])/[.I1252]" office:value-type="float" office:value="175.187849720224">
            <text:p>175.18784972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252">
            <text:p>1252</text:p>
          </table:table-cell>
          <table:table-cell table:formula="of:=[.F1253]*24*60" office:value-type="float" office:value="154">
            <text:p>154</text:p>
          </table:table-cell>
          <table:table-cell/>
          <table:table-cell table:formula="of:=SUM([.J$2:.J1253])/[.I1253]" office:value-type="float" office:value="175.170926517572">
            <text:p>175.17092651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ch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253">
            <text:p>1253</text:p>
          </table:table-cell>
          <table:table-cell table:formula="of:=[.F1254]*24*60" office:value-type="float" office:value="173">
            <text:p>173</text:p>
          </table:table-cell>
          <table:table-cell/>
          <table:table-cell table:formula="of:=SUM([.J$2:.J1254])/[.I1254]" office:value-type="float" office:value="175.169193934557">
            <text:p>175.169193934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254">
            <text:p>1254</text:p>
          </table:table-cell>
          <table:table-cell table:formula="of:=[.F1255]*24*60" office:value-type="float" office:value="168">
            <text:p>168</text:p>
          </table:table-cell>
          <table:table-cell/>
          <table:table-cell table:formula="of:=SUM([.J$2:.J1255])/[.I1255]" office:value-type="float" office:value="175.163476874003">
            <text:p>175.1634768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255">
            <text:p>1255</text:p>
          </table:table-cell>
          <table:table-cell table:formula="of:=[.F1256]*24*60" office:value-type="float" office:value="182">
            <text:p>182</text:p>
          </table:table-cell>
          <table:table-cell/>
          <table:table-cell table:formula="of:=SUM([.J$2:.J1256])/[.I1256]" office:value-type="float" office:value="175.168924302789">
            <text:p>175.16892430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256">
            <text:p>1256</text:p>
          </table:table-cell>
          <table:table-cell table:formula="of:=[.F1257]*24*60" office:value-type="float" office:value="175">
            <text:p>175</text:p>
          </table:table-cell>
          <table:table-cell/>
          <table:table-cell table:formula="of:=SUM([.J$2:.J1257])/[.I1257]" office:value-type="float" office:value="175.168789808917">
            <text:p>175.16878980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257">
            <text:p>1257</text:p>
          </table:table-cell>
          <table:table-cell table:formula="of:=[.F1258]*24*60" office:value-type="float" office:value="150">
            <text:p>150</text:p>
          </table:table-cell>
          <table:table-cell/>
          <table:table-cell table:formula="of:=SUM([.J$2:.J1258])/[.I1258]" office:value-type="float" office:value="175.14876690533">
            <text:p>175.14876690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cin</text:p>
          </table:table-cell>
          <table:table-cell office:value-type="string">
            <text:p>2:22</text:p>
          </table:table-cell>
          <table:table-cell office:value-type="string">
            <text:p>(1:47</text:p>
          </table:table-cell>
          <table:table-cell office:value-type="string">
            <text:p>delay)</text:p>
          </table:table-cell>
          <table:table-cell office:value-type="float" office:value="1258">
            <text:p>1258</text:p>
          </table:table-cell>
          <table:table-cell table:formula="of:=[.F1259]*24*60" office:value-type="float" office:value="142">
            <text:p>142</text:p>
          </table:table-cell>
          <table:table-cell/>
          <table:table-cell table:formula="of:=SUM([.J$2:.J1259])/[.I1259]" office:value-type="float" office:value="175.122416534181">
            <text:p>175.12241653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259">
            <text:p>1259</text:p>
          </table:table-cell>
          <table:table-cell table:formula="of:=[.F1260]*24*60" office:value-type="float" office:value="178">
            <text:p>178</text:p>
          </table:table-cell>
          <table:table-cell/>
          <table:table-cell table:formula="of:=SUM([.J$2:.J1260])/[.I1260]" office:value-type="float" office:value="175.124702144559">
            <text:p>175.12470214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260">
            <text:p>1260</text:p>
          </table:table-cell>
          <table:table-cell table:formula="of:=[.F1261]*24*60" office:value-type="float" office:value="174">
            <text:p>174</text:p>
          </table:table-cell>
          <table:table-cell/>
          <table:table-cell table:formula="of:=SUM([.J$2:.J1261])/[.I1261]" office:value-type="float" office:value="175.12380952381">
            <text:p>175.12380952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261">
            <text:p>1261</text:p>
          </table:table-cell>
          <table:table-cell table:formula="of:=[.F1262]*24*60" office:value-type="float" office:value="182">
            <text:p>182</text:p>
          </table:table-cell>
          <table:table-cell/>
          <table:table-cell table:formula="of:=SUM([.J$2:.J1262])/[.I1262]" office:value-type="float" office:value="175.129262490087">
            <text:p>175.12926249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et</text:p>
          </table:table-cell>
          <table:table-cell office:value-type="string">
            <text:p>se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262">
            <text:p>1262</text:p>
          </table:table-cell>
          <table:table-cell table:formula="of:=[.F1263]*24*60" office:value-type="float" office:value="156">
            <text:p>156</text:p>
          </table:table-cell>
          <table:table-cell/>
          <table:table-cell table:formula="of:=SUM([.J$2:.J1263])/[.I1263]" office:value-type="float" office:value="175.11410459588">
            <text:p>175.11410459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col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263">
            <text:p>1263</text:p>
          </table:table-cell>
          <table:table-cell table:formula="of:=[.F1264]*24*60" office:value-type="float" office:value="187">
            <text:p>187</text:p>
          </table:table-cell>
          <table:table-cell/>
          <table:table-cell table:formula="of:=SUM([.J$2:.J1264])/[.I1264]" office:value-type="float" office:value="175.12351543943">
            <text:p>175.12351543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hou</text:p>
          </table:table-cell>
          <table:table-cell office:value-type="string">
            <text:p>atl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264">
            <text:p>1264</text:p>
          </table:table-cell>
          <table:table-cell table:formula="of:=[.F1265]*24*60" office:value-type="float" office:value="152">
            <text:p>152</text:p>
          </table:table-cell>
          <table:table-cell/>
          <table:table-cell table:formula="of:=SUM([.J$2:.J1265])/[.I1265]" office:value-type="float" office:value="175.105221518987">
            <text:p>175.1052215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kca</text:p>
          </table:table-cell>
          <table:table-cell office:value-type="string">
            <text:p>tba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265">
            <text:p>1265</text:p>
          </table:table-cell>
          <table:table-cell table:formula="of:=[.F1266]*24*60" office:value-type="float" office:value="161">
            <text:p>161</text:p>
          </table:table-cell>
          <table:table-cell/>
          <table:table-cell table:formula="of:=SUM([.J$2:.J1266])/[.I1266]" office:value-type="float" office:value="175.094071146245">
            <text:p>175.09407114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266">
            <text:p>1266</text:p>
          </table:table-cell>
          <table:table-cell table:formula="of:=[.F1267]*24*60" office:value-type="float" office:value="166">
            <text:p>166</text:p>
          </table:table-cell>
          <table:table-cell/>
          <table:table-cell table:formula="of:=SUM([.J$2:.J1267])/[.I1267]" office:value-type="float" office:value="175.086887835703">
            <text:p>175.08688783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3:06</text:p>
          </table:table-cell>
          <table:table-cell office:value-type="string">
            <text:p>(:14</text:p>
          </table:table-cell>
          <table:table-cell office:value-type="string">
            <text:p>delay)</text:p>
          </table:table-cell>
          <table:table-cell office:value-type="float" office:value="1267">
            <text:p>1267</text:p>
          </table:table-cell>
          <table:table-cell table:formula="of:=[.F1268]*24*60" office:value-type="float" office:value="186">
            <text:p>186</text:p>
          </table:table-cell>
          <table:table-cell/>
          <table:table-cell table:formula="of:=SUM([.J$2:.J1268])/[.I1268]" office:value-type="float" office:value="175.095501183899">
            <text:p>175.09550118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oak</text:p>
          </table:table-cell>
          <table:table-cell office:value-type="string">
            <text:p>ch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268">
            <text:p>1268</text:p>
          </table:table-cell>
          <table:table-cell table:formula="of:=[.F1269]*24*60" office:value-type="float" office:value="164">
            <text:p>164</text:p>
          </table:table-cell>
          <table:table-cell/>
          <table:table-cell table:formula="of:=SUM([.J$2:.J1269])/[.I1269]" office:value-type="float" office:value="175.086750788644">
            <text:p>175.086750788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269">
            <text:p>1269</text:p>
          </table:table-cell>
          <table:table-cell table:formula="of:=[.F1270]*24*60" office:value-type="float" office:value="134">
            <text:p>134</text:p>
          </table:table-cell>
          <table:table-cell/>
          <table:table-cell table:formula="of:=SUM([.J$2:.J1270])/[.I1270]" office:value-type="float" office:value="175.054373522459">
            <text:p>175.05437352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270">
            <text:p>1270</text:p>
          </table:table-cell>
          <table:table-cell table:formula="of:=[.F1271]*24*60" office:value-type="float" office:value="165">
            <text:p>165</text:p>
          </table:table-cell>
          <table:table-cell/>
          <table:table-cell table:formula="of:=SUM([.J$2:.J1271])/[.I1271]" office:value-type="float" office:value="175.046456692913">
            <text:p>175.04645669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271">
            <text:p>1271</text:p>
          </table:table-cell>
          <table:table-cell table:formula="of:=[.F1272]*24*60" office:value-type="float" office:value="175">
            <text:p>175</text:p>
          </table:table-cell>
          <table:table-cell/>
          <table:table-cell table:formula="of:=SUM([.J$2:.J1272])/[.I1272]" office:value-type="float" office:value="175.046420141621">
            <text:p>175.04642014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272">
            <text:p>1272</text:p>
          </table:table-cell>
          <table:table-cell table:formula="of:=[.F1273]*24*60" office:value-type="float" office:value="159">
            <text:p>159</text:p>
          </table:table-cell>
          <table:table-cell/>
          <table:table-cell table:formula="of:=SUM([.J$2:.J1273])/[.I1273]" office:value-type="float" office:value="175.033805031447">
            <text:p>175.03380503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ci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273">
            <text:p>1273</text:p>
          </table:table-cell>
          <table:table-cell table:formula="of:=[.F1274]*24*60" office:value-type="float" office:value="180">
            <text:p>180</text:p>
          </table:table-cell>
          <table:table-cell/>
          <table:table-cell table:formula="of:=SUM([.J$2:.J1274])/[.I1274]" office:value-type="float" office:value="175.037706205813">
            <text:p>175.03770620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274">
            <text:p>1274</text:p>
          </table:table-cell>
          <table:table-cell table:formula="of:=[.F1275]*24*60" office:value-type="float" office:value="205">
            <text:p>205</text:p>
          </table:table-cell>
          <table:table-cell/>
          <table:table-cell table:formula="of:=SUM([.J$2:.J1275])/[.I1275]" office:value-type="float" office:value="175.061224489796">
            <text:p>175.06122448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275">
            <text:p>1275</text:p>
          </table:table-cell>
          <table:table-cell table:formula="of:=[.F1276]*24*60" office:value-type="float" office:value="166">
            <text:p>166</text:p>
          </table:table-cell>
          <table:table-cell/>
          <table:table-cell table:formula="of:=SUM([.J$2:.J1276])/[.I1276]" office:value-type="float" office:value="175.054117647059">
            <text:p>175.05411764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276">
            <text:p>1276</text:p>
          </table:table-cell>
          <table:table-cell table:formula="of:=[.F1277]*24*60" office:value-type="float" office:value="147">
            <text:p>147</text:p>
          </table:table-cell>
          <table:table-cell/>
          <table:table-cell table:formula="of:=SUM([.J$2:.J1277])/[.I1277]" office:value-type="float" office:value="175.032131661442">
            <text:p>175.03213166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det</text:p>
          </table:table-cell>
          <table:table-cell office:value-type="string">
            <text:p>sea</text:p>
          </table:table-cell>
          <table:table-cell office:value-type="string">
            <text:p>4:12</text:p>
          </table:table-cell>
          <table:table-cell table:number-columns-repeated="2"/>
          <table:table-cell office:value-type="float" office:value="1277">
            <text:p>1277</text:p>
          </table:table-cell>
          <table:table-cell table:formula="of:=[.F1278]*24*60" office:value-type="float" office:value="252">
            <text:p>252</text:p>
          </table:table-cell>
          <table:table-cell/>
          <table:table-cell table:formula="of:=SUM([.J$2:.J1278])/[.I1278]" office:value-type="float" office:value="175.092404072044">
            <text:p>175.0924040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flo</text:p>
          </table:table-cell>
          <table:table-cell office:value-type="string">
            <text:p>col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278">
            <text:p>1278</text:p>
          </table:table-cell>
          <table:table-cell table:formula="of:=[.F1279]*24*60" office:value-type="float" office:value="191">
            <text:p>191</text:p>
          </table:table-cell>
          <table:table-cell/>
          <table:table-cell table:formula="of:=SUM([.J$2:.J1279])/[.I1279]" office:value-type="float" office:value="175.104851330203">
            <text:p>175.10485133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hou</text:p>
          </table:table-cell>
          <table:table-cell office:value-type="string">
            <text:p>atl</text:p>
          </table:table-cell>
          <table:table-cell office:value-type="string">
            <text:p>5:35</text:p>
          </table:table-cell>
          <table:table-cell office:value-type="string">
            <text:p>(1:50</text:p>
          </table:table-cell>
          <table:table-cell office:value-type="string">
            <text:p>delay)</text:p>
          </table:table-cell>
          <table:table-cell office:value-type="float" office:value="1279">
            <text:p>1279</text:p>
          </table:table-cell>
          <table:table-cell table:formula="of:=[.F1280]*24*60" office:value-type="float" office:value="335">
            <text:p>335</text:p>
          </table:table-cell>
          <table:table-cell/>
          <table:table-cell table:formula="of:=SUM([.J$2:.J1280])/[.I1280]" office:value-type="float" office:value="175.229867083659">
            <text:p>175.22986708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kca</text:p>
          </table:table-cell>
          <table:table-cell office:value-type="string">
            <text:p>tba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280">
            <text:p>1280</text:p>
          </table:table-cell>
          <table:table-cell table:formula="of:=[.F1281]*24*60" office:value-type="float" office:value="155">
            <text:p>155</text:p>
          </table:table-cell>
          <table:table-cell/>
          <table:table-cell table:formula="of:=SUM([.J$2:.J1281])/[.I1281]" office:value-type="float" office:value="175.2140625">
            <text:p>175.21406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281">
            <text:p>1281</text:p>
          </table:table-cell>
          <table:table-cell table:formula="of:=[.F1282]*24*60" office:value-type="float" office:value="175">
            <text:p>175</text:p>
          </table:table-cell>
          <table:table-cell/>
          <table:table-cell table:formula="of:=SUM([.J$2:.J1282])/[.I1282]" office:value-type="float" office:value="175.213895394223">
            <text:p>175.21389539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4:25</text:p>
          </table:table-cell>
          <table:table-cell office:value-type="string">
            <text:p>(2:50</text:p>
          </table:table-cell>
          <table:table-cell office:value-type="string">
            <text:p>delay)</text:p>
          </table:table-cell>
          <table:table-cell office:value-type="float" office:value="1282">
            <text:p>1282</text:p>
          </table:table-cell>
          <table:table-cell table:formula="of:=[.F1283]*24*60" office:value-type="float" office:value="265">
            <text:p>265</text:p>
          </table:table-cell>
          <table:table-cell/>
          <table:table-cell table:formula="of:=SUM([.J$2:.J1283])/[.I1283]" office:value-type="float" office:value="175.283931357254">
            <text:p>175.28393135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oak</text:p>
          </table:table-cell>
          <table:table-cell office:value-type="string">
            <text:p>cha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283">
            <text:p>1283</text:p>
          </table:table-cell>
          <table:table-cell table:formula="of:=[.F1284]*24*60" office:value-type="float" office:value="167">
            <text:p>167</text:p>
          </table:table-cell>
          <table:table-cell/>
          <table:table-cell table:formula="of:=SUM([.J$2:.J1284])/[.I1284]" office:value-type="float" office:value="175.277474668745">
            <text:p>175.277474668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284">
            <text:p>1284</text:p>
          </table:table-cell>
          <table:table-cell table:formula="of:=[.F1285]*24*60" office:value-type="float" office:value="184">
            <text:p>184</text:p>
          </table:table-cell>
          <table:table-cell/>
          <table:table-cell table:formula="of:=SUM([.J$2:.J1285])/[.I1285]" office:value-type="float" office:value="175.284267912773">
            <text:p>175.28426791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285">
            <text:p>1285</text:p>
          </table:table-cell>
          <table:table-cell table:formula="of:=[.F1286]*24*60" office:value-type="float" office:value="161">
            <text:p>161</text:p>
          </table:table-cell>
          <table:table-cell/>
          <table:table-cell table:formula="of:=SUM([.J$2:.J1286])/[.I1286]" office:value-type="float" office:value="175.273151750973">
            <text:p>175.2731517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string">
            <text:p>3:48</text:p>
          </table:table-cell>
          <table:table-cell table:number-columns-repeated="2"/>
          <table:table-cell office:value-type="float" office:value="1286">
            <text:p>1286</text:p>
          </table:table-cell>
          <table:table-cell table:formula="of:=[.F1287]*24*60" office:value-type="float" office:value="228">
            <text:p>228</text:p>
          </table:table-cell>
          <table:table-cell/>
          <table:table-cell table:formula="of:=SUM([.J$2:.J1287])/[.I1287]" office:value-type="float" office:value="175.314152410575">
            <text:p>175.31415241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287">
            <text:p>1287</text:p>
          </table:table-cell>
          <table:table-cell table:formula="of:=[.F1288]*24*60" office:value-type="float" office:value="148">
            <text:p>148</text:p>
          </table:table-cell>
          <table:table-cell/>
          <table:table-cell table:formula="of:=SUM([.J$2:.J1288])/[.I1288]" office:value-type="float" office:value="175.292929292929">
            <text:p>175.29292929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ci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288">
            <text:p>1288</text:p>
          </table:table-cell>
          <table:table-cell table:formula="of:=[.F1289]*24*60" office:value-type="float" office:value="176">
            <text:p>176</text:p>
          </table:table-cell>
          <table:table-cell/>
          <table:table-cell table:formula="of:=SUM([.J$2:.J1289])/[.I1289]" office:value-type="float" office:value="175.29347826087">
            <text:p>175.29347826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289">
            <text:p>1289</text:p>
          </table:table-cell>
          <table:table-cell table:formula="of:=[.F1290]*24*60" office:value-type="float" office:value="168">
            <text:p>168</text:p>
          </table:table-cell>
          <table:table-cell/>
          <table:table-cell table:formula="of:=SUM([.J$2:.J1290])/[.I1290]" office:value-type="float" office:value="175.287820015516">
            <text:p>175.28782001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tl</text:p>
          </table:table-cell>
          <table:table-cell office:value-type="string">
            <text:p>lan</text:p>
          </table:table-cell>
          <table:table-cell office:value-type="string">
            <text:p>2:03</text:p>
          </table:table-cell>
          <table:table-cell table:number-columns-repeated="2"/>
          <table:table-cell office:value-type="float" office:value="1290">
            <text:p>1290</text:p>
          </table:table-cell>
          <table:table-cell table:formula="of:=[.F1291]*24*60" office:value-type="float" office:value="123">
            <text:p>123</text:p>
          </table:table-cell>
          <table:table-cell/>
          <table:table-cell table:formula="of:=SUM([.J$2:.J1291])/[.I1291]" office:value-type="float" office:value="175.247286821705">
            <text:p>175.247286821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col</text:p>
          </table:table-cell>
          <table:table-cell office:value-type="string">
            <text:p>mi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291">
            <text:p>1291</text:p>
          </table:table-cell>
          <table:table-cell table:formula="of:=[.F1292]*24*60" office:value-type="float" office:value="175">
            <text:p>175</text:p>
          </table:table-cell>
          <table:table-cell/>
          <table:table-cell table:formula="of:=SUM([.J$2:.J1292])/[.I1292]" office:value-type="float" office:value="175.247095274981">
            <text:p>175.2470952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flo</text:p>
          </table:table-cell>
          <table:table-cell office:value-type="string">
            <text:p>sd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292">
            <text:p>1292</text:p>
          </table:table-cell>
          <table:table-cell table:formula="of:=[.F1293]*24*60" office:value-type="float" office:value="148">
            <text:p>148</text:p>
          </table:table-cell>
          <table:table-cell/>
          <table:table-cell table:formula="of:=SUM([.J$2:.J1293])/[.I1293]" office:value-type="float" office:value="175.22600619195">
            <text:p>175.2260061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kca</text:p>
          </table:table-cell>
          <table:table-cell office:value-type="string">
            <text:p>tba</text:p>
          </table:table-cell>
          <table:table-cell office:value-type="string">
            <text:p>3:43</text:p>
          </table:table-cell>
          <table:table-cell table:number-columns-repeated="2"/>
          <table:table-cell office:value-type="float" office:value="1293">
            <text:p>1293</text:p>
          </table:table-cell>
          <table:table-cell table:formula="of:=[.F1294]*24*60" office:value-type="float" office:value="223">
            <text:p>223</text:p>
          </table:table-cell>
          <table:table-cell/>
          <table:table-cell table:formula="of:=SUM([.J$2:.J1294])/[.I1294]" office:value-type="float" office:value="175.262954369683">
            <text:p>175.26295436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bos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294">
            <text:p>1294</text:p>
          </table:table-cell>
          <table:table-cell table:formula="of:=[.F1295]*24*60" office:value-type="float" office:value="163">
            <text:p>163</text:p>
          </table:table-cell>
          <table:table-cell/>
          <table:table-cell table:formula="of:=SUM([.J$2:.J1295])/[.I1295]" office:value-type="float" office:value="175.253477588872">
            <text:p>175.25347758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3:37</text:p>
          </table:table-cell>
          <table:table-cell table:number-columns-repeated="2"/>
          <table:table-cell office:value-type="float" office:value="1295">
            <text:p>1295</text:p>
          </table:table-cell>
          <table:table-cell table:formula="of:=[.F1296]*24*60" office:value-type="float" office:value="217">
            <text:p>217</text:p>
          </table:table-cell>
          <table:table-cell/>
          <table:table-cell table:formula="of:=SUM([.J$2:.J1296])/[.I1296]" office:value-type="float" office:value="175.285714285714">
            <text:p>175.285714285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1296">
            <text:p>1296</text:p>
          </table:table-cell>
          <table:table-cell table:formula="of:=[.F1297]*24*60" office:value-type="float" office:value="143">
            <text:p>143</text:p>
          </table:table-cell>
          <table:table-cell/>
          <table:table-cell table:formula="of:=SUM([.J$2:.J1297])/[.I1297]" office:value-type="float" office:value="175.260802469136">
            <text:p>175.26080246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2:15</text:p>
          </table:table-cell>
          <table:table-cell office:value-type="string">
            <text:p>(:56</text:p>
          </table:table-cell>
          <table:table-cell office:value-type="string">
            <text:p>delay)</text:p>
          </table:table-cell>
          <table:table-cell office:value-type="float" office:value="1297">
            <text:p>1297</text:p>
          </table:table-cell>
          <table:table-cell table:formula="of:=[.F1298]*24*60" office:value-type="float" office:value="135">
            <text:p>135</text:p>
          </table:table-cell>
          <table:table-cell/>
          <table:table-cell table:formula="of:=SUM([.J$2:.J1298])/[.I1298]" office:value-type="float" office:value="175.229760986893">
            <text:p>175.22976098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ari</text:p>
          </table:table-cell>
          <table:table-cell office:value-type="string">
            <text:p>was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298">
            <text:p>1298</text:p>
          </table:table-cell>
          <table:table-cell table:formula="of:=[.F1299]*24*60" office:value-type="float" office:value="159">
            <text:p>159</text:p>
          </table:table-cell>
          <table:table-cell/>
          <table:table-cell table:formula="of:=SUM([.J$2:.J1299])/[.I1299]" office:value-type="float" office:value="175.217257318952">
            <text:p>175.2172573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atl</text:p>
          </table:table-cell>
          <table:table-cell office:value-type="string">
            <text:p>lan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299">
            <text:p>1299</text:p>
          </table:table-cell>
          <table:table-cell table:formula="of:=[.F1300]*24*60" office:value-type="float" office:value="183">
            <text:p>183</text:p>
          </table:table-cell>
          <table:table-cell/>
          <table:table-cell table:formula="of:=SUM([.J$2:.J1300])/[.I1300]" office:value-type="float" office:value="175.22324865281">
            <text:p>175.22324865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300">
            <text:p>1300</text:p>
          </table:table-cell>
          <table:table-cell table:formula="of:=[.F1301]*24*60" office:value-type="float" office:value="183">
            <text:p>183</text:p>
          </table:table-cell>
          <table:table-cell/>
          <table:table-cell table:formula="of:=SUM([.J$2:.J1301])/[.I1301]" office:value-type="float" office:value="175.229230769231">
            <text:p>175.2292307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4:20</text:p>
          </table:table-cell>
          <table:table-cell table:number-columns-repeated="2"/>
          <table:table-cell office:value-type="float" office:value="1301">
            <text:p>1301</text:p>
          </table:table-cell>
          <table:table-cell table:formula="of:=[.F1302]*24*60" office:value-type="float" office:value="260">
            <text:p>260</text:p>
          </table:table-cell>
          <table:table-cell/>
          <table:table-cell table:formula="of:=SUM([.J$2:.J1302])/[.I1302]" office:value-type="float" office:value="175.294388931591">
            <text:p>175.29438893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302">
            <text:p>1302</text:p>
          </table:table-cell>
          <table:table-cell table:formula="of:=[.F1303]*24*60" office:value-type="float" office:value="166">
            <text:p>166</text:p>
          </table:table-cell>
          <table:table-cell/>
          <table:table-cell table:formula="of:=SUM([.J$2:.J1303])/[.I1303]" office:value-type="float" office:value="175.287250384025">
            <text:p>175.2872503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303">
            <text:p>1303</text:p>
          </table:table-cell>
          <table:table-cell table:formula="of:=[.F1304]*24*60" office:value-type="float" office:value="147">
            <text:p>147</text:p>
          </table:table-cell>
          <table:table-cell/>
          <table:table-cell table:formula="of:=SUM([.J$2:.J1304])/[.I1304]" office:value-type="float" office:value="175.265541059094">
            <text:p>175.265541059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ol</text:p>
          </table:table-cell>
          <table:table-cell office:value-type="string">
            <text:p>mil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304">
            <text:p>1304</text:p>
          </table:table-cell>
          <table:table-cell table:formula="of:=[.F1305]*24*60" office:value-type="float" office:value="174">
            <text:p>174</text:p>
          </table:table-cell>
          <table:table-cell/>
          <table:table-cell table:formula="of:=SUM([.J$2:.J1305])/[.I1305]" office:value-type="float" office:value="175.264570552147">
            <text:p>175.26457055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flo</text:p>
          </table:table-cell>
          <table:table-cell office:value-type="string">
            <text:p>sd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305">
            <text:p>1305</text:p>
          </table:table-cell>
          <table:table-cell table:formula="of:=[.F1306]*24*60" office:value-type="float" office:value="166">
            <text:p>166</text:p>
          </table:table-cell>
          <table:table-cell/>
          <table:table-cell table:formula="of:=SUM([.J$2:.J1306])/[.I1306]" office:value-type="float" office:value="175.257471264368">
            <text:p>175.25747126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2:58</text:p>
          </table:table-cell>
          <table:table-cell office:value-type="string">
            <text:p>(3:07</text:p>
          </table:table-cell>
          <table:table-cell office:value-type="string">
            <text:p>delay)</text:p>
          </table:table-cell>
          <table:table-cell office:value-type="float" office:value="1306">
            <text:p>1306</text:p>
          </table:table-cell>
          <table:table-cell table:formula="of:=[.F1307]*24*60" office:value-type="float" office:value="178">
            <text:p>178</text:p>
          </table:table-cell>
          <table:table-cell/>
          <table:table-cell table:formula="of:=SUM([.J$2:.J1307])/[.I1307]" office:value-type="float" office:value="175.259571209801">
            <text:p>175.25957120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min</text:p>
          </table:table-cell>
          <table:table-cell office:value-type="string">
            <text:p>bos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307">
            <text:p>1307</text:p>
          </table:table-cell>
          <table:table-cell table:formula="of:=[.F1308]*24*60" office:value-type="float" office:value="171">
            <text:p>171</text:p>
          </table:table-cell>
          <table:table-cell/>
          <table:table-cell table:formula="of:=SUM([.J$2:.J1308])/[.I1308]" office:value-type="float" office:value="175.256312165264">
            <text:p>175.25631216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sfn</text:p>
          </table:table-cell>
          <table:table-cell office:value-type="string">
            <text:p>ny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308">
            <text:p>1308</text:p>
          </table:table-cell>
          <table:table-cell table:formula="of:=[.F1309]*24*60" office:value-type="float" office:value="158">
            <text:p>158</text:p>
          </table:table-cell>
          <table:table-cell/>
          <table:table-cell table:formula="of:=SUM([.J$2:.J1309])/[.I1309]" office:value-type="float" office:value="175.243119266055">
            <text:p>175.24311926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sln</text:p>
          </table:table-cell>
          <table:table-cell office:value-type="string">
            <text:p>phi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1309">
            <text:p>1309</text:p>
          </table:table-cell>
          <table:table-cell table:formula="of:=[.F1310]*24*60" office:value-type="float" office:value="141">
            <text:p>141</text:p>
          </table:table-cell>
          <table:table-cell/>
          <table:table-cell table:formula="of:=SUM([.J$2:.J1310])/[.I1310]" office:value-type="float" office:value="175.216959511077">
            <text:p>175.21695951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310">
            <text:p>1310</text:p>
          </table:table-cell>
          <table:table-cell table:formula="of:=[.F1311]*24*60" office:value-type="float" office:value="166">
            <text:p>166</text:p>
          </table:table-cell>
          <table:table-cell/>
          <table:table-cell table:formula="of:=SUM([.J$2:.J1311])/[.I1311]" office:value-type="float" office:value="175.209923664122">
            <text:p>175.20992366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311">
            <text:p>1311</text:p>
          </table:table-cell>
          <table:table-cell table:formula="of:=[.F1312]*24*60" office:value-type="float" office:value="178">
            <text:p>178</text:p>
          </table:table-cell>
          <table:table-cell/>
          <table:table-cell table:formula="of:=SUM([.J$2:.J1312])/[.I1312]" office:value-type="float" office:value="175.212051868802">
            <text:p>175.21205186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ari</text:p>
          </table:table-cell>
          <table:table-cell office:value-type="string">
            <text:p>was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1312">
            <text:p>1312</text:p>
          </table:table-cell>
          <table:table-cell table:formula="of:=[.F1313]*24*60" office:value-type="float" office:value="144">
            <text:p>144</text:p>
          </table:table-cell>
          <table:table-cell/>
          <table:table-cell table:formula="of:=SUM([.J$2:.J1313])/[.I1313]" office:value-type="float" office:value="175.188262195122">
            <text:p>175.18826219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atl</text:p>
          </table:table-cell>
          <table:table-cell office:value-type="string">
            <text:p>lan</text:p>
          </table:table-cell>
          <table:table-cell office:value-type="string">
            <text:p>2:00</text:p>
          </table:table-cell>
          <table:table-cell table:number-columns-repeated="2"/>
          <table:table-cell office:value-type="float" office:value="1313">
            <text:p>1313</text:p>
          </table:table-cell>
          <table:table-cell table:formula="of:=[.F1314]*24*60" office:value-type="float" office:value="120">
            <text:p>120</text:p>
          </table:table-cell>
          <table:table-cell/>
          <table:table-cell table:formula="of:=SUM([.J$2:.J1314])/[.I1314]" office:value-type="float" office:value="175.146230007616">
            <text:p>175.14623000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314">
            <text:p>1314</text:p>
          </table:table-cell>
          <table:table-cell table:formula="of:=[.F1315]*24*60" office:value-type="float" office:value="183">
            <text:p>183</text:p>
          </table:table-cell>
          <table:table-cell/>
          <table:table-cell table:formula="of:=SUM([.J$2:.J1315])/[.I1315]" office:value-type="float" office:value="175.152207001522">
            <text:p>175.15220700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315">
            <text:p>1315</text:p>
          </table:table-cell>
          <table:table-cell table:formula="of:=[.F1316]*24*60" office:value-type="float" office:value="166">
            <text:p>166</text:p>
          </table:table-cell>
          <table:table-cell/>
          <table:table-cell table:formula="of:=SUM([.J$2:.J1316])/[.I1316]" office:value-type="float" office:value="175.145247148289">
            <text:p>175.14524714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316">
            <text:p>1316</text:p>
          </table:table-cell>
          <table:table-cell table:formula="of:=[.F1317]*24*60" office:value-type="float" office:value="151">
            <text:p>151</text:p>
          </table:table-cell>
          <table:table-cell/>
          <table:table-cell table:formula="of:=SUM([.J$2:.J1317])/[.I1317]" office:value-type="float" office:value="175.126899696049">
            <text:p>175.1268996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317">
            <text:p>1317</text:p>
          </table:table-cell>
          <table:table-cell table:formula="of:=[.F1318]*24*60" office:value-type="float" office:value="180">
            <text:p>180</text:p>
          </table:table-cell>
          <table:table-cell/>
          <table:table-cell table:formula="of:=SUM([.J$2:.J1318])/[.I1318]" office:value-type="float" office:value="175.13059984814">
            <text:p>175.13059984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flo</text:p>
          </table:table-cell>
          <table:table-cell office:value-type="string">
            <text:p>sdn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318">
            <text:p>1318</text:p>
          </table:table-cell>
          <table:table-cell table:formula="of:=[.F1319]*24*60" office:value-type="float" office:value="161">
            <text:p>161</text:p>
          </table:table-cell>
          <table:table-cell/>
          <table:table-cell table:formula="of:=SUM([.J$2:.J1319])/[.I1319]" office:value-type="float" office:value="175.119878603945">
            <text:p>175.11987860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319">
            <text:p>1319</text:p>
          </table:table-cell>
          <table:table-cell table:formula="of:=[.F1320]*24*60" office:value-type="float" office:value="195">
            <text:p>195</text:p>
          </table:table-cell>
          <table:table-cell/>
          <table:table-cell table:formula="of:=SUM([.J$2:.J1320])/[.I1320]" office:value-type="float" office:value="175.134950720243">
            <text:p>175.13495072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office:value-type="string">
            <text:p>bos</text:p>
          </table:table-cell>
          <table:table-cell office:value-type="string">
            <text:p>3:59</text:p>
          </table:table-cell>
          <table:table-cell table:number-columns-repeated="2"/>
          <table:table-cell office:value-type="float" office:value="1320">
            <text:p>1320</text:p>
          </table:table-cell>
          <table:table-cell table:formula="of:=[.F1321]*24*60" office:value-type="float" office:value="239">
            <text:p>239</text:p>
          </table:table-cell>
          <table:table-cell/>
          <table:table-cell table:formula="of:=SUM([.J$2:.J1321])/[.I1321]" office:value-type="float" office:value="175.183333333333">
            <text:p>175.183333333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321">
            <text:p>1321</text:p>
          </table:table-cell>
          <table:table-cell table:formula="of:=[.F1322]*24*60" office:value-type="float" office:value="162">
            <text:p>162</text:p>
          </table:table-cell>
          <table:table-cell/>
          <table:table-cell table:formula="of:=SUM([.J$2:.J1322])/[.I1322]" office:value-type="float" office:value="175.173353520061">
            <text:p>175.17335352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fn</text:p>
          </table:table-cell>
          <table:table-cell office:value-type="string">
            <text:p>nyn</text:p>
          </table:table-cell>
          <table:table-cell office:value-type="string">
            <text:p>2:42</text:p>
          </table:table-cell>
          <table:table-cell office:value-type="string">
            <text:p>(:42</text:p>
          </table:table-cell>
          <table:table-cell office:value-type="string">
            <text:p>delay)</text:p>
          </table:table-cell>
          <table:table-cell office:value-type="float" office:value="1322">
            <text:p>1322</text:p>
          </table:table-cell>
          <table:table-cell table:formula="of:=[.F1323]*24*60" office:value-type="float" office:value="162">
            <text:p>162</text:p>
          </table:table-cell>
          <table:table-cell/>
          <table:table-cell table:formula="of:=SUM([.J$2:.J1323])/[.I1323]" office:value-type="float" office:value="175.163388804841">
            <text:p>175.16338880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ln</text:p>
          </table:table-cell>
          <table:table-cell office:value-type="string">
            <text:p>phi</text:p>
          </table:table-cell>
          <table:table-cell office:value-type="string">
            <text:p>3:12</text:p>
          </table:table-cell>
          <table:table-cell office:value-type="string">
            <text:p>(:44</text:p>
          </table:table-cell>
          <table:table-cell office:value-type="string">
            <text:p>delay)</text:p>
          </table:table-cell>
          <table:table-cell office:value-type="float" office:value="1323">
            <text:p>1323</text:p>
          </table:table-cell>
          <table:table-cell table:formula="of:=[.F1324]*24*60" office:value-type="float" office:value="192">
            <text:p>192</text:p>
          </table:table-cell>
          <table:table-cell/>
          <table:table-cell table:formula="of:=SUM([.J$2:.J1324])/[.I1324]" office:value-type="float" office:value="175.176114890401">
            <text:p>175.17611489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1324">
            <text:p>1324</text:p>
          </table:table-cell>
          <table:table-cell table:formula="of:=[.F1325]*24*60" office:value-type="float" office:value="199">
            <text:p>199</text:p>
          </table:table-cell>
          <table:table-cell/>
          <table:table-cell table:formula="of:=SUM([.J$2:.J1325])/[.I1325]" office:value-type="float" office:value="175.194108761329">
            <text:p>175.19410876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4:23</text:p>
          </table:table-cell>
          <table:table-cell table:number-columns-repeated="2"/>
          <table:table-cell office:value-type="float" office:value="1325">
            <text:p>1325</text:p>
          </table:table-cell>
          <table:table-cell table:formula="of:=[.F1326]*24*60" office:value-type="float" office:value="263">
            <text:p>263</text:p>
          </table:table-cell>
          <table:table-cell/>
          <table:table-cell table:formula="of:=SUM([.J$2:.J1326])/[.I1326]" office:value-type="float" office:value="175.260377358491">
            <text:p>175.26037735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string">
            <text:p>was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326">
            <text:p>1326</text:p>
          </table:table-cell>
          <table:table-cell table:formula="of:=[.F1327]*24*60" office:value-type="float" office:value="207">
            <text:p>207</text:p>
          </table:table-cell>
          <table:table-cell/>
          <table:table-cell table:formula="of:=SUM([.J$2:.J1327])/[.I1327]" office:value-type="float" office:value="175.28431372549">
            <text:p>175.28431372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327">
            <text:p>1327</text:p>
          </table:table-cell>
          <table:table-cell table:formula="of:=[.F1328]*24*60" office:value-type="float" office:value="159">
            <text:p>159</text:p>
          </table:table-cell>
          <table:table-cell/>
          <table:table-cell table:formula="of:=SUM([.J$2:.J1328])/[.I1328]" office:value-type="float" office:value="175.272042200452">
            <text:p>175.27204220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328">
            <text:p>1328</text:p>
          </table:table-cell>
          <table:table-cell table:formula="of:=[.F1329]*24*60" office:value-type="float" office:value="146">
            <text:p>146</text:p>
          </table:table-cell>
          <table:table-cell/>
          <table:table-cell table:formula="of:=SUM([.J$2:.J1329])/[.I1329]" office:value-type="float" office:value="175.25">
            <text:p>175.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329">
            <text:p>1329</text:p>
          </table:table-cell>
          <table:table-cell table:formula="of:=[.F1330]*24*60" office:value-type="float" office:value="195">
            <text:p>195</text:p>
          </table:table-cell>
          <table:table-cell/>
          <table:table-cell table:formula="of:=SUM([.J$2:.J1330])/[.I1330]" office:value-type="float" office:value="175.264860797592">
            <text:p>175.264860797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col</text:p>
          </table:table-cell>
          <table:table-cell office:value-type="string">
            <text:p>mil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330">
            <text:p>1330</text:p>
          </table:table-cell>
          <table:table-cell table:formula="of:=[.F1331]*24*60" office:value-type="float" office:value="174">
            <text:p>174</text:p>
          </table:table-cell>
          <table:table-cell/>
          <table:table-cell table:formula="of:=SUM([.J$2:.J1331])/[.I1331]" office:value-type="float" office:value="175.263909774436">
            <text:p>175.26390977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flo</text:p>
          </table:table-cell>
          <table:table-cell office:value-type="string">
            <text:p>lan</text:p>
          </table:table-cell>
          <table:table-cell office:value-type="string">
            <text:p>3:51</text:p>
          </table:table-cell>
          <table:table-cell table:number-columns-repeated="2"/>
          <table:table-cell office:value-type="float" office:value="1331">
            <text:p>1331</text:p>
          </table:table-cell>
          <table:table-cell table:formula="of:=[.F1332]*24*60" office:value-type="float" office:value="231">
            <text:p>231</text:p>
          </table:table-cell>
          <table:table-cell/>
          <table:table-cell table:formula="of:=SUM([.J$2:.J1332])/[.I1332]" office:value-type="float" office:value="175.305785123967">
            <text:p>175.3057851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3:57</text:p>
          </table:table-cell>
          <table:table-cell table:number-columns-repeated="2"/>
          <table:table-cell office:value-type="float" office:value="1332">
            <text:p>1332</text:p>
          </table:table-cell>
          <table:table-cell table:formula="of:=[.F1333]*24*60" office:value-type="float" office:value="237">
            <text:p>237</text:p>
          </table:table-cell>
          <table:table-cell/>
          <table:table-cell table:formula="of:=SUM([.J$2:.J1333])/[.I1333]" office:value-type="float" office:value="175.352102102102">
            <text:p>175.35210210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nya</text:p>
          </table:table-cell>
          <table:table-cell office:value-type="string">
            <text:p>pit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333">
            <text:p>1333</text:p>
          </table:table-cell>
          <table:table-cell table:formula="of:=[.F1334]*24*60" office:value-type="float" office:value="157">
            <text:p>157</text:p>
          </table:table-cell>
          <table:table-cell/>
          <table:table-cell table:formula="of:=SUM([.J$2:.J1334])/[.I1334]" office:value-type="float" office:value="175.338334583646">
            <text:p>175.338334583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334">
            <text:p>1334</text:p>
          </table:table-cell>
          <table:table-cell table:formula="of:=[.F1335]*24*60" office:value-type="float" office:value="205">
            <text:p>205</text:p>
          </table:table-cell>
          <table:table-cell/>
          <table:table-cell table:formula="of:=SUM([.J$2:.J1335])/[.I1335]" office:value-type="float" office:value="175.360569715142">
            <text:p>175.36056971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sfn</text:p>
          </table:table-cell>
          <table:table-cell office:value-type="string">
            <text:p>nyn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335">
            <text:p>1335</text:p>
          </table:table-cell>
          <table:table-cell table:formula="of:=[.F1336]*24*60" office:value-type="float" office:value="190">
            <text:p>190</text:p>
          </table:table-cell>
          <table:table-cell/>
          <table:table-cell table:formula="of:=SUM([.J$2:.J1336])/[.I1336]" office:value-type="float" office:value="175.371535580524">
            <text:p>175.37153558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sln</text:p>
          </table:table-cell>
          <table:table-cell office:value-type="string">
            <text:p>phi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336">
            <text:p>1336</text:p>
          </table:table-cell>
          <table:table-cell table:formula="of:=[.F1337]*24*60" office:value-type="float" office:value="173">
            <text:p>173</text:p>
          </table:table-cell>
          <table:table-cell/>
          <table:table-cell table:formula="of:=SUM([.J$2:.J1337])/[.I1337]" office:value-type="float" office:value="175.369760479042">
            <text:p>175.3697604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337">
            <text:p>1337</text:p>
          </table:table-cell>
          <table:table-cell table:formula="of:=[.F1338]*24*60" office:value-type="float" office:value="171">
            <text:p>171</text:p>
          </table:table-cell>
          <table:table-cell/>
          <table:table-cell table:formula="of:=SUM([.J$2:.J1338])/[.I1338]" office:value-type="float" office:value="175.366492146597">
            <text:p>175.36649214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338">
            <text:p>1338</text:p>
          </table:table-cell>
          <table:table-cell table:formula="of:=[.F1339]*24*60" office:value-type="float" office:value="157">
            <text:p>157</text:p>
          </table:table-cell>
          <table:table-cell/>
          <table:table-cell table:formula="of:=SUM([.J$2:.J1339])/[.I1339]" office:value-type="float" office:value="175.352765321375">
            <text:p>175.35276532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ari</text:p>
          </table:table-cell>
          <table:table-cell office:value-type="string">
            <text:p>phi</text:p>
          </table:table-cell>
          <table:table-cell office:value-type="string">
            <text:p>4:03</text:p>
          </table:table-cell>
          <table:table-cell table:number-columns-repeated="2"/>
          <table:table-cell office:value-type="float" office:value="1339">
            <text:p>1339</text:p>
          </table:table-cell>
          <table:table-cell table:formula="of:=[.F1340]*24*60" office:value-type="float" office:value="243">
            <text:p>243</text:p>
          </table:table-cell>
          <table:table-cell/>
          <table:table-cell table:formula="of:=SUM([.J$2:.J1340])/[.I1340]" office:value-type="float" office:value="175.403286034354">
            <text:p>175.40328603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atl</text:p>
          </table:table-cell>
          <table:table-cell office:value-type="string">
            <text:p>sd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340">
            <text:p>1340</text:p>
          </table:table-cell>
          <table:table-cell table:formula="of:=[.F1341]*24*60" office:value-type="float" office:value="149">
            <text:p>149</text:p>
          </table:table-cell>
          <table:table-cell/>
          <table:table-cell table:formula="of:=SUM([.J$2:.J1341])/[.I1341]" office:value-type="float" office:value="175.383582089552">
            <text:p>175.38358208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341">
            <text:p>1341</text:p>
          </table:table-cell>
          <table:table-cell table:formula="of:=[.F1342]*24*60" office:value-type="float" office:value="209">
            <text:p>209</text:p>
          </table:table-cell>
          <table:table-cell/>
          <table:table-cell table:formula="of:=SUM([.J$2:.J1342])/[.I1342]" office:value-type="float" office:value="175.408650260999">
            <text:p>175.4086502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cha</text:p>
          </table:table-cell>
          <table:table-cell office:value-type="string">
            <text:p>tex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342">
            <text:p>1342</text:p>
          </table:table-cell>
          <table:table-cell table:formula="of:=[.F1343]*24*60" office:value-type="float" office:value="170">
            <text:p>170</text:p>
          </table:table-cell>
          <table:table-cell/>
          <table:table-cell table:formula="of:=SUM([.J$2:.J1343])/[.I1343]" office:value-type="float" office:value="175.404619970194">
            <text:p>175.40461997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343">
            <text:p>1343</text:p>
          </table:table-cell>
          <table:table-cell table:formula="of:=[.F1344]*24*60" office:value-type="float" office:value="176">
            <text:p>176</text:p>
          </table:table-cell>
          <table:table-cell/>
          <table:table-cell table:formula="of:=SUM([.J$2:.J1344])/[.I1344]" office:value-type="float" office:value="175.405063291139">
            <text:p>175.40506329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col</text:p>
          </table:table-cell>
          <table:table-cell office:value-type="string">
            <text:p>ny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344">
            <text:p>1344</text:p>
          </table:table-cell>
          <table:table-cell table:formula="of:=[.F1345]*24*60" office:value-type="float" office:value="172">
            <text:p>172</text:p>
          </table:table-cell>
          <table:table-cell/>
          <table:table-cell table:formula="of:=SUM([.J$2:.J1345])/[.I1345]" office:value-type="float" office:value="175.402529761905">
            <text:p>175.40252976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flo</text:p>
          </table:table-cell>
          <table:table-cell office:value-type="string">
            <text:p>lan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345">
            <text:p>1345</text:p>
          </table:table-cell>
          <table:table-cell table:formula="of:=[.F1346]*24*60" office:value-type="float" office:value="134">
            <text:p>134</text:p>
          </table:table-cell>
          <table:table-cell/>
          <table:table-cell table:formula="of:=SUM([.J$2:.J1346])/[.I1346]" office:value-type="float" office:value="175.371747211896">
            <text:p>175.37174721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hou</text:p>
          </table:table-cell>
          <table:table-cell office:value-type="string">
            <text:p>was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346">
            <text:p>1346</text:p>
          </table:table-cell>
          <table:table-cell table:formula="of:=[.F1347]*24*60" office:value-type="float" office:value="167">
            <text:p>167</text:p>
          </table:table-cell>
          <table:table-cell/>
          <table:table-cell table:formula="of:=SUM([.J$2:.J1347])/[.I1347]" office:value-type="float" office:value="175.365527488856">
            <text:p>175.36552748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347">
            <text:p>1347</text:p>
          </table:table-cell>
          <table:table-cell table:formula="of:=[.F1348]*24*60" office:value-type="float" office:value="179">
            <text:p>179</text:p>
          </table:table-cell>
          <table:table-cell/>
          <table:table-cell table:formula="of:=SUM([.J$2:.J1348])/[.I1348]" office:value-type="float" office:value="175.368225686711">
            <text:p>175.36822568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1348">
            <text:p>1348</text:p>
          </table:table-cell>
          <table:table-cell table:formula="of:=[.F1349]*24*60" office:value-type="float" office:value="141">
            <text:p>141</text:p>
          </table:table-cell>
          <table:table-cell/>
          <table:table-cell table:formula="of:=SUM([.J$2:.J1349])/[.I1349]" office:value-type="float" office:value="175.342729970326">
            <text:p>175.34272997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sea</text:p>
          </table:table-cell>
          <table:table-cell office:value-type="string">
            <text:p>kca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349">
            <text:p>1349</text:p>
          </table:table-cell>
          <table:table-cell table:formula="of:=[.F1350]*24*60" office:value-type="float" office:value="134">
            <text:p>134</text:p>
          </table:table-cell>
          <table:table-cell/>
          <table:table-cell table:formula="of:=SUM([.J$2:.J1350])/[.I1350]" office:value-type="float" office:value="175.312083024463">
            <text:p>175.31208302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sfn</text:p>
          </table:table-cell>
          <table:table-cell office:value-type="string">
            <text:p>chn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1350">
            <text:p>1350</text:p>
          </table:table-cell>
          <table:table-cell table:formula="of:=[.F1351]*24*60" office:value-type="float" office:value="142">
            <text:p>142</text:p>
          </table:table-cell>
          <table:table-cell/>
          <table:table-cell table:formula="of:=SUM([.J$2:.J1351])/[.I1351]" office:value-type="float" office:value="175.287407407407">
            <text:p>175.28740740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351">
            <text:p>1351</text:p>
          </table:table-cell>
          <table:table-cell table:formula="of:=[.F1352]*24*60" office:value-type="float" office:value="147">
            <text:p>147</text:p>
          </table:table-cell>
          <table:table-cell/>
          <table:table-cell table:formula="of:=SUM([.J$2:.J1352])/[.I1352]" office:value-type="float" office:value="175.266469282013">
            <text:p>175.2664692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352">
            <text:p>1352</text:p>
          </table:table-cell>
          <table:table-cell table:formula="of:=[.F1353]*24*60" office:value-type="float" office:value="179">
            <text:p>179</text:p>
          </table:table-cell>
          <table:table-cell/>
          <table:table-cell table:formula="of:=SUM([.J$2:.J1353])/[.I1353]" office:value-type="float" office:value="175.269230769231">
            <text:p>175.2692307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353">
            <text:p>1353</text:p>
          </table:table-cell>
          <table:table-cell table:formula="of:=[.F1354]*24*60" office:value-type="float" office:value="159">
            <text:p>159</text:p>
          </table:table-cell>
          <table:table-cell/>
          <table:table-cell table:formula="of:=SUM([.J$2:.J1354])/[.I1354]" office:value-type="float" office:value="175.257206208426">
            <text:p>175.25720620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atl</text:p>
          </table:table-cell>
          <table:table-cell office:value-type="string">
            <text:p>sdn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354">
            <text:p>1354</text:p>
          </table:table-cell>
          <table:table-cell table:formula="of:=[.F1355]*24*60" office:value-type="float" office:value="146">
            <text:p>146</text:p>
          </table:table-cell>
          <table:table-cell/>
          <table:table-cell table:formula="of:=SUM([.J$2:.J1355])/[.I1355]" office:value-type="float" office:value="175.235598227474">
            <text:p>175.23559822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cha</text:p>
          </table:table-cell>
          <table:table-cell office:value-type="string">
            <text:p>tex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355">
            <text:p>1355</text:p>
          </table:table-cell>
          <table:table-cell table:formula="of:=[.F1356]*24*60" office:value-type="float" office:value="209">
            <text:p>209</text:p>
          </table:table-cell>
          <table:table-cell/>
          <table:table-cell table:formula="of:=SUM([.J$2:.J1356])/[.I1356]" office:value-type="float" office:value="175.260516605166">
            <text:p>175.26051660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356">
            <text:p>1356</text:p>
          </table:table-cell>
          <table:table-cell table:formula="of:=[.F1357]*24*60" office:value-type="float" office:value="185">
            <text:p>185</text:p>
          </table:table-cell>
          <table:table-cell/>
          <table:table-cell table:formula="of:=SUM([.J$2:.J1357])/[.I1357]" office:value-type="float" office:value="175.267699115044">
            <text:p>175.2676991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col</text:p>
          </table:table-cell>
          <table:table-cell office:value-type="string">
            <text:p>ny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357">
            <text:p>1357</text:p>
          </table:table-cell>
          <table:table-cell table:formula="of:=[.F1358]*24*60" office:value-type="float" office:value="163">
            <text:p>163</text:p>
          </table:table-cell>
          <table:table-cell/>
          <table:table-cell table:formula="of:=SUM([.J$2:.J1358])/[.I1358]" office:value-type="float" office:value="175.25865880619">
            <text:p>175.25865880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flo</text:p>
          </table:table-cell>
          <table:table-cell office:value-type="string">
            <text:p>lan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1358">
            <text:p>1358</text:p>
          </table:table-cell>
          <table:table-cell table:formula="of:=[.F1359]*24*60" office:value-type="float" office:value="206">
            <text:p>206</text:p>
          </table:table-cell>
          <table:table-cell/>
          <table:table-cell table:formula="of:=SUM([.J$2:.J1359])/[.I1359]" office:value-type="float" office:value="175.281296023564">
            <text:p>175.28129602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hou</text:p>
          </table:table-cell>
          <table:table-cell office:value-type="string">
            <text:p>was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359">
            <text:p>1359</text:p>
          </table:table-cell>
          <table:table-cell table:formula="of:=[.F1360]*24*60" office:value-type="float" office:value="157">
            <text:p>157</text:p>
          </table:table-cell>
          <table:table-cell/>
          <table:table-cell table:formula="of:=SUM([.J$2:.J1360])/[.I1360]" office:value-type="float" office:value="175.267844002943">
            <text:p>175.26784400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360">
            <text:p>1360</text:p>
          </table:table-cell>
          <table:table-cell table:formula="of:=[.F1361]*24*60" office:value-type="float" office:value="184">
            <text:p>184</text:p>
          </table:table-cell>
          <table:table-cell/>
          <table:table-cell table:formula="of:=SUM([.J$2:.J1361])/[.I1361]" office:value-type="float" office:value="175.274264705882">
            <text:p>175.27426470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1361">
            <text:p>1361</text:p>
          </table:table-cell>
          <table:table-cell table:formula="of:=[.F1362]*24*60" office:value-type="float" office:value="199">
            <text:p>199</text:p>
          </table:table-cell>
          <table:table-cell/>
          <table:table-cell table:formula="of:=SUM([.J$2:.J1362])/[.I1362]" office:value-type="float" office:value="175.291697281411">
            <text:p>175.29169728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sfn</text:p>
          </table:table-cell>
          <table:table-cell office:value-type="string">
            <text:p>chn</text:p>
          </table:table-cell>
          <table:table-cell office:value-type="string">
            <text:p>3:53</text:p>
          </table:table-cell>
          <table:table-cell table:number-columns-repeated="2"/>
          <table:table-cell office:value-type="float" office:value="1362">
            <text:p>1362</text:p>
          </table:table-cell>
          <table:table-cell table:formula="of:=[.F1363]*24*60" office:value-type="float" office:value="233">
            <text:p>233</text:p>
          </table:table-cell>
          <table:table-cell/>
          <table:table-cell table:formula="of:=SUM([.J$2:.J1363])/[.I1363]" office:value-type="float" office:value="175.334067547724">
            <text:p>175.33406754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3:39</text:p>
          </table:table-cell>
          <table:table-cell table:number-columns-repeated="2"/>
          <table:table-cell office:value-type="float" office:value="1363">
            <text:p>1363</text:p>
          </table:table-cell>
          <table:table-cell table:formula="of:=[.F1364]*24*60" office:value-type="float" office:value="219">
            <text:p>219</text:p>
          </table:table-cell>
          <table:table-cell/>
          <table:table-cell table:formula="of:=SUM([.J$2:.J1364])/[.I1364]" office:value-type="float" office:value="175.366104181952">
            <text:p>175.3661041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364">
            <text:p>1364</text:p>
          </table:table-cell>
          <table:table-cell table:formula="of:=[.F1365]*24*60" office:value-type="float" office:value="193">
            <text:p>193</text:p>
          </table:table-cell>
          <table:table-cell/>
          <table:table-cell table:formula="of:=SUM([.J$2:.J1365])/[.I1365]" office:value-type="float" office:value="175.379032258065">
            <text:p>175.37903225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365">
            <text:p>1365</text:p>
          </table:table-cell>
          <table:table-cell table:formula="of:=[.F1366]*24*60" office:value-type="float" office:value="157">
            <text:p>157</text:p>
          </table:table-cell>
          <table:table-cell/>
          <table:table-cell table:formula="of:=SUM([.J$2:.J1366])/[.I1366]" office:value-type="float" office:value="175.365567765568">
            <text:p>175.36556776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ari</text:p>
          </table:table-cell>
          <table:table-cell office:value-type="string">
            <text:p>phi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366">
            <text:p>1366</text:p>
          </table:table-cell>
          <table:table-cell table:formula="of:=[.F1367]*24*60" office:value-type="float" office:value="158">
            <text:p>158</text:p>
          </table:table-cell>
          <table:table-cell/>
          <table:table-cell table:formula="of:=SUM([.J$2:.J1367])/[.I1367]" office:value-type="float" office:value="175.352855051245">
            <text:p>175.35285505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atl</text:p>
          </table:table-cell>
          <table:table-cell office:value-type="string">
            <text:p>sd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367">
            <text:p>1367</text:p>
          </table:table-cell>
          <table:table-cell table:formula="of:=[.F1368]*24*60" office:value-type="float" office:value="173">
            <text:p>173</text:p>
          </table:table-cell>
          <table:table-cell/>
          <table:table-cell table:formula="of:=SUM([.J$2:.J1368])/[.I1368]" office:value-type="float" office:value="175.351133869788">
            <text:p>175.35113386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3:32</text:p>
          </table:table-cell>
          <table:table-cell table:number-columns-repeated="2"/>
          <table:table-cell office:value-type="float" office:value="1368">
            <text:p>1368</text:p>
          </table:table-cell>
          <table:table-cell table:formula="of:=[.F1369]*24*60" office:value-type="float" office:value="212">
            <text:p>212</text:p>
          </table:table-cell>
          <table:table-cell/>
          <table:table-cell table:formula="of:=SUM([.J$2:.J1369])/[.I1369]" office:value-type="float" office:value="175.377923976608">
            <text:p>175.37792397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cha</text:p>
          </table:table-cell>
          <table:table-cell office:value-type="string">
            <text:p>tex</text:p>
          </table:table-cell>
          <table:table-cell office:value-type="string">
            <text:p>4:01</text:p>
          </table:table-cell>
          <table:table-cell table:number-columns-repeated="2"/>
          <table:table-cell office:value-type="float" office:value="1369">
            <text:p>1369</text:p>
          </table:table-cell>
          <table:table-cell table:formula="of:=[.F1370]*24*60" office:value-type="float" office:value="241">
            <text:p>241</text:p>
          </table:table-cell>
          <table:table-cell/>
          <table:table-cell table:formula="of:=SUM([.J$2:.J1370])/[.I1370]" office:value-type="float" office:value="175.425858290723">
            <text:p>175.42585829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370">
            <text:p>1370</text:p>
          </table:table-cell>
          <table:table-cell table:formula="of:=[.F1371]*24*60" office:value-type="float" office:value="168">
            <text:p>168</text:p>
          </table:table-cell>
          <table:table-cell/>
          <table:table-cell table:formula="of:=SUM([.J$2:.J1371])/[.I1371]" office:value-type="float" office:value="175.420437956204">
            <text:p>175.42043795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col</text:p>
          </table:table-cell>
          <table:table-cell office:value-type="string">
            <text:p>ny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371">
            <text:p>1371</text:p>
          </table:table-cell>
          <table:table-cell table:formula="of:=[.F1372]*24*60" office:value-type="float" office:value="154">
            <text:p>154</text:p>
          </table:table-cell>
          <table:table-cell/>
          <table:table-cell table:formula="of:=SUM([.J$2:.J1372])/[.I1372]" office:value-type="float" office:value="175.404814004376">
            <text:p>175.40481400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flo</text:p>
          </table:table-cell>
          <table:table-cell office:value-type="string">
            <text:p>la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372">
            <text:p>1372</text:p>
          </table:table-cell>
          <table:table-cell table:formula="of:=[.F1373]*24*60" office:value-type="float" office:value="158">
            <text:p>158</text:p>
          </table:table-cell>
          <table:table-cell/>
          <table:table-cell table:formula="of:=SUM([.J$2:.J1373])/[.I1373]" office:value-type="float" office:value="175.392128279883">
            <text:p>175.39212827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hou</text:p>
          </table:table-cell>
          <table:table-cell office:value-type="string">
            <text:p>was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373">
            <text:p>1373</text:p>
          </table:table-cell>
          <table:table-cell table:formula="of:=[.F1374]*24*60" office:value-type="float" office:value="175">
            <text:p>175</text:p>
          </table:table-cell>
          <table:table-cell/>
          <table:table-cell table:formula="of:=SUM([.J$2:.J1374])/[.I1374]" office:value-type="float" office:value="175.391842680262">
            <text:p>175.39184268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374">
            <text:p>1374</text:p>
          </table:table-cell>
          <table:table-cell table:formula="of:=[.F1375]*24*60" office:value-type="float" office:value="147">
            <text:p>147</text:p>
          </table:table-cell>
          <table:table-cell/>
          <table:table-cell table:formula="of:=SUM([.J$2:.J1375])/[.I1375]" office:value-type="float" office:value="175.371179039301">
            <text:p>175.37117903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375">
            <text:p>1375</text:p>
          </table:table-cell>
          <table:table-cell table:formula="of:=[.F1376]*24*60" office:value-type="float" office:value="155">
            <text:p>155</text:p>
          </table:table-cell>
          <table:table-cell/>
          <table:table-cell table:formula="of:=SUM([.J$2:.J1376])/[.I1376]" office:value-type="float" office:value="175.356363636364">
            <text:p>175.35636363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sea</text:p>
          </table:table-cell>
          <table:table-cell office:value-type="string">
            <text:p>kca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376">
            <text:p>1376</text:p>
          </table:table-cell>
          <table:table-cell table:formula="of:=[.F1377]*24*60" office:value-type="float" office:value="154">
            <text:p>154</text:p>
          </table:table-cell>
          <table:table-cell/>
          <table:table-cell table:formula="of:=SUM([.J$2:.J1377])/[.I1377]" office:value-type="float" office:value="175.340843023256">
            <text:p>175.34084302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sfn</text:p>
          </table:table-cell>
          <table:table-cell office:value-type="string">
            <text:p>ch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377">
            <text:p>1377</text:p>
          </table:table-cell>
          <table:table-cell table:formula="of:=[.F1378]*24*60" office:value-type="float" office:value="155">
            <text:p>155</text:p>
          </table:table-cell>
          <table:table-cell/>
          <table:table-cell table:formula="of:=SUM([.J$2:.J1378])/[.I1378]" office:value-type="float" office:value="175.326071169208">
            <text:p>175.3260711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378">
            <text:p>1378</text:p>
          </table:table-cell>
          <table:table-cell table:formula="of:=[.F1379]*24*60" office:value-type="float" office:value="187">
            <text:p>187</text:p>
          </table:table-cell>
          <table:table-cell/>
          <table:table-cell table:formula="of:=SUM([.J$2:.J1379])/[.I1379]" office:value-type="float" office:value="175.334542815675">
            <text:p>175.33454281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379">
            <text:p>1379</text:p>
          </table:table-cell>
          <table:table-cell table:formula="of:=[.F1380]*24*60" office:value-type="float" office:value="175">
            <text:p>175</text:p>
          </table:table-cell>
          <table:table-cell/>
          <table:table-cell table:formula="of:=SUM([.J$2:.J1380])/[.I1380]" office:value-type="float" office:value="175.334300217549">
            <text:p>175.33430021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det</text:p>
          </table:table-cell>
          <table:table-cell office:value-type="string">
            <text:p>bal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380">
            <text:p>1380</text:p>
          </table:table-cell>
          <table:table-cell table:formula="of:=[.F1381]*24*60" office:value-type="float" office:value="171">
            <text:p>171</text:p>
          </table:table-cell>
          <table:table-cell/>
          <table:table-cell table:formula="of:=SUM([.J$2:.J1381])/[.I1381]" office:value-type="float" office:value="175.33115942029">
            <text:p>175.33115942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nyn</text:p>
          </table:table-cell>
          <table:table-cell office:value-type="string">
            <text:p>cin</text:p>
          </table:table-cell>
          <table:table-cell office:value-type="string">
            <text:p>3:43</text:p>
          </table:table-cell>
          <table:table-cell table:number-columns-repeated="2"/>
          <table:table-cell office:value-type="float" office:value="1381">
            <text:p>1381</text:p>
          </table:table-cell>
          <table:table-cell table:formula="of:=[.F1382]*24*60" office:value-type="float" office:value="223">
            <text:p>223</text:p>
          </table:table-cell>
          <table:table-cell/>
          <table:table-cell table:formula="of:=SUM([.J$2:.J1382])/[.I1382]" office:value-type="float" office:value="175.365677045619">
            <text:p>175.365677045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pit</text:p>
          </table:table-cell>
          <table:table-cell office:value-type="string">
            <text:p>co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382">
            <text:p>1382</text:p>
          </table:table-cell>
          <table:table-cell table:formula="of:=[.F1383]*24*60" office:value-type="float" office:value="154">
            <text:p>154</text:p>
          </table:table-cell>
          <table:table-cell/>
          <table:table-cell table:formula="of:=SUM([.J$2:.J1383])/[.I1383]" office:value-type="float" office:value="175.3502170767">
            <text:p>175.35021707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sdn</text:p>
          </table:table-cell>
          <table:table-cell office:value-type="string">
            <text:p>sl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383">
            <text:p>1383</text:p>
          </table:table-cell>
          <table:table-cell table:formula="of:=[.F1384]*24*60" office:value-type="float" office:value="148">
            <text:p>148</text:p>
          </table:table-cell>
          <table:table-cell/>
          <table:table-cell table:formula="of:=SUM([.J$2:.J1384])/[.I1384]" office:value-type="float" office:value="175.330441070137">
            <text:p>175.33044107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bos</text:p>
          </table:table-cell>
          <table:table-cell office:value-type="string">
            <text:p>ana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384">
            <text:p>1384</text:p>
          </table:table-cell>
          <table:table-cell table:formula="of:=[.F1385]*24*60" office:value-type="float" office:value="155">
            <text:p>155</text:p>
          </table:table-cell>
          <table:table-cell/>
          <table:table-cell table:formula="of:=SUM([.J$2:.J1385])/[.I1385]" office:value-type="float" office:value="175.315751445087">
            <text:p>175.31575144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385">
            <text:p>1385</text:p>
          </table:table-cell>
          <table:table-cell table:formula="of:=[.F1386]*24*60" office:value-type="float" office:value="147">
            <text:p>147</text:p>
          </table:table-cell>
          <table:table-cell/>
          <table:table-cell table:formula="of:=SUM([.J$2:.J1386])/[.I1386]" office:value-type="float" office:value="175.295306859206">
            <text:p>175.29530685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cle</text:p>
          </table:table-cell>
          <table:table-cell office:value-type="string">
            <text:p>sea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386">
            <text:p>1386</text:p>
          </table:table-cell>
          <table:table-cell table:formula="of:=[.F1387]*24*60" office:value-type="float" office:value="159">
            <text:p>159</text:p>
          </table:table-cell>
          <table:table-cell/>
          <table:table-cell table:formula="of:=SUM([.J$2:.J1387])/[.I1387]" office:value-type="float" office:value="175.28354978355">
            <text:p>175.28354978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det</text:p>
          </table:table-cell>
          <table:table-cell office:value-type="string">
            <text:p>bal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387">
            <text:p>1387</text:p>
          </table:table-cell>
          <table:table-cell table:formula="of:=[.F1388]*24*60" office:value-type="float" office:value="158">
            <text:p>158</text:p>
          </table:table-cell>
          <table:table-cell/>
          <table:table-cell table:formula="of:=SUM([.J$2:.J1388])/[.I1388]" office:value-type="float" office:value="175.271088680606">
            <text:p>175.27108868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388">
            <text:p>1388</text:p>
          </table:table-cell>
          <table:table-cell table:formula="of:=[.F1389]*24*60" office:value-type="float" office:value="179">
            <text:p>179</text:p>
          </table:table-cell>
          <table:table-cell/>
          <table:table-cell table:formula="of:=SUM([.J$2:.J1389])/[.I1389]" office:value-type="float" office:value="175.273775216138">
            <text:p>175.27377521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4:15</text:p>
          </table:table-cell>
          <table:table-cell table:number-columns-repeated="2"/>
          <table:table-cell office:value-type="float" office:value="1389">
            <text:p>1389</text:p>
          </table:table-cell>
          <table:table-cell table:formula="of:=[.F1390]*24*60" office:value-type="float" office:value="255">
            <text:p>255</text:p>
          </table:table-cell>
          <table:table-cell/>
          <table:table-cell table:formula="of:=SUM([.J$2:.J1390])/[.I1390]" office:value-type="float" office:value="175.33117350612">
            <text:p>175.33117350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mil</text:p>
          </table:table-cell>
          <table:table-cell office:value-type="string">
            <text:p>sfn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390">
            <text:p>1390</text:p>
          </table:table-cell>
          <table:table-cell table:formula="of:=[.F1391]*24*60" office:value-type="float" office:value="161">
            <text:p>161</text:p>
          </table:table-cell>
          <table:table-cell/>
          <table:table-cell table:formula="of:=SUM([.J$2:.J1391])/[.I1391]" office:value-type="float" office:value="175.320863309353">
            <text:p>175.32086330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nyn</text:p>
          </table:table-cell>
          <table:table-cell office:value-type="string">
            <text:p>ci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391">
            <text:p>1391</text:p>
          </table:table-cell>
          <table:table-cell table:formula="of:=[.F1392]*24*60" office:value-type="float" office:value="148">
            <text:p>148</text:p>
          </table:table-cell>
          <table:table-cell/>
          <table:table-cell table:formula="of:=SUM([.J$2:.J1392])/[.I1392]" office:value-type="float" office:value="175.301222142344">
            <text:p>175.30122214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oak</text:p>
          </table:table-cell>
          <table:table-cell office:value-type="string">
            <text:p>nya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392">
            <text:p>1392</text:p>
          </table:table-cell>
          <table:table-cell table:formula="of:=[.F1393]*24*60" office:value-type="float" office:value="167">
            <text:p>167</text:p>
          </table:table-cell>
          <table:table-cell/>
          <table:table-cell table:formula="of:=SUM([.J$2:.J1393])/[.I1393]" office:value-type="float" office:value="175.29525862069">
            <text:p>175.29525862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393">
            <text:p>1393</text:p>
          </table:table-cell>
          <table:table-cell table:formula="of:=[.F1394]*24*60" office:value-type="float" office:value="168">
            <text:p>168</text:p>
          </table:table-cell>
          <table:table-cell/>
          <table:table-cell table:formula="of:=SUM([.J$2:.J1394])/[.I1394]" office:value-type="float" office:value="175.290021536253">
            <text:p>175.290021536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pit</text:p>
          </table:table-cell>
          <table:table-cell office:value-type="string">
            <text:p>col</text:p>
          </table:table-cell>
          <table:table-cell office:value-type="string">
            <text:p>2:11</text:p>
          </table:table-cell>
          <table:table-cell office:value-type="string">
            <text:p>(:09</text:p>
          </table:table-cell>
          <table:table-cell office:value-type="string">
            <text:p>delay)</text:p>
          </table:table-cell>
          <table:table-cell office:value-type="float" office:value="1394">
            <text:p>1394</text:p>
          </table:table-cell>
          <table:table-cell table:formula="of:=[.F1395]*24*60" office:value-type="float" office:value="131">
            <text:p>131</text:p>
          </table:table-cell>
          <table:table-cell/>
          <table:table-cell table:formula="of:=SUM([.J$2:.J1395])/[.I1395]" office:value-type="float" office:value="175.25824964132">
            <text:p>175.25824964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sdn</text:p>
          </table:table-cell>
          <table:table-cell office:value-type="string">
            <text:p>sln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395">
            <text:p>1395</text:p>
          </table:table-cell>
          <table:table-cell table:formula="of:=[.F1396]*24*60" office:value-type="float" office:value="201">
            <text:p>201</text:p>
          </table:table-cell>
          <table:table-cell/>
          <table:table-cell table:formula="of:=SUM([.J$2:.J1396])/[.I1396]" office:value-type="float" office:value="175.276702508961">
            <text:p>175.2767025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tex</text:p>
          </table:table-cell>
          <table:table-cell office:value-type="string">
            <text:p>mi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396">
            <text:p>1396</text:p>
          </table:table-cell>
          <table:table-cell table:formula="of:=[.F1397]*24*60" office:value-type="float" office:value="154">
            <text:p>154</text:p>
          </table:table-cell>
          <table:table-cell/>
          <table:table-cell table:formula="of:=SUM([.J$2:.J1397])/[.I1397]" office:value-type="float" office:value="175.261461318052">
            <text:p>175.26146131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tor</text:p>
          </table:table-cell>
          <table:table-cell office:value-type="string">
            <text:p>tba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397">
            <text:p>1397</text:p>
          </table:table-cell>
          <table:table-cell table:formula="of:=[.F1398]*24*60" office:value-type="float" office:value="147">
            <text:p>147</text:p>
          </table:table-cell>
          <table:table-cell/>
          <table:table-cell table:formula="of:=SUM([.J$2:.J1398])/[.I1398]" office:value-type="float" office:value="175.241231209735">
            <text:p>175.24123120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398">
            <text:p>1398</text:p>
          </table:table-cell>
          <table:table-cell table:formula="of:=[.F1399]*24*60" office:value-type="float" office:value="152">
            <text:p>152</text:p>
          </table:table-cell>
          <table:table-cell/>
          <table:table-cell table:formula="of:=SUM([.J$2:.J1399])/[.I1399]" office:value-type="float" office:value="175.22460658083">
            <text:p>175.22460658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bos</text:p>
          </table:table-cell>
          <table:table-cell office:value-type="string">
            <text:p>ana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399">
            <text:p>1399</text:p>
          </table:table-cell>
          <table:table-cell table:formula="of:=[.F1400]*24*60" office:value-type="float" office:value="169">
            <text:p>169</text:p>
          </table:table-cell>
          <table:table-cell/>
          <table:table-cell table:formula="of:=SUM([.J$2:.J1400])/[.I1400]" office:value-type="float" office:value="175.220157255182">
            <text:p>175.22015725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1400">
            <text:p>1400</text:p>
          </table:table-cell>
          <table:table-cell table:formula="of:=[.F1401]*24*60" office:value-type="float" office:value="144">
            <text:p>144</text:p>
          </table:table-cell>
          <table:table-cell/>
          <table:table-cell table:formula="of:=SUM([.J$2:.J1401])/[.I1401]" office:value-type="float" office:value="175.197857142857">
            <text:p>175.1978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cle</text:p>
          </table:table-cell>
          <table:table-cell office:value-type="string">
            <text:p>sea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401">
            <text:p>1401</text:p>
          </table:table-cell>
          <table:table-cell table:formula="of:=[.F1402]*24*60" office:value-type="float" office:value="184">
            <text:p>184</text:p>
          </table:table-cell>
          <table:table-cell/>
          <table:table-cell table:formula="of:=SUM([.J$2:.J1402])/[.I1402]" office:value-type="float" office:value="175.204139900071">
            <text:p>175.20413990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det</text:p>
          </table:table-cell>
          <table:table-cell office:value-type="string">
            <text:p>bal</text:p>
          </table:table-cell>
          <table:table-cell office:value-type="string">
            <text:p>3:48</text:p>
          </table:table-cell>
          <table:table-cell table:number-columns-repeated="2"/>
          <table:table-cell office:value-type="float" office:value="1402">
            <text:p>1402</text:p>
          </table:table-cell>
          <table:table-cell table:formula="of:=[.F1403]*24*60" office:value-type="float" office:value="228">
            <text:p>228</text:p>
          </table:table-cell>
          <table:table-cell/>
          <table:table-cell table:formula="of:=SUM([.J$2:.J1403])/[.I1403]" office:value-type="float" office:value="175.24179743224">
            <text:p>175.24179743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403">
            <text:p>1403</text:p>
          </table:table-cell>
          <table:table-cell table:formula="of:=[.F1404]*24*60" office:value-type="float" office:value="171">
            <text:p>171</text:p>
          </table:table-cell>
          <table:table-cell/>
          <table:table-cell table:formula="of:=SUM([.J$2:.J1404])/[.I1404]" office:value-type="float" office:value="175.238774055595">
            <text:p>175.23877405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404">
            <text:p>1404</text:p>
          </table:table-cell>
          <table:table-cell table:formula="of:=[.F1405]*24*60" office:value-type="float" office:value="168">
            <text:p>168</text:p>
          </table:table-cell>
          <table:table-cell/>
          <table:table-cell table:formula="of:=SUM([.J$2:.J1405])/[.I1405]" office:value-type="float" office:value="175.233618233618">
            <text:p>175.23361823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mil</text:p>
          </table:table-cell>
          <table:table-cell office:value-type="string">
            <text:p>sf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405">
            <text:p>1405</text:p>
          </table:table-cell>
          <table:table-cell table:formula="of:=[.F1406]*24*60" office:value-type="float" office:value="184">
            <text:p>184</text:p>
          </table:table-cell>
          <table:table-cell/>
          <table:table-cell table:formula="of:=SUM([.J$2:.J1406])/[.I1406]" office:value-type="float" office:value="175.239857651246">
            <text:p>175.23985765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nyn</text:p>
          </table:table-cell>
          <table:table-cell office:value-type="string">
            <text:p>c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406">
            <text:p>1406</text:p>
          </table:table-cell>
          <table:table-cell table:formula="of:=[.F1407]*24*60" office:value-type="float" office:value="170">
            <text:p>170</text:p>
          </table:table-cell>
          <table:table-cell/>
          <table:table-cell table:formula="of:=SUM([.J$2:.J1407])/[.I1407]" office:value-type="float" office:value="175.23613086771">
            <text:p>175.23613086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oak</text:p>
          </table:table-cell>
          <table:table-cell office:value-type="string">
            <text:p>nya</text:p>
          </table:table-cell>
          <table:table-cell office:value-type="string">
            <text:p>4:45</text:p>
          </table:table-cell>
          <table:table-cell table:number-columns-repeated="2"/>
          <table:table-cell office:value-type="float" office:value="1407">
            <text:p>1407</text:p>
          </table:table-cell>
          <table:table-cell table:formula="of:=[.F1408]*24*60" office:value-type="float" office:value="285">
            <text:p>285</text:p>
          </table:table-cell>
          <table:table-cell/>
          <table:table-cell table:formula="of:=SUM([.J$2:.J1408])/[.I1408]" office:value-type="float" office:value="175.314143567875">
            <text:p>175.31414356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408">
            <text:p>1408</text:p>
          </table:table-cell>
          <table:table-cell table:formula="of:=[.F1409]*24*60" office:value-type="float" office:value="190">
            <text:p>190</text:p>
          </table:table-cell>
          <table:table-cell/>
          <table:table-cell table:formula="of:=SUM([.J$2:.J1409])/[.I1409]" office:value-type="float" office:value="175.324573863636">
            <text:p>175.324573863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pit</text:p>
          </table:table-cell>
          <table:table-cell office:value-type="string">
            <text:p>co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409">
            <text:p>1409</text:p>
          </table:table-cell>
          <table:table-cell table:formula="of:=[.F1410]*24*60" office:value-type="float" office:value="163">
            <text:p>163</text:p>
          </table:table-cell>
          <table:table-cell/>
          <table:table-cell table:formula="of:=SUM([.J$2:.J1410])/[.I1410]" office:value-type="float" office:value="175.315826827537">
            <text:p>175.31582682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sdn</text:p>
          </table:table-cell>
          <table:table-cell office:value-type="string">
            <text:p>sl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410">
            <text:p>1410</text:p>
          </table:table-cell>
          <table:table-cell table:formula="of:=[.F1411]*24*60" office:value-type="float" office:value="177">
            <text:p>177</text:p>
          </table:table-cell>
          <table:table-cell/>
          <table:table-cell table:formula="of:=SUM([.J$2:.J1411])/[.I1411]" office:value-type="float" office:value="175.317021276596">
            <text:p>175.31702127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tex</text:p>
          </table:table-cell>
          <table:table-cell office:value-type="string">
            <text:p>mi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411">
            <text:p>1411</text:p>
          </table:table-cell>
          <table:table-cell table:formula="of:=[.F1412]*24*60" office:value-type="float" office:value="154">
            <text:p>154</text:p>
          </table:table-cell>
          <table:table-cell/>
          <table:table-cell table:formula="of:=SUM([.J$2:.J1412])/[.I1412]" office:value-type="float" office:value="175.301913536499">
            <text:p>175.30191353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tor</text:p>
          </table:table-cell>
          <table:table-cell office:value-type="string">
            <text:p>tb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412">
            <text:p>1412</text:p>
          </table:table-cell>
          <table:table-cell table:formula="of:=[.F1413]*24*60" office:value-type="float" office:value="177">
            <text:p>177</text:p>
          </table:table-cell>
          <table:table-cell/>
          <table:table-cell table:formula="of:=SUM([.J$2:.J1413])/[.I1413]" office:value-type="float" office:value="175.303116147309">
            <text:p>175.30311614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413">
            <text:p>1413</text:p>
          </table:table-cell>
          <table:table-cell table:formula="of:=[.F1414]*24*60" office:value-type="float" office:value="166">
            <text:p>166</text:p>
          </table:table-cell>
          <table:table-cell/>
          <table:table-cell table:formula="of:=SUM([.J$2:.J1414])/[.I1414]" office:value-type="float" office:value="175.296532200991">
            <text:p>175.2965322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bos</text:p>
          </table:table-cell>
          <table:table-cell office:value-type="string">
            <text:p>ana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414">
            <text:p>1414</text:p>
          </table:table-cell>
          <table:table-cell table:formula="of:=[.F1415]*24*60" office:value-type="float" office:value="163">
            <text:p>163</text:p>
          </table:table-cell>
          <table:table-cell/>
          <table:table-cell table:formula="of:=SUM([.J$2:.J1415])/[.I1415]" office:value-type="float" office:value="175.28783592645">
            <text:p>175.28783592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415">
            <text:p>1415</text:p>
          </table:table-cell>
          <table:table-cell table:formula="of:=[.F1416]*24*60" office:value-type="float" office:value="148">
            <text:p>148</text:p>
          </table:table-cell>
          <table:table-cell/>
          <table:table-cell table:formula="of:=SUM([.J$2:.J1416])/[.I1416]" office:value-type="float" office:value="175.268551236749">
            <text:p>175.2685512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cle</text:p>
          </table:table-cell>
          <table:table-cell office:value-type="string">
            <text:p>sea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416">
            <text:p>1416</text:p>
          </table:table-cell>
          <table:table-cell table:formula="of:=[.F1417]*24*60" office:value-type="float" office:value="157">
            <text:p>157</text:p>
          </table:table-cell>
          <table:table-cell/>
          <table:table-cell table:formula="of:=SUM([.J$2:.J1417])/[.I1417]" office:value-type="float" office:value="175.255649717514">
            <text:p>175.25564971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det</text:p>
          </table:table-cell>
          <table:table-cell office:value-type="string">
            <text:p>bal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417">
            <text:p>1417</text:p>
          </table:table-cell>
          <table:table-cell table:formula="of:=[.F1418]*24*60" office:value-type="float" office:value="157">
            <text:p>157</text:p>
          </table:table-cell>
          <table:table-cell/>
          <table:table-cell table:formula="of:=SUM([.J$2:.J1418])/[.I1418]" office:value-type="float" office:value="175.242766407904">
            <text:p>175.24276640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418">
            <text:p>1418</text:p>
          </table:table-cell>
          <table:table-cell table:formula="of:=[.F1419]*24*60" office:value-type="float" office:value="189">
            <text:p>189</text:p>
          </table:table-cell>
          <table:table-cell/>
          <table:table-cell table:formula="of:=SUM([.J$2:.J1419])/[.I1419]" office:value-type="float" office:value="175.252468265162">
            <text:p>175.25246826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419">
            <text:p>1419</text:p>
          </table:table-cell>
          <table:table-cell table:formula="of:=[.F1420]*24*60" office:value-type="float" office:value="189">
            <text:p>189</text:p>
          </table:table-cell>
          <table:table-cell/>
          <table:table-cell table:formula="of:=SUM([.J$2:.J1420])/[.I1420]" office:value-type="float" office:value="175.262156448203">
            <text:p>175.26215644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office:value-type="string">
            <text:p>sf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420">
            <text:p>1420</text:p>
          </table:table-cell>
          <table:table-cell table:formula="of:=[.F1421]*24*60" office:value-type="float" office:value="177">
            <text:p>177</text:p>
          </table:table-cell>
          <table:table-cell/>
          <table:table-cell table:formula="of:=SUM([.J$2:.J1421])/[.I1421]" office:value-type="float" office:value="175.26338028169">
            <text:p>175.26338028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nyn</text:p>
          </table:table-cell>
          <table:table-cell office:value-type="string">
            <text:p>cin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421">
            <text:p>1421</text:p>
          </table:table-cell>
          <table:table-cell table:formula="of:=[.F1422]*24*60" office:value-type="float" office:value="205">
            <text:p>205</text:p>
          </table:table-cell>
          <table:table-cell/>
          <table:table-cell table:formula="of:=SUM([.J$2:.J1422])/[.I1422]" office:value-type="float" office:value="175.284306826179">
            <text:p>175.28430682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oak</text:p>
          </table:table-cell>
          <table:table-cell office:value-type="string">
            <text:p>nya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422">
            <text:p>1422</text:p>
          </table:table-cell>
          <table:table-cell table:formula="of:=[.F1423]*24*60" office:value-type="float" office:value="146">
            <text:p>146</text:p>
          </table:table-cell>
          <table:table-cell/>
          <table:table-cell table:formula="of:=SUM([.J$2:.J1423])/[.I1423]" office:value-type="float" office:value="175.263713080169">
            <text:p>175.26371308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423">
            <text:p>1423</text:p>
          </table:table-cell>
          <table:table-cell table:formula="of:=[.F1424]*24*60" office:value-type="float" office:value="178">
            <text:p>178</text:p>
          </table:table-cell>
          <table:table-cell/>
          <table:table-cell table:formula="of:=SUM([.J$2:.J1424])/[.I1424]" office:value-type="float" office:value="175.265635980323">
            <text:p>175.265635980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pit</text:p>
          </table:table-cell>
          <table:table-cell office:value-type="string">
            <text:p>col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1424">
            <text:p>1424</text:p>
          </table:table-cell>
          <table:table-cell table:formula="of:=[.F1425]*24*60" office:value-type="float" office:value="143">
            <text:p>143</text:p>
          </table:table-cell>
          <table:table-cell/>
          <table:table-cell table:formula="of:=SUM([.J$2:.J1425])/[.I1425]" office:value-type="float" office:value="175.24297752809">
            <text:p>175.24297752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sdn</text:p>
          </table:table-cell>
          <table:table-cell office:value-type="string">
            <text:p>sln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425">
            <text:p>1425</text:p>
          </table:table-cell>
          <table:table-cell table:formula="of:=[.F1426]*24*60" office:value-type="float" office:value="191">
            <text:p>191</text:p>
          </table:table-cell>
          <table:table-cell/>
          <table:table-cell table:formula="of:=SUM([.J$2:.J1426])/[.I1426]" office:value-type="float" office:value="175.254035087719">
            <text:p>175.25403508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tex</text:p>
          </table:table-cell>
          <table:table-cell office:value-type="string">
            <text:p>mi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426">
            <text:p>1426</text:p>
          </table:table-cell>
          <table:table-cell table:formula="of:=[.F1427]*24*60" office:value-type="float" office:value="145">
            <text:p>145</text:p>
          </table:table-cell>
          <table:table-cell/>
          <table:table-cell table:formula="of:=SUM([.J$2:.J1427])/[.I1427]" office:value-type="float" office:value="175.232819074334">
            <text:p>175.23281907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tor</text:p>
          </table:table-cell>
          <table:table-cell office:value-type="string">
            <text:p>tba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427">
            <text:p>1427</text:p>
          </table:table-cell>
          <table:table-cell table:formula="of:=[.F1428]*24*60" office:value-type="float" office:value="200">
            <text:p>200</text:p>
          </table:table-cell>
          <table:table-cell/>
          <table:table-cell table:formula="of:=SUM([.J$2:.J1428])/[.I1428]" office:value-type="float" office:value="175.250175192712">
            <text:p>175.25017519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428">
            <text:p>1428</text:p>
          </table:table-cell>
          <table:table-cell table:formula="of:=[.F1429]*24*60" office:value-type="float" office:value="205">
            <text:p>205</text:p>
          </table:table-cell>
          <table:table-cell/>
          <table:table-cell table:formula="of:=SUM([.J$2:.J1429])/[.I1429]" office:value-type="float" office:value="175.271008403361">
            <text:p>175.27100840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1429">
            <text:p>1429</text:p>
          </table:table-cell>
          <table:table-cell table:formula="of:=[.F1430]*24*60" office:value-type="float" office:value="144">
            <text:p>144</text:p>
          </table:table-cell>
          <table:table-cell/>
          <table:table-cell table:formula="of:=SUM([.J$2:.J1430])/[.I1430]" office:value-type="float" office:value="175.249125262421">
            <text:p>175.24912526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bos</text:p>
          </table:table-cell>
          <table:table-cell office:value-type="string">
            <text:p>se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430">
            <text:p>1430</text:p>
          </table:table-cell>
          <table:table-cell table:formula="of:=[.F1431]*24*60" office:value-type="float" office:value="177">
            <text:p>177</text:p>
          </table:table-cell>
          <table:table-cell/>
          <table:table-cell table:formula="of:=SUM([.J$2:.J1431])/[.I1431]" office:value-type="float" office:value="175.25034965035">
            <text:p>175.25034965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chn</text:p>
          </table:table-cell>
          <table:table-cell office:value-type="string">
            <text:p>ari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1431">
            <text:p>1431</text:p>
          </table:table-cell>
          <table:table-cell table:formula="of:=[.F1432]*24*60" office:value-type="float" office:value="138">
            <text:p>138</text:p>
          </table:table-cell>
          <table:table-cell/>
          <table:table-cell table:formula="of:=SUM([.J$2:.J1432])/[.I1432]" office:value-type="float" office:value="175.224318658281">
            <text:p>175.22431865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cle</text:p>
          </table:table-cell>
          <table:table-cell office:value-type="string">
            <text:p>ana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432">
            <text:p>1432</text:p>
          </table:table-cell>
          <table:table-cell table:formula="of:=[.F1433]*24*60" office:value-type="float" office:value="159">
            <text:p>159</text:p>
          </table:table-cell>
          <table:table-cell/>
          <table:table-cell table:formula="of:=SUM([.J$2:.J1433])/[.I1433]" office:value-type="float" office:value="175.212988826816">
            <text:p>175.21298882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1433">
            <text:p>1433</text:p>
          </table:table-cell>
          <table:table-cell table:formula="of:=[.F1434]*24*60" office:value-type="float" office:value="204">
            <text:p>204</text:p>
          </table:table-cell>
          <table:table-cell/>
          <table:table-cell table:formula="of:=SUM([.J$2:.J1434])/[.I1434]" office:value-type="float" office:value="175.233077459874">
            <text:p>175.23307745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3:40</text:p>
          </table:table-cell>
          <table:table-cell table:number-columns-repeated="2"/>
          <table:table-cell office:value-type="float" office:value="1434">
            <text:p>1434</text:p>
          </table:table-cell>
          <table:table-cell table:formula="of:=[.F1435]*24*60" office:value-type="float" office:value="220">
            <text:p>220</text:p>
          </table:table-cell>
          <table:table-cell/>
          <table:table-cell table:formula="of:=SUM([.J$2:.J1435])/[.I1435]" office:value-type="float" office:value="175.26429567643">
            <text:p>175.26429567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min</text:p>
          </table:table-cell>
          <table:table-cell office:value-type="string">
            <text:p>nya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435">
            <text:p>1435</text:p>
          </table:table-cell>
          <table:table-cell table:formula="of:=[.F1436]*24*60" office:value-type="float" office:value="189">
            <text:p>189</text:p>
          </table:table-cell>
          <table:table-cell/>
          <table:table-cell table:formula="of:=SUM([.J$2:.J1436])/[.I1436]" office:value-type="float" office:value="175.273867595819">
            <text:p>175.27386759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oak</text:p>
          </table:table-cell>
          <table:table-cell office:value-type="string">
            <text:p>tb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436">
            <text:p>1436</text:p>
          </table:table-cell>
          <table:table-cell table:formula="of:=[.F1437]*24*60" office:value-type="float" office:value="168">
            <text:p>168</text:p>
          </table:table-cell>
          <table:table-cell/>
          <table:table-cell table:formula="of:=SUM([.J$2:.J1437])/[.I1437]" office:value-type="float" office:value="175.268802228412">
            <text:p>175.26880222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string">
            <text:p>3:42</text:p>
          </table:table-cell>
          <table:table-cell table:number-columns-repeated="2"/>
          <table:table-cell office:value-type="float" office:value="1437">
            <text:p>1437</text:p>
          </table:table-cell>
          <table:table-cell table:formula="of:=[.F1438]*24*60" office:value-type="float" office:value="222">
            <text:p>222</text:p>
          </table:table-cell>
          <table:table-cell/>
          <table:table-cell table:formula="of:=SUM([.J$2:.J1438])/[.I1438]" office:value-type="float" office:value="175.301322199026">
            <text:p>175.3013221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sdn</text:p>
          </table:table-cell>
          <table:table-cell office:value-type="string">
            <text:p>ci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438">
            <text:p>1438</text:p>
          </table:table-cell>
          <table:table-cell table:formula="of:=[.F1439]*24*60" office:value-type="float" office:value="187">
            <text:p>187</text:p>
          </table:table-cell>
          <table:table-cell/>
          <table:table-cell table:formula="of:=SUM([.J$2:.J1439])/[.I1439]" office:value-type="float" office:value="175.309457579972">
            <text:p>175.309457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tex</text:p>
          </table:table-cell>
          <table:table-cell office:value-type="string">
            <text:p>cha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439">
            <text:p>1439</text:p>
          </table:table-cell>
          <table:table-cell table:formula="of:=[.F1440]*24*60" office:value-type="float" office:value="157">
            <text:p>157</text:p>
          </table:table-cell>
          <table:table-cell/>
          <table:table-cell table:formula="of:=SUM([.J$2:.J1440])/[.I1440]" office:value-type="float" office:value="175.296733842946">
            <text:p>175.2967338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440">
            <text:p>1440</text:p>
          </table:table-cell>
          <table:table-cell table:formula="of:=[.F1441]*24*60" office:value-type="float" office:value="161">
            <text:p>161</text:p>
          </table:table-cell>
          <table:table-cell/>
          <table:table-cell table:formula="of:=SUM([.J$2:.J1441])/[.I1441]" office:value-type="float" office:value="175.286805555556">
            <text:p>175.28680555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1441">
            <text:p>1441</text:p>
          </table:table-cell>
          <table:table-cell table:formula="of:=[.F1442]*24*60" office:value-type="float" office:value="153">
            <text:p>153</text:p>
          </table:table-cell>
          <table:table-cell/>
          <table:table-cell table:formula="of:=SUM([.J$2:.J1442])/[.I1442]" office:value-type="float" office:value="175.271339347675">
            <text:p>175.27133934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bos</text:p>
          </table:table-cell>
          <table:table-cell office:value-type="string">
            <text:p>se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442">
            <text:p>1442</text:p>
          </table:table-cell>
          <table:table-cell table:formula="of:=[.F1443]*24*60" office:value-type="float" office:value="168">
            <text:p>168</text:p>
          </table:table-cell>
          <table:table-cell/>
          <table:table-cell table:formula="of:=SUM([.J$2:.J1443])/[.I1443]" office:value-type="float" office:value="175.266296809986">
            <text:p>175.266296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chn</text:p>
          </table:table-cell>
          <table:table-cell office:value-type="string">
            <text:p>ari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443">
            <text:p>1443</text:p>
          </table:table-cell>
          <table:table-cell table:formula="of:=[.F1444]*24*60" office:value-type="float" office:value="185">
            <text:p>185</text:p>
          </table:table-cell>
          <table:table-cell/>
          <table:table-cell table:formula="of:=SUM([.J$2:.J1444])/[.I1444]" office:value-type="float" office:value="175.273042273042">
            <text:p>175.2730422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cle</text:p>
          </table:table-cell>
          <table:table-cell office:value-type="string">
            <text:p>an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444">
            <text:p>1444</text:p>
          </table:table-cell>
          <table:table-cell table:formula="of:=[.F1445]*24*60" office:value-type="float" office:value="185">
            <text:p>185</text:p>
          </table:table-cell>
          <table:table-cell/>
          <table:table-cell table:formula="of:=SUM([.J$2:.J1445])/[.I1445]" office:value-type="float" office:value="175.279778393352">
            <text:p>175.27977839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3:07</text:p>
          </table:table-cell>
          <table:table-cell office:value-type="string">
            <text:p>(2:20</text:p>
          </table:table-cell>
          <table:table-cell office:value-type="string">
            <text:p>delay)</text:p>
          </table:table-cell>
          <table:table-cell office:value-type="float" office:value="1445">
            <text:p>1445</text:p>
          </table:table-cell>
          <table:table-cell table:formula="of:=[.F1446]*24*60" office:value-type="float" office:value="187">
            <text:p>187</text:p>
          </table:table-cell>
          <table:table-cell/>
          <table:table-cell table:formula="of:=SUM([.J$2:.J1446])/[.I1446]" office:value-type="float" office:value="175.287889273356">
            <text:p>175.28788927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446">
            <text:p>1446</text:p>
          </table:table-cell>
          <table:table-cell table:formula="of:=[.F1447]*24*60" office:value-type="float" office:value="154">
            <text:p>154</text:p>
          </table:table-cell>
          <table:table-cell/>
          <table:table-cell table:formula="of:=SUM([.J$2:.J1447])/[.I1447]" office:value-type="float" office:value="175.27316735823">
            <text:p>175.27316735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1447">
            <text:p>1447</text:p>
          </table:table-cell>
          <table:table-cell table:formula="of:=[.F1448]*24*60" office:value-type="float" office:value="142">
            <text:p>142</text:p>
          </table:table-cell>
          <table:table-cell/>
          <table:table-cell table:formula="of:=SUM([.J$2:.J1448])/[.I1448]" office:value-type="float" office:value="175.250172771251">
            <text:p>175.25017277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min</text:p>
          </table:table-cell>
          <table:table-cell office:value-type="string">
            <text:p>nya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448">
            <text:p>1448</text:p>
          </table:table-cell>
          <table:table-cell table:formula="of:=[.F1449]*24*60" office:value-type="float" office:value="180">
            <text:p>180</text:p>
          </table:table-cell>
          <table:table-cell/>
          <table:table-cell table:formula="of:=SUM([.J$2:.J1449])/[.I1449]" office:value-type="float" office:value="175.253453038674">
            <text:p>175.25345303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oak</text:p>
          </table:table-cell>
          <table:table-cell office:value-type="string">
            <text:p>tb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449">
            <text:p>1449</text:p>
          </table:table-cell>
          <table:table-cell table:formula="of:=[.F1450]*24*60" office:value-type="float" office:value="177">
            <text:p>177</text:p>
          </table:table-cell>
          <table:table-cell/>
          <table:table-cell table:formula="of:=SUM([.J$2:.J1450])/[.I1450]" office:value-type="float" office:value="175.254658385093">
            <text:p>175.25465838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450">
            <text:p>1450</text:p>
          </table:table-cell>
          <table:table-cell table:formula="of:=[.F1451]*24*60" office:value-type="float" office:value="193">
            <text:p>193</text:p>
          </table:table-cell>
          <table:table-cell/>
          <table:table-cell table:formula="of:=SUM([.J$2:.J1451])/[.I1451]" office:value-type="float" office:value="175.266896551724">
            <text:p>175.26689655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451">
            <text:p>1451</text:p>
          </table:table-cell>
          <table:table-cell table:formula="of:=[.F1452]*24*60" office:value-type="float" office:value="151">
            <text:p>151</text:p>
          </table:table-cell>
          <table:table-cell/>
          <table:table-cell table:formula="of:=SUM([.J$2:.J1452])/[.I1452]" office:value-type="float" office:value="175.250172294969">
            <text:p>175.2501722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sdn</text:p>
          </table:table-cell>
          <table:table-cell office:value-type="string">
            <text:p>cin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1452">
            <text:p>1452</text:p>
          </table:table-cell>
          <table:table-cell table:formula="of:=[.F1453]*24*60" office:value-type="float" office:value="211">
            <text:p>211</text:p>
          </table:table-cell>
          <table:table-cell/>
          <table:table-cell table:formula="of:=SUM([.J$2:.J1453])/[.I1453]" office:value-type="float" office:value="175.27479338843">
            <text:p>175.27479338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tex</text:p>
          </table:table-cell>
          <table:table-cell office:value-type="string">
            <text:p>ch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453">
            <text:p>1453</text:p>
          </table:table-cell>
          <table:table-cell table:formula="of:=[.F1454]*24*60" office:value-type="float" office:value="148">
            <text:p>148</text:p>
          </table:table-cell>
          <table:table-cell/>
          <table:table-cell table:formula="of:=SUM([.J$2:.J1454])/[.I1454]" office:value-type="float" office:value="175.2560220234">
            <text:p>175.25602202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454">
            <text:p>1454</text:p>
          </table:table-cell>
          <table:table-cell table:formula="of:=[.F1455]*24*60" office:value-type="float" office:value="193">
            <text:p>193</text:p>
          </table:table-cell>
          <table:table-cell/>
          <table:table-cell table:formula="of:=SUM([.J$2:.J1455])/[.I1455]" office:value-type="float" office:value="175.268225584594">
            <text:p>175.26822558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was</text:p>
          </table:table-cell>
          <table:table-cell office:value-type="string">
            <text:p>sf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455">
            <text:p>1455</text:p>
          </table:table-cell>
          <table:table-cell table:formula="of:=[.F1456]*24*60" office:value-type="float" office:value="157">
            <text:p>157</text:p>
          </table:table-cell>
          <table:table-cell/>
          <table:table-cell table:formula="of:=SUM([.J$2:.J1456])/[.I1456]" office:value-type="float" office:value="175.255670103093">
            <text:p>175.25567010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456">
            <text:p>1456</text:p>
          </table:table-cell>
          <table:table-cell table:formula="of:=[.F1457]*24*60" office:value-type="float" office:value="172">
            <text:p>172</text:p>
          </table:table-cell>
          <table:table-cell/>
          <table:table-cell table:formula="of:=SUM([.J$2:.J1457])/[.I1457]" office:value-type="float" office:value="175.253434065934">
            <text:p>175.25343406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bos</text:p>
          </table:table-cell>
          <table:table-cell office:value-type="string">
            <text:p>sea</text:p>
          </table:table-cell>
          <table:table-cell office:value-type="string">
            <text:p>4:01</text:p>
          </table:table-cell>
          <table:table-cell table:number-columns-repeated="2"/>
          <table:table-cell office:value-type="float" office:value="1457">
            <text:p>1457</text:p>
          </table:table-cell>
          <table:table-cell table:formula="of:=[.F1458]*24*60" office:value-type="float" office:value="241">
            <text:p>241</text:p>
          </table:table-cell>
          <table:table-cell/>
          <table:table-cell table:formula="of:=SUM([.J$2:.J1458])/[.I1458]" office:value-type="float" office:value="175.298558682224">
            <text:p>175.29855868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chn</text:p>
          </table:table-cell>
          <table:table-cell office:value-type="string">
            <text:p>ari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458">
            <text:p>1458</text:p>
          </table:table-cell>
          <table:table-cell table:formula="of:=[.F1459]*24*60" office:value-type="float" office:value="201">
            <text:p>201</text:p>
          </table:table-cell>
          <table:table-cell/>
          <table:table-cell table:formula="of:=SUM([.J$2:.J1459])/[.I1459]" office:value-type="float" office:value="175.316186556927">
            <text:p>175.31618655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cle</text:p>
          </table:table-cell>
          <table:table-cell office:value-type="string">
            <text:p>ana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459">
            <text:p>1459</text:p>
          </table:table-cell>
          <table:table-cell table:formula="of:=[.F1460]*24*60" office:value-type="float" office:value="193">
            <text:p>193</text:p>
          </table:table-cell>
          <table:table-cell/>
          <table:table-cell table:formula="of:=SUM([.J$2:.J1460])/[.I1460]" office:value-type="float" office:value="175.32830705963">
            <text:p>175.32830705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460">
            <text:p>1460</text:p>
          </table:table-cell>
          <table:table-cell table:formula="of:=[.F1461]*24*60" office:value-type="float" office:value="161">
            <text:p>161</text:p>
          </table:table-cell>
          <table:table-cell/>
          <table:table-cell table:formula="of:=SUM([.J$2:.J1461])/[.I1461]" office:value-type="float" office:value="175.318493150685">
            <text:p>175.31849315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461">
            <text:p>1461</text:p>
          </table:table-cell>
          <table:table-cell table:formula="of:=[.F1462]*24*60" office:value-type="float" office:value="177">
            <text:p>177</text:p>
          </table:table-cell>
          <table:table-cell/>
          <table:table-cell table:formula="of:=SUM([.J$2:.J1462])/[.I1462]" office:value-type="float" office:value="175.319644079398">
            <text:p>175.31964407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462">
            <text:p>1462</text:p>
          </table:table-cell>
          <table:table-cell table:formula="of:=[.F1463]*24*60" office:value-type="float" office:value="163">
            <text:p>163</text:p>
          </table:table-cell>
          <table:table-cell/>
          <table:table-cell table:formula="of:=SUM([.J$2:.J1463])/[.I1463]" office:value-type="float" office:value="175.31121751026">
            <text:p>175.31121751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min</text:p>
          </table:table-cell>
          <table:table-cell office:value-type="string">
            <text:p>ny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463">
            <text:p>1463</text:p>
          </table:table-cell>
          <table:table-cell table:formula="of:=[.F1464]*24*60" office:value-type="float" office:value="151">
            <text:p>151</text:p>
          </table:table-cell>
          <table:table-cell/>
          <table:table-cell table:formula="of:=SUM([.J$2:.J1464])/[.I1464]" office:value-type="float" office:value="175.294600136705">
            <text:p>175.29460013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oak</text:p>
          </table:table-cell>
          <table:table-cell office:value-type="string">
            <text:p>tb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464">
            <text:p>1464</text:p>
          </table:table-cell>
          <table:table-cell table:formula="of:=[.F1465]*24*60" office:value-type="float" office:value="156">
            <text:p>156</text:p>
          </table:table-cell>
          <table:table-cell/>
          <table:table-cell table:formula="of:=SUM([.J$2:.J1465])/[.I1465]" office:value-type="float" office:value="175.281420765027">
            <text:p>175.2814207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465">
            <text:p>1465</text:p>
          </table:table-cell>
          <table:table-cell table:formula="of:=[.F1466]*24*60" office:value-type="float" office:value="166">
            <text:p>166</text:p>
          </table:table-cell>
          <table:table-cell/>
          <table:table-cell table:formula="of:=SUM([.J$2:.J1466])/[.I1466]" office:value-type="float" office:value="175.275085324232">
            <text:p>175.27508532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1466">
            <text:p>1466</text:p>
          </table:table-cell>
          <table:table-cell table:formula="of:=[.F1467]*24*60" office:value-type="float" office:value="204">
            <text:p>204</text:p>
          </table:table-cell>
          <table:table-cell/>
          <table:table-cell table:formula="of:=SUM([.J$2:.J1467])/[.I1467]" office:value-type="float" office:value="175.294679399727">
            <text:p>175.29467939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sdn</text:p>
          </table:table-cell>
          <table:table-cell office:value-type="string">
            <text:p>ci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467">
            <text:p>1467</text:p>
          </table:table-cell>
          <table:table-cell table:formula="of:=[.F1468]*24*60" office:value-type="float" office:value="154">
            <text:p>154</text:p>
          </table:table-cell>
          <table:table-cell/>
          <table:table-cell table:formula="of:=SUM([.J$2:.J1468])/[.I1468]" office:value-type="float" office:value="175.280163599182">
            <text:p>175.28016359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tex</text:p>
          </table:table-cell>
          <table:table-cell office:value-type="string">
            <text:p>ch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468">
            <text:p>1468</text:p>
          </table:table-cell>
          <table:table-cell table:formula="of:=[.F1469]*24*60" office:value-type="float" office:value="185">
            <text:p>185</text:p>
          </table:table-cell>
          <table:table-cell/>
          <table:table-cell table:formula="of:=SUM([.J$2:.J1469])/[.I1469]" office:value-type="float" office:value="175.286784741144">
            <text:p>175.28678474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string">
            <text:p>3:03</text:p>
          </table:table-cell>
          <table:table-cell office:value-type="string">
            <text:p>(1:44</text:p>
          </table:table-cell>
          <table:table-cell office:value-type="string">
            <text:p>delay)</text:p>
          </table:table-cell>
          <table:table-cell office:value-type="float" office:value="1469">
            <text:p>1469</text:p>
          </table:table-cell>
          <table:table-cell table:formula="of:=[.F1470]*24*60" office:value-type="float" office:value="183">
            <text:p>183</text:p>
          </table:table-cell>
          <table:table-cell/>
          <table:table-cell table:formula="of:=SUM([.J$2:.J1470])/[.I1470]" office:value-type="float" office:value="175.29203539823">
            <text:p>175.29203539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was</text:p>
          </table:table-cell>
          <table:table-cell office:value-type="string">
            <text:p>sfn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470">
            <text:p>1470</text:p>
          </table:table-cell>
          <table:table-cell table:formula="of:=[.F1471]*24*60" office:value-type="float" office:value="167">
            <text:p>167</text:p>
          </table:table-cell>
          <table:table-cell/>
          <table:table-cell table:formula="of:=SUM([.J$2:.J1471])/[.I1471]" office:value-type="float" office:value="175.286394557823">
            <text:p>175.28639455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flo</text:p>
          </table:table-cell>
          <table:table-cell office:value-type="string">
            <text:p>ch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471">
            <text:p>1471</text:p>
          </table:table-cell>
          <table:table-cell table:formula="of:=[.F1472]*24*60" office:value-type="float" office:value="165">
            <text:p>165</text:p>
          </table:table-cell>
          <table:table-cell/>
          <table:table-cell table:formula="of:=SUM([.J$2:.J1472])/[.I1472]" office:value-type="float" office:value="175.279401767505">
            <text:p>175.27940176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1472">
            <text:p>1472</text:p>
          </table:table-cell>
          <table:table-cell table:formula="of:=[.F1473]*24*60" office:value-type="float" office:value="138">
            <text:p>138</text:p>
          </table:table-cell>
          <table:table-cell/>
          <table:table-cell table:formula="of:=SUM([.J$2:.J1473])/[.I1473]" office:value-type="float" office:value="175.254076086957">
            <text:p>175.2540760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sdn</text:p>
          </table:table-cell>
          <table:table-cell office:value-type="string">
            <text:p>pit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473">
            <text:p>1473</text:p>
          </table:table-cell>
          <table:table-cell table:formula="of:=[.F1474]*24*60" office:value-type="float" office:value="156">
            <text:p>156</text:p>
          </table:table-cell>
          <table:table-cell/>
          <table:table-cell table:formula="of:=SUM([.J$2:.J1474])/[.I1474]" office:value-type="float" office:value="175.241004752206">
            <text:p>175.24100475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tba</text:p>
          </table:table-cell>
          <table:table-cell office:value-type="string">
            <text:p>kca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474">
            <text:p>1474</text:p>
          </table:table-cell>
          <table:table-cell table:formula="of:=[.F1475]*24*60" office:value-type="float" office:value="165">
            <text:p>165</text:p>
          </table:table-cell>
          <table:table-cell/>
          <table:table-cell table:formula="of:=SUM([.J$2:.J1475])/[.I1475]" office:value-type="float" office:value="175.234056987788">
            <text:p>175.23405698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475">
            <text:p>1475</text:p>
          </table:table-cell>
          <table:table-cell table:formula="of:=[.F1476]*24*60" office:value-type="float" office:value="165">
            <text:p>165</text:p>
          </table:table-cell>
          <table:table-cell/>
          <table:table-cell table:formula="of:=SUM([.J$2:.J1476])/[.I1476]" office:value-type="float" office:value="175.227118644068">
            <text:p>175.22711864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was</text:p>
          </table:table-cell>
          <table:table-cell office:value-type="string">
            <text:p>sfn</text:p>
          </table:table-cell>
          <table:table-cell office:value-type="string">
            <text:p>2:00</text:p>
          </table:table-cell>
          <table:table-cell table:number-columns-repeated="2"/>
          <table:table-cell office:value-type="float" office:value="1476">
            <text:p>1476</text:p>
          </table:table-cell>
          <table:table-cell table:formula="of:=[.F1477]*24*60" office:value-type="float" office:value="120">
            <text:p>120</text:p>
          </table:table-cell>
          <table:table-cell/>
          <table:table-cell table:formula="of:=SUM([.J$2:.J1477])/[.I1477]" office:value-type="float" office:value="175.189701897019">
            <text:p>175.1897018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ana</text:p>
          </table:table-cell>
          <table:table-cell office:value-type="string">
            <text:p>ba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477">
            <text:p>1477</text:p>
          </table:table-cell>
          <table:table-cell table:formula="of:=[.F1478]*24*60" office:value-type="float" office:value="163">
            <text:p>163</text:p>
          </table:table-cell>
          <table:table-cell/>
          <table:table-cell table:formula="of:=SUM([.J$2:.J1478])/[.I1478]" office:value-type="float" office:value="175.181448882871">
            <text:p>175.18144888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478">
            <text:p>1478</text:p>
          </table:table-cell>
          <table:table-cell table:formula="of:=[.F1479]*24*60" office:value-type="float" office:value="171">
            <text:p>171</text:p>
          </table:table-cell>
          <table:table-cell/>
          <table:table-cell table:formula="of:=SUM([.J$2:.J1479])/[.I1479]" office:value-type="float" office:value="175.178619756428">
            <text:p>175.17861975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479">
            <text:p>1479</text:p>
          </table:table-cell>
          <table:table-cell table:formula="of:=[.F1480]*24*60" office:value-type="float" office:value="170">
            <text:p>170</text:p>
          </table:table-cell>
          <table:table-cell/>
          <table:table-cell table:formula="of:=SUM([.J$2:.J1480])/[.I1480]" office:value-type="float" office:value="175.175118323191">
            <text:p>175.17511832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480">
            <text:p>1480</text:p>
          </table:table-cell>
          <table:table-cell table:formula="of:=[.F1481]*24*60" office:value-type="float" office:value="172">
            <text:p>172</text:p>
          </table:table-cell>
          <table:table-cell/>
          <table:table-cell table:formula="of:=SUM([.J$2:.J1481])/[.I1481]" office:value-type="float" office:value="175.172972972973">
            <text:p>175.1729729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col</text:p>
          </table:table-cell>
          <table:table-cell office:value-type="string">
            <text:p>c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481">
            <text:p>1481</text:p>
          </table:table-cell>
          <table:table-cell table:formula="of:=[.F1482]*24*60" office:value-type="float" office:value="170">
            <text:p>170</text:p>
          </table:table-cell>
          <table:table-cell/>
          <table:table-cell table:formula="of:=SUM([.J$2:.J1482])/[.I1482]" office:value-type="float" office:value="175.169480081026">
            <text:p>175.1694800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flo</text:p>
          </table:table-cell>
          <table:table-cell office:value-type="string">
            <text:p>chn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482">
            <text:p>1482</text:p>
          </table:table-cell>
          <table:table-cell table:formula="of:=[.F1483]*24*60" office:value-type="float" office:value="191">
            <text:p>191</text:p>
          </table:table-cell>
          <table:table-cell/>
          <table:table-cell table:formula="of:=SUM([.J$2:.J1483])/[.I1483]" office:value-type="float" office:value="175.18016194332">
            <text:p>175.18016194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483">
            <text:p>1483</text:p>
          </table:table-cell>
          <table:table-cell table:formula="of:=[.F1484]*24*60" office:value-type="float" office:value="175">
            <text:p>175</text:p>
          </table:table-cell>
          <table:table-cell/>
          <table:table-cell table:formula="of:=SUM([.J$2:.J1484])/[.I1484]" office:value-type="float" office:value="175.18004045853">
            <text:p>175.18004045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484">
            <text:p>1484</text:p>
          </table:table-cell>
          <table:table-cell table:formula="of:=[.F1485]*24*60" office:value-type="float" office:value="157">
            <text:p>157</text:p>
          </table:table-cell>
          <table:table-cell/>
          <table:table-cell table:formula="of:=SUM([.J$2:.J1485])/[.I1485]" office:value-type="float" office:value="175.167789757412">
            <text:p>175.16778975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485">
            <text:p>1485</text:p>
          </table:table-cell>
          <table:table-cell table:formula="of:=[.F1486]*24*60" office:value-type="float" office:value="184">
            <text:p>184</text:p>
          </table:table-cell>
          <table:table-cell/>
          <table:table-cell table:formula="of:=SUM([.J$2:.J1486])/[.I1486]" office:value-type="float" office:value="175.173737373737">
            <text:p>175.17373737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sdn</text:p>
          </table:table-cell>
          <table:table-cell office:value-type="string">
            <text:p>pit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486">
            <text:p>1486</text:p>
          </table:table-cell>
          <table:table-cell table:formula="of:=[.F1487]*24*60" office:value-type="float" office:value="155">
            <text:p>155</text:p>
          </table:table-cell>
          <table:table-cell/>
          <table:table-cell table:formula="of:=SUM([.J$2:.J1487])/[.I1487]" office:value-type="float" office:value="175.160161507402">
            <text:p>175.160161507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sea</text:p>
          </table:table-cell>
          <table:table-cell office:value-type="string">
            <text:p>tor</text:p>
          </table:table-cell>
          <table:table-cell office:value-type="string">
            <text:p>3:32</text:p>
          </table:table-cell>
          <table:table-cell table:number-columns-repeated="2"/>
          <table:table-cell office:value-type="float" office:value="1487">
            <text:p>1487</text:p>
          </table:table-cell>
          <table:table-cell table:formula="of:=[.F1488]*24*60" office:value-type="float" office:value="212">
            <text:p>212</text:p>
          </table:table-cell>
          <table:table-cell/>
          <table:table-cell table:formula="of:=SUM([.J$2:.J1488])/[.I1488]" office:value-type="float" office:value="175.184936112979">
            <text:p>175.1849361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sln</text:p>
          </table:table-cell>
          <table:table-cell office:value-type="string">
            <text:p>ny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488">
            <text:p>1488</text:p>
          </table:table-cell>
          <table:table-cell table:formula="of:=[.F1489]*24*60" office:value-type="float" office:value="164">
            <text:p>164</text:p>
          </table:table-cell>
          <table:table-cell/>
          <table:table-cell table:formula="of:=SUM([.J$2:.J1489])/[.I1489]" office:value-type="float" office:value="175.177419354839">
            <text:p>175.17741935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tba</text:p>
          </table:table-cell>
          <table:table-cell office:value-type="string">
            <text:p>kca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489">
            <text:p>1489</text:p>
          </table:table-cell>
          <table:table-cell table:formula="of:=[.F1490]*24*60" office:value-type="float" office:value="209">
            <text:p>209</text:p>
          </table:table-cell>
          <table:table-cell/>
          <table:table-cell table:formula="of:=SUM([.J$2:.J1490])/[.I1490]" office:value-type="float" office:value="175.200134318334">
            <text:p>175.20013431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490">
            <text:p>1490</text:p>
          </table:table-cell>
          <table:table-cell table:formula="of:=[.F1491]*24*60" office:value-type="float" office:value="189">
            <text:p>189</text:p>
          </table:table-cell>
          <table:table-cell/>
          <table:table-cell table:formula="of:=SUM([.J$2:.J1491])/[.I1491]" office:value-type="float" office:value="175.209395973154">
            <text:p>175.20939597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was</text:p>
          </table:table-cell>
          <table:table-cell office:value-type="string">
            <text:p>lan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1491">
            <text:p>1491</text:p>
          </table:table-cell>
          <table:table-cell table:formula="of:=[.F1492]*24*60" office:value-type="float" office:value="136">
            <text:p>136</text:p>
          </table:table-cell>
          <table:table-cell/>
          <table:table-cell table:formula="of:=SUM([.J$2:.J1492])/[.I1492]" office:value-type="float" office:value="175.183098591549">
            <text:p>175.18309859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ana</text:p>
          </table:table-cell>
          <table:table-cell office:value-type="string">
            <text:p>ba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492">
            <text:p>1492</text:p>
          </table:table-cell>
          <table:table-cell table:formula="of:=[.F1493]*24*60" office:value-type="float" office:value="179">
            <text:p>179</text:p>
          </table:table-cell>
          <table:table-cell/>
          <table:table-cell table:formula="of:=SUM([.J$2:.J1493])/[.I1493]" office:value-type="float" office:value="175.185656836461">
            <text:p>175.18565683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493">
            <text:p>1493</text:p>
          </table:table-cell>
          <table:table-cell table:formula="of:=[.F1494]*24*60" office:value-type="float" office:value="172">
            <text:p>172</text:p>
          </table:table-cell>
          <table:table-cell/>
          <table:table-cell table:formula="of:=SUM([.J$2:.J1494])/[.I1494]" office:value-type="float" office:value="175.183523107837">
            <text:p>175.18352310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494">
            <text:p>1494</text:p>
          </table:table-cell>
          <table:table-cell table:formula="of:=[.F1495]*24*60" office:value-type="float" office:value="192">
            <text:p>192</text:p>
          </table:table-cell>
          <table:table-cell/>
          <table:table-cell table:formula="of:=SUM([.J$2:.J1495])/[.I1495]" office:value-type="float" office:value="175.194779116466">
            <text:p>175.19477911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495">
            <text:p>1495</text:p>
          </table:table-cell>
          <table:table-cell table:formula="of:=[.F1496]*24*60" office:value-type="float" office:value="185">
            <text:p>185</text:p>
          </table:table-cell>
          <table:table-cell/>
          <table:table-cell table:formula="of:=SUM([.J$2:.J1496])/[.I1496]" office:value-type="float" office:value="175.201337792642">
            <text:p>175.20133779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col</text:p>
          </table:table-cell>
          <table:table-cell office:value-type="string">
            <text:p>cin</text:p>
          </table:table-cell>
          <table:table-cell office:value-type="string">
            <text:p>2:36</text:p>
          </table:table-cell>
          <table:table-cell office:value-type="string">
            <text:p>(:46</text:p>
          </table:table-cell>
          <table:table-cell office:value-type="string">
            <text:p>delay)</text:p>
          </table:table-cell>
          <table:table-cell office:value-type="float" office:value="1496">
            <text:p>1496</text:p>
          </table:table-cell>
          <table:table-cell table:formula="of:=[.F1497]*24*60" office:value-type="float" office:value="156">
            <text:p>156</text:p>
          </table:table-cell>
          <table:table-cell/>
          <table:table-cell table:formula="of:=SUM([.J$2:.J1497])/[.I1497]" office:value-type="float" office:value="175.188502673797">
            <text:p>175.18850267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flo</text:p>
          </table:table-cell>
          <table:table-cell office:value-type="string">
            <text:p>chn</text:p>
          </table:table-cell>
          <table:table-cell office:value-type="string">
            <text:p>3:48</text:p>
          </table:table-cell>
          <table:table-cell table:number-columns-repeated="2"/>
          <table:table-cell office:value-type="float" office:value="1497">
            <text:p>1497</text:p>
          </table:table-cell>
          <table:table-cell table:formula="of:=[.F1498]*24*60" office:value-type="float" office:value="228">
            <text:p>228</text:p>
          </table:table-cell>
          <table:table-cell/>
          <table:table-cell table:formula="of:=SUM([.J$2:.J1498])/[.I1498]" office:value-type="float" office:value="175.223780895124">
            <text:p>175.22378089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498">
            <text:p>1498</text:p>
          </table:table-cell>
          <table:table-cell table:formula="of:=[.F1499]*24*60" office:value-type="float" office:value="184">
            <text:p>184</text:p>
          </table:table-cell>
          <table:table-cell/>
          <table:table-cell table:formula="of:=SUM([.J$2:.J1499])/[.I1499]" office:value-type="float" office:value="175.229639519359">
            <text:p>175.22963951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499">
            <text:p>1499</text:p>
          </table:table-cell>
          <table:table-cell table:formula="of:=[.F1500]*24*60" office:value-type="float" office:value="201">
            <text:p>201</text:p>
          </table:table-cell>
          <table:table-cell/>
          <table:table-cell table:formula="of:=SUM([.J$2:.J1500])/[.I1500]" office:value-type="float" office:value="175.246831220814">
            <text:p>175.24683122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3:28</text:p>
          </table:table-cell>
          <table:table-cell table:number-columns-repeated="2"/>
          <table:table-cell office:value-type="float" office:value="1500">
            <text:p>1500</text:p>
          </table:table-cell>
          <table:table-cell table:formula="of:=[.F1501]*24*60" office:value-type="float" office:value="208">
            <text:p>208</text:p>
          </table:table-cell>
          <table:table-cell/>
          <table:table-cell table:formula="of:=SUM([.J$2:.J1501])/[.I1501]" office:value-type="float" office:value="175.268666666667">
            <text:p>175.268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sdn</text:p>
          </table:table-cell>
          <table:table-cell office:value-type="string">
            <text:p>pit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501">
            <text:p>1501</text:p>
          </table:table-cell>
          <table:table-cell table:formula="of:=[.F1502]*24*60" office:value-type="float" office:value="172">
            <text:p>172</text:p>
          </table:table-cell>
          <table:table-cell/>
          <table:table-cell table:formula="of:=SUM([.J$2:.J1502])/[.I1502]" office:value-type="float" office:value="175.266489007328">
            <text:p>175.266489007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sea</text:p>
          </table:table-cell>
          <table:table-cell office:value-type="string">
            <text:p>tor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502">
            <text:p>1502</text:p>
          </table:table-cell>
          <table:table-cell table:formula="of:=[.F1503]*24*60" office:value-type="float" office:value="146">
            <text:p>146</text:p>
          </table:table-cell>
          <table:table-cell/>
          <table:table-cell table:formula="of:=SUM([.J$2:.J1503])/[.I1503]" office:value-type="float" office:value="175.247003994674">
            <text:p>175.24700399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sln</text:p>
          </table:table-cell>
          <table:table-cell office:value-type="string">
            <text:p>nyn</text:p>
          </table:table-cell>
          <table:table-cell office:value-type="string">
            <text:p>5:09</text:p>
          </table:table-cell>
          <table:table-cell table:number-columns-repeated="2"/>
          <table:table-cell office:value-type="float" office:value="1503">
            <text:p>1503</text:p>
          </table:table-cell>
          <table:table-cell table:formula="of:=[.F1504]*24*60" office:value-type="float" office:value="309">
            <text:p>309</text:p>
          </table:table-cell>
          <table:table-cell/>
          <table:table-cell table:formula="of:=SUM([.J$2:.J1504])/[.I1504]" office:value-type="float" office:value="175.335994677312">
            <text:p>175.33599467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tba</text:p>
          </table:table-cell>
          <table:table-cell office:value-type="string">
            <text:p>kca</text:p>
          </table:table-cell>
          <table:table-cell office:value-type="string">
            <text:p>3:09</text:p>
          </table:table-cell>
          <table:table-cell office:value-type="string">
            <text:p>(1:13</text:p>
          </table:table-cell>
          <table:table-cell office:value-type="string">
            <text:p>delay)</text:p>
          </table:table-cell>
          <table:table-cell office:value-type="float" office:value="1504">
            <text:p>1504</text:p>
          </table:table-cell>
          <table:table-cell table:formula="of:=[.F1505]*24*60" office:value-type="float" office:value="189">
            <text:p>189</text:p>
          </table:table-cell>
          <table:table-cell/>
          <table:table-cell table:formula="of:=SUM([.J$2:.J1505])/[.I1505]" office:value-type="float" office:value="175.345079787234">
            <text:p>175.34507978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was</text:p>
          </table:table-cell>
          <table:table-cell office:value-type="string">
            <text:p>lan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1505">
            <text:p>1505</text:p>
          </table:table-cell>
          <table:table-cell table:formula="of:=[.F1506]*24*60" office:value-type="float" office:value="137">
            <text:p>137</text:p>
          </table:table-cell>
          <table:table-cell/>
          <table:table-cell table:formula="of:=SUM([.J$2:.J1506])/[.I1506]" office:value-type="float" office:value="175.319601328904">
            <text:p>175.31960132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ana</text:p>
          </table:table-cell>
          <table:table-cell office:value-type="string">
            <text:p>bal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506">
            <text:p>1506</text:p>
          </table:table-cell>
          <table:table-cell table:formula="of:=[.F1507]*24*60" office:value-type="float" office:value="158">
            <text:p>158</text:p>
          </table:table-cell>
          <table:table-cell/>
          <table:table-cell table:formula="of:=SUM([.J$2:.J1507])/[.I1507]" office:value-type="float" office:value="175.308100929615">
            <text:p>175.30810092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507">
            <text:p>1507</text:p>
          </table:table-cell>
          <table:table-cell table:formula="of:=[.F1508]*24*60" office:value-type="float" office:value="174">
            <text:p>174</text:p>
          </table:table-cell>
          <table:table-cell/>
          <table:table-cell table:formula="of:=SUM([.J$2:.J1508])/[.I1508]" office:value-type="float" office:value="175.307232913072">
            <text:p>175.30723291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3:16</text:p>
          </table:table-cell>
          <table:table-cell office:value-type="string">
            <text:p>(1:57</text:p>
          </table:table-cell>
          <table:table-cell office:value-type="string">
            <text:p>delay)</text:p>
          </table:table-cell>
          <table:table-cell office:value-type="float" office:value="1508">
            <text:p>1508</text:p>
          </table:table-cell>
          <table:table-cell table:formula="of:=[.F1509]*24*60" office:value-type="float" office:value="196">
            <text:p>196</text:p>
          </table:table-cell>
          <table:table-cell/>
          <table:table-cell table:formula="of:=SUM([.J$2:.J1509])/[.I1509]" office:value-type="float" office:value="175.320954907162">
            <text:p>175.32095490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509">
            <text:p>1509</text:p>
          </table:table-cell>
          <table:table-cell table:formula="of:=[.F1510]*24*60" office:value-type="float" office:value="166">
            <text:p>166</text:p>
          </table:table-cell>
          <table:table-cell/>
          <table:table-cell table:formula="of:=SUM([.J$2:.J1510])/[.I1510]" office:value-type="float" office:value="175.314777998675">
            <text:p>175.31477799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col</text:p>
          </table:table-cell>
          <table:table-cell office:value-type="string">
            <text:p>cin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510">
            <text:p>1510</text:p>
          </table:table-cell>
          <table:table-cell table:formula="of:=[.F1511]*24*60" office:value-type="float" office:value="185">
            <text:p>185</text:p>
          </table:table-cell>
          <table:table-cell/>
          <table:table-cell table:formula="of:=SUM([.J$2:.J1511])/[.I1511]" office:value-type="float" office:value="175.32119205298">
            <text:p>175.3211920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flo</text:p>
          </table:table-cell>
          <table:table-cell office:value-type="string">
            <text:p>ch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511">
            <text:p>1511</text:p>
          </table:table-cell>
          <table:table-cell table:formula="of:=[.F1512]*24*60" office:value-type="float" office:value="173">
            <text:p>173</text:p>
          </table:table-cell>
          <table:table-cell/>
          <table:table-cell table:formula="of:=SUM([.J$2:.J1512])/[.I1512]" office:value-type="float" office:value="175.319655857048">
            <text:p>175.319655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512">
            <text:p>1512</text:p>
          </table:table-cell>
          <table:table-cell table:formula="of:=[.F1513]*24*60" office:value-type="float" office:value="198">
            <text:p>198</text:p>
          </table:table-cell>
          <table:table-cell/>
          <table:table-cell table:formula="of:=SUM([.J$2:.J1513])/[.I1513]" office:value-type="float" office:value="175.334656084656">
            <text:p>175.33465608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513">
            <text:p>1513</text:p>
          </table:table-cell>
          <table:table-cell table:formula="of:=[.F1514]*24*60" office:value-type="float" office:value="162">
            <text:p>162</text:p>
          </table:table-cell>
          <table:table-cell/>
          <table:table-cell table:formula="of:=SUM([.J$2:.J1514])/[.I1514]" office:value-type="float" office:value="175.325842696629">
            <text:p>175.32584269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2:50</text:p>
          </table:table-cell>
          <table:table-cell office:value-type="string">
            <text:p>(:52</text:p>
          </table:table-cell>
          <table:table-cell office:value-type="string">
            <text:p>delay)</text:p>
          </table:table-cell>
          <table:table-cell office:value-type="float" office:value="1514">
            <text:p>1514</text:p>
          </table:table-cell>
          <table:table-cell table:formula="of:=[.F1515]*24*60" office:value-type="float" office:value="170">
            <text:p>170</text:p>
          </table:table-cell>
          <table:table-cell/>
          <table:table-cell table:formula="of:=SUM([.J$2:.J1515])/[.I1515]" office:value-type="float" office:value="175.322324966975">
            <text:p>175.3223249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sdn</text:p>
          </table:table-cell>
          <table:table-cell office:value-type="string">
            <text:p>pit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515">
            <text:p>1515</text:p>
          </table:table-cell>
          <table:table-cell table:formula="of:=[.F1516]*24*60" office:value-type="float" office:value="158">
            <text:p>158</text:p>
          </table:table-cell>
          <table:table-cell/>
          <table:table-cell table:formula="of:=SUM([.J$2:.J1516])/[.I1516]" office:value-type="float" office:value="175.310891089109">
            <text:p>175.310891089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sea</text:p>
          </table:table-cell>
          <table:table-cell office:value-type="string">
            <text:p>tor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516">
            <text:p>1516</text:p>
          </table:table-cell>
          <table:table-cell table:formula="of:=[.F1517]*24*60" office:value-type="float" office:value="148">
            <text:p>148</text:p>
          </table:table-cell>
          <table:table-cell/>
          <table:table-cell table:formula="of:=SUM([.J$2:.J1517])/[.I1517]" office:value-type="float" office:value="175.292875989446">
            <text:p>175.29287598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sln</text:p>
          </table:table-cell>
          <table:table-cell office:value-type="string">
            <text:p>ny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517">
            <text:p>1517</text:p>
          </table:table-cell>
          <table:table-cell table:formula="of:=[.F1518]*24*60" office:value-type="float" office:value="150">
            <text:p>150</text:p>
          </table:table-cell>
          <table:table-cell/>
          <table:table-cell table:formula="of:=SUM([.J$2:.J1518])/[.I1518]" office:value-type="float" office:value="175.276203032301">
            <text:p>175.27620303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tba</text:p>
          </table:table-cell>
          <table:table-cell office:value-type="string">
            <text:p>kca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518">
            <text:p>1518</text:p>
          </table:table-cell>
          <table:table-cell table:formula="of:=[.F1519]*24*60" office:value-type="float" office:value="157">
            <text:p>157</text:p>
          </table:table-cell>
          <table:table-cell/>
          <table:table-cell table:formula="of:=SUM([.J$2:.J1519])/[.I1519]" office:value-type="float" office:value="175.264163372859">
            <text:p>175.26416337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519">
            <text:p>1519</text:p>
          </table:table-cell>
          <table:table-cell table:formula="of:=[.F1520]*24*60" office:value-type="float" office:value="163">
            <text:p>163</text:p>
          </table:table-cell>
          <table:table-cell/>
          <table:table-cell table:formula="of:=SUM([.J$2:.J1520])/[.I1520]" office:value-type="float" office:value="175.256089532587">
            <text:p>175.25608953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was</text:p>
          </table:table-cell>
          <table:table-cell office:value-type="string">
            <text:p>la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520">
            <text:p>1520</text:p>
          </table:table-cell>
          <table:table-cell table:formula="of:=[.F1521]*24*60" office:value-type="float" office:value="145">
            <text:p>145</text:p>
          </table:table-cell>
          <table:table-cell/>
          <table:table-cell table:formula="of:=SUM([.J$2:.J1521])/[.I1521]" office:value-type="float" office:value="175.236184210526">
            <text:p>175.23618421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521">
            <text:p>1521</text:p>
          </table:table-cell>
          <table:table-cell table:formula="of:=[.F1522]*24*60" office:value-type="float" office:value="192">
            <text:p>192</text:p>
          </table:table-cell>
          <table:table-cell/>
          <table:table-cell table:formula="of:=SUM([.J$2:.J1522])/[.I1522]" office:value-type="float" office:value="175.247205785667">
            <text:p>175.2472057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522">
            <text:p>1522</text:p>
          </table:table-cell>
          <table:table-cell table:formula="of:=[.F1523]*24*60" office:value-type="float" office:value="173">
            <text:p>173</text:p>
          </table:table-cell>
          <table:table-cell/>
          <table:table-cell table:formula="of:=SUM([.J$2:.J1523])/[.I1523]" office:value-type="float" office:value="175.245729303548">
            <text:p>175.24572930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1523">
            <text:p>1523</text:p>
          </table:table-cell>
          <table:table-cell table:formula="of:=[.F1524]*24*60" office:value-type="float" office:value="211">
            <text:p>211</text:p>
          </table:table-cell>
          <table:table-cell/>
          <table:table-cell table:formula="of:=SUM([.J$2:.J1524])/[.I1524]" office:value-type="float" office:value="175.26920551543">
            <text:p>175.26920551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524">
            <text:p>1524</text:p>
          </table:table-cell>
          <table:table-cell table:formula="of:=[.F1525]*24*60" office:value-type="float" office:value="148">
            <text:p>148</text:p>
          </table:table-cell>
          <table:table-cell/>
          <table:table-cell table:formula="of:=SUM([.J$2:.J1525])/[.I1525]" office:value-type="float" office:value="175.251312335958">
            <text:p>175.2513123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chn</text:p>
          </table:table-cell>
          <table:table-cell office:value-type="string">
            <text:p>mil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525">
            <text:p>1525</text:p>
          </table:table-cell>
          <table:table-cell table:formula="of:=[.F1526]*24*60" office:value-type="float" office:value="201">
            <text:p>201</text:p>
          </table:table-cell>
          <table:table-cell/>
          <table:table-cell table:formula="of:=SUM([.J$2:.J1526])/[.I1526]" office:value-type="float" office:value="175.268196721312">
            <text:p>175.26819672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526">
            <text:p>1526</text:p>
          </table:table-cell>
          <table:table-cell table:formula="of:=[.F1527]*24*60" office:value-type="float" office:value="148">
            <text:p>148</text:p>
          </table:table-cell>
          <table:table-cell/>
          <table:table-cell table:formula="of:=SUM([.J$2:.J1527])/[.I1527]" office:value-type="float" office:value="175.250327653997">
            <text:p>175.25032765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col</text:p>
          </table:table-cell>
          <table:table-cell office:value-type="string">
            <text:p>pit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527">
            <text:p>1527</text:p>
          </table:table-cell>
          <table:table-cell table:formula="of:=[.F1528]*24*60" office:value-type="float" office:value="173">
            <text:p>173</text:p>
          </table:table-cell>
          <table:table-cell/>
          <table:table-cell table:formula="of:=SUM([.J$2:.J1528])/[.I1528]" office:value-type="float" office:value="175.248853962017">
            <text:p>175.2488539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528">
            <text:p>1528</text:p>
          </table:table-cell>
          <table:table-cell table:formula="of:=[.F1529]*24*60" office:value-type="float" office:value="158">
            <text:p>158</text:p>
          </table:table-cell>
          <table:table-cell/>
          <table:table-cell table:formula="of:=SUM([.J$2:.J1529])/[.I1529]" office:value-type="float" office:value="175.237565445026">
            <text:p>175.2375654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kca</text:p>
          </table:table-cell>
          <table:table-cell office:value-type="string">
            <text:p>oak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529">
            <text:p>1529</text:p>
          </table:table-cell>
          <table:table-cell table:formula="of:=[.F1530]*24*60" office:value-type="float" office:value="157">
            <text:p>157</text:p>
          </table:table-cell>
          <table:table-cell/>
          <table:table-cell table:formula="of:=SUM([.J$2:.J1530])/[.I1530]" office:value-type="float" office:value="175.225637671681">
            <text:p>175.22563767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530">
            <text:p>1530</text:p>
          </table:table-cell>
          <table:table-cell table:formula="of:=[.F1531]*24*60" office:value-type="float" office:value="195">
            <text:p>195</text:p>
          </table:table-cell>
          <table:table-cell/>
          <table:table-cell table:formula="of:=SUM([.J$2:.J1531])/[.I1531]" office:value-type="float" office:value="175.238562091503">
            <text:p>175.23856209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531">
            <text:p>1531</text:p>
          </table:table-cell>
          <table:table-cell table:formula="of:=[.F1532]*24*60" office:value-type="float" office:value="175">
            <text:p>175</text:p>
          </table:table-cell>
          <table:table-cell/>
          <table:table-cell table:formula="of:=SUM([.J$2:.J1532])/[.I1532]" office:value-type="float" office:value="175.238406270412">
            <text:p>175.23840627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532">
            <text:p>1532</text:p>
          </table:table-cell>
          <table:table-cell table:formula="of:=[.F1533]*24*60" office:value-type="float" office:value="186">
            <text:p>186</text:p>
          </table:table-cell>
          <table:table-cell/>
          <table:table-cell table:formula="of:=SUM([.J$2:.J1533])/[.I1533]" office:value-type="float" office:value="175.245430809399">
            <text:p>175.24543080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sln</text:p>
          </table:table-cell>
          <table:table-cell office:value-type="string">
            <text:p>atl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533">
            <text:p>1533</text:p>
          </table:table-cell>
          <table:table-cell table:formula="of:=[.F1534]*24*60" office:value-type="float" office:value="172">
            <text:p>172</text:p>
          </table:table-cell>
          <table:table-cell/>
          <table:table-cell table:formula="of:=SUM([.J$2:.J1534])/[.I1534]" office:value-type="float" office:value="175.243313763862">
            <text:p>175.24331376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1534">
            <text:p>1534</text:p>
          </table:table-cell>
          <table:table-cell table:formula="of:=[.F1535]*24*60" office:value-type="float" office:value="144">
            <text:p>144</text:p>
          </table:table-cell>
          <table:table-cell/>
          <table:table-cell table:formula="of:=SUM([.J$2:.J1535])/[.I1535]" office:value-type="float" office:value="175.22294654498">
            <text:p>175.2229465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535">
            <text:p>1535</text:p>
          </table:table-cell>
          <table:table-cell table:formula="of:=[.F1536]*24*60" office:value-type="float" office:value="148">
            <text:p>148</text:p>
          </table:table-cell>
          <table:table-cell/>
          <table:table-cell table:formula="of:=SUM([.J$2:.J1536])/[.I1536]" office:value-type="float" office:value="175.205211726384">
            <text:p>175.20521172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536">
            <text:p>1536</text:p>
          </table:table-cell>
          <table:table-cell table:formula="of:=[.F1537]*24*60" office:value-type="float" office:value="166">
            <text:p>166</text:p>
          </table:table-cell>
          <table:table-cell/>
          <table:table-cell table:formula="of:=SUM([.J$2:.J1537])/[.I1537]" office:value-type="float" office:value="175.19921875">
            <text:p>175.19921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537">
            <text:p>1537</text:p>
          </table:table-cell>
          <table:table-cell table:formula="of:=[.F1538]*24*60" office:value-type="float" office:value="188">
            <text:p>188</text:p>
          </table:table-cell>
          <table:table-cell/>
          <table:table-cell table:formula="of:=SUM([.J$2:.J1538])/[.I1538]" office:value-type="float" office:value="175.207547169811">
            <text:p>175.20754716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538">
            <text:p>1538</text:p>
          </table:table-cell>
          <table:table-cell table:formula="of:=[.F1539]*24*60" office:value-type="float" office:value="170">
            <text:p>170</text:p>
          </table:table-cell>
          <table:table-cell/>
          <table:table-cell table:formula="of:=SUM([.J$2:.J1539])/[.I1539]" office:value-type="float" office:value="175.204161248375">
            <text:p>175.20416124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chn</text:p>
          </table:table-cell>
          <table:table-cell office:value-type="string">
            <text:p>mil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539">
            <text:p>1539</text:p>
          </table:table-cell>
          <table:table-cell table:formula="of:=[.F1540]*24*60" office:value-type="float" office:value="155">
            <text:p>155</text:p>
          </table:table-cell>
          <table:table-cell/>
          <table:table-cell table:formula="of:=SUM([.J$2:.J1540])/[.I1540]" office:value-type="float" office:value="175.191033138402">
            <text:p>175.19103313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540">
            <text:p>1540</text:p>
          </table:table-cell>
          <table:table-cell table:formula="of:=[.F1541]*24*60" office:value-type="float" office:value="149">
            <text:p>149</text:p>
          </table:table-cell>
          <table:table-cell/>
          <table:table-cell table:formula="of:=SUM([.J$2:.J1541])/[.I1541]" office:value-type="float" office:value="175.174025974026">
            <text:p>175.17402597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col</text:p>
          </table:table-cell>
          <table:table-cell office:value-type="string">
            <text:p>pit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541">
            <text:p>1541</text:p>
          </table:table-cell>
          <table:table-cell table:formula="of:=[.F1542]*24*60" office:value-type="float" office:value="167">
            <text:p>167</text:p>
          </table:table-cell>
          <table:table-cell/>
          <table:table-cell table:formula="of:=SUM([.J$2:.J1542])/[.I1542]" office:value-type="float" office:value="175.168721609345">
            <text:p>175.16872160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542">
            <text:p>1542</text:p>
          </table:table-cell>
          <table:table-cell table:formula="of:=[.F1543]*24*60" office:value-type="float" office:value="205">
            <text:p>205</text:p>
          </table:table-cell>
          <table:table-cell/>
          <table:table-cell table:formula="of:=SUM([.J$2:.J1543])/[.I1543]" office:value-type="float" office:value="175.188067444877">
            <text:p>175.18806744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kca</text:p>
          </table:table-cell>
          <table:table-cell office:value-type="string">
            <text:p>oak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543">
            <text:p>1543</text:p>
          </table:table-cell>
          <table:table-cell table:formula="of:=[.F1544]*24*60" office:value-type="float" office:value="145">
            <text:p>145</text:p>
          </table:table-cell>
          <table:table-cell/>
          <table:table-cell table:formula="of:=SUM([.J$2:.J1544])/[.I1544]" office:value-type="float" office:value="175.168502916397">
            <text:p>175.16850291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544">
            <text:p>1544</text:p>
          </table:table-cell>
          <table:table-cell table:formula="of:=[.F1545]*24*60" office:value-type="float" office:value="181">
            <text:p>181</text:p>
          </table:table-cell>
          <table:table-cell/>
          <table:table-cell table:formula="of:=SUM([.J$2:.J1545])/[.I1545]" office:value-type="float" office:value="175.172279792746">
            <text:p>175.172279792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545">
            <text:p>1545</text:p>
          </table:table-cell>
          <table:table-cell table:formula="of:=[.F1546]*24*60" office:value-type="float" office:value="147">
            <text:p>147</text:p>
          </table:table-cell>
          <table:table-cell/>
          <table:table-cell table:formula="of:=SUM([.J$2:.J1546])/[.I1546]" office:value-type="float" office:value="175.154045307443">
            <text:p>175.15404530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546">
            <text:p>1546</text:p>
          </table:table-cell>
          <table:table-cell table:formula="of:=[.F1547]*24*60" office:value-type="float" office:value="191">
            <text:p>191</text:p>
          </table:table-cell>
          <table:table-cell/>
          <table:table-cell table:formula="of:=SUM([.J$2:.J1547])/[.I1547]" office:value-type="float" office:value="175.164294954722">
            <text:p>175.16429495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547">
            <text:p>1547</text:p>
          </table:table-cell>
          <table:table-cell table:formula="of:=[.F1548]*24*60" office:value-type="float" office:value="166">
            <text:p>166</text:p>
          </table:table-cell>
          <table:table-cell/>
          <table:table-cell table:formula="of:=SUM([.J$2:.J1548])/[.I1548]" office:value-type="float" office:value="175.158371040724">
            <text:p>175.15837104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sln</text:p>
          </table:table-cell>
          <table:table-cell office:value-type="string">
            <text:p>atl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548">
            <text:p>1548</text:p>
          </table:table-cell>
          <table:table-cell table:formula="of:=[.F1549]*24*60" office:value-type="float" office:value="188">
            <text:p>188</text:p>
          </table:table-cell>
          <table:table-cell/>
          <table:table-cell table:formula="of:=SUM([.J$2:.J1549])/[.I1549]" office:value-type="float" office:value="175.166666666667">
            <text:p>175.1666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549">
            <text:p>1549</text:p>
          </table:table-cell>
          <table:table-cell table:formula="of:=[.F1550]*24*60" office:value-type="float" office:value="147">
            <text:p>147</text:p>
          </table:table-cell>
          <table:table-cell/>
          <table:table-cell table:formula="of:=SUM([.J$2:.J1550])/[.I1550]" office:value-type="float" office:value="175.148482892189">
            <text:p>175.14848289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550">
            <text:p>1550</text:p>
          </table:table-cell>
          <table:table-cell table:formula="of:=[.F1551]*24*60" office:value-type="float" office:value="183">
            <text:p>183</text:p>
          </table:table-cell>
          <table:table-cell/>
          <table:table-cell table:formula="of:=SUM([.J$2:.J1551])/[.I1551]" office:value-type="float" office:value="175.153548387097">
            <text:p>175.15354838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551">
            <text:p>1551</text:p>
          </table:table-cell>
          <table:table-cell table:formula="of:=[.F1552]*24*60" office:value-type="float" office:value="158">
            <text:p>158</text:p>
          </table:table-cell>
          <table:table-cell/>
          <table:table-cell table:formula="of:=SUM([.J$2:.J1552])/[.I1552]" office:value-type="float" office:value="175.142488716957">
            <text:p>175.1424887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552">
            <text:p>1552</text:p>
          </table:table-cell>
          <table:table-cell table:formula="of:=[.F1553]*24*60" office:value-type="float" office:value="188">
            <text:p>188</text:p>
          </table:table-cell>
          <table:table-cell/>
          <table:table-cell table:formula="of:=SUM([.J$2:.J1553])/[.I1553]" office:value-type="float" office:value="175.150773195876">
            <text:p>175.15077319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553">
            <text:p>1553</text:p>
          </table:table-cell>
          <table:table-cell table:formula="of:=[.F1554]*24*60" office:value-type="float" office:value="172">
            <text:p>172</text:p>
          </table:table-cell>
          <table:table-cell/>
          <table:table-cell table:formula="of:=SUM([.J$2:.J1554])/[.I1554]" office:value-type="float" office:value="175.148744365744">
            <text:p>175.14874436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chn</text:p>
          </table:table-cell>
          <table:table-cell office:value-type="string">
            <text:p>mil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554">
            <text:p>1554</text:p>
          </table:table-cell>
          <table:table-cell table:formula="of:=[.F1555]*24*60" office:value-type="float" office:value="191">
            <text:p>191</text:p>
          </table:table-cell>
          <table:table-cell/>
          <table:table-cell table:formula="of:=SUM([.J$2:.J1555])/[.I1555]" office:value-type="float" office:value="175.158944658945">
            <text:p>175.15894465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555">
            <text:p>1555</text:p>
          </table:table-cell>
          <table:table-cell table:formula="of:=[.F1556]*24*60" office:value-type="float" office:value="193">
            <text:p>193</text:p>
          </table:table-cell>
          <table:table-cell/>
          <table:table-cell table:formula="of:=SUM([.J$2:.J1556])/[.I1556]" office:value-type="float" office:value="175.170418006431">
            <text:p>175.170418006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col</text:p>
          </table:table-cell>
          <table:table-cell office:value-type="string">
            <text:p>pit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556">
            <text:p>1556</text:p>
          </table:table-cell>
          <table:table-cell table:formula="of:=[.F1557]*24*60" office:value-type="float" office:value="166">
            <text:p>166</text:p>
          </table:table-cell>
          <table:table-cell/>
          <table:table-cell table:formula="of:=SUM([.J$2:.J1557])/[.I1557]" office:value-type="float" office:value="175.164524421594">
            <text:p>175.16452442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5:33</text:p>
          </table:table-cell>
          <table:table-cell table:number-columns-repeated="2"/>
          <table:table-cell office:value-type="float" office:value="1557">
            <text:p>1557</text:p>
          </table:table-cell>
          <table:table-cell table:formula="of:=[.F1558]*24*60" office:value-type="float" office:value="333">
            <text:p>333</text:p>
          </table:table-cell>
          <table:table-cell/>
          <table:table-cell table:formula="of:=SUM([.J$2:.J1558])/[.I1558]" office:value-type="float" office:value="175.265895953757">
            <text:p>175.26589595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kca</text:p>
          </table:table-cell>
          <table:table-cell office:value-type="string">
            <text:p>oak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558">
            <text:p>1558</text:p>
          </table:table-cell>
          <table:table-cell table:formula="of:=[.F1559]*24*60" office:value-type="float" office:value="196">
            <text:p>196</text:p>
          </table:table-cell>
          <table:table-cell/>
          <table:table-cell table:formula="of:=SUM([.J$2:.J1559])/[.I1559]" office:value-type="float" office:value="175.279204107831">
            <text:p>175.27920410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559">
            <text:p>1559</text:p>
          </table:table-cell>
          <table:table-cell table:formula="of:=[.F1560]*24*60" office:value-type="float" office:value="168">
            <text:p>168</text:p>
          </table:table-cell>
          <table:table-cell/>
          <table:table-cell table:formula="of:=SUM([.J$2:.J1560])/[.I1560]" office:value-type="float" office:value="175.274534958307">
            <text:p>175.274534958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560">
            <text:p>1560</text:p>
          </table:table-cell>
          <table:table-cell table:formula="of:=[.F1561]*24*60" office:value-type="float" office:value="169">
            <text:p>169</text:p>
          </table:table-cell>
          <table:table-cell/>
          <table:table-cell table:formula="of:=SUM([.J$2:.J1561])/[.I1561]" office:value-type="float" office:value="175.270512820513">
            <text:p>175.27051282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561">
            <text:p>1561</text:p>
          </table:table-cell>
          <table:table-cell table:formula="of:=[.F1562]*24*60" office:value-type="float" office:value="184">
            <text:p>184</text:p>
          </table:table-cell>
          <table:table-cell/>
          <table:table-cell table:formula="of:=SUM([.J$2:.J1562])/[.I1562]" office:value-type="float" office:value="175.276105060858">
            <text:p>175.27610506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562">
            <text:p>1562</text:p>
          </table:table-cell>
          <table:table-cell table:formula="of:=[.F1563]*24*60" office:value-type="float" office:value="149">
            <text:p>149</text:p>
          </table:table-cell>
          <table:table-cell/>
          <table:table-cell table:formula="of:=SUM([.J$2:.J1563])/[.I1563]" office:value-type="float" office:value="175.259282970551">
            <text:p>175.25928297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sln</text:p>
          </table:table-cell>
          <table:table-cell office:value-type="string">
            <text:p>atl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563">
            <text:p>1563</text:p>
          </table:table-cell>
          <table:table-cell table:formula="of:=[.F1564]*24*60" office:value-type="float" office:value="198">
            <text:p>198</text:p>
          </table:table-cell>
          <table:table-cell/>
          <table:table-cell table:formula="of:=SUM([.J$2:.J1564])/[.I1564]" office:value-type="float" office:value="175.27383237364">
            <text:p>175.27383237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564">
            <text:p>1564</text:p>
          </table:table-cell>
          <table:table-cell table:formula="of:=[.F1565]*24*60" office:value-type="float" office:value="174">
            <text:p>174</text:p>
          </table:table-cell>
          <table:table-cell/>
          <table:table-cell table:formula="of:=SUM([.J$2:.J1565])/[.I1565]" office:value-type="float" office:value="175.273017902813">
            <text:p>175.27301790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ana</text:p>
          </table:table-cell>
          <table:table-cell office:value-type="string">
            <text:p>nya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565">
            <text:p>1565</text:p>
          </table:table-cell>
          <table:table-cell table:formula="of:=[.F1566]*24*60" office:value-type="float" office:value="196">
            <text:p>196</text:p>
          </table:table-cell>
          <table:table-cell/>
          <table:table-cell table:formula="of:=SUM([.J$2:.J1566])/[.I1566]" office:value-type="float" office:value="175.286261980831">
            <text:p>175.28626198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1566">
            <text:p>1566</text:p>
          </table:table-cell>
          <table:table-cell table:formula="of:=[.F1567]*24*60" office:value-type="float" office:value="138">
            <text:p>138</text:p>
          </table:table-cell>
          <table:table-cell/>
          <table:table-cell table:formula="of:=SUM([.J$2:.J1567])/[.I1567]" office:value-type="float" office:value="175.26245210728">
            <text:p>175.26245210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1567">
            <text:p>1567</text:p>
          </table:table-cell>
          <table:table-cell table:formula="of:=[.F1568]*24*60" office:value-type="float" office:value="203">
            <text:p>203</text:p>
          </table:table-cell>
          <table:table-cell/>
          <table:table-cell table:formula="of:=SUM([.J$2:.J1568])/[.I1568]" office:value-type="float" office:value="175.280153158902">
            <text:p>175.28015315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chn</text:p>
          </table:table-cell>
          <table:table-cell office:value-type="string">
            <text:p>mi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568">
            <text:p>1568</text:p>
          </table:table-cell>
          <table:table-cell table:formula="of:=[.F1569]*24*60" office:value-type="float" office:value="179">
            <text:p>179</text:p>
          </table:table-cell>
          <table:table-cell/>
          <table:table-cell table:formula="of:=SUM([.J$2:.J1569])/[.I1569]" office:value-type="float" office:value="175.282525510204">
            <text:p>175.28252551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col</text:p>
          </table:table-cell>
          <table:table-cell office:value-type="string">
            <text:p>flo</text:p>
          </table:table-cell>
          <table:table-cell office:value-type="string">
            <text:p>3:12</text:p>
          </table:table-cell>
          <table:table-cell office:value-type="string">
            <text:p>(:43</text:p>
          </table:table-cell>
          <table:table-cell office:value-type="string">
            <text:p>delay)</text:p>
          </table:table-cell>
          <table:table-cell office:value-type="float" office:value="1569">
            <text:p>1569</text:p>
          </table:table-cell>
          <table:table-cell table:formula="of:=[.F1570]*24*60" office:value-type="float" office:value="192">
            <text:p>192</text:p>
          </table:table-cell>
          <table:table-cell/>
          <table:table-cell table:formula="of:=SUM([.J$2:.J1570])/[.I1570]" office:value-type="float" office:value="175.293180369662">
            <text:p>175.29318036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570">
            <text:p>1570</text:p>
          </table:table-cell>
          <table:table-cell table:formula="of:=[.F1571]*24*60" office:value-type="float" office:value="194">
            <text:p>194</text:p>
          </table:table-cell>
          <table:table-cell/>
          <table:table-cell table:formula="of:=SUM([.J$2:.J1571])/[.I1571]" office:value-type="float" office:value="175.305095541401">
            <text:p>175.305095541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571">
            <text:p>1571</text:p>
          </table:table-cell>
          <table:table-cell table:formula="of:=[.F1572]*24*60" office:value-type="float" office:value="173">
            <text:p>173</text:p>
          </table:table-cell>
          <table:table-cell/>
          <table:table-cell table:formula="of:=SUM([.J$2:.J1572])/[.I1572]" office:value-type="float" office:value="175.303628262253">
            <text:p>175.30362826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572">
            <text:p>1572</text:p>
          </table:table-cell>
          <table:table-cell table:formula="of:=[.F1573]*24*60" office:value-type="float" office:value="168">
            <text:p>168</text:p>
          </table:table-cell>
          <table:table-cell/>
          <table:table-cell table:formula="of:=SUM([.J$2:.J1573])/[.I1573]" office:value-type="float" office:value="175.298982188295">
            <text:p>175.29898218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sln</text:p>
          </table:table-cell>
          <table:table-cell office:value-type="string">
            <text:p>atl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573">
            <text:p>1573</text:p>
          </table:table-cell>
          <table:table-cell table:formula="of:=[.F1574]*24*60" office:value-type="float" office:value="164">
            <text:p>164</text:p>
          </table:table-cell>
          <table:table-cell/>
          <table:table-cell table:formula="of:=SUM([.J$2:.J1574])/[.I1574]" office:value-type="float" office:value="175.291799109981">
            <text:p>175.291799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na</text:p>
          </table:table-cell>
          <table:table-cell office:value-type="string">
            <text:p>ny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574">
            <text:p>1574</text:p>
          </table:table-cell>
          <table:table-cell table:formula="of:=[.F1575]*24*60" office:value-type="float" office:value="152">
            <text:p>152</text:p>
          </table:table-cell>
          <table:table-cell/>
          <table:table-cell table:formula="of:=SUM([.J$2:.J1575])/[.I1575]" office:value-type="float" office:value="175.277001270648">
            <text:p>175.27700127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575">
            <text:p>1575</text:p>
          </table:table-cell>
          <table:table-cell table:formula="of:=[.F1576]*24*60" office:value-type="float" office:value="171">
            <text:p>171</text:p>
          </table:table-cell>
          <table:table-cell/>
          <table:table-cell table:formula="of:=SUM([.J$2:.J1576])/[.I1576]" office:value-type="float" office:value="175.274285714286">
            <text:p>175.27428571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576">
            <text:p>1576</text:p>
          </table:table-cell>
          <table:table-cell table:formula="of:=[.F1577]*24*60" office:value-type="float" office:value="172">
            <text:p>172</text:p>
          </table:table-cell>
          <table:table-cell/>
          <table:table-cell table:formula="of:=SUM([.J$2:.J1577])/[.I1577]" office:value-type="float" office:value="175.272208121827">
            <text:p>175.27220812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577">
            <text:p>1577</text:p>
          </table:table-cell>
          <table:table-cell table:formula="of:=[.F1578]*24*60" office:value-type="float" office:value="174">
            <text:p>174</text:p>
          </table:table-cell>
          <table:table-cell/>
          <table:table-cell table:formula="of:=SUM([.J$2:.J1578])/[.I1578]" office:value-type="float" office:value="175.271401395054">
            <text:p>175.27140139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was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578">
            <text:p>1578</text:p>
          </table:table-cell>
          <table:table-cell table:formula="of:=[.F1579]*24*60" office:value-type="float" office:value="146">
            <text:p>146</text:p>
          </table:table-cell>
          <table:table-cell/>
          <table:table-cell table:formula="of:=SUM([.J$2:.J1579])/[.I1579]" office:value-type="float" office:value="175.252851711027">
            <text:p>175.2528517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579">
            <text:p>1579</text:p>
          </table:table-cell>
          <table:table-cell table:formula="of:=[.F1580]*24*60" office:value-type="float" office:value="145">
            <text:p>145</text:p>
          </table:table-cell>
          <table:table-cell/>
          <table:table-cell table:formula="of:=SUM([.J$2:.J1580])/[.I1580]" office:value-type="float" office:value="175.23369221026">
            <text:p>175.23369221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flo</text:p>
          </table:table-cell>
          <table:table-cell office:value-type="string">
            <text:p>2:54</text:p>
          </table:table-cell>
          <table:table-cell office:value-type="string">
            <text:p>(:13</text:p>
          </table:table-cell>
          <table:table-cell office:value-type="string">
            <text:p>delay)</text:p>
          </table:table-cell>
          <table:table-cell office:value-type="float" office:value="1580">
            <text:p>1580</text:p>
          </table:table-cell>
          <table:table-cell table:formula="of:=[.F1581]*24*60" office:value-type="float" office:value="174">
            <text:p>174</text:p>
          </table:table-cell>
          <table:table-cell/>
          <table:table-cell table:formula="of:=SUM([.J$2:.J1581])/[.I1581]" office:value-type="float" office:value="175.232911392405">
            <text:p>175.23291139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et</text:p>
          </table:table-cell>
          <table:table-cell office:value-type="string">
            <text:p>tba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581">
            <text:p>1581</text:p>
          </table:table-cell>
          <table:table-cell table:formula="of:=[.F1582]*24*60" office:value-type="float" office:value="209">
            <text:p>209</text:p>
          </table:table-cell>
          <table:table-cell/>
          <table:table-cell table:formula="of:=SUM([.J$2:.J1582])/[.I1582]" office:value-type="float" office:value="175.254269449715">
            <text:p>175.25426944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il</text:p>
          </table:table-cell>
          <table:table-cell office:value-type="string">
            <text:p>atl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582">
            <text:p>1582</text:p>
          </table:table-cell>
          <table:table-cell table:formula="of:=[.F1583]*24*60" office:value-type="float" office:value="164">
            <text:p>164</text:p>
          </table:table-cell>
          <table:table-cell/>
          <table:table-cell table:formula="of:=SUM([.J$2:.J1583])/[.I1583]" office:value-type="float" office:value="175.247155499368">
            <text:p>175.24715549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yn</text:p>
          </table:table-cell>
          <table:table-cell office:value-type="string">
            <text:p>hou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583">
            <text:p>1583</text:p>
          </table:table-cell>
          <table:table-cell table:formula="of:=[.F1584]*24*60" office:value-type="float" office:value="174">
            <text:p>174</text:p>
          </table:table-cell>
          <table:table-cell/>
          <table:table-cell table:formula="of:=SUM([.J$2:.J1584])/[.I1584]" office:value-type="float" office:value="175.246367656349">
            <text:p>175.24636765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oak</text:p>
          </table:table-cell>
          <table:table-cell office:value-type="string">
            <text:p>bos</text:p>
          </table:table-cell>
          <table:table-cell office:value-type="string">
            <text:p>3:50</text:p>
          </table:table-cell>
          <table:table-cell table:number-columns-repeated="2"/>
          <table:table-cell office:value-type="float" office:value="1584">
            <text:p>1584</text:p>
          </table:table-cell>
          <table:table-cell table:formula="of:=[.F1585]*24*60" office:value-type="float" office:value="230">
            <text:p>230</text:p>
          </table:table-cell>
          <table:table-cell/>
          <table:table-cell table:formula="of:=SUM([.J$2:.J1585])/[.I1585]" office:value-type="float" office:value="175.280934343434">
            <text:p>175.28093434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phi</text:p>
          </table:table-cell>
          <table:table-cell office:value-type="string">
            <text:p>sl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585">
            <text:p>1585</text:p>
          </table:table-cell>
          <table:table-cell table:formula="of:=[.F1586]*24*60" office:value-type="float" office:value="165">
            <text:p>165</text:p>
          </table:table-cell>
          <table:table-cell/>
          <table:table-cell table:formula="of:=SUM([.J$2:.J1586])/[.I1586]" office:value-type="float" office:value="175.274447949527">
            <text:p>175.27444794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586">
            <text:p>1586</text:p>
          </table:table-cell>
          <table:table-cell table:formula="of:=[.F1587]*24*60" office:value-type="float" office:value="167">
            <text:p>167</text:p>
          </table:table-cell>
          <table:table-cell/>
          <table:table-cell table:formula="of:=SUM([.J$2:.J1587])/[.I1587]" office:value-type="float" office:value="175.269230769231">
            <text:p>175.2692307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587">
            <text:p>1587</text:p>
          </table:table-cell>
          <table:table-cell table:formula="of:=[.F1588]*24*60" office:value-type="float" office:value="180">
            <text:p>180</text:p>
          </table:table-cell>
          <table:table-cell/>
          <table:table-cell table:formula="of:=SUM([.J$2:.J1588])/[.I1588]" office:value-type="float" office:value="175.272211720227">
            <text:p>175.27221172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588">
            <text:p>1588</text:p>
          </table:table-cell>
          <table:table-cell table:formula="of:=[.F1589]*24*60" office:value-type="float" office:value="186">
            <text:p>186</text:p>
          </table:table-cell>
          <table:table-cell/>
          <table:table-cell table:formula="of:=SUM([.J$2:.J1589])/[.I1589]" office:value-type="float" office:value="175.278967254408">
            <text:p>175.27896725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nya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589">
            <text:p>1589</text:p>
          </table:table-cell>
          <table:table-cell table:formula="of:=[.F1590]*24*60" office:value-type="float" office:value="162">
            <text:p>162</text:p>
          </table:table-cell>
          <table:table-cell/>
          <table:table-cell table:formula="of:=SUM([.J$2:.J1590])/[.I1590]" office:value-type="float" office:value="175.270610446822">
            <text:p>175.27061044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590">
            <text:p>1590</text:p>
          </table:table-cell>
          <table:table-cell table:formula="of:=[.F1591]*24*60" office:value-type="float" office:value="155">
            <text:p>155</text:p>
          </table:table-cell>
          <table:table-cell/>
          <table:table-cell table:formula="of:=SUM([.J$2:.J1591])/[.I1591]" office:value-type="float" office:value="175.25786163522">
            <text:p>175.25786163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591">
            <text:p>1591</text:p>
          </table:table-cell>
          <table:table-cell table:formula="of:=[.F1592]*24*60" office:value-type="float" office:value="148">
            <text:p>148</text:p>
          </table:table-cell>
          <table:table-cell/>
          <table:table-cell table:formula="of:=SUM([.J$2:.J1592])/[.I1592]" office:value-type="float" office:value="175.240729101194">
            <text:p>175.24072910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592">
            <text:p>1592</text:p>
          </table:table-cell>
          <table:table-cell table:formula="of:=[.F1593]*24*60" office:value-type="float" office:value="181">
            <text:p>181</text:p>
          </table:table-cell>
          <table:table-cell/>
          <table:table-cell table:formula="of:=SUM([.J$2:.J1593])/[.I1593]" office:value-type="float" office:value="175.244346733668">
            <text:p>175.24434673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593">
            <text:p>1593</text:p>
          </table:table-cell>
          <table:table-cell table:formula="of:=[.F1594]*24*60" office:value-type="float" office:value="149">
            <text:p>149</text:p>
          </table:table-cell>
          <table:table-cell/>
          <table:table-cell table:formula="of:=SUM([.J$2:.J1594])/[.I1594]" office:value-type="float" office:value="175.227871939736">
            <text:p>175.22787193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ol</text:p>
          </table:table-cell>
          <table:table-cell office:value-type="string">
            <text:p>flo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594">
            <text:p>1594</text:p>
          </table:table-cell>
          <table:table-cell table:formula="of:=[.F1595]*24*60" office:value-type="float" office:value="165">
            <text:p>165</text:p>
          </table:table-cell>
          <table:table-cell/>
          <table:table-cell table:formula="of:=SUM([.J$2:.J1595])/[.I1595]" office:value-type="float" office:value="175.221455457967">
            <text:p>175.2214554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det</text:p>
          </table:table-cell>
          <table:table-cell office:value-type="string">
            <text:p>tba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595">
            <text:p>1595</text:p>
          </table:table-cell>
          <table:table-cell table:formula="of:=[.F1596]*24*60" office:value-type="float" office:value="209">
            <text:p>209</text:p>
          </table:table-cell>
          <table:table-cell/>
          <table:table-cell table:formula="of:=SUM([.J$2:.J1596])/[.I1596]" office:value-type="float" office:value="175.24263322884">
            <text:p>175.24263322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mil</text:p>
          </table:table-cell>
          <table:table-cell office:value-type="string">
            <text:p>atl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596">
            <text:p>1596</text:p>
          </table:table-cell>
          <table:table-cell table:formula="of:=[.F1597]*24*60" office:value-type="float" office:value="152">
            <text:p>152</text:p>
          </table:table-cell>
          <table:table-cell/>
          <table:table-cell table:formula="of:=SUM([.J$2:.J1597])/[.I1597]" office:value-type="float" office:value="175.228070175439">
            <text:p>175.22807017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hou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1597">
            <text:p>1597</text:p>
          </table:table-cell>
          <table:table-cell table:formula="of:=[.F1598]*24*60" office:value-type="float" office:value="206">
            <text:p>206</text:p>
          </table:table-cell>
          <table:table-cell/>
          <table:table-cell table:formula="of:=SUM([.J$2:.J1598])/[.I1598]" office:value-type="float" office:value="175.247338760175">
            <text:p>175.24733876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bos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598">
            <text:p>1598</text:p>
          </table:table-cell>
          <table:table-cell table:formula="of:=[.F1599]*24*60" office:value-type="float" office:value="152">
            <text:p>152</text:p>
          </table:table-cell>
          <table:table-cell/>
          <table:table-cell table:formula="of:=SUM([.J$2:.J1599])/[.I1599]" office:value-type="float" office:value="175.232790988736">
            <text:p>175.23279098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phi</text:p>
          </table:table-cell>
          <table:table-cell office:value-type="string">
            <text:p>sln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599">
            <text:p>1599</text:p>
          </table:table-cell>
          <table:table-cell table:formula="of:=[.F1600]*24*60" office:value-type="float" office:value="147">
            <text:p>147</text:p>
          </table:table-cell>
          <table:table-cell/>
          <table:table-cell table:formula="of:=SUM([.J$2:.J1600])/[.I1600]" office:value-type="float" office:value="175.215134459037">
            <text:p>175.2151344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600">
            <text:p>1600</text:p>
          </table:table-cell>
          <table:table-cell table:formula="of:=[.F1601]*24*60" office:value-type="float" office:value="150">
            <text:p>150</text:p>
          </table:table-cell>
          <table:table-cell/>
          <table:table-cell table:formula="of:=SUM([.J$2:.J1601])/[.I1601]" office:value-type="float" office:value="175.199375">
            <text:p>175.199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601">
            <text:p>1601</text:p>
          </table:table-cell>
          <table:table-cell table:formula="of:=[.F1602]*24*60" office:value-type="float" office:value="148">
            <text:p>148</text:p>
          </table:table-cell>
          <table:table-cell/>
          <table:table-cell table:formula="of:=SUM([.J$2:.J1602])/[.I1602]" office:value-type="float" office:value="175.182386008745">
            <text:p>175.18238600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602">
            <text:p>1602</text:p>
          </table:table-cell>
          <table:table-cell table:formula="of:=[.F1603]*24*60" office:value-type="float" office:value="181">
            <text:p>181</text:p>
          </table:table-cell>
          <table:table-cell/>
          <table:table-cell table:formula="of:=SUM([.J$2:.J1603])/[.I1603]" office:value-type="float" office:value="175.186017478152">
            <text:p>175.18601747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nya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1603">
            <text:p>1603</text:p>
          </table:table-cell>
          <table:table-cell table:formula="of:=[.F1604]*24*60" office:value-type="float" office:value="203">
            <text:p>203</text:p>
          </table:table-cell>
          <table:table-cell/>
          <table:table-cell table:formula="of:=SUM([.J$2:.J1604])/[.I1604]" office:value-type="float" office:value="175.203368683718">
            <text:p>175.20336868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604">
            <text:p>1604</text:p>
          </table:table-cell>
          <table:table-cell table:formula="of:=[.F1605]*24*60" office:value-type="float" office:value="201">
            <text:p>201</text:p>
          </table:table-cell>
          <table:table-cell/>
          <table:table-cell table:formula="of:=SUM([.J$2:.J1605])/[.I1605]" office:value-type="float" office:value="175.219451371571">
            <text:p>175.21945137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605">
            <text:p>1605</text:p>
          </table:table-cell>
          <table:table-cell table:formula="of:=[.F1606]*24*60" office:value-type="float" office:value="159">
            <text:p>159</text:p>
          </table:table-cell>
          <table:table-cell/>
          <table:table-cell table:formula="of:=SUM([.J$2:.J1606])/[.I1606]" office:value-type="float" office:value="175.209345794393">
            <text:p>175.20934579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606">
            <text:p>1606</text:p>
          </table:table-cell>
          <table:table-cell table:formula="of:=[.F1607]*24*60" office:value-type="float" office:value="179">
            <text:p>179</text:p>
          </table:table-cell>
          <table:table-cell/>
          <table:table-cell table:formula="of:=SUM([.J$2:.J1607])/[.I1607]" office:value-type="float" office:value="175.211706102117">
            <text:p>175.21170610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was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607">
            <text:p>1607</text:p>
          </table:table-cell>
          <table:table-cell table:formula="of:=[.F1608]*24*60" office:value-type="float" office:value="147">
            <text:p>147</text:p>
          </table:table-cell>
          <table:table-cell/>
          <table:table-cell table:formula="of:=SUM([.J$2:.J1608])/[.I1608]" office:value-type="float" office:value="175.194150591164">
            <text:p>175.19415059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608">
            <text:p>1608</text:p>
          </table:table-cell>
          <table:table-cell table:formula="of:=[.F1609]*24*60" office:value-type="float" office:value="149">
            <text:p>149</text:p>
          </table:table-cell>
          <table:table-cell/>
          <table:table-cell table:formula="of:=SUM([.J$2:.J1609])/[.I1609]" office:value-type="float" office:value="175.177860696517">
            <text:p>175.17786069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ol</text:p>
          </table:table-cell>
          <table:table-cell office:value-type="string">
            <text:p>flo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609">
            <text:p>1609</text:p>
          </table:table-cell>
          <table:table-cell table:formula="of:=[.F1610]*24*60" office:value-type="float" office:value="191">
            <text:p>191</text:p>
          </table:table-cell>
          <table:table-cell/>
          <table:table-cell table:formula="of:=SUM([.J$2:.J1610])/[.I1610]" office:value-type="float" office:value="175.187694220012">
            <text:p>175.187694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tba</text:p>
          </table:table-cell>
          <table:table-cell office:value-type="string">
            <text:p>3:45</text:p>
          </table:table-cell>
          <table:table-cell table:number-columns-repeated="2"/>
          <table:table-cell office:value-type="float" office:value="1610">
            <text:p>1610</text:p>
          </table:table-cell>
          <table:table-cell table:formula="of:=[.F1611]*24*60" office:value-type="float" office:value="225">
            <text:p>225</text:p>
          </table:table-cell>
          <table:table-cell/>
          <table:table-cell table:formula="of:=SUM([.J$2:.J1611])/[.I1611]" office:value-type="float" office:value="175.218633540373">
            <text:p>175.21863354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at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611">
            <text:p>1611</text:p>
          </table:table-cell>
          <table:table-cell table:formula="of:=[.F1612]*24*60" office:value-type="float" office:value="154">
            <text:p>154</text:p>
          </table:table-cell>
          <table:table-cell/>
          <table:table-cell table:formula="of:=SUM([.J$2:.J1612])/[.I1612]" office:value-type="float" office:value="175.205462445686">
            <text:p>175.20546244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hou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612">
            <text:p>1612</text:p>
          </table:table-cell>
          <table:table-cell table:formula="of:=[.F1613]*24*60" office:value-type="float" office:value="166">
            <text:p>166</text:p>
          </table:table-cell>
          <table:table-cell/>
          <table:table-cell table:formula="of:=SUM([.J$2:.J1613])/[.I1613]" office:value-type="float" office:value="175.199751861042">
            <text:p>175.1997518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ak</text:p>
          </table:table-cell>
          <table:table-cell office:value-type="string">
            <text:p>bos</text:p>
          </table:table-cell>
          <table:table-cell office:value-type="string">
            <text:p>3:03</text:p>
          </table:table-cell>
          <table:table-cell office:value-type="string">
            <text:p>(:37</text:p>
          </table:table-cell>
          <table:table-cell office:value-type="string">
            <text:p>delay)</text:p>
          </table:table-cell>
          <table:table-cell office:value-type="float" office:value="1613">
            <text:p>1613</text:p>
          </table:table-cell>
          <table:table-cell table:formula="of:=[.F1614]*24*60" office:value-type="float" office:value="183">
            <text:p>183</text:p>
          </table:table-cell>
          <table:table-cell/>
          <table:table-cell table:formula="of:=SUM([.J$2:.J1614])/[.I1614]" office:value-type="float" office:value="175.204587724737">
            <text:p>175.20458772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sl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614">
            <text:p>1614</text:p>
          </table:table-cell>
          <table:table-cell table:formula="of:=[.F1615]*24*60" office:value-type="float" office:value="177">
            <text:p>177</text:p>
          </table:table-cell>
          <table:table-cell/>
          <table:table-cell table:formula="of:=SUM([.J$2:.J1615])/[.I1615]" office:value-type="float" office:value="175.205700123916">
            <text:p>175.20570012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ch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615">
            <text:p>1615</text:p>
          </table:table-cell>
          <table:table-cell table:formula="of:=[.F1616]*24*60" office:value-type="float" office:value="169">
            <text:p>169</text:p>
          </table:table-cell>
          <table:table-cell/>
          <table:table-cell table:formula="of:=SUM([.J$2:.J1616])/[.I1616]" office:value-type="float" office:value="175.201857585139">
            <text:p>175.20185758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616">
            <text:p>1616</text:p>
          </table:table-cell>
          <table:table-cell table:formula="of:=[.F1617]*24*60" office:value-type="float" office:value="157">
            <text:p>157</text:p>
          </table:table-cell>
          <table:table-cell/>
          <table:table-cell table:formula="of:=SUM([.J$2:.J1617])/[.I1617]" office:value-type="float" office:value="175.190594059406">
            <text:p>175.19059405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617">
            <text:p>1617</text:p>
          </table:table-cell>
          <table:table-cell table:formula="of:=[.F1618]*24*60" office:value-type="float" office:value="171">
            <text:p>171</text:p>
          </table:table-cell>
          <table:table-cell/>
          <table:table-cell table:formula="of:=SUM([.J$2:.J1618])/[.I1618]" office:value-type="float" office:value="175.188002473717">
            <text:p>175.18800247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atl</text:p>
          </table:table-cell>
          <table:table-cell office:value-type="string">
            <text:p>sf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618">
            <text:p>1618</text:p>
          </table:table-cell>
          <table:table-cell table:formula="of:=[.F1619]*24*60" office:value-type="float" office:value="160">
            <text:p>160</text:p>
          </table:table-cell>
          <table:table-cell/>
          <table:table-cell table:formula="of:=SUM([.J$2:.J1619])/[.I1619]" office:value-type="float" office:value="175.178615574784">
            <text:p>175.17861557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ana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619">
            <text:p>1619</text:p>
          </table:table-cell>
          <table:table-cell table:formula="of:=[.F1620]*24*60" office:value-type="float" office:value="186">
            <text:p>186</text:p>
          </table:table-cell>
          <table:table-cell/>
          <table:table-cell table:formula="of:=SUM([.J$2:.J1620])/[.I1620]" office:value-type="float" office:value="175.185299567634">
            <text:p>175.18529956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kc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620">
            <text:p>1620</text:p>
          </table:table-cell>
          <table:table-cell table:formula="of:=[.F1621]*24*60" office:value-type="float" office:value="179">
            <text:p>179</text:p>
          </table:table-cell>
          <table:table-cell/>
          <table:table-cell table:formula="of:=SUM([.J$2:.J1621])/[.I1621]" office:value-type="float" office:value="175.187654320988">
            <text:p>175.1876543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tba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621">
            <text:p>1621</text:p>
          </table:table-cell>
          <table:table-cell table:formula="of:=[.F1622]*24*60" office:value-type="float" office:value="183">
            <text:p>183</text:p>
          </table:table-cell>
          <table:table-cell/>
          <table:table-cell table:formula="of:=SUM([.J$2:.J1622])/[.I1622]" office:value-type="float" office:value="175.192473781616">
            <text:p>175.19247378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19</text:p>
          </table:table-cell>
          <table:table-cell office:value-type="string">
            <text:p>(2:45</text:p>
          </table:table-cell>
          <table:table-cell office:value-type="string">
            <text:p>delay)</text:p>
          </table:table-cell>
          <table:table-cell office:value-type="float" office:value="1622">
            <text:p>1622</text:p>
          </table:table-cell>
          <table:table-cell table:formula="of:=[.F1623]*24*60" office:value-type="float" office:value="139">
            <text:p>139</text:p>
          </table:table-cell>
          <table:table-cell/>
          <table:table-cell table:formula="of:=SUM([.J$2:.J1623])/[.I1623]" office:value-type="float" office:value="175.170160295931">
            <text:p>175.17016029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623">
            <text:p>1623</text:p>
          </table:table-cell>
          <table:table-cell table:formula="of:=[.F1624]*24*60" office:value-type="float" office:value="156">
            <text:p>156</text:p>
          </table:table-cell>
          <table:table-cell/>
          <table:table-cell table:formula="of:=SUM([.J$2:.J1624])/[.I1624]" office:value-type="float" office:value="175.158348736907">
            <text:p>175.158348736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624">
            <text:p>1624</text:p>
          </table:table-cell>
          <table:table-cell table:formula="of:=[.F1625]*24*60" office:value-type="float" office:value="181">
            <text:p>181</text:p>
          </table:table-cell>
          <table:table-cell/>
          <table:table-cell table:formula="of:=SUM([.J$2:.J1625])/[.I1625]" office:value-type="float" office:value="175.161945812808">
            <text:p>175.16194581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ya</text:p>
          </table:table-cell>
          <table:table-cell office:value-type="string">
            <text:p>tex</text:p>
          </table:table-cell>
          <table:table-cell office:value-type="string">
            <text:p>3:28</text:p>
          </table:table-cell>
          <table:table-cell table:number-columns-repeated="2"/>
          <table:table-cell office:value-type="float" office:value="1625">
            <text:p>1625</text:p>
          </table:table-cell>
          <table:table-cell table:formula="of:=[.F1626]*24*60" office:value-type="float" office:value="208">
            <text:p>208</text:p>
          </table:table-cell>
          <table:table-cell/>
          <table:table-cell table:formula="of:=SUM([.J$2:.J1626])/[.I1626]" office:value-type="float" office:value="175.182153846154">
            <text:p>175.182153846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626">
            <text:p>1626</text:p>
          </table:table-cell>
          <table:table-cell table:formula="of:=[.F1627]*24*60" office:value-type="float" office:value="163">
            <text:p>163</text:p>
          </table:table-cell>
          <table:table-cell/>
          <table:table-cell table:formula="of:=SUM([.J$2:.J1627])/[.I1627]" office:value-type="float" office:value="175.174661746617">
            <text:p>175.17466174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pit</text:p>
          </table:table-cell>
          <table:table-cell office:value-type="string">
            <text:p>ari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627">
            <text:p>1627</text:p>
          </table:table-cell>
          <table:table-cell table:formula="of:=[.F1628]*24*60" office:value-type="float" office:value="186">
            <text:p>186</text:p>
          </table:table-cell>
          <table:table-cell/>
          <table:table-cell table:formula="of:=SUM([.J$2:.J1628])/[.I1628]" office:value-type="float" office:value="175.181315304241">
            <text:p>175.181315304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col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628">
            <text:p>1628</text:p>
          </table:table-cell>
          <table:table-cell table:formula="of:=[.F1629]*24*60" office:value-type="float" office:value="188">
            <text:p>188</text:p>
          </table:table-cell>
          <table:table-cell/>
          <table:table-cell table:formula="of:=SUM([.J$2:.J1629])/[.I1629]" office:value-type="float" office:value="175.189189189189">
            <text:p>175.18918918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atl</text:p>
          </table:table-cell>
          <table:table-cell office:value-type="string">
            <text:p>sfn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629">
            <text:p>1629</text:p>
          </table:table-cell>
          <table:table-cell table:formula="of:=[.F1630]*24*60" office:value-type="float" office:value="175">
            <text:p>175</text:p>
          </table:table-cell>
          <table:table-cell/>
          <table:table-cell table:formula="of:=SUM([.J$2:.J1630])/[.I1630]" office:value-type="float" office:value="175.189073050951">
            <text:p>175.1890730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kc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630">
            <text:p>1630</text:p>
          </table:table-cell>
          <table:table-cell table:formula="of:=[.F1631]*24*60" office:value-type="float" office:value="181">
            <text:p>181</text:p>
          </table:table-cell>
          <table:table-cell/>
          <table:table-cell table:formula="of:=SUM([.J$2:.J1631])/[.I1631]" office:value-type="float" office:value="175.19263803681">
            <text:p>175.1926380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tba</text:p>
          </table:table-cell>
          <table:table-cell office:value-type="string">
            <text:p>3:48</text:p>
          </table:table-cell>
          <table:table-cell table:number-columns-repeated="2"/>
          <table:table-cell office:value-type="float" office:value="1631">
            <text:p>1631</text:p>
          </table:table-cell>
          <table:table-cell table:formula="of:=[.F1632]*24*60" office:value-type="float" office:value="228">
            <text:p>228</text:p>
          </table:table-cell>
          <table:table-cell/>
          <table:table-cell table:formula="of:=SUM([.J$2:.J1632])/[.I1632]" office:value-type="float" office:value="175.22501532802">
            <text:p>175.2250153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4:58</text:p>
          </table:table-cell>
          <table:table-cell table:number-columns-repeated="2"/>
          <table:table-cell office:value-type="float" office:value="1632">
            <text:p>1632</text:p>
          </table:table-cell>
          <table:table-cell table:formula="of:=[.F1633]*24*60" office:value-type="float" office:value="298">
            <text:p>298</text:p>
          </table:table-cell>
          <table:table-cell/>
          <table:table-cell table:formula="of:=SUM([.J$2:.J1633])/[.I1633]" office:value-type="float" office:value="175.300245098039">
            <text:p>175.3002450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1633">
            <text:p>1633</text:p>
          </table:table-cell>
          <table:table-cell table:formula="of:=[.F1634]*24*60" office:value-type="float" office:value="203">
            <text:p>203</text:p>
          </table:table-cell>
          <table:table-cell/>
          <table:table-cell table:formula="of:=SUM([.J$2:.J1634])/[.I1634]" office:value-type="float" office:value="175.317207593386">
            <text:p>175.31720759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634">
            <text:p>1634</text:p>
          </table:table-cell>
          <table:table-cell table:formula="of:=[.F1635]*24*60" office:value-type="float" office:value="166">
            <text:p>166</text:p>
          </table:table-cell>
          <table:table-cell/>
          <table:table-cell table:formula="of:=SUM([.J$2:.J1635])/[.I1635]" office:value-type="float" office:value="175.311505507956">
            <text:p>175.3115055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sln</text:p>
          </table:table-cell>
          <table:table-cell office:value-type="string">
            <text:p>3:21</text:p>
          </table:table-cell>
          <table:table-cell office:value-type="string">
            <text:p>(1:05</text:p>
          </table:table-cell>
          <table:table-cell office:value-type="string">
            <text:p>delay)</text:p>
          </table:table-cell>
          <table:table-cell office:value-type="float" office:value="1635">
            <text:p>1635</text:p>
          </table:table-cell>
          <table:table-cell table:formula="of:=[.F1636]*24*60" office:value-type="float" office:value="201">
            <text:p>201</text:p>
          </table:table-cell>
          <table:table-cell/>
          <table:table-cell table:formula="of:=SUM([.J$2:.J1636])/[.I1636]" office:value-type="float" office:value="175.327217125382">
            <text:p>175.32721712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636">
            <text:p>1636</text:p>
          </table:table-cell>
          <table:table-cell table:formula="of:=[.F1637]*24*60" office:value-type="float" office:value="164">
            <text:p>164</text:p>
          </table:table-cell>
          <table:table-cell/>
          <table:table-cell table:formula="of:=SUM([.J$2:.J1637])/[.I1637]" office:value-type="float" office:value="175.320293398533">
            <text:p>175.320293398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637">
            <text:p>1637</text:p>
          </table:table-cell>
          <table:table-cell table:formula="of:=[.F1638]*24*60" office:value-type="float" office:value="194">
            <text:p>194</text:p>
          </table:table-cell>
          <table:table-cell/>
          <table:table-cell table:formula="of:=SUM([.J$2:.J1638])/[.I1638]" office:value-type="float" office:value="175.331704337202">
            <text:p>175.33170433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tex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638">
            <text:p>1638</text:p>
          </table:table-cell>
          <table:table-cell table:formula="of:=[.F1639]*24*60" office:value-type="float" office:value="207">
            <text:p>207</text:p>
          </table:table-cell>
          <table:table-cell/>
          <table:table-cell table:formula="of:=SUM([.J$2:.J1639])/[.I1639]" office:value-type="float" office:value="175.351037851038">
            <text:p>175.35103785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639">
            <text:p>1639</text:p>
          </table:table-cell>
          <table:table-cell table:formula="of:=[.F1640]*24*60" office:value-type="float" office:value="158">
            <text:p>158</text:p>
          </table:table-cell>
          <table:table-cell/>
          <table:table-cell table:formula="of:=SUM([.J$2:.J1640])/[.I1640]" office:value-type="float" office:value="175.340451494814">
            <text:p>175.34045149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ari</text:p>
          </table:table-cell>
          <table:table-cell office:value-type="string">
            <text:p>1:55</text:p>
          </table:table-cell>
          <table:table-cell table:number-columns-repeated="2"/>
          <table:table-cell office:value-type="float" office:value="1640">
            <text:p>1640</text:p>
          </table:table-cell>
          <table:table-cell table:formula="of:=[.F1641]*24*60" office:value-type="float" office:value="115">
            <text:p>115</text:p>
          </table:table-cell>
          <table:table-cell/>
          <table:table-cell table:formula="of:=SUM([.J$2:.J1641])/[.I1641]" office:value-type="float" office:value="175.303658536585">
            <text:p>175.30365853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ny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641">
            <text:p>1641</text:p>
          </table:table-cell>
          <table:table-cell table:formula="of:=[.F1642]*24*60" office:value-type="float" office:value="168">
            <text:p>168</text:p>
          </table:table-cell>
          <table:table-cell/>
          <table:table-cell table:formula="of:=SUM([.J$2:.J1642])/[.I1642]" office:value-type="float" office:value="175.299207800122">
            <text:p>175.299207800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col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642">
            <text:p>1642</text:p>
          </table:table-cell>
          <table:table-cell table:formula="of:=[.F1643]*24*60" office:value-type="float" office:value="154">
            <text:p>154</text:p>
          </table:table-cell>
          <table:table-cell/>
          <table:table-cell table:formula="of:=SUM([.J$2:.J1643])/[.I1643]" office:value-type="float" office:value="175.286236297199">
            <text:p>175.28623629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atl</text:p>
          </table:table-cell>
          <table:table-cell office:value-type="string">
            <text:p>sfn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643">
            <text:p>1643</text:p>
          </table:table-cell>
          <table:table-cell table:formula="of:=[.F1644]*24*60" office:value-type="float" office:value="134">
            <text:p>134</text:p>
          </table:table-cell>
          <table:table-cell/>
          <table:table-cell table:formula="of:=SUM([.J$2:.J1644])/[.I1644]" office:value-type="float" office:value="175.261107729763">
            <text:p>175.26110772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bal</text:p>
          </table:table-cell>
          <table:table-cell office:value-type="string">
            <text:p>an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1644">
            <text:p>1644</text:p>
          </table:table-cell>
          <table:table-cell table:formula="of:=[.F1645]*24*60" office:value-type="float" office:value="140">
            <text:p>140</text:p>
          </table:table-cell>
          <table:table-cell/>
          <table:table-cell table:formula="of:=SUM([.J$2:.J1645])/[.I1645]" office:value-type="float" office:value="175.239659367397">
            <text:p>175.23965936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bos</text:p>
          </table:table-cell>
          <table:table-cell office:value-type="string">
            <text:p>kca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645">
            <text:p>1645</text:p>
          </table:table-cell>
          <table:table-cell table:formula="of:=[.F1646]*24*60" office:value-type="float" office:value="167">
            <text:p>167</text:p>
          </table:table-cell>
          <table:table-cell/>
          <table:table-cell table:formula="of:=SUM([.J$2:.J1646])/[.I1646]" office:value-type="float" office:value="175.234650455927">
            <text:p>175.23465045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cle</text:p>
          </table:table-cell>
          <table:table-cell office:value-type="string">
            <text:p>tba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1646">
            <text:p>1646</text:p>
          </table:table-cell>
          <table:table-cell table:formula="of:=[.F1647]*24*60" office:value-type="float" office:value="202">
            <text:p>202</text:p>
          </table:table-cell>
          <table:table-cell/>
          <table:table-cell table:formula="of:=SUM([.J$2:.J1647])/[.I1647]" office:value-type="float" office:value="175.250911300122">
            <text:p>175.25091130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647">
            <text:p>1647</text:p>
          </table:table-cell>
          <table:table-cell table:formula="of:=[.F1648]*24*60" office:value-type="float" office:value="151">
            <text:p>151</text:p>
          </table:table-cell>
          <table:table-cell/>
          <table:table-cell table:formula="of:=SUM([.J$2:.J1648])/[.I1648]" office:value-type="float" office:value="175.236187006679">
            <text:p>175.23618700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648">
            <text:p>1648</text:p>
          </table:table-cell>
          <table:table-cell table:formula="of:=[.F1649]*24*60" office:value-type="float" office:value="154">
            <text:p>154</text:p>
          </table:table-cell>
          <table:table-cell/>
          <table:table-cell table:formula="of:=SUM([.J$2:.J1649])/[.I1649]" office:value-type="float" office:value="175.223300970874">
            <text:p>175.22330097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649">
            <text:p>1649</text:p>
          </table:table-cell>
          <table:table-cell table:formula="of:=[.F1650]*24*60" office:value-type="float" office:value="177">
            <text:p>177</text:p>
          </table:table-cell>
          <table:table-cell/>
          <table:table-cell table:formula="of:=SUM([.J$2:.J1650])/[.I1650]" office:value-type="float" office:value="175.224378411158">
            <text:p>175.22437841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lan</text:p>
          </table:table-cell>
          <table:table-cell office:value-type="string">
            <text:p>sl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650">
            <text:p>1650</text:p>
          </table:table-cell>
          <table:table-cell table:formula="of:=[.F1651]*24*60" office:value-type="float" office:value="176">
            <text:p>176</text:p>
          </table:table-cell>
          <table:table-cell/>
          <table:table-cell table:formula="of:=SUM([.J$2:.J1651])/[.I1651]" office:value-type="float" office:value="175.224848484848">
            <text:p>175.22484848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651">
            <text:p>1651</text:p>
          </table:table-cell>
          <table:table-cell table:formula="of:=[.F1652]*24*60" office:value-type="float" office:value="176">
            <text:p>176</text:p>
          </table:table-cell>
          <table:table-cell/>
          <table:table-cell table:formula="of:=SUM([.J$2:.J1652])/[.I1652]" office:value-type="float" office:value="175.225317989098">
            <text:p>175.225317989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652">
            <text:p>1652</text:p>
          </table:table-cell>
          <table:table-cell table:formula="of:=[.F1653]*24*60" office:value-type="float" office:value="170">
            <text:p>170</text:p>
          </table:table-cell>
          <table:table-cell/>
          <table:table-cell table:formula="of:=SUM([.J$2:.J1653])/[.I1653]" office:value-type="float" office:value="175.22215496368">
            <text:p>175.22215496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ya</text:p>
          </table:table-cell>
          <table:table-cell office:value-type="string">
            <text:p>tex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653">
            <text:p>1653</text:p>
          </table:table-cell>
          <table:table-cell table:formula="of:=[.F1654]*24*60" office:value-type="float" office:value="184">
            <text:p>184</text:p>
          </table:table-cell>
          <table:table-cell/>
          <table:table-cell table:formula="of:=SUM([.J$2:.J1654])/[.I1654]" office:value-type="float" office:value="175.227465214761">
            <text:p>175.227465214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string">
            <text:p>2:15</text:p>
          </table:table-cell>
          <table:table-cell table:number-columns-repeated="2"/>
          <table:table-cell office:value-type="float" office:value="1654">
            <text:p>1654</text:p>
          </table:table-cell>
          <table:table-cell table:formula="of:=[.F1655]*24*60" office:value-type="float" office:value="135">
            <text:p>135</text:p>
          </table:table-cell>
          <table:table-cell/>
          <table:table-cell table:formula="of:=SUM([.J$2:.J1655])/[.I1655]" office:value-type="float" office:value="175.203143893591">
            <text:p>175.20314389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pit</text:p>
          </table:table-cell>
          <table:table-cell office:value-type="string">
            <text:p>ari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1655">
            <text:p>1655</text:p>
          </table:table-cell>
          <table:table-cell table:formula="of:=[.F1656]*24*60" office:value-type="float" office:value="136">
            <text:p>136</text:p>
          </table:table-cell>
          <table:table-cell/>
          <table:table-cell table:formula="of:=SUM([.J$2:.J1656])/[.I1656]" office:value-type="float" office:value="175.179456193353">
            <text:p>175.17945619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sdn</text:p>
          </table:table-cell>
          <table:table-cell office:value-type="string">
            <text:p>ny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656">
            <text:p>1656</text:p>
          </table:table-cell>
          <table:table-cell table:formula="of:=[.F1657]*24*60" office:value-type="float" office:value="173">
            <text:p>173</text:p>
          </table:table-cell>
          <table:table-cell/>
          <table:table-cell table:formula="of:=SUM([.J$2:.J1657])/[.I1657]" office:value-type="float" office:value="175.178140096618">
            <text:p>175.17814009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657">
            <text:p>1657</text:p>
          </table:table-cell>
          <table:table-cell table:formula="of:=[.F1658]*24*60" office:value-type="float" office:value="169">
            <text:p>169</text:p>
          </table:table-cell>
          <table:table-cell/>
          <table:table-cell table:formula="of:=SUM([.J$2:.J1658])/[.I1658]" office:value-type="float" office:value="175.174411587206">
            <text:p>175.17441158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658">
            <text:p>1658</text:p>
          </table:table-cell>
          <table:table-cell table:formula="of:=[.F1659]*24*60" office:value-type="float" office:value="188">
            <text:p>188</text:p>
          </table:table-cell>
          <table:table-cell/>
          <table:table-cell table:formula="of:=SUM([.J$2:.J1659])/[.I1659]" office:value-type="float" office:value="175.182147165259">
            <text:p>175.18214716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659">
            <text:p>1659</text:p>
          </table:table-cell>
          <table:table-cell table:formula="of:=[.F1660]*24*60" office:value-type="float" office:value="175">
            <text:p>175</text:p>
          </table:table-cell>
          <table:table-cell/>
          <table:table-cell table:formula="of:=SUM([.J$2:.J1660])/[.I1660]" office:value-type="float" office:value="175.182037371911">
            <text:p>175.18203737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660">
            <text:p>1660</text:p>
          </table:table-cell>
          <table:table-cell table:formula="of:=[.F1661]*24*60" office:value-type="float" office:value="188">
            <text:p>188</text:p>
          </table:table-cell>
          <table:table-cell/>
          <table:table-cell table:formula="of:=SUM([.J$2:.J1661])/[.I1661]" office:value-type="float" office:value="175.189759036145">
            <text:p>175.18975903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lan</text:p>
          </table:table-cell>
          <table:table-cell office:value-type="string">
            <text:p>sln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1661">
            <text:p>1661</text:p>
          </table:table-cell>
          <table:table-cell table:formula="of:=[.F1662]*24*60" office:value-type="float" office:value="153">
            <text:p>153</text:p>
          </table:table-cell>
          <table:table-cell/>
          <table:table-cell table:formula="of:=SUM([.J$2:.J1662])/[.I1662]" office:value-type="float" office:value="175.176399759181">
            <text:p>175.17639975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nya</text:p>
          </table:table-cell>
          <table:table-cell office:value-type="string">
            <text:p>tex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662">
            <text:p>1662</text:p>
          </table:table-cell>
          <table:table-cell table:formula="of:=[.F1663]*24*60" office:value-type="float" office:value="170">
            <text:p>170</text:p>
          </table:table-cell>
          <table:table-cell/>
          <table:table-cell table:formula="of:=SUM([.J$2:.J1663])/[.I1663]" office:value-type="float" office:value="175.173285198556">
            <text:p>175.173285198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663">
            <text:p>1663</text:p>
          </table:table-cell>
          <table:table-cell table:formula="of:=[.F1664]*24*60" office:value-type="float" office:value="179">
            <text:p>179</text:p>
          </table:table-cell>
          <table:table-cell/>
          <table:table-cell table:formula="of:=SUM([.J$2:.J1664])/[.I1664]" office:value-type="float" office:value="175.175586289838">
            <text:p>175.17558628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sdn</text:p>
          </table:table-cell>
          <table:table-cell office:value-type="string">
            <text:p>nyn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664">
            <text:p>1664</text:p>
          </table:table-cell>
          <table:table-cell table:formula="of:=[.F1665]*24*60" office:value-type="float" office:value="174">
            <text:p>174</text:p>
          </table:table-cell>
          <table:table-cell/>
          <table:table-cell table:formula="of:=SUM([.J$2:.J1665])/[.I1665]" office:value-type="float" office:value="175.174879807692">
            <text:p>175.17487980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tba</text:p>
          </table:table-cell>
          <table:table-cell office:value-type="string">
            <text:p>sea</text:p>
          </table:table-cell>
          <table:table-cell office:value-type="string">
            <text:p>2:09</text:p>
          </table:table-cell>
          <table:table-cell table:number-columns-repeated="2"/>
          <table:table-cell office:value-type="float" office:value="1665">
            <text:p>1665</text:p>
          </table:table-cell>
          <table:table-cell table:formula="of:=[.F1666]*24*60" office:value-type="float" office:value="129">
            <text:p>129</text:p>
          </table:table-cell>
          <table:table-cell/>
          <table:table-cell table:formula="of:=SUM([.J$2:.J1666])/[.I1666]" office:value-type="float" office:value="175.147147147147">
            <text:p>175.147147147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 office:value-type="string">
            <text:p>col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666">
            <text:p>1666</text:p>
          </table:table-cell>
          <table:table-cell table:formula="of:=[.F1667]*24*60" office:value-type="float" office:value="155">
            <text:p>155</text:p>
          </table:table-cell>
          <table:table-cell/>
          <table:table-cell table:formula="of:=SUM([.J$2:.J1667])/[.I1667]" office:value-type="float" office:value="175.135054021609">
            <text:p>175.135054021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 office:value-type="string">
            <text:p>col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667">
            <text:p>1667</text:p>
          </table:table-cell>
          <table:table-cell table:formula="of:=[.F1668]*24*60" office:value-type="float" office:value="166">
            <text:p>166</text:p>
          </table:table-cell>
          <table:table-cell/>
          <table:table-cell table:formula="of:=SUM([.J$2:.J1668])/[.I1668]" office:value-type="float" office:value="175.129574085183">
            <text:p>175.12957408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668">
            <text:p>1668</text:p>
          </table:table-cell>
          <table:table-cell table:formula="of:=[.F1669]*24*60" office:value-type="float" office:value="185">
            <text:p>185</text:p>
          </table:table-cell>
          <table:table-cell/>
          <table:table-cell table:formula="of:=SUM([.J$2:.J1669])/[.I1669]" office:value-type="float" office:value="175.135491606715">
            <text:p>175.13549160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os</text:p>
          </table:table-cell>
          <table:table-cell office:value-type="string">
            <text:p>cha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669">
            <text:p>1669</text:p>
          </table:table-cell>
          <table:table-cell table:formula="of:=[.F1670]*24*60" office:value-type="float" office:value="147">
            <text:p>147</text:p>
          </table:table-cell>
          <table:table-cell/>
          <table:table-cell table:formula="of:=SUM([.J$2:.J1670])/[.I1670]" office:value-type="float" office:value="175.118633912522">
            <text:p>175.11863391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tor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670">
            <text:p>1670</text:p>
          </table:table-cell>
          <table:table-cell table:formula="of:=[.F1671]*24*60" office:value-type="float" office:value="167">
            <text:p>167</text:p>
          </table:table-cell>
          <table:table-cell/>
          <table:table-cell table:formula="of:=SUM([.J$2:.J1671])/[.I1671]" office:value-type="float" office:value="175.11377245509">
            <text:p>175.11377245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671">
            <text:p>1671</text:p>
          </table:table-cell>
          <table:table-cell table:formula="of:=[.F1672]*24*60" office:value-type="float" office:value="159">
            <text:p>159</text:p>
          </table:table-cell>
          <table:table-cell/>
          <table:table-cell table:formula="of:=SUM([.J$2:.J1672])/[.I1672]" office:value-type="float" office:value="175.104129263914">
            <text:p>175.10412926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672">
            <text:p>1672</text:p>
          </table:table-cell>
          <table:table-cell table:formula="of:=[.F1673]*24*60" office:value-type="float" office:value="193">
            <text:p>193</text:p>
          </table:table-cell>
          <table:table-cell/>
          <table:table-cell table:formula="of:=SUM([.J$2:.J1673])/[.I1673]" office:value-type="float" office:value="175.114832535885">
            <text:p>175.11483253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673">
            <text:p>1673</text:p>
          </table:table-cell>
          <table:table-cell table:formula="of:=[.F1674]*24*60" office:value-type="float" office:value="173">
            <text:p>173</text:p>
          </table:table-cell>
          <table:table-cell/>
          <table:table-cell table:formula="of:=SUM([.J$2:.J1674])/[.I1674]" office:value-type="float" office:value="175.113568439928">
            <text:p>175.11356843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674">
            <text:p>1674</text:p>
          </table:table-cell>
          <table:table-cell table:formula="of:=[.F1675]*24*60" office:value-type="float" office:value="207">
            <text:p>207</text:p>
          </table:table-cell>
          <table:table-cell/>
          <table:table-cell table:formula="of:=SUM([.J$2:.J1675])/[.I1675]" office:value-type="float" office:value="175.132616487455">
            <text:p>175.1326164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675">
            <text:p>1675</text:p>
          </table:table-cell>
          <table:table-cell table:formula="of:=[.F1676]*24*60" office:value-type="float" office:value="165">
            <text:p>165</text:p>
          </table:table-cell>
          <table:table-cell/>
          <table:table-cell table:formula="of:=SUM([.J$2:.J1676])/[.I1676]" office:value-type="float" office:value="175.126567164179">
            <text:p>175.12656716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oak</text:p>
          </table:table-cell>
          <table:table-cell office:value-type="string">
            <text:p>det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676">
            <text:p>1676</text:p>
          </table:table-cell>
          <table:table-cell table:formula="of:=[.F1677]*24*60" office:value-type="float" office:value="157">
            <text:p>157</text:p>
          </table:table-cell>
          <table:table-cell/>
          <table:table-cell table:formula="of:=SUM([.J$2:.J1677])/[.I1677]" office:value-type="float" office:value="175.115751789976">
            <text:p>175.1157517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it</text:p>
          </table:table-cell>
          <table:table-cell office:value-type="string">
            <text:p>phi</text:p>
          </table:table-cell>
          <table:table-cell office:value-type="string">
            <text:p>3:44</text:p>
          </table:table-cell>
          <table:table-cell table:number-columns-repeated="2"/>
          <table:table-cell office:value-type="float" office:value="1677">
            <text:p>1677</text:p>
          </table:table-cell>
          <table:table-cell table:formula="of:=[.F1678]*24*60" office:value-type="float" office:value="224">
            <text:p>224</text:p>
          </table:table-cell>
          <table:table-cell/>
          <table:table-cell table:formula="of:=SUM([.J$2:.J1678])/[.I1678]" office:value-type="float" office:value="175.144901610018">
            <text:p>175.144901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string">
            <text:p>2:27</text:p>
          </table:table-cell>
          <table:table-cell office:value-type="string">
            <text:p>(:54</text:p>
          </table:table-cell>
          <table:table-cell office:value-type="string">
            <text:p>delay)</text:p>
          </table:table-cell>
          <table:table-cell office:value-type="float" office:value="1678">
            <text:p>1678</text:p>
          </table:table-cell>
          <table:table-cell table:formula="of:=[.F1679]*24*60" office:value-type="float" office:value="147">
            <text:p>147</text:p>
          </table:table-cell>
          <table:table-cell/>
          <table:table-cell table:formula="of:=SUM([.J$2:.J1679])/[.I1679]" office:value-type="float" office:value="175.128128724672">
            <text:p>175.12812872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679">
            <text:p>1679</text:p>
          </table:table-cell>
          <table:table-cell table:formula="of:=[.F1680]*24*60" office:value-type="float" office:value="188">
            <text:p>188</text:p>
          </table:table-cell>
          <table:table-cell/>
          <table:table-cell table:formula="of:=SUM([.J$2:.J1680])/[.I1680]" office:value-type="float" office:value="175.135795116141">
            <text:p>175.13579511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tba</text:p>
          </table:table-cell>
          <table:table-cell office:value-type="string">
            <text:p>sea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680">
            <text:p>1680</text:p>
          </table:table-cell>
          <table:table-cell table:formula="of:=[.F1681]*24*60" office:value-type="float" office:value="149">
            <text:p>149</text:p>
          </table:table-cell>
          <table:table-cell/>
          <table:table-cell table:formula="of:=SUM([.J$2:.J1681])/[.I1681]" office:value-type="float" office:value="175.120238095238">
            <text:p>175.12023809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681">
            <text:p>1681</text:p>
          </table:table-cell>
          <table:table-cell table:formula="of:=[.F1682]*24*60" office:value-type="float" office:value="160">
            <text:p>160</text:p>
          </table:table-cell>
          <table:table-cell/>
          <table:table-cell table:formula="of:=SUM([.J$2:.J1682])/[.I1682]" office:value-type="float" office:value="175.111243307555">
            <text:p>175.111243307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as</text:p>
          </table:table-cell>
          <table:table-cell office:value-type="string">
            <text:p>mil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682">
            <text:p>1682</text:p>
          </table:table-cell>
          <table:table-cell table:formula="of:=[.F1683]*24*60" office:value-type="float" office:value="145">
            <text:p>145</text:p>
          </table:table-cell>
          <table:table-cell/>
          <table:table-cell table:formula="of:=SUM([.J$2:.J1683])/[.I1683]" office:value-type="float" office:value="175.093341260404">
            <text:p>175.09334126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683">
            <text:p>1683</text:p>
          </table:table-cell>
          <table:table-cell table:formula="of:=[.F1684]*24*60" office:value-type="float" office:value="196">
            <text:p>196</text:p>
          </table:table-cell>
          <table:table-cell/>
          <table:table-cell table:formula="of:=SUM([.J$2:.J1684])/[.I1684]" office:value-type="float" office:value="175.105763517528">
            <text:p>175.10576351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bos</text:p>
          </table:table-cell>
          <table:table-cell office:value-type="string">
            <text:p>cha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684">
            <text:p>1684</text:p>
          </table:table-cell>
          <table:table-cell table:formula="of:=[.F1685]*24*60" office:value-type="float" office:value="174">
            <text:p>174</text:p>
          </table:table-cell>
          <table:table-cell/>
          <table:table-cell table:formula="of:=SUM([.J$2:.J1685])/[.I1685]" office:value-type="float" office:value="175.105106888361">
            <text:p>175.10510688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le</text:p>
          </table:table-cell>
          <table:table-cell office:value-type="string">
            <text:p>tor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685">
            <text:p>1685</text:p>
          </table:table-cell>
          <table:table-cell table:formula="of:=[.F1686]*24*60" office:value-type="float" office:value="148">
            <text:p>148</text:p>
          </table:table-cell>
          <table:table-cell/>
          <table:table-cell table:formula="of:=SUM([.J$2:.J1686])/[.I1686]" office:value-type="float" office:value="175.089020771513">
            <text:p>175.08902077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686">
            <text:p>1686</text:p>
          </table:table-cell>
          <table:table-cell table:formula="of:=[.F1687]*24*60" office:value-type="float" office:value="177">
            <text:p>177</text:p>
          </table:table-cell>
          <table:table-cell/>
          <table:table-cell table:formula="of:=SUM([.J$2:.J1687])/[.I1687]" office:value-type="float" office:value="175.090154211151">
            <text:p>175.09015421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687">
            <text:p>1687</text:p>
          </table:table-cell>
          <table:table-cell table:formula="of:=[.F1688]*24*60" office:value-type="float" office:value="160">
            <text:p>160</text:p>
          </table:table-cell>
          <table:table-cell/>
          <table:table-cell table:formula="of:=SUM([.J$2:.J1688])/[.I1688]" office:value-type="float" office:value="175.081209247184">
            <text:p>175.08120924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1688">
            <text:p>1688</text:p>
          </table:table-cell>
          <table:table-cell table:formula="of:=[.F1689]*24*60" office:value-type="float" office:value="206">
            <text:p>206</text:p>
          </table:table-cell>
          <table:table-cell/>
          <table:table-cell table:formula="of:=SUM([.J$2:.J1689])/[.I1689]" office:value-type="float" office:value="175.099526066351">
            <text:p>175.09952606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689">
            <text:p>1689</text:p>
          </table:table-cell>
          <table:table-cell table:formula="of:=[.F1690]*24*60" office:value-type="float" office:value="195">
            <text:p>195</text:p>
          </table:table-cell>
          <table:table-cell/>
          <table:table-cell table:formula="of:=SUM([.J$2:.J1690])/[.I1690]" office:value-type="float" office:value="175.111308466548">
            <text:p>175.11130846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690">
            <text:p>1690</text:p>
          </table:table-cell>
          <table:table-cell table:formula="of:=[.F1691]*24*60" office:value-type="float" office:value="167">
            <text:p>167</text:p>
          </table:table-cell>
          <table:table-cell/>
          <table:table-cell table:formula="of:=SUM([.J$2:.J1691])/[.I1691]" office:value-type="float" office:value="175.10650887574">
            <text:p>175.10650887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oak</text:p>
          </table:table-cell>
          <table:table-cell office:value-type="string">
            <text:p>det</text:p>
          </table:table-cell>
          <table:table-cell office:value-type="string">
            <text:p>2:58</text:p>
          </table:table-cell>
          <table:table-cell office:value-type="string">
            <text:p>(:53</text:p>
          </table:table-cell>
          <table:table-cell office:value-type="string">
            <text:p>delay)</text:p>
          </table:table-cell>
          <table:table-cell office:value-type="float" office:value="1691">
            <text:p>1691</text:p>
          </table:table-cell>
          <table:table-cell table:formula="of:=[.F1692]*24*60" office:value-type="float" office:value="178">
            <text:p>178</text:p>
          </table:table-cell>
          <table:table-cell/>
          <table:table-cell table:formula="of:=SUM([.J$2:.J1692])/[.I1692]" office:value-type="float" office:value="175.108219988173">
            <text:p>175.108219988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pit</text:p>
          </table:table-cell>
          <table:table-cell office:value-type="string">
            <text:p>phi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692">
            <text:p>1692</text:p>
          </table:table-cell>
          <table:table-cell table:formula="of:=[.F1693]*24*60" office:value-type="float" office:value="152">
            <text:p>152</text:p>
          </table:table-cell>
          <table:table-cell/>
          <table:table-cell table:formula="of:=SUM([.J$2:.J1693])/[.I1693]" office:value-type="float" office:value="175.094562647754">
            <text:p>175.09456264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693">
            <text:p>1693</text:p>
          </table:table-cell>
          <table:table-cell table:formula="of:=[.F1694]*24*60" office:value-type="float" office:value="168">
            <text:p>168</text:p>
          </table:table-cell>
          <table:table-cell/>
          <table:table-cell table:formula="of:=SUM([.J$2:.J1694])/[.I1694]" office:value-type="float" office:value="175.090372120496">
            <text:p>175.09037212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694">
            <text:p>1694</text:p>
          </table:table-cell>
          <table:table-cell table:formula="of:=[.F1695]*24*60" office:value-type="float" office:value="183">
            <text:p>183</text:p>
          </table:table-cell>
          <table:table-cell/>
          <table:table-cell table:formula="of:=SUM([.J$2:.J1695])/[.I1695]" office:value-type="float" office:value="175.095041322314">
            <text:p>175.09504132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ba</text:p>
          </table:table-cell>
          <table:table-cell office:value-type="string">
            <text:p>sea</text:p>
          </table:table-cell>
          <table:table-cell office:value-type="string">
            <text:p>4:26</text:p>
          </table:table-cell>
          <table:table-cell table:number-columns-repeated="2"/>
          <table:table-cell office:value-type="float" office:value="1695">
            <text:p>1695</text:p>
          </table:table-cell>
          <table:table-cell table:formula="of:=[.F1696]*24*60" office:value-type="float" office:value="266">
            <text:p>266</text:p>
          </table:table-cell>
          <table:table-cell/>
          <table:table-cell table:formula="of:=SUM([.J$2:.J1696])/[.I1696]" office:value-type="float" office:value="175.148672566372">
            <text:p>175.14867256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696">
            <text:p>1696</text:p>
          </table:table-cell>
          <table:table-cell table:formula="of:=[.F1697]*24*60" office:value-type="float" office:value="174">
            <text:p>174</text:p>
          </table:table-cell>
          <table:table-cell/>
          <table:table-cell table:formula="of:=SUM([.J$2:.J1697])/[.I1697]" office:value-type="float" office:value="175.147995283019">
            <text:p>175.1479952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697">
            <text:p>1697</text:p>
          </table:table-cell>
          <table:table-cell table:formula="of:=[.F1698]*24*60" office:value-type="float" office:value="149">
            <text:p>149</text:p>
          </table:table-cell>
          <table:table-cell/>
          <table:table-cell table:formula="of:=SUM([.J$2:.J1698])/[.I1698]" office:value-type="float" office:value="175.132586918091">
            <text:p>175.13258691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bos</text:p>
          </table:table-cell>
          <table:table-cell office:value-type="string">
            <text:p>cha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698">
            <text:p>1698</text:p>
          </table:table-cell>
          <table:table-cell table:formula="of:=[.F1699]*24*60" office:value-type="float" office:value="186">
            <text:p>186</text:p>
          </table:table-cell>
          <table:table-cell/>
          <table:table-cell table:formula="of:=SUM([.J$2:.J1699])/[.I1699]" office:value-type="float" office:value="175.138987043581">
            <text:p>175.13898704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cle</text:p>
          </table:table-cell>
          <table:table-cell office:value-type="string">
            <text:p>tor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699">
            <text:p>1699</text:p>
          </table:table-cell>
          <table:table-cell table:formula="of:=[.F1700]*24*60" office:value-type="float" office:value="154">
            <text:p>154</text:p>
          </table:table-cell>
          <table:table-cell/>
          <table:table-cell table:formula="of:=SUM([.J$2:.J1700])/[.I1700]" office:value-type="float" office:value="175.126545026486">
            <text:p>175.12654502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700">
            <text:p>1700</text:p>
          </table:table-cell>
          <table:table-cell table:formula="of:=[.F1701]*24*60" office:value-type="float" office:value="165">
            <text:p>165</text:p>
          </table:table-cell>
          <table:table-cell/>
          <table:table-cell table:formula="of:=SUM([.J$2:.J1701])/[.I1701]" office:value-type="float" office:value="175.120588235294">
            <text:p>175.12058823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701">
            <text:p>1701</text:p>
          </table:table-cell>
          <table:table-cell table:formula="of:=[.F1702]*24*60" office:value-type="float" office:value="171">
            <text:p>171</text:p>
          </table:table-cell>
          <table:table-cell/>
          <table:table-cell table:formula="of:=SUM([.J$2:.J1702])/[.I1702]" office:value-type="float" office:value="175.118165784832">
            <text:p>175.11816578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702">
            <text:p>1702</text:p>
          </table:table-cell>
          <table:table-cell table:formula="of:=[.F1703]*24*60" office:value-type="float" office:value="198">
            <text:p>198</text:p>
          </table:table-cell>
          <table:table-cell/>
          <table:table-cell table:formula="of:=SUM([.J$2:.J1703])/[.I1703]" office:value-type="float" office:value="175.13160987074">
            <text:p>175.13160987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string">
            <text:p>4:05</text:p>
          </table:table-cell>
          <table:table-cell table:number-columns-repeated="2"/>
          <table:table-cell office:value-type="float" office:value="1703">
            <text:p>1703</text:p>
          </table:table-cell>
          <table:table-cell table:formula="of:=[.F1704]*24*60" office:value-type="float" office:value="245">
            <text:p>245</text:p>
          </table:table-cell>
          <table:table-cell/>
          <table:table-cell table:formula="of:=SUM([.J$2:.J1704])/[.I1704]" office:value-type="float" office:value="175.172636523782">
            <text:p>175.17263652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704">
            <text:p>1704</text:p>
          </table:table-cell>
          <table:table-cell table:formula="of:=[.F1705]*24*60" office:value-type="float" office:value="178">
            <text:p>178</text:p>
          </table:table-cell>
          <table:table-cell/>
          <table:table-cell table:formula="of:=SUM([.J$2:.J1705])/[.I1705]" office:value-type="float" office:value="175.174295774648">
            <text:p>175.17429577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 office:value-type="string">
            <text:p>det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705">
            <text:p>1705</text:p>
          </table:table-cell>
          <table:table-cell table:formula="of:=[.F1706]*24*60" office:value-type="float" office:value="161">
            <text:p>161</text:p>
          </table:table-cell>
          <table:table-cell/>
          <table:table-cell table:formula="of:=SUM([.J$2:.J1706])/[.I1706]" office:value-type="float" office:value="175.165982404692">
            <text:p>175.165982404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pit</text:p>
          </table:table-cell>
          <table:table-cell office:value-type="string">
            <text:p>phi</text:p>
          </table:table-cell>
          <table:table-cell office:value-type="string">
            <text:p>2:51</text:p>
          </table:table-cell>
          <table:table-cell office:value-type="string">
            <text:p>(1:47</text:p>
          </table:table-cell>
          <table:table-cell office:value-type="string">
            <text:p>delay)</text:p>
          </table:table-cell>
          <table:table-cell office:value-type="float" office:value="1706">
            <text:p>1706</text:p>
          </table:table-cell>
          <table:table-cell table:formula="of:=[.F1707]*24*60" office:value-type="float" office:value="171">
            <text:p>171</text:p>
          </table:table-cell>
          <table:table-cell/>
          <table:table-cell table:formula="of:=SUM([.J$2:.J1707])/[.I1707]" office:value-type="float" office:value="175.163540445487">
            <text:p>175.16354044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1707">
            <text:p>1707</text:p>
          </table:table-cell>
          <table:table-cell table:formula="of:=[.F1708]*24*60" office:value-type="float" office:value="213">
            <text:p>213</text:p>
          </table:table-cell>
          <table:table-cell/>
          <table:table-cell table:formula="of:=SUM([.J$2:.J1708])/[.I1708]" office:value-type="float" office:value="175.185705916813">
            <text:p>175.18570591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708">
            <text:p>1708</text:p>
          </table:table-cell>
          <table:table-cell table:formula="of:=[.F1709]*24*60" office:value-type="float" office:value="152">
            <text:p>152</text:p>
          </table:table-cell>
          <table:table-cell/>
          <table:table-cell table:formula="of:=SUM([.J$2:.J1709])/[.I1709]" office:value-type="float" office:value="175.172131147541">
            <text:p>175.17213114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tba</text:p>
          </table:table-cell>
          <table:table-cell office:value-type="string">
            <text:p>se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709">
            <text:p>1709</text:p>
          </table:table-cell>
          <table:table-cell table:formula="of:=[.F1710]*24*60" office:value-type="float" office:value="175">
            <text:p>175</text:p>
          </table:table-cell>
          <table:table-cell/>
          <table:table-cell table:formula="of:=SUM([.J$2:.J1710])/[.I1710]" office:value-type="float" office:value="175.17203042715">
            <text:p>175.17203042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710">
            <text:p>1710</text:p>
          </table:table-cell>
          <table:table-cell table:formula="of:=[.F1711]*24*60" office:value-type="float" office:value="185">
            <text:p>185</text:p>
          </table:table-cell>
          <table:table-cell/>
          <table:table-cell table:formula="of:=SUM([.J$2:.J1711])/[.I1711]" office:value-type="float" office:value="175.177777777778">
            <text:p>175.177777777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was</text:p>
          </table:table-cell>
          <table:table-cell office:value-type="string">
            <text:p>mil</text:p>
          </table:table-cell>
          <table:table-cell office:value-type="string">
            <text:p>4:09</text:p>
          </table:table-cell>
          <table:table-cell table:number-columns-repeated="2"/>
          <table:table-cell office:value-type="float" office:value="1711">
            <text:p>1711</text:p>
          </table:table-cell>
          <table:table-cell table:formula="of:=[.F1712]*24*60" office:value-type="float" office:value="249">
            <text:p>249</text:p>
          </table:table-cell>
          <table:table-cell/>
          <table:table-cell table:formula="of:=SUM([.J$2:.J1712])/[.I1712]" office:value-type="float" office:value="175.220923436587">
            <text:p>175.22092343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bal</text:p>
          </table:table-cell>
          <table:table-cell office:value-type="string">
            <text:p>cle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712">
            <text:p>1712</text:p>
          </table:table-cell>
          <table:table-cell table:formula="of:=[.F1713]*24*60" office:value-type="float" office:value="207">
            <text:p>207</text:p>
          </table:table-cell>
          <table:table-cell/>
          <table:table-cell table:formula="of:=SUM([.J$2:.J1713])/[.I1713]" office:value-type="float" office:value="175.239485981308">
            <text:p>175.23948598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bos</text:p>
          </table:table-cell>
          <table:table-cell office:value-type="string">
            <text:p>ch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713">
            <text:p>1713</text:p>
          </table:table-cell>
          <table:table-cell table:formula="of:=[.F1714]*24*60" office:value-type="float" office:value="168">
            <text:p>168</text:p>
          </table:table-cell>
          <table:table-cell/>
          <table:table-cell table:formula="of:=SUM([.J$2:.J1714])/[.I1714]" office:value-type="float" office:value="175.235259778167">
            <text:p>175.23525977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714">
            <text:p>1714</text:p>
          </table:table-cell>
          <table:table-cell table:formula="of:=[.F1715]*24*60" office:value-type="float" office:value="134">
            <text:p>134</text:p>
          </table:table-cell>
          <table:table-cell/>
          <table:table-cell table:formula="of:=SUM([.J$2:.J1715])/[.I1715]" office:value-type="float" office:value="175.211201866978">
            <text:p>175.2112018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phi</text:p>
          </table:table-cell>
          <table:table-cell office:value-type="string">
            <text:p>lan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715">
            <text:p>1715</text:p>
          </table:table-cell>
          <table:table-cell table:formula="of:=[.F1716]*24*60" office:value-type="float" office:value="196">
            <text:p>196</text:p>
          </table:table-cell>
          <table:table-cell/>
          <table:table-cell table:formula="of:=SUM([.J$2:.J1716])/[.I1716]" office:value-type="float" office:value="175.22332361516">
            <text:p>175.22332361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pit</text:p>
          </table:table-cell>
          <table:table-cell office:value-type="string">
            <text:p>nyn</text:p>
          </table:table-cell>
          <table:table-cell office:value-type="string">
            <text:p>3:11</text:p>
          </table:table-cell>
          <table:table-cell office:value-type="string">
            <text:p>(:31</text:p>
          </table:table-cell>
          <table:table-cell office:value-type="string">
            <text:p>delay)</text:p>
          </table:table-cell>
          <table:table-cell office:value-type="float" office:value="1716">
            <text:p>1716</text:p>
          </table:table-cell>
          <table:table-cell table:formula="of:=[.F1717]*24*60" office:value-type="float" office:value="191">
            <text:p>191</text:p>
          </table:table-cell>
          <table:table-cell/>
          <table:table-cell table:formula="of:=SUM([.J$2:.J1717])/[.I1717]" office:value-type="float" office:value="175.232517482518">
            <text:p>175.23251748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sfn</text:p>
          </table:table-cell>
          <table:table-cell office:value-type="string">
            <text:p>hou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717">
            <text:p>1717</text:p>
          </table:table-cell>
          <table:table-cell table:formula="of:=[.F1718]*24*60" office:value-type="float" office:value="149">
            <text:p>149</text:p>
          </table:table-cell>
          <table:table-cell/>
          <table:table-cell table:formula="of:=SUM([.J$2:.J1718])/[.I1718]" office:value-type="float" office:value="175.217239370996">
            <text:p>175.2172393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sln</text:p>
          </table:table-cell>
          <table:table-cell office:value-type="string">
            <text:p>flo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718">
            <text:p>1718</text:p>
          </table:table-cell>
          <table:table-cell table:formula="of:=[.F1719]*24*60" office:value-type="float" office:value="152">
            <text:p>152</text:p>
          </table:table-cell>
          <table:table-cell/>
          <table:table-cell table:formula="of:=SUM([.J$2:.J1719])/[.I1719]" office:value-type="float" office:value="175.203725261932">
            <text:p>175.20372526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1719">
            <text:p>1719</text:p>
          </table:table-cell>
          <table:table-cell table:formula="of:=[.F1720]*24*60" office:value-type="float" office:value="153">
            <text:p>153</text:p>
          </table:table-cell>
          <table:table-cell/>
          <table:table-cell table:formula="of:=SUM([.J$2:.J1720])/[.I1720]" office:value-type="float" office:value="175.190808609657">
            <text:p>175.190808609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720">
            <text:p>1720</text:p>
          </table:table-cell>
          <table:table-cell table:formula="of:=[.F1721]*24*60" office:value-type="float" office:value="179">
            <text:p>179</text:p>
          </table:table-cell>
          <table:table-cell/>
          <table:table-cell table:formula="of:=SUM([.J$2:.J1721])/[.I1721]" office:value-type="float" office:value="175.193023255814">
            <text:p>175.19302325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bal</text:p>
          </table:table-cell>
          <table:table-cell office:value-type="string">
            <text:p>cle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721">
            <text:p>1721</text:p>
          </table:table-cell>
          <table:table-cell table:formula="of:=[.F1722]*24*60" office:value-type="float" office:value="186">
            <text:p>186</text:p>
          </table:table-cell>
          <table:table-cell/>
          <table:table-cell table:formula="of:=SUM([.J$2:.J1722])/[.I1722]" office:value-type="float" office:value="175.19930273097">
            <text:p>175.1993027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722">
            <text:p>1722</text:p>
          </table:table-cell>
          <table:table-cell table:formula="of:=[.F1723]*24*60" office:value-type="float" office:value="169">
            <text:p>169</text:p>
          </table:table-cell>
          <table:table-cell/>
          <table:table-cell table:formula="of:=SUM([.J$2:.J1723])/[.I1723]" office:value-type="float" office:value="175.195702671312">
            <text:p>175.19570267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1723">
            <text:p>1723</text:p>
          </table:table-cell>
          <table:table-cell table:formula="of:=[.F1724]*24*60" office:value-type="float" office:value="133">
            <text:p>133</text:p>
          </table:table-cell>
          <table:table-cell/>
          <table:table-cell table:formula="of:=SUM([.J$2:.J1724])/[.I1724]" office:value-type="float" office:value="175.17121300058">
            <text:p>175.17121300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string">
            <text:p>4:22</text:p>
          </table:table-cell>
          <table:table-cell table:number-columns-repeated="2"/>
          <table:table-cell office:value-type="float" office:value="1724">
            <text:p>1724</text:p>
          </table:table-cell>
          <table:table-cell table:formula="of:=[.F1725]*24*60" office:value-type="float" office:value="262">
            <text:p>262</text:p>
          </table:table-cell>
          <table:table-cell/>
          <table:table-cell table:formula="of:=SUM([.J$2:.J1725])/[.I1725]" office:value-type="float" office:value="175.221577726218">
            <text:p>175.22157772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725">
            <text:p>1725</text:p>
          </table:table-cell>
          <table:table-cell table:formula="of:=[.F1726]*24*60" office:value-type="float" office:value="177">
            <text:p>177</text:p>
          </table:table-cell>
          <table:table-cell/>
          <table:table-cell table:formula="of:=SUM([.J$2:.J1726])/[.I1726]" office:value-type="float" office:value="175.222608695652">
            <text:p>175.22260869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phi</text:p>
          </table:table-cell>
          <table:table-cell office:value-type="string">
            <text:p>la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726">
            <text:p>1726</text:p>
          </table:table-cell>
          <table:table-cell table:formula="of:=[.F1727]*24*60" office:value-type="float" office:value="164">
            <text:p>164</text:p>
          </table:table-cell>
          <table:table-cell/>
          <table:table-cell table:formula="of:=SUM([.J$2:.J1727])/[.I1727]" office:value-type="float" office:value="175.216106604867">
            <text:p>175.21610660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727">
            <text:p>1727</text:p>
          </table:table-cell>
          <table:table-cell table:formula="of:=[.F1728]*24*60" office:value-type="float" office:value="150">
            <text:p>150</text:p>
          </table:table-cell>
          <table:table-cell/>
          <table:table-cell table:formula="of:=SUM([.J$2:.J1728])/[.I1728]" office:value-type="float" office:value="175.201505500869">
            <text:p>175.20150550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fn</text:p>
          </table:table-cell>
          <table:table-cell office:value-type="string">
            <text:p>hou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728">
            <text:p>1728</text:p>
          </table:table-cell>
          <table:table-cell table:formula="of:=[.F1729]*24*60" office:value-type="float" office:value="191">
            <text:p>191</text:p>
          </table:table-cell>
          <table:table-cell/>
          <table:table-cell table:formula="of:=SUM([.J$2:.J1729])/[.I1729]" office:value-type="float" office:value="175.210648148148">
            <text:p>175.21064814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ln</text:p>
          </table:table-cell>
          <table:table-cell office:value-type="string">
            <text:p>flo</text:p>
          </table:table-cell>
          <table:table-cell office:value-type="string">
            <text:p>2:34</text:p>
          </table:table-cell>
          <table:table-cell office:value-type="string">
            <text:p>(1:53</text:p>
          </table:table-cell>
          <table:table-cell office:value-type="string">
            <text:p>delay)</text:p>
          </table:table-cell>
          <table:table-cell office:value-type="float" office:value="1729">
            <text:p>1729</text:p>
          </table:table-cell>
          <table:table-cell table:formula="of:=[.F1730]*24*60" office:value-type="float" office:value="154">
            <text:p>154</text:p>
          </table:table-cell>
          <table:table-cell/>
          <table:table-cell table:formula="of:=SUM([.J$2:.J1730])/[.I1730]" office:value-type="float" office:value="175.198380566802">
            <text:p>175.19838056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730">
            <text:p>1730</text:p>
          </table:table-cell>
          <table:table-cell table:formula="of:=[.F1731]*24*60" office:value-type="float" office:value="152">
            <text:p>152</text:p>
          </table:table-cell>
          <table:table-cell/>
          <table:table-cell table:formula="of:=SUM([.J$2:.J1731])/[.I1731]" office:value-type="float" office:value="175.184971098266">
            <text:p>175.18497109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tex</text:p>
          </table:table-cell>
          <table:table-cell office:value-type="string">
            <text:p>bos</text:p>
          </table:table-cell>
          <table:table-cell office:value-type="string">
            <text:p>3:58</text:p>
          </table:table-cell>
          <table:table-cell table:number-columns-repeated="2"/>
          <table:table-cell office:value-type="float" office:value="1731">
            <text:p>1731</text:p>
          </table:table-cell>
          <table:table-cell table:formula="of:=[.F1732]*24*60" office:value-type="float" office:value="238">
            <text:p>238</text:p>
          </table:table-cell>
          <table:table-cell/>
          <table:table-cell table:formula="of:=SUM([.J$2:.J1732])/[.I1732]" office:value-type="float" office:value="175.221259387637">
            <text:p>175.22125938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1732">
            <text:p>1732</text:p>
          </table:table-cell>
          <table:table-cell table:formula="of:=[.F1733]*24*60" office:value-type="float" office:value="197">
            <text:p>197</text:p>
          </table:table-cell>
          <table:table-cell/>
          <table:table-cell table:formula="of:=SUM([.J$2:.J1733])/[.I1733]" office:value-type="float" office:value="175.233833718245">
            <text:p>175.23383371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733">
            <text:p>1733</text:p>
          </table:table-cell>
          <table:table-cell table:formula="of:=[.F1734]*24*60" office:value-type="float" office:value="162">
            <text:p>162</text:p>
          </table:table-cell>
          <table:table-cell/>
          <table:table-cell table:formula="of:=SUM([.J$2:.J1734])/[.I1734]" office:value-type="float" office:value="175.226197345643">
            <text:p>175.22619734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bal</text:p>
          </table:table-cell>
          <table:table-cell office:value-type="string">
            <text:p>cle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734">
            <text:p>1734</text:p>
          </table:table-cell>
          <table:table-cell table:formula="of:=[.F1735]*24*60" office:value-type="float" office:value="181">
            <text:p>181</text:p>
          </table:table-cell>
          <table:table-cell/>
          <table:table-cell table:formula="of:=SUM([.J$2:.J1735])/[.I1735]" office:value-type="float" office:value="175.22952710496">
            <text:p>175.2295271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chn</text:p>
          </table:table-cell>
          <table:table-cell office:value-type="string">
            <text:p>atl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1735">
            <text:p>1735</text:p>
          </table:table-cell>
          <table:table-cell table:formula="of:=[.F1736]*24*60" office:value-type="float" office:value="204">
            <text:p>204</text:p>
          </table:table-cell>
          <table:table-cell/>
          <table:table-cell table:formula="of:=SUM([.J$2:.J1736])/[.I1736]" office:value-type="float" office:value="175.246109510086">
            <text:p>175.24610951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chn</text:p>
          </table:table-cell>
          <table:table-cell office:value-type="string">
            <text:p>atl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736">
            <text:p>1736</text:p>
          </table:table-cell>
          <table:table-cell table:formula="of:=[.F1737]*24*60" office:value-type="float" office:value="173">
            <text:p>173</text:p>
          </table:table-cell>
          <table:table-cell/>
          <table:table-cell table:formula="of:=SUM([.J$2:.J1737])/[.I1737]" office:value-type="float" office:value="175.244815668203">
            <text:p>175.24481566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737">
            <text:p>1737</text:p>
          </table:table-cell>
          <table:table-cell table:formula="of:=[.F1738]*24*60" office:value-type="float" office:value="134">
            <text:p>134</text:p>
          </table:table-cell>
          <table:table-cell/>
          <table:table-cell table:formula="of:=SUM([.J$2:.J1738])/[.I1738]" office:value-type="float" office:value="175.221070811744">
            <text:p>175.22107081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1738">
            <text:p>1738</text:p>
          </table:table-cell>
          <table:table-cell table:formula="of:=[.F1739]*24*60" office:value-type="float" office:value="137">
            <text:p>137</text:p>
          </table:table-cell>
          <table:table-cell/>
          <table:table-cell table:formula="of:=SUM([.J$2:.J1739])/[.I1739]" office:value-type="float" office:value="175.199079401611">
            <text:p>175.19907940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mil</text:p>
          </table:table-cell>
          <table:table-cell office:value-type="string">
            <text:p>sd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739">
            <text:p>1739</text:p>
          </table:table-cell>
          <table:table-cell table:formula="of:=[.F1740]*24*60" office:value-type="float" office:value="184">
            <text:p>184</text:p>
          </table:table-cell>
          <table:table-cell/>
          <table:table-cell table:formula="of:=SUM([.J$2:.J1740])/[.I1740]" office:value-type="float" office:value="175.204140310523">
            <text:p>175.20414031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740">
            <text:p>1740</text:p>
          </table:table-cell>
          <table:table-cell table:formula="of:=[.F1741]*24*60" office:value-type="float" office:value="188">
            <text:p>188</text:p>
          </table:table-cell>
          <table:table-cell/>
          <table:table-cell table:formula="of:=SUM([.J$2:.J1741])/[.I1741]" office:value-type="float" office:value="175.211494252874">
            <text:p>175.21149425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phi</text:p>
          </table:table-cell>
          <table:table-cell office:value-type="string">
            <text:p>lan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741">
            <text:p>1741</text:p>
          </table:table-cell>
          <table:table-cell table:formula="of:=[.F1742]*24*60" office:value-type="float" office:value="188">
            <text:p>188</text:p>
          </table:table-cell>
          <table:table-cell/>
          <table:table-cell table:formula="of:=SUM([.J$2:.J1742])/[.I1742]" office:value-type="float" office:value="175.218839747272">
            <text:p>175.21883974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742">
            <text:p>1742</text:p>
          </table:table-cell>
          <table:table-cell table:formula="of:=[.F1743]*24*60" office:value-type="float" office:value="207">
            <text:p>207</text:p>
          </table:table-cell>
          <table:table-cell/>
          <table:table-cell table:formula="of:=SUM([.J$2:.J1743])/[.I1743]" office:value-type="float" office:value="175.237083811711">
            <text:p>175.23708381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sfn</text:p>
          </table:table-cell>
          <table:table-cell office:value-type="string">
            <text:p>hou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743">
            <text:p>1743</text:p>
          </table:table-cell>
          <table:table-cell table:formula="of:=[.F1744]*24*60" office:value-type="float" office:value="168">
            <text:p>168</text:p>
          </table:table-cell>
          <table:table-cell/>
          <table:table-cell table:formula="of:=SUM([.J$2:.J1744])/[.I1744]" office:value-type="float" office:value="175.232931726908">
            <text:p>175.23293172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sln</text:p>
          </table:table-cell>
          <table:table-cell office:value-type="string">
            <text:p>flo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744">
            <text:p>1744</text:p>
          </table:table-cell>
          <table:table-cell table:formula="of:=[.F1745]*24*60" office:value-type="float" office:value="196">
            <text:p>196</text:p>
          </table:table-cell>
          <table:table-cell/>
          <table:table-cell table:formula="of:=SUM([.J$2:.J1745])/[.I1745]" office:value-type="float" office:value="175.244839449541">
            <text:p>175.24483944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745">
            <text:p>1745</text:p>
          </table:table-cell>
          <table:table-cell table:formula="of:=[.F1746]*24*60" office:value-type="float" office:value="176">
            <text:p>176</text:p>
          </table:table-cell>
          <table:table-cell/>
          <table:table-cell table:formula="of:=SUM([.J$2:.J1746])/[.I1746]" office:value-type="float" office:value="175.245272206304">
            <text:p>175.24527220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tex</text:p>
          </table:table-cell>
          <table:table-cell office:value-type="string">
            <text:p>bos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746">
            <text:p>1746</text:p>
          </table:table-cell>
          <table:table-cell table:formula="of:=[.F1747]*24*60" office:value-type="float" office:value="173">
            <text:p>173</text:p>
          </table:table-cell>
          <table:table-cell/>
          <table:table-cell table:formula="of:=SUM([.J$2:.J1747])/[.I1747]" office:value-type="float" office:value="175.243986254296">
            <text:p>175.24398625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string">
            <text:p>2:52</text:p>
          </table:table-cell>
          <table:table-cell office:value-type="string">
            <text:p>(:49</text:p>
          </table:table-cell>
          <table:table-cell office:value-type="string">
            <text:p>delay)</text:p>
          </table:table-cell>
          <table:table-cell office:value-type="float" office:value="1747">
            <text:p>1747</text:p>
          </table:table-cell>
          <table:table-cell table:formula="of:=[.F1748]*24*60" office:value-type="float" office:value="172">
            <text:p>172</text:p>
          </table:table-cell>
          <table:table-cell/>
          <table:table-cell table:formula="of:=SUM([.J$2:.J1748])/[.I1748]" office:value-type="float" office:value="175.242129364625">
            <text:p>175.24212936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748">
            <text:p>1748</text:p>
          </table:table-cell>
          <table:table-cell table:formula="of:=[.F1749]*24*60" office:value-type="float" office:value="159">
            <text:p>159</text:p>
          </table:table-cell>
          <table:table-cell/>
          <table:table-cell table:formula="of:=SUM([.J$2:.J1749])/[.I1749]" office:value-type="float" office:value="175.232837528604">
            <text:p>175.23283752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bal</text:p>
          </table:table-cell>
          <table:table-cell office:value-type="string">
            <text:p>cle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1749">
            <text:p>1749</text:p>
          </table:table-cell>
          <table:table-cell table:formula="of:=[.F1750]*24*60" office:value-type="float" office:value="213">
            <text:p>213</text:p>
          </table:table-cell>
          <table:table-cell/>
          <table:table-cell table:formula="of:=SUM([.J$2:.J1750])/[.I1750]" office:value-type="float" office:value="175.254431103488">
            <text:p>175.25443110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chn</text:p>
          </table:table-cell>
          <table:table-cell office:value-type="string">
            <text:p>atl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750">
            <text:p>1750</text:p>
          </table:table-cell>
          <table:table-cell table:formula="of:=[.F1751]*24*60" office:value-type="float" office:value="190">
            <text:p>190</text:p>
          </table:table-cell>
          <table:table-cell/>
          <table:table-cell table:formula="of:=SUM([.J$2:.J1751])/[.I1751]" office:value-type="float" office:value="175.262857142857">
            <text:p>175.2628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751">
            <text:p>1751</text:p>
          </table:table-cell>
          <table:table-cell table:formula="of:=[.F1752]*24*60" office:value-type="float" office:value="174">
            <text:p>174</text:p>
          </table:table-cell>
          <table:table-cell/>
          <table:table-cell table:formula="of:=SUM([.J$2:.J1752])/[.I1752]" office:value-type="float" office:value="175.26213592233">
            <text:p>175.26213592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752">
            <text:p>1752</text:p>
          </table:table-cell>
          <table:table-cell table:formula="of:=[.F1753]*24*60" office:value-type="float" office:value="180">
            <text:p>180</text:p>
          </table:table-cell>
          <table:table-cell/>
          <table:table-cell table:formula="of:=SUM([.J$2:.J1753])/[.I1753]" office:value-type="float" office:value="175.264840182648">
            <text:p>175.26484018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mil</text:p>
          </table:table-cell>
          <table:table-cell office:value-type="string">
            <text:p>sd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753">
            <text:p>1753</text:p>
          </table:table-cell>
          <table:table-cell table:formula="of:=[.F1754]*24*60" office:value-type="float" office:value="145">
            <text:p>145</text:p>
          </table:table-cell>
          <table:table-cell/>
          <table:table-cell table:formula="of:=SUM([.J$2:.J1754])/[.I1754]" office:value-type="float" office:value="175.247575584712">
            <text:p>175.24757558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754">
            <text:p>1754</text:p>
          </table:table-cell>
          <table:table-cell table:formula="of:=[.F1755]*24*60" office:value-type="float" office:value="163">
            <text:p>163</text:p>
          </table:table-cell>
          <table:table-cell/>
          <table:table-cell table:formula="of:=SUM([.J$2:.J1755])/[.I1755]" office:value-type="float" office:value="175.240592930445">
            <text:p>175.24059293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phi</text:p>
          </table:table-cell>
          <table:table-cell office:value-type="string">
            <text:p>lan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1755">
            <text:p>1755</text:p>
          </table:table-cell>
          <table:table-cell table:formula="of:=[.F1756]*24*60" office:value-type="float" office:value="141">
            <text:p>141</text:p>
          </table:table-cell>
          <table:table-cell/>
          <table:table-cell table:formula="of:=SUM([.J$2:.J1756])/[.I1756]" office:value-type="float" office:value="175.221082621083">
            <text:p>175.22108262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sfn</text:p>
          </table:table-cell>
          <table:table-cell office:value-type="string">
            <text:p>hou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756">
            <text:p>1756</text:p>
          </table:table-cell>
          <table:table-cell table:formula="of:=[.F1757]*24*60" office:value-type="float" office:value="181">
            <text:p>181</text:p>
          </table:table-cell>
          <table:table-cell/>
          <table:table-cell table:formula="of:=SUM([.J$2:.J1757])/[.I1757]" office:value-type="float" office:value="175.22437357631">
            <text:p>175.22437357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string">
            <text:p>4:24</text:p>
          </table:table-cell>
          <table:table-cell table:number-columns-repeated="2"/>
          <table:table-cell office:value-type="float" office:value="1757">
            <text:p>1757</text:p>
          </table:table-cell>
          <table:table-cell table:formula="of:=[.F1758]*24*60" office:value-type="float" office:value="264">
            <text:p>264</text:p>
          </table:table-cell>
          <table:table-cell/>
          <table:table-cell table:formula="of:=SUM([.J$2:.J1758])/[.I1758]" office:value-type="float" office:value="175.274900398406">
            <text:p>175.27490039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tex</text:p>
          </table:table-cell>
          <table:table-cell office:value-type="string">
            <text:p>bos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758">
            <text:p>1758</text:p>
          </table:table-cell>
          <table:table-cell table:formula="of:=[.F1759]*24*60" office:value-type="float" office:value="176">
            <text:p>176</text:p>
          </table:table-cell>
          <table:table-cell/>
          <table:table-cell table:formula="of:=SUM([.J$2:.J1759])/[.I1759]" office:value-type="float" office:value="175.275312855518">
            <text:p>175.27531285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759">
            <text:p>1759</text:p>
          </table:table-cell>
          <table:table-cell table:formula="of:=[.F1760]*24*60" office:value-type="float" office:value="164">
            <text:p>164</text:p>
          </table:table-cell>
          <table:table-cell/>
          <table:table-cell table:formula="of:=SUM([.J$2:.J1760])/[.I1760]" office:value-type="float" office:value="175.268902785674">
            <text:p>175.26890278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ana</text:p>
          </table:table-cell>
          <table:table-cell office:value-type="string">
            <text:p>cle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760">
            <text:p>1760</text:p>
          </table:table-cell>
          <table:table-cell table:formula="of:=[.F1761]*24*60" office:value-type="float" office:value="164">
            <text:p>164</text:p>
          </table:table-cell>
          <table:table-cell/>
          <table:table-cell table:formula="of:=SUM([.J$2:.J1761])/[.I1761]" office:value-type="float" office:value="175.2625">
            <text:p>175.26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ari</text:p>
          </table:table-cell>
          <table:table-cell office:value-type="string">
            <text:p>hou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761">
            <text:p>1761</text:p>
          </table:table-cell>
          <table:table-cell table:formula="of:=[.F1762]*24*60" office:value-type="float" office:value="165">
            <text:p>165</text:p>
          </table:table-cell>
          <table:table-cell/>
          <table:table-cell table:formula="of:=SUM([.J$2:.J1762])/[.I1762]" office:value-type="float" office:value="175.256672345258">
            <text:p>175.25667234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bal</text:p>
          </table:table-cell>
          <table:table-cell office:value-type="string">
            <text:p>det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1762">
            <text:p>1762</text:p>
          </table:table-cell>
          <table:table-cell table:formula="of:=[.F1763]*24*60" office:value-type="float" office:value="197">
            <text:p>197</text:p>
          </table:table-cell>
          <table:table-cell/>
          <table:table-cell table:formula="of:=SUM([.J$2:.J1763])/[.I1763]" office:value-type="float" office:value="175.269012485812">
            <text:p>175.26901248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cha</text:p>
          </table:table-cell>
          <table:table-cell office:value-type="string">
            <text:p>oak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763">
            <text:p>1763</text:p>
          </table:table-cell>
          <table:table-cell table:formula="of:=[.F1764]*24*60" office:value-type="float" office:value="164">
            <text:p>164</text:p>
          </table:table-cell>
          <table:table-cell/>
          <table:table-cell table:formula="of:=SUM([.J$2:.J1764])/[.I1764]" office:value-type="float" office:value="175.262620533182">
            <text:p>175.26262053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chn</text:p>
          </table:table-cell>
          <table:table-cell office:value-type="string">
            <text:p>flo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764">
            <text:p>1764</text:p>
          </table:table-cell>
          <table:table-cell table:formula="of:=[.F1765]*24*60" office:value-type="float" office:value="174">
            <text:p>174</text:p>
          </table:table-cell>
          <table:table-cell/>
          <table:table-cell table:formula="of:=SUM([.J$2:.J1765])/[.I1765]" office:value-type="float" office:value="175.261904761905">
            <text:p>175.261904761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col</text:p>
          </table:table-cell>
          <table:table-cell office:value-type="string">
            <text:p>was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765">
            <text:p>1765</text:p>
          </table:table-cell>
          <table:table-cell table:formula="of:=[.F1766]*24*60" office:value-type="float" office:value="166">
            <text:p>166</text:p>
          </table:table-cell>
          <table:table-cell/>
          <table:table-cell table:formula="of:=SUM([.J$2:.J1766])/[.I1766]" office:value-type="float" office:value="175.256657223796">
            <text:p>175.25665722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string">
            <text:p>3:23</text:p>
          </table:table-cell>
          <table:table-cell office:value-type="string">
            <text:p>(1:31</text:p>
          </table:table-cell>
          <table:table-cell office:value-type="string">
            <text:p>delay)</text:p>
          </table:table-cell>
          <table:table-cell office:value-type="float" office:value="1766">
            <text:p>1766</text:p>
          </table:table-cell>
          <table:table-cell table:formula="of:=[.F1767]*24*60" office:value-type="float" office:value="203">
            <text:p>203</text:p>
          </table:table-cell>
          <table:table-cell/>
          <table:table-cell table:formula="of:=SUM([.J$2:.J1767])/[.I1767]" office:value-type="float" office:value="175.272366930917">
            <text:p>175.27236693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mil</text:p>
          </table:table-cell>
          <table:table-cell office:value-type="string">
            <text:p>lan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767">
            <text:p>1767</text:p>
          </table:table-cell>
          <table:table-cell table:formula="of:=[.F1768]*24*60" office:value-type="float" office:value="172">
            <text:p>172</text:p>
          </table:table-cell>
          <table:table-cell/>
          <table:table-cell table:formula="of:=SUM([.J$2:.J1768])/[.I1768]" office:value-type="float" office:value="175.27051499717">
            <text:p>175.27051499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nyn</text:p>
          </table:table-cell>
          <table:table-cell office:value-type="string">
            <text:p>pit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768">
            <text:p>1768</text:p>
          </table:table-cell>
          <table:table-cell table:formula="of:=[.F1769]*24*60" office:value-type="float" office:value="151">
            <text:p>151</text:p>
          </table:table-cell>
          <table:table-cell/>
          <table:table-cell table:formula="of:=SUM([.J$2:.J1769])/[.I1769]" office:value-type="float" office:value="175.256787330317">
            <text:p>175.25678733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phi</text:p>
          </table:table-cell>
          <table:table-cell office:value-type="string">
            <text:p>sd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769">
            <text:p>1769</text:p>
          </table:table-cell>
          <table:table-cell table:formula="of:=[.F1770]*24*60" office:value-type="float" office:value="155">
            <text:p>155</text:p>
          </table:table-cell>
          <table:table-cell/>
          <table:table-cell table:formula="of:=SUM([.J$2:.J1770])/[.I1770]" office:value-type="float" office:value="175.245336348219">
            <text:p>175.245336348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sea</text:p>
          </table:table-cell>
          <table:table-cell office:value-type="string">
            <text:p>mi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770">
            <text:p>1770</text:p>
          </table:table-cell>
          <table:table-cell table:formula="of:=[.F1771]*24*60" office:value-type="float" office:value="148">
            <text:p>148</text:p>
          </table:table-cell>
          <table:table-cell/>
          <table:table-cell table:formula="of:=SUM([.J$2:.J1771])/[.I1771]" office:value-type="float" office:value="175.229943502825">
            <text:p>175.22994350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sfn</text:p>
          </table:table-cell>
          <table:table-cell office:value-type="string">
            <text:p>atl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771">
            <text:p>1771</text:p>
          </table:table-cell>
          <table:table-cell table:formula="of:=[.F1772]*24*60" office:value-type="float" office:value="164">
            <text:p>164</text:p>
          </table:table-cell>
          <table:table-cell/>
          <table:table-cell table:formula="of:=SUM([.J$2:.J1772])/[.I1772]" office:value-type="float" office:value="175.223602484472">
            <text:p>175.22360248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772">
            <text:p>1772</text:p>
          </table:table-cell>
          <table:table-cell table:formula="of:=[.F1773]*24*60" office:value-type="float" office:value="165">
            <text:p>165</text:p>
          </table:table-cell>
          <table:table-cell/>
          <table:table-cell table:formula="of:=SUM([.J$2:.J1773])/[.I1773]" office:value-type="float" office:value="175.217832957111">
            <text:p>175.21783295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tba</text:p>
          </table:table-cell>
          <table:table-cell office:value-type="string">
            <text:p>tex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773">
            <text:p>1773</text:p>
          </table:table-cell>
          <table:table-cell table:formula="of:=[.F1774]*24*60" office:value-type="float" office:value="177">
            <text:p>177</text:p>
          </table:table-cell>
          <table:table-cell/>
          <table:table-cell table:formula="of:=SUM([.J$2:.J1774])/[.I1774]" office:value-type="float" office:value="175.218838127468">
            <text:p>175.21883812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ana</text:p>
          </table:table-cell>
          <table:table-cell office:value-type="string">
            <text:p>cle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774">
            <text:p>1774</text:p>
          </table:table-cell>
          <table:table-cell table:formula="of:=[.F1775]*24*60" office:value-type="float" office:value="178">
            <text:p>178</text:p>
          </table:table-cell>
          <table:table-cell/>
          <table:table-cell table:formula="of:=SUM([.J$2:.J1775])/[.I1775]" office:value-type="float" office:value="175.220405862458">
            <text:p>175.22040586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ari</text:p>
          </table:table-cell>
          <table:table-cell office:value-type="string">
            <text:p>hou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775">
            <text:p>1775</text:p>
          </table:table-cell>
          <table:table-cell table:formula="of:=[.F1776]*24*60" office:value-type="float" office:value="192">
            <text:p>192</text:p>
          </table:table-cell>
          <table:table-cell/>
          <table:table-cell table:formula="of:=SUM([.J$2:.J1776])/[.I1776]" office:value-type="float" office:value="175.22985915493">
            <text:p>175.22985915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bal</text:p>
          </table:table-cell>
          <table:table-cell office:value-type="string">
            <text:p>det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776">
            <text:p>1776</text:p>
          </table:table-cell>
          <table:table-cell table:formula="of:=[.F1777]*24*60" office:value-type="float" office:value="173">
            <text:p>173</text:p>
          </table:table-cell>
          <table:table-cell/>
          <table:table-cell table:formula="of:=SUM([.J$2:.J1777])/[.I1777]" office:value-type="float" office:value="175.228603603604">
            <text:p>175.22860360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cha</text:p>
          </table:table-cell>
          <table:table-cell office:value-type="string">
            <text:p>oak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777">
            <text:p>1777</text:p>
          </table:table-cell>
          <table:table-cell table:formula="of:=[.F1778]*24*60" office:value-type="float" office:value="181">
            <text:p>181</text:p>
          </table:table-cell>
          <table:table-cell/>
          <table:table-cell table:formula="of:=SUM([.J$2:.J1778])/[.I1778]" office:value-type="float" office:value="175.231851435003">
            <text:p>175.2318514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chn</text:p>
          </table:table-cell>
          <table:table-cell office:value-type="string">
            <text:p>flo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778">
            <text:p>1778</text:p>
          </table:table-cell>
          <table:table-cell table:formula="of:=[.F1779]*24*60" office:value-type="float" office:value="181">
            <text:p>181</text:p>
          </table:table-cell>
          <table:table-cell/>
          <table:table-cell table:formula="of:=SUM([.J$2:.J1779])/[.I1779]" office:value-type="float" office:value="175.235095613048">
            <text:p>175.23509561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col</text:p>
          </table:table-cell>
          <table:table-cell office:value-type="string">
            <text:p>was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779">
            <text:p>1779</text:p>
          </table:table-cell>
          <table:table-cell table:formula="of:=[.F1780]*24*60" office:value-type="float" office:value="176">
            <text:p>176</text:p>
          </table:table-cell>
          <table:table-cell/>
          <table:table-cell table:formula="of:=SUM([.J$2:.J1780])/[.I1780]" office:value-type="float" office:value="175.235525576166">
            <text:p>175.23552557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string">
            <text:p>4:53</text:p>
          </table:table-cell>
          <table:table-cell table:number-columns-repeated="2"/>
          <table:table-cell office:value-type="float" office:value="1780">
            <text:p>1780</text:p>
          </table:table-cell>
          <table:table-cell table:formula="of:=[.F1781]*24*60" office:value-type="float" office:value="293">
            <text:p>293</text:p>
          </table:table-cell>
          <table:table-cell/>
          <table:table-cell table:formula="of:=SUM([.J$2:.J1781])/[.I1781]" office:value-type="float" office:value="175.301685393258">
            <text:p>175.30168539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mil</text:p>
          </table:table-cell>
          <table:table-cell office:value-type="string">
            <text:p>la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781">
            <text:p>1781</text:p>
          </table:table-cell>
          <table:table-cell table:formula="of:=[.F1782]*24*60" office:value-type="float" office:value="176">
            <text:p>176</text:p>
          </table:table-cell>
          <table:table-cell/>
          <table:table-cell table:formula="of:=SUM([.J$2:.J1782])/[.I1782]" office:value-type="float" office:value="175.302077484559">
            <text:p>175.30207748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nyn</text:p>
          </table:table-cell>
          <table:table-cell office:value-type="string">
            <text:p>pit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782">
            <text:p>1782</text:p>
          </table:table-cell>
          <table:table-cell table:formula="of:=[.F1783]*24*60" office:value-type="float" office:value="163">
            <text:p>163</text:p>
          </table:table-cell>
          <table:table-cell/>
          <table:table-cell table:formula="of:=SUM([.J$2:.J1783])/[.I1783]" office:value-type="float" office:value="175.295173961841">
            <text:p>175.29517396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phi</text:p>
          </table:table-cell>
          <table:table-cell office:value-type="string">
            <text:p>sd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783">
            <text:p>1783</text:p>
          </table:table-cell>
          <table:table-cell table:formula="of:=[.F1784]*24*60" office:value-type="float" office:value="171">
            <text:p>171</text:p>
          </table:table-cell>
          <table:table-cell/>
          <table:table-cell table:formula="of:=SUM([.J$2:.J1784])/[.I1784]" office:value-type="float" office:value="175.292765002804">
            <text:p>175.292765002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sea</text:p>
          </table:table-cell>
          <table:table-cell office:value-type="string">
            <text:p>mi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784">
            <text:p>1784</text:p>
          </table:table-cell>
          <table:table-cell table:formula="of:=[.F1785]*24*60" office:value-type="float" office:value="186">
            <text:p>186</text:p>
          </table:table-cell>
          <table:table-cell/>
          <table:table-cell table:formula="of:=SUM([.J$2:.J1785])/[.I1785]" office:value-type="float" office:value="175.298766816144">
            <text:p>175.29876681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sfn</text:p>
          </table:table-cell>
          <table:table-cell office:value-type="string">
            <text:p>atl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785">
            <text:p>1785</text:p>
          </table:table-cell>
          <table:table-cell table:formula="of:=[.F1786]*24*60" office:value-type="float" office:value="198">
            <text:p>198</text:p>
          </table:table-cell>
          <table:table-cell/>
          <table:table-cell table:formula="of:=SUM([.J$2:.J1786])/[.I1786]" office:value-type="float" office:value="175.311484593838">
            <text:p>175.31148459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786">
            <text:p>1786</text:p>
          </table:table-cell>
          <table:table-cell table:formula="of:=[.F1787]*24*60" office:value-type="float" office:value="173">
            <text:p>173</text:p>
          </table:table-cell>
          <table:table-cell/>
          <table:table-cell table:formula="of:=SUM([.J$2:.J1787])/[.I1787]" office:value-type="float" office:value="175.310190369541">
            <text:p>175.31019036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tba</text:p>
          </table:table-cell>
          <table:table-cell office:value-type="string">
            <text:p>tex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787">
            <text:p>1787</text:p>
          </table:table-cell>
          <table:table-cell table:formula="of:=[.F1788]*24*60" office:value-type="float" office:value="157">
            <text:p>157</text:p>
          </table:table-cell>
          <table:table-cell/>
          <table:table-cell table:formula="of:=SUM([.J$2:.J1788])/[.I1788]" office:value-type="float" office:value="175.299944040291">
            <text:p>175.29994404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2:18</text:p>
          </table:table-cell>
          <table:table-cell table:number-columns-repeated="2"/>
          <table:table-cell office:value-type="float" office:value="1788">
            <text:p>1788</text:p>
          </table:table-cell>
          <table:table-cell table:formula="of:=[.F1789]*24*60" office:value-type="float" office:value="138">
            <text:p>138</text:p>
          </table:table-cell>
          <table:table-cell/>
          <table:table-cell table:formula="of:=SUM([.J$2:.J1789])/[.I1789]" office:value-type="float" office:value="175.279082774049">
            <text:p>175.27908277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ana</text:p>
          </table:table-cell>
          <table:table-cell office:value-type="string">
            <text:p>cle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789">
            <text:p>1789</text:p>
          </table:table-cell>
          <table:table-cell table:formula="of:=[.F1790]*24*60" office:value-type="float" office:value="175">
            <text:p>175</text:p>
          </table:table-cell>
          <table:table-cell/>
          <table:table-cell table:formula="of:=SUM([.J$2:.J1790])/[.I1790]" office:value-type="float" office:value="175.278926774734">
            <text:p>175.27892677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ari</text:p>
          </table:table-cell>
          <table:table-cell office:value-type="string">
            <text:p>hou</text:p>
          </table:table-cell>
          <table:table-cell office:value-type="string">
            <text:p>2:14</text:p>
          </table:table-cell>
          <table:table-cell office:value-type="string">
            <text:p>(:14</text:p>
          </table:table-cell>
          <table:table-cell office:value-type="string">
            <text:p>delay)</text:p>
          </table:table-cell>
          <table:table-cell office:value-type="float" office:value="1790">
            <text:p>1790</text:p>
          </table:table-cell>
          <table:table-cell table:formula="of:=[.F1791]*24*60" office:value-type="float" office:value="134">
            <text:p>134</text:p>
          </table:table-cell>
          <table:table-cell/>
          <table:table-cell table:formula="of:=SUM([.J$2:.J1791])/[.I1791]" office:value-type="float" office:value="175.255865921788">
            <text:p>175.25586592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cha</text:p>
          </table:table-cell>
          <table:table-cell office:value-type="string">
            <text:p>oak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1791">
            <text:p>1791</text:p>
          </table:table-cell>
          <table:table-cell table:formula="of:=[.F1792]*24*60" office:value-type="float" office:value="139">
            <text:p>139</text:p>
          </table:table-cell>
          <table:table-cell/>
          <table:table-cell table:formula="of:=SUM([.J$2:.J1792])/[.I1792]" office:value-type="float" office:value="175.235622557231">
            <text:p>175.23562255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chn</text:p>
          </table:table-cell>
          <table:table-cell office:value-type="string">
            <text:p>flo</text:p>
          </table:table-cell>
          <table:table-cell office:value-type="string">
            <text:p>3:05</text:p>
          </table:table-cell>
          <table:table-cell office:value-type="string">
            <text:p>(:22</text:p>
          </table:table-cell>
          <table:table-cell office:value-type="string">
            <text:p>delay)</text:p>
          </table:table-cell>
          <table:table-cell office:value-type="float" office:value="1792">
            <text:p>1792</text:p>
          </table:table-cell>
          <table:table-cell table:formula="of:=[.F1793]*24*60" office:value-type="float" office:value="185">
            <text:p>185</text:p>
          </table:table-cell>
          <table:table-cell/>
          <table:table-cell table:formula="of:=SUM([.J$2:.J1793])/[.I1793]" office:value-type="float" office:value="175.241071428571">
            <text:p>175.241071428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col</text:p>
          </table:table-cell>
          <table:table-cell office:value-type="string">
            <text:p>was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793">
            <text:p>1793</text:p>
          </table:table-cell>
          <table:table-cell table:formula="of:=[.F1794]*24*60" office:value-type="float" office:value="180">
            <text:p>180</text:p>
          </table:table-cell>
          <table:table-cell/>
          <table:table-cell table:formula="of:=SUM([.J$2:.J1794])/[.I1794]" office:value-type="float" office:value="175.243725599554">
            <text:p>175.24372559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1794">
            <text:p>1794</text:p>
          </table:table-cell>
          <table:table-cell table:formula="of:=[.F1795]*24*60" office:value-type="float" office:value="187">
            <text:p>187</text:p>
          </table:table-cell>
          <table:table-cell/>
          <table:table-cell table:formula="of:=SUM([.J$2:.J1795])/[.I1795]" office:value-type="float" office:value="175.2502787068">
            <text:p>175.25027870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mil</text:p>
          </table:table-cell>
          <table:table-cell office:value-type="string">
            <text:p>la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795">
            <text:p>1795</text:p>
          </table:table-cell>
          <table:table-cell table:formula="of:=[.F1796]*24*60" office:value-type="float" office:value="182">
            <text:p>182</text:p>
          </table:table-cell>
          <table:table-cell/>
          <table:table-cell table:formula="of:=SUM([.J$2:.J1796])/[.I1796]" office:value-type="float" office:value="175.254038997214">
            <text:p>175.25403899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nyn</text:p>
          </table:table-cell>
          <table:table-cell office:value-type="string">
            <text:p>pit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796">
            <text:p>1796</text:p>
          </table:table-cell>
          <table:table-cell table:formula="of:=[.F1797]*24*60" office:value-type="float" office:value="162">
            <text:p>162</text:p>
          </table:table-cell>
          <table:table-cell/>
          <table:table-cell table:formula="of:=SUM([.J$2:.J1797])/[.I1797]" office:value-type="float" office:value="175.246659242762">
            <text:p>175.24665924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phi</text:p>
          </table:table-cell>
          <table:table-cell office:value-type="string">
            <text:p>sd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797">
            <text:p>1797</text:p>
          </table:table-cell>
          <table:table-cell table:formula="of:=[.F1798]*24*60" office:value-type="float" office:value="166">
            <text:p>166</text:p>
          </table:table-cell>
          <table:table-cell/>
          <table:table-cell table:formula="of:=SUM([.J$2:.J1798])/[.I1798]" office:value-type="float" office:value="175.241513633834">
            <text:p>175.241513633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sea</text:p>
          </table:table-cell>
          <table:table-cell office:value-type="string">
            <text:p>min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798">
            <text:p>1798</text:p>
          </table:table-cell>
          <table:table-cell table:formula="of:=[.F1799]*24*60" office:value-type="float" office:value="201">
            <text:p>201</text:p>
          </table:table-cell>
          <table:table-cell/>
          <table:table-cell table:formula="of:=SUM([.J$2:.J1799])/[.I1799]" office:value-type="float" office:value="175.255839822024">
            <text:p>175.2558398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sfn</text:p>
          </table:table-cell>
          <table:table-cell office:value-type="string">
            <text:p>at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799">
            <text:p>1799</text:p>
          </table:table-cell>
          <table:table-cell table:formula="of:=[.F1800]*24*60" office:value-type="float" office:value="184">
            <text:p>184</text:p>
          </table:table-cell>
          <table:table-cell/>
          <table:table-cell table:formula="of:=SUM([.J$2:.J1800])/[.I1800]" office:value-type="float" office:value="175.260700389105">
            <text:p>175.26070038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[.F1801]*24*60" office:value-type="float" office:value="179">
            <text:p>179</text:p>
          </table:table-cell>
          <table:table-cell/>
          <table:table-cell table:formula="of:=SUM([.J$2:.J1801])/[.I1801]" office:value-type="float" office:value="175.262777777778">
            <text:p>175.26277777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tba</text:p>
          </table:table-cell>
          <table:table-cell office:value-type="string">
            <text:p>tex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801">
            <text:p>1801</text:p>
          </table:table-cell>
          <table:table-cell table:formula="of:=[.F1802]*24*60" office:value-type="float" office:value="195">
            <text:p>195</text:p>
          </table:table-cell>
          <table:table-cell/>
          <table:table-cell table:formula="of:=SUM([.J$2:.J1802])/[.I1802]" office:value-type="float" office:value="175.273736812882">
            <text:p>175.27373681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1802">
            <text:p>1802</text:p>
          </table:table-cell>
          <table:table-cell table:formula="of:=[.F1803]*24*60" office:value-type="float" office:value="207">
            <text:p>207</text:p>
          </table:table-cell>
          <table:table-cell/>
          <table:table-cell table:formula="of:=SUM([.J$2:.J1803])/[.I1803]" office:value-type="float" office:value="175.291342952275">
            <text:p>175.29134295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ana</text:p>
          </table:table-cell>
          <table:table-cell office:value-type="string">
            <text:p>tb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803">
            <text:p>1803</text:p>
          </table:table-cell>
          <table:table-cell table:formula="of:=[.F1804]*24*60" office:value-type="float" office:value="185">
            <text:p>185</text:p>
          </table:table-cell>
          <table:table-cell/>
          <table:table-cell table:formula="of:=SUM([.J$2:.J1804])/[.I1804]" office:value-type="float" office:value="175.296727676095">
            <text:p>175.29672767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804">
            <text:p>1804</text:p>
          </table:table-cell>
          <table:table-cell table:formula="of:=[.F1805]*24*60" office:value-type="float" office:value="181">
            <text:p>181</text:p>
          </table:table-cell>
          <table:table-cell/>
          <table:table-cell table:formula="of:=SUM([.J$2:.J1805])/[.I1805]" office:value-type="float" office:value="175.299889135255">
            <text:p>175.29988913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805">
            <text:p>1805</text:p>
          </table:table-cell>
          <table:table-cell table:formula="of:=[.F1806]*24*60" office:value-type="float" office:value="205">
            <text:p>205</text:p>
          </table:table-cell>
          <table:table-cell/>
          <table:table-cell table:formula="of:=SUM([.J$2:.J1806])/[.I1806]" office:value-type="float" office:value="175.316343490305">
            <text:p>175.31634349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806">
            <text:p>1806</text:p>
          </table:table-cell>
          <table:table-cell table:formula="of:=[.F1807]*24*60" office:value-type="float" office:value="164">
            <text:p>164</text:p>
          </table:table-cell>
          <table:table-cell/>
          <table:table-cell table:formula="of:=SUM([.J$2:.J1807])/[.I1807]" office:value-type="float" office:value="175.31007751938">
            <text:p>175.31007751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nyn</text:p>
          </table:table-cell>
          <table:table-cell office:value-type="string">
            <text:p>pit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807">
            <text:p>1807</text:p>
          </table:table-cell>
          <table:table-cell table:formula="of:=[.F1808]*24*60" office:value-type="float" office:value="170">
            <text:p>170</text:p>
          </table:table-cell>
          <table:table-cell/>
          <table:table-cell table:formula="of:=SUM([.J$2:.J1808])/[.I1808]" office:value-type="float" office:value="175.307138904261">
            <text:p>175.307138904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808">
            <text:p>1808</text:p>
          </table:table-cell>
          <table:table-cell table:formula="of:=[.F1809]*24*60" office:value-type="float" office:value="162">
            <text:p>162</text:p>
          </table:table-cell>
          <table:table-cell/>
          <table:table-cell table:formula="of:=SUM([.J$2:.J1809])/[.I1809]" office:value-type="float" office:value="175.299778761062">
            <text:p>175.29977876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sea</text:p>
          </table:table-cell>
          <table:table-cell office:value-type="string">
            <text:p>cha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1809">
            <text:p>1809</text:p>
          </table:table-cell>
          <table:table-cell table:formula="of:=[.F1810]*24*60" office:value-type="float" office:value="163">
            <text:p>163</text:p>
          </table:table-cell>
          <table:table-cell/>
          <table:table-cell table:formula="of:=SUM([.J$2:.J1810])/[.I1810]" office:value-type="float" office:value="175.292979546711">
            <text:p>175.29297954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sfn</text:p>
          </table:table-cell>
          <table:table-cell office:value-type="string">
            <text:p>atl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1810">
            <text:p>1810</text:p>
          </table:table-cell>
          <table:table-cell table:formula="of:=[.F1811]*24*60" office:value-type="float" office:value="153">
            <text:p>153</text:p>
          </table:table-cell>
          <table:table-cell/>
          <table:table-cell table:formula="of:=SUM([.J$2:.J1811])/[.I1811]" office:value-type="float" office:value="175.280662983425">
            <text:p>175.28066298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ana</text:p>
          </table:table-cell>
          <table:table-cell office:value-type="string">
            <text:p>tb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1811">
            <text:p>1811</text:p>
          </table:table-cell>
          <table:table-cell table:formula="of:=[.F1812]*24*60" office:value-type="float" office:value="140">
            <text:p>140</text:p>
          </table:table-cell>
          <table:table-cell/>
          <table:table-cell table:formula="of:=SUM([.J$2:.J1812])/[.I1812]" office:value-type="float" office:value="175.261181667587">
            <text:p>175.26118166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812">
            <text:p>1812</text:p>
          </table:table-cell>
          <table:table-cell table:formula="of:=[.F1813]*24*60" office:value-type="float" office:value="177">
            <text:p>177</text:p>
          </table:table-cell>
          <table:table-cell/>
          <table:table-cell table:formula="of:=SUM([.J$2:.J1813])/[.I1813]" office:value-type="float" office:value="175.262141280353">
            <text:p>175.26214128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813">
            <text:p>1813</text:p>
          </table:table-cell>
          <table:table-cell table:formula="of:=[.F1814]*24*60" office:value-type="float" office:value="201">
            <text:p>201</text:p>
          </table:table-cell>
          <table:table-cell/>
          <table:table-cell table:formula="of:=SUM([.J$2:.J1814])/[.I1814]" office:value-type="float" office:value="175.276337562052">
            <text:p>175.27633756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1814">
            <text:p>1814</text:p>
          </table:table-cell>
          <table:table-cell table:formula="of:=[.F1815]*24*60" office:value-type="float" office:value="145">
            <text:p>145</text:p>
          </table:table-cell>
          <table:table-cell/>
          <table:table-cell table:formula="of:=SUM([.J$2:.J1815])/[.I1815]" office:value-type="float" office:value="175.259647188534">
            <text:p>175.25964718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815">
            <text:p>1815</text:p>
          </table:table-cell>
          <table:table-cell table:formula="of:=[.F1816]*24*60" office:value-type="float" office:value="200">
            <text:p>200</text:p>
          </table:table-cell>
          <table:table-cell/>
          <table:table-cell table:formula="of:=SUM([.J$2:.J1816])/[.I1816]" office:value-type="float" office:value="175.273278236915">
            <text:p>175.27327823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flo</text:p>
          </table:table-cell>
          <table:table-cell office:value-type="string">
            <text:p>sf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816">
            <text:p>1816</text:p>
          </table:table-cell>
          <table:table-cell table:formula="of:=[.F1817]*24*60" office:value-type="float" office:value="162">
            <text:p>162</text:p>
          </table:table-cell>
          <table:table-cell/>
          <table:table-cell table:formula="of:=SUM([.J$2:.J1817])/[.I1817]" office:value-type="float" office:value="175.265969162996">
            <text:p>175.2659691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817">
            <text:p>1817</text:p>
          </table:table-cell>
          <table:table-cell table:formula="of:=[.F1818]*24*60" office:value-type="float" office:value="172">
            <text:p>172</text:p>
          </table:table-cell>
          <table:table-cell/>
          <table:table-cell table:formula="of:=SUM([.J$2:.J1818])/[.I1818]" office:value-type="float" office:value="175.264171711613">
            <text:p>175.26417171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818">
            <text:p>1818</text:p>
          </table:table-cell>
          <table:table-cell table:formula="of:=[.F1819]*24*60" office:value-type="float" office:value="190">
            <text:p>190</text:p>
          </table:table-cell>
          <table:table-cell/>
          <table:table-cell table:formula="of:=SUM([.J$2:.J1819])/[.I1819]" office:value-type="float" office:value="175.272277227723">
            <text:p>175.27227722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819">
            <text:p>1819</text:p>
          </table:table-cell>
          <table:table-cell table:formula="of:=[.F1820]*24*60" office:value-type="float" office:value="148">
            <text:p>148</text:p>
          </table:table-cell>
          <table:table-cell/>
          <table:table-cell table:formula="of:=SUM([.J$2:.J1820])/[.I1820]" office:value-type="float" office:value="175.2572842221">
            <text:p>175.257284222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820">
            <text:p>1820</text:p>
          </table:table-cell>
          <table:table-cell table:formula="of:=[.F1821]*24*60" office:value-type="float" office:value="165">
            <text:p>165</text:p>
          </table:table-cell>
          <table:table-cell/>
          <table:table-cell table:formula="of:=SUM([.J$2:.J1821])/[.I1821]" office:value-type="float" office:value="175.251648351648">
            <text:p>175.25164835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821">
            <text:p>1821</text:p>
          </table:table-cell>
          <table:table-cell table:formula="of:=[.F1822]*24*60" office:value-type="float" office:value="183">
            <text:p>183</text:p>
          </table:table-cell>
          <table:table-cell/>
          <table:table-cell table:formula="of:=SUM([.J$2:.J1822])/[.I1822]" office:value-type="float" office:value="175.255903349808">
            <text:p>175.25590334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822">
            <text:p>1822</text:p>
          </table:table-cell>
          <table:table-cell table:formula="of:=[.F1823]*24*60" office:value-type="float" office:value="191">
            <text:p>191</text:p>
          </table:table-cell>
          <table:table-cell/>
          <table:table-cell table:formula="of:=SUM([.J$2:.J1823])/[.I1823]" office:value-type="float" office:value="175.264544456641">
            <text:p>175.26454445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sea</text:p>
          </table:table-cell>
          <table:table-cell office:value-type="string">
            <text:p>ch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823">
            <text:p>1823</text:p>
          </table:table-cell>
          <table:table-cell table:formula="of:=[.F1824]*24*60" office:value-type="float" office:value="156">
            <text:p>156</text:p>
          </table:table-cell>
          <table:table-cell/>
          <table:table-cell table:formula="of:=SUM([.J$2:.J1824])/[.I1824]" office:value-type="float" office:value="175.253976961053">
            <text:p>175.253976961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824">
            <text:p>1824</text:p>
          </table:table-cell>
          <table:table-cell table:formula="of:=[.F1825]*24*60" office:value-type="float" office:value="151">
            <text:p>151</text:p>
          </table:table-cell>
          <table:table-cell/>
          <table:table-cell table:formula="of:=SUM([.J$2:.J1825])/[.I1825]" office:value-type="float" office:value="175.240679824561">
            <text:p>175.24067982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ana</text:p>
          </table:table-cell>
          <table:table-cell office:value-type="string">
            <text:p>tba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825">
            <text:p>1825</text:p>
          </table:table-cell>
          <table:table-cell table:formula="of:=[.F1826]*24*60" office:value-type="float" office:value="194">
            <text:p>194</text:p>
          </table:table-cell>
          <table:table-cell/>
          <table:table-cell table:formula="of:=SUM([.J$2:.J1826])/[.I1826]" office:value-type="float" office:value="175.25095890411">
            <text:p>175.25095890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2:08</text:p>
          </table:table-cell>
          <table:table-cell table:number-columns-repeated="2"/>
          <table:table-cell office:value-type="float" office:value="1826">
            <text:p>1826</text:p>
          </table:table-cell>
          <table:table-cell table:formula="of:=[.F1827]*24*60" office:value-type="float" office:value="128">
            <text:p>128</text:p>
          </table:table-cell>
          <table:table-cell/>
          <table:table-cell table:formula="of:=SUM([.J$2:.J1827])/[.I1827]" office:value-type="float" office:value="175.225082146769">
            <text:p>175.22508214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string">
            <text:p>3:36</text:p>
          </table:table-cell>
          <table:table-cell table:number-columns-repeated="2"/>
          <table:table-cell office:value-type="float" office:value="1827">
            <text:p>1827</text:p>
          </table:table-cell>
          <table:table-cell table:formula="of:=[.F1828]*24*60" office:value-type="float" office:value="216">
            <text:p>216</text:p>
          </table:table-cell>
          <table:table-cell/>
          <table:table-cell table:formula="of:=SUM([.J$2:.J1828])/[.I1828]" office:value-type="float" office:value="175.247400109469">
            <text:p>175.24740010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828">
            <text:p>1828</text:p>
          </table:table-cell>
          <table:table-cell table:formula="of:=[.F1829]*24*60" office:value-type="float" office:value="148">
            <text:p>148</text:p>
          </table:table-cell>
          <table:table-cell/>
          <table:table-cell table:formula="of:=SUM([.J$2:.J1829])/[.I1829]" office:value-type="float" office:value="175.23249452954">
            <text:p>175.23249452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829">
            <text:p>1829</text:p>
          </table:table-cell>
          <table:table-cell table:formula="of:=[.F1830]*24*60" office:value-type="float" office:value="184">
            <text:p>184</text:p>
          </table:table-cell>
          <table:table-cell/>
          <table:table-cell table:formula="of:=SUM([.J$2:.J1830])/[.I1830]" office:value-type="float" office:value="175.237288135593">
            <text:p>175.23728813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flo</text:p>
          </table:table-cell>
          <table:table-cell office:value-type="string">
            <text:p>sf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830">
            <text:p>1830</text:p>
          </table:table-cell>
          <table:table-cell table:formula="of:=[.F1831]*24*60" office:value-type="float" office:value="173">
            <text:p>173</text:p>
          </table:table-cell>
          <table:table-cell/>
          <table:table-cell table:formula="of:=SUM([.J$2:.J1831])/[.I1831]" office:value-type="float" office:value="175.236065573771">
            <text:p>175.23606557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831">
            <text:p>1831</text:p>
          </table:table-cell>
          <table:table-cell table:formula="of:=[.F1832]*24*60" office:value-type="float" office:value="167">
            <text:p>167</text:p>
          </table:table-cell>
          <table:table-cell/>
          <table:table-cell table:formula="of:=SUM([.J$2:.J1832])/[.I1832]" office:value-type="float" office:value="175.231567449481">
            <text:p>175.23156744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832">
            <text:p>1832</text:p>
          </table:table-cell>
          <table:table-cell table:formula="of:=[.F1833]*24*60" office:value-type="float" office:value="155">
            <text:p>155</text:p>
          </table:table-cell>
          <table:table-cell/>
          <table:table-cell table:formula="of:=SUM([.J$2:.J1833])/[.I1833]" office:value-type="float" office:value="175.220524017467">
            <text:p>175.22052401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1833">
            <text:p>1833</text:p>
          </table:table-cell>
          <table:table-cell table:formula="of:=[.F1834]*24*60" office:value-type="float" office:value="142">
            <text:p>142</text:p>
          </table:table-cell>
          <table:table-cell/>
          <table:table-cell table:formula="of:=SUM([.J$2:.J1834])/[.I1834]" office:value-type="float" office:value="175.202400436443">
            <text:p>175.202400436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834">
            <text:p>1834</text:p>
          </table:table-cell>
          <table:table-cell table:formula="of:=[.F1835]*24*60" office:value-type="float" office:value="176">
            <text:p>176</text:p>
          </table:table-cell>
          <table:table-cell/>
          <table:table-cell table:formula="of:=SUM([.J$2:.J1835])/[.I1835]" office:value-type="float" office:value="175.202835332606">
            <text:p>175.20283533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835">
            <text:p>1835</text:p>
          </table:table-cell>
          <table:table-cell table:formula="of:=[.F1836]*24*60" office:value-type="float" office:value="170">
            <text:p>170</text:p>
          </table:table-cell>
          <table:table-cell/>
          <table:table-cell table:formula="of:=SUM([.J$2:.J1836])/[.I1836]" office:value-type="float" office:value="175.2">
            <text:p>175.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836">
            <text:p>1836</text:p>
          </table:table-cell>
          <table:table-cell table:formula="of:=[.F1837]*24*60" office:value-type="float" office:value="157">
            <text:p>157</text:p>
          </table:table-cell>
          <table:table-cell/>
          <table:table-cell table:formula="of:=SUM([.J$2:.J1837])/[.I1837]" office:value-type="float" office:value="175.19008714597">
            <text:p>175.1900871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sea</text:p>
          </table:table-cell>
          <table:table-cell office:value-type="string">
            <text:p>ch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837">
            <text:p>1837</text:p>
          </table:table-cell>
          <table:table-cell table:formula="of:=[.F1838]*24*60" office:value-type="float" office:value="150">
            <text:p>150</text:p>
          </table:table-cell>
          <table:table-cell/>
          <table:table-cell table:formula="of:=SUM([.J$2:.J1838])/[.I1838]" office:value-type="float" office:value="175.17637452368">
            <text:p>175.176374523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838">
            <text:p>1838</text:p>
          </table:table-cell>
          <table:table-cell table:formula="of:=[.F1839]*24*60" office:value-type="float" office:value="134">
            <text:p>134</text:p>
          </table:table-cell>
          <table:table-cell/>
          <table:table-cell table:formula="of:=SUM([.J$2:.J1839])/[.I1839]" office:value-type="float" office:value="175.153971708379">
            <text:p>175.15397170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839">
            <text:p>1839</text:p>
          </table:table-cell>
          <table:table-cell table:formula="of:=[.F1840]*24*60" office:value-type="float" office:value="178">
            <text:p>178</text:p>
          </table:table-cell>
          <table:table-cell/>
          <table:table-cell table:formula="of:=SUM([.J$2:.J1840])/[.I1840]" office:value-type="float" office:value="175.15551930397">
            <text:p>175.1555193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string">
            <text:p>2:14</text:p>
          </table:table-cell>
          <table:table-cell table:number-columns-repeated="2"/>
          <table:table-cell office:value-type="float" office:value="1840">
            <text:p>1840</text:p>
          </table:table-cell>
          <table:table-cell table:formula="of:=[.F1841]*24*60" office:value-type="float" office:value="134">
            <text:p>134</text:p>
          </table:table-cell>
          <table:table-cell/>
          <table:table-cell table:formula="of:=SUM([.J$2:.J1841])/[.I1841]" office:value-type="float" office:value="175.133152173913">
            <text:p>175.13315217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841">
            <text:p>1841</text:p>
          </table:table-cell>
          <table:table-cell table:formula="of:=[.F1842]*24*60" office:value-type="float" office:value="156">
            <text:p>156</text:p>
          </table:table-cell>
          <table:table-cell/>
          <table:table-cell table:formula="of:=SUM([.J$2:.J1842])/[.I1842]" office:value-type="float" office:value="175.122759369908">
            <text:p>175.12275936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flo</text:p>
          </table:table-cell>
          <table:table-cell office:value-type="string">
            <text:p>sfn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842">
            <text:p>1842</text:p>
          </table:table-cell>
          <table:table-cell table:formula="of:=[.F1843]*24*60" office:value-type="float" office:value="183">
            <text:p>183</text:p>
          </table:table-cell>
          <table:table-cell/>
          <table:table-cell table:formula="of:=SUM([.J$2:.J1843])/[.I1843]" office:value-type="float" office:value="175.127035830619">
            <text:p>175.12703583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843">
            <text:p>1843</text:p>
          </table:table-cell>
          <table:table-cell table:formula="of:=[.F1844]*24*60" office:value-type="float" office:value="182">
            <text:p>182</text:p>
          </table:table-cell>
          <table:table-cell/>
          <table:table-cell table:formula="of:=SUM([.J$2:.J1844])/[.I1844]" office:value-type="float" office:value="175.130765056972">
            <text:p>175.1307650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min</text:p>
          </table:table-cell>
          <table:table-cell office:value-type="string">
            <text:p>ana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844">
            <text:p>1844</text:p>
          </table:table-cell>
          <table:table-cell table:formula="of:=[.F1845]*24*60" office:value-type="float" office:value="196">
            <text:p>196</text:p>
          </table:table-cell>
          <table:table-cell/>
          <table:table-cell table:formula="of:=SUM([.J$2:.J1845])/[.I1845]" office:value-type="float" office:value="175.142082429501">
            <text:p>175.14208242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845">
            <text:p>1845</text:p>
          </table:table-cell>
          <table:table-cell table:formula="of:=[.F1846]*24*60" office:value-type="float" office:value="177">
            <text:p>177</text:p>
          </table:table-cell>
          <table:table-cell/>
          <table:table-cell table:formula="of:=SUM([.J$2:.J1846])/[.I1846]" office:value-type="float" office:value="175.143089430894">
            <text:p>175.143089430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846">
            <text:p>1846</text:p>
          </table:table-cell>
          <table:table-cell table:formula="of:=[.F1847]*24*60" office:value-type="float" office:value="160">
            <text:p>160</text:p>
          </table:table-cell>
          <table:table-cell/>
          <table:table-cell table:formula="of:=SUM([.J$2:.J1847])/[.I1847]" office:value-type="float" office:value="175.13488624052">
            <text:p>175.134886240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847">
            <text:p>1847</text:p>
          </table:table-cell>
          <table:table-cell table:formula="of:=[.F1848]*24*60" office:value-type="float" office:value="177">
            <text:p>177</text:p>
          </table:table-cell>
          <table:table-cell/>
          <table:table-cell table:formula="of:=SUM([.J$2:.J1848])/[.I1848]" office:value-type="float" office:value="175.135896047645">
            <text:p>175.13589604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atl</text:p>
          </table:table-cell>
          <table:table-cell office:value-type="string">
            <text:p>sln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848">
            <text:p>1848</text:p>
          </table:table-cell>
          <table:table-cell table:formula="of:=[.F1849]*24*60" office:value-type="float" office:value="188">
            <text:p>188</text:p>
          </table:table-cell>
          <table:table-cell/>
          <table:table-cell table:formula="of:=SUM([.J$2:.J1849])/[.I1849]" office:value-type="float" office:value="175.142857142857">
            <text:p>175.1428571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1849">
            <text:p>1849</text:p>
          </table:table-cell>
          <table:table-cell table:formula="of:=[.F1850]*24*60" office:value-type="float" office:value="198">
            <text:p>198</text:p>
          </table:table-cell>
          <table:table-cell/>
          <table:table-cell table:formula="of:=SUM([.J$2:.J1850])/[.I1850]" office:value-type="float" office:value="175.155219037317">
            <text:p>175.15521903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cin</text:p>
          </table:table-cell>
          <table:table-cell office:value-type="string">
            <text:p>col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850">
            <text:p>1850</text:p>
          </table:table-cell>
          <table:table-cell table:formula="of:=[.F1851]*24*60" office:value-type="float" office:value="180">
            <text:p>180</text:p>
          </table:table-cell>
          <table:table-cell/>
          <table:table-cell table:formula="of:=SUM([.J$2:.J1851])/[.I1851]" office:value-type="float" office:value="175.157837837838">
            <text:p>175.15783783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cle</text:p>
          </table:table-cell>
          <table:table-cell office:value-type="string">
            <text:p>tex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851">
            <text:p>1851</text:p>
          </table:table-cell>
          <table:table-cell table:formula="of:=[.F1852]*24*60" office:value-type="float" office:value="205">
            <text:p>205</text:p>
          </table:table-cell>
          <table:table-cell/>
          <table:table-cell table:formula="of:=SUM([.J$2:.J1852])/[.I1852]" office:value-type="float" office:value="175.17396002161">
            <text:p>175.17396002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852">
            <text:p>1852</text:p>
          </table:table-cell>
          <table:table-cell table:formula="of:=[.F1853]*24*60" office:value-type="float" office:value="161">
            <text:p>161</text:p>
          </table:table-cell>
          <table:table-cell/>
          <table:table-cell table:formula="of:=SUM([.J$2:.J1853])/[.I1853]" office:value-type="float" office:value="175.166306695464">
            <text:p>175.16630669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flo</text:p>
          </table:table-cell>
          <table:table-cell office:value-type="string">
            <text:p>ari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853">
            <text:p>1853</text:p>
          </table:table-cell>
          <table:table-cell table:formula="of:=[.F1854]*24*60" office:value-type="float" office:value="174">
            <text:p>174</text:p>
          </table:table-cell>
          <table:table-cell/>
          <table:table-cell table:formula="of:=SUM([.J$2:.J1854])/[.I1854]" office:value-type="float" office:value="175.165677280086">
            <text:p>175.16567728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854">
            <text:p>1854</text:p>
          </table:table-cell>
          <table:table-cell table:formula="of:=[.F1855]*24*60" office:value-type="float" office:value="148">
            <text:p>148</text:p>
          </table:table-cell>
          <table:table-cell/>
          <table:table-cell table:formula="of:=SUM([.J$2:.J1855])/[.I1855]" office:value-type="float" office:value="175.151024811219">
            <text:p>175.15102481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min</text:p>
          </table:table-cell>
          <table:table-cell office:value-type="string">
            <text:p>an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855">
            <text:p>1855</text:p>
          </table:table-cell>
          <table:table-cell table:formula="of:=[.F1856]*24*60" office:value-type="float" office:value="152">
            <text:p>152</text:p>
          </table:table-cell>
          <table:table-cell/>
          <table:table-cell table:formula="of:=SUM([.J$2:.J1856])/[.I1856]" office:value-type="float" office:value="175.138544474394">
            <text:p>175.13854447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1856">
            <text:p>1856</text:p>
          </table:table-cell>
          <table:table-cell table:formula="of:=[.F1857]*24*60" office:value-type="float" office:value="203">
            <text:p>203</text:p>
          </table:table-cell>
          <table:table-cell/>
          <table:table-cell table:formula="of:=SUM([.J$2:.J1857])/[.I1857]" office:value-type="float" office:value="175.153556034483">
            <text:p>175.153556034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857">
            <text:p>1857</text:p>
          </table:table-cell>
          <table:table-cell table:formula="of:=[.F1858]*24*60" office:value-type="float" office:value="164">
            <text:p>164</text:p>
          </table:table-cell>
          <table:table-cell/>
          <table:table-cell table:formula="of:=SUM([.J$2:.J1858])/[.I1858]" office:value-type="float" office:value="175.147549811524">
            <text:p>175.147549811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858">
            <text:p>1858</text:p>
          </table:table-cell>
          <table:table-cell table:formula="of:=[.F1859]*24*60" office:value-type="float" office:value="161">
            <text:p>161</text:p>
          </table:table-cell>
          <table:table-cell/>
          <table:table-cell table:formula="of:=SUM([.J$2:.J1859])/[.I1859]" office:value-type="float" office:value="175.139935414424">
            <text:p>175.13993541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2:12</text:p>
          </table:table-cell>
          <table:table-cell table:number-columns-repeated="2"/>
          <table:table-cell office:value-type="float" office:value="1859">
            <text:p>1859</text:p>
          </table:table-cell>
          <table:table-cell table:formula="of:=[.F1860]*24*60" office:value-type="float" office:value="132">
            <text:p>132</text:p>
          </table:table-cell>
          <table:table-cell/>
          <table:table-cell table:formula="of:=SUM([.J$2:.J1860])/[.I1860]" office:value-type="float" office:value="175.116729424422">
            <text:p>175.11672942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tba</text:p>
          </table:table-cell>
          <table:table-cell office:value-type="string">
            <text:p>cha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860">
            <text:p>1860</text:p>
          </table:table-cell>
          <table:table-cell table:formula="of:=[.F1861]*24*60" office:value-type="float" office:value="200">
            <text:p>200</text:p>
          </table:table-cell>
          <table:table-cell/>
          <table:table-cell table:formula="of:=SUM([.J$2:.J1861])/[.I1861]" office:value-type="float" office:value="175.130107526882">
            <text:p>175.13010752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was</text:p>
          </table:table-cell>
          <table:table-cell office:value-type="string">
            <text:p>chn</text:p>
          </table:table-cell>
          <table:table-cell office:value-type="string">
            <text:p>2:47</text:p>
          </table:table-cell>
          <table:table-cell office:value-type="string">
            <text:p>(1:02</text:p>
          </table:table-cell>
          <table:table-cell office:value-type="string">
            <text:p>delay)</text:p>
          </table:table-cell>
          <table:table-cell office:value-type="float" office:value="1861">
            <text:p>1861</text:p>
          </table:table-cell>
          <table:table-cell table:formula="of:=[.F1862]*24*60" office:value-type="float" office:value="167">
            <text:p>167</text:p>
          </table:table-cell>
          <table:table-cell/>
          <table:table-cell table:formula="of:=SUM([.J$2:.J1862])/[.I1862]" office:value-type="float" office:value="175.125738850081">
            <text:p>175.12573885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atl</text:p>
          </table:table-cell>
          <table:table-cell office:value-type="string">
            <text:p>sln</text:p>
          </table:table-cell>
          <table:table-cell office:value-type="string">
            <text:p>3:13</text:p>
          </table:table-cell>
          <table:table-cell office:value-type="string">
            <text:p>(:49</text:p>
          </table:table-cell>
          <table:table-cell office:value-type="string">
            <text:p>delay)</text:p>
          </table:table-cell>
          <table:table-cell office:value-type="float" office:value="1862">
            <text:p>1862</text:p>
          </table:table-cell>
          <table:table-cell table:formula="of:=[.F1863]*24*60" office:value-type="float" office:value="193">
            <text:p>193</text:p>
          </table:table-cell>
          <table:table-cell/>
          <table:table-cell table:formula="of:=SUM([.J$2:.J1863])/[.I1863]" office:value-type="float" office:value="175.135338345865">
            <text:p>175.13533834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863">
            <text:p>1863</text:p>
          </table:table-cell>
          <table:table-cell table:formula="of:=[.F1864]*24*60" office:value-type="float" office:value="189">
            <text:p>189</text:p>
          </table:table-cell>
          <table:table-cell/>
          <table:table-cell table:formula="of:=SUM([.J$2:.J1864])/[.I1864]" office:value-type="float" office:value="175.142780461621">
            <text:p>175.14278046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cin</text:p>
          </table:table-cell>
          <table:table-cell office:value-type="string">
            <text:p>col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864">
            <text:p>1864</text:p>
          </table:table-cell>
          <table:table-cell table:formula="of:=[.F1865]*24*60" office:value-type="float" office:value="192">
            <text:p>192</text:p>
          </table:table-cell>
          <table:table-cell/>
          <table:table-cell table:formula="of:=SUM([.J$2:.J1865])/[.I1865]" office:value-type="float" office:value="175.151824034335">
            <text:p>175.15182403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cle</text:p>
          </table:table-cell>
          <table:table-cell office:value-type="string">
            <text:p>tex</text:p>
          </table:table-cell>
          <table:table-cell office:value-type="string">
            <text:p>3:29</text:p>
          </table:table-cell>
          <table:table-cell office:value-type="string">
            <text:p>(1:14</text:p>
          </table:table-cell>
          <table:table-cell office:value-type="string">
            <text:p>delay)</text:p>
          </table:table-cell>
          <table:table-cell office:value-type="float" office:value="1865">
            <text:p>1865</text:p>
          </table:table-cell>
          <table:table-cell table:formula="of:=[.F1866]*24*60" office:value-type="float" office:value="209">
            <text:p>209</text:p>
          </table:table-cell>
          <table:table-cell/>
          <table:table-cell table:formula="of:=SUM([.J$2:.J1866])/[.I1866]" office:value-type="float" office:value="175.169973190349">
            <text:p>175.16997319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866">
            <text:p>1866</text:p>
          </table:table-cell>
          <table:table-cell table:formula="of:=[.F1867]*24*60" office:value-type="float" office:value="158">
            <text:p>158</text:p>
          </table:table-cell>
          <table:table-cell/>
          <table:table-cell table:formula="of:=SUM([.J$2:.J1867])/[.I1867]" office:value-type="float" office:value="175.16077170418">
            <text:p>175.16077170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flo</text:p>
          </table:table-cell>
          <table:table-cell office:value-type="string">
            <text:p>ari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867">
            <text:p>1867</text:p>
          </table:table-cell>
          <table:table-cell table:formula="of:=[.F1868]*24*60" office:value-type="float" office:value="148">
            <text:p>148</text:p>
          </table:table-cell>
          <table:table-cell/>
          <table:table-cell table:formula="of:=SUM([.J$2:.J1868])/[.I1868]" office:value-type="float" office:value="175.146223888591">
            <text:p>175.14622388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hou</text:p>
          </table:table-cell>
          <table:table-cell office:value-type="string">
            <text:p>ny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868">
            <text:p>1868</text:p>
          </table:table-cell>
          <table:table-cell table:formula="of:=[.F1869]*24*60" office:value-type="float" office:value="156">
            <text:p>156</text:p>
          </table:table-cell>
          <table:table-cell/>
          <table:table-cell table:formula="of:=SUM([.J$2:.J1869])/[.I1869]" office:value-type="float" office:value="175.135974304069">
            <text:p>175.13597430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1869">
            <text:p>1869</text:p>
          </table:table-cell>
          <table:table-cell table:formula="of:=[.F1870]*24*60" office:value-type="float" office:value="161">
            <text:p>161</text:p>
          </table:table-cell>
          <table:table-cell/>
          <table:table-cell table:formula="of:=SUM([.J$2:.J1870])/[.I1870]" office:value-type="float" office:value="175.128410914928">
            <text:p>175.12841091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min</text:p>
          </table:table-cell>
          <table:table-cell office:value-type="string">
            <text:p>ana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870">
            <text:p>1870</text:p>
          </table:table-cell>
          <table:table-cell table:formula="of:=[.F1871]*24*60" office:value-type="float" office:value="172">
            <text:p>172</text:p>
          </table:table-cell>
          <table:table-cell/>
          <table:table-cell table:formula="of:=SUM([.J$2:.J1871])/[.I1871]" office:value-type="float" office:value="175.126737967914">
            <text:p>175.12673796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1871">
            <text:p>1871</text:p>
          </table:table-cell>
          <table:table-cell table:formula="of:=[.F1872]*24*60" office:value-type="float" office:value="188">
            <text:p>188</text:p>
          </table:table-cell>
          <table:table-cell/>
          <table:table-cell table:formula="of:=SUM([.J$2:.J1872])/[.I1872]" office:value-type="float" office:value="175.13361838589">
            <text:p>175.133618385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1872">
            <text:p>1872</text:p>
          </table:table-cell>
          <table:table-cell table:formula="of:=[.F1873]*24*60" office:value-type="float" office:value="152">
            <text:p>152</text:p>
          </table:table-cell>
          <table:table-cell/>
          <table:table-cell table:formula="of:=SUM([.J$2:.J1873])/[.I1873]" office:value-type="float" office:value="175.121260683761">
            <text:p>175.121260683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873">
            <text:p>1873</text:p>
          </table:table-cell>
          <table:table-cell table:formula="of:=[.F1874]*24*60" office:value-type="float" office:value="158">
            <text:p>158</text:p>
          </table:table-cell>
          <table:table-cell/>
          <table:table-cell table:formula="of:=SUM([.J$2:.J1874])/[.I1874]" office:value-type="float" office:value="175.112119594234">
            <text:p>175.11211959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2:15</text:p>
          </table:table-cell>
          <table:table-cell table:number-columns-repeated="2"/>
          <table:table-cell office:value-type="float" office:value="1874">
            <text:p>1874</text:p>
          </table:table-cell>
          <table:table-cell table:formula="of:=[.F1875]*24*60" office:value-type="float" office:value="135">
            <text:p>135</text:p>
          </table:table-cell>
          <table:table-cell/>
          <table:table-cell table:formula="of:=SUM([.J$2:.J1875])/[.I1875]" office:value-type="float" office:value="175.090715048026">
            <text:p>175.0907150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tba</text:p>
          </table:table-cell>
          <table:table-cell office:value-type="string">
            <text:p>cha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875">
            <text:p>1875</text:p>
          </table:table-cell>
          <table:table-cell table:formula="of:=[.F1876]*24*60" office:value-type="float" office:value="184">
            <text:p>184</text:p>
          </table:table-cell>
          <table:table-cell/>
          <table:table-cell table:formula="of:=SUM([.J$2:.J1876])/[.I1876]" office:value-type="float" office:value="175.095466666667">
            <text:p>175.09546666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was</text:p>
          </table:table-cell>
          <table:table-cell office:value-type="string">
            <text:p>chn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876">
            <text:p>1876</text:p>
          </table:table-cell>
          <table:table-cell table:formula="of:=[.F1877]*24*60" office:value-type="float" office:value="167">
            <text:p>167</text:p>
          </table:table-cell>
          <table:table-cell/>
          <table:table-cell table:formula="of:=SUM([.J$2:.J1877])/[.I1877]" office:value-type="float" office:value="175.091151385928">
            <text:p>175.09115138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atl</text:p>
          </table:table-cell>
          <table:table-cell office:value-type="string">
            <text:p>sl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1877">
            <text:p>1877</text:p>
          </table:table-cell>
          <table:table-cell table:formula="of:=[.F1878]*24*60" office:value-type="float" office:value="155">
            <text:p>155</text:p>
          </table:table-cell>
          <table:table-cell/>
          <table:table-cell table:formula="of:=SUM([.J$2:.J1878])/[.I1878]" office:value-type="float" office:value="175.080447522643">
            <text:p>175.08044752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3:42</text:p>
          </table:table-cell>
          <table:table-cell table:number-columns-repeated="2"/>
          <table:table-cell office:value-type="float" office:value="1878">
            <text:p>1878</text:p>
          </table:table-cell>
          <table:table-cell table:formula="of:=[.F1879]*24*60" office:value-type="float" office:value="222">
            <text:p>222</text:p>
          </table:table-cell>
          <table:table-cell/>
          <table:table-cell table:formula="of:=SUM([.J$2:.J1879])/[.I1879]" office:value-type="float" office:value="175.105431309904">
            <text:p>175.10543130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cin</text:p>
          </table:table-cell>
          <table:table-cell office:value-type="string">
            <text:p>col</text:p>
          </table:table-cell>
          <table:table-cell office:value-type="string">
            <text:p>4:24</text:p>
          </table:table-cell>
          <table:table-cell table:number-columns-repeated="2"/>
          <table:table-cell office:value-type="float" office:value="1879">
            <text:p>1879</text:p>
          </table:table-cell>
          <table:table-cell table:formula="of:=[.F1880]*24*60" office:value-type="float" office:value="264">
            <text:p>264</text:p>
          </table:table-cell>
          <table:table-cell/>
          <table:table-cell table:formula="of:=SUM([.J$2:.J1880])/[.I1880]" office:value-type="float" office:value="175.152740819585">
            <text:p>175.15274081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cle</text:p>
          </table:table-cell>
          <table:table-cell office:value-type="string">
            <text:p>tex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880">
            <text:p>1880</text:p>
          </table:table-cell>
          <table:table-cell table:formula="of:=[.F1881]*24*60" office:value-type="float" office:value="194">
            <text:p>194</text:p>
          </table:table-cell>
          <table:table-cell/>
          <table:table-cell table:formula="of:=SUM([.J$2:.J1881])/[.I1881]" office:value-type="float" office:value="175.162765957447">
            <text:p>175.16276595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det</text:p>
          </table:table-cell>
          <table:table-cell office:value-type="string">
            <text:p>kc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881">
            <text:p>1881</text:p>
          </table:table-cell>
          <table:table-cell table:formula="of:=[.F1882]*24*60" office:value-type="float" office:value="175">
            <text:p>175</text:p>
          </table:table-cell>
          <table:table-cell/>
          <table:table-cell table:formula="of:=SUM([.J$2:.J1882])/[.I1882]" office:value-type="float" office:value="175.162679425837">
            <text:p>175.16267942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flo</text:p>
          </table:table-cell>
          <table:table-cell office:value-type="string">
            <text:p>ari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882">
            <text:p>1882</text:p>
          </table:table-cell>
          <table:table-cell table:formula="of:=[.F1883]*24*60" office:value-type="float" office:value="173">
            <text:p>173</text:p>
          </table:table-cell>
          <table:table-cell/>
          <table:table-cell table:formula="of:=SUM([.J$2:.J1883])/[.I1883]" office:value-type="float" office:value="175.161530286929">
            <text:p>175.16153028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hou</text:p>
          </table:table-cell>
          <table:table-cell office:value-type="string">
            <text:p>nyn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883">
            <text:p>1883</text:p>
          </table:table-cell>
          <table:table-cell table:formula="of:=[.F1884]*24*60" office:value-type="float" office:value="192">
            <text:p>192</text:p>
          </table:table-cell>
          <table:table-cell/>
          <table:table-cell table:formula="of:=SUM([.J$2:.J1884])/[.I1884]" office:value-type="float" office:value="175.170472650027">
            <text:p>175.170472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string">
            <text:p>4:11</text:p>
          </table:table-cell>
          <table:table-cell table:number-columns-repeated="2"/>
          <table:table-cell office:value-type="float" office:value="1884">
            <text:p>1884</text:p>
          </table:table-cell>
          <table:table-cell table:formula="of:=[.F1885]*24*60" office:value-type="float" office:value="251">
            <text:p>251</text:p>
          </table:table-cell>
          <table:table-cell/>
          <table:table-cell table:formula="of:=SUM([.J$2:.J1885])/[.I1885]" office:value-type="float" office:value="175.210721868365">
            <text:p>175.21072186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ana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1885">
            <text:p>1885</text:p>
          </table:table-cell>
          <table:table-cell table:formula="of:=[.F1886]*24*60" office:value-type="float" office:value="154">
            <text:p>154</text:p>
          </table:table-cell>
          <table:table-cell/>
          <table:table-cell table:formula="of:=SUM([.J$2:.J1886])/[.I1886]" office:value-type="float" office:value="175.199469496021">
            <text:p>175.1994694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string">
            <text:p>4:01</text:p>
          </table:table-cell>
          <table:table-cell table:number-columns-repeated="2"/>
          <table:table-cell office:value-type="float" office:value="1886">
            <text:p>1886</text:p>
          </table:table-cell>
          <table:table-cell table:formula="of:=[.F1887]*24*60" office:value-type="float" office:value="241">
            <text:p>241</text:p>
          </table:table-cell>
          <table:table-cell/>
          <table:table-cell table:formula="of:=SUM([.J$2:.J1887])/[.I1887]" office:value-type="float" office:value="175.234358430541">
            <text:p>175.234358430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887">
            <text:p>1887</text:p>
          </table:table-cell>
          <table:table-cell table:formula="of:=[.F1888]*24*60" office:value-type="float" office:value="156">
            <text:p>156</text:p>
          </table:table-cell>
          <table:table-cell/>
          <table:table-cell table:formula="of:=SUM([.J$2:.J1888])/[.I1888]" office:value-type="float" office:value="175.224165341812">
            <text:p>175.224165341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4:00</text:p>
          </table:table-cell>
          <table:table-cell table:number-columns-repeated="2"/>
          <table:table-cell office:value-type="float" office:value="1888">
            <text:p>1888</text:p>
          </table:table-cell>
          <table:table-cell table:formula="of:=[.F1889]*24*60" office:value-type="float" office:value="240">
            <text:p>240</text:p>
          </table:table-cell>
          <table:table-cell/>
          <table:table-cell table:formula="of:=SUM([.J$2:.J1889])/[.I1889]" office:value-type="float" office:value="175.258474576271">
            <text:p>175.25847457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889">
            <text:p>1889</text:p>
          </table:table-cell>
          <table:table-cell table:formula="of:=[.F1890]*24*60" office:value-type="float" office:value="205">
            <text:p>205</text:p>
          </table:table-cell>
          <table:table-cell/>
          <table:table-cell table:formula="of:=SUM([.J$2:.J1890])/[.I1890]" office:value-type="float" office:value="175.274219163579">
            <text:p>175.27421916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tba</text:p>
          </table:table-cell>
          <table:table-cell office:value-type="string">
            <text:p>cha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890">
            <text:p>1890</text:p>
          </table:table-cell>
          <table:table-cell table:formula="of:=[.F1891]*24*60" office:value-type="float" office:value="191">
            <text:p>191</text:p>
          </table:table-cell>
          <table:table-cell/>
          <table:table-cell table:formula="of:=SUM([.J$2:.J1891])/[.I1891]" office:value-type="float" office:value="175.28253968254">
            <text:p>175.28253968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was</text:p>
          </table:table-cell>
          <table:table-cell office:value-type="string">
            <text:p>chn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1891">
            <text:p>1891</text:p>
          </table:table-cell>
          <table:table-cell table:formula="of:=[.F1892]*24*60" office:value-type="float" office:value="142">
            <text:p>142</text:p>
          </table:table-cell>
          <table:table-cell/>
          <table:table-cell table:formula="of:=SUM([.J$2:.J1892])/[.I1892]" office:value-type="float" office:value="175.264939185616">
            <text:p>175.26493918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1892">
            <text:p>1892</text:p>
          </table:table-cell>
          <table:table-cell table:formula="of:=[.F1893]*24*60" office:value-type="float" office:value="166">
            <text:p>166</text:p>
          </table:table-cell>
          <table:table-cell/>
          <table:table-cell table:formula="of:=SUM([.J$2:.J1893])/[.I1893]" office:value-type="float" office:value="175.260042283298">
            <text:p>175.26004228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cha</text:p>
          </table:table-cell>
          <table:table-cell office:value-type="string">
            <text:p>bal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1893">
            <text:p>1893</text:p>
          </table:table-cell>
          <table:table-cell table:formula="of:=[.F1894]*24*60" office:value-type="float" office:value="153">
            <text:p>153</text:p>
          </table:table-cell>
          <table:table-cell/>
          <table:table-cell table:formula="of:=SUM([.J$2:.J1894])/[.I1894]" office:value-type="float" office:value="175.248283148442">
            <text:p>175.24828314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894">
            <text:p>1894</text:p>
          </table:table-cell>
          <table:table-cell table:formula="of:=[.F1895]*24*60" office:value-type="float" office:value="176">
            <text:p>176</text:p>
          </table:table-cell>
          <table:table-cell/>
          <table:table-cell table:formula="of:=SUM([.J$2:.J1895])/[.I1895]" office:value-type="float" office:value="175.248680042239">
            <text:p>175.24868004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895">
            <text:p>1895</text:p>
          </table:table-cell>
          <table:table-cell table:formula="of:=[.F1896]*24*60" office:value-type="float" office:value="192">
            <text:p>192</text:p>
          </table:table-cell>
          <table:table-cell/>
          <table:table-cell table:formula="of:=SUM([.J$2:.J1896])/[.I1896]" office:value-type="float" office:value="175.257519788918">
            <text:p>175.25751978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1896">
            <text:p>1896</text:p>
          </table:table-cell>
          <table:table-cell table:formula="of:=[.F1897]*24*60" office:value-type="float" office:value="165">
            <text:p>165</text:p>
          </table:table-cell>
          <table:table-cell/>
          <table:table-cell table:formula="of:=SUM([.J$2:.J1897])/[.I1897]" office:value-type="float" office:value="175.252109704641">
            <text:p>175.25210970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hou</text:p>
          </table:table-cell>
          <table:table-cell office:value-type="string">
            <text:p>nyn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897">
            <text:p>1897</text:p>
          </table:table-cell>
          <table:table-cell table:formula="of:=[.F1898]*24*60" office:value-type="float" office:value="147">
            <text:p>147</text:p>
          </table:table-cell>
          <table:table-cell/>
          <table:table-cell table:formula="of:=SUM([.J$2:.J1898])/[.I1898]" office:value-type="float" office:value="175.237216657881">
            <text:p>175.23721665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898">
            <text:p>1898</text:p>
          </table:table-cell>
          <table:table-cell table:formula="of:=[.F1899]*24*60" office:value-type="float" office:value="180">
            <text:p>180</text:p>
          </table:table-cell>
          <table:table-cell/>
          <table:table-cell table:formula="of:=SUM([.J$2:.J1899])/[.I1899]" office:value-type="float" office:value="175.239726027397">
            <text:p>175.239726027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899">
            <text:p>1899</text:p>
          </table:table-cell>
          <table:table-cell table:formula="of:=[.F1900]*24*60" office:value-type="float" office:value="194">
            <text:p>194</text:p>
          </table:table-cell>
          <table:table-cell/>
          <table:table-cell table:formula="of:=SUM([.J$2:.J1900])/[.I1900]" office:value-type="float" office:value="175.249605055292">
            <text:p>175.24960505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1900">
            <text:p>1900</text:p>
          </table:table-cell>
          <table:table-cell table:formula="of:=[.F1901]*24*60" office:value-type="float" office:value="140">
            <text:p>140</text:p>
          </table:table-cell>
          <table:table-cell/>
          <table:table-cell table:formula="of:=SUM([.J$2:.J1901])/[.I1901]" office:value-type="float" office:value="175.231052631579">
            <text:p>175.23105263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901">
            <text:p>1901</text:p>
          </table:table-cell>
          <table:table-cell table:formula="of:=[.F1902]*24*60" office:value-type="float" office:value="179">
            <text:p>179</text:p>
          </table:table-cell>
          <table:table-cell/>
          <table:table-cell table:formula="of:=SUM([.J$2:.J1902])/[.I1902]" office:value-type="float" office:value="175.233035244608">
            <text:p>175.23303524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902">
            <text:p>1902</text:p>
          </table:table-cell>
          <table:table-cell table:formula="of:=[.F1903]*24*60" office:value-type="float" office:value="164">
            <text:p>164</text:p>
          </table:table-cell>
          <table:table-cell/>
          <table:table-cell table:formula="of:=SUM([.J$2:.J1903])/[.I1903]" office:value-type="float" office:value="175.227129337539">
            <text:p>175.2271293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1903">
            <text:p>1903</text:p>
          </table:table-cell>
          <table:table-cell table:formula="of:=[.F1904]*24*60" office:value-type="float" office:value="202">
            <text:p>202</text:p>
          </table:table-cell>
          <table:table-cell/>
          <table:table-cell table:formula="of:=SUM([.J$2:.J1904])/[.I1904]" office:value-type="float" office:value="175.24119810825">
            <text:p>175.24119810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cha</text:p>
          </table:table-cell>
          <table:table-cell office:value-type="string">
            <text:p>bal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904">
            <text:p>1904</text:p>
          </table:table-cell>
          <table:table-cell table:formula="of:=[.F1905]*24*60" office:value-type="float" office:value="164">
            <text:p>164</text:p>
          </table:table-cell>
          <table:table-cell/>
          <table:table-cell table:formula="of:=SUM([.J$2:.J1905])/[.I1905]" office:value-type="float" office:value="175.235294117647">
            <text:p>175.23529411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3:59</text:p>
          </table:table-cell>
          <table:table-cell table:number-columns-repeated="2"/>
          <table:table-cell office:value-type="float" office:value="1905">
            <text:p>1905</text:p>
          </table:table-cell>
          <table:table-cell table:formula="of:=[.F1906]*24*60" office:value-type="float" office:value="239">
            <text:p>239</text:p>
          </table:table-cell>
          <table:table-cell/>
          <table:table-cell table:formula="of:=SUM([.J$2:.J1906])/[.I1906]" office:value-type="float" office:value="175.268766404199">
            <text:p>175.26876640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906">
            <text:p>1906</text:p>
          </table:table-cell>
          <table:table-cell table:formula="of:=[.F1907]*24*60" office:value-type="float" office:value="147">
            <text:p>147</text:p>
          </table:table-cell>
          <table:table-cell/>
          <table:table-cell table:formula="of:=SUM([.J$2:.J1907])/[.I1907]" office:value-type="float" office:value="175.253934942288">
            <text:p>175.25393494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907">
            <text:p>1907</text:p>
          </table:table-cell>
          <table:table-cell table:formula="of:=[.F1908]*24*60" office:value-type="float" office:value="168">
            <text:p>168</text:p>
          </table:table-cell>
          <table:table-cell/>
          <table:table-cell table:formula="of:=SUM([.J$2:.J1908])/[.I1908]" office:value-type="float" office:value="175.250131095962">
            <text:p>175.2501310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1908">
            <text:p>1908</text:p>
          </table:table-cell>
          <table:table-cell table:formula="of:=[.F1909]*24*60" office:value-type="float" office:value="180">
            <text:p>180</text:p>
          </table:table-cell>
          <table:table-cell/>
          <table:table-cell table:formula="of:=SUM([.J$2:.J1909])/[.I1909]" office:value-type="float" office:value="175.252620545073">
            <text:p>175.25262054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3:31</text:p>
          </table:table-cell>
          <table:table-cell office:value-type="string">
            <text:p>(:12</text:p>
          </table:table-cell>
          <table:table-cell office:value-type="string">
            <text:p>delay)</text:p>
          </table:table-cell>
          <table:table-cell office:value-type="float" office:value="1909">
            <text:p>1909</text:p>
          </table:table-cell>
          <table:table-cell table:formula="of:=[.F1910]*24*60" office:value-type="float" office:value="211">
            <text:p>211</text:p>
          </table:table-cell>
          <table:table-cell/>
          <table:table-cell table:formula="of:=SUM([.J$2:.J1910])/[.I1910]" office:value-type="float" office:value="175.271346254584">
            <text:p>175.27134625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lan</text:p>
          </table:table-cell>
          <table:table-cell office:value-type="string">
            <text:p>was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910">
            <text:p>1910</text:p>
          </table:table-cell>
          <table:table-cell table:formula="of:=[.F1911]*24*60" office:value-type="float" office:value="156">
            <text:p>156</text:p>
          </table:table-cell>
          <table:table-cell/>
          <table:table-cell table:formula="of:=SUM([.J$2:.J1911])/[.I1911]" office:value-type="float" office:value="175.261256544503">
            <text:p>175.26125654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911">
            <text:p>1911</text:p>
          </table:table-cell>
          <table:table-cell table:formula="of:=[.F1912]*24*60" office:value-type="float" office:value="185">
            <text:p>185</text:p>
          </table:table-cell>
          <table:table-cell/>
          <table:table-cell table:formula="of:=SUM([.J$2:.J1912])/[.I1912]" office:value-type="float" office:value="175.266352694924">
            <text:p>175.266352694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912">
            <text:p>1912</text:p>
          </table:table-cell>
          <table:table-cell table:formula="of:=[.F1913]*24*60" office:value-type="float" office:value="151">
            <text:p>151</text:p>
          </table:table-cell>
          <table:table-cell/>
          <table:table-cell table:formula="of:=SUM([.J$2:.J1913])/[.I1913]" office:value-type="float" office:value="175.253661087866">
            <text:p>175.25366108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5:17</text:p>
          </table:table-cell>
          <table:table-cell table:number-columns-repeated="2"/>
          <table:table-cell office:value-type="float" office:value="1913">
            <text:p>1913</text:p>
          </table:table-cell>
          <table:table-cell table:formula="of:=[.F1914]*24*60" office:value-type="float" office:value="317">
            <text:p>317</text:p>
          </table:table-cell>
          <table:table-cell/>
          <table:table-cell table:formula="of:=SUM([.J$2:.J1914])/[.I1914]" office:value-type="float" office:value="175.327757449033">
            <text:p>175.3277574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2:13</text:p>
          </table:table-cell>
          <table:table-cell table:number-columns-repeated="2"/>
          <table:table-cell office:value-type="float" office:value="1914">
            <text:p>1914</text:p>
          </table:table-cell>
          <table:table-cell table:formula="of:=[.F1915]*24*60" office:value-type="float" office:value="133">
            <text:p>133</text:p>
          </table:table-cell>
          <table:table-cell/>
          <table:table-cell table:formula="of:=SUM([.J$2:.J1915])/[.I1915]" office:value-type="float" office:value="175.305642633229">
            <text:p>175.30564263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915">
            <text:p>1915</text:p>
          </table:table-cell>
          <table:table-cell table:formula="of:=[.F1916]*24*60" office:value-type="float" office:value="151">
            <text:p>151</text:p>
          </table:table-cell>
          <table:table-cell/>
          <table:table-cell table:formula="of:=SUM([.J$2:.J1916])/[.I1916]" office:value-type="float" office:value="175.292950391645">
            <text:p>175.29295039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tor</text:p>
          </table:table-cell>
          <table:table-cell office:value-type="string">
            <text:p>tba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916">
            <text:p>1916</text:p>
          </table:table-cell>
          <table:table-cell table:formula="of:=[.F1917]*24*60" office:value-type="float" office:value="172">
            <text:p>172</text:p>
          </table:table-cell>
          <table:table-cell/>
          <table:table-cell table:formula="of:=SUM([.J$2:.J1917])/[.I1917]" office:value-type="float" office:value="175.291231732777">
            <text:p>175.29123173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917">
            <text:p>1917</text:p>
          </table:table-cell>
          <table:table-cell table:formula="of:=[.F1918]*24*60" office:value-type="float" office:value="169">
            <text:p>169</text:p>
          </table:table-cell>
          <table:table-cell/>
          <table:table-cell table:formula="of:=SUM([.J$2:.J1918])/[.I1918]" office:value-type="float" office:value="175.287949921753">
            <text:p>175.28794992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1918">
            <text:p>1918</text:p>
          </table:table-cell>
          <table:table-cell table:formula="of:=[.F1919]*24*60" office:value-type="float" office:value="196">
            <text:p>196</text:p>
          </table:table-cell>
          <table:table-cell/>
          <table:table-cell table:formula="of:=SUM([.J$2:.J1919])/[.I1919]" office:value-type="float" office:value="175.298748696559">
            <text:p>175.29874869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cha</text:p>
          </table:table-cell>
          <table:table-cell office:value-type="string">
            <text:p>bal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1919">
            <text:p>1919</text:p>
          </table:table-cell>
          <table:table-cell table:formula="of:=[.F1920]*24*60" office:value-type="float" office:value="169">
            <text:p>169</text:p>
          </table:table-cell>
          <table:table-cell/>
          <table:table-cell table:formula="of:=SUM([.J$2:.J1920])/[.I1920]" office:value-type="float" office:value="175.295466388744">
            <text:p>175.29546638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1920">
            <text:p>1920</text:p>
          </table:table-cell>
          <table:table-cell table:formula="of:=[.F1921]*24*60" office:value-type="float" office:value="137">
            <text:p>137</text:p>
          </table:table-cell>
          <table:table-cell/>
          <table:table-cell table:formula="of:=SUM([.J$2:.J1921])/[.I1921]" office:value-type="float" office:value="175.275520833333">
            <text:p>175.27552083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921">
            <text:p>1921</text:p>
          </table:table-cell>
          <table:table-cell table:formula="of:=[.F1922]*24*60" office:value-type="float" office:value="149">
            <text:p>149</text:p>
          </table:table-cell>
          <table:table-cell/>
          <table:table-cell table:formula="of:=SUM([.J$2:.J1922])/[.I1922]" office:value-type="float" office:value="175.261842790213">
            <text:p>175.26184279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922">
            <text:p>1922</text:p>
          </table:table-cell>
          <table:table-cell table:formula="of:=[.F1923]*24*60" office:value-type="float" office:value="200">
            <text:p>200</text:p>
          </table:table-cell>
          <table:table-cell/>
          <table:table-cell table:formula="of:=SUM([.J$2:.J1923])/[.I1923]" office:value-type="float" office:value="175.27471383975">
            <text:p>175.27471383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1923">
            <text:p>1923</text:p>
          </table:table-cell>
          <table:table-cell table:formula="of:=[.F1924]*24*60" office:value-type="float" office:value="143">
            <text:p>143</text:p>
          </table:table-cell>
          <table:table-cell/>
          <table:table-cell table:formula="of:=SUM([.J$2:.J1924])/[.I1924]" office:value-type="float" office:value="175.257930317213">
            <text:p>175.25793031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1924">
            <text:p>1924</text:p>
          </table:table-cell>
          <table:table-cell table:formula="of:=[.F1925]*24*60" office:value-type="float" office:value="136">
            <text:p>136</text:p>
          </table:table-cell>
          <table:table-cell/>
          <table:table-cell table:formula="of:=SUM([.J$2:.J1925])/[.I1925]" office:value-type="float" office:value="175.237525987526">
            <text:p>175.23752598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lan</text:p>
          </table:table-cell>
          <table:table-cell office:value-type="string">
            <text:p>was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1925">
            <text:p>1925</text:p>
          </table:table-cell>
          <table:table-cell table:formula="of:=[.F1926]*24*60" office:value-type="float" office:value="177">
            <text:p>177</text:p>
          </table:table-cell>
          <table:table-cell/>
          <table:table-cell table:formula="of:=SUM([.J$2:.J1926])/[.I1926]" office:value-type="float" office:value="175.238441558442">
            <text:p>175.23844155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1926">
            <text:p>1926</text:p>
          </table:table-cell>
          <table:table-cell table:formula="of:=[.F1927]*24*60" office:value-type="float" office:value="185">
            <text:p>185</text:p>
          </table:table-cell>
          <table:table-cell/>
          <table:table-cell table:formula="of:=SUM([.J$2:.J1927])/[.I1927]" office:value-type="float" office:value="175.243509865005">
            <text:p>175.24350986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927">
            <text:p>1927</text:p>
          </table:table-cell>
          <table:table-cell table:formula="of:=[.F1928]*24*60" office:value-type="float" office:value="160">
            <text:p>160</text:p>
          </table:table-cell>
          <table:table-cell/>
          <table:table-cell table:formula="of:=SUM([.J$2:.J1928])/[.I1928]" office:value-type="float" office:value="175.23559937727">
            <text:p>175.23559937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1928">
            <text:p>1928</text:p>
          </table:table-cell>
          <table:table-cell table:formula="of:=[.F1929]*24*60" office:value-type="float" office:value="197">
            <text:p>197</text:p>
          </table:table-cell>
          <table:table-cell/>
          <table:table-cell table:formula="of:=SUM([.J$2:.J1929])/[.I1929]" office:value-type="float" office:value="175.246887966805">
            <text:p>175.24688796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1929">
            <text:p>1929</text:p>
          </table:table-cell>
          <table:table-cell table:formula="of:=[.F1930]*24*60" office:value-type="float" office:value="213">
            <text:p>213</text:p>
          </table:table-cell>
          <table:table-cell/>
          <table:table-cell table:formula="of:=SUM([.J$2:.J1930])/[.I1930]" office:value-type="float" office:value="175.26645930534">
            <text:p>175.26645930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1930">
            <text:p>1930</text:p>
          </table:table-cell>
          <table:table-cell table:formula="of:=[.F1931]*24*60" office:value-type="float" office:value="149">
            <text:p>149</text:p>
          </table:table-cell>
          <table:table-cell/>
          <table:table-cell table:formula="of:=SUM([.J$2:.J1931])/[.I1931]" office:value-type="float" office:value="175.252849740933">
            <text:p>175.25284974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tor</text:p>
          </table:table-cell>
          <table:table-cell office:value-type="string">
            <text:p>tb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931">
            <text:p>1931</text:p>
          </table:table-cell>
          <table:table-cell table:formula="of:=[.F1932]*24*60" office:value-type="float" office:value="150">
            <text:p>150</text:p>
          </table:table-cell>
          <table:table-cell/>
          <table:table-cell table:formula="of:=SUM([.J$2:.J1932])/[.I1932]" office:value-type="float" office:value="175.239772138788">
            <text:p>175.23977213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1932">
            <text:p>1932</text:p>
          </table:table-cell>
          <table:table-cell table:formula="of:=[.F1933]*24*60" office:value-type="float" office:value="201">
            <text:p>201</text:p>
          </table:table-cell>
          <table:table-cell/>
          <table:table-cell table:formula="of:=SUM([.J$2:.J1933])/[.I1933]" office:value-type="float" office:value="175.253105590062">
            <text:p>175.25310559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1933">
            <text:p>1933</text:p>
          </table:table-cell>
          <table:table-cell table:formula="of:=[.F1934]*24*60" office:value-type="float" office:value="143">
            <text:p>143</text:p>
          </table:table-cell>
          <table:table-cell/>
          <table:table-cell table:formula="of:=SUM([.J$2:.J1934])/[.I1934]" office:value-type="float" office:value="175.236420072426">
            <text:p>175.23642007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934">
            <text:p>1934</text:p>
          </table:table-cell>
          <table:table-cell table:formula="of:=[.F1935]*24*60" office:value-type="float" office:value="147">
            <text:p>147</text:p>
          </table:table-cell>
          <table:table-cell/>
          <table:table-cell table:formula="of:=SUM([.J$2:.J1935])/[.I1935]" office:value-type="float" office:value="175.221820062048">
            <text:p>175.2218200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lan</text:p>
          </table:table-cell>
          <table:table-cell office:value-type="string">
            <text:p>was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935">
            <text:p>1935</text:p>
          </table:table-cell>
          <table:table-cell table:formula="of:=[.F1936]*24*60" office:value-type="float" office:value="175">
            <text:p>175</text:p>
          </table:table-cell>
          <table:table-cell/>
          <table:table-cell table:formula="of:=SUM([.J$2:.J1936])/[.I1936]" office:value-type="float" office:value="175.221705426357">
            <text:p>175.221705426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min</text:p>
          </table:table-cell>
          <table:table-cell office:value-type="string">
            <text:p>oak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936">
            <text:p>1936</text:p>
          </table:table-cell>
          <table:table-cell table:formula="of:=[.F1937]*24*60" office:value-type="float" office:value="157">
            <text:p>157</text:p>
          </table:table-cell>
          <table:table-cell/>
          <table:table-cell table:formula="of:=SUM([.J$2:.J1937])/[.I1937]" office:value-type="float" office:value="175.21229338843">
            <text:p>175.21229338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phi</text:p>
          </table:table-cell>
          <table:table-cell office:value-type="string">
            <text:p>chn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1937">
            <text:p>1937</text:p>
          </table:table-cell>
          <table:table-cell table:formula="of:=[.F1938]*24*60" office:value-type="float" office:value="173">
            <text:p>173</text:p>
          </table:table-cell>
          <table:table-cell/>
          <table:table-cell table:formula="of:=SUM([.J$2:.J1938])/[.I1938]" office:value-type="float" office:value="175.211151264843">
            <text:p>175.21115126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1938">
            <text:p>1938</text:p>
          </table:table-cell>
          <table:table-cell table:formula="of:=[.F1939]*24*60" office:value-type="float" office:value="151">
            <text:p>151</text:p>
          </table:table-cell>
          <table:table-cell/>
          <table:table-cell table:formula="of:=SUM([.J$2:.J1939])/[.I1939]" office:value-type="float" office:value="175.198658410733">
            <text:p>175.19865841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tor</text:p>
          </table:table-cell>
          <table:table-cell office:value-type="string">
            <text:p>tb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939">
            <text:p>1939</text:p>
          </table:table-cell>
          <table:table-cell table:formula="of:=[.F1940]*24*60" office:value-type="float" office:value="171">
            <text:p>171</text:p>
          </table:table-cell>
          <table:table-cell/>
          <table:table-cell table:formula="of:=SUM([.J$2:.J1940])/[.I1940]" office:value-type="float" office:value="175.196493037648">
            <text:p>175.19649303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940">
            <text:p>1940</text:p>
          </table:table-cell>
          <table:table-cell table:formula="of:=[.F1941]*24*60" office:value-type="float" office:value="179">
            <text:p>179</text:p>
          </table:table-cell>
          <table:table-cell/>
          <table:table-cell table:formula="of:=SUM([.J$2:.J1941])/[.I1941]" office:value-type="float" office:value="175.198453608247">
            <text:p>175.19845360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1941">
            <text:p>1941</text:p>
          </table:table-cell>
          <table:table-cell table:formula="of:=[.F1942]*24*60" office:value-type="float" office:value="209">
            <text:p>209</text:p>
          </table:table-cell>
          <table:table-cell/>
          <table:table-cell table:formula="of:=SUM([.J$2:.J1942])/[.I1942]" office:value-type="float" office:value="175.215868109222">
            <text:p>175.21586810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cha</text:p>
          </table:table-cell>
          <table:table-cell office:value-type="string">
            <text:p>bos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942">
            <text:p>1942</text:p>
          </table:table-cell>
          <table:table-cell table:formula="of:=[.F1943]*24*60" office:value-type="float" office:value="168">
            <text:p>168</text:p>
          </table:table-cell>
          <table:table-cell/>
          <table:table-cell table:formula="of:=SUM([.J$2:.J1943])/[.I1943]" office:value-type="float" office:value="175.212152420185">
            <text:p>175.21215242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1943">
            <text:p>1943</text:p>
          </table:table-cell>
          <table:table-cell table:formula="of:=[.F1944]*24*60" office:value-type="float" office:value="172">
            <text:p>172</text:p>
          </table:table-cell>
          <table:table-cell/>
          <table:table-cell table:formula="of:=SUM([.J$2:.J1944])/[.I1944]" office:value-type="float" office:value="175.210499227998">
            <text:p>175.2104992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3:39</text:p>
          </table:table-cell>
          <table:table-cell table:number-columns-repeated="2"/>
          <table:table-cell office:value-type="float" office:value="1944">
            <text:p>1944</text:p>
          </table:table-cell>
          <table:table-cell table:formula="of:=[.F1945]*24*60" office:value-type="float" office:value="219">
            <text:p>219</text:p>
          </table:table-cell>
          <table:table-cell/>
          <table:table-cell table:formula="of:=SUM([.J$2:.J1945])/[.I1945]" office:value-type="float" office:value="175.233024691358">
            <text:p>175.233024691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1945">
            <text:p>1945</text:p>
          </table:table-cell>
          <table:table-cell table:formula="of:=[.F1946]*24*60" office:value-type="float" office:value="150">
            <text:p>150</text:p>
          </table:table-cell>
          <table:table-cell/>
          <table:table-cell table:formula="of:=SUM([.J$2:.J1946])/[.I1946]" office:value-type="float" office:value="175.220051413882">
            <text:p>175.220051413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min</text:p>
          </table:table-cell>
          <table:table-cell office:value-type="string">
            <text:p>oak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946">
            <text:p>1946</text:p>
          </table:table-cell>
          <table:table-cell table:formula="of:=[.F1947]*24*60" office:value-type="float" office:value="164">
            <text:p>164</text:p>
          </table:table-cell>
          <table:table-cell/>
          <table:table-cell table:formula="of:=SUM([.J$2:.J1947])/[.I1947]" office:value-type="float" office:value="175.214285714286">
            <text:p>175.21428571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947">
            <text:p>1947</text:p>
          </table:table-cell>
          <table:table-cell table:formula="of:=[.F1948]*24*60" office:value-type="float" office:value="189">
            <text:p>189</text:p>
          </table:table-cell>
          <table:table-cell/>
          <table:table-cell table:formula="of:=SUM([.J$2:.J1948])/[.I1948]" office:value-type="float" office:value="175.221366204417">
            <text:p>175.22136620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phi</text:p>
          </table:table-cell>
          <table:table-cell office:value-type="string">
            <text:p>ch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948">
            <text:p>1948</text:p>
          </table:table-cell>
          <table:table-cell table:formula="of:=[.F1949]*24*60" office:value-type="float" office:value="182">
            <text:p>182</text:p>
          </table:table-cell>
          <table:table-cell/>
          <table:table-cell table:formula="of:=SUM([.J$2:.J1949])/[.I1949]" office:value-type="float" office:value="175.224845995893">
            <text:p>175.22484599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string">
            <text:p>3:05</text:p>
          </table:table-cell>
          <table:table-cell office:value-type="string">
            <text:p>(:55</text:p>
          </table:table-cell>
          <table:table-cell office:value-type="string">
            <text:p>delay)</text:p>
          </table:table-cell>
          <table:table-cell office:value-type="float" office:value="1949">
            <text:p>1949</text:p>
          </table:table-cell>
          <table:table-cell table:formula="of:=[.F1950]*24*60" office:value-type="float" office:value="185">
            <text:p>185</text:p>
          </table:table-cell>
          <table:table-cell/>
          <table:table-cell table:formula="of:=SUM([.J$2:.J1950])/[.I1950]" office:value-type="float" office:value="175.229861467419">
            <text:p>175.22986146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sfn</text:p>
          </table:table-cell>
          <table:table-cell office:value-type="string">
            <text:p>cin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1950">
            <text:p>1950</text:p>
          </table:table-cell>
          <table:table-cell table:formula="of:=[.F1951]*24*60" office:value-type="float" office:value="200">
            <text:p>200</text:p>
          </table:table-cell>
          <table:table-cell/>
          <table:table-cell table:formula="of:=SUM([.J$2:.J1951])/[.I1951]" office:value-type="float" office:value="175.242564102564">
            <text:p>175.24256410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1951">
            <text:p>1951</text:p>
          </table:table-cell>
          <table:table-cell table:formula="of:=[.F1952]*24*60" office:value-type="float" office:value="136">
            <text:p>136</text:p>
          </table:table-cell>
          <table:table-cell/>
          <table:table-cell table:formula="of:=SUM([.J$2:.J1952])/[.I1952]" office:value-type="float" office:value="175.222450025628">
            <text:p>175.22245002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1952">
            <text:p>1952</text:p>
          </table:table-cell>
          <table:table-cell table:formula="of:=[.F1953]*24*60" office:value-type="float" office:value="148">
            <text:p>148</text:p>
          </table:table-cell>
          <table:table-cell/>
          <table:table-cell table:formula="of:=SUM([.J$2:.J1953])/[.I1953]" office:value-type="float" office:value="175.208504098361">
            <text:p>175.20850409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1953">
            <text:p>1953</text:p>
          </table:table-cell>
          <table:table-cell table:formula="of:=[.F1954]*24*60" office:value-type="float" office:value="156">
            <text:p>156</text:p>
          </table:table-cell>
          <table:table-cell/>
          <table:table-cell table:formula="of:=SUM([.J$2:.J1954])/[.I1954]" office:value-type="float" office:value="175.198668714798">
            <text:p>175.19866871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3:46</text:p>
          </table:table-cell>
          <table:table-cell table:number-columns-repeated="2"/>
          <table:table-cell office:value-type="float" office:value="1954">
            <text:p>1954</text:p>
          </table:table-cell>
          <table:table-cell table:formula="of:=[.F1955]*24*60" office:value-type="float" office:value="226">
            <text:p>226</text:p>
          </table:table-cell>
          <table:table-cell/>
          <table:table-cell table:formula="of:=SUM([.J$2:.J1955])/[.I1955]" office:value-type="float" office:value="175.224667349028">
            <text:p>175.2246673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955">
            <text:p>1955</text:p>
          </table:table-cell>
          <table:table-cell table:formula="of:=[.F1956]*24*60" office:value-type="float" office:value="205">
            <text:p>205</text:p>
          </table:table-cell>
          <table:table-cell/>
          <table:table-cell table:formula="of:=SUM([.J$2:.J1956])/[.I1956]" office:value-type="float" office:value="175.23989769821">
            <text:p>175.23989769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cha</text:p>
          </table:table-cell>
          <table:table-cell office:value-type="string">
            <text:p>bos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1956">
            <text:p>1956</text:p>
          </table:table-cell>
          <table:table-cell table:formula="of:=[.F1957]*24*60" office:value-type="float" office:value="160">
            <text:p>160</text:p>
          </table:table-cell>
          <table:table-cell/>
          <table:table-cell table:formula="of:=SUM([.J$2:.J1957])/[.I1957]" office:value-type="float" office:value="175.232106339468">
            <text:p>175.23210633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957">
            <text:p>1957</text:p>
          </table:table-cell>
          <table:table-cell table:formula="of:=[.F1958]*24*60" office:value-type="float" office:value="170">
            <text:p>170</text:p>
          </table:table-cell>
          <table:table-cell/>
          <table:table-cell table:formula="of:=SUM([.J$2:.J1958])/[.I1958]" office:value-type="float" office:value="175.229432805314">
            <text:p>175.22943280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1958">
            <text:p>1958</text:p>
          </table:table-cell>
          <table:table-cell table:formula="of:=[.F1959]*24*60" office:value-type="float" office:value="178">
            <text:p>178</text:p>
          </table:table-cell>
          <table:table-cell/>
          <table:table-cell table:formula="of:=SUM([.J$2:.J1959])/[.I1959]" office:value-type="float" office:value="175.230847803882">
            <text:p>175.23084780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959">
            <text:p>1959</text:p>
          </table:table-cell>
          <table:table-cell table:formula="of:=[.F1960]*24*60" office:value-type="float" office:value="171">
            <text:p>171</text:p>
          </table:table-cell>
          <table:table-cell/>
          <table:table-cell table:formula="of:=SUM([.J$2:.J1960])/[.I1960]" office:value-type="float" office:value="175.228688106177">
            <text:p>175.228688106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960">
            <text:p>1960</text:p>
          </table:table-cell>
          <table:table-cell table:formula="of:=[.F1961]*24*60" office:value-type="float" office:value="184">
            <text:p>184</text:p>
          </table:table-cell>
          <table:table-cell/>
          <table:table-cell table:formula="of:=SUM([.J$2:.J1961])/[.I1961]" office:value-type="float" office:value="175.233163265306">
            <text:p>175.233163265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string">
            <text:p>oak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961">
            <text:p>1961</text:p>
          </table:table-cell>
          <table:table-cell table:formula="of:=[.F1962]*24*60" office:value-type="float" office:value="147">
            <text:p>147</text:p>
          </table:table-cell>
          <table:table-cell/>
          <table:table-cell table:formula="of:=SUM([.J$2:.J1962])/[.I1962]" office:value-type="float" office:value="175.218765935747">
            <text:p>175.21876593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1962">
            <text:p>1962</text:p>
          </table:table-cell>
          <table:table-cell table:formula="of:=[.F1963]*24*60" office:value-type="float" office:value="199">
            <text:p>199</text:p>
          </table:table-cell>
          <table:table-cell/>
          <table:table-cell table:formula="of:=SUM([.J$2:.J1963])/[.I1963]" office:value-type="float" office:value="175.230886850153">
            <text:p>175.23088685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phi</text:p>
          </table:table-cell>
          <table:table-cell office:value-type="string">
            <text:p>chn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1963">
            <text:p>1963</text:p>
          </table:table-cell>
          <table:table-cell table:formula="of:=[.F1964]*24*60" office:value-type="float" office:value="190">
            <text:p>190</text:p>
          </table:table-cell>
          <table:table-cell/>
          <table:table-cell table:formula="of:=SUM([.J$2:.J1964])/[.I1964]" office:value-type="float" office:value="175.238410596026">
            <text:p>175.2384105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1964">
            <text:p>1964</text:p>
          </table:table-cell>
          <table:table-cell table:formula="of:=[.F1965]*24*60" office:value-type="float" office:value="195">
            <text:p>195</text:p>
          </table:table-cell>
          <table:table-cell/>
          <table:table-cell table:formula="of:=SUM([.J$2:.J1965])/[.I1965]" office:value-type="float" office:value="175.248472505092">
            <text:p>175.24847250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sfn</text:p>
          </table:table-cell>
          <table:table-cell office:value-type="string">
            <text:p>cin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1965">
            <text:p>1965</text:p>
          </table:table-cell>
          <table:table-cell table:formula="of:=[.F1966]*24*60" office:value-type="float" office:value="171">
            <text:p>171</text:p>
          </table:table-cell>
          <table:table-cell/>
          <table:table-cell table:formula="of:=SUM([.J$2:.J1966])/[.I1966]" office:value-type="float" office:value="175.24631043257">
            <text:p>175.24631043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1966">
            <text:p>1966</text:p>
          </table:table-cell>
          <table:table-cell table:formula="of:=[.F1967]*24*60" office:value-type="float" office:value="174">
            <text:p>174</text:p>
          </table:table-cell>
          <table:table-cell/>
          <table:table-cell table:formula="of:=SUM([.J$2:.J1967])/[.I1967]" office:value-type="float" office:value="175.245676500509">
            <text:p>175.24567650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1967">
            <text:p>1967</text:p>
          </table:table-cell>
          <table:table-cell table:formula="of:=[.F1968]*24*60" office:value-type="float" office:value="175">
            <text:p>175</text:p>
          </table:table-cell>
          <table:table-cell/>
          <table:table-cell table:formula="of:=SUM([.J$2:.J1968])/[.I1968]" office:value-type="float" office:value="175.245551601424">
            <text:p>175.24555160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1968">
            <text:p>1968</text:p>
          </table:table-cell>
          <table:table-cell table:formula="of:=[.F1969]*24*60" office:value-type="float" office:value="205">
            <text:p>205</text:p>
          </table:table-cell>
          <table:table-cell/>
          <table:table-cell table:formula="of:=SUM([.J$2:.J1969])/[.I1969]" office:value-type="float" office:value="175.260670731707">
            <text:p>175.26067073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1969">
            <text:p>1969</text:p>
          </table:table-cell>
          <table:table-cell table:formula="of:=[.F1970]*24*60" office:value-type="float" office:value="168">
            <text:p>168</text:p>
          </table:table-cell>
          <table:table-cell/>
          <table:table-cell table:formula="of:=SUM([.J$2:.J1970])/[.I1970]" office:value-type="float" office:value="175.256983240223">
            <text:p>175.256983240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1970">
            <text:p>1970</text:p>
          </table:table-cell>
          <table:table-cell table:formula="of:=[.F1971]*24*60" office:value-type="float" office:value="191">
            <text:p>191</text:p>
          </table:table-cell>
          <table:table-cell/>
          <table:table-cell table:formula="of:=SUM([.J$2:.J1971])/[.I1971]" office:value-type="float" office:value="175.264974619289">
            <text:p>175.26497461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cha</text:p>
          </table:table-cell>
          <table:table-cell office:value-type="string">
            <text:p>bos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971">
            <text:p>1971</text:p>
          </table:table-cell>
          <table:table-cell table:formula="of:=[.F1972]*24*60" office:value-type="float" office:value="167">
            <text:p>167</text:p>
          </table:table-cell>
          <table:table-cell/>
          <table:table-cell table:formula="of:=SUM([.J$2:.J1972])/[.I1972]" office:value-type="float" office:value="175.260781329275">
            <text:p>175.26078132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1972">
            <text:p>1972</text:p>
          </table:table-cell>
          <table:table-cell table:formula="of:=[.F1973]*24*60" office:value-type="float" office:value="157">
            <text:p>157</text:p>
          </table:table-cell>
          <table:table-cell/>
          <table:table-cell table:formula="of:=SUM([.J$2:.J1973])/[.I1973]" office:value-type="float" office:value="175.251521298174">
            <text:p>175.25152129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973">
            <text:p>1973</text:p>
          </table:table-cell>
          <table:table-cell table:formula="of:=[.F1974]*24*60" office:value-type="float" office:value="176">
            <text:p>176</text:p>
          </table:table-cell>
          <table:table-cell/>
          <table:table-cell table:formula="of:=SUM([.J$2:.J1974])/[.I1974]" office:value-type="float" office:value="175.251900658895">
            <text:p>175.25190065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1974">
            <text:p>1974</text:p>
          </table:table-cell>
          <table:table-cell table:formula="of:=[.F1975]*24*60" office:value-type="float" office:value="183">
            <text:p>183</text:p>
          </table:table-cell>
          <table:table-cell/>
          <table:table-cell table:formula="of:=SUM([.J$2:.J1975])/[.I1975]" office:value-type="float" office:value="175.255825734549">
            <text:p>175.255825734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1975">
            <text:p>1975</text:p>
          </table:table-cell>
          <table:table-cell table:formula="of:=[.F1976]*24*60" office:value-type="float" office:value="176">
            <text:p>176</text:p>
          </table:table-cell>
          <table:table-cell/>
          <table:table-cell table:formula="of:=SUM([.J$2:.J1976])/[.I1976]" office:value-type="float" office:value="175.256202531646">
            <text:p>175.256202531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min</text:p>
          </table:table-cell>
          <table:table-cell office:value-type="string">
            <text:p>oak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976">
            <text:p>1976</text:p>
          </table:table-cell>
          <table:table-cell table:formula="of:=[.F1977]*24*60" office:value-type="float" office:value="193">
            <text:p>193</text:p>
          </table:table-cell>
          <table:table-cell/>
          <table:table-cell table:formula="of:=SUM([.J$2:.J1977])/[.I1977]" office:value-type="float" office:value="175.265182186235">
            <text:p>175.26518218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977">
            <text:p>1977</text:p>
          </table:table-cell>
          <table:table-cell table:formula="of:=[.F1978]*24*60" office:value-type="float" office:value="184">
            <text:p>184</text:p>
          </table:table-cell>
          <table:table-cell/>
          <table:table-cell table:formula="of:=SUM([.J$2:.J1978])/[.I1978]" office:value-type="float" office:value="175.269600404654">
            <text:p>175.26960040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phi</text:p>
          </table:table-cell>
          <table:table-cell office:value-type="string">
            <text:p>ch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1978">
            <text:p>1978</text:p>
          </table:table-cell>
          <table:table-cell table:formula="of:=[.F1979]*24*60" office:value-type="float" office:value="184">
            <text:p>184</text:p>
          </table:table-cell>
          <table:table-cell/>
          <table:table-cell table:formula="of:=SUM([.J$2:.J1979])/[.I1979]" office:value-type="float" office:value="175.274014155713">
            <text:p>175.27401415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sea</text:p>
          </table:table-cell>
          <table:table-cell office:value-type="string">
            <text:p>cle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1979">
            <text:p>1979</text:p>
          </table:table-cell>
          <table:table-cell table:formula="of:=[.F1980]*24*60" office:value-type="float" office:value="186">
            <text:p>186</text:p>
          </table:table-cell>
          <table:table-cell/>
          <table:table-cell table:formula="of:=SUM([.J$2:.J1980])/[.I1980]" office:value-type="float" office:value="175.279434057605">
            <text:p>175.27943405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sfn</text:p>
          </table:table-cell>
          <table:table-cell office:value-type="string">
            <text:p>cin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1980">
            <text:p>1980</text:p>
          </table:table-cell>
          <table:table-cell table:formula="of:=[.F1981]*24*60" office:value-type="float" office:value="181">
            <text:p>181</text:p>
          </table:table-cell>
          <table:table-cell/>
          <table:table-cell table:formula="of:=SUM([.J$2:.J1981])/[.I1981]" office:value-type="float" office:value="175.282323232323">
            <text:p>175.28232323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1981">
            <text:p>1981</text:p>
          </table:table-cell>
          <table:table-cell table:formula="of:=[.F1982]*24*60" office:value-type="float" office:value="162">
            <text:p>162</text:p>
          </table:table-cell>
          <table:table-cell/>
          <table:table-cell table:formula="of:=SUM([.J$2:.J1982])/[.I1982]" office:value-type="float" office:value="175.275618374558">
            <text:p>175.27561837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982">
            <text:p>1982</text:p>
          </table:table-cell>
          <table:table-cell table:formula="of:=[.F1983]*24*60" office:value-type="float" office:value="189">
            <text:p>189</text:p>
          </table:table-cell>
          <table:table-cell/>
          <table:table-cell table:formula="of:=SUM([.J$2:.J1983])/[.I1983]" office:value-type="float" office:value="175.282542885974">
            <text:p>175.2825428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1983">
            <text:p>1983</text:p>
          </table:table-cell>
          <table:table-cell table:formula="of:=[.F1984]*24*60" office:value-type="float" office:value="167">
            <text:p>167</text:p>
          </table:table-cell>
          <table:table-cell/>
          <table:table-cell table:formula="of:=SUM([.J$2:.J1984])/[.I1984]" office:value-type="float" office:value="175.278366111952">
            <text:p>175.2783661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1984">
            <text:p>1984</text:p>
          </table:table-cell>
          <table:table-cell table:formula="of:=[.F1985]*24*60" office:value-type="float" office:value="164">
            <text:p>164</text:p>
          </table:table-cell>
          <table:table-cell/>
          <table:table-cell table:formula="of:=SUM([.J$2:.J1985])/[.I1985]" office:value-type="float" office:value="175.272681451613">
            <text:p>175.27268145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1985">
            <text:p>1985</text:p>
          </table:table-cell>
          <table:table-cell table:formula="of:=[.F1986]*24*60" office:value-type="float" office:value="170">
            <text:p>170</text:p>
          </table:table-cell>
          <table:table-cell/>
          <table:table-cell table:formula="of:=SUM([.J$2:.J1986])/[.I1986]" office:value-type="float" office:value="175.270025188917">
            <text:p>175.27002518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1986">
            <text:p>1986</text:p>
          </table:table-cell>
          <table:table-cell table:formula="of:=[.F1987]*24*60" office:value-type="float" office:value="146">
            <text:p>146</text:p>
          </table:table-cell>
          <table:table-cell/>
          <table:table-cell table:formula="of:=SUM([.J$2:.J1987])/[.I1987]" office:value-type="float" office:value="175.255287009063">
            <text:p>175.25528700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1987">
            <text:p>1987</text:p>
          </table:table-cell>
          <table:table-cell table:formula="of:=[.F1988]*24*60" office:value-type="float" office:value="158">
            <text:p>158</text:p>
          </table:table-cell>
          <table:table-cell/>
          <table:table-cell table:formula="of:=SUM([.J$2:.J1988])/[.I1988]" office:value-type="float" office:value="175.246602918973">
            <text:p>175.2466029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nya</text:p>
          </table:table-cell>
          <table:table-cell office:value-type="string">
            <text:p>det</text:p>
          </table:table-cell>
          <table:table-cell office:value-type="string">
            <text:p>3:46</text:p>
          </table:table-cell>
          <table:table-cell table:number-columns-repeated="2"/>
          <table:table-cell office:value-type="float" office:value="1988">
            <text:p>1988</text:p>
          </table:table-cell>
          <table:table-cell table:formula="of:=[.F1989]*24*60" office:value-type="float" office:value="226">
            <text:p>226</text:p>
          </table:table-cell>
          <table:table-cell/>
          <table:table-cell table:formula="of:=SUM([.J$2:.J1989])/[.I1989]" office:value-type="float" office:value="175.272132796781">
            <text:p>175.27213279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nyn</text:p>
          </table:table-cell>
          <table:table-cell office:value-type="string">
            <text:p>mil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1989">
            <text:p>1989</text:p>
          </table:table-cell>
          <table:table-cell table:formula="of:=[.F1990]*24*60" office:value-type="float" office:value="189">
            <text:p>189</text:p>
          </table:table-cell>
          <table:table-cell/>
          <table:table-cell table:formula="of:=SUM([.J$2:.J1990])/[.I1990]" office:value-type="float" office:value="175.279034690799">
            <text:p>175.279034690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1990">
            <text:p>1990</text:p>
          </table:table-cell>
          <table:table-cell table:formula="of:=[.F1991]*24*60" office:value-type="float" office:value="193">
            <text:p>193</text:p>
          </table:table-cell>
          <table:table-cell/>
          <table:table-cell table:formula="of:=SUM([.J$2:.J1991])/[.I1991]" office:value-type="float" office:value="175.287939698492">
            <text:p>175.28793969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1991">
            <text:p>1991</text:p>
          </table:table-cell>
          <table:table-cell table:formula="of:=[.F1992]*24*60" office:value-type="float" office:value="159">
            <text:p>159</text:p>
          </table:table-cell>
          <table:table-cell/>
          <table:table-cell table:formula="of:=SUM([.J$2:.J1992])/[.I1992]" office:value-type="float" office:value="175.279758915118">
            <text:p>175.27975891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1992">
            <text:p>1992</text:p>
          </table:table-cell>
          <table:table-cell table:formula="of:=[.F1993]*24*60" office:value-type="float" office:value="179">
            <text:p>179</text:p>
          </table:table-cell>
          <table:table-cell/>
          <table:table-cell table:formula="of:=SUM([.J$2:.J1993])/[.I1993]" office:value-type="float" office:value="175.281626506024">
            <text:p>175.2816265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1993">
            <text:p>1993</text:p>
          </table:table-cell>
          <table:table-cell table:formula="of:=[.F1994]*24*60" office:value-type="float" office:value="147">
            <text:p>147</text:p>
          </table:table-cell>
          <table:table-cell/>
          <table:table-cell table:formula="of:=SUM([.J$2:.J1994])/[.I1994]" office:value-type="float" office:value="175.267436026091">
            <text:p>175.26743602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ari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1994">
            <text:p>1994</text:p>
          </table:table-cell>
          <table:table-cell table:formula="of:=[.F1995]*24*60" office:value-type="float" office:value="182">
            <text:p>182</text:p>
          </table:table-cell>
          <table:table-cell/>
          <table:table-cell table:formula="of:=SUM([.J$2:.J1995])/[.I1995]" office:value-type="float" office:value="175.270812437312">
            <text:p>175.27081243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1995">
            <text:p>1995</text:p>
          </table:table-cell>
          <table:table-cell table:formula="of:=[.F1996]*24*60" office:value-type="float" office:value="194">
            <text:p>194</text:p>
          </table:table-cell>
          <table:table-cell/>
          <table:table-cell table:formula="of:=SUM([.J$2:.J1996])/[.I1996]" office:value-type="float" office:value="175.280200501253">
            <text:p>175.28020050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3:44</text:p>
          </table:table-cell>
          <table:table-cell table:number-columns-repeated="2"/>
          <table:table-cell office:value-type="float" office:value="1996">
            <text:p>1996</text:p>
          </table:table-cell>
          <table:table-cell table:formula="of:=[.F1997]*24*60" office:value-type="float" office:value="224">
            <text:p>224</text:p>
          </table:table-cell>
          <table:table-cell/>
          <table:table-cell table:formula="of:=SUM([.J$2:.J1997])/[.I1997]" office:value-type="float" office:value="175.304609218437">
            <text:p>175.30460921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1997">
            <text:p>1997</text:p>
          </table:table-cell>
          <table:table-cell table:formula="of:=[.F1998]*24*60" office:value-type="float" office:value="204">
            <text:p>204</text:p>
          </table:table-cell>
          <table:table-cell/>
          <table:table-cell table:formula="of:=SUM([.J$2:.J1998])/[.I1998]" office:value-type="float" office:value="175.318978467702">
            <text:p>175.31897846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1998">
            <text:p>1998</text:p>
          </table:table-cell>
          <table:table-cell table:formula="of:=[.F1999]*24*60" office:value-type="float" office:value="192">
            <text:p>192</text:p>
          </table:table-cell>
          <table:table-cell/>
          <table:table-cell table:formula="of:=SUM([.J$2:.J1999])/[.I1999]" office:value-type="float" office:value="175.327327327327">
            <text:p>175.32732732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4:17</text:p>
          </table:table-cell>
          <table:table-cell table:number-columns-repeated="2"/>
          <table:table-cell office:value-type="float" office:value="1999">
            <text:p>1999</text:p>
          </table:table-cell>
          <table:table-cell table:formula="of:=[.F2000]*24*60" office:value-type="float" office:value="257">
            <text:p>257</text:p>
          </table:table-cell>
          <table:table-cell/>
          <table:table-cell table:formula="of:=SUM([.J$2:.J2000])/[.I2000]" office:value-type="float" office:value="175.368184092046">
            <text:p>175.36818409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tor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[.F2001]*24*60" office:value-type="float" office:value="173">
            <text:p>173</text:p>
          </table:table-cell>
          <table:table-cell/>
          <table:table-cell table:formula="of:=SUM([.J$2:.J2001])/[.I2001]" office:value-type="float" office:value="175.367">
            <text:p>175.3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2001">
            <text:p>2001</text:p>
          </table:table-cell>
          <table:table-cell table:formula="of:=[.F2002]*24*60" office:value-type="float" office:value="205">
            <text:p>205</text:p>
          </table:table-cell>
          <table:table-cell/>
          <table:table-cell table:formula="of:=SUM([.J$2:.J2002])/[.I2002]" office:value-type="float" office:value="175.381809095452">
            <text:p>175.38180909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mil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2002">
            <text:p>2002</text:p>
          </table:table-cell>
          <table:table-cell table:formula="of:=[.F2003]*24*60" office:value-type="float" office:value="201">
            <text:p>201</text:p>
          </table:table-cell>
          <table:table-cell/>
          <table:table-cell table:formula="of:=SUM([.J$2:.J2003])/[.I2003]" office:value-type="float" office:value="175.394605394605">
            <text:p>175.39460539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kca</text:p>
          </table:table-cell>
          <table:table-cell office:value-type="string">
            <text:p>2:32</text:p>
          </table:table-cell>
          <table:table-cell office:value-type="string">
            <text:p>(:30</text:p>
          </table:table-cell>
          <table:table-cell office:value-type="string">
            <text:p>delay)</text:p>
          </table:table-cell>
          <table:table-cell office:value-type="float" office:value="2003">
            <text:p>2003</text:p>
          </table:table-cell>
          <table:table-cell table:formula="of:=[.F2004]*24*60" office:value-type="float" office:value="152">
            <text:p>152</text:p>
          </table:table-cell>
          <table:table-cell/>
          <table:table-cell table:formula="of:=SUM([.J$2:.J2004])/[.I2004]" office:value-type="float" office:value="175.382925611583">
            <text:p>175.382925611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004">
            <text:p>2004</text:p>
          </table:table-cell>
          <table:table-cell table:formula="of:=[.F2005]*24*60" office:value-type="float" office:value="163">
            <text:p>163</text:p>
          </table:table-cell>
          <table:table-cell/>
          <table:table-cell table:formula="of:=SUM([.J$2:.J2005])/[.I2005]" office:value-type="float" office:value="175.376746506986">
            <text:p>175.3767465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005">
            <text:p>2005</text:p>
          </table:table-cell>
          <table:table-cell table:formula="of:=[.F2006]*24*60" office:value-type="float" office:value="170">
            <text:p>170</text:p>
          </table:table-cell>
          <table:table-cell/>
          <table:table-cell table:formula="of:=SUM([.J$2:.J2006])/[.I2006]" office:value-type="float" office:value="175.374064837905">
            <text:p>175.37406483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2006">
            <text:p>2006</text:p>
          </table:table-cell>
          <table:table-cell table:formula="of:=[.F2007]*24*60" office:value-type="float" office:value="164">
            <text:p>164</text:p>
          </table:table-cell>
          <table:table-cell/>
          <table:table-cell table:formula="of:=SUM([.J$2:.J2007])/[.I2007]" office:value-type="float" office:value="175.368394815553">
            <text:p>175.36839481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007">
            <text:p>2007</text:p>
          </table:table-cell>
          <table:table-cell table:formula="of:=[.F2008]*24*60" office:value-type="float" office:value="155">
            <text:p>155</text:p>
          </table:table-cell>
          <table:table-cell/>
          <table:table-cell table:formula="of:=SUM([.J$2:.J2008])/[.I2008]" office:value-type="float" office:value="175.358246138515">
            <text:p>175.35824613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string">
            <text:p>3:52</text:p>
          </table:table-cell>
          <table:table-cell table:number-columns-repeated="2"/>
          <table:table-cell office:value-type="float" office:value="2008">
            <text:p>2008</text:p>
          </table:table-cell>
          <table:table-cell table:formula="of:=[.F2009]*24*60" office:value-type="float" office:value="232">
            <text:p>232</text:p>
          </table:table-cell>
          <table:table-cell/>
          <table:table-cell table:formula="of:=SUM([.J$2:.J2009])/[.I2009]" office:value-type="float" office:value="175.386454183267">
            <text:p>175.38645418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ari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009">
            <text:p>2009</text:p>
          </table:table-cell>
          <table:table-cell table:formula="of:=[.F2010]*24*60" office:value-type="float" office:value="186">
            <text:p>186</text:p>
          </table:table-cell>
          <table:table-cell/>
          <table:table-cell table:formula="of:=SUM([.J$2:.J2010])/[.I2010]" office:value-type="float" office:value="175.391737182678">
            <text:p>175.39173718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string">
            <text:p>2:55</text:p>
          </table:table-cell>
          <table:table-cell office:value-type="string">
            <text:p>(1:14</text:p>
          </table:table-cell>
          <table:table-cell office:value-type="string">
            <text:p>delay)</text:p>
          </table:table-cell>
          <table:table-cell office:value-type="float" office:value="2010">
            <text:p>2010</text:p>
          </table:table-cell>
          <table:table-cell table:formula="of:=[.F2011]*24*60" office:value-type="float" office:value="175">
            <text:p>175</text:p>
          </table:table-cell>
          <table:table-cell/>
          <table:table-cell table:formula="of:=SUM([.J$2:.J2011])/[.I2011]" office:value-type="float" office:value="175.391542288557">
            <text:p>175.39154228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011">
            <text:p>2011</text:p>
          </table:table-cell>
          <table:table-cell table:formula="of:=[.F2012]*24*60" office:value-type="float" office:value="168">
            <text:p>168</text:p>
          </table:table-cell>
          <table:table-cell/>
          <table:table-cell table:formula="of:=SUM([.J$2:.J2012])/[.I2012]" office:value-type="float" office:value="175.387866732969">
            <text:p>175.3878667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bos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2012">
            <text:p>2012</text:p>
          </table:table-cell>
          <table:table-cell table:formula="of:=[.F2013]*24*60" office:value-type="float" office:value="183">
            <text:p>183</text:p>
          </table:table-cell>
          <table:table-cell/>
          <table:table-cell table:formula="of:=SUM([.J$2:.J2013])/[.I2013]" office:value-type="float" office:value="175.391650099404">
            <text:p>175.39165009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[.F2014]*24*60" office:value-type="float" office:value="192">
            <text:p>192</text:p>
          </table:table-cell>
          <table:table-cell/>
          <table:table-cell table:formula="of:=SUM([.J$2:.J2014])/[.I2014]" office:value-type="float" office:value="175.399900645802">
            <text:p>175.39990064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2014">
            <text:p>2014</text:p>
          </table:table-cell>
          <table:table-cell table:formula="of:=[.F2015]*24*60" office:value-type="float" office:value="152">
            <text:p>152</text:p>
          </table:table-cell>
          <table:table-cell/>
          <table:table-cell table:formula="of:=SUM([.J$2:.J2015])/[.I2015]" office:value-type="float" office:value="175.388282025819">
            <text:p>175.388282025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min</text:p>
          </table:table-cell>
          <table:table-cell office:value-type="string">
            <text:p>tor</text:p>
          </table:table-cell>
          <table:table-cell office:value-type="string">
            <text:p>3:35</text:p>
          </table:table-cell>
          <table:table-cell table:number-columns-repeated="2"/>
          <table:table-cell office:value-type="float" office:value="2015">
            <text:p>2015</text:p>
          </table:table-cell>
          <table:table-cell table:formula="of:=[.F2016]*24*60" office:value-type="float" office:value="215">
            <text:p>215</text:p>
          </table:table-cell>
          <table:table-cell/>
          <table:table-cell table:formula="of:=SUM([.J$2:.J2016])/[.I2016]" office:value-type="float" office:value="175.40794044665">
            <text:p>175.40794044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3:31</text:p>
          </table:table-cell>
          <table:table-cell table:number-columns-repeated="2"/>
          <table:table-cell office:value-type="float" office:value="2016">
            <text:p>2016</text:p>
          </table:table-cell>
          <table:table-cell table:formula="of:=[.F2017]*24*60" office:value-type="float" office:value="211">
            <text:p>211</text:p>
          </table:table-cell>
          <table:table-cell/>
          <table:table-cell table:formula="of:=SUM([.J$2:.J2017])/[.I2017]" office:value-type="float" office:value="175.425595238095">
            <text:p>175.42559523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mil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2017">
            <text:p>2017</text:p>
          </table:table-cell>
          <table:table-cell table:formula="of:=[.F2018]*24*60" office:value-type="float" office:value="172">
            <text:p>172</text:p>
          </table:table-cell>
          <table:table-cell/>
          <table:table-cell table:formula="of:=SUM([.J$2:.J2018])/[.I2018]" office:value-type="float" office:value="175.423896876549">
            <text:p>175.423896876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2018">
            <text:p>2018</text:p>
          </table:table-cell>
          <table:table-cell table:formula="of:=[.F2019]*24*60" office:value-type="float" office:value="203">
            <text:p>203</text:p>
          </table:table-cell>
          <table:table-cell/>
          <table:table-cell table:formula="of:=SUM([.J$2:.J2019])/[.I2019]" office:value-type="float" office:value="175.437561942517">
            <text:p>175.43756194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019">
            <text:p>2019</text:p>
          </table:table-cell>
          <table:table-cell table:formula="of:=[.F2020]*24*60" office:value-type="float" office:value="196">
            <text:p>196</text:p>
          </table:table-cell>
          <table:table-cell/>
          <table:table-cell table:formula="of:=SUM([.J$2:.J2020])/[.I2020]" office:value-type="float" office:value="175.447746409113">
            <text:p>175.44774640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2020">
            <text:p>2020</text:p>
          </table:table-cell>
          <table:table-cell table:formula="of:=[.F2021]*24*60" office:value-type="float" office:value="167">
            <text:p>167</text:p>
          </table:table-cell>
          <table:table-cell/>
          <table:table-cell table:formula="of:=SUM([.J$2:.J2021])/[.I2021]" office:value-type="float" office:value="175.443564356436">
            <text:p>175.44356435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string">
            <text:p>2:11</text:p>
          </table:table-cell>
          <table:table-cell table:number-columns-repeated="2"/>
          <table:table-cell office:value-type="float" office:value="2021">
            <text:p>2021</text:p>
          </table:table-cell>
          <table:table-cell table:formula="of:=[.F2022]*24*60" office:value-type="float" office:value="131">
            <text:p>131</text:p>
          </table:table-cell>
          <table:table-cell/>
          <table:table-cell table:formula="of:=SUM([.J$2:.J2022])/[.I2022]" office:value-type="float" office:value="175.421573478476">
            <text:p>175.42157347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ari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2022">
            <text:p>2022</text:p>
          </table:table-cell>
          <table:table-cell table:formula="of:=[.F2023]*24*60" office:value-type="float" office:value="194">
            <text:p>194</text:p>
          </table:table-cell>
          <table:table-cell/>
          <table:table-cell table:formula="of:=SUM([.J$2:.J2023])/[.I2023]" office:value-type="float" office:value="175.430761622156">
            <text:p>175.43076162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2023">
            <text:p>2023</text:p>
          </table:table-cell>
          <table:table-cell table:formula="of:=[.F2024]*24*60" office:value-type="float" office:value="153">
            <text:p>153</text:p>
          </table:table-cell>
          <table:table-cell/>
          <table:table-cell table:formula="of:=SUM([.J$2:.J2024])/[.I2024]" office:value-type="float" office:value="175.419673751854">
            <text:p>175.419673751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tor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024">
            <text:p>2024</text:p>
          </table:table-cell>
          <table:table-cell table:formula="of:=[.F2025]*24*60" office:value-type="float" office:value="166">
            <text:p>166</text:p>
          </table:table-cell>
          <table:table-cell/>
          <table:table-cell table:formula="of:=SUM([.J$2:.J2025])/[.I2025]" office:value-type="float" office:value="175.415019762846">
            <text:p>175.41501976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025">
            <text:p>2025</text:p>
          </table:table-cell>
          <table:table-cell table:formula="of:=[.F2026]*24*60" office:value-type="float" office:value="200">
            <text:p>200</text:p>
          </table:table-cell>
          <table:table-cell/>
          <table:table-cell table:formula="of:=SUM([.J$2:.J2026])/[.I2026]" office:value-type="float" office:value="175.427160493827">
            <text:p>175.42716049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kc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026">
            <text:p>2026</text:p>
          </table:table-cell>
          <table:table-cell table:formula="of:=[.F2027]*24*60" office:value-type="float" office:value="160">
            <text:p>160</text:p>
          </table:table-cell>
          <table:table-cell/>
          <table:table-cell table:formula="of:=SUM([.J$2:.J2027])/[.I2027]" office:value-type="float" office:value="175.419545903258">
            <text:p>175.41954590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kca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2027">
            <text:p>2027</text:p>
          </table:table-cell>
          <table:table-cell table:formula="of:=[.F2028]*24*60" office:value-type="float" office:value="192">
            <text:p>192</text:p>
          </table:table-cell>
          <table:table-cell/>
          <table:table-cell table:formula="of:=SUM([.J$2:.J2028])/[.I2028]" office:value-type="float" office:value="175.427725703009">
            <text:p>175.4277257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string">
            <text:p>3:14</text:p>
          </table:table-cell>
          <table:table-cell table:number-columns-repeated="2"/>
          <table:table-cell office:value-type="float" office:value="2028">
            <text:p>2028</text:p>
          </table:table-cell>
          <table:table-cell table:formula="of:=[.F2029]*24*60" office:value-type="float" office:value="194">
            <text:p>194</text:p>
          </table:table-cell>
          <table:table-cell/>
          <table:table-cell table:formula="of:=SUM([.J$2:.J2029])/[.I2029]" office:value-type="float" office:value="175.436883629191">
            <text:p>175.43688362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mil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2029">
            <text:p>2029</text:p>
          </table:table-cell>
          <table:table-cell table:formula="of:=[.F2030]*24*60" office:value-type="float" office:value="172">
            <text:p>172</text:p>
          </table:table-cell>
          <table:table-cell/>
          <table:table-cell table:formula="of:=SUM([.J$2:.J2030])/[.I2030]" office:value-type="float" office:value="175.435189748645">
            <text:p>175.43518974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2030">
            <text:p>2030</text:p>
          </table:table-cell>
          <table:table-cell table:formula="of:=[.F2031]*24*60" office:value-type="float" office:value="151">
            <text:p>151</text:p>
          </table:table-cell>
          <table:table-cell/>
          <table:table-cell table:formula="of:=SUM([.J$2:.J2031])/[.I2031]" office:value-type="float" office:value="175.42315270936">
            <text:p>175.42315270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031">
            <text:p>2031</text:p>
          </table:table-cell>
          <table:table-cell table:formula="of:=[.F2032]*24*60" office:value-type="float" office:value="168">
            <text:p>168</text:p>
          </table:table-cell>
          <table:table-cell/>
          <table:table-cell table:formula="of:=SUM([.J$2:.J2032])/[.I2032]" office:value-type="float" office:value="175.419497784343">
            <text:p>175.41949778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032">
            <text:p>2032</text:p>
          </table:table-cell>
          <table:table-cell table:formula="of:=[.F2033]*24*60" office:value-type="float" office:value="156">
            <text:p>156</text:p>
          </table:table-cell>
          <table:table-cell/>
          <table:table-cell table:formula="of:=SUM([.J$2:.J2033])/[.I2033]" office:value-type="float" office:value="175.409940944882">
            <text:p>175.40994094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tex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2033">
            <text:p>2033</text:p>
          </table:table-cell>
          <table:table-cell table:formula="of:=[.F2034]*24*60" office:value-type="float" office:value="178">
            <text:p>178</text:p>
          </table:table-cell>
          <table:table-cell/>
          <table:table-cell table:formula="of:=SUM([.J$2:.J2034])/[.I2034]" office:value-type="float" office:value="175.411214953271">
            <text:p>175.41121495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string">
            <text:p>2:52</text:p>
          </table:table-cell>
          <table:table-cell office:value-type="string">
            <text:p>(:17</text:p>
          </table:table-cell>
          <table:table-cell office:value-type="string">
            <text:p>delay)</text:p>
          </table:table-cell>
          <table:table-cell office:value-type="float" office:value="2034">
            <text:p>2034</text:p>
          </table:table-cell>
          <table:table-cell table:formula="of:=[.F2035]*24*60" office:value-type="float" office:value="172">
            <text:p>172</text:p>
          </table:table-cell>
          <table:table-cell/>
          <table:table-cell table:formula="of:=SUM([.J$2:.J2035])/[.I2035]" office:value-type="float" office:value="175.409537856441">
            <text:p>175.40953785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2035">
            <text:p>2035</text:p>
          </table:table-cell>
          <table:table-cell table:formula="of:=[.F2036]*24*60" office:value-type="float" office:value="187">
            <text:p>187</text:p>
          </table:table-cell>
          <table:table-cell/>
          <table:table-cell table:formula="of:=SUM([.J$2:.J2036])/[.I2036]" office:value-type="float" office:value="175.415233415233">
            <text:p>175.41523341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2036">
            <text:p>2036</text:p>
          </table:table-cell>
          <table:table-cell table:formula="of:=[.F2037]*24*60" office:value-type="float" office:value="153">
            <text:p>153</text:p>
          </table:table-cell>
          <table:table-cell/>
          <table:table-cell table:formula="of:=SUM([.J$2:.J2037])/[.I2037]" office:value-type="float" office:value="175.404223968566">
            <text:p>175.40422396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sln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2037">
            <text:p>2037</text:p>
          </table:table-cell>
          <table:table-cell table:formula="of:=[.F2038]*24*60" office:value-type="float" office:value="193">
            <text:p>193</text:p>
          </table:table-cell>
          <table:table-cell/>
          <table:table-cell table:formula="of:=SUM([.J$2:.J2038])/[.I2038]" office:value-type="float" office:value="175.412862052037">
            <text:p>175.4128620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hou</text:p>
          </table:table-cell>
          <table:table-cell office:value-type="string">
            <text:p>col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038">
            <text:p>2038</text:p>
          </table:table-cell>
          <table:table-cell table:formula="of:=[.F2039]*24*60" office:value-type="float" office:value="157">
            <text:p>157</text:p>
          </table:table-cell>
          <table:table-cell/>
          <table:table-cell table:formula="of:=SUM([.J$2:.J2039])/[.I2039]" office:value-type="float" office:value="175.403827281649">
            <text:p>175.40382728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sea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2039">
            <text:p>2039</text:p>
          </table:table-cell>
          <table:table-cell table:formula="of:=[.F2040]*24*60" office:value-type="float" office:value="142">
            <text:p>142</text:p>
          </table:table-cell>
          <table:table-cell/>
          <table:table-cell table:formula="of:=SUM([.J$2:.J2040])/[.I2040]" office:value-type="float" office:value="175.387444825895">
            <text:p>175.387444825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oak</text:p>
          </table:table-cell>
          <table:table-cell office:value-type="string">
            <text:p>bal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040">
            <text:p>2040</text:p>
          </table:table-cell>
          <table:table-cell table:formula="of:=[.F2041]*24*60" office:value-type="float" office:value="177">
            <text:p>177</text:p>
          </table:table-cell>
          <table:table-cell/>
          <table:table-cell table:formula="of:=SUM([.J$2:.J2041])/[.I2041]" office:value-type="float" office:value="175.388235294118">
            <text:p>175.38823529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041">
            <text:p>2041</text:p>
          </table:table-cell>
          <table:table-cell table:formula="of:=[.F2042]*24*60" office:value-type="float" office:value="155">
            <text:p>155</text:p>
          </table:table-cell>
          <table:table-cell/>
          <table:table-cell table:formula="of:=SUM([.J$2:.J2042])/[.I2042]" office:value-type="float" office:value="175.378245957864">
            <text:p>175.37824595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sfn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042">
            <text:p>2042</text:p>
          </table:table-cell>
          <table:table-cell table:formula="of:=[.F2043]*24*60" office:value-type="float" office:value="159">
            <text:p>159</text:p>
          </table:table-cell>
          <table:table-cell/>
          <table:table-cell table:formula="of:=SUM([.J$2:.J2043])/[.I2043]" office:value-type="float" office:value="175.370225269344">
            <text:p>175.37022526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mil</text:p>
          </table:table-cell>
          <table:table-cell office:value-type="string">
            <text:p>3:38</text:p>
          </table:table-cell>
          <table:table-cell table:number-columns-repeated="2"/>
          <table:table-cell office:value-type="float" office:value="2043">
            <text:p>2043</text:p>
          </table:table-cell>
          <table:table-cell table:formula="of:=[.F2044]*24*60" office:value-type="float" office:value="218">
            <text:p>218</text:p>
          </table:table-cell>
          <table:table-cell/>
          <table:table-cell table:formula="of:=SUM([.J$2:.J2044])/[.I2044]" office:value-type="float" office:value="175.391091532061">
            <text:p>175.391091532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2044">
            <text:p>2044</text:p>
          </table:table-cell>
          <table:table-cell table:formula="of:=[.F2045]*24*60" office:value-type="float" office:value="144">
            <text:p>144</text:p>
          </table:table-cell>
          <table:table-cell/>
          <table:table-cell table:formula="of:=SUM([.J$2:.J2045])/[.I2045]" office:value-type="float" office:value="175.375733855186">
            <text:p>175.37573385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2045">
            <text:p>2045</text:p>
          </table:table-cell>
          <table:table-cell table:formula="of:=[.F2046]*24*60" office:value-type="float" office:value="175">
            <text:p>175</text:p>
          </table:table-cell>
          <table:table-cell/>
          <table:table-cell table:formula="of:=SUM([.J$2:.J2046])/[.I2046]" office:value-type="float" office:value="175.375550122249">
            <text:p>175.37555012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string">
            <text:p>3:54</text:p>
          </table:table-cell>
          <table:table-cell table:number-columns-repeated="2"/>
          <table:table-cell office:value-type="float" office:value="2046">
            <text:p>2046</text:p>
          </table:table-cell>
          <table:table-cell table:formula="of:=[.F2047]*24*60" office:value-type="float" office:value="234">
            <text:p>234</text:p>
          </table:table-cell>
          <table:table-cell/>
          <table:table-cell table:formula="of:=SUM([.J$2:.J2047])/[.I2047]" office:value-type="float" office:value="175.404203323558">
            <text:p>175.40420332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047">
            <text:p>2047</text:p>
          </table:table-cell>
          <table:table-cell table:formula="of:=[.F2048]*24*60" office:value-type="float" office:value="186">
            <text:p>186</text:p>
          </table:table-cell>
          <table:table-cell/>
          <table:table-cell table:formula="of:=SUM([.J$2:.J2048])/[.I2048]" office:value-type="float" office:value="175.409379579873">
            <text:p>175.40937957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bos</text:p>
          </table:table-cell>
          <table:table-cell office:value-type="string">
            <text:p>tex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2048">
            <text:p>2048</text:p>
          </table:table-cell>
          <table:table-cell table:formula="of:=[.F2049]*24*60" office:value-type="float" office:value="180">
            <text:p>180</text:p>
          </table:table-cell>
          <table:table-cell/>
          <table:table-cell table:formula="of:=SUM([.J$2:.J2049])/[.I2049]" office:value-type="float" office:value="175.41162109375">
            <text:p>175.41162109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2049">
            <text:p>2049</text:p>
          </table:table-cell>
          <table:table-cell table:formula="of:=[.F2050]*24*60" office:value-type="float" office:value="195">
            <text:p>195</text:p>
          </table:table-cell>
          <table:table-cell/>
          <table:table-cell table:formula="of:=SUM([.J$2:.J2050])/[.I2050]" office:value-type="float" office:value="175.421181063934">
            <text:p>175.42118106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2050">
            <text:p>2050</text:p>
          </table:table-cell>
          <table:table-cell table:formula="of:=[.F2051]*24*60" office:value-type="float" office:value="139">
            <text:p>139</text:p>
          </table:table-cell>
          <table:table-cell/>
          <table:table-cell table:formula="of:=SUM([.J$2:.J2051])/[.I2051]" office:value-type="float" office:value="175.403414634146">
            <text:p>175.40341463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2051">
            <text:p>2051</text:p>
          </table:table-cell>
          <table:table-cell table:formula="of:=[.F2052]*24*60" office:value-type="float" office:value="187">
            <text:p>187</text:p>
          </table:table-cell>
          <table:table-cell/>
          <table:table-cell table:formula="of:=SUM([.J$2:.J2052])/[.I2052]" office:value-type="float" office:value="175.409068746953">
            <text:p>175.4090687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flo</text:p>
          </table:table-cell>
          <table:table-cell office:value-type="string">
            <text:p>sln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2052">
            <text:p>2052</text:p>
          </table:table-cell>
          <table:table-cell table:formula="of:=[.F2053]*24*60" office:value-type="float" office:value="144">
            <text:p>144</text:p>
          </table:table-cell>
          <table:table-cell/>
          <table:table-cell table:formula="of:=SUM([.J$2:.J2053])/[.I2053]" office:value-type="float" office:value="175.393762183236">
            <text:p>175.393762183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hou</text:p>
          </table:table-cell>
          <table:table-cell office:value-type="string">
            <text:p>col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2053">
            <text:p>2053</text:p>
          </table:table-cell>
          <table:table-cell table:formula="of:=[.F2054]*24*60" office:value-type="float" office:value="151">
            <text:p>151</text:p>
          </table:table-cell>
          <table:table-cell/>
          <table:table-cell table:formula="of:=SUM([.J$2:.J2054])/[.I2054]" office:value-type="float" office:value="175.381880175353">
            <text:p>175.38188017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nya</text:p>
          </table:table-cell>
          <table:table-cell office:value-type="string">
            <text:p>sea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054">
            <text:p>2054</text:p>
          </table:table-cell>
          <table:table-cell table:formula="of:=[.F2055]*24*60" office:value-type="float" office:value="157">
            <text:p>157</text:p>
          </table:table-cell>
          <table:table-cell/>
          <table:table-cell table:formula="of:=SUM([.J$2:.J2055])/[.I2055]" office:value-type="float" office:value="175.372930866602">
            <text:p>175.37293086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oak</text:p>
          </table:table-cell>
          <table:table-cell office:value-type="string">
            <text:p>bal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2055">
            <text:p>2055</text:p>
          </table:table-cell>
          <table:table-cell table:formula="of:=[.F2056]*24*60" office:value-type="float" office:value="174">
            <text:p>174</text:p>
          </table:table-cell>
          <table:table-cell/>
          <table:table-cell table:formula="of:=SUM([.J$2:.J2056])/[.I2056]" office:value-type="float" office:value="175.372262773723">
            <text:p>175.37226277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pit</text:p>
          </table:table-cell>
          <table:table-cell office:value-type="string">
            <text:p>sfn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056">
            <text:p>2056</text:p>
          </table:table-cell>
          <table:table-cell table:formula="of:=[.F2057]*24*60" office:value-type="float" office:value="177">
            <text:p>177</text:p>
          </table:table-cell>
          <table:table-cell/>
          <table:table-cell table:formula="of:=SUM([.J$2:.J2057])/[.I2057]" office:value-type="float" office:value="175.373054474708">
            <text:p>175.373054474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sdn</text:p>
          </table:table-cell>
          <table:table-cell office:value-type="string">
            <text:p>mil</text:p>
          </table:table-cell>
          <table:table-cell office:value-type="string">
            <text:p>2:07</text:p>
          </table:table-cell>
          <table:table-cell table:number-columns-repeated="2"/>
          <table:table-cell office:value-type="float" office:value="2057">
            <text:p>2057</text:p>
          </table:table-cell>
          <table:table-cell table:formula="of:=[.F2058]*24*60" office:value-type="float" office:value="127">
            <text:p>127</text:p>
          </table:table-cell>
          <table:table-cell/>
          <table:table-cell table:formula="of:=SUM([.J$2:.J2058])/[.I2058]" office:value-type="float" office:value="175.349538162372">
            <text:p>175.34953816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4:15</text:p>
          </table:table-cell>
          <table:table-cell table:number-columns-repeated="2"/>
          <table:table-cell office:value-type="float" office:value="2058">
            <text:p>2058</text:p>
          </table:table-cell>
          <table:table-cell table:formula="of:=[.F2059]*24*60" office:value-type="float" office:value="255">
            <text:p>255</text:p>
          </table:table-cell>
          <table:table-cell/>
          <table:table-cell table:formula="of:=SUM([.J$2:.J2059])/[.I2059]" office:value-type="float" office:value="175.38824101069">
            <text:p>175.38824101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059">
            <text:p>2059</text:p>
          </table:table-cell>
          <table:table-cell table:formula="of:=[.F2060]*24*60" office:value-type="float" office:value="173">
            <text:p>173</text:p>
          </table:table-cell>
          <table:table-cell/>
          <table:table-cell table:formula="of:=SUM([.J$2:.J2060])/[.I2060]" office:value-type="float" office:value="175.387081107334">
            <text:p>175.38708110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2060">
            <text:p>2060</text:p>
          </table:table-cell>
          <table:table-cell table:formula="of:=[.F2061]*24*60" office:value-type="float" office:value="164">
            <text:p>164</text:p>
          </table:table-cell>
          <table:table-cell/>
          <table:table-cell table:formula="of:=SUM([.J$2:.J2061])/[.I2061]" office:value-type="float" office:value="175.381553398058">
            <text:p>175.38155339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string">
            <text:p>3:30</text:p>
          </table:table-cell>
          <table:table-cell table:number-columns-repeated="2"/>
          <table:table-cell office:value-type="float" office:value="2061">
            <text:p>2061</text:p>
          </table:table-cell>
          <table:table-cell table:formula="of:=[.F2062]*24*60" office:value-type="float" office:value="210">
            <text:p>210</text:p>
          </table:table-cell>
          <table:table-cell/>
          <table:table-cell table:formula="of:=SUM([.J$2:.J2062])/[.I2062]" office:value-type="float" office:value="175.398350315381">
            <text:p>175.39835031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bos</text:p>
          </table:table-cell>
          <table:table-cell office:value-type="string">
            <text:p>tex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2062">
            <text:p>2062</text:p>
          </table:table-cell>
          <table:table-cell table:formula="of:=[.F2063]*24*60" office:value-type="float" office:value="189">
            <text:p>189</text:p>
          </table:table-cell>
          <table:table-cell/>
          <table:table-cell table:formula="of:=SUM([.J$2:.J2063])/[.I2063]" office:value-type="float" office:value="175.404946653734">
            <text:p>175.40494665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063">
            <text:p>2063</text:p>
          </table:table-cell>
          <table:table-cell table:formula="of:=[.F2064]*24*60" office:value-type="float" office:value="182">
            <text:p>182</text:p>
          </table:table-cell>
          <table:table-cell/>
          <table:table-cell table:formula="of:=SUM([.J$2:.J2064])/[.I2064]" office:value-type="float" office:value="175.408143480368">
            <text:p>175.40814348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064">
            <text:p>2064</text:p>
          </table:table-cell>
          <table:table-cell table:formula="of:=[.F2065]*24*60" office:value-type="float" office:value="173">
            <text:p>173</text:p>
          </table:table-cell>
          <table:table-cell/>
          <table:table-cell table:formula="of:=SUM([.J$2:.J2065])/[.I2065]" office:value-type="float" office:value="175.406976744186">
            <text:p>175.40697674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065">
            <text:p>2065</text:p>
          </table:table-cell>
          <table:table-cell table:formula="of:=[.F2066]*24*60" office:value-type="float" office:value="186">
            <text:p>186</text:p>
          </table:table-cell>
          <table:table-cell/>
          <table:table-cell table:formula="of:=SUM([.J$2:.J2066])/[.I2066]" office:value-type="float" office:value="175.41210653753">
            <text:p>175.41210653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flo</text:p>
          </table:table-cell>
          <table:table-cell office:value-type="string">
            <text:p>sl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2066">
            <text:p>2066</text:p>
          </table:table-cell>
          <table:table-cell table:formula="of:=[.F2067]*24*60" office:value-type="float" office:value="150">
            <text:p>150</text:p>
          </table:table-cell>
          <table:table-cell/>
          <table:table-cell table:formula="of:=SUM([.J$2:.J2067])/[.I2067]" office:value-type="float" office:value="175.399806389158">
            <text:p>175.39980638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hou</text:p>
          </table:table-cell>
          <table:table-cell office:value-type="string">
            <text:p>col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067">
            <text:p>2067</text:p>
          </table:table-cell>
          <table:table-cell table:formula="of:=[.F2068]*24*60" office:value-type="float" office:value="188">
            <text:p>188</text:p>
          </table:table-cell>
          <table:table-cell/>
          <table:table-cell table:formula="of:=SUM([.J$2:.J2068])/[.I2068]" office:value-type="float" office:value="175.405902273827">
            <text:p>175.40590227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nya</text:p>
          </table:table-cell>
          <table:table-cell office:value-type="string">
            <text:p>se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2068">
            <text:p>2068</text:p>
          </table:table-cell>
          <table:table-cell table:formula="of:=[.F2069]*24*60" office:value-type="float" office:value="152">
            <text:p>152</text:p>
          </table:table-cell>
          <table:table-cell/>
          <table:table-cell table:formula="of:=SUM([.J$2:.J2069])/[.I2069]" office:value-type="float" office:value="175.394584139265">
            <text:p>175.39458413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069">
            <text:p>2069</text:p>
          </table:table-cell>
          <table:table-cell table:formula="of:=[.F2070]*24*60" office:value-type="float" office:value="169">
            <text:p>169</text:p>
          </table:table-cell>
          <table:table-cell/>
          <table:table-cell table:formula="of:=SUM([.J$2:.J2070])/[.I2070]" office:value-type="float" office:value="175.391493475109">
            <text:p>175.39149347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070">
            <text:p>2070</text:p>
          </table:table-cell>
          <table:table-cell table:formula="of:=[.F2071]*24*60" office:value-type="float" office:value="169">
            <text:p>169</text:p>
          </table:table-cell>
          <table:table-cell/>
          <table:table-cell table:formula="of:=SUM([.J$2:.J2071])/[.I2071]" office:value-type="float" office:value="175.388405797101">
            <text:p>175.38840579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pit</text:p>
          </table:table-cell>
          <table:table-cell office:value-type="string">
            <text:p>sfn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071">
            <text:p>2071</text:p>
          </table:table-cell>
          <table:table-cell table:formula="of:=[.F2072]*24*60" office:value-type="float" office:value="200">
            <text:p>200</text:p>
          </table:table-cell>
          <table:table-cell/>
          <table:table-cell table:formula="of:=SUM([.J$2:.J2072])/[.I2072]" office:value-type="float" office:value="175.400289715113">
            <text:p>175.40028971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ba</text:p>
          </table:table-cell>
          <table:table-cell office:value-type="string">
            <text:p>tor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072">
            <text:p>2072</text:p>
          </table:table-cell>
          <table:table-cell table:formula="of:=[.F2073]*24*60" office:value-type="float" office:value="159">
            <text:p>159</text:p>
          </table:table-cell>
          <table:table-cell/>
          <table:table-cell table:formula="of:=SUM([.J$2:.J2073])/[.I2073]" office:value-type="float" office:value="175.392374517375">
            <text:p>175.39237451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string">
            <text:p>4:34</text:p>
          </table:table-cell>
          <table:table-cell table:number-columns-repeated="2"/>
          <table:table-cell office:value-type="float" office:value="2073">
            <text:p>2073</text:p>
          </table:table-cell>
          <table:table-cell table:formula="of:=[.F2074]*24*60" office:value-type="float" office:value="274">
            <text:p>274</text:p>
          </table:table-cell>
          <table:table-cell/>
          <table:table-cell table:formula="of:=SUM([.J$2:.J2074])/[.I2074]" office:value-type="float" office:value="175.43994211288">
            <text:p>175.43994211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2074">
            <text:p>2074</text:p>
          </table:table-cell>
          <table:table-cell table:formula="of:=[.F2075]*24*60" office:value-type="float" office:value="154">
            <text:p>154</text:p>
          </table:table-cell>
          <table:table-cell/>
          <table:table-cell table:formula="of:=SUM([.J$2:.J2075])/[.I2075]" office:value-type="float" office:value="175.429604628737">
            <text:p>175.42960462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2075">
            <text:p>2075</text:p>
          </table:table-cell>
          <table:table-cell table:formula="of:=[.F2076]*24*60" office:value-type="float" office:value="172">
            <text:p>172</text:p>
          </table:table-cell>
          <table:table-cell/>
          <table:table-cell table:formula="of:=SUM([.J$2:.J2076])/[.I2076]" office:value-type="float" office:value="175.427951807229">
            <text:p>175.42795180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ba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2076">
            <text:p>2076</text:p>
          </table:table-cell>
          <table:table-cell table:formula="of:=[.F2077]*24*60" office:value-type="float" office:value="184">
            <text:p>184</text:p>
          </table:table-cell>
          <table:table-cell/>
          <table:table-cell table:formula="of:=SUM([.J$2:.J2077])/[.I2077]" office:value-type="float" office:value="175.432080924856">
            <text:p>175.43208092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077">
            <text:p>2077</text:p>
          </table:table-cell>
          <table:table-cell table:formula="of:=[.F2078]*24*60" office:value-type="float" office:value="182">
            <text:p>182</text:p>
          </table:table-cell>
          <table:table-cell/>
          <table:table-cell table:formula="of:=SUM([.J$2:.J2078])/[.I2078]" office:value-type="float" office:value="175.435243139143">
            <text:p>175.43524313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078">
            <text:p>2078</text:p>
          </table:table-cell>
          <table:table-cell table:formula="of:=[.F2079]*24*60" office:value-type="float" office:value="155">
            <text:p>155</text:p>
          </table:table-cell>
          <table:table-cell/>
          <table:table-cell table:formula="of:=SUM([.J$2:.J2079])/[.I2079]" office:value-type="float" office:value="175.425409047161">
            <text:p>175.42540904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079">
            <text:p>2079</text:p>
          </table:table-cell>
          <table:table-cell table:formula="of:=[.F2080]*24*60" office:value-type="float" office:value="177">
            <text:p>177</text:p>
          </table:table-cell>
          <table:table-cell/>
          <table:table-cell table:formula="of:=SUM([.J$2:.J2080])/[.I2080]" office:value-type="float" office:value="175.426166426166">
            <text:p>175.42616642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oak</text:p>
          </table:table-cell>
          <table:table-cell office:value-type="string">
            <text:p>det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2080">
            <text:p>2080</text:p>
          </table:table-cell>
          <table:table-cell table:formula="of:=[.F2081]*24*60" office:value-type="float" office:value="209">
            <text:p>209</text:p>
          </table:table-cell>
          <table:table-cell/>
          <table:table-cell table:formula="of:=SUM([.J$2:.J2081])/[.I2081]" office:value-type="float" office:value="175.442307692308">
            <text:p>175.44230769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081">
            <text:p>2081</text:p>
          </table:table-cell>
          <table:table-cell table:formula="of:=[.F2082]*24*60" office:value-type="float" office:value="168">
            <text:p>168</text:p>
          </table:table-cell>
          <table:table-cell/>
          <table:table-cell table:formula="of:=SUM([.J$2:.J2082])/[.I2082]" office:value-type="float" office:value="175.438731379145">
            <text:p>175.43873137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2082">
            <text:p>2082</text:p>
          </table:table-cell>
          <table:table-cell table:formula="of:=[.F2083]*24*60" office:value-type="float" office:value="158">
            <text:p>158</text:p>
          </table:table-cell>
          <table:table-cell/>
          <table:table-cell table:formula="of:=SUM([.J$2:.J2083])/[.I2083]" office:value-type="float" office:value="175.430355427474">
            <text:p>175.430355427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2083">
            <text:p>2083</text:p>
          </table:table-cell>
          <table:table-cell table:formula="of:=[.F2084]*24*60" office:value-type="float" office:value="167">
            <text:p>167</text:p>
          </table:table-cell>
          <table:table-cell/>
          <table:table-cell table:formula="of:=SUM([.J$2:.J2084])/[.I2084]" office:value-type="float" office:value="175.426308209314">
            <text:p>175.42630820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084">
            <text:p>2084</text:p>
          </table:table-cell>
          <table:table-cell table:formula="of:=[.F2085]*24*60" office:value-type="float" office:value="163">
            <text:p>163</text:p>
          </table:table-cell>
          <table:table-cell/>
          <table:table-cell table:formula="of:=SUM([.J$2:.J2085])/[.I2085]" office:value-type="float" office:value="175.420345489443">
            <text:p>175.42034548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4:21</text:p>
          </table:table-cell>
          <table:table-cell table:number-columns-repeated="2"/>
          <table:table-cell office:value-type="float" office:value="2085">
            <text:p>2085</text:p>
          </table:table-cell>
          <table:table-cell table:formula="of:=[.F2086]*24*60" office:value-type="float" office:value="261">
            <text:p>261</text:p>
          </table:table-cell>
          <table:table-cell/>
          <table:table-cell table:formula="of:=SUM([.J$2:.J2086])/[.I2086]" office:value-type="float" office:value="175.46139088729">
            <text:p>175.46139088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le</text:p>
          </table:table-cell>
          <table:table-cell office:value-type="string">
            <text:p>bal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086">
            <text:p>2086</text:p>
          </table:table-cell>
          <table:table-cell table:formula="of:=[.F2087]*24*60" office:value-type="float" office:value="186">
            <text:p>186</text:p>
          </table:table-cell>
          <table:table-cell/>
          <table:table-cell table:formula="of:=SUM([.J$2:.J2087])/[.I2087]" office:value-type="float" office:value="175.46644295302">
            <text:p>175.4664429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ol</text:p>
          </table:table-cell>
          <table:table-cell office:value-type="string">
            <text:p>atl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2087">
            <text:p>2087</text:p>
          </table:table-cell>
          <table:table-cell table:formula="of:=[.F2088]*24*60" office:value-type="float" office:value="190">
            <text:p>190</text:p>
          </table:table-cell>
          <table:table-cell/>
          <table:table-cell table:formula="of:=SUM([.J$2:.J2088])/[.I2088]" office:value-type="float" office:value="175.473406804025">
            <text:p>175.4734068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3:28</text:p>
          </table:table-cell>
          <table:table-cell table:number-columns-repeated="2"/>
          <table:table-cell office:value-type="float" office:value="2088">
            <text:p>2088</text:p>
          </table:table-cell>
          <table:table-cell table:formula="of:=[.F2089]*24*60" office:value-type="float" office:value="208">
            <text:p>208</text:p>
          </table:table-cell>
          <table:table-cell/>
          <table:table-cell table:formula="of:=SUM([.J$2:.J2089])/[.I2089]" office:value-type="float" office:value="175.48898467433">
            <text:p>175.48898467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089">
            <text:p>2089</text:p>
          </table:table-cell>
          <table:table-cell table:formula="of:=[.F2090]*24*60" office:value-type="float" office:value="155">
            <text:p>155</text:p>
          </table:table-cell>
          <table:table-cell/>
          <table:table-cell table:formula="of:=SUM([.J$2:.J2090])/[.I2090]" office:value-type="float" office:value="175.47917663954">
            <text:p>175.47917663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2090">
            <text:p>2090</text:p>
          </table:table-cell>
          <table:table-cell table:formula="of:=[.F2091]*24*60" office:value-type="float" office:value="197">
            <text:p>197</text:p>
          </table:table-cell>
          <table:table-cell/>
          <table:table-cell table:formula="of:=SUM([.J$2:.J2091])/[.I2091]" office:value-type="float" office:value="175.489473684211">
            <text:p>175.48947368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091">
            <text:p>2091</text:p>
          </table:table-cell>
          <table:table-cell table:formula="of:=[.F2092]*24*60" office:value-type="float" office:value="156">
            <text:p>156</text:p>
          </table:table-cell>
          <table:table-cell/>
          <table:table-cell table:formula="of:=SUM([.J$2:.J2092])/[.I2092]" office:value-type="float" office:value="175.480153036824">
            <text:p>175.4801530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oak</text:p>
          </table:table-cell>
          <table:table-cell office:value-type="string">
            <text:p>det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092">
            <text:p>2092</text:p>
          </table:table-cell>
          <table:table-cell table:formula="of:=[.F2093]*24*60" office:value-type="float" office:value="166">
            <text:p>166</text:p>
          </table:table-cell>
          <table:table-cell/>
          <table:table-cell table:formula="of:=SUM([.J$2:.J2093])/[.I2093]" office:value-type="float" office:value="175.475621414914">
            <text:p>175.47562141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093">
            <text:p>2093</text:p>
          </table:table-cell>
          <table:table-cell table:formula="of:=[.F2094]*24*60" office:value-type="float" office:value="159">
            <text:p>159</text:p>
          </table:table-cell>
          <table:table-cell/>
          <table:table-cell table:formula="of:=SUM([.J$2:.J2094])/[.I2094]" office:value-type="float" office:value="175.467749641663">
            <text:p>175.46774964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3:40</text:p>
          </table:table-cell>
          <table:table-cell table:number-columns-repeated="2"/>
          <table:table-cell office:value-type="float" office:value="2094">
            <text:p>2094</text:p>
          </table:table-cell>
          <table:table-cell table:formula="of:=[.F2095]*24*60" office:value-type="float" office:value="220">
            <text:p>220</text:p>
          </table:table-cell>
          <table:table-cell/>
          <table:table-cell table:formula="of:=SUM([.J$2:.J2095])/[.I2095]" office:value-type="float" office:value="175.489016236867">
            <text:p>175.48901623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095">
            <text:p>2095</text:p>
          </table:table-cell>
          <table:table-cell table:formula="of:=[.F2096]*24*60" office:value-type="float" office:value="188">
            <text:p>188</text:p>
          </table:table-cell>
          <table:table-cell/>
          <table:table-cell table:formula="of:=SUM([.J$2:.J2096])/[.I2096]" office:value-type="float" office:value="175.494988066826">
            <text:p>175.49498806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096">
            <text:p>2096</text:p>
          </table:table-cell>
          <table:table-cell table:formula="of:=[.F2097]*24*60" office:value-type="float" office:value="188">
            <text:p>188</text:p>
          </table:table-cell>
          <table:table-cell/>
          <table:table-cell table:formula="of:=SUM([.J$2:.J2097])/[.I2097]" office:value-type="float" office:value="175.500954198473">
            <text:p>175.50095419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097">
            <text:p>2097</text:p>
          </table:table-cell>
          <table:table-cell table:formula="of:=[.F2098]*24*60" office:value-type="float" office:value="157">
            <text:p>157</text:p>
          </table:table-cell>
          <table:table-cell/>
          <table:table-cell table:formula="of:=SUM([.J$2:.J2098])/[.I2098]" office:value-type="float" office:value="175.492131616595">
            <text:p>175.49213161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098">
            <text:p>2098</text:p>
          </table:table-cell>
          <table:table-cell table:formula="of:=[.F2099]*24*60" office:value-type="float" office:value="196">
            <text:p>196</text:p>
          </table:table-cell>
          <table:table-cell/>
          <table:table-cell table:formula="of:=SUM([.J$2:.J2099])/[.I2099]" office:value-type="float" office:value="175.501906577693">
            <text:p>175.50190657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099">
            <text:p>2099</text:p>
          </table:table-cell>
          <table:table-cell table:formula="of:=[.F2100]*24*60" office:value-type="float" office:value="196">
            <text:p>196</text:p>
          </table:table-cell>
          <table:table-cell/>
          <table:table-cell table:formula="of:=SUM([.J$2:.J2100])/[.I2100]" office:value-type="float" office:value="175.511672224869">
            <text:p>175.51167222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2100">
            <text:p>2100</text:p>
          </table:table-cell>
          <table:table-cell table:formula="of:=[.F2101]*24*60" office:value-type="float" office:value="167">
            <text:p>167</text:p>
          </table:table-cell>
          <table:table-cell/>
          <table:table-cell table:formula="of:=SUM([.J$2:.J2101])/[.I2101]" office:value-type="float" office:value="175.507619047619">
            <text:p>175.50761904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2101">
            <text:p>2101</text:p>
          </table:table-cell>
          <table:table-cell table:formula="of:=[.F2102]*24*60" office:value-type="float" office:value="165">
            <text:p>165</text:p>
          </table:table-cell>
          <table:table-cell/>
          <table:table-cell table:formula="of:=SUM([.J$2:.J2102])/[.I2102]" office:value-type="float" office:value="175.502617801047">
            <text:p>175.50261780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ol</text:p>
          </table:table-cell>
          <table:table-cell office:value-type="string">
            <text:p>atl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102">
            <text:p>2102</text:p>
          </table:table-cell>
          <table:table-cell table:formula="of:=[.F2103]*24*60" office:value-type="float" office:value="185">
            <text:p>185</text:p>
          </table:table-cell>
          <table:table-cell/>
          <table:table-cell table:formula="of:=SUM([.J$2:.J2103])/[.I2103]" office:value-type="float" office:value="175.507136060894">
            <text:p>175.50713606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2103">
            <text:p>2103</text:p>
          </table:table-cell>
          <table:table-cell table:formula="of:=[.F2104]*24*60" office:value-type="float" office:value="165">
            <text:p>165</text:p>
          </table:table-cell>
          <table:table-cell/>
          <table:table-cell table:formula="of:=SUM([.J$2:.J2104])/[.I2104]" office:value-type="float" office:value="175.502139800285">
            <text:p>175.50213980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104">
            <text:p>2104</text:p>
          </table:table-cell>
          <table:table-cell table:formula="of:=[.F2105]*24*60" office:value-type="float" office:value="170">
            <text:p>170</text:p>
          </table:table-cell>
          <table:table-cell/>
          <table:table-cell table:formula="of:=SUM([.J$2:.J2105])/[.I2105]" office:value-type="float" office:value="175.499524714829">
            <text:p>175.49952471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105">
            <text:p>2105</text:p>
          </table:table-cell>
          <table:table-cell table:formula="of:=[.F2106]*24*60" office:value-type="float" office:value="168">
            <text:p>168</text:p>
          </table:table-cell>
          <table:table-cell/>
          <table:table-cell table:formula="of:=SUM([.J$2:.J2106])/[.I2106]" office:value-type="float" office:value="175.495961995249">
            <text:p>175.49596199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2106">
            <text:p>2106</text:p>
          </table:table-cell>
          <table:table-cell table:formula="of:=[.F2107]*24*60" office:value-type="float" office:value="184">
            <text:p>184</text:p>
          </table:table-cell>
          <table:table-cell/>
          <table:table-cell table:formula="of:=SUM([.J$2:.J2107])/[.I2107]" office:value-type="float" office:value="175.5">
            <text:p>175.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 office:value-type="string">
            <text:p>det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107">
            <text:p>2107</text:p>
          </table:table-cell>
          <table:table-cell table:formula="of:=[.F2108]*24*60" office:value-type="float" office:value="186">
            <text:p>186</text:p>
          </table:table-cell>
          <table:table-cell/>
          <table:table-cell table:formula="of:=SUM([.J$2:.J2108])/[.I2108]" office:value-type="float" office:value="175.504983388704">
            <text:p>175.50498338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108">
            <text:p>2108</text:p>
          </table:table-cell>
          <table:table-cell table:formula="of:=[.F2109]*24*60" office:value-type="float" office:value="170">
            <text:p>170</text:p>
          </table:table-cell>
          <table:table-cell/>
          <table:table-cell table:formula="of:=SUM([.J$2:.J2109])/[.I2109]" office:value-type="float" office:value="175.502371916509">
            <text:p>175.50237191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string">
            <text:p>5:02</text:p>
          </table:table-cell>
          <table:table-cell table:number-columns-repeated="2"/>
          <table:table-cell office:value-type="float" office:value="2109">
            <text:p>2109</text:p>
          </table:table-cell>
          <table:table-cell table:formula="of:=[.F2110]*24*60" office:value-type="float" office:value="302">
            <text:p>302</text:p>
          </table:table-cell>
          <table:table-cell/>
          <table:table-cell table:formula="of:=SUM([.J$2:.J2110])/[.I2110]" office:value-type="float" office:value="175.56235182551">
            <text:p>175.56235182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2110">
            <text:p>2110</text:p>
          </table:table-cell>
          <table:table-cell table:formula="of:=[.F2111]*24*60" office:value-type="float" office:value="191">
            <text:p>191</text:p>
          </table:table-cell>
          <table:table-cell/>
          <table:table-cell table:formula="of:=SUM([.J$2:.J2111])/[.I2111]" office:value-type="float" office:value="175.569668246446">
            <text:p>175.56966824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111">
            <text:p>2111</text:p>
          </table:table-cell>
          <table:table-cell table:formula="of:=[.F2112]*24*60" office:value-type="float" office:value="159">
            <text:p>159</text:p>
          </table:table-cell>
          <table:table-cell/>
          <table:table-cell table:formula="of:=SUM([.J$2:.J2112])/[.I2112]" office:value-type="float" office:value="175.561819043108">
            <text:p>175.56181904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2112">
            <text:p>2112</text:p>
          </table:table-cell>
          <table:table-cell table:formula="of:=[.F2113]*24*60" office:value-type="float" office:value="204">
            <text:p>204</text:p>
          </table:table-cell>
          <table:table-cell/>
          <table:table-cell table:formula="of:=SUM([.J$2:.J2113])/[.I2113]" office:value-type="float" office:value="175.575284090909">
            <text:p>175.57528409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113">
            <text:p>2113</text:p>
          </table:table-cell>
          <table:table-cell table:formula="of:=[.F2114]*24*60" office:value-type="float" office:value="186">
            <text:p>186</text:p>
          </table:table-cell>
          <table:table-cell/>
          <table:table-cell table:formula="of:=SUM([.J$2:.J2114])/[.I2114]" office:value-type="float" office:value="175.580217699953">
            <text:p>175.58021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cle</text:p>
          </table:table-cell>
          <table:table-cell office:value-type="string">
            <text:p>bal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2114">
            <text:p>2114</text:p>
          </table:table-cell>
          <table:table-cell table:formula="of:=[.F2115]*24*60" office:value-type="float" office:value="171">
            <text:p>171</text:p>
          </table:table-cell>
          <table:table-cell/>
          <table:table-cell table:formula="of:=SUM([.J$2:.J2115])/[.I2115]" office:value-type="float" office:value="175.578051087985">
            <text:p>175.5780510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col</text:p>
          </table:table-cell>
          <table:table-cell office:value-type="string">
            <text:p>atl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115">
            <text:p>2115</text:p>
          </table:table-cell>
          <table:table-cell table:formula="of:=[.F2116]*24*60" office:value-type="float" office:value="170">
            <text:p>170</text:p>
          </table:table-cell>
          <table:table-cell/>
          <table:table-cell table:formula="of:=SUM([.J$2:.J2116])/[.I2116]" office:value-type="float" office:value="175.575413711584">
            <text:p>175.575413711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2116">
            <text:p>2116</text:p>
          </table:table-cell>
          <table:table-cell table:formula="of:=[.F2117]*24*60" office:value-type="float" office:value="162">
            <text:p>162</text:p>
          </table:table-cell>
          <table:table-cell/>
          <table:table-cell table:formula="of:=SUM([.J$2:.J2117])/[.I2117]" office:value-type="float" office:value="175.568998109641">
            <text:p>175.568998109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mil</text:p>
          </table:table-cell>
          <table:table-cell office:value-type="string">
            <text:p>phi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117">
            <text:p>2117</text:p>
          </table:table-cell>
          <table:table-cell table:formula="of:=[.F2118]*24*60" office:value-type="float" office:value="168">
            <text:p>168</text:p>
          </table:table-cell>
          <table:table-cell/>
          <table:table-cell table:formula="of:=SUM([.J$2:.J2118])/[.I2118]" office:value-type="float" office:value="175.565422768068">
            <text:p>175.56542276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string">
            <text:p>2:09</text:p>
          </table:table-cell>
          <table:table-cell table:number-columns-repeated="2"/>
          <table:table-cell office:value-type="float" office:value="2118">
            <text:p>2118</text:p>
          </table:table-cell>
          <table:table-cell table:formula="of:=[.F2119]*24*60" office:value-type="float" office:value="129">
            <text:p>129</text:p>
          </table:table-cell>
          <table:table-cell/>
          <table:table-cell table:formula="of:=SUM([.J$2:.J2119])/[.I2119]" office:value-type="float" office:value="175.54343720491">
            <text:p>175.54343720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2119">
            <text:p>2119</text:p>
          </table:table-cell>
          <table:table-cell table:formula="of:=[.F2120]*24*60" office:value-type="float" office:value="181">
            <text:p>181</text:p>
          </table:table-cell>
          <table:table-cell/>
          <table:table-cell table:formula="of:=SUM([.J$2:.J2120])/[.I2120]" office:value-type="float" office:value="175.546012269939">
            <text:p>175.54601226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120">
            <text:p>2120</text:p>
          </table:table-cell>
          <table:table-cell table:formula="of:=[.F2121]*24*60" office:value-type="float" office:value="156">
            <text:p>156</text:p>
          </table:table-cell>
          <table:table-cell/>
          <table:table-cell table:formula="of:=SUM([.J$2:.J2121])/[.I2121]" office:value-type="float" office:value="175.53679245283">
            <text:p>175.53679245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121">
            <text:p>2121</text:p>
          </table:table-cell>
          <table:table-cell table:formula="of:=[.F2122]*24*60" office:value-type="float" office:value="166">
            <text:p>166</text:p>
          </table:table-cell>
          <table:table-cell/>
          <table:table-cell table:formula="of:=SUM([.J$2:.J2122])/[.I2122]" office:value-type="float" office:value="175.532296086752">
            <text:p>175.53229608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122">
            <text:p>2122</text:p>
          </table:table-cell>
          <table:table-cell table:formula="of:=[.F2123]*24*60" office:value-type="float" office:value="177">
            <text:p>177</text:p>
          </table:table-cell>
          <table:table-cell/>
          <table:table-cell table:formula="of:=SUM([.J$2:.J2123])/[.I2123]" office:value-type="float" office:value="175.532987747408">
            <text:p>175.53298774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cin</text:p>
          </table:table-cell>
          <table:table-cell office:value-type="string">
            <text:p>ari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123">
            <text:p>2123</text:p>
          </table:table-cell>
          <table:table-cell table:formula="of:=[.F2124]*24*60" office:value-type="float" office:value="159">
            <text:p>159</text:p>
          </table:table-cell>
          <table:table-cell/>
          <table:table-cell table:formula="of:=SUM([.J$2:.J2124])/[.I2124]" office:value-type="float" office:value="175.525200188413">
            <text:p>175.52520018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124">
            <text:p>2124</text:p>
          </table:table-cell>
          <table:table-cell table:formula="of:=[.F2125]*24*60" office:value-type="float" office:value="177">
            <text:p>177</text:p>
          </table:table-cell>
          <table:table-cell/>
          <table:table-cell table:formula="of:=SUM([.J$2:.J2125])/[.I2125]" office:value-type="float" office:value="175.525894538606">
            <text:p>175.52589453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125">
            <text:p>2125</text:p>
          </table:table-cell>
          <table:table-cell table:formula="of:=[.F2126]*24*60" office:value-type="float" office:value="182">
            <text:p>182</text:p>
          </table:table-cell>
          <table:table-cell/>
          <table:table-cell table:formula="of:=SUM([.J$2:.J2126])/[.I2126]" office:value-type="float" office:value="175.528941176471">
            <text:p>175.52894117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2126">
            <text:p>2126</text:p>
          </table:table-cell>
          <table:table-cell table:formula="of:=[.F2127]*24*60" office:value-type="float" office:value="149">
            <text:p>149</text:p>
          </table:table-cell>
          <table:table-cell/>
          <table:table-cell table:formula="of:=SUM([.J$2:.J2127])/[.I2127]" office:value-type="float" office:value="175.516462841016">
            <text:p>175.5164628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127">
            <text:p>2127</text:p>
          </table:table-cell>
          <table:table-cell table:formula="of:=[.F2128]*24*60" office:value-type="float" office:value="163">
            <text:p>163</text:p>
          </table:table-cell>
          <table:table-cell/>
          <table:table-cell table:formula="of:=SUM([.J$2:.J2128])/[.I2128]" office:value-type="float" office:value="175.510578279267">
            <text:p>175.51057827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2:23</text:p>
          </table:table-cell>
          <table:table-cell office:value-type="string">
            <text:p>(1:13</text:p>
          </table:table-cell>
          <table:table-cell office:value-type="string">
            <text:p>delay)</text:p>
          </table:table-cell>
          <table:table-cell office:value-type="float" office:value="2128">
            <text:p>2128</text:p>
          </table:table-cell>
          <table:table-cell table:formula="of:=[.F2129]*24*60" office:value-type="float" office:value="143">
            <text:p>143</text:p>
          </table:table-cell>
          <table:table-cell/>
          <table:table-cell table:formula="of:=SUM([.J$2:.J2129])/[.I2129]" office:value-type="float" office:value="175.49530075188">
            <text:p>175.49530075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2:27</text:p>
          </table:table-cell>
          <table:table-cell table:number-columns-repeated="2"/>
          <table:table-cell office:value-type="float" office:value="2129">
            <text:p>2129</text:p>
          </table:table-cell>
          <table:table-cell table:formula="of:=[.F2130]*24*60" office:value-type="float" office:value="147">
            <text:p>147</text:p>
          </table:table-cell>
          <table:table-cell/>
          <table:table-cell table:formula="of:=SUM([.J$2:.J2130])/[.I2130]" office:value-type="float" office:value="175.481916392673">
            <text:p>175.481916392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2:40</text:p>
          </table:table-cell>
          <table:table-cell office:value-type="string">
            <text:p>(:41</text:p>
          </table:table-cell>
          <table:table-cell office:value-type="string">
            <text:p>delay)</text:p>
          </table:table-cell>
          <table:table-cell office:value-type="float" office:value="2130">
            <text:p>2130</text:p>
          </table:table-cell>
          <table:table-cell table:formula="of:=[.F2131]*24*60" office:value-type="float" office:value="160">
            <text:p>160</text:p>
          </table:table-cell>
          <table:table-cell/>
          <table:table-cell table:formula="of:=SUM([.J$2:.J2131])/[.I2131]" office:value-type="float" office:value="175.474647887324">
            <text:p>175.47464788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131">
            <text:p>2131</text:p>
          </table:table-cell>
          <table:table-cell table:formula="of:=[.F2132]*24*60" office:value-type="float" office:value="159">
            <text:p>159</text:p>
          </table:table-cell>
          <table:table-cell/>
          <table:table-cell table:formula="of:=SUM([.J$2:.J2132])/[.I2132]" office:value-type="float" office:value="175.466916940404">
            <text:p>175.46691694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2132">
            <text:p>2132</text:p>
          </table:table-cell>
          <table:table-cell table:formula="of:=[.F2133]*24*60" office:value-type="float" office:value="181">
            <text:p>181</text:p>
          </table:table-cell>
          <table:table-cell/>
          <table:table-cell table:formula="of:=SUM([.J$2:.J2133])/[.I2133]" office:value-type="float" office:value="175.469512195122">
            <text:p>175.46951219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2133">
            <text:p>2133</text:p>
          </table:table-cell>
          <table:table-cell table:formula="of:=[.F2134]*24*60" office:value-type="float" office:value="144">
            <text:p>144</text:p>
          </table:table-cell>
          <table:table-cell/>
          <table:table-cell table:formula="of:=SUM([.J$2:.J2134])/[.I2134]" office:value-type="float" office:value="175.454758556024">
            <text:p>175.4547585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cin</text:p>
          </table:table-cell>
          <table:table-cell office:value-type="string">
            <text:p>ari</text:p>
          </table:table-cell>
          <table:table-cell office:value-type="string">
            <text:p>4:01</text:p>
          </table:table-cell>
          <table:table-cell table:number-columns-repeated="2"/>
          <table:table-cell office:value-type="float" office:value="2134">
            <text:p>2134</text:p>
          </table:table-cell>
          <table:table-cell table:formula="of:=[.F2135]*24*60" office:value-type="float" office:value="241">
            <text:p>241</text:p>
          </table:table-cell>
          <table:table-cell/>
          <table:table-cell table:formula="of:=SUM([.J$2:.J2135])/[.I2135]" office:value-type="float" office:value="175.485473289597">
            <text:p>175.48547328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2:49</text:p>
          </table:table-cell>
          <table:table-cell office:value-type="string">
            <text:p>(2:14</text:p>
          </table:table-cell>
          <table:table-cell office:value-type="string">
            <text:p>delay)</text:p>
          </table:table-cell>
          <table:table-cell office:value-type="float" office:value="2135">
            <text:p>2135</text:p>
          </table:table-cell>
          <table:table-cell table:formula="of:=[.F2136]*24*60" office:value-type="float" office:value="169">
            <text:p>169</text:p>
          </table:table-cell>
          <table:table-cell/>
          <table:table-cell table:formula="of:=SUM([.J$2:.J2136])/[.I2136]" office:value-type="float" office:value="175.48243559719">
            <text:p>175.48243559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2:55</text:p>
          </table:table-cell>
          <table:table-cell table:number-columns-repeated="2"/>
          <table:table-cell office:value-type="float" office:value="2136">
            <text:p>2136</text:p>
          </table:table-cell>
          <table:table-cell table:formula="of:=[.F2137]*24*60" office:value-type="float" office:value="175">
            <text:p>175</text:p>
          </table:table-cell>
          <table:table-cell/>
          <table:table-cell table:formula="of:=SUM([.J$2:.J2137])/[.I2137]" office:value-type="float" office:value="175.482209737828">
            <text:p>175.48220973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137">
            <text:p>2137</text:p>
          </table:table-cell>
          <table:table-cell table:formula="of:=[.F2138]*24*60" office:value-type="float" office:value="156">
            <text:p>156</text:p>
          </table:table-cell>
          <table:table-cell/>
          <table:table-cell table:formula="of:=SUM([.J$2:.J2138])/[.I2138]" office:value-type="float" office:value="175.473093121198">
            <text:p>175.473093121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mil</text:p>
          </table:table-cell>
          <table:table-cell office:value-type="string">
            <text:p>phi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138">
            <text:p>2138</text:p>
          </table:table-cell>
          <table:table-cell table:formula="of:=[.F2139]*24*60" office:value-type="float" office:value="182">
            <text:p>182</text:p>
          </table:table-cell>
          <table:table-cell/>
          <table:table-cell table:formula="of:=SUM([.J$2:.J2139])/[.I2139]" office:value-type="float" office:value="175.476145930776">
            <text:p>175.47614593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min</text:p>
          </table:table-cell>
          <table:table-cell office:value-type="string">
            <text:p>bal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2139">
            <text:p>2139</text:p>
          </table:table-cell>
          <table:table-cell table:formula="of:=[.F2140]*24*60" office:value-type="float" office:value="183">
            <text:p>183</text:p>
          </table:table-cell>
          <table:table-cell/>
          <table:table-cell table:formula="of:=SUM([.J$2:.J2140])/[.I2140]" office:value-type="float" office:value="175.479663394109">
            <text:p>175.47966339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min</text:p>
          </table:table-cell>
          <table:table-cell office:value-type="string">
            <text:p>bal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140">
            <text:p>2140</text:p>
          </table:table-cell>
          <table:table-cell table:formula="of:=[.F2141]*24*60" office:value-type="float" office:value="182">
            <text:p>182</text:p>
          </table:table-cell>
          <table:table-cell/>
          <table:table-cell table:formula="of:=SUM([.J$2:.J2141])/[.I2141]" office:value-type="float" office:value="175.482710280374">
            <text:p>175.482710280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141">
            <text:p>2141</text:p>
          </table:table-cell>
          <table:table-cell table:formula="of:=[.F2142]*24*60" office:value-type="float" office:value="168">
            <text:p>168</text:p>
          </table:table-cell>
          <table:table-cell/>
          <table:table-cell table:formula="of:=SUM([.J$2:.J2142])/[.I2142]" office:value-type="float" office:value="175.479215319944">
            <text:p>175.47921531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2142">
            <text:p>2142</text:p>
          </table:table-cell>
          <table:table-cell table:formula="of:=[.F2143]*24*60" office:value-type="float" office:value="158">
            <text:p>158</text:p>
          </table:table-cell>
          <table:table-cell/>
          <table:table-cell table:formula="of:=SUM([.J$2:.J2143])/[.I2143]" office:value-type="float" office:value="175.471055088702">
            <text:p>175.47105508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3:54</text:p>
          </table:table-cell>
          <table:table-cell table:number-columns-repeated="2"/>
          <table:table-cell office:value-type="float" office:value="2143">
            <text:p>2143</text:p>
          </table:table-cell>
          <table:table-cell table:formula="of:=[.F2144]*24*60" office:value-type="float" office:value="234">
            <text:p>234</text:p>
          </table:table-cell>
          <table:table-cell/>
          <table:table-cell table:formula="of:=SUM([.J$2:.J2144])/[.I2144]" office:value-type="float" office:value="175.498366775548">
            <text:p>175.49836677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2144">
            <text:p>2144</text:p>
          </table:table-cell>
          <table:table-cell table:formula="of:=[.F2145]*24*60" office:value-type="float" office:value="179">
            <text:p>179</text:p>
          </table:table-cell>
          <table:table-cell/>
          <table:table-cell table:formula="of:=SUM([.J$2:.J2145])/[.I2145]" office:value-type="float" office:value="175.5">
            <text:p>175.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2145">
            <text:p>2145</text:p>
          </table:table-cell>
          <table:table-cell table:formula="of:=[.F2146]*24*60" office:value-type="float" office:value="191">
            <text:p>191</text:p>
          </table:table-cell>
          <table:table-cell/>
          <table:table-cell table:formula="of:=SUM([.J$2:.J2146])/[.I2146]" office:value-type="float" office:value="175.507226107226">
            <text:p>175.50722610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2146">
            <text:p>2146</text:p>
          </table:table-cell>
          <table:table-cell table:formula="of:=[.F2147]*24*60" office:value-type="float" office:value="148">
            <text:p>148</text:p>
          </table:table-cell>
          <table:table-cell/>
          <table:table-cell table:formula="of:=SUM([.J$2:.J2147])/[.I2147]" office:value-type="float" office:value="175.494408201305">
            <text:p>175.49440820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147">
            <text:p>2147</text:p>
          </table:table-cell>
          <table:table-cell table:formula="of:=[.F2148]*24*60" office:value-type="float" office:value="155">
            <text:p>155</text:p>
          </table:table-cell>
          <table:table-cell/>
          <table:table-cell table:formula="of:=SUM([.J$2:.J2148])/[.I2148]" office:value-type="float" office:value="175.484862598975">
            <text:p>175.4848625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2148">
            <text:p>2148</text:p>
          </table:table-cell>
          <table:table-cell table:formula="of:=[.F2149]*24*60" office:value-type="float" office:value="181">
            <text:p>181</text:p>
          </table:table-cell>
          <table:table-cell/>
          <table:table-cell table:formula="of:=SUM([.J$2:.J2149])/[.I2149]" office:value-type="float" office:value="175.487430167598">
            <text:p>175.48743016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2149">
            <text:p>2149</text:p>
          </table:table-cell>
          <table:table-cell table:formula="of:=[.F2150]*24*60" office:value-type="float" office:value="141">
            <text:p>141</text:p>
          </table:table-cell>
          <table:table-cell/>
          <table:table-cell table:formula="of:=SUM([.J$2:.J2150])/[.I2150]" office:value-type="float" office:value="175.471382038157">
            <text:p>175.471382038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string">
            <text:p>3:29</text:p>
          </table:table-cell>
          <table:table-cell table:number-columns-repeated="2"/>
          <table:table-cell office:value-type="float" office:value="2150">
            <text:p>2150</text:p>
          </table:table-cell>
          <table:table-cell table:formula="of:=[.F2151]*24*60" office:value-type="float" office:value="209">
            <text:p>209</text:p>
          </table:table-cell>
          <table:table-cell/>
          <table:table-cell table:formula="of:=SUM([.J$2:.J2151])/[.I2151]" office:value-type="float" office:value="175.486976744186">
            <text:p>175.48697674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2151">
            <text:p>2151</text:p>
          </table:table-cell>
          <table:table-cell table:formula="of:=[.F2152]*24*60" office:value-type="float" office:value="137">
            <text:p>137</text:p>
          </table:table-cell>
          <table:table-cell/>
          <table:table-cell table:formula="of:=SUM([.J$2:.J2152])/[.I2152]" office:value-type="float" office:value="175.469084146908">
            <text:p>175.46908414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cin</text:p>
          </table:table-cell>
          <table:table-cell office:value-type="string">
            <text:p>ari</text:p>
          </table:table-cell>
          <table:table-cell office:value-type="string">
            <text:p>3:23</text:p>
          </table:table-cell>
          <table:table-cell table:number-columns-repeated="2"/>
          <table:table-cell office:value-type="float" office:value="2152">
            <text:p>2152</text:p>
          </table:table-cell>
          <table:table-cell table:formula="of:=[.F2153]*24*60" office:value-type="float" office:value="203">
            <text:p>203</text:p>
          </table:table-cell>
          <table:table-cell/>
          <table:table-cell table:formula="of:=SUM([.J$2:.J2153])/[.I2153]" office:value-type="float" office:value="175.48187732342">
            <text:p>175.48187732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2:17</text:p>
          </table:table-cell>
          <table:table-cell office:value-type="string">
            <text:p>(3:11</text:p>
          </table:table-cell>
          <table:table-cell office:value-type="string">
            <text:p>delay)</text:p>
          </table:table-cell>
          <table:table-cell office:value-type="float" office:value="2153">
            <text:p>2153</text:p>
          </table:table-cell>
          <table:table-cell table:formula="of:=[.F2154]*24*60" office:value-type="float" office:value="137">
            <text:p>137</text:p>
          </table:table-cell>
          <table:table-cell/>
          <table:table-cell table:formula="of:=SUM([.J$2:.J2154])/[.I2154]" office:value-type="float" office:value="175.464003715745">
            <text:p>175.46400371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154">
            <text:p>2154</text:p>
          </table:table-cell>
          <table:table-cell table:formula="of:=[.F2155]*24*60" office:value-type="float" office:value="196">
            <text:p>196</text:p>
          </table:table-cell>
          <table:table-cell/>
          <table:table-cell table:formula="of:=SUM([.J$2:.J2155])/[.I2155]" office:value-type="float" office:value="175.473537604457">
            <text:p>175.47353760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string">
            <text:p>3:19</text:p>
          </table:table-cell>
          <table:table-cell table:number-columns-repeated="2"/>
          <table:table-cell office:value-type="float" office:value="2155">
            <text:p>2155</text:p>
          </table:table-cell>
          <table:table-cell table:formula="of:=[.F2156]*24*60" office:value-type="float" office:value="199">
            <text:p>199</text:p>
          </table:table-cell>
          <table:table-cell/>
          <table:table-cell table:formula="of:=SUM([.J$2:.J2156])/[.I2156]" office:value-type="float" office:value="175.484454756381">
            <text:p>175.484454756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mil</text:p>
          </table:table-cell>
          <table:table-cell office:value-type="string">
            <text:p>phi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2156">
            <text:p>2156</text:p>
          </table:table-cell>
          <table:table-cell table:formula="of:=[.F2157]*24*60" office:value-type="float" office:value="148">
            <text:p>148</text:p>
          </table:table-cell>
          <table:table-cell/>
          <table:table-cell table:formula="of:=SUM([.J$2:.J2157])/[.I2157]" office:value-type="float" office:value="175.471706864564">
            <text:p>175.47170686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min</text:p>
          </table:table-cell>
          <table:table-cell office:value-type="string">
            <text:p>ba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157">
            <text:p>2157</text:p>
          </table:table-cell>
          <table:table-cell table:formula="of:=[.F2158]*24*60" office:value-type="float" office:value="163">
            <text:p>163</text:p>
          </table:table-cell>
          <table:table-cell/>
          <table:table-cell table:formula="of:=SUM([.J$2:.J2158])/[.I2158]" office:value-type="float" office:value="175.465924895688">
            <text:p>175.465924895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2158">
            <text:p>2158</text:p>
          </table:table-cell>
          <table:table-cell table:formula="of:=[.F2159]*24*60" office:value-type="float" office:value="142">
            <text:p>142</text:p>
          </table:table-cell>
          <table:table-cell/>
          <table:table-cell table:formula="of:=SUM([.J$2:.J2159])/[.I2159]" office:value-type="float" office:value="175.450417052827">
            <text:p>175.45041705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string">
            <text:p>3:47</text:p>
          </table:table-cell>
          <table:table-cell table:number-columns-repeated="2"/>
          <table:table-cell office:value-type="float" office:value="2159">
            <text:p>2159</text:p>
          </table:table-cell>
          <table:table-cell table:formula="of:=[.F2160]*24*60" office:value-type="float" office:value="227">
            <text:p>227</text:p>
          </table:table-cell>
          <table:table-cell/>
          <table:table-cell table:formula="of:=SUM([.J$2:.J2160])/[.I2160]" office:value-type="float" office:value="175.47429365447">
            <text:p>175.47429365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160">
            <text:p>2160</text:p>
          </table:table-cell>
          <table:table-cell table:formula="of:=[.F2161]*24*60" office:value-type="float" office:value="166">
            <text:p>166</text:p>
          </table:table-cell>
          <table:table-cell/>
          <table:table-cell table:formula="of:=SUM([.J$2:.J2161])/[.I2161]" office:value-type="float" office:value="175.469907407407">
            <text:p>175.46990740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2161">
            <text:p>2161</text:p>
          </table:table-cell>
          <table:table-cell table:formula="of:=[.F2162]*24*60" office:value-type="float" office:value="195">
            <text:p>195</text:p>
          </table:table-cell>
          <table:table-cell/>
          <table:table-cell table:formula="of:=SUM([.J$2:.J2162])/[.I2162]" office:value-type="float" office:value="175.478944932901">
            <text:p>175.47894493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2162">
            <text:p>2162</text:p>
          </table:table-cell>
          <table:table-cell table:formula="of:=[.F2163]*24*60" office:value-type="float" office:value="205">
            <text:p>205</text:p>
          </table:table-cell>
          <table:table-cell/>
          <table:table-cell table:formula="of:=SUM([.J$2:.J2163])/[.I2163]" office:value-type="float" office:value="175.492599444958">
            <text:p>175.4925994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2163">
            <text:p>2163</text:p>
          </table:table-cell>
          <table:table-cell table:formula="of:=[.F2164]*24*60" office:value-type="float" office:value="153">
            <text:p>153</text:p>
          </table:table-cell>
          <table:table-cell/>
          <table:table-cell table:formula="of:=SUM([.J$2:.J2164])/[.I2164]" office:value-type="float" office:value="175.482200647249">
            <text:p>175.482200647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2164">
            <text:p>2164</text:p>
          </table:table-cell>
          <table:table-cell table:formula="of:=[.F2165]*24*60" office:value-type="float" office:value="178">
            <text:p>178</text:p>
          </table:table-cell>
          <table:table-cell/>
          <table:table-cell table:formula="of:=SUM([.J$2:.J2165])/[.I2165]" office:value-type="float" office:value="175.483364140481">
            <text:p>175.48336414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165">
            <text:p>2165</text:p>
          </table:table-cell>
          <table:table-cell table:formula="of:=[.F2166]*24*60" office:value-type="float" office:value="200">
            <text:p>200</text:p>
          </table:table-cell>
          <table:table-cell/>
          <table:table-cell table:formula="of:=SUM([.J$2:.J2166])/[.I2166]" office:value-type="float" office:value="175.494688221709">
            <text:p>175.49468822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cha</text:p>
          </table:table-cell>
          <table:table-cell office:value-type="string">
            <text:p>nya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166">
            <text:p>2166</text:p>
          </table:table-cell>
          <table:table-cell table:formula="of:=[.F2167]*24*60" office:value-type="float" office:value="159">
            <text:p>159</text:p>
          </table:table-cell>
          <table:table-cell/>
          <table:table-cell table:formula="of:=SUM([.J$2:.J2167])/[.I2167]" office:value-type="float" office:value="175.487072945522">
            <text:p>175.48707294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167">
            <text:p>2167</text:p>
          </table:table-cell>
          <table:table-cell table:formula="of:=[.F2168]*24*60" office:value-type="float" office:value="169">
            <text:p>169</text:p>
          </table:table-cell>
          <table:table-cell/>
          <table:table-cell table:formula="of:=SUM([.J$2:.J2168])/[.I2168]" office:value-type="float" office:value="175.484079372404">
            <text:p>175.48407937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2168">
            <text:p>2168</text:p>
          </table:table-cell>
          <table:table-cell table:formula="of:=[.F2169]*24*60" office:value-type="float" office:value="207">
            <text:p>207</text:p>
          </table:table-cell>
          <table:table-cell/>
          <table:table-cell table:formula="of:=SUM([.J$2:.J2169])/[.I2169]" office:value-type="float" office:value="175.498616236162">
            <text:p>175.498616236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lan</text:p>
          </table:table-cell>
          <table:table-cell office:value-type="string">
            <text:p>pit</text:p>
          </table:table-cell>
          <table:table-cell office:value-type="string">
            <text:p>2:53</text:p>
          </table:table-cell>
          <table:table-cell table:number-columns-repeated="2"/>
          <table:table-cell office:value-type="float" office:value="2169">
            <text:p>2169</text:p>
          </table:table-cell>
          <table:table-cell table:formula="of:=[.F2170]*24*60" office:value-type="float" office:value="173">
            <text:p>173</text:p>
          </table:table-cell>
          <table:table-cell/>
          <table:table-cell table:formula="of:=SUM([.J$2:.J2170])/[.I2170]" office:value-type="float" office:value="175.497464269249">
            <text:p>175.4974642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170">
            <text:p>2170</text:p>
          </table:table-cell>
          <table:table-cell table:formula="of:=[.F2171]*24*60" office:value-type="float" office:value="168">
            <text:p>168</text:p>
          </table:table-cell>
          <table:table-cell/>
          <table:table-cell table:formula="of:=SUM([.J$2:.J2171])/[.I2171]" office:value-type="float" office:value="175.49400921659">
            <text:p>175.49400921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2171">
            <text:p>2171</text:p>
          </table:table-cell>
          <table:table-cell table:formula="of:=[.F2172]*24*60" office:value-type="float" office:value="162">
            <text:p>162</text:p>
          </table:table-cell>
          <table:table-cell/>
          <table:table-cell table:formula="of:=SUM([.J$2:.J2172])/[.I2172]" office:value-type="float" office:value="175.487793643482">
            <text:p>175.48779364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sea</text:p>
          </table:table-cell>
          <table:table-cell office:value-type="string">
            <text:p>kca</text:p>
          </table:table-cell>
          <table:table-cell office:value-type="string">
            <text:p>2:15</text:p>
          </table:table-cell>
          <table:table-cell table:number-columns-repeated="2"/>
          <table:table-cell office:value-type="float" office:value="2172">
            <text:p>2172</text:p>
          </table:table-cell>
          <table:table-cell table:formula="of:=[.F2173]*24*60" office:value-type="float" office:value="135">
            <text:p>135</text:p>
          </table:table-cell>
          <table:table-cell/>
          <table:table-cell table:formula="of:=SUM([.J$2:.J2173])/[.I2173]" office:value-type="float" office:value="175.469152854512">
            <text:p>175.46915285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2173">
            <text:p>2173</text:p>
          </table:table-cell>
          <table:table-cell table:formula="of:=[.F2174]*24*60" office:value-type="float" office:value="139">
            <text:p>139</text:p>
          </table:table-cell>
          <table:table-cell/>
          <table:table-cell table:formula="of:=SUM([.J$2:.J2174])/[.I2174]" office:value-type="float" office:value="175.452369995398">
            <text:p>175.45236999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23</text:p>
          </table:table-cell>
          <table:table-cell table:number-columns-repeated="2"/>
          <table:table-cell office:value-type="float" office:value="2174">
            <text:p>2174</text:p>
          </table:table-cell>
          <table:table-cell table:formula="of:=[.F2175]*24*60" office:value-type="float" office:value="143">
            <text:p>143</text:p>
          </table:table-cell>
          <table:table-cell/>
          <table:table-cell table:formula="of:=SUM([.J$2:.J2175])/[.I2175]" office:value-type="float" office:value="175.4374425023">
            <text:p>175.43744250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175">
            <text:p>2175</text:p>
          </table:table-cell>
          <table:table-cell table:formula="of:=[.F2176]*24*60" office:value-type="float" office:value="155">
            <text:p>155</text:p>
          </table:table-cell>
          <table:table-cell/>
          <table:table-cell table:formula="of:=SUM([.J$2:.J2176])/[.I2176]" office:value-type="float" office:value="175.428045977012">
            <text:p>175.4280459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2176">
            <text:p>2176</text:p>
          </table:table-cell>
          <table:table-cell table:formula="of:=[.F2177]*24*60" office:value-type="float" office:value="171">
            <text:p>171</text:p>
          </table:table-cell>
          <table:table-cell/>
          <table:table-cell table:formula="of:=SUM([.J$2:.J2177])/[.I2177]" office:value-type="float" office:value="175.426011029412">
            <text:p>175.42601102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cha</text:p>
          </table:table-cell>
          <table:table-cell office:value-type="string">
            <text:p>nya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177">
            <text:p>2177</text:p>
          </table:table-cell>
          <table:table-cell table:formula="of:=[.F2178]*24*60" office:value-type="float" office:value="182">
            <text:p>182</text:p>
          </table:table-cell>
          <table:table-cell/>
          <table:table-cell table:formula="of:=SUM([.J$2:.J2178])/[.I2178]" office:value-type="float" office:value="175.429030776298">
            <text:p>175.42903077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string">
            <text:p>2:35</text:p>
          </table:table-cell>
          <table:table-cell table:number-columns-repeated="2"/>
          <table:table-cell office:value-type="float" office:value="2178">
            <text:p>2178</text:p>
          </table:table-cell>
          <table:table-cell table:formula="of:=[.F2179]*24*60" office:value-type="float" office:value="155">
            <text:p>155</text:p>
          </table:table-cell>
          <table:table-cell/>
          <table:table-cell table:formula="of:=SUM([.J$2:.J2179])/[.I2179]" office:value-type="float" office:value="175.419651056015">
            <text:p>175.4196510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hou</text:p>
          </table:table-cell>
          <table:table-cell office:value-type="string">
            <text:p>flo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2179">
            <text:p>2179</text:p>
          </table:table-cell>
          <table:table-cell table:formula="of:=[.F2180]*24*60" office:value-type="float" office:value="144">
            <text:p>144</text:p>
          </table:table-cell>
          <table:table-cell/>
          <table:table-cell table:formula="of:=SUM([.J$2:.J2180])/[.I2180]" office:value-type="float" office:value="175.405231757687">
            <text:p>175.40523175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lan</text:p>
          </table:table-cell>
          <table:table-cell office:value-type="string">
            <text:p>pit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2180">
            <text:p>2180</text:p>
          </table:table-cell>
          <table:table-cell table:formula="of:=[.F2181]*24*60" office:value-type="float" office:value="150">
            <text:p>150</text:p>
          </table:table-cell>
          <table:table-cell/>
          <table:table-cell table:formula="of:=SUM([.J$2:.J2181])/[.I2181]" office:value-type="float" office:value="175.393577981651">
            <text:p>175.39357798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181">
            <text:p>2181</text:p>
          </table:table-cell>
          <table:table-cell table:formula="of:=[.F2182]*24*60" office:value-type="float" office:value="182">
            <text:p>182</text:p>
          </table:table-cell>
          <table:table-cell/>
          <table:table-cell table:formula="of:=SUM([.J$2:.J2182])/[.I2182]" office:value-type="float" office:value="175.396607060981">
            <text:p>175.3966070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4:25</text:p>
          </table:table-cell>
          <table:table-cell table:number-columns-repeated="2"/>
          <table:table-cell office:value-type="float" office:value="2182">
            <text:p>2182</text:p>
          </table:table-cell>
          <table:table-cell table:formula="of:=[.F2183]*24*60" office:value-type="float" office:value="265">
            <text:p>265</text:p>
          </table:table-cell>
          <table:table-cell/>
          <table:table-cell table:formula="of:=SUM([.J$2:.J2183])/[.I2183]" office:value-type="float" office:value="175.437671860678">
            <text:p>175.43767186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2183">
            <text:p>2183</text:p>
          </table:table-cell>
          <table:table-cell table:formula="of:=[.F2184]*24*60" office:value-type="float" office:value="158">
            <text:p>158</text:p>
          </table:table-cell>
          <table:table-cell/>
          <table:table-cell table:formula="of:=SUM([.J$2:.J2184])/[.I2184]" office:value-type="float" office:value="175.429683921209">
            <text:p>175.42968392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3:41</text:p>
          </table:table-cell>
          <table:table-cell table:number-columns-repeated="2"/>
          <table:table-cell office:value-type="float" office:value="2184">
            <text:p>2184</text:p>
          </table:table-cell>
          <table:table-cell table:formula="of:=[.F2185]*24*60" office:value-type="float" office:value="221">
            <text:p>221</text:p>
          </table:table-cell>
          <table:table-cell/>
          <table:table-cell table:formula="of:=SUM([.J$2:.J2185])/[.I2185]" office:value-type="float" office:value="175.450549450549">
            <text:p>175.45054945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2185">
            <text:p>2185</text:p>
          </table:table-cell>
          <table:table-cell table:formula="of:=[.F2186]*24*60" office:value-type="float" office:value="158">
            <text:p>158</text:p>
          </table:table-cell>
          <table:table-cell/>
          <table:table-cell table:formula="of:=SUM([.J$2:.J2186])/[.I2186]" office:value-type="float" office:value="175.442562929062">
            <text:p>175.44256292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sea</text:p>
          </table:table-cell>
          <table:table-cell office:value-type="string">
            <text:p>kca</text:p>
          </table:table-cell>
          <table:table-cell office:value-type="string">
            <text:p>2:31</text:p>
          </table:table-cell>
          <table:table-cell table:number-columns-repeated="2"/>
          <table:table-cell office:value-type="float" office:value="2186">
            <text:p>2186</text:p>
          </table:table-cell>
          <table:table-cell table:formula="of:=[.F2187]*24*60" office:value-type="float" office:value="151">
            <text:p>151</text:p>
          </table:table-cell>
          <table:table-cell/>
          <table:table-cell table:formula="of:=SUM([.J$2:.J2187])/[.I2187]" office:value-type="float" office:value="175.431381518756">
            <text:p>175.43138151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06</text:p>
          </table:table-cell>
          <table:table-cell table:number-columns-repeated="2"/>
          <table:table-cell office:value-type="float" office:value="2187">
            <text:p>2187</text:p>
          </table:table-cell>
          <table:table-cell table:formula="of:=[.F2188]*24*60" office:value-type="float" office:value="126">
            <text:p>126</text:p>
          </table:table-cell>
          <table:table-cell/>
          <table:table-cell table:formula="of:=SUM([.J$2:.J2188])/[.I2188]" office:value-type="float" office:value="175.40877914952">
            <text:p>175.408779149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2188">
            <text:p>2188</text:p>
          </table:table-cell>
          <table:table-cell table:formula="of:=[.F2189]*24*60" office:value-type="float" office:value="152">
            <text:p>152</text:p>
          </table:table-cell>
          <table:table-cell/>
          <table:table-cell table:formula="of:=SUM([.J$2:.J2189])/[.I2189]" office:value-type="float" office:value="175.398080438757">
            <text:p>175.39808043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2189">
            <text:p>2189</text:p>
          </table:table-cell>
          <table:table-cell table:formula="of:=[.F2190]*24*60" office:value-type="float" office:value="148">
            <text:p>148</text:p>
          </table:table-cell>
          <table:table-cell/>
          <table:table-cell table:formula="of:=SUM([.J$2:.J2190])/[.I2190]" office:value-type="float" office:value="175.385564184559">
            <text:p>175.38556418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2190">
            <text:p>2190</text:p>
          </table:table-cell>
          <table:table-cell table:formula="of:=[.F2191]*24*60" office:value-type="float" office:value="161">
            <text:p>161</text:p>
          </table:table-cell>
          <table:table-cell/>
          <table:table-cell table:formula="of:=SUM([.J$2:.J2191])/[.I2191]" office:value-type="float" office:value="175.37899543379">
            <text:p>175.378995433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191">
            <text:p>2191</text:p>
          </table:table-cell>
          <table:table-cell table:formula="of:=[.F2192]*24*60" office:value-type="float" office:value="196">
            <text:p>196</text:p>
          </table:table-cell>
          <table:table-cell/>
          <table:table-cell table:formula="of:=SUM([.J$2:.J2192])/[.I2192]" office:value-type="float" office:value="175.388407120037">
            <text:p>175.3884071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cha</text:p>
          </table:table-cell>
          <table:table-cell office:value-type="string">
            <text:p>ny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192">
            <text:p>2192</text:p>
          </table:table-cell>
          <table:table-cell table:formula="of:=[.F2193]*24*60" office:value-type="float" office:value="160">
            <text:p>160</text:p>
          </table:table-cell>
          <table:table-cell/>
          <table:table-cell table:formula="of:=SUM([.J$2:.J2193])/[.I2193]" office:value-type="float" office:value="175.381386861314">
            <text:p>175.38138686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2193">
            <text:p>2193</text:p>
          </table:table-cell>
          <table:table-cell table:formula="of:=[.F2194]*24*60" office:value-type="float" office:value="204">
            <text:p>204</text:p>
          </table:table-cell>
          <table:table-cell/>
          <table:table-cell table:formula="of:=SUM([.J$2:.J2194])/[.I2194]" office:value-type="float" office:value="175.394436844505">
            <text:p>175.39443684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hou</text:p>
          </table:table-cell>
          <table:table-cell office:value-type="string">
            <text:p>flo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2194">
            <text:p>2194</text:p>
          </table:table-cell>
          <table:table-cell table:formula="of:=[.F2195]*24*60" office:value-type="float" office:value="190">
            <text:p>190</text:p>
          </table:table-cell>
          <table:table-cell/>
          <table:table-cell table:formula="of:=SUM([.J$2:.J2195])/[.I2195]" office:value-type="float" office:value="175.401093892434">
            <text:p>175.40109389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lan</text:p>
          </table:table-cell>
          <table:table-cell office:value-type="string">
            <text:p>pit</text:p>
          </table:table-cell>
          <table:table-cell office:value-type="string">
            <text:p>3:22</text:p>
          </table:table-cell>
          <table:table-cell table:number-columns-repeated="2"/>
          <table:table-cell office:value-type="float" office:value="2195">
            <text:p>2195</text:p>
          </table:table-cell>
          <table:table-cell table:formula="of:=[.F2196]*24*60" office:value-type="float" office:value="202">
            <text:p>202</text:p>
          </table:table-cell>
          <table:table-cell/>
          <table:table-cell table:formula="of:=SUM([.J$2:.J2196])/[.I2196]" office:value-type="float" office:value="175.413211845103">
            <text:p>175.41321184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2196">
            <text:p>2196</text:p>
          </table:table-cell>
          <table:table-cell table:formula="of:=[.F2197]*24*60" office:value-type="float" office:value="180">
            <text:p>180</text:p>
          </table:table-cell>
          <table:table-cell/>
          <table:table-cell table:formula="of:=SUM([.J$2:.J2197])/[.I2197]" office:value-type="float" office:value="175.415300546448">
            <text:p>175.41530054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string">
            <text:p>3:51</text:p>
          </table:table-cell>
          <table:table-cell table:number-columns-repeated="2"/>
          <table:table-cell office:value-type="float" office:value="2197">
            <text:p>2197</text:p>
          </table:table-cell>
          <table:table-cell table:formula="of:=[.F2198]*24*60" office:value-type="float" office:value="231">
            <text:p>231</text:p>
          </table:table-cell>
          <table:table-cell/>
          <table:table-cell table:formula="of:=SUM([.J$2:.J2198])/[.I2198]" office:value-type="float" office:value="175.440600819299">
            <text:p>175.44060081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3:13</text:p>
          </table:table-cell>
          <table:table-cell table:number-columns-repeated="2"/>
          <table:table-cell office:value-type="float" office:value="2198">
            <text:p>2198</text:p>
          </table:table-cell>
          <table:table-cell table:formula="of:=[.F2199]*24*60" office:value-type="float" office:value="193">
            <text:p>193</text:p>
          </table:table-cell>
          <table:table-cell/>
          <table:table-cell table:formula="of:=SUM([.J$2:.J2199])/[.I2199]" office:value-type="float" office:value="175.448589626934">
            <text:p>175.44858962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199">
            <text:p>2199</text:p>
          </table:table-cell>
          <table:table-cell table:formula="of:=[.F2200]*24*60" office:value-type="float" office:value="169">
            <text:p>169</text:p>
          </table:table-cell>
          <table:table-cell/>
          <table:table-cell table:formula="of:=SUM([.J$2:.J2200])/[.I2200]" office:value-type="float" office:value="175.445657116871">
            <text:p>175.44565711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200">
            <text:p>2200</text:p>
          </table:table-cell>
          <table:table-cell table:formula="of:=[.F2201]*24*60" office:value-type="float" office:value="156">
            <text:p>156</text:p>
          </table:table-cell>
          <table:table-cell/>
          <table:table-cell table:formula="of:=SUM([.J$2:.J2201])/[.I2201]" office:value-type="float" office:value="175.436818181818">
            <text:p>175.43681818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sea</text:p>
          </table:table-cell>
          <table:table-cell office:value-type="string">
            <text:p>kca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201">
            <text:p>2201</text:p>
          </table:table-cell>
          <table:table-cell table:formula="of:=[.F2202]*24*60" office:value-type="float" office:value="159">
            <text:p>159</text:p>
          </table:table-cell>
          <table:table-cell/>
          <table:table-cell table:formula="of:=SUM([.J$2:.J2202])/[.I2202]" office:value-type="float" office:value="175.42935029532">
            <text:p>175.42935029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2202">
            <text:p>2202</text:p>
          </table:table-cell>
          <table:table-cell table:formula="of:=[.F2203]*24*60" office:value-type="float" office:value="167">
            <text:p>167</text:p>
          </table:table-cell>
          <table:table-cell/>
          <table:table-cell table:formula="of:=SUM([.J$2:.J2203])/[.I2203]" office:value-type="float" office:value="175.425522252498">
            <text:p>175.42552225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2:16</text:p>
          </table:table-cell>
          <table:table-cell table:number-columns-repeated="2"/>
          <table:table-cell office:value-type="float" office:value="2203">
            <text:p>2203</text:p>
          </table:table-cell>
          <table:table-cell table:formula="of:=[.F2204]*24*60" office:value-type="float" office:value="136">
            <text:p>136</text:p>
          </table:table-cell>
          <table:table-cell/>
          <table:table-cell table:formula="of:=SUM([.J$2:.J2204])/[.I2204]" office:value-type="float" office:value="175.407625964594">
            <text:p>175.40762596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2204">
            <text:p>2204</text:p>
          </table:table-cell>
          <table:table-cell table:formula="of:=[.F2205]*24*60" office:value-type="float" office:value="176">
            <text:p>176</text:p>
          </table:table-cell>
          <table:table-cell/>
          <table:table-cell table:formula="of:=SUM([.J$2:.J2205])/[.I2205]" office:value-type="float" office:value="175.407894736842">
            <text:p>175.40789473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205">
            <text:p>2205</text:p>
          </table:table-cell>
          <table:table-cell table:formula="of:=[.F2206]*24*60" office:value-type="float" office:value="156">
            <text:p>156</text:p>
          </table:table-cell>
          <table:table-cell/>
          <table:table-cell table:formula="of:=SUM([.J$2:.J2206])/[.I2206]" office:value-type="float" office:value="175.399092970522">
            <text:p>175.39909297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cha</text:p>
          </table:table-cell>
          <table:table-cell office:value-type="string">
            <text:p>nya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206">
            <text:p>2206</text:p>
          </table:table-cell>
          <table:table-cell table:formula="of:=[.F2207]*24*60" office:value-type="float" office:value="188">
            <text:p>188</text:p>
          </table:table-cell>
          <table:table-cell/>
          <table:table-cell table:formula="of:=SUM([.J$2:.J2207])/[.I2207]" office:value-type="float" office:value="175.404805077063">
            <text:p>175.40480507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hou</text:p>
          </table:table-cell>
          <table:table-cell office:value-type="string">
            <text:p>flo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2207">
            <text:p>2207</text:p>
          </table:table-cell>
          <table:table-cell table:formula="of:=[.F2208]*24*60" office:value-type="float" office:value="183">
            <text:p>183</text:p>
          </table:table-cell>
          <table:table-cell/>
          <table:table-cell table:formula="of:=SUM([.J$2:.J2208])/[.I2208]" office:value-type="float" office:value="175.408246488446">
            <text:p>175.40824648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lan</text:p>
          </table:table-cell>
          <table:table-cell office:value-type="string">
            <text:p>pit</text:p>
          </table:table-cell>
          <table:table-cell office:value-type="string">
            <text:p>3:54</text:p>
          </table:table-cell>
          <table:table-cell table:number-columns-repeated="2"/>
          <table:table-cell office:value-type="float" office:value="2208">
            <text:p>2208</text:p>
          </table:table-cell>
          <table:table-cell table:formula="of:=[.F2209]*24*60" office:value-type="float" office:value="234">
            <text:p>234</text:p>
          </table:table-cell>
          <table:table-cell/>
          <table:table-cell table:formula="of:=SUM([.J$2:.J2209])/[.I2209]" office:value-type="float" office:value="175.434782608696">
            <text:p>175.434782608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string">
            <text:p>3:47</text:p>
          </table:table-cell>
          <table:table-cell table:number-columns-repeated="2"/>
          <table:table-cell office:value-type="float" office:value="2209">
            <text:p>2209</text:p>
          </table:table-cell>
          <table:table-cell table:formula="of:=[.F2210]*24*60" office:value-type="float" office:value="227">
            <text:p>227</text:p>
          </table:table-cell>
          <table:table-cell/>
          <table:table-cell table:formula="of:=SUM([.J$2:.J2210])/[.I2210]" office:value-type="float" office:value="175.4581258488">
            <text:p>175.458125848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min</text:p>
          </table:table-cell>
          <table:table-cell office:value-type="string">
            <text:p>tba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210">
            <text:p>2210</text:p>
          </table:table-cell>
          <table:table-cell table:formula="of:=[.F2211]*24*60" office:value-type="float" office:value="200">
            <text:p>200</text:p>
          </table:table-cell>
          <table:table-cell/>
          <table:table-cell table:formula="of:=SUM([.J$2:.J2211])/[.I2211]" office:value-type="float" office:value="175.469230769231">
            <text:p>175.46923076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2211">
            <text:p>2211</text:p>
          </table:table-cell>
          <table:table-cell table:formula="of:=[.F2212]*24*60" office:value-type="float" office:value="165">
            <text:p>165</text:p>
          </table:table-cell>
          <table:table-cell/>
          <table:table-cell table:formula="of:=SUM([.J$2:.J2212])/[.I2212]" office:value-type="float" office:value="175.464495703302">
            <text:p>175.46449570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2212">
            <text:p>2212</text:p>
          </table:table-cell>
          <table:table-cell table:formula="of:=[.F2213]*24*60" office:value-type="float" office:value="162">
            <text:p>162</text:p>
          </table:table-cell>
          <table:table-cell/>
          <table:table-cell table:formula="of:=SUM([.J$2:.J2213])/[.I2213]" office:value-type="float" office:value="175.458408679928">
            <text:p>175.458408679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sea</text:p>
          </table:table-cell>
          <table:table-cell office:value-type="string">
            <text:p>kca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213">
            <text:p>2213</text:p>
          </table:table-cell>
          <table:table-cell table:formula="of:=[.F2214]*24*60" office:value-type="float" office:value="156">
            <text:p>156</text:p>
          </table:table-cell>
          <table:table-cell/>
          <table:table-cell table:formula="of:=SUM([.J$2:.J2214])/[.I2214]" office:value-type="float" office:value="175.44961590601">
            <text:p>175.4496159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2214">
            <text:p>2214</text:p>
          </table:table-cell>
          <table:table-cell table:formula="of:=[.F2215]*24*60" office:value-type="float" office:value="139">
            <text:p>139</text:p>
          </table:table-cell>
          <table:table-cell/>
          <table:table-cell table:formula="of:=SUM([.J$2:.J2215])/[.I2215]" office:value-type="float" office:value="175.43315266486">
            <text:p>175.43315266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string">
            <text:p>3:01</text:p>
          </table:table-cell>
          <table:table-cell table:number-columns-repeated="2"/>
          <table:table-cell office:value-type="float" office:value="2215">
            <text:p>2215</text:p>
          </table:table-cell>
          <table:table-cell table:formula="of:=[.F2216]*24*60" office:value-type="float" office:value="181">
            <text:p>181</text:p>
          </table:table-cell>
          <table:table-cell/>
          <table:table-cell table:formula="of:=SUM([.J$2:.J2216])/[.I2216]" office:value-type="float" office:value="175.435665914221">
            <text:p>175.43566591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3:43</text:p>
          </table:table-cell>
          <table:table-cell table:number-columns-repeated="2"/>
          <table:table-cell office:value-type="float" office:value="2216">
            <text:p>2216</text:p>
          </table:table-cell>
          <table:table-cell table:formula="of:=[.F2217]*24*60" office:value-type="float" office:value="223">
            <text:p>223</text:p>
          </table:table-cell>
          <table:table-cell/>
          <table:table-cell table:formula="of:=SUM([.J$2:.J2217])/[.I2217]" office:value-type="float" office:value="175.457129963899">
            <text:p>175.45712996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217">
            <text:p>2217</text:p>
          </table:table-cell>
          <table:table-cell table:formula="of:=[.F2218]*24*60" office:value-type="float" office:value="163">
            <text:p>163</text:p>
          </table:table-cell>
          <table:table-cell/>
          <table:table-cell table:formula="of:=SUM([.J$2:.J2218])/[.I2218]" office:value-type="float" office:value="175.45151105097">
            <text:p>175.4515110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218">
            <text:p>2218</text:p>
          </table:table-cell>
          <table:table-cell table:formula="of:=[.F2219]*24*60" office:value-type="float" office:value="185">
            <text:p>185</text:p>
          </table:table-cell>
          <table:table-cell/>
          <table:table-cell table:formula="of:=SUM([.J$2:.J2219])/[.I2219]" office:value-type="float" office:value="175.455816050496">
            <text:p>175.45581605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219">
            <text:p>2219</text:p>
          </table:table-cell>
          <table:table-cell table:formula="of:=[.F2220]*24*60" office:value-type="float" office:value="196">
            <text:p>196</text:p>
          </table:table-cell>
          <table:table-cell/>
          <table:table-cell table:formula="of:=SUM([.J$2:.J2220])/[.I2220]" office:value-type="float" office:value="175.465074357819">
            <text:p>175.465074357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220">
            <text:p>2220</text:p>
          </table:table-cell>
          <table:table-cell table:formula="of:=[.F2221]*24*60" office:value-type="float" office:value="160">
            <text:p>160</text:p>
          </table:table-cell>
          <table:table-cell/>
          <table:table-cell table:formula="of:=SUM([.J$2:.J2221])/[.I2221]" office:value-type="float" office:value="175.458108108108">
            <text:p>175.45810810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2:52</text:p>
          </table:table-cell>
          <table:table-cell table:number-columns-repeated="2"/>
          <table:table-cell office:value-type="float" office:value="2221">
            <text:p>2221</text:p>
          </table:table-cell>
          <table:table-cell table:formula="of:=[.F2222]*24*60" office:value-type="float" office:value="172">
            <text:p>172</text:p>
          </table:table-cell>
          <table:table-cell/>
          <table:table-cell table:formula="of:=SUM([.J$2:.J2222])/[.I2222]" office:value-type="float" office:value="175.456551103107">
            <text:p>175.456551103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2222">
            <text:p>2222</text:p>
          </table:table-cell>
          <table:table-cell table:formula="of:=[.F2223]*24*60" office:value-type="float" office:value="179">
            <text:p>179</text:p>
          </table:table-cell>
          <table:table-cell/>
          <table:table-cell table:formula="of:=SUM([.J$2:.J2223])/[.I2223]" office:value-type="float" office:value="175.458145814581">
            <text:p>175.458145814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223">
            <text:p>2223</text:p>
          </table:table-cell>
          <table:table-cell table:formula="of:=[.F2224]*24*60" office:value-type="float" office:value="170">
            <text:p>170</text:p>
          </table:table-cell>
          <table:table-cell/>
          <table:table-cell table:formula="of:=SUM([.J$2:.J2224])/[.I2224]" office:value-type="float" office:value="175.455690508322">
            <text:p>175.45569050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min</text:p>
          </table:table-cell>
          <table:table-cell office:value-type="string">
            <text:p>tb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2224">
            <text:p>2224</text:p>
          </table:table-cell>
          <table:table-cell table:formula="of:=[.F2225]*24*60" office:value-type="float" office:value="178">
            <text:p>178</text:p>
          </table:table-cell>
          <table:table-cell/>
          <table:table-cell table:formula="of:=SUM([.J$2:.J2225])/[.I2225]" office:value-type="float" office:value="175.456834532374">
            <text:p>175.45683453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3:25</text:p>
          </table:table-cell>
          <table:table-cell table:number-columns-repeated="2"/>
          <table:table-cell office:value-type="float" office:value="2225">
            <text:p>2225</text:p>
          </table:table-cell>
          <table:table-cell table:formula="of:=[.F2226]*24*60" office:value-type="float" office:value="205">
            <text:p>205</text:p>
          </table:table-cell>
          <table:table-cell/>
          <table:table-cell table:formula="of:=SUM([.J$2:.J2226])/[.I2226]" office:value-type="float" office:value="175.470112359551">
            <text:p>175.47011235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2226">
            <text:p>2226</text:p>
          </table:table-cell>
          <table:table-cell table:formula="of:=[.F2227]*24*60" office:value-type="float" office:value="183">
            <text:p>183</text:p>
          </table:table-cell>
          <table:table-cell/>
          <table:table-cell table:formula="of:=SUM([.J$2:.J2227])/[.I2227]" office:value-type="float" office:value="175.473495058401">
            <text:p>175.47349505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sdn</text:p>
          </table:table-cell>
          <table:table-cell office:value-type="string">
            <text:p>was</text:p>
          </table:table-cell>
          <table:table-cell office:value-type="string">
            <text:p>5:00</text:p>
          </table:table-cell>
          <table:table-cell table:number-columns-repeated="2"/>
          <table:table-cell office:value-type="float" office:value="2227">
            <text:p>2227</text:p>
          </table:table-cell>
          <table:table-cell table:formula="of:=[.F2228]*24*60" office:value-type="float" office:value="300">
            <text:p>300</text:p>
          </table:table-cell>
          <table:table-cell/>
          <table:table-cell table:formula="of:=SUM([.J$2:.J2228])/[.I2228]" office:value-type="float" office:value="175.529411764706">
            <text:p>175.529411764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2:05</text:p>
          </table:table-cell>
          <table:table-cell table:number-columns-repeated="2"/>
          <table:table-cell office:value-type="float" office:value="2228">
            <text:p>2228</text:p>
          </table:table-cell>
          <table:table-cell table:formula="of:=[.F2229]*24*60" office:value-type="float" office:value="125">
            <text:p>125</text:p>
          </table:table-cell>
          <table:table-cell/>
          <table:table-cell table:formula="of:=SUM([.J$2:.J2229])/[.I2229]" office:value-type="float" office:value="175.506732495512">
            <text:p>175.506732495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229">
            <text:p>2229</text:p>
          </table:table-cell>
          <table:table-cell table:formula="of:=[.F2230]*24*60" office:value-type="float" office:value="157">
            <text:p>157</text:p>
          </table:table-cell>
          <table:table-cell/>
          <table:table-cell table:formula="of:=SUM([.J$2:.J2230])/[.I2230]" office:value-type="float" office:value="175.498429789143">
            <text:p>175.498429789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string">
            <text:p>3:12</text:p>
          </table:table-cell>
          <table:table-cell table:number-columns-repeated="2"/>
          <table:table-cell office:value-type="float" office:value="2230">
            <text:p>2230</text:p>
          </table:table-cell>
          <table:table-cell table:formula="of:=[.F2231]*24*60" office:value-type="float" office:value="192">
            <text:p>192</text:p>
          </table:table-cell>
          <table:table-cell/>
          <table:table-cell table:formula="of:=SUM([.J$2:.J2231])/[.I2231]" office:value-type="float" office:value="175.505829596413">
            <text:p>175.505829596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2231">
            <text:p>2231</text:p>
          </table:table-cell>
          <table:table-cell table:formula="of:=[.F2232]*24*60" office:value-type="float" office:value="195">
            <text:p>195</text:p>
          </table:table-cell>
          <table:table-cell/>
          <table:table-cell table:formula="of:=SUM([.J$2:.J2232])/[.I2232]" office:value-type="float" office:value="175.514567458539">
            <text:p>175.51456745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232">
            <text:p>2232</text:p>
          </table:table-cell>
          <table:table-cell table:formula="of:=[.F2233]*24*60" office:value-type="float" office:value="185">
            <text:p>185</text:p>
          </table:table-cell>
          <table:table-cell/>
          <table:table-cell table:formula="of:=SUM([.J$2:.J2233])/[.I2233]" office:value-type="float" office:value="175.518817204301">
            <text:p>175.51881720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2233">
            <text:p>2233</text:p>
          </table:table-cell>
          <table:table-cell table:formula="of:=[.F2234]*24*60" office:value-type="float" office:value="161">
            <text:p>161</text:p>
          </table:table-cell>
          <table:table-cell/>
          <table:table-cell table:formula="of:=SUM([.J$2:.J2234])/[.I2234]" office:value-type="float" office:value="175.512315270936">
            <text:p>175.51231527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234">
            <text:p>2234</text:p>
          </table:table-cell>
          <table:table-cell table:formula="of:=[.F2235]*24*60" office:value-type="float" office:value="160">
            <text:p>160</text:p>
          </table:table-cell>
          <table:table-cell/>
          <table:table-cell table:formula="of:=SUM([.J$2:.J2235])/[.I2235]" office:value-type="float" office:value="175.505371530886">
            <text:p>175.50537153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2235">
            <text:p>2235</text:p>
          </table:table-cell>
          <table:table-cell table:formula="of:=[.F2236]*24*60" office:value-type="float" office:value="152">
            <text:p>152</text:p>
          </table:table-cell>
          <table:table-cell/>
          <table:table-cell table:formula="of:=SUM([.J$2:.J2236])/[.I2236]" office:value-type="float" office:value="175.49485458613">
            <text:p>175.49485458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2236">
            <text:p>2236</text:p>
          </table:table-cell>
          <table:table-cell table:formula="of:=[.F2237]*24*60" office:value-type="float" office:value="206">
            <text:p>206</text:p>
          </table:table-cell>
          <table:table-cell/>
          <table:table-cell table:formula="of:=SUM([.J$2:.J2237])/[.I2237]" office:value-type="float" office:value="175.508497316637">
            <text:p>175.508497316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237">
            <text:p>2237</text:p>
          </table:table-cell>
          <table:table-cell table:formula="of:=[.F2238]*24*60" office:value-type="float" office:value="169">
            <text:p>169</text:p>
          </table:table-cell>
          <table:table-cell/>
          <table:table-cell table:formula="of:=SUM([.J$2:.J2238])/[.I2238]" office:value-type="float" office:value="175.505587840858">
            <text:p>175.505587840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3:18</text:p>
          </table:table-cell>
          <table:table-cell table:number-columns-repeated="2"/>
          <table:table-cell office:value-type="float" office:value="2238">
            <text:p>2238</text:p>
          </table:table-cell>
          <table:table-cell table:formula="of:=[.F2239]*24*60" office:value-type="float" office:value="198">
            <text:p>198</text:p>
          </table:table-cell>
          <table:table-cell/>
          <table:table-cell table:formula="of:=SUM([.J$2:.J2239])/[.I2239]" office:value-type="float" office:value="175.51563896336">
            <text:p>175.51563896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min</text:p>
          </table:table-cell>
          <table:table-cell office:value-type="string">
            <text:p>tba</text:p>
          </table:table-cell>
          <table:table-cell office:value-type="string">
            <text:p>3:26</text:p>
          </table:table-cell>
          <table:table-cell table:number-columns-repeated="2"/>
          <table:table-cell office:value-type="float" office:value="2239">
            <text:p>2239</text:p>
          </table:table-cell>
          <table:table-cell table:formula="of:=[.F2240]*24*60" office:value-type="float" office:value="206">
            <text:p>206</text:p>
          </table:table-cell>
          <table:table-cell/>
          <table:table-cell table:formula="of:=SUM([.J$2:.J2240])/[.I2240]" office:value-type="float" office:value="175.529254131309">
            <text:p>175.52925413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2:38</text:p>
          </table:table-cell>
          <table:table-cell table:number-columns-repeated="2"/>
          <table:table-cell office:value-type="float" office:value="2240">
            <text:p>2240</text:p>
          </table:table-cell>
          <table:table-cell table:formula="of:=[.F2241]*24*60" office:value-type="float" office:value="158">
            <text:p>158</text:p>
          </table:table-cell>
          <table:table-cell/>
          <table:table-cell table:formula="of:=SUM([.J$2:.J2241])/[.I2241]" office:value-type="float" office:value="175.521428571429">
            <text:p>175.521428571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2241">
            <text:p>2241</text:p>
          </table:table-cell>
          <table:table-cell table:formula="of:=[.F2242]*24*60" office:value-type="float" office:value="207">
            <text:p>207</text:p>
          </table:table-cell>
          <table:table-cell/>
          <table:table-cell table:formula="of:=SUM([.J$2:.J2242])/[.I2242]" office:value-type="float" office:value="175.53547523427">
            <text:p>175.53547523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sdn</text:p>
          </table:table-cell>
          <table:table-cell office:value-type="string">
            <text:p>was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242">
            <text:p>2242</text:p>
          </table:table-cell>
          <table:table-cell table:formula="of:=[.F2243]*24*60" office:value-type="float" office:value="156">
            <text:p>156</text:p>
          </table:table-cell>
          <table:table-cell/>
          <table:table-cell table:formula="of:=SUM([.J$2:.J2243])/[.I2243]" office:value-type="float" office:value="175.526761819804">
            <text:p>175.526761819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2:45</text:p>
          </table:table-cell>
          <table:table-cell table:number-columns-repeated="2"/>
          <table:table-cell office:value-type="float" office:value="2243">
            <text:p>2243</text:p>
          </table:table-cell>
          <table:table-cell table:formula="of:=[.F2244]*24*60" office:value-type="float" office:value="165">
            <text:p>165</text:p>
          </table:table-cell>
          <table:table-cell/>
          <table:table-cell table:formula="of:=SUM([.J$2:.J2244])/[.I2244]" office:value-type="float" office:value="175.522068658047">
            <text:p>175.52206865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4:03</text:p>
          </table:table-cell>
          <table:table-cell table:number-columns-repeated="2"/>
          <table:table-cell office:value-type="float" office:value="2244">
            <text:p>2244</text:p>
          </table:table-cell>
          <table:table-cell table:formula="of:=[.F2245]*24*60" office:value-type="float" office:value="243">
            <text:p>243</text:p>
          </table:table-cell>
          <table:table-cell/>
          <table:table-cell table:formula="of:=SUM([.J$2:.J2245])/[.I2245]" office:value-type="float" office:value="175.552139037433">
            <text:p>175.55213903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string">
            <text:p>2:21</text:p>
          </table:table-cell>
          <table:table-cell table:number-columns-repeated="2"/>
          <table:table-cell office:value-type="float" office:value="2245">
            <text:p>2245</text:p>
          </table:table-cell>
          <table:table-cell table:formula="of:=[.F2246]*24*60" office:value-type="float" office:value="141">
            <text:p>141</text:p>
          </table:table-cell>
          <table:table-cell/>
          <table:table-cell table:formula="of:=SUM([.J$2:.J2246])/[.I2246]" office:value-type="float" office:value="175.536748329621">
            <text:p>175.53674832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ana</text:p>
          </table:table-cell>
          <table:table-cell office:value-type="string">
            <text:p>tex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2246">
            <text:p>2246</text:p>
          </table:table-cell>
          <table:table-cell table:formula="of:=[.F2247]*24*60" office:value-type="float" office:value="154">
            <text:p>154</text:p>
          </table:table-cell>
          <table:table-cell/>
          <table:table-cell table:formula="of:=SUM([.J$2:.J2247])/[.I2247]" office:value-type="float" office:value="175.527159394479">
            <text:p>175.527159394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2247">
            <text:p>2247</text:p>
          </table:table-cell>
          <table:table-cell table:formula="of:=[.F2248]*24*60" office:value-type="float" office:value="190">
            <text:p>190</text:p>
          </table:table-cell>
          <table:table-cell/>
          <table:table-cell table:formula="of:=SUM([.J$2:.J2248])/[.I2248]" office:value-type="float" office:value="175.53360035603">
            <text:p>175.5336003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248">
            <text:p>2248</text:p>
          </table:table-cell>
          <table:table-cell table:formula="of:=[.F2249]*24*60" office:value-type="float" office:value="185">
            <text:p>185</text:p>
          </table:table-cell>
          <table:table-cell/>
          <table:table-cell table:formula="of:=SUM([.J$2:.J2249])/[.I2249]" office:value-type="float" office:value="175.5378113879">
            <text:p>175.53781138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249">
            <text:p>2249</text:p>
          </table:table-cell>
          <table:table-cell table:formula="of:=[.F2250]*24*60" office:value-type="float" office:value="163">
            <text:p>163</text:p>
          </table:table-cell>
          <table:table-cell/>
          <table:table-cell table:formula="of:=SUM([.J$2:.J2250])/[.I2250]" office:value-type="float" office:value="175.532236549578">
            <text:p>175.53223654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string">
            <text:p>2:28</text:p>
          </table:table-cell>
          <table:table-cell table:number-columns-repeated="2"/>
          <table:table-cell office:value-type="float" office:value="2250">
            <text:p>2250</text:p>
          </table:table-cell>
          <table:table-cell table:formula="of:=[.F2251]*24*60" office:value-type="float" office:value="148">
            <text:p>148</text:p>
          </table:table-cell>
          <table:table-cell/>
          <table:table-cell table:formula="of:=SUM([.J$2:.J2251])/[.I2251]" office:value-type="float" office:value="175.52">
            <text:p>175.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string">
            <text:p>3:17</text:p>
          </table:table-cell>
          <table:table-cell table:number-columns-repeated="2"/>
          <table:table-cell office:value-type="float" office:value="2251">
            <text:p>2251</text:p>
          </table:table-cell>
          <table:table-cell table:formula="of:=[.F2252]*24*60" office:value-type="float" office:value="197">
            <text:p>197</text:p>
          </table:table-cell>
          <table:table-cell/>
          <table:table-cell table:formula="of:=SUM([.J$2:.J2252])/[.I2252]" office:value-type="float" office:value="175.529542425589">
            <text:p>175.529542425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2252">
            <text:p>2252</text:p>
          </table:table-cell>
          <table:table-cell table:formula="of:=[.F2253]*24*60" office:value-type="float" office:value="187">
            <text:p>187</text:p>
          </table:table-cell>
          <table:table-cell/>
          <table:table-cell table:formula="of:=SUM([.J$2:.J2253])/[.I2253]" office:value-type="float" office:value="175.534635879219">
            <text:p>175.53463587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2253">
            <text:p>2253</text:p>
          </table:table-cell>
          <table:table-cell table:formula="of:=[.F2254]*24*60" office:value-type="float" office:value="184">
            <text:p>184</text:p>
          </table:table-cell>
          <table:table-cell/>
          <table:table-cell table:formula="of:=SUM([.J$2:.J2254])/[.I2254]" office:value-type="float" office:value="175.53839325344">
            <text:p>175.53839325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min</text:p>
          </table:table-cell>
          <table:table-cell office:value-type="string">
            <text:p>tba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2254">
            <text:p>2254</text:p>
          </table:table-cell>
          <table:table-cell table:formula="of:=[.F2255]*24*60" office:value-type="float" office:value="152">
            <text:p>152</text:p>
          </table:table-cell>
          <table:table-cell/>
          <table:table-cell table:formula="of:=SUM([.J$2:.J2255])/[.I2255]" office:value-type="float" office:value="175.527950310559">
            <text:p>175.52795031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255">
            <text:p>2255</text:p>
          </table:table-cell>
          <table:table-cell table:formula="of:=[.F2256]*24*60" office:value-type="float" office:value="200">
            <text:p>200</text:p>
          </table:table-cell>
          <table:table-cell/>
          <table:table-cell table:formula="of:=SUM([.J$2:.J2256])/[.I2256]" office:value-type="float" office:value="175.538802660754">
            <text:p>175.538802660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string">
            <text:p>3:08</text:p>
          </table:table-cell>
          <table:table-cell table:number-columns-repeated="2"/>
          <table:table-cell office:value-type="float" office:value="2256">
            <text:p>2256</text:p>
          </table:table-cell>
          <table:table-cell table:formula="of:=[.F2257]*24*60" office:value-type="float" office:value="188">
            <text:p>188</text:p>
          </table:table-cell>
          <table:table-cell/>
          <table:table-cell table:formula="of:=SUM([.J$2:.J2257])/[.I2257]" office:value-type="float" office:value="175.544326241135">
            <text:p>175.54432624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sdn</text:p>
          </table:table-cell>
          <table:table-cell office:value-type="string">
            <text:p>was</text:p>
          </table:table-cell>
          <table:table-cell office:value-type="string">
            <text:p>2:40</text:p>
          </table:table-cell>
          <table:table-cell table:number-columns-repeated="2"/>
          <table:table-cell office:value-type="float" office:value="2257">
            <text:p>2257</text:p>
          </table:table-cell>
          <table:table-cell table:formula="of:=[.F2258]*24*60" office:value-type="float" office:value="160">
            <text:p>160</text:p>
          </table:table-cell>
          <table:table-cell/>
          <table:table-cell table:formula="of:=SUM([.J$2:.J2258])/[.I2258]" office:value-type="float" office:value="175.537439078423">
            <text:p>175.537439078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string">
            <text:p>2:22</text:p>
          </table:table-cell>
          <table:table-cell table:number-columns-repeated="2"/>
          <table:table-cell office:value-type="float" office:value="2258">
            <text:p>2258</text:p>
          </table:table-cell>
          <table:table-cell table:formula="of:=[.F2259]*24*60" office:value-type="float" office:value="142">
            <text:p>142</text:p>
          </table:table-cell>
          <table:table-cell/>
          <table:table-cell table:formula="of:=SUM([.J$2:.J2259])/[.I2259]" office:value-type="float" office:value="175.52258635961">
            <text:p>175.522586359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2259">
            <text:p>2259</text:p>
          </table:table-cell>
          <table:table-cell table:formula="of:=[.F2260]*24*60" office:value-type="float" office:value="207">
            <text:p>207</text:p>
          </table:table-cell>
          <table:table-cell/>
          <table:table-cell table:formula="of:=SUM([.J$2:.J2260])/[.I2260]" office:value-type="float" office:value="175.536520584329">
            <text:p>175.53652058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string">
            <text:p>2:26</text:p>
          </table:table-cell>
          <table:table-cell table:number-columns-repeated="2"/>
          <table:table-cell office:value-type="float" office:value="2260">
            <text:p>2260</text:p>
          </table:table-cell>
          <table:table-cell table:formula="of:=[.F2261]*24*60" office:value-type="float" office:value="146">
            <text:p>146</text:p>
          </table:table-cell>
          <table:table-cell/>
          <table:table-cell table:formula="of:=SUM([.J$2:.J2261])/[.I2261]" office:value-type="float" office:value="175.523451327434">
            <text:p>175.52345132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2261">
            <text:p>2261</text:p>
          </table:table-cell>
          <table:table-cell table:formula="of:=[.F2262]*24*60" office:value-type="float" office:value="140">
            <text:p>140</text:p>
          </table:table-cell>
          <table:table-cell/>
          <table:table-cell table:formula="of:=SUM([.J$2:.J2262])/[.I2262]" office:value-type="float" office:value="175.507739938081">
            <text:p>175.50773993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ari</text:p>
          </table:table-cell>
          <table:table-cell office:value-type="string">
            <text:p>sl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2262">
            <text:p>2262</text:p>
          </table:table-cell>
          <table:table-cell table:formula="of:=[.F2263]*24*60" office:value-type="float" office:value="195">
            <text:p>195</text:p>
          </table:table-cell>
          <table:table-cell/>
          <table:table-cell table:formula="of:=SUM([.J$2:.J2263])/[.I2263]" office:value-type="float" office:value="175.516357206012">
            <text:p>175.51635720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263">
            <text:p>2263</text:p>
          </table:table-cell>
          <table:table-cell table:formula="of:=[.F2264]*24*60" office:value-type="float" office:value="157">
            <text:p>157</text:p>
          </table:table-cell>
          <table:table-cell/>
          <table:table-cell table:formula="of:=SUM([.J$2:.J2264])/[.I2264]" office:value-type="float" office:value="175.508174988953">
            <text:p>175.50817498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chn</text:p>
          </table:table-cell>
          <table:table-cell office:value-type="string">
            <text:p>nyn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2264">
            <text:p>2264</text:p>
          </table:table-cell>
          <table:table-cell table:formula="of:=[.F2265]*24*60" office:value-type="float" office:value="201">
            <text:p>201</text:p>
          </table:table-cell>
          <table:table-cell/>
          <table:table-cell table:formula="of:=SUM([.J$2:.J2265])/[.I2265]" office:value-type="float" office:value="175.519434628975">
            <text:p>175.5194346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cle</text:p>
          </table:table-cell>
          <table:table-cell office:value-type="string">
            <text:p>bos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2265">
            <text:p>2265</text:p>
          </table:table-cell>
          <table:table-cell table:formula="of:=[.F2266]*24*60" office:value-type="float" office:value="189">
            <text:p>189</text:p>
          </table:table-cell>
          <table:table-cell/>
          <table:table-cell table:formula="of:=SUM([.J$2:.J2266])/[.I2266]" office:value-type="float" office:value="175.525386313466">
            <text:p>175.52538631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flo</text:p>
          </table:table-cell>
          <table:table-cell office:value-type="string">
            <text:p>cin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2266">
            <text:p>2266</text:p>
          </table:table-cell>
          <table:table-cell table:formula="of:=[.F2267]*24*60" office:value-type="float" office:value="178">
            <text:p>178</text:p>
          </table:table-cell>
          <table:table-cell/>
          <table:table-cell table:formula="of:=SUM([.J$2:.J2267])/[.I2267]" office:value-type="float" office:value="175.526478375993">
            <text:p>175.5264783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2267">
            <text:p>2267</text:p>
          </table:table-cell>
          <table:table-cell table:formula="of:=[.F2268]*24*60" office:value-type="float" office:value="179">
            <text:p>179</text:p>
          </table:table-cell>
          <table:table-cell/>
          <table:table-cell table:formula="of:=SUM([.J$2:.J2268])/[.I2268]" office:value-type="float" office:value="175.528010586678">
            <text:p>175.52801058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3:56</text:p>
          </table:table-cell>
          <table:table-cell table:number-columns-repeated="2"/>
          <table:table-cell office:value-type="float" office:value="2268">
            <text:p>2268</text:p>
          </table:table-cell>
          <table:table-cell table:formula="of:=[.F2269]*24*60" office:value-type="float" office:value="236">
            <text:p>236</text:p>
          </table:table-cell>
          <table:table-cell/>
          <table:table-cell table:formula="of:=SUM([.J$2:.J2269])/[.I2269]" office:value-type="float" office:value="175.55467372134">
            <text:p>175.55467372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2269">
            <text:p>2269</text:p>
          </table:table-cell>
          <table:table-cell table:formula="of:=[.F2270]*24*60" office:value-type="float" office:value="179">
            <text:p>179</text:p>
          </table:table-cell>
          <table:table-cell/>
          <table:table-cell table:formula="of:=SUM([.J$2:.J2270])/[.I2270]" office:value-type="float" office:value="175.556192155134">
            <text:p>175.556192155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2270">
            <text:p>2270</text:p>
          </table:table-cell>
          <table:table-cell table:formula="of:=[.F2271]*24*60" office:value-type="float" office:value="171">
            <text:p>171</text:p>
          </table:table-cell>
          <table:table-cell/>
          <table:table-cell table:formula="of:=SUM([.J$2:.J2271])/[.I2271]" office:value-type="float" office:value="175.554185022026">
            <text:p>175.5541850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ari</text:p>
          </table:table-cell>
          <table:table-cell office:value-type="string">
            <text:p>sl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2271">
            <text:p>2271</text:p>
          </table:table-cell>
          <table:table-cell table:formula="of:=[.F2272]*24*60" office:value-type="float" office:value="149">
            <text:p>149</text:p>
          </table:table-cell>
          <table:table-cell/>
          <table:table-cell table:formula="of:=SUM([.J$2:.J2272])/[.I2272]" office:value-type="float" office:value="175.542492294144">
            <text:p>175.54249229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272">
            <text:p>2272</text:p>
          </table:table-cell>
          <table:table-cell table:formula="of:=[.F2273]*24*60" office:value-type="float" office:value="166">
            <text:p>166</text:p>
          </table:table-cell>
          <table:table-cell/>
          <table:table-cell table:formula="of:=SUM([.J$2:.J2273])/[.I2273]" office:value-type="float" office:value="175.538292253521">
            <text:p>175.53829225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273">
            <text:p>2273</text:p>
          </table:table-cell>
          <table:table-cell table:formula="of:=[.F2274]*24*60" office:value-type="float" office:value="163">
            <text:p>163</text:p>
          </table:table-cell>
          <table:table-cell/>
          <table:table-cell table:formula="of:=SUM([.J$2:.J2274])/[.I2274]" office:value-type="float" office:value="175.532776066872">
            <text:p>175.53277606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chn</text:p>
          </table:table-cell>
          <table:table-cell office:value-type="string">
            <text:p>nyn</text:p>
          </table:table-cell>
          <table:table-cell office:value-type="string">
            <text:p>2:47</text:p>
          </table:table-cell>
          <table:table-cell table:number-columns-repeated="2"/>
          <table:table-cell office:value-type="float" office:value="2274">
            <text:p>2274</text:p>
          </table:table-cell>
          <table:table-cell table:formula="of:=[.F2275]*24*60" office:value-type="float" office:value="167">
            <text:p>167</text:p>
          </table:table-cell>
          <table:table-cell/>
          <table:table-cell table:formula="of:=SUM([.J$2:.J2275])/[.I2275]" office:value-type="float" office:value="175.529023746702">
            <text:p>175.52902374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275">
            <text:p>2275</text:p>
          </table:table-cell>
          <table:table-cell table:formula="of:=[.F2276]*24*60" office:value-type="float" office:value="182">
            <text:p>182</text:p>
          </table:table-cell>
          <table:table-cell/>
          <table:table-cell table:formula="of:=SUM([.J$2:.J2276])/[.I2276]" office:value-type="float" office:value="175.531868131868">
            <text:p>175.53186813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cle</text:p>
          </table:table-cell>
          <table:table-cell office:value-type="string">
            <text:p>bos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2276">
            <text:p>2276</text:p>
          </table:table-cell>
          <table:table-cell table:formula="of:=[.F2277]*24*60" office:value-type="float" office:value="171">
            <text:p>171</text:p>
          </table:table-cell>
          <table:table-cell/>
          <table:table-cell table:formula="of:=SUM([.J$2:.J2277])/[.I2277]" office:value-type="float" office:value="175.529876977153">
            <text:p>175.52987697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277">
            <text:p>2277</text:p>
          </table:table-cell>
          <table:table-cell table:formula="of:=[.F2278]*24*60" office:value-type="float" office:value="182">
            <text:p>182</text:p>
          </table:table-cell>
          <table:table-cell/>
          <table:table-cell table:formula="of:=SUM([.J$2:.J2278])/[.I2278]" office:value-type="float" office:value="175.53271848924">
            <text:p>175.532718489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2:54</text:p>
          </table:table-cell>
          <table:table-cell table:number-columns-repeated="2"/>
          <table:table-cell office:value-type="float" office:value="2278">
            <text:p>2278</text:p>
          </table:table-cell>
          <table:table-cell table:formula="of:=[.F2279]*24*60" office:value-type="float" office:value="174">
            <text:p>174</text:p>
          </table:table-cell>
          <table:table-cell/>
          <table:table-cell table:formula="of:=SUM([.J$2:.J2279])/[.I2279]" office:value-type="float" office:value="175.532045654083">
            <text:p>175.53204565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17</text:p>
          </table:table-cell>
          <table:table-cell table:number-columns-repeated="2"/>
          <table:table-cell office:value-type="float" office:value="2279">
            <text:p>2279</text:p>
          </table:table-cell>
          <table:table-cell table:formula="of:=[.F2280]*24*60" office:value-type="float" office:value="137">
            <text:p>137</text:p>
          </table:table-cell>
          <table:table-cell/>
          <table:table-cell table:formula="of:=SUM([.J$2:.J2280])/[.I2280]" office:value-type="float" office:value="175.515138218517">
            <text:p>175.515138218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49</text:p>
          </table:table-cell>
          <table:table-cell table:number-columns-repeated="2"/>
          <table:table-cell office:value-type="float" office:value="2280">
            <text:p>2280</text:p>
          </table:table-cell>
          <table:table-cell table:formula="of:=[.F2281]*24*60" office:value-type="float" office:value="169">
            <text:p>169</text:p>
          </table:table-cell>
          <table:table-cell/>
          <table:table-cell table:formula="of:=SUM([.J$2:.J2281])/[.I2281]" office:value-type="float" office:value="175.512280701754">
            <text:p>175.512280701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2:34</text:p>
          </table:table-cell>
          <table:table-cell table:number-columns-repeated="2"/>
          <table:table-cell office:value-type="float" office:value="2281">
            <text:p>2281</text:p>
          </table:table-cell>
          <table:table-cell table:formula="of:=[.F2282]*24*60" office:value-type="float" office:value="154">
            <text:p>154</text:p>
          </table:table-cell>
          <table:table-cell/>
          <table:table-cell table:formula="of:=SUM([.J$2:.J2282])/[.I2282]" office:value-type="float" office:value="175.502849627356">
            <text:p>175.502849627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3:11</text:p>
          </table:table-cell>
          <table:table-cell table:number-columns-repeated="2"/>
          <table:table-cell office:value-type="float" office:value="2282">
            <text:p>2282</text:p>
          </table:table-cell>
          <table:table-cell table:formula="of:=[.F2283]*24*60" office:value-type="float" office:value="191">
            <text:p>191</text:p>
          </table:table-cell>
          <table:table-cell/>
          <table:table-cell table:formula="of:=SUM([.J$2:.J2283])/[.I2283]" office:value-type="float" office:value="175.509640666082">
            <text:p>175.509640666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2:56</text:p>
          </table:table-cell>
          <table:table-cell table:number-columns-repeated="2"/>
          <table:table-cell office:value-type="float" office:value="2283">
            <text:p>2283</text:p>
          </table:table-cell>
          <table:table-cell table:formula="of:=[.F2284]*24*60" office:value-type="float" office:value="176">
            <text:p>176</text:p>
          </table:table-cell>
          <table:table-cell/>
          <table:table-cell table:formula="of:=SUM([.J$2:.J2284])/[.I2284]" office:value-type="float" office:value="175.509855453351">
            <text:p>175.50985545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284">
            <text:p>2284</text:p>
          </table:table-cell>
          <table:table-cell table:formula="of:=[.F2285]*24*60" office:value-type="float" office:value="163">
            <text:p>163</text:p>
          </table:table-cell>
          <table:table-cell/>
          <table:table-cell table:formula="of:=SUM([.J$2:.J2285])/[.I2285]" office:value-type="float" office:value="175.504378283713">
            <text:p>175.50437828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3:00</text:p>
          </table:table-cell>
          <table:table-cell table:number-columns-repeated="2"/>
          <table:table-cell office:value-type="float" office:value="2285">
            <text:p>2285</text:p>
          </table:table-cell>
          <table:table-cell table:formula="of:=[.F2286]*24*60" office:value-type="float" office:value="180">
            <text:p>180</text:p>
          </table:table-cell>
          <table:table-cell/>
          <table:table-cell table:formula="of:=SUM([.J$2:.J2286])/[.I2286]" office:value-type="float" office:value="175.506345733042">
            <text:p>175.50634573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286">
            <text:p>2286</text:p>
          </table:table-cell>
          <table:table-cell table:formula="of:=[.F2287]*24*60" office:value-type="float" office:value="182">
            <text:p>182</text:p>
          </table:table-cell>
          <table:table-cell/>
          <table:table-cell table:formula="of:=SUM([.J$2:.J2287])/[.I2287]" office:value-type="float" office:value="175.509186351706">
            <text:p>175.509186351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ari</text:p>
          </table:table-cell>
          <table:table-cell office:value-type="string">
            <text:p>sl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2287">
            <text:p>2287</text:p>
          </table:table-cell>
          <table:table-cell table:formula="of:=[.F2288]*24*60" office:value-type="float" office:value="164">
            <text:p>164</text:p>
          </table:table-cell>
          <table:table-cell/>
          <table:table-cell table:formula="of:=SUM([.J$2:.J2288])/[.I2288]" office:value-type="float" office:value="175.504153913424">
            <text:p>175.50415391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atl</text:p>
          </table:table-cell>
          <table:table-cell office:value-type="string">
            <text:p>phi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288">
            <text:p>2288</text:p>
          </table:table-cell>
          <table:table-cell table:formula="of:=[.F2289]*24*60" office:value-type="float" office:value="196">
            <text:p>196</text:p>
          </table:table-cell>
          <table:table-cell/>
          <table:table-cell table:formula="of:=SUM([.J$2:.J2289])/[.I2289]" office:value-type="float" office:value="175.513111888112">
            <text:p>175.51311188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2:42</text:p>
          </table:table-cell>
          <table:table-cell table:number-columns-repeated="2"/>
          <table:table-cell office:value-type="float" office:value="2289">
            <text:p>2289</text:p>
          </table:table-cell>
          <table:table-cell table:formula="of:=[.F2290]*24*60" office:value-type="float" office:value="162">
            <text:p>162</text:p>
          </table:table-cell>
          <table:table-cell/>
          <table:table-cell table:formula="of:=SUM([.J$2:.J2290])/[.I2290]" office:value-type="float" office:value="175.507208387942">
            <text:p>175.50720838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chn</text:p>
          </table:table-cell>
          <table:table-cell office:value-type="string">
            <text:p>nyn</text:p>
          </table:table-cell>
          <table:table-cell office:value-type="string">
            <text:p>4:04</text:p>
          </table:table-cell>
          <table:table-cell table:number-columns-repeated="2"/>
          <table:table-cell office:value-type="float" office:value="2290">
            <text:p>2290</text:p>
          </table:table-cell>
          <table:table-cell table:formula="of:=[.F2291]*24*60" office:value-type="float" office:value="244">
            <text:p>244</text:p>
          </table:table-cell>
          <table:table-cell/>
          <table:table-cell table:formula="of:=SUM([.J$2:.J2291])/[.I2291]" office:value-type="float" office:value="175.53711790393">
            <text:p>175.537117903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2291">
            <text:p>2291</text:p>
          </table:table-cell>
          <table:table-cell table:formula="of:=[.F2292]*24*60" office:value-type="float" office:value="183">
            <text:p>183</text:p>
          </table:table-cell>
          <table:table-cell/>
          <table:table-cell table:formula="of:=SUM([.J$2:.J2292])/[.I2292]" office:value-type="float" office:value="175.540375381929">
            <text:p>175.540375381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cle</text:p>
          </table:table-cell>
          <table:table-cell office:value-type="string">
            <text:p>bos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2292">
            <text:p>2292</text:p>
          </table:table-cell>
          <table:table-cell table:formula="of:=[.F2293]*24*60" office:value-type="float" office:value="179">
            <text:p>179</text:p>
          </table:table-cell>
          <table:table-cell/>
          <table:table-cell table:formula="of:=SUM([.J$2:.J2293])/[.I2293]" office:value-type="float" office:value="175.541884816754">
            <text:p>175.541884816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293">
            <text:p>2293</text:p>
          </table:table-cell>
          <table:table-cell table:formula="of:=[.F2294]*24*60" office:value-type="float" office:value="185">
            <text:p>185</text:p>
          </table:table-cell>
          <table:table-cell/>
          <table:table-cell table:formula="of:=SUM([.J$2:.J2294])/[.I2294]" office:value-type="float" office:value="175.546009594418">
            <text:p>175.546009594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string">
            <text:p>3:16</text:p>
          </table:table-cell>
          <table:table-cell table:number-columns-repeated="2"/>
          <table:table-cell office:value-type="float" office:value="2294">
            <text:p>2294</text:p>
          </table:table-cell>
          <table:table-cell table:formula="of:=[.F2295]*24*60" office:value-type="float" office:value="196">
            <text:p>196</text:p>
          </table:table-cell>
          <table:table-cell/>
          <table:table-cell table:formula="of:=SUM([.J$2:.J2295])/[.I2295]" office:value-type="float" office:value="175.554925893636">
            <text:p>175.554925893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2295">
            <text:p>2295</text:p>
          </table:table-cell>
          <table:table-cell table:formula="of:=[.F2296]*24*60" office:value-type="float" office:value="178">
            <text:p>178</text:p>
          </table:table-cell>
          <table:table-cell/>
          <table:table-cell table:formula="of:=SUM([.J$2:.J2296])/[.I2296]" office:value-type="float" office:value="175.555991285403">
            <text:p>175.55599128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296">
            <text:p>2296</text:p>
          </table:table-cell>
          <table:table-cell table:formula="of:=[.F2297]*24*60" office:value-type="float" office:value="166">
            <text:p>166</text:p>
          </table:table-cell>
          <table:table-cell/>
          <table:table-cell table:formula="of:=SUM([.J$2:.J2297])/[.I2297]" office:value-type="float" office:value="175.551829268293">
            <text:p>175.551829268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string">
            <text:p>2:59</text:p>
          </table:table-cell>
          <table:table-cell table:number-columns-repeated="2"/>
          <table:table-cell office:value-type="float" office:value="2297">
            <text:p>2297</text:p>
          </table:table-cell>
          <table:table-cell table:formula="of:=[.F2298]*24*60" office:value-type="float" office:value="179">
            <text:p>179</text:p>
          </table:table-cell>
          <table:table-cell/>
          <table:table-cell table:formula="of:=SUM([.J$2:.J2298])/[.I2298]" office:value-type="float" office:value="175.553330430997">
            <text:p>175.55333043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298">
            <text:p>2298</text:p>
          </table:table-cell>
          <table:table-cell table:formula="of:=[.F2299]*24*60" office:value-type="float" office:value="163">
            <text:p>163</text:p>
          </table:table-cell>
          <table:table-cell/>
          <table:table-cell table:formula="of:=SUM([.J$2:.J2299])/[.I2299]" office:value-type="float" office:value="175.547867711053">
            <text:p>175.547867711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3:21</text:p>
          </table:table-cell>
          <table:table-cell table:number-columns-repeated="2"/>
          <table:table-cell office:value-type="float" office:value="2299">
            <text:p>2299</text:p>
          </table:table-cell>
          <table:table-cell table:formula="of:=[.F2300]*24*60" office:value-type="float" office:value="201">
            <text:p>201</text:p>
          </table:table-cell>
          <table:table-cell/>
          <table:table-cell table:formula="of:=SUM([.J$2:.J2300])/[.I2300]" office:value-type="float" office:value="175.558938668987">
            <text:p>175.5589386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string">
            <text:p>3:43</text:p>
          </table:table-cell>
          <table:table-cell table:number-columns-repeated="2"/>
          <table:table-cell office:value-type="float" office:value="2300">
            <text:p>2300</text:p>
          </table:table-cell>
          <table:table-cell table:formula="of:=[.F2301]*24*60" office:value-type="float" office:value="223">
            <text:p>223</text:p>
          </table:table-cell>
          <table:table-cell/>
          <table:table-cell table:formula="of:=SUM([.J$2:.J2301])/[.I2301]" office:value-type="float" office:value="175.579565217391">
            <text:p>175.57956521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string">
            <text:p>2:58</text:p>
          </table:table-cell>
          <table:table-cell table:number-columns-repeated="2"/>
          <table:table-cell office:value-type="float" office:value="2301">
            <text:p>2301</text:p>
          </table:table-cell>
          <table:table-cell table:formula="of:=[.F2302]*24*60" office:value-type="float" office:value="178">
            <text:p>178</text:p>
          </table:table-cell>
          <table:table-cell/>
          <table:table-cell table:formula="of:=SUM([.J$2:.J2302])/[.I2302]" office:value-type="float" office:value="175.58061712299">
            <text:p>175.5806171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ari</text:p>
          </table:table-cell>
          <table:table-cell office:value-type="string">
            <text:p>sln</text:p>
          </table:table-cell>
          <table:table-cell office:value-type="string">
            <text:p>3:15</text:p>
          </table:table-cell>
          <table:table-cell table:number-columns-repeated="2"/>
          <table:table-cell office:value-type="float" office:value="2302">
            <text:p>2302</text:p>
          </table:table-cell>
          <table:table-cell table:formula="of:=[.F2303]*24*60" office:value-type="float" office:value="195">
            <text:p>195</text:p>
          </table:table-cell>
          <table:table-cell/>
          <table:table-cell table:formula="of:=SUM([.J$2:.J2303])/[.I2303]" office:value-type="float" office:value="175.589052997394">
            <text:p>175.589052997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string">
            <text:p>3:27</text:p>
          </table:table-cell>
          <table:table-cell table:number-columns-repeated="2"/>
          <table:table-cell office:value-type="float" office:value="2303">
            <text:p>2303</text:p>
          </table:table-cell>
          <table:table-cell table:formula="of:=[.F2304]*24*60" office:value-type="float" office:value="207">
            <text:p>207</text:p>
          </table:table-cell>
          <table:table-cell/>
          <table:table-cell table:formula="of:=SUM([.J$2:.J2304])/[.I2304]" office:value-type="float" office:value="175.602692140686">
            <text:p>175.602692140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chn</text:p>
          </table:table-cell>
          <table:table-cell office:value-type="string">
            <text:p>nyn</text:p>
          </table:table-cell>
          <table:table-cell office:value-type="string">
            <text:p>3:20</text:p>
          </table:table-cell>
          <table:table-cell table:number-columns-repeated="2"/>
          <table:table-cell office:value-type="float" office:value="2304">
            <text:p>2304</text:p>
          </table:table-cell>
          <table:table-cell table:formula="of:=[.F2305]*24*60" office:value-type="float" office:value="200">
            <text:p>200</text:p>
          </table:table-cell>
          <table:table-cell/>
          <table:table-cell table:formula="of:=SUM([.J$2:.J2305])/[.I2305]" office:value-type="float" office:value="175.61328125">
            <text:p>175.6132812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string">
            <text:p>3:24</text:p>
          </table:table-cell>
          <table:table-cell table:number-columns-repeated="2"/>
          <table:table-cell office:value-type="float" office:value="2305">
            <text:p>2305</text:p>
          </table:table-cell>
          <table:table-cell table:formula="of:=[.F2306]*24*60" office:value-type="float" office:value="204">
            <text:p>204</text:p>
          </table:table-cell>
          <table:table-cell/>
          <table:table-cell table:formula="of:=SUM([.J$2:.J2306])/[.I2306]" office:value-type="float" office:value="175.625596529284">
            <text:p>175.62559652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cle</text:p>
          </table:table-cell>
          <table:table-cell office:value-type="string">
            <text:p>bos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2306">
            <text:p>2306</text:p>
          </table:table-cell>
          <table:table-cell table:formula="of:=[.F2307]*24*60" office:value-type="float" office:value="152">
            <text:p>152</text:p>
          </table:table-cell>
          <table:table-cell/>
          <table:table-cell table:formula="of:=SUM([.J$2:.J2307])/[.I2307]" office:value-type="float" office:value="175.615351257589">
            <text:p>175.615351257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2307">
            <text:p>2307</text:p>
          </table:table-cell>
          <table:table-cell table:formula="of:=[.F2308]*24*60" office:value-type="float" office:value="145">
            <text:p>145</text:p>
          </table:table-cell>
          <table:table-cell/>
          <table:table-cell table:formula="of:=SUM([.J$2:.J2308])/[.I2308]" office:value-type="float" office:value="175.602080624187">
            <text:p>175.602080624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nya</text:p>
          </table:table-cell>
          <table:table-cell office:value-type="string">
            <text:p>tor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2308">
            <text:p>2308</text:p>
          </table:table-cell>
          <table:table-cell table:formula="of:=[.F2309]*24*60" office:value-type="float" office:value="153">
            <text:p>153</text:p>
          </table:table-cell>
          <table:table-cell/>
          <table:table-cell table:formula="of:=SUM([.J$2:.J2309])/[.I2309]" office:value-type="float" office:value="175.592287694974">
            <text:p>175.59228769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309">
            <text:p>2309</text:p>
          </table:table-cell>
          <table:table-cell table:formula="of:=[.F2310]*24*60" office:value-type="float" office:value="186">
            <text:p>186</text:p>
          </table:table-cell>
          <table:table-cell/>
          <table:table-cell table:formula="of:=SUM([.J$2:.J2310])/[.I2310]" office:value-type="float" office:value="175.596795149415">
            <text:p>175.596795149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string">
            <text:p>3:09</text:p>
          </table:table-cell>
          <table:table-cell table:number-columns-repeated="2"/>
          <table:table-cell office:value-type="float" office:value="2310">
            <text:p>2310</text:p>
          </table:table-cell>
          <table:table-cell table:formula="of:=[.F2311]*24*60" office:value-type="float" office:value="189">
            <text:p>189</text:p>
          </table:table-cell>
          <table:table-cell/>
          <table:table-cell table:formula="of:=SUM([.J$2:.J2311])/[.I2311]" office:value-type="float" office:value="175.602597402597">
            <text:p>175.60259740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tba</text:p>
          </table:table-cell>
          <table:table-cell office:value-type="string">
            <text:p>det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311">
            <text:p>2311</text:p>
          </table:table-cell>
          <table:table-cell table:formula="of:=[.F2312]*24*60" office:value-type="float" office:value="166">
            <text:p>166</text:p>
          </table:table-cell>
          <table:table-cell/>
          <table:table-cell table:formula="of:=SUM([.J$2:.J2312])/[.I2312]" office:value-type="float" office:value="175.5984422328">
            <text:p>175.59844223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312">
            <text:p>2312</text:p>
          </table:table-cell>
          <table:table-cell table:formula="of:=[.F2313]*24*60" office:value-type="float" office:value="177">
            <text:p>177</text:p>
          </table:table-cell>
          <table:table-cell/>
          <table:table-cell table:formula="of:=SUM([.J$2:.J2313])/[.I2313]" office:value-type="float" office:value="175.599048442907">
            <text:p>175.59904844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chn</text:p>
          </table:table-cell>
          <table:table-cell office:value-type="string">
            <text:p>mil</text:p>
          </table:table-cell>
          <table:table-cell office:value-type="string">
            <text:p>3:04</text:p>
          </table:table-cell>
          <table:table-cell table:number-columns-repeated="2"/>
          <table:table-cell office:value-type="float" office:value="2313">
            <text:p>2313</text:p>
          </table:table-cell>
          <table:table-cell table:formula="of:=[.F2314]*24*60" office:value-type="float" office:value="184">
            <text:p>184</text:p>
          </table:table-cell>
          <table:table-cell/>
          <table:table-cell table:formula="of:=SUM([.J$2:.J2314])/[.I2314]" office:value-type="float" office:value="175.602680501513">
            <text:p>175.602680501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2314">
            <text:p>2314</text:p>
          </table:table-cell>
          <table:table-cell table:formula="of:=[.F2315]*24*60" office:value-type="float" office:value="164">
            <text:p>164</text:p>
          </table:table-cell>
          <table:table-cell/>
          <table:table-cell table:formula="of:=SUM([.J$2:.J2315])/[.I2315]" office:value-type="float" office:value="175.597666378565">
            <text:p>175.597666378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3:36</text:p>
          </table:table-cell>
          <table:table-cell table:number-columns-repeated="2"/>
          <table:table-cell office:value-type="float" office:value="2315">
            <text:p>2315</text:p>
          </table:table-cell>
          <table:table-cell table:formula="of:=[.F2316]*24*60" office:value-type="float" office:value="216">
            <text:p>216</text:p>
          </table:table-cell>
          <table:table-cell/>
          <table:table-cell table:formula="of:=SUM([.J$2:.J2316])/[.I2316]" office:value-type="float" office:value="175.615118790497">
            <text:p>175.61511879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3:06</text:p>
          </table:table-cell>
          <table:table-cell table:number-columns-repeated="2"/>
          <table:table-cell office:value-type="float" office:value="2316">
            <text:p>2316</text:p>
          </table:table-cell>
          <table:table-cell table:formula="of:=[.F2317]*24*60" office:value-type="float" office:value="186">
            <text:p>186</text:p>
          </table:table-cell>
          <table:table-cell/>
          <table:table-cell table:formula="of:=SUM([.J$2:.J2317])/[.I2317]" office:value-type="float" office:value="175.619602763385">
            <text:p>175.619602763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3:32</text:p>
          </table:table-cell>
          <table:table-cell table:number-columns-repeated="2"/>
          <table:table-cell office:value-type="float" office:value="2317">
            <text:p>2317</text:p>
          </table:table-cell>
          <table:table-cell table:formula="of:=[.F2318]*24*60" office:value-type="float" office:value="212">
            <text:p>212</text:p>
          </table:table-cell>
          <table:table-cell/>
          <table:table-cell table:formula="of:=SUM([.J$2:.J2318])/[.I2318]" office:value-type="float" office:value="175.635304272767">
            <text:p>175.635304272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2:50</text:p>
          </table:table-cell>
          <table:table-cell table:number-columns-repeated="2"/>
          <table:table-cell office:value-type="float" office:value="2318">
            <text:p>2318</text:p>
          </table:table-cell>
          <table:table-cell table:formula="of:=[.F2319]*24*60" office:value-type="float" office:value="170">
            <text:p>170</text:p>
          </table:table-cell>
          <table:table-cell/>
          <table:table-cell table:formula="of:=SUM([.J$2:.J2319])/[.I2319]" office:value-type="float" office:value="175.632873166523">
            <text:p>175.632873166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3:33</text:p>
          </table:table-cell>
          <table:table-cell table:number-columns-repeated="2"/>
          <table:table-cell office:value-type="float" office:value="2319">
            <text:p>2319</text:p>
          </table:table-cell>
          <table:table-cell table:formula="of:=[.F2320]*24*60" office:value-type="float" office:value="213">
            <text:p>213</text:p>
          </table:table-cell>
          <table:table-cell/>
          <table:table-cell table:formula="of:=SUM([.J$2:.J2320])/[.I2320]" office:value-type="float" office:value="175.648986632169">
            <text:p>175.648986632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3:38</text:p>
          </table:table-cell>
          <table:table-cell office:value-type="string">
            <text:p>(2:09</text:p>
          </table:table-cell>
          <table:table-cell office:value-type="string">
            <text:p>delay)</text:p>
          </table:table-cell>
          <table:table-cell office:value-type="float" office:value="2320">
            <text:p>2320</text:p>
          </table:table-cell>
          <table:table-cell table:formula="of:=[.F2321]*24*60" office:value-type="float" office:value="218">
            <text:p>218</text:p>
          </table:table-cell>
          <table:table-cell/>
          <table:table-cell table:formula="of:=SUM([.J$2:.J2321])/[.I2321]" office:value-type="float" office:value="175.66724137931">
            <text:p>175.667241379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51</text:p>
          </table:table-cell>
          <table:table-cell table:number-columns-repeated="2"/>
          <table:table-cell office:value-type="float" office:value="2321">
            <text:p>2321</text:p>
          </table:table-cell>
          <table:table-cell table:formula="of:=[.F2322]*24*60" office:value-type="float" office:value="171">
            <text:p>171</text:p>
          </table:table-cell>
          <table:table-cell/>
          <table:table-cell table:formula="of:=SUM([.J$2:.J2322])/[.I2322]" office:value-type="float" office:value="175.665230504093">
            <text:p>175.66523050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pit</text:p>
          </table:table-cell>
          <table:table-cell office:value-type="string">
            <text:p>sdn</text:p>
          </table:table-cell>
          <table:table-cell office:value-type="string">
            <text:p>2:36</text:p>
          </table:table-cell>
          <table:table-cell table:number-columns-repeated="2"/>
          <table:table-cell office:value-type="float" office:value="2322">
            <text:p>2322</text:p>
          </table:table-cell>
          <table:table-cell table:formula="of:=[.F2323]*24*60" office:value-type="float" office:value="156">
            <text:p>156</text:p>
          </table:table-cell>
          <table:table-cell/>
          <table:table-cell table:formula="of:=SUM([.J$2:.J2323])/[.I2323]" office:value-type="float" office:value="175.656761412575">
            <text:p>175.6567614126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tba</text:p>
          </table:table-cell>
          <table:table-cell office:value-type="string">
            <text:p>det</text:p>
          </table:table-cell>
          <table:table-cell office:value-type="string">
            <text:p>3:07</text:p>
          </table:table-cell>
          <table:table-cell table:number-columns-repeated="2"/>
          <table:table-cell office:value-type="float" office:value="2323">
            <text:p>2323</text:p>
          </table:table-cell>
          <table:table-cell table:formula="of:=[.F2324]*24*60" office:value-type="float" office:value="187">
            <text:p>187</text:p>
          </table:table-cell>
          <table:table-cell/>
          <table:table-cell table:formula="of:=SUM([.J$2:.J2324])/[.I2324]" office:value-type="float" office:value="175.661644425312">
            <text:p>175.661644425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2:46</text:p>
          </table:table-cell>
          <table:table-cell table:number-columns-repeated="2"/>
          <table:table-cell office:value-type="float" office:value="2324">
            <text:p>2324</text:p>
          </table:table-cell>
          <table:table-cell table:formula="of:=[.F2325]*24*60" office:value-type="float" office:value="166">
            <text:p>166</text:p>
          </table:table-cell>
          <table:table-cell/>
          <table:table-cell table:formula="of:=SUM([.J$2:.J2325])/[.I2325]" office:value-type="float" office:value="175.657487091222">
            <text:p>175.657487091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48</text:p>
          </table:table-cell>
          <table:table-cell table:number-columns-repeated="2"/>
          <table:table-cell office:value-type="float" office:value="2325">
            <text:p>2325</text:p>
          </table:table-cell>
          <table:table-cell table:formula="of:=[.F2326]*24*60" office:value-type="float" office:value="168">
            <text:p>168</text:p>
          </table:table-cell>
          <table:table-cell/>
          <table:table-cell table:formula="of:=SUM([.J$2:.J2326])/[.I2326]" office:value-type="float" office:value="175.654193548387">
            <text:p>175.654193548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string">
            <text:p>2:57</text:p>
          </table:table-cell>
          <table:table-cell table:number-columns-repeated="2"/>
          <table:table-cell office:value-type="float" office:value="2326">
            <text:p>2326</text:p>
          </table:table-cell>
          <table:table-cell table:formula="of:=[.F2327]*24*60" office:value-type="float" office:value="177">
            <text:p>177</text:p>
          </table:table-cell>
          <table:table-cell/>
          <table:table-cell table:formula="of:=SUM([.J$2:.J2327])/[.I2327]" office:value-type="float" office:value="175.654772141015">
            <text:p>175.65477214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chn</text:p>
          </table:table-cell>
          <table:table-cell office:value-type="string">
            <text:p>mil</text:p>
          </table:table-cell>
          <table:table-cell office:value-type="string">
            <text:p>3:03</text:p>
          </table:table-cell>
          <table:table-cell table:number-columns-repeated="2"/>
          <table:table-cell office:value-type="float" office:value="2327">
            <text:p>2327</text:p>
          </table:table-cell>
          <table:table-cell table:formula="of:=[.F2328]*24*60" office:value-type="float" office:value="183">
            <text:p>183</text:p>
          </table:table-cell>
          <table:table-cell/>
          <table:table-cell table:formula="of:=SUM([.J$2:.J2328])/[.I2328]" office:value-type="float" office:value="175.657928663515">
            <text:p>175.657928663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string">
            <text:p>2:37</text:p>
          </table:table-cell>
          <table:table-cell table:number-columns-repeated="2"/>
          <table:table-cell office:value-type="float" office:value="2328">
            <text:p>2328</text:p>
          </table:table-cell>
          <table:table-cell table:formula="of:=[.F2329]*24*60" office:value-type="float" office:value="157">
            <text:p>157</text:p>
          </table:table-cell>
          <table:table-cell/>
          <table:table-cell table:formula="of:=SUM([.J$2:.J2329])/[.I2329]" office:value-type="float" office:value="175.649914089347">
            <text:p>175.64991408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3:05</text:p>
          </table:table-cell>
          <table:table-cell table:number-columns-repeated="2"/>
          <table:table-cell office:value-type="float" office:value="2329">
            <text:p>2329</text:p>
          </table:table-cell>
          <table:table-cell table:formula="of:=[.F2330]*24*60" office:value-type="float" office:value="185">
            <text:p>185</text:p>
          </table:table-cell>
          <table:table-cell/>
          <table:table-cell table:formula="of:=SUM([.J$2:.J2330])/[.I2330]" office:value-type="float" office:value="175.653928724775">
            <text:p>175.653928724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2:32</text:p>
          </table:table-cell>
          <table:table-cell table:number-columns-repeated="2"/>
          <table:table-cell office:value-type="float" office:value="2330">
            <text:p>2330</text:p>
          </table:table-cell>
          <table:table-cell table:formula="of:=[.F2331]*24*60" office:value-type="float" office:value="152">
            <text:p>152</text:p>
          </table:table-cell>
          <table:table-cell/>
          <table:table-cell table:formula="of:=SUM([.J$2:.J2331])/[.I2331]" office:value-type="float" office:value="175.643776824034">
            <text:p>175.64377682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2:17</text:p>
          </table:table-cell>
          <table:table-cell office:value-type="string">
            <text:p>(:35</text:p>
          </table:table-cell>
          <table:table-cell office:value-type="string">
            <text:p>delay)</text:p>
          </table:table-cell>
          <table:table-cell office:value-type="float" office:value="2331">
            <text:p>2331</text:p>
          </table:table-cell>
          <table:table-cell table:formula="of:=[.F2332]*24*60" office:value-type="float" office:value="137">
            <text:p>137</text:p>
          </table:table-cell>
          <table:table-cell/>
          <table:table-cell table:formula="of:=SUM([.J$2:.J2332])/[.I2332]" office:value-type="float" office:value="175.627198627199">
            <text:p>175.627198627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3:34</text:p>
          </table:table-cell>
          <table:table-cell table:number-columns-repeated="2"/>
          <table:table-cell office:value-type="float" office:value="2332">
            <text:p>2332</text:p>
          </table:table-cell>
          <table:table-cell table:formula="of:=[.F2333]*24*60" office:value-type="float" office:value="214">
            <text:p>214</text:p>
          </table:table-cell>
          <table:table-cell/>
          <table:table-cell table:formula="of:=SUM([.J$2:.J2333])/[.I2333]" office:value-type="float" office:value="175.643653516295">
            <text:p>175.64365351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2333">
            <text:p>2333</text:p>
          </table:table-cell>
          <table:table-cell table:formula="of:=[.F2334]*24*60" office:value-type="float" office:value="145">
            <text:p>145</text:p>
          </table:table-cell>
          <table:table-cell/>
          <table:table-cell table:formula="of:=SUM([.J$2:.J2334])/[.I2334]" office:value-type="float" office:value="175.630518645521">
            <text:p>175.630518645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2334">
            <text:p>2334</text:p>
          </table:table-cell>
          <table:table-cell table:formula="of:=[.F2335]*24*60" office:value-type="float" office:value="140">
            <text:p>140</text:p>
          </table:table-cell>
          <table:table-cell/>
          <table:table-cell table:formula="of:=SUM([.J$2:.J2335])/[.I2335]" office:value-type="float" office:value="175.615252784919">
            <text:p>175.615252784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pit</text:p>
          </table:table-cell>
          <table:table-cell office:value-type="string">
            <text:p>sdn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2335">
            <text:p>2335</text:p>
          </table:table-cell>
          <table:table-cell table:formula="of:=[.F2336]*24*60" office:value-type="float" office:value="150">
            <text:p>150</text:p>
          </table:table-cell>
          <table:table-cell/>
          <table:table-cell table:formula="of:=SUM([.J$2:.J2336])/[.I2336]" office:value-type="float" office:value="175.604282655246">
            <text:p>175.6042826552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tba</text:p>
          </table:table-cell>
          <table:table-cell office:value-type="string">
            <text:p>det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336">
            <text:p>2336</text:p>
          </table:table-cell>
          <table:table-cell table:formula="of:=[.F2337]*24*60" office:value-type="float" office:value="163">
            <text:p>163</text:p>
          </table:table-cell>
          <table:table-cell/>
          <table:table-cell table:formula="of:=SUM([.J$2:.J2337])/[.I2337]" office:value-type="float" office:value="175.598886986301">
            <text:p>175.598886986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337">
            <text:p>2337</text:p>
          </table:table-cell>
          <table:table-cell table:formula="of:=[.F2338]*24*60" office:value-type="float" office:value="163">
            <text:p>163</text:p>
          </table:table-cell>
          <table:table-cell/>
          <table:table-cell table:formula="of:=SUM([.J$2:.J2338])/[.I2338]" office:value-type="float" office:value="175.593495934959">
            <text:p>175.59349593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44</text:p>
          </table:table-cell>
          <table:table-cell table:number-columns-repeated="2"/>
          <table:table-cell office:value-type="float" office:value="2338">
            <text:p>2338</text:p>
          </table:table-cell>
          <table:table-cell table:formula="of:=[.F2339]*24*60" office:value-type="float" office:value="164">
            <text:p>164</text:p>
          </table:table-cell>
          <table:table-cell/>
          <table:table-cell table:formula="of:=SUM([.J$2:.J2339])/[.I2339]" office:value-type="float" office:value="175.588537211292">
            <text:p>175.588537211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string">
            <text:p>2:19</text:p>
          </table:table-cell>
          <table:table-cell table:number-columns-repeated="2"/>
          <table:table-cell office:value-type="float" office:value="2339">
            <text:p>2339</text:p>
          </table:table-cell>
          <table:table-cell table:formula="of:=[.F2340]*24*60" office:value-type="float" office:value="139">
            <text:p>139</text:p>
          </table:table-cell>
          <table:table-cell/>
          <table:table-cell table:formula="of:=SUM([.J$2:.J2340])/[.I2340]" office:value-type="float" office:value="175.572894399316">
            <text:p>175.572894399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chn</text:p>
          </table:table-cell>
          <table:table-cell office:value-type="string">
            <text:p>mil</text:p>
          </table:table-cell>
          <table:table-cell office:value-type="string">
            <text:p>2:25</text:p>
          </table:table-cell>
          <table:table-cell table:number-columns-repeated="2"/>
          <table:table-cell office:value-type="float" office:value="2340">
            <text:p>2340</text:p>
          </table:table-cell>
          <table:table-cell table:formula="of:=[.F2341]*24*60" office:value-type="float" office:value="145">
            <text:p>145</text:p>
          </table:table-cell>
          <table:table-cell/>
          <table:table-cell table:formula="of:=SUM([.J$2:.J2341])/[.I2341]" office:value-type="float" office:value="175.559829059829">
            <text:p>175.5598290598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string">
            <text:p>2:43</text:p>
          </table:table-cell>
          <table:table-cell table:number-columns-repeated="2"/>
          <table:table-cell office:value-type="float" office:value="2341">
            <text:p>2341</text:p>
          </table:table-cell>
          <table:table-cell table:formula="of:=[.F2342]*24*60" office:value-type="float" office:value="163">
            <text:p>163</text:p>
          </table:table-cell>
          <table:table-cell/>
          <table:table-cell table:formula="of:=SUM([.J$2:.J2342])/[.I2342]" office:value-type="float" office:value="175.554463904314">
            <text:p>175.554463904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2342">
            <text:p>2342</text:p>
          </table:table-cell>
          <table:table-cell table:formula="of:=[.F2343]*24*60" office:value-type="float" office:value="149">
            <text:p>149</text:p>
          </table:table-cell>
          <table:table-cell/>
          <table:table-cell table:formula="of:=SUM([.J$2:.J2343])/[.I2343]" office:value-type="float" office:value="175.543125533732">
            <text:p>175.543125533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col</text:p>
          </table:table-cell>
          <table:table-cell office:value-type="string">
            <text:p>ari</text:p>
          </table:table-cell>
          <table:table-cell office:value-type="string">
            <text:p>2:24</text:p>
          </table:table-cell>
          <table:table-cell table:number-columns-repeated="2"/>
          <table:table-cell office:value-type="float" office:value="2343">
            <text:p>2343</text:p>
          </table:table-cell>
          <table:table-cell table:formula="of:=[.F2344]*24*60" office:value-type="float" office:value="144">
            <text:p>144</text:p>
          </table:table-cell>
          <table:table-cell/>
          <table:table-cell table:formula="of:=SUM([.J$2:.J2344])/[.I2344]" office:value-type="float" office:value="175.529662825437">
            <text:p>175.5296628254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string">
            <text:p>3:04</text:p>
          </table:table-cell>
          <table:table-cell office:value-type="string">
            <text:p>(:51</text:p>
          </table:table-cell>
          <table:table-cell office:value-type="string">
            <text:p>delay)</text:p>
          </table:table-cell>
          <table:table-cell office:value-type="float" office:value="2344">
            <text:p>2344</text:p>
          </table:table-cell>
          <table:table-cell table:formula="of:=[.F2345]*24*60" office:value-type="float" office:value="184">
            <text:p>184</text:p>
          </table:table-cell>
          <table:table-cell/>
          <table:table-cell table:formula="of:=SUM([.J$2:.J2345])/[.I2345]" office:value-type="float" office:value="175.533276450512">
            <text:p>175.53327645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kca</text:p>
          </table:table-cell>
          <table:table-cell office:value-type="string">
            <text:p>min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2345">
            <text:p>2345</text:p>
          </table:table-cell>
          <table:table-cell table:formula="of:=[.F2346]*24*60" office:value-type="float" office:value="190">
            <text:p>190</text:p>
          </table:table-cell>
          <table:table-cell/>
          <table:table-cell table:formula="of:=SUM([.J$2:.J2346])/[.I2346]" office:value-type="float" office:value="175.539445628998">
            <text:p>175.53944562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string">
            <text:p>2:29</text:p>
          </table:table-cell>
          <table:table-cell table:number-columns-repeated="2"/>
          <table:table-cell office:value-type="float" office:value="2346">
            <text:p>2346</text:p>
          </table:table-cell>
          <table:table-cell table:formula="of:=[.F2347]*24*60" office:value-type="float" office:value="149">
            <text:p>149</text:p>
          </table:table-cell>
          <table:table-cell/>
          <table:table-cell table:formula="of:=SUM([.J$2:.J2347])/[.I2347]" office:value-type="float" office:value="175.528132992327">
            <text:p>175.52813299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3:16</text:p>
          </table:table-cell>
          <table:table-cell office:value-type="string">
            <text:p>(1:00</text:p>
          </table:table-cell>
          <table:table-cell office:value-type="string">
            <text:p>delay)</text:p>
          </table:table-cell>
          <table:table-cell office:value-type="float" office:value="2347">
            <text:p>2347</text:p>
          </table:table-cell>
          <table:table-cell table:formula="of:=[.F2348]*24*60" office:value-type="float" office:value="196">
            <text:p>196</text:p>
          </table:table-cell>
          <table:table-cell/>
          <table:table-cell table:formula="of:=SUM([.J$2:.J2348])/[.I2348]" office:value-type="float" office:value="175.53685556029">
            <text:p>175.536855560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string">
            <text:p>3:10</text:p>
          </table:table-cell>
          <table:table-cell table:number-columns-repeated="2"/>
          <table:table-cell office:value-type="float" office:value="2348">
            <text:p>2348</text:p>
          </table:table-cell>
          <table:table-cell table:formula="of:=[.F2349]*24*60" office:value-type="float" office:value="190">
            <text:p>190</text:p>
          </table:table-cell>
          <table:table-cell/>
          <table:table-cell table:formula="of:=SUM([.J$2:.J2349])/[.I2349]" office:value-type="float" office:value="175.543015332198">
            <text:p>175.543015332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string">
            <text:p>2:41</text:p>
          </table:table-cell>
          <table:table-cell table:number-columns-repeated="2"/>
          <table:table-cell office:value-type="float" office:value="2349">
            <text:p>2349</text:p>
          </table:table-cell>
          <table:table-cell table:formula="of:=[.F2350]*24*60" office:value-type="float" office:value="161">
            <text:p>161</text:p>
          </table:table-cell>
          <table:table-cell/>
          <table:table-cell table:formula="of:=SUM([.J$2:.J2350])/[.I2350]" office:value-type="float" office:value="175.536824180502">
            <text:p>175.5368241805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pit</text:p>
          </table:table-cell>
          <table:table-cell office:value-type="string">
            <text:p>sdn</text:p>
          </table:table-cell>
          <table:table-cell office:value-type="string">
            <text:p>3:02</text:p>
          </table:table-cell>
          <table:table-cell table:number-columns-repeated="2"/>
          <table:table-cell office:value-type="float" office:value="2350">
            <text:p>2350</text:p>
          </table:table-cell>
          <table:table-cell table:formula="of:=[.F2351]*24*60" office:value-type="float" office:value="182">
            <text:p>182</text:p>
          </table:table-cell>
          <table:table-cell/>
          <table:table-cell table:formula="of:=SUM([.J$2:.J2351])/[.I2351]" office:value-type="float" office:value="175.539574468085">
            <text:p>175.53957446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tba</text:p>
          </table:table-cell>
          <table:table-cell office:value-type="string">
            <text:p>det</text:p>
          </table:table-cell>
          <table:table-cell office:value-type="string">
            <text:p>3:47</text:p>
          </table:table-cell>
          <table:table-cell table:number-columns-repeated="2"/>
          <table:table-cell office:value-type="float" office:value="2351">
            <text:p>2351</text:p>
          </table:table-cell>
          <table:table-cell table:formula="of:=[.F2352]*24*60" office:value-type="float" office:value="227">
            <text:p>227</text:p>
          </table:table-cell>
          <table:table-cell/>
          <table:table-cell table:formula="of:=SUM([.J$2:.J2352])/[.I2352]" office:value-type="float" office:value="175.561463207146">
            <text:p>175.561463207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string">
            <text:p>2:30</text:p>
          </table:table-cell>
          <table:table-cell table:number-columns-repeated="2"/>
          <table:table-cell office:value-type="float" office:value="2352">
            <text:p>2352</text:p>
          </table:table-cell>
          <table:table-cell table:formula="of:=[.F2353]*24*60" office:value-type="float" office:value="150">
            <text:p>150</text:p>
          </table:table-cell>
          <table:table-cell/>
          <table:table-cell table:formula="of:=SUM([.J$2:.J2353])/[.I2353]" office:value-type="float" office:value="175.550595238095">
            <text:p>175.5505952381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string">
            <text:p>2:33</text:p>
          </table:table-cell>
          <table:table-cell table:number-columns-repeated="2"/>
          <table:table-cell office:value-type="float" office:value="2353">
            <text:p>2353</text:p>
          </table:table-cell>
          <table:table-cell table:formula="of:=[.F2354]*24*60" office:value-type="float" office:value="153">
            <text:p>153</text:p>
          </table:table-cell>
          <table:table-cell/>
          <table:table-cell table:formula="of:=SUM([.J$2:.J2354])/[.I2354]" office:value-type="float" office:value="175.541011474713">
            <text:p>175.541011474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string">
            <text:p>2:39</text:p>
          </table:table-cell>
          <table:table-cell table:number-columns-repeated="2"/>
          <table:table-cell office:value-type="float" office:value="2354">
            <text:p>2354</text:p>
          </table:table-cell>
          <table:table-cell table:formula="of:=[.F2355]*24*60" office:value-type="float" office:value="159">
            <text:p>159</text:p>
          </table:table-cell>
          <table:table-cell/>
          <table:table-cell table:formula="of:=SUM([.J$2:.J2355])/[.I2355]" office:value-type="float" office:value="175.533984706882">
            <text:p>175.533984706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string">
            <text:p>3:14</text:p>
          </table:table-cell>
          <table:table-cell office:value-type="string">
            <text:p>(3:04</text:p>
          </table:table-cell>
          <table:table-cell office:value-type="string">
            <text:p>delay)</text:p>
          </table:table-cell>
          <table:table-cell office:value-type="float" office:value="2355">
            <text:p>2355</text:p>
          </table:table-cell>
          <table:table-cell table:formula="of:=[.F2356]*24*60" office:value-type="float" office:value="194">
            <text:p>194</text:p>
          </table:table-cell>
          <table:table-cell/>
          <table:table-cell table:formula="of:=SUM([.J$2:.J2356])/[.I2356]" office:value-type="float" office:value="175.541825902335">
            <text:p>175.5418259023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min</text:p>
          </table:table-cell>
          <table:table-cell office:value-type="string">
            <text:p>cha</text:p>
          </table:table-cell>
          <table:table-cell office:value-type="string">
            <text:p>2:20</text:p>
          </table:table-cell>
          <table:table-cell table:number-columns-repeated="2"/>
          <table:table-cell office:value-type="float" office:value="2356">
            <text:p>2356</text:p>
          </table:table-cell>
          <table:table-cell table:formula="of:=[.F2357]*24*60" office:value-type="float" office:value="140">
            <text:p>140</text:p>
          </table:table-cell>
          <table:table-cell/>
          <table:table-cell table:formula="of:=SUM([.J$2:.J2357])/[.I2357]" office:value-type="float" office:value="175.526740237691">
            <text:p>175.5267402377</text:p>
          </table:table-cell>
        </table:table-row>
        <table:table-row table:style-name="ro3" table:number-rows-repeated="104621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1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4/13/2015</text:date>, <text:time>21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Powell</meta:initial-creator>
    <meta:creation-date>2015-04-08T22:28:46.67</meta:creation-date>
    <dc:date>2015-04-13T21:06:26.78</dc:date>
    <dc:creator>Greg Powell</dc:creator>
    <meta:editing-duration>PT8M39S</meta:editing-duration>
    <meta:editing-cycles>2</meta:editing-cycles>
    <meta:generator>OpenOffice/4.1.0$Win32 OpenOffice.org_project/410m18$Build-9764</meta:generator>
    <meta:document-statistic meta:table-count="4" meta:cell-count="21457" meta:object-count="0"/>
  </office:meta>
</office:document-meta>
</file>